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4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9.39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5.56mm"/>
    </style:style>
    <style:style style:name="co7" style:family="table-column">
      <style:table-column-properties fo:break-before="auto" style:column-width="20.27mm"/>
    </style:style>
    <style:style style:name="co8" style:family="table-column">
      <style:table-column-properties fo:break-before="auto" style:column-width="22.03mm"/>
    </style:style>
    <style:style style:name="co9" style:family="table-column">
      <style:table-column-properties fo:break-before="auto" style:column-width="30.25mm"/>
    </style:style>
    <style:style style:name="co10" style:family="table-column">
      <style:table-column-properties fo:break-before="auto" style:column-width="27.6mm"/>
    </style:style>
    <style:style style:name="co11" style:family="table-column">
      <style:table-column-properties fo:break-before="auto" style:column-width="19.67mm"/>
    </style:style>
    <style:style style:name="co12" style:family="table-column">
      <style:table-column-properties fo:break-before="auto" style:column-width="26.44mm"/>
    </style:style>
    <style:style style:name="co13" style:family="table-column">
      <style:table-column-properties fo:break-before="auto" style:column-width="19.97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18.5mm"/>
    </style:style>
    <style:style style:name="co16" style:family="table-column">
      <style:table-column-properties fo:break-before="auto" style:column-width="20.55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22.91mm"/>
    </style:style>
    <style:style style:name="ro1" style:family="table-row">
      <style:table-row-properties style:row-height="9.2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11.38mm" fo:break-before="auto" style:use-optimal-row-height="false"/>
    </style:style>
    <style:style style:name="ro4" style:family="table-row">
      <style:table-row-properties style:row-height="11.91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0.85mm" fo:break-before="auto" style:use-optimal-row-height="fals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11.11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9.26mm" fo:break-before="auto" style:use-optimal-row-height="false"/>
    </style:style>
    <style:style style:name="ta1" style:family="table" style:master-page-name="PageStyle_5f_Beta">
      <style:table-properties table:display="true" style:writing-mode="lr-tb"/>
    </style:style>
    <style:style style:name="ta2" style:family="table" style:master-page-name="PageStyle_5f_Erlang">
      <style:table-properties table:display="true" style:writing-mode="lr-tb"/>
    </style:style>
    <style:style style:name="ta3" style:family="table" style:master-page-name="PageStyle_5f_Gamma">
      <style:table-properties table:display="true" style:writing-mode="lr-tb"/>
    </style:style>
    <style:style style:name="ta4" style:family="table" style:master-page-name="PageStyle_5f_Lognormal">
      <style:table-properties table:display="true" style:writing-mode="lr-tb"/>
    </style:style>
    <style:style style:name="ta5" style:family="table" style:master-page-name="PageStyle_5f_Exponential">
      <style:table-properties table:display="true" style:writing-mode="lr-tb"/>
    </style:style>
    <style:style style:name="ta6" style:family="table" style:master-page-name="PageStyle_5f_Normal">
      <style:table-properties table:display="true" style:writing-mode="lr-tb"/>
    </style:style>
    <style:style style:name="ta7" style:family="table" style:master-page-name="PageStyle_5f_Weibull">
      <style:table-properties table:display="true" style:writing-mode="lr-tb"/>
    </style:style>
    <style:style style:name="ta8" style:family="table" style:master-page-name="PageStyle_5f_Binomial">
      <style:table-properties table:display="true" style:writing-mode="lr-tb"/>
    </style:style>
    <style:style style:name="ta9" style:family="table" style:master-page-name="PageStyle_5f_Poiss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ff00"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2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6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36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6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3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case-sensitive="false" table:use-regular-expressions="false" table:use-wildcards="true"/>
      <table:table table:name="Be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1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42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Beta (shape1, shape2)</text:p>
          </table:table-cell>
          <table:table-cell table:number-columns-repeated="3"/>
          <table:table-cell office:value-type="string" calcext:value-type="string">
            <text:p>Enter parameters in cells B3 and B4</text:p>
          </table:table-cell>
          <table:table-cell table:number-columns-repeated="7"/>
          <table:table-cell table:style-name="ce4" office:value-type="string" calcext:value-type="string">
            <text:p>x</text:p>
          </table:table-cell>
          <table:table-cell table:style-name="ce6" office:value-type="string" calcext:value-type="string">
            <text:p>Cumulative probability</text:p>
          </table:table-cell>
          <table:table-cell table:style-name="ce9" office:value-type="string" calcext:value-type="string">
            <text:p>PDF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" calcext:value-type="float">
            <text:p>0,00</text:p>
          </table:table-cell>
          <table:table-cell table:style-name="ce7" table:formula="of:=BETADIST([.$M2];[.$B$3];[.$B$4];0;1)" office:value-type="float" office:value="0" calcext:value-type="float">
            <text:p>0,00000</text:p>
          </table:table-cell>
          <table:table-cell table:style-name="ce7" table:formula="of:=[.N2]" office:value-type="float" office:value="0" calcext:value-type="float">
            <text:p>0,0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ape1</text:p>
          </table:table-cell>
          <table:table-cell table:style-name="ce3" office:value-type="float" office:value="1.5" calcext:value-type="float">
            <text:p>1,5</text:p>
          </table:table-cell>
          <table:table-cell/>
          <table:table-cell office:value-type="string" calcext:value-type="string">
            <text:p>Mean</text:p>
          </table:table-cell>
          <table:table-cell table:formula="of:=[.B3]/([.B3]+[.B4])" office:value-type="float" office:value="0.230769230769231" calcext:value-type="float">
            <text:p>0,230769230769231</text:p>
          </table:table-cell>
          <table:table-cell table:number-columns-repeated="7"/>
          <table:table-cell table:style-name="ce5" office:value-type="float" office:value="0.01" calcext:value-type="float">
            <text:p>0,01</text:p>
          </table:table-cell>
          <table:table-cell table:style-name="ce7" table:formula="of:=BETADIST([.$M3];[.$B$3];[.$B$4];0;1)" office:value-type="float" office:value="0.00880918330585938" calcext:value-type="float">
            <text:p>0,00881</text:p>
          </table:table-cell>
          <table:table-cell table:style-name="ce7" table:formula="of:=[.N3]-[.N2]" office:value-type="float" office:value="0.00880918330585938" calcext:value-type="float">
            <text:p>0,0088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ape2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string" calcext:value-type="string">
            <text:p>SD</text:p>
          </table:table-cell>
          <table:table-cell table:formula="of:=SQRT(([.B3]*[.B4])/(([.B3]+[.B4])^2*([.B3]+[.B4]+1)))" office:value-type="float" office:value="0.153846153846154" calcext:value-type="float">
            <text:p>0,153846153846154</text:p>
          </table:table-cell>
          <table:table-cell table:number-columns-repeated="7"/>
          <table:table-cell table:style-name="ce5" office:value-type="float" office:value="0.02" calcext:value-type="float">
            <text:p>0,02</text:p>
          </table:table-cell>
          <table:table-cell table:style-name="ce7" table:formula="of:=BETADIST([.$M4];[.$B$3];[.$B$4];0;1)" office:value-type="float" office:value="0.0243230531018802" calcext:value-type="float">
            <text:p>0,02432</text:p>
          </table:table-cell>
          <table:table-cell table:style-name="ce7" table:formula="of:=[.N4]-[.N3]" office:value-type="float" office:value="0.0155138697960209" calcext:value-type="float">
            <text:p>0,0155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03" calcext:value-type="float">
            <text:p>0,03</text:p>
          </table:table-cell>
          <table:table-cell table:style-name="ce7" table:formula="of:=BETADIST([.$M5];[.$B$3];[.$B$4];0;1)" office:value-type="float" office:value="0.0436181140465651" calcext:value-type="float">
            <text:p>0,04362</text:p>
          </table:table-cell>
          <table:table-cell table:style-name="ce7" table:formula="of:=[.N5]-[.N4]" office:value-type="float" office:value="0.0192950609446848" calcext:value-type="float">
            <text:p>0,01930</text:p>
          </table:table-cell>
          <table:table-cell table:number-columns-repeated="1009"/>
        </table:table-row>
        <table:table-row table:style-name="ro2">
          <table:table-cell>
            <draw:frame table:end-cell-address="Beta.I22" table:end-x="13.23mm" table:end-y="4.51mm" draw:z-index="0" draw:name="Chart 15" draw:style-name="gr1" draw:text-style-name="P1" svg:width="142.39mm" svg:height="73.28mm" svg:x="4.7mm" svg:y="3.18mm">
              <draw:object draw:notify-on-update-of-ranges="Beta.M2:Beta.M103 Beta.O2:Beta.O10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table:style-name="ce5" office:value-type="float" office:value="0.04" calcext:value-type="float">
            <text:p>0,04</text:p>
          </table:table-cell>
          <table:table-cell table:style-name="ce7" table:formula="of:=BETADIST([.$M6];[.$B$3];[.$B$4];0;1)" office:value-type="float" office:value="0.0655483904" calcext:value-type="float">
            <text:p>0,06555</text:p>
          </table:table-cell>
          <table:table-cell table:style-name="ce7" table:formula="of:=[.N6]-[.N5]" office:value-type="float" office:value="0.021930276353435" calcext:value-type="float">
            <text:p>0,021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05" calcext:value-type="float">
            <text:p>0,05</text:p>
          </table:table-cell>
          <table:table-cell table:style-name="ce7" table:formula="of:=BETADIST([.$M7];[.$B$3];[.$B$4];0;1)" office:value-type="float" office:value="0.0894107912592533" calcext:value-type="float">
            <text:p>0,08941</text:p>
          </table:table-cell>
          <table:table-cell table:style-name="ce7" table:formula="of:=[.N7]-[.N6]" office:value-type="float" office:value="0.0238624008592533" calcext:value-type="float">
            <text:p>0,0238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06" calcext:value-type="float">
            <text:p>0,06</text:p>
          </table:table-cell>
          <table:table-cell table:style-name="ce7" table:formula="of:=BETADIST([.$M8];[.$B$3];[.$B$4];0;1)" office:value-type="float" office:value="0.114709999910325" calcext:value-type="float">
            <text:p>0,11471</text:p>
          </table:table-cell>
          <table:table-cell table:style-name="ce7" table:formula="of:=[.N8]-[.N7]" office:value-type="float" office:value="0.0252992086510716" calcext:value-type="float">
            <text:p>0,0253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07" calcext:value-type="float">
            <text:p>0,07</text:p>
          </table:table-cell>
          <table:table-cell table:style-name="ce7" table:formula="of:=BETADIST([.$M9];[.$B$3];[.$B$4];0;1)" office:value-type="float" office:value="0.141071178837261" calcext:value-type="float">
            <text:p>0,14107</text:p>
          </table:table-cell>
          <table:table-cell table:style-name="ce7" table:formula="of:=[.N9]-[.N8]" office:value-type="float" office:value="0.0263611789269357" calcext:value-type="float">
            <text:p>0,0263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08" calcext:value-type="float">
            <text:p>0,08</text:p>
          </table:table-cell>
          <table:table-cell table:style-name="ce7" table:formula="of:=BETADIST([.$M10];[.$B$3];[.$B$4];0;1)" office:value-type="float" office:value="0.168198150497758" calcext:value-type="float">
            <text:p>0,16820</text:p>
          </table:table-cell>
          <table:table-cell table:style-name="ce7" table:formula="of:=[.N10]-[.N9]" office:value-type="float" office:value="0.0271269716604972" calcext:value-type="float">
            <text:p>0,027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09" calcext:value-type="float">
            <text:p>0,09</text:p>
          </table:table-cell>
          <table:table-cell table:style-name="ce7" table:formula="of:=BETADIST([.$M11];[.$B$3];[.$B$4];0;1)" office:value-type="float" office:value="0.195850196820703" calcext:value-type="float">
            <text:p>0,19585</text:p>
          </table:table-cell>
          <table:table-cell table:style-name="ce7" table:formula="of:=[.N11]-[.N10]" office:value-type="float" office:value="0.0276520463229455" calcext:value-type="float">
            <text:p>0,027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" calcext:value-type="float">
            <text:p>0,10</text:p>
          </table:table-cell>
          <table:table-cell table:style-name="ce7" table:formula="of:=BETADIST([.$M12];[.$B$3];[.$B$4];0;1)" office:value-type="float" office:value="0.223827865683785" calcext:value-type="float">
            <text:p>0,22383</text:p>
          </table:table-cell>
          <table:table-cell table:style-name="ce7" table:formula="of:=[.N12]-[.N11]" office:value-type="float" office:value="0.0279776688630813" calcext:value-type="float">
            <text:p>0,0279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1" calcext:value-type="float">
            <text:p>0,11</text:p>
          </table:table-cell>
          <table:table-cell table:style-name="ce7" table:formula="of:=BETADIST([.$M13];[.$B$3];[.$B$4];0;1)" office:value-type="float" office:value="0.251963652900329" calcext:value-type="float">
            <text:p>0,25196</text:p>
          </table:table-cell>
          <table:table-cell table:style-name="ce7" table:formula="of:=[.N13]-[.N12]" office:value-type="float" office:value="0.0281357872165446" calcext:value-type="float">
            <text:p>0,028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2" calcext:value-type="float">
            <text:p>0,12</text:p>
          </table:table-cell>
          <table:table-cell table:style-name="ce7" table:formula="of:=BETADIST([.$M14];[.$B$3];[.$B$4];0;1)" office:value-type="float" office:value="0.280115548273665" calcext:value-type="float">
            <text:p>0,28012</text:p>
          </table:table-cell>
          <table:table-cell table:style-name="ce7" table:formula="of:=[.N14]-[.N13]" office:value-type="float" office:value="0.0281518953733358" calcext:value-type="float">
            <text:p>0,028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3" calcext:value-type="float">
            <text:p>0,13</text:p>
          </table:table-cell>
          <table:table-cell table:style-name="ce7" table:formula="of:=BETADIST([.$M15];[.$B$3];[.$B$4];0;1)" office:value-type="float" office:value="0.308162372761153" calcext:value-type="float">
            <text:p>0,30816</text:p>
          </table:table-cell>
          <table:table-cell table:style-name="ce7" table:formula="of:=[.N15]-[.N14]" office:value-type="float" office:value="0.0280468244874882" calcext:value-type="float">
            <text:p>0,028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4" calcext:value-type="float">
            <text:p>0,14</text:p>
          </table:table-cell>
          <table:table-cell table:style-name="ce7" table:formula="of:=BETADIST([.$M16];[.$B$3];[.$B$4];0;1)" office:value-type="float" office:value="0.336000292709578" calcext:value-type="float">
            <text:p>0,33600</text:p>
          </table:table-cell>
          <table:table-cell table:style-name="ce7" table:formula="of:=[.N16]-[.N15]" office:value-type="float" office:value="0.0278379199484253" calcext:value-type="float">
            <text:p>0,0278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5" calcext:value-type="float">
            <text:p>0,15</text:p>
          </table:table-cell>
          <table:table-cell table:style-name="ce7" table:formula="of:=BETADIST([.$M17];[.$B$3];[.$B$4];0;1)" office:value-type="float" office:value="0.363540139511474" calcext:value-type="float">
            <text:p>0,36354</text:p>
          </table:table-cell>
          <table:table-cell table:style-name="ce7" table:formula="of:=[.N17]-[.N16]" office:value-type="float" office:value="0.0275398468018953" calcext:value-type="float">
            <text:p>0,0275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6" calcext:value-type="float">
            <text:p>0,16</text:p>
          </table:table-cell>
          <table:table-cell table:style-name="ce7" table:formula="of:=BETADIST([.$M18];[.$B$3];[.$B$4];0;1)" office:value-type="float" office:value="0.3907052992" calcext:value-type="float">
            <text:p>0,39071</text:p>
          </table:table-cell>
          <table:table-cell table:style-name="ce7" table:formula="of:=[.N18]-[.N17]" office:value-type="float" office:value="0.0271651596885264" calcext:value-type="float">
            <text:p>0,0271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7" calcext:value-type="float">
            <text:p>0,17</text:p>
          </table:table-cell>
          <table:table-cell table:style-name="ce7" table:formula="of:=BETADIST([.$M19];[.$B$3];[.$B$4];0;1)" office:value-type="float" office:value="0.417430016969437" calcext:value-type="float">
            <text:p>0,41743</text:p>
          </table:table-cell>
          <table:table-cell table:style-name="ce7" table:formula="of:=[.N19]-[.N18]" office:value-type="float" office:value="0.0267247177694366" calcext:value-type="float">
            <text:p>0,026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8" calcext:value-type="float">
            <text:p>0,18</text:p>
          </table:table-cell>
          <table:table-cell table:style-name="ce7" table:formula="of:=BETADIST([.$M20];[.$B$3];[.$B$4];0;1)" office:value-type="float" office:value="0.443658011221557" calcext:value-type="float">
            <text:p>0,44366</text:p>
          </table:table-cell>
          <table:table-cell table:style-name="ce7" table:formula="of:=[.N20]-[.N19]" office:value-type="float" office:value="0.0262279942521201" calcext:value-type="float">
            <text:p>0,0262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19" calcext:value-type="float">
            <text:p>0,19</text:p>
          </table:table-cell>
          <table:table-cell table:style-name="ce7" table:formula="of:=BETADIST([.$M21];[.$B$3];[.$B$4];0;1)" office:value-type="float" office:value="0.469341323450069" calcext:value-type="float">
            <text:p>0,46934</text:p>
          </table:table-cell>
          <table:table-cell table:style-name="ce7" table:formula="of:=[.N21]-[.N20]" office:value-type="float" office:value="0.0256833122285117" calcext:value-type="float">
            <text:p>0,025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" calcext:value-type="float">
            <text:p>0,20</text:p>
          </table:table-cell>
          <table:table-cell table:style-name="ce7" table:formula="of:=BETADIST([.$M22];[.$B$3];[.$B$4];0;1)" office:value-type="float" office:value="0.494439351184754" calcext:value-type="float">
            <text:p>0,49444</text:p>
          </table:table-cell>
          <table:table-cell table:style-name="ce7" table:formula="of:=[.N22]-[.N21]" office:value-type="float" office:value="0.0250980277346851" calcext:value-type="float">
            <text:p>0,025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1" calcext:value-type="float">
            <text:p>0,21</text:p>
          </table:table-cell>
          <table:table-cell table:style-name="ce7" table:formula="of:=BETADIST([.$M23];[.$B$3];[.$B$4];0;1)" office:value-type="float" office:value="0.518918025382045" calcext:value-type="float">
            <text:p>0,51892</text:p>
          </table:table-cell>
          <table:table-cell table:style-name="ce7" table:formula="of:=[.N23]-[.N22]" office:value-type="float" office:value="0.024478674197291" calcext:value-type="float">
            <text:p>0,0244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2" calcext:value-type="float">
            <text:p>0,22</text:p>
          </table:table-cell>
          <table:table-cell table:style-name="ce7" table:formula="of:=BETADIST([.$M24];[.$B$3];[.$B$4];0;1)" office:value-type="float" office:value="0.542749103476242" calcext:value-type="float">
            <text:p>0,54275</text:p>
          </table:table-cell>
          <table:table-cell table:style-name="ce7" table:formula="of:=[.N24]-[.N23]" office:value-type="float" office:value="0.0238310780941972" calcext:value-type="float">
            <text:p>0,0238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3" calcext:value-type="float">
            <text:p>0,23</text:p>
          </table:table-cell>
          <table:table-cell table:style-name="ce7" table:formula="of:=BETADIST([.$M25];[.$B$3];[.$B$4];0;1)" office:value-type="float" office:value="0.565909556269172" calcext:value-type="float">
            <text:p>0,56591</text:p>
          </table:table-cell>
          <table:table-cell table:style-name="ce7" table:formula="of:=[.N25]-[.N24]" office:value-type="float" office:value="0.0231604527929306" calcext:value-type="float">
            <text:p>0,023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4" calcext:value-type="float">
            <text:p>0,24</text:p>
          </table:table-cell>
          <table:table-cell table:style-name="ce7" table:formula="of:=BETADIST([.$M26];[.$B$3];[.$B$4];0;1)" office:value-type="float" office:value="0.588381031864388" calcext:value-type="float">
            <text:p>0,58838</text:p>
          </table:table-cell>
          <table:table-cell table:style-name="ce7" table:formula="of:=[.N26]-[.N25]" office:value-type="float" office:value="0.0224714755952154" calcext:value-type="float">
            <text:p>0,0224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5" calcext:value-type="float">
            <text:p>0,25</text:p>
          </table:table-cell>
          <table:table-cell table:style-name="ce7" table:formula="of:=BETADIST([.$M27];[.$B$3];[.$B$4];0;1)" office:value-type="float" office:value="0.610149383544922" calcext:value-type="float">
            <text:p>0,61015</text:p>
          </table:table-cell>
          <table:table-cell table:style-name="ce7" table:formula="of:=[.N27]-[.N26]" office:value-type="float" office:value="0.0217683516805339" calcext:value-type="float">
            <text:p>0,0217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6" calcext:value-type="float">
            <text:p>0,26</text:p>
          </table:table-cell>
          <table:table-cell table:style-name="ce7" table:formula="of:=BETADIST([.$M28];[.$B$3];[.$B$4];0;1)" office:value-type="float" office:value="0.63120425124775" calcext:value-type="float">
            <text:p>0,63120</text:p>
          </table:table-cell>
          <table:table-cell table:style-name="ce7" table:formula="of:=[.N28]-[.N27]" office:value-type="float" office:value="0.021054867702828" calcext:value-type="float">
            <text:p>0,021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7" calcext:value-type="float">
            <text:p>0,27</text:p>
          </table:table-cell>
          <table:table-cell table:style-name="ce7" table:formula="of:=BETADIST([.$M29];[.$B$3];[.$B$4];0;1)" office:value-type="float" office:value="0.651538688370839" calcext:value-type="float">
            <text:p>0,65154</text:p>
          </table:table-cell>
          <table:table-cell table:style-name="ce7" table:formula="of:=[.N29]-[.N28]" office:value-type="float" office:value="0.0203344371230891" calcext:value-type="float">
            <text:p>0,0203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8" calcext:value-type="float">
            <text:p>0,28</text:p>
          </table:table-cell>
          <table:table-cell table:style-name="ce7" table:formula="of:=BETADIST([.$M30];[.$B$3];[.$B$4];0;1)" office:value-type="float" office:value="0.671148827243896" calcext:value-type="float">
            <text:p>0,67115</text:p>
          </table:table-cell>
          <table:table-cell table:style-name="ce7" table:formula="of:=[.N30]-[.N29]" office:value-type="float" office:value="0.019610138873057" calcext:value-type="float">
            <text:p>0,0196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29" calcext:value-type="float">
            <text:p>0,29</text:p>
          </table:table-cell>
          <table:table-cell table:style-name="ce7" table:formula="of:=BETADIST([.$M31];[.$B$3];[.$B$4];0;1)" office:value-type="float" office:value="0.690033577830048" calcext:value-type="float">
            <text:p>0,69003</text:p>
          </table:table-cell>
          <table:table-cell table:style-name="ce7" table:formula="of:=[.N31]-[.N30]" office:value-type="float" office:value="0.0188847505861525" calcext:value-type="float">
            <text:p>0,0188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" calcext:value-type="float">
            <text:p>0,30</text:p>
          </table:table-cell>
          <table:table-cell table:style-name="ce7" table:formula="of:=BETADIST([.$M32];[.$B$3];[.$B$4];0;1)" office:value-type="float" office:value="0.708194355193855" calcext:value-type="float">
            <text:p>0,70819</text:p>
          </table:table-cell>
          <table:table-cell table:style-name="ce7" table:formula="of:=[.N32]-[.N31]" office:value-type="float" office:value="0.0181607773638064" calcext:value-type="float">
            <text:p>0,018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1" calcext:value-type="float">
            <text:p>0,31</text:p>
          </table:table-cell>
          <table:table-cell table:style-name="ce7" table:formula="of:=BETADIST([.$M33];[.$B$3];[.$B$4];0;1)" office:value-type="float" office:value="0.725634832036929" calcext:value-type="float">
            <text:p>0,72563</text:p>
          </table:table-cell>
          <table:table-cell table:style-name="ce7" table:formula="of:=[.N33]-[.N32]" office:value-type="float" office:value="0.017440476843074" calcext:value-type="float">
            <text:p>0,0174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2" calcext:value-type="float">
            <text:p>0,32</text:p>
          </table:table-cell>
          <table:table-cell table:style-name="ce7" table:formula="of:=BETADIST([.$M34];[.$B$3];[.$B$4];0;1)" office:value-type="float" office:value="0.742360713213857" calcext:value-type="float">
            <text:p>0,74236</text:p>
          </table:table-cell>
          <table:table-cell table:style-name="ce7" table:formula="of:=[.N34]-[.N33]" office:value-type="float" office:value="0.016725881176928" calcext:value-type="float">
            <text:p>0,0167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3" calcext:value-type="float">
            <text:p>0,33</text:p>
          </table:table-cell>
          <table:table-cell table:style-name="ce7" table:formula="of:=BETADIST([.$M35];[.$B$3];[.$B$4];0;1)" office:value-type="float" office:value="0.758379529633357" calcext:value-type="float">
            <text:p>0,75838</text:p>
          </table:table-cell>
          <table:table-cell table:style-name="ce7" table:formula="of:=[.N35]-[.N34]" office:value-type="float" office:value="0.0160188164194999" calcext:value-type="float">
            <text:p>0,016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4" calcext:value-type="float">
            <text:p>0,34</text:p>
          </table:table-cell>
          <table:table-cell table:style-name="ce7" table:formula="of:=BETADIST([.$M36];[.$B$3];[.$B$4];0;1)" office:value-type="float" office:value="0.773700449349135" calcext:value-type="float">
            <text:p>0,77370</text:p>
          </table:table-cell>
          <table:table-cell table:style-name="ce7" table:formula="of:=[.N36]-[.N35]" office:value-type="float" office:value="0.0153209197157786" calcext:value-type="float">
            <text:p>0,0153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5" calcext:value-type="float">
            <text:p>0,35</text:p>
          </table:table-cell>
          <table:table-cell table:style-name="ce7" table:formula="of:=BETADIST([.$M37];[.$B$3];[.$B$4];0;1)" office:value-type="float" office:value="0.788334103971541" calcext:value-type="float">
            <text:p>0,78833</text:p>
          </table:table-cell>
          <table:table-cell table:style-name="ce7" table:formula="of:=[.N37]-[.N36]" office:value-type="float" office:value="0.0146336546224055" calcext:value-type="float">
            <text:p>0,0146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6" calcext:value-type="float">
            <text:p>0,36</text:p>
          </table:table-cell>
          <table:table-cell table:style-name="ce7" table:formula="of:=BETADIST([.$M38];[.$B$3];[.$B$4];0;1)" office:value-type="float" office:value="0.8022924288" calcext:value-type="float">
            <text:p>0,80229</text:p>
          </table:table-cell>
          <table:table-cell table:style-name="ce7" table:formula="of:=[.N38]-[.N37]" office:value-type="float" office:value="0.0139583248284592" calcext:value-type="float">
            <text:p>0,0139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7" calcext:value-type="float">
            <text:p>0,37</text:p>
          </table:table-cell>
          <table:table-cell table:style-name="ce7" table:formula="of:=BETADIST([.$M39];[.$B$3];[.$B$4];0;1)" office:value-type="float" office:value="0.815588515299069" calcext:value-type="float">
            <text:p>0,81559</text:p>
          </table:table-cell>
          <table:table-cell table:style-name="ce7" table:formula="of:=[.N39]-[.N38]" office:value-type="float" office:value="0.0132960864990692" calcext:value-type="float">
            <text:p>0,0133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8" calcext:value-type="float">
            <text:p>0,38</text:p>
          </table:table-cell>
          <table:table-cell table:style-name="ce7" table:formula="of:=BETADIST([.$M40];[.$B$3];[.$B$4];0;1)" office:value-type="float" office:value="0.828236474726711" calcext:value-type="float">
            <text:p>0,82824</text:p>
          </table:table-cell>
          <table:table-cell table:style-name="ce7" table:formula="of:=[.N40]-[.N39]" office:value-type="float" office:value="0.012647959427642" calcext:value-type="float">
            <text:p>0,012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39" calcext:value-type="float">
            <text:p>0,39</text:p>
          </table:table-cell>
          <table:table-cell table:style-name="ce7" table:formula="of:=BETADIST([.$M41];[.$B$3];[.$B$4];0;1)" office:value-type="float" office:value="0.84025131187918" calcext:value-type="float">
            <text:p>0,84025</text:p>
          </table:table-cell>
          <table:table-cell table:style-name="ce7" table:formula="of:=[.N41]-[.N40]" office:value-type="float" office:value="0.0120148371524692" calcext:value-type="float">
            <text:p>0,012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" calcext:value-type="float">
            <text:p>0,40</text:p>
          </table:table-cell>
          <table:table-cell table:style-name="ce7" table:formula="of:=BETADIST([.$M42];[.$B$3];[.$B$4];0;1)" office:value-type="float" office:value="0.851648808048247" calcext:value-type="float">
            <text:p>0,85165</text:p>
          </table:table-cell>
          <table:table-cell table:style-name="ce7" table:formula="of:=[.N42]-[.N41]" office:value-type="float" office:value="0.0113974961690668" calcext:value-type="float">
            <text:p>0,011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1" calcext:value-type="float">
            <text:p>0,41</text:p>
          </table:table-cell>
          <table:table-cell table:style-name="ce7" table:formula="of:=BETADIST([.$M43];[.$B$3];[.$B$4];0;1)" office:value-type="float" office:value="0.862445412397798" calcext:value-type="float">
            <text:p>0,86245</text:p>
          </table:table-cell>
          <table:table-cell table:style-name="ce7" table:formula="of:=[.N43]-[.N42]" office:value-type="float" office:value="0.0107966043495508" calcext:value-type="float">
            <text:p>0,0108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2" calcext:value-type="float">
            <text:p>0,42</text:p>
          </table:table-cell>
          <table:table-cell table:style-name="ce7" table:formula="of:=BETADIST([.$M44];[.$B$3];[.$B$4];0;1)" office:value-type="float" office:value="0.872658141061622" calcext:value-type="float">
            <text:p>0,87266</text:p>
          </table:table-cell>
          <table:table-cell table:style-name="ce7" table:formula="of:=[.N44]-[.N43]" office:value-type="float" office:value="0.0102127286638238" calcext:value-type="float">
            <text:p>0,010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3" calcext:value-type="float">
            <text:p>0,43</text:p>
          </table:table-cell>
          <table:table-cell table:style-name="ce7" table:formula="of:=BETADIST([.$M45];[.$B$3];[.$B$4];0;1)" office:value-type="float" office:value="0.882304483345283" calcext:value-type="float">
            <text:p>0,88230</text:p>
          </table:table-cell>
          <table:table-cell table:style-name="ce7" table:formula="of:=[.N45]-[.N44]" office:value-type="float" office:value="0.00964634228366157" calcext:value-type="float">
            <text:p>0,009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4" calcext:value-type="float">
            <text:p>0,44</text:p>
          </table:table-cell>
          <table:table-cell table:style-name="ce7" table:formula="of:=BETADIST([.$M46];[.$B$3];[.$B$4];0;1)" office:value-type="float" office:value="0.891402314484659" calcext:value-type="float">
            <text:p>0,89140</text:p>
          </table:table-cell>
          <table:table-cell table:style-name="ce7" table:formula="of:=[.N46]-[.N45]" office:value-type="float" office:value="0.00909783113937546" calcext:value-type="float">
            <text:p>0,009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5" calcext:value-type="float">
            <text:p>0,45</text:p>
          </table:table-cell>
          <table:table-cell table:style-name="ce7" table:formula="of:=BETADIST([.$M47];[.$B$3];[.$B$4];0;1)" office:value-type="float" office:value="0.899969814473817" calcext:value-type="float">
            <text:p>0,89997</text:p>
          </table:table-cell>
          <table:table-cell table:style-name="ce7" table:formula="of:=[.N47]-[.N46]" office:value-type="float" office:value="0.00856749998915785" calcext:value-type="float">
            <text:p>0,0085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6" calcext:value-type="float">
            <text:p>0,46</text:p>
          </table:table-cell>
          <table:table-cell table:style-name="ce7" table:formula="of:=BETADIST([.$M48];[.$B$3];[.$B$4];0;1)" office:value-type="float" office:value="0.908025392527005" calcext:value-type="float">
            <text:p>0,90803</text:p>
          </table:table-cell>
          <table:table-cell table:style-name="ce7" table:formula="of:=[.N48]-[.N47]" office:value-type="float" office:value="0.00805557805318879" calcext:value-type="float">
            <text:p>0,008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7" calcext:value-type="float">
            <text:p>0,47</text:p>
          </table:table-cell>
          <table:table-cell table:style-name="ce7" table:formula="of:=BETADIST([.$M49];[.$B$3];[.$B$4];0;1)" office:value-type="float" office:value="0.915587616784788" calcext:value-type="float">
            <text:p>0,91559</text:p>
          </table:table-cell>
          <table:table-cell table:style-name="ce7" table:formula="of:=[.N49]-[.N48]" office:value-type="float" office:value="0.00756222425778252" calcext:value-type="float">
            <text:p>0,0075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8" calcext:value-type="float">
            <text:p>0,48</text:p>
          </table:table-cell>
          <table:table-cell table:style-name="ce7" table:formula="of:=BETADIST([.$M50];[.$B$3];[.$B$4];0;1)" office:value-type="float" office:value="0.922675148913868" calcext:value-type="float">
            <text:p>0,92268</text:p>
          </table:table-cell>
          <table:table-cell table:style-name="ce7" table:formula="of:=[.N50]-[.N49]" office:value-type="float" office:value="0.00708753212908053" calcext:value-type="float">
            <text:p>0,007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49" calcext:value-type="float">
            <text:p>0,49</text:p>
          </table:table-cell>
          <table:table-cell table:style-name="ce7" table:formula="of:=BETADIST([.$M51];[.$B$3];[.$B$4];0;1)" office:value-type="float" office:value="0.929306683284766" calcext:value-type="float">
            <text:p>0,92931</text:p>
          </table:table-cell>
          <table:table-cell table:style-name="ce7" table:formula="of:=[.N51]-[.N50]" office:value-type="float" office:value="0.00663153437089714" calcext:value-type="float">
            <text:p>0,0066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" calcext:value-type="float">
            <text:p>0,50</text:p>
          </table:table-cell>
          <table:table-cell table:style-name="ce7" table:formula="of:=BETADIST([.$M52];[.$B$3];[.$B$4];0;1)" office:value-type="float" office:value="0.93550089044187" calcext:value-type="float">
            <text:p>0,93550</text:p>
          </table:table-cell>
          <table:table-cell table:style-name="ce7" table:formula="of:=[.N52]-[.N51]" office:value-type="float" office:value="0.00619420715710473" calcext:value-type="float">
            <text:p>0,006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1" calcext:value-type="float">
            <text:p>0,51</text:p>
          </table:table-cell>
          <table:table-cell table:style-name="ce7" table:formula="of:=BETADIST([.$M53];[.$B$3];[.$B$4];0;1)" office:value-type="float" office:value="0.941276364607223" calcext:value-type="float">
            <text:p>0,94128</text:p>
          </table:table-cell>
          <table:table-cell table:style-name="ce7" table:formula="of:=[.N53]-[.N52]" office:value-type="float" office:value="0.00577547416535218" calcext:value-type="float">
            <text:p>0,0057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2" calcext:value-type="float">
            <text:p>0,52</text:p>
          </table:table-cell>
          <table:table-cell table:style-name="ce7" table:formula="of:=BETADIST([.$M54];[.$B$3];[.$B$4];0;1)" office:value-type="float" office:value="0.946651574983014" calcext:value-type="float">
            <text:p>0,94665</text:p>
          </table:table-cell>
          <table:table-cell table:style-name="ce7" table:formula="of:=[.N54]-[.N53]" office:value-type="float" office:value="0.00537521037579136" calcext:value-type="float">
            <text:p>0,005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3" calcext:value-type="float">
            <text:p>0,53</text:p>
          </table:table-cell>
          <table:table-cell table:style-name="ce7" table:formula="of:=BETADIST([.$M55];[.$B$3];[.$B$4];0;1)" office:value-type="float" office:value="0.951644820638817" calcext:value-type="float">
            <text:p>0,95164</text:p>
          </table:table-cell>
          <table:table-cell table:style-name="ce7" table:formula="of:=[.N55]-[.N54]" office:value-type="float" office:value="0.00499324565580273" calcext:value-type="float">
            <text:p>0,0049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4" calcext:value-type="float">
            <text:p>0,54</text:p>
          </table:table-cell>
          <table:table-cell table:style-name="ce7" table:formula="of:=BETADIST([.$M56];[.$B$3];[.$B$4];0;1)" office:value-type="float" office:value="0.9562741887882" calcext:value-type="float">
            <text:p>0,95627</text:p>
          </table:table-cell>
          <table:table-cell table:style-name="ce7" table:formula="of:=[.N56]-[.N55]" office:value-type="float" office:value="0.00462936814938331" calcext:value-type="float">
            <text:p>0,0046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5" calcext:value-type="float">
            <text:p>0,55</text:p>
          </table:table-cell>
          <table:table-cell table:style-name="ce7" table:formula="of:=BETADIST([.$M57];[.$B$3];[.$B$4];0;1)" office:value-type="float" office:value="0.960557516276023" calcext:value-type="float">
            <text:p>0,96056</text:p>
          </table:table-cell>
          <table:table-cell table:style-name="ce7" table:formula="of:=[.N57]-[.N56]" office:value-type="float" office:value="0.00428332748782301" calcext:value-type="float">
            <text:p>0,0042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6" calcext:value-type="float">
            <text:p>0,56</text:p>
          </table:table-cell>
          <table:table-cell table:style-name="ce7" table:formula="of:=BETADIST([.$M58];[.$B$3];[.$B$4];0;1)" office:value-type="float" office:value="0.964512354112564" calcext:value-type="float">
            <text:p>0,96451</text:p>
          </table:table-cell>
          <table:table-cell table:style-name="ce7" table:formula="of:=[.N58]-[.N57]" office:value-type="float" office:value="0.00395483783654149" calcext:value-type="float">
            <text:p>0,0039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7" calcext:value-type="float">
            <text:p>0,57</text:p>
          </table:table-cell>
          <table:table-cell table:style-name="ce7" table:formula="of:=BETADIST([.$M59];[.$B$3];[.$B$4];0;1)" office:value-type="float" office:value="0.968155934903953" calcext:value-type="float">
            <text:p>0,96816</text:p>
          </table:table-cell>
          <table:table-cell table:style-name="ce7" table:formula="of:=[.N59]-[.N58]" office:value-type="float" office:value="0.00364358079138838" calcext:value-type="float">
            <text:p>0,0036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8" calcext:value-type="float">
            <text:p>0,58</text:p>
          </table:table-cell>
          <table:table-cell table:style-name="ce7" table:formula="of:=BETADIST([.$M60];[.$B$3];[.$B$4];0;1)" office:value-type="float" office:value="0.971505143040328" calcext:value-type="float">
            <text:p>0,97151</text:p>
          </table:table-cell>
          <table:table-cell table:style-name="ce7" table:formula="of:=[.N60]-[.N59]" office:value-type="float" office:value="0.00334920813637529" calcext:value-type="float">
            <text:p>0,0033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59" calcext:value-type="float">
            <text:p>0,59</text:p>
          </table:table-cell>
          <table:table-cell table:style-name="ce7" table:formula="of:=BETADIST([.$M61];[.$B$3];[.$B$4];0;1)" office:value-type="float" office:value="0.974576487513915" calcext:value-type="float">
            <text:p>0,97458</text:p>
          </table:table-cell>
          <table:table-cell table:style-name="ce7" table:formula="of:=[.N61]-[.N60]" office:value-type="float" office:value="0.00307134447358726" calcext:value-type="float">
            <text:p>0,003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" calcext:value-type="float">
            <text:p>0,60</text:p>
          </table:table-cell>
          <table:table-cell table:style-name="ce7" table:formula="of:=BETADIST([.$M62];[.$B$3];[.$B$4];0;1)" office:value-type="float" office:value="0.977386077248904" calcext:value-type="float">
            <text:p>0,97739</text:p>
          </table:table-cell>
          <table:table-cell table:style-name="ce7" table:formula="of:=[.N62]-[.N61]" office:value-type="float" office:value="0.00280958973498835" calcext:value-type="float">
            <text:p>0,0028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1" calcext:value-type="float">
            <text:p>0,61</text:p>
          </table:table-cell>
          <table:table-cell table:style-name="ce7" table:formula="of:=BETADIST([.$M63];[.$B$3];[.$B$4];0;1)" office:value-type="float" office:value="0.979949598833792" calcext:value-type="float">
            <text:p>0,97995</text:p>
          </table:table-cell>
          <table:table-cell table:style-name="ce7" table:formula="of:=[.N63]-[.N62]" office:value-type="float" office:value="0.00256352158488882" calcext:value-type="float">
            <text:p>0,0025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2" calcext:value-type="float">
            <text:p>0,62</text:p>
          </table:table-cell>
          <table:table-cell table:style-name="ce7" table:formula="of:=BETADIST([.$M64];[.$B$3];[.$B$4];0;1)" office:value-type="float" office:value="0.982282296554813" calcext:value-type="float">
            <text:p>0,98228</text:p>
          </table:table-cell>
          <table:table-cell table:style-name="ce7" table:formula="of:=[.N64]-[.N63]" office:value-type="float" office:value="0.00233269772102018" calcext:value-type="float">
            <text:p>0,0023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3" calcext:value-type="float">
            <text:p>0,63</text:p>
          </table:table-cell>
          <table:table-cell table:style-name="ce7" table:formula="of:=BETADIST([.$M65];[.$B$3];[.$B$4];0;1)" office:value-type="float" office:value="0.984398954636243" calcext:value-type="float">
            <text:p>0,98440</text:p>
          </table:table-cell>
          <table:table-cell table:style-name="ce7" table:formula="of:=[.N65]-[.N64]" office:value-type="float" office:value="0.00211665808143058" calcext:value-type="float">
            <text:p>0,0021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4" calcext:value-type="float">
            <text:p>0,64</text:p>
          </table:table-cell>
          <table:table-cell table:style-name="ce7" table:formula="of:=BETADIST([.$M66];[.$B$3];[.$B$4];0;1)" office:value-type="float" office:value="0.9863138816" calcext:value-type="float">
            <text:p>0,98631</text:p>
          </table:table-cell>
          <table:table-cell table:style-name="ce7" table:formula="of:=[.N66]-[.N65]" office:value-type="float" office:value="0.00191492696375672" calcext:value-type="float">
            <text:p>0,0019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5" calcext:value-type="float">
            <text:p>0,65</text:p>
          </table:table-cell>
          <table:table-cell table:style-name="ce7" table:formula="of:=BETADIST([.$M67];[.$B$3];[.$B$4];0;1)" office:value-type="float" office:value="0.988040896662844" calcext:value-type="float">
            <text:p>0,98804</text:p>
          </table:table-cell>
          <table:table-cell table:style-name="ce7" table:formula="of:=[.N67]-[.N66]" office:value-type="float" office:value="0.00172701506284378" calcext:value-type="float">
            <text:p>0,0017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6" calcext:value-type="float">
            <text:p>0,66</text:p>
          </table:table-cell>
          <table:table-cell table:style-name="ce7" table:formula="of:=BETADIST([.$M68];[.$B$3];[.$B$4];0;1)" office:value-type="float" office:value="0.989593318095011" calcext:value-type="float">
            <text:p>0,98959</text:p>
          </table:table-cell>
          <table:table-cell table:style-name="ce7" table:formula="of:=[.N68]-[.N67]" office:value-type="float" office:value="0.00155242143216727" calcext:value-type="float">
            <text:p>0,0015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7" calcext:value-type="float">
            <text:p>0,67</text:p>
          </table:table-cell>
          <table:table-cell table:style-name="ce7" table:formula="of:=BETADIST([.$M69];[.$B$3];[.$B$4];0;1)" office:value-type="float" office:value="0.990983953469047" calcext:value-type="float">
            <text:p>0,99098</text:p>
          </table:table-cell>
          <table:table-cell table:style-name="ce7" table:formula="of:=[.N69]-[.N68]" office:value-type="float" office:value="0.00139063537403616" calcext:value-type="float">
            <text:p>0,0013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8" calcext:value-type="float">
            <text:p>0,68</text:p>
          </table:table-cell>
          <table:table-cell table:style-name="ce7" table:formula="of:=BETADIST([.$M70];[.$B$3];[.$B$4];0;1)" office:value-type="float" office:value="0.992225091732192" calcext:value-type="float">
            <text:p>0,99223</text:p>
          </table:table-cell>
          <table:table-cell table:style-name="ce7" table:formula="of:=[.N70]-[.N69]" office:value-type="float" office:value="0.00124113826314476" calcext:value-type="float">
            <text:p>0,001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69" calcext:value-type="float">
            <text:p>0,69</text:p>
          </table:table-cell>
          <table:table-cell table:style-name="ce7" table:formula="of:=BETADIST([.$M71];[.$B$3];[.$B$4];0;1)" office:value-type="float" office:value="0.993328497039846" calcext:value-type="float">
            <text:p>0,99333</text:p>
          </table:table-cell>
          <table:table-cell table:style-name="ce7" table:formula="of:=[.N71]-[.N70]" office:value-type="float" office:value="0.0011034053076544" calcext:value-type="float">
            <text:p>0,001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" calcext:value-type="float">
            <text:p>0,70</text:p>
          </table:table-cell>
          <table:table-cell table:style-name="ce7" table:formula="of:=BETADIST([.$M72];[.$B$3];[.$B$4];0;1)" office:value-type="float" office:value="0.994305404291499" calcext:value-type="float">
            <text:p>0,99431</text:p>
          </table:table-cell>
          <table:table-cell table:style-name="ce7" table:formula="of:=[.N72]-[.N71]" office:value-type="float" office:value="0.000976907251652337" calcext:value-type="float">
            <text:p>0,0009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1" calcext:value-type="float">
            <text:p>0,71</text:p>
          </table:table-cell>
          <table:table-cell table:style-name="ce7" table:formula="of:=BETADIST([.$M73];[.$B$3];[.$B$4];0;1)" office:value-type="float" office:value="0.995166516314023" calcext:value-type="float">
            <text:p>0,99517</text:p>
          </table:table-cell>
          <table:table-cell table:style-name="ce7" table:formula="of:=[.N73]-[.N72]" office:value-type="float" office:value="0.000861112022523924" calcext:value-type="float">
            <text:p>0,0008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2" calcext:value-type="float">
            <text:p>0,72</text:p>
          </table:table-cell>
          <table:table-cell table:style-name="ce7" table:formula="of:=BETADIST([.$M74];[.$B$3];[.$B$4];0;1)" office:value-type="float" office:value="0.995922002640522" calcext:value-type="float">
            <text:p>0,99592</text:p>
          </table:table-cell>
          <table:table-cell table:style-name="ce7" table:formula="of:=[.N74]-[.N73]" office:value-type="float" office:value="0.000755486326499577" calcext:value-type="float">
            <text:p>0,0007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3" calcext:value-type="float">
            <text:p>0,73</text:p>
          </table:table-cell>
          <table:table-cell table:style-name="ce7" table:formula="of:=BETADIST([.$M75];[.$B$3];[.$B$4];0;1)" office:value-type="float" office:value="0.996581499835902" calcext:value-type="float">
            <text:p>0,99658</text:p>
          </table:table-cell>
          <table:table-cell table:style-name="ce7" table:formula="of:=[.N75]-[.N74]" office:value-type="float" office:value="0.000659497195379721" calcext:value-type="float">
            <text:p>0,0006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4" calcext:value-type="float">
            <text:p>0,74</text:p>
          </table:table-cell>
          <table:table-cell table:style-name="ce7" table:formula="of:=BETADIST([.$M76];[.$B$3];[.$B$4];0;1)" office:value-type="float" office:value="0.997154113323124" calcext:value-type="float">
            <text:p>0,99715</text:p>
          </table:table-cell>
          <table:table-cell table:style-name="ce7" table:formula="of:=[.N76]-[.N75]" office:value-type="float" office:value="0.000572613487222484" calcext:value-type="float">
            <text:p>0,0005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5" calcext:value-type="float">
            <text:p>0,75</text:p>
          </table:table-cell>
          <table:table-cell table:style-name="ce7" table:formula="of:=BETADIST([.$M77];[.$B$3];[.$B$4];0;1)" office:value-type="float" office:value="0.997648420666685" calcext:value-type="float">
            <text:p>0,99765</text:p>
          </table:table-cell>
          <table:table-cell table:style-name="ce7" table:formula="of:=[.N77]-[.N76]" office:value-type="float" office:value="0.000494307343560707" calcext:value-type="float">
            <text:p>0,0004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6" calcext:value-type="float">
            <text:p>0,76</text:p>
          </table:table-cell>
          <table:table-cell table:style-name="ce7" table:formula="of:=BETADIST([.$M78];[.$B$3];[.$B$4];0;1)" office:value-type="float" office:value="0.998072476272219" calcext:value-type="float">
            <text:p>0,99807</text:p>
          </table:table-cell>
          <table:table-cell table:style-name="ce7" table:formula="of:=[.N78]-[.N77]" office:value-type="float" office:value="0.000424055605533935" calcext:value-type="float">
            <text:p>0,000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7" calcext:value-type="float">
            <text:p>0,77</text:p>
          </table:table-cell>
          <table:table-cell table:style-name="ce7" table:formula="of:=BETADIST([.$M79];[.$B$3];[.$B$4];0;1)" office:value-type="float" office:value="0.998433817463364" calcext:value-type="float">
            <text:p>0,99843</text:p>
          </table:table-cell>
          <table:table-cell table:style-name="ce7" table:formula="of:=[.N79]-[.N78]" office:value-type="float" office:value="0.000361341191144726" calcext:value-type="float">
            <text:p>0,0003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8" calcext:value-type="float">
            <text:p>0,78</text:p>
          </table:table-cell>
          <table:table-cell table:style-name="ce7" table:formula="of:=BETADIST([.$M80];[.$B$3];[.$B$4];0;1)" office:value-type="float" office:value="0.998739471899053" calcext:value-type="float">
            <text:p>0,99874</text:p>
          </table:table-cell>
          <table:table-cell table:style-name="ce7" table:formula="of:=[.N80]-[.N79]" office:value-type="float" office:value="0.00030565443568964" calcext:value-type="float">
            <text:p>0,0003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79" calcext:value-type="float">
            <text:p>0,79</text:p>
          </table:table-cell>
          <table:table-cell table:style-name="ce7" table:formula="of:=BETADIST([.$M81];[.$B$3];[.$B$4];0;1)" office:value-type="float" office:value="0.998995966296333" calcext:value-type="float">
            <text:p>0,99900</text:p>
          </table:table-cell>
          <table:table-cell table:style-name="ce7" table:formula="of:=[.N81]-[.N80]" office:value-type="float" office:value="0.000256494397279594" calcext:value-type="float">
            <text:p>0,0002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" calcext:value-type="float">
            <text:p>0,80</text:p>
          </table:table-cell>
          <table:table-cell table:style-name="ce7" table:formula="of:=BETADIST([.$M82];[.$B$3];[.$B$4];0;1)" office:value-type="float" office:value="0.999209336425556" calcext:value-type="float">
            <text:p>0,99921</text:p>
          </table:table-cell>
          <table:table-cell table:style-name="ce7" table:formula="of:=[.N82]-[.N81]" office:value-type="float" office:value="0.000213370129223067" calcext:value-type="float">
            <text:p>0,000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1" calcext:value-type="float">
            <text:p>0,81</text:p>
          </table:table-cell>
          <table:table-cell table:style-name="ce7" table:formula="of:=BETADIST([.$M83];[.$B$3];[.$B$4];0;1)" office:value-type="float" office:value="0.999385138346484" calcext:value-type="float">
            <text:p>0,99939</text:p>
          </table:table-cell>
          <table:table-cell table:style-name="ce7" table:formula="of:=[.N83]-[.N82]" office:value-type="float" office:value="0.000175801920928365" calcext:value-type="float">
            <text:p>0,0001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2" calcext:value-type="float">
            <text:p>0,82</text:p>
          </table:table-cell>
          <table:table-cell table:style-name="ce7" table:formula="of:=BETADIST([.$M84];[.$B$3];[.$B$4];0;1)" office:value-type="float" office:value="0.999528460855361" calcext:value-type="float">
            <text:p>0,99953</text:p>
          </table:table-cell>
          <table:table-cell table:style-name="ce7" table:formula="of:=[.N84]-[.N83]" office:value-type="float" office:value="0.000143322508876276" calcext:value-type="float">
            <text:p>0,000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3" calcext:value-type="float">
            <text:p>0,83</text:p>
          </table:table-cell>
          <table:table-cell table:style-name="ce7" table:formula="of:=BETADIST([.$M85];[.$B$3];[.$B$4];0;1)" office:value-type="float" office:value="0.999643939114463" calcext:value-type="float">
            <text:p>0,99964</text:p>
          </table:table-cell>
          <table:table-cell table:style-name="ce7" table:formula="of:=[.N85]-[.N84]" office:value-type="float" office:value="0.000115478259102408" calcext:value-type="float">
            <text:p>0,0001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4" calcext:value-type="float">
            <text:p>0,84</text:p>
          </table:table-cell>
          <table:table-cell table:style-name="ce7" table:formula="of:=BETADIST([.$M86];[.$B$3];[.$B$4];0;1)" office:value-type="float" office:value="0.999735769437006" calcext:value-type="float">
            <text:p>0,99974</text:p>
          </table:table-cell>
          <table:table-cell table:style-name="ce7" table:formula="of:=[.N86]-[.N85]" office:value-type="float" office:value="0.0000918303225430073" calcext:value-type="float">
            <text:p>0,000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5" calcext:value-type="float">
            <text:p>0,85</text:p>
          </table:table-cell>
          <table:table-cell table:style-name="ce7" table:formula="of:=BETADIST([.$M87];[.$B$3];[.$B$4];0;1)" office:value-type="float" office:value="0.999807725201515" calcext:value-type="float">
            <text:p>0,99981</text:p>
          </table:table-cell>
          <table:table-cell table:style-name="ce7" table:formula="of:=[.N87]-[.N86]" office:value-type="float" office:value="0.000071955764508469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6" calcext:value-type="float">
            <text:p>0,86</text:p>
          </table:table-cell>
          <table:table-cell table:style-name="ce7" table:formula="of:=BETADIST([.$M88];[.$B$3];[.$B$4];0;1)" office:value-type="float" office:value="0.999863173870985" calcext:value-type="float">
            <text:p>0,99986</text:p>
          </table:table-cell>
          <table:table-cell table:style-name="ce7" table:formula="of:=[.N88]-[.N87]" office:value-type="float" office:value="0.0000554486694700484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7" calcext:value-type="float">
            <text:p>0,87</text:p>
          </table:table-cell>
          <table:table-cell table:style-name="ce7" table:formula="of:=BETADIST([.$M89];[.$B$3];[.$B$4];0;1)" office:value-type="float" office:value="0.999905095093255" calcext:value-type="float">
            <text:p>0,99991</text:p>
          </table:table-cell>
          <table:table-cell table:style-name="ce7" table:formula="of:=[.N89]-[.N88]" office:value-type="float" office:value="0.0000419212222706467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8" calcext:value-type="float">
            <text:p>0,88</text:p>
          </table:table-cell>
          <table:table-cell table:style-name="ce7" table:formula="of:=BETADIST([.$M90];[.$B$3];[.$B$4];0;1)" office:value-type="float" office:value="0.99993609986006" calcext:value-type="float">
            <text:p>0,99994</text:p>
          </table:table-cell>
          <table:table-cell table:style-name="ce7" table:formula="of:=[.N90]-[.N89]" office:value-type="float" office:value="0.0000310047668046209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89" calcext:value-type="float">
            <text:p>0,89</text:p>
          </table:table-cell>
          <table:table-cell table:style-name="ce7" table:formula="of:=BETADIST([.$M91];[.$B$3];[.$B$4];0;1)" office:value-type="float" office:value="0.999958450703207" calcext:value-type="float">
            <text:p>0,99996</text:p>
          </table:table-cell>
          <table:table-cell table:style-name="ce7" table:formula="of:=[.N91]-[.N90]" office:value-type="float" office:value="0.0000223508431471675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" calcext:value-type="float">
            <text:p>0,90</text:p>
          </table:table-cell>
          <table:table-cell table:style-name="ce7" table:formula="of:=BETADIST([.$M92];[.$B$3];[.$B$4];0;1)" office:value-type="float" office:value="0.999974082907263" calcext:value-type="float">
            <text:p>0,99997</text:p>
          </table:table-cell>
          <table:table-cell table:style-name="ce7" table:formula="of:=[.N92]-[.N91]" office:value-type="float" office:value="0.0000156322040556489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1" calcext:value-type="float">
            <text:p>0,91</text:p>
          </table:table-cell>
          <table:table-cell table:style-name="ce7" table:formula="of:=BETADIST([.$M93];[.$B$3];[.$B$4];0;1)" office:value-type="float" office:value="0.999984626718977" calcext:value-type="float">
            <text:p>0,99998</text:p>
          </table:table-cell>
          <table:table-cell table:style-name="ce7" table:formula="of:=[.N93]-[.N92]" office:value-type="float" office:value="0.0000105438117142809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2" calcext:value-type="float">
            <text:p>0,92</text:p>
          </table:table-cell>
          <table:table-cell table:style-name="ce7" table:formula="of:=BETADIST([.$M94];[.$B$3];[.$B$4];0;1)" office:value-type="float" office:value="0.999991430534513" calcext:value-type="float">
            <text:p>0,99999</text:p>
          </table:table-cell>
          <table:table-cell table:style-name="ce7" table:formula="of:=[.N94]-[.N93]" office:value-type="float" office:value="0.0000068038155361938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3" calcext:value-type="float">
            <text:p>0,93</text:p>
          </table:table-cell>
          <table:table-cell table:style-name="ce7" table:formula="of:=BETADIST([.$M95];[.$B$3];[.$B$4];0;1)" office:value-type="float" office:value="0.999995585046314" calcext:value-type="float">
            <text:p>1,00000</text:p>
          </table:table-cell>
          <table:table-cell table:style-name="ce7" table:formula="of:=[.N95]-[.N94]" office:value-type="float" office:value="0.00000415451180102444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4" calcext:value-type="float">
            <text:p>0,94</text:p>
          </table:table-cell>
          <table:table-cell table:style-name="ce7" table:formula="of:=BETADIST([.$M96];[.$B$3];[.$B$4];0;1)" office:value-type="float" office:value="0.999997948332167" calcext:value-type="float">
            <text:p>1,00000</text:p>
          </table:table-cell>
          <table:table-cell table:style-name="ce7" table:formula="of:=[.N96]-[.N95]" office:value-type="float" office:value="0.00000236328585256906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5" calcext:value-type="float">
            <text:p>0,95</text:p>
          </table:table-cell>
          <table:table-cell table:style-name="ce7" table:formula="of:=BETADIST([.$M97];[.$B$3];[.$B$4];0;1)" office:value-type="float" office:value="0.999999171869712" calcext:value-type="float">
            <text:p>1,00000</text:p>
          </table:table-cell>
          <table:table-cell table:style-name="ce7" table:formula="of:=[.N97]-[.N96]" office:value-type="float" office:value="0.00000122353754550275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6" calcext:value-type="float">
            <text:p>0,96</text:p>
          </table:table-cell>
          <table:table-cell table:style-name="ce7" table:formula="of:=BETADIST([.$M98];[.$B$3];[.$B$4];0;1)" office:value-type="float" office:value="0.999999727460309" calcext:value-type="float">
            <text:p>1,00000</text:p>
          </table:table-cell>
          <table:table-cell table:style-name="ce7" table:formula="of:=[.N98]-[.N97]" office:value-type="float" office:value="0.000000555590596418298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7" calcext:value-type="float">
            <text:p>0,97</text:p>
          </table:table-cell>
          <table:table-cell table:style-name="ce7" table:formula="of:=BETADIST([.$M99];[.$B$3];[.$B$4];0;1)" office:value-type="float" office:value="0.999999935046758" calcext:value-type="float">
            <text:p>1,00000</text:p>
          </table:table-cell>
          <table:table-cell table:style-name="ce7" table:formula="of:=[.N99]-[.N98]" office:value-type="float" office:value="0.000000207586449141317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8" calcext:value-type="float">
            <text:p>0,98</text:p>
          </table:table-cell>
          <table:table-cell table:style-name="ce7" table:formula="of:=BETADIST([.$M100];[.$B$3];[.$B$4];0;1)" office:value-type="float" office:value="0.99999999141" calcext:value-type="float">
            <text:p>1,00000</text:p>
          </table:table-cell>
          <table:table-cell table:style-name="ce7" table:formula="of:=[.N100]-[.N99]" office:value-type="float" office:value="0.0000000563632417405202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0.99" calcext:value-type="float">
            <text:p>0,99</text:p>
          </table:table-cell>
          <table:table-cell table:style-name="ce7" table:formula="of:=BETADIST([.$M101];[.$B$3];[.$B$4];0;1)" office:value-type="float" office:value="0.999999999730427" calcext:value-type="float">
            <text:p>1,00000</text:p>
          </table:table-cell>
          <table:table-cell table:style-name="ce7" table:formula="of:=[.N101]-[.N100]" office:value-type="float" office:value="0.00000000832042756915286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1" calcext:value-type="float">
            <text:p>1,00</text:p>
          </table:table-cell>
          <table:table-cell table:style-name="ce7" table:formula="of:=BETADIST([.$M102];[.$B$3];[.$B$4];0;1)" office:value-type="float" office:value="1" calcext:value-type="float">
            <text:p>1,00000</text:p>
          </table:table-cell>
          <table:table-cell table:style-name="ce7" table:formula="of:=[.N102]-[.N101]" office:value-type="float" office:value="0.000000000269572808520024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5" office:value-type="float" office:value="1.01" calcext:value-type="float">
            <text:p>1,01</text:p>
          </table:table-cell>
          <table:table-cell table:style-name="ce8" table:number-columns-repeated="2"/>
          <table:table-cell table:number-columns-repeated="100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lang" table:style-name="ta2">
        <table:table-column table:style-name="co1" table:number-columns-repeated="13" table:default-cell-style-name="ce2"/>
        <table:table-column table:style-name="co5" table:default-cell-style-name="ce2"/>
        <table:table-column table:style-name="co2" table:default-cell-style-name="ce2"/>
        <table:table-column table:style-name="co1" table:number-columns-repeated="242" table:default-cell-style-name="ce2"/>
        <table:table-column table:style-name="co1" table:number-columns-repeated="767" table:default-cell-style-name="Default"/>
        <table:table-row table:style-name="ro3">
          <table:table-cell table:style-name="ce1" office:value-type="string" calcext:value-type="string">
            <text:p>Erlang (mean, k)</text:p>
          </table:table-cell>
          <table:table-cell table:number-columns-repeated="3"/>
          <table:table-cell office:value-type="string" calcext:value-type="string">
            <text:p>Enter parameters in cells B3 and B4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Cumulative probability</text:p>
          </table:table-cell>
          <table:table-cell table:style-name="ce10" office:value-type="string" calcext:value-type="string">
            <text:p>PDF</text:p>
          </table:table-cell>
          <table:table-cell table:style-name="ce14" office:value-type="string" calcext:value-type="string">
            <text:p>Step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11" office:value-type="float" office:value="0" calcext:value-type="float">
            <text:p>0,0</text:p>
          </table:table-cell>
          <table:table-cell table:style-name="ce13" table:formula="of:=GAMMADIST([.M2];[.$B$4];[.$B$3]/[.$B$4];TRUE())" office:value-type="float" office:value="0" calcext:value-type="float">
            <text:p>0,00000</text:p>
          </table:table-cell>
          <table:table-cell table:style-name="ce13" office:value-type="float" office:value="0" calcext:value-type="float">
            <text:p>0,00000</text:p>
          </table:table-cell>
          <table:table-cell table:style-name="ce15" table:formula="of:=GAMMAINV(0.99;[.B4];[.B3]/[.B4])/100" office:value-type="float" office:value="0.0280198230496182" calcext:value-type="float">
            <text:p>0,0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an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[.B3]" office:value-type="float" office:value="1" calcext:value-type="float">
            <text:p>1</text:p>
          </table:table-cell>
          <table:table-cell table:number-columns-repeated="7"/>
          <table:table-cell table:style-name="ce11" table:formula="of:=[.M2]+[.$P$2]" office:value-type="float" office:value="0.0280198230496182" calcext:value-type="float">
            <text:p>0,0</text:p>
          </table:table-cell>
          <table:table-cell table:style-name="ce13" table:formula="of:=GAMMADIST([.M3];[.$B$4];[.$B$3]/[.$B$4];TRUE())" office:value-type="float" office:value="0.0000929579554992877" calcext:value-type="float">
            <text:p>0,00009</text:p>
          </table:table-cell>
          <table:table-cell table:style-name="ce13" table:formula="of:=[.N3]-[.N2]" office:value-type="float" office:value="0.0000929579554992877" calcext:value-type="float">
            <text:p>0,000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SD</text:p>
          </table:table-cell>
          <table:table-cell table:formula="of:=SQRT(([.B3]^2)/[.B4])" office:value-type="float" office:value="0.577350269189626" calcext:value-type="float">
            <text:p>0,577350269189626</text:p>
          </table:table-cell>
          <table:table-cell table:number-columns-repeated="7"/>
          <table:table-cell table:style-name="ce11" table:formula="of:=[.M3]+[.$P$2]" office:value-type="float" office:value="0.0560396460992364" calcext:value-type="float">
            <text:p>0,1</text:p>
          </table:table-cell>
          <table:table-cell table:style-name="ce13" table:formula="of:=GAMMADIST([.M4];[.$B$4];[.$B$3]/[.$B$4];TRUE())" office:value-type="float" office:value="0.000698507583834179" calcext:value-type="float">
            <text:p>0,00070</text:p>
          </table:table-cell>
          <table:table-cell table:style-name="ce13" table:formula="of:=[.N4]-[.N3]" office:value-type="float" office:value="0.000605549628334892" calcext:value-type="float">
            <text:p>0,0006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]+[.$P$2]" office:value-type="float" office:value="0.0840594691488546" calcext:value-type="float">
            <text:p>0,1</text:p>
          </table:table-cell>
          <table:table-cell table:style-name="ce13" table:formula="of:=GAMMADIST([.M5];[.$B$4];[.$B$3]/[.$B$4];TRUE())" office:value-type="float" office:value="0.00221491867001069" calcext:value-type="float">
            <text:p>0,00221</text:p>
          </table:table-cell>
          <table:table-cell table:style-name="ce13" table:formula="of:=[.N5]-[.N4]" office:value-type="float" office:value="0.00151641108617651" calcext:value-type="float">
            <text:p>0,00152</text:p>
          </table:table-cell>
          <table:table-cell table:number-columns-repeated="1009"/>
        </table:table-row>
        <table:table-row table:style-name="ro2">
          <table:table-cell>
            <draw:frame table:end-cell-address="Erlang.L24" table:end-x="10.29mm" table:end-y="1.85mm" draw:z-index="0" draw:name="Chart 1" draw:style-name="gr1" draw:text-style-name="P1" svg:width="183.78mm" svg:height="80.4mm" svg:x="7.34mm" svg:y="2.42mm">
              <draw:object draw:notify-on-update-of-ranges="Erlang.M2:Erlang.M103 Erlang.O3:Erlang.O10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  <table:table-cell table:style-name="ce11" table:formula="of:=[.M5]+[.$P$2]" office:value-type="float" office:value="0.112079292198473" calcext:value-type="float">
            <text:p>0,1</text:p>
          </table:table-cell>
          <table:table-cell table:style-name="ce13" table:formula="of:=GAMMADIST([.M6];[.$B$4];[.$B$3]/[.$B$4];TRUE())" office:value-type="float" office:value="0.00493408692010646" calcext:value-type="float">
            <text:p>0,00493</text:p>
          </table:table-cell>
          <table:table-cell table:style-name="ce13" table:formula="of:=[.N6]-[.N5]" office:value-type="float" office:value="0.00271916825009577" calcext:value-type="float">
            <text:p>0,002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]+[.$P$2]" office:value-type="float" office:value="0.140099115248091" calcext:value-type="float">
            <text:p>0,1</text:p>
          </table:table-cell>
          <table:table-cell table:style-name="ce13" table:formula="of:=GAMMADIST([.M7];[.$B$4];[.$B$3]/[.$B$4];TRUE())" office:value-type="float" office:value="0.00905922763385795" calcext:value-type="float">
            <text:p>0,00906</text:p>
          </table:table-cell>
          <table:table-cell table:style-name="ce13" table:formula="of:=[.N7]-[.N6]" office:value-type="float" office:value="0.00412514071375149" calcext:value-type="float">
            <text:p>0,004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]+[.$P$2]" office:value-type="float" office:value="0.168118938297709" calcext:value-type="float">
            <text:p>0,2</text:p>
          </table:table-cell>
          <table:table-cell table:style-name="ce13" table:formula="of:=GAMMADIST([.M8];[.$B$4];[.$B$3]/[.$B$4];TRUE())" office:value-type="float" office:value="0.0147201554234193" calcext:value-type="float">
            <text:p>0,01472</text:p>
          </table:table-cell>
          <table:table-cell table:style-name="ce13" table:formula="of:=[.N8]-[.N7]" office:value-type="float" office:value="0.00566092778956138" calcext:value-type="float">
            <text:p>0,0056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]+[.$P$2]" office:value-type="float" office:value="0.196138761347327" calcext:value-type="float">
            <text:p>0,2</text:p>
          </table:table-cell>
          <table:table-cell table:style-name="ce13" table:formula="of:=GAMMADIST([.M9];[.$B$4];[.$B$3]/[.$B$4];TRUE())" office:value-type="float" office:value="0.0219864445548451" calcext:value-type="float">
            <text:p>0,02199</text:p>
          </table:table-cell>
          <table:table-cell table:style-name="ce13" table:formula="of:=[.N9]-[.N8]" office:value-type="float" office:value="0.00726628913142576" calcext:value-type="float">
            <text:p>0,007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]+[.$P$2]" office:value-type="float" office:value="0.224158584396946" calcext:value-type="float">
            <text:p>0,2</text:p>
          </table:table-cell>
          <table:table-cell table:style-name="ce13" table:formula="of:=GAMMADIST([.M10];[.$B$4];[.$B$3]/[.$B$4];TRUE())" office:value-type="float" office:value="0.030878731040022" calcext:value-type="float">
            <text:p>0,03088</text:p>
          </table:table-cell>
          <table:table-cell table:style-name="ce13" table:formula="of:=[.N10]-[.N9]" office:value-type="float" office:value="0.00889228648517689" calcext:value-type="float">
            <text:p>0,0088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]+[.$P$2]" office:value-type="float" office:value="0.252178407446564" calcext:value-type="float">
            <text:p>0,3</text:p>
          </table:table-cell>
          <table:table-cell table:style-name="ce13" table:formula="of:=GAMMADIST([.M11];[.$B$4];[.$B$3]/[.$B$4];TRUE())" office:value-type="float" office:value="0.0413783877689279" calcext:value-type="float">
            <text:p>0,04138</text:p>
          </table:table-cell>
          <table:table-cell table:style-name="ce13" table:formula="of:=[.N11]-[.N10]" office:value-type="float" office:value="0.0104996567289059" calcext:value-type="float">
            <text:p>0,0105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]+[.$P$2]" office:value-type="float" office:value="0.280198230496182" calcext:value-type="float">
            <text:p>0,3</text:p>
          </table:table-cell>
          <table:table-cell table:style-name="ce13" table:formula="of:=GAMMADIST([.M12];[.$B$4];[.$B$3]/[.$B$4];TRUE())" office:value-type="float" office:value="0.0534357773697252" calcext:value-type="float">
            <text:p>0,05344</text:p>
          </table:table-cell>
          <table:table-cell table:style-name="ce13" table:formula="of:=[.N12]-[.N11]" office:value-type="float" office:value="0.0120573896007973" calcext:value-type="float">
            <text:p>0,012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]+[.$P$2]" office:value-type="float" office:value="0.3082180535458" calcext:value-type="float">
            <text:p>0,3</text:p>
          </table:table-cell>
          <table:table-cell table:style-name="ce13" table:formula="of:=GAMMADIST([.M13];[.$B$4];[.$B$3]/[.$B$4];TRUE())" office:value-type="float" office:value="0.0669772637797425" calcext:value-type="float">
            <text:p>0,06698</text:p>
          </table:table-cell>
          <table:table-cell table:style-name="ce13" table:formula="of:=[.N13]-[.N12]" office:value-type="float" office:value="0.0135414864100173" calcext:value-type="float">
            <text:p>0,0135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]+[.$P$2]" office:value-type="float" office:value="0.336237876595418" calcext:value-type="float">
            <text:p>0,3</text:p>
          </table:table-cell>
          <table:table-cell table:style-name="ce13" table:formula="of:=GAMMADIST([.M14];[.$B$4];[.$B$3]/[.$B$4];TRUE())" office:value-type="float" office:value="0.0819111424004858" calcext:value-type="float">
            <text:p>0,08191</text:p>
          </table:table-cell>
          <table:table-cell table:style-name="ce13" table:formula="of:=[.N14]-[.N13]" office:value-type="float" office:value="0.0149338786207433" calcext:value-type="float">
            <text:p>0,014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]+[.$P$2]" office:value-type="float" office:value="0.364257699645037" calcext:value-type="float">
            <text:p>0,4</text:p>
          </table:table-cell>
          <table:table-cell table:style-name="ce13" table:formula="of:=GAMMADIST([.M15];[.$B$4];[.$B$3]/[.$B$4];TRUE())" office:value-type="float" office:value="0.0981326299218863" calcext:value-type="float">
            <text:p>0,09813</text:p>
          </table:table-cell>
          <table:table-cell table:style-name="ce13" table:formula="of:=[.N15]-[.N14]" office:value-type="float" office:value="0.0162214875214005" calcext:value-type="float">
            <text:p>0,016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]+[.$P$2]" office:value-type="float" office:value="0.392277522694655" calcext:value-type="float">
            <text:p>0,4</text:p>
          </table:table-cell>
          <table:table-cell table:style-name="ce13" table:formula="of:=GAMMADIST([.M16];[.$B$4];[.$B$3]/[.$B$4];TRUE())" office:value-type="float" office:value="0.115528038190221" calcext:value-type="float">
            <text:p>0,11553</text:p>
          </table:table-cell>
          <table:table-cell table:style-name="ce13" table:formula="of:=[.N16]-[.N15]" office:value-type="float" office:value="0.0173954082683349" calcext:value-type="float">
            <text:p>0,017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]+[.$P$2]" office:value-type="float" office:value="0.420297345744273" calcext:value-type="float">
            <text:p>0,4</text:p>
          </table:table-cell>
          <table:table-cell table:style-name="ce13" table:formula="of:=GAMMADIST([.M17];[.$B$4];[.$B$3]/[.$B$4];TRUE())" office:value-type="float" office:value="0.133978241640725" calcext:value-type="float">
            <text:p>0,13398</text:p>
          </table:table-cell>
          <table:table-cell table:style-name="ce13" table:formula="of:=[.N17]-[.N16]" office:value-type="float" office:value="0.018450203450504" calcext:value-type="float">
            <text:p>0,018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]+[.$P$2]" office:value-type="float" office:value="0.448317168793891" calcext:value-type="float">
            <text:p>0,4</text:p>
          </table:table-cell>
          <table:table-cell table:style-name="ce13" table:formula="of:=GAMMADIST([.M18];[.$B$4];[.$B$3]/[.$B$4];TRUE())" office:value-type="float" office:value="0.15336153462253" calcext:value-type="float">
            <text:p>0,15336</text:p>
          </table:table-cell>
          <table:table-cell table:style-name="ce13" table:formula="of:=[.N18]-[.N17]" office:value-type="float" office:value="0.0193832929818044" calcext:value-type="float">
            <text:p>0,019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]+[.$P$2]" office:value-type="float" office:value="0.476336991843509" calcext:value-type="float">
            <text:p>0,5</text:p>
          </table:table-cell>
          <table:table-cell table:style-name="ce13" table:formula="of:=GAMMADIST([.M19];[.$B$4];[.$B$3]/[.$B$4];TRUE())" office:value-type="float" office:value="0.173555963233183" calcext:value-type="float">
            <text:p>0,17356</text:p>
          </table:table-cell>
          <table:table-cell table:style-name="ce13" table:formula="of:=[.N19]-[.N18]" office:value-type="float" office:value="0.0201944286106531" calcext:value-type="float">
            <text:p>0,020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]+[.$P$2]" office:value-type="float" office:value="0.504356814893128" calcext:value-type="float">
            <text:p>0,5</text:p>
          </table:table-cell>
          <table:table-cell table:style-name="ce13" table:formula="of:=GAMMADIST([.M20];[.$B$4];[.$B$3]/[.$B$4];TRUE())" office:value-type="float" office:value="0.194441205893801" calcext:value-type="float">
            <text:p>0,19444</text:p>
          </table:table-cell>
          <table:table-cell table:style-name="ce13" table:formula="of:=[.N20]-[.N19]" office:value-type="float" office:value="0.0208852426606181" calcext:value-type="float">
            <text:p>0,0208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]+[.$P$2]" office:value-type="float" office:value="0.532376637942746" calcext:value-type="float">
            <text:p>0,5</text:p>
          </table:table-cell>
          <table:table-cell table:style-name="ce13" table:formula="of:=GAMMADIST([.M21];[.$B$4];[.$B$3]/[.$B$4];TRUE())" office:value-type="float" office:value="0.215900067691476" calcext:value-type="float">
            <text:p>0,21590</text:p>
          </table:table-cell>
          <table:table-cell table:style-name="ce13" table:formula="of:=[.N21]-[.N20]" office:value-type="float" office:value="0.0214588617976754" calcext:value-type="float">
            <text:p>0,0214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1]+[.$P$2]" office:value-type="float" office:value="0.560396460992364" calcext:value-type="float">
            <text:p>0,6</text:p>
          </table:table-cell>
          <table:table-cell table:style-name="ce13" table:formula="of:=GAMMADIST([.M22];[.$B$4];[.$B$3]/[.$B$4];TRUE())" office:value-type="float" office:value="0.237819645365274" calcext:value-type="float">
            <text:p>0,23782</text:p>
          </table:table-cell>
          <table:table-cell table:style-name="ce13" table:formula="of:=[.N22]-[.N21]" office:value-type="float" office:value="0.0219195776737982" calcext:value-type="float">
            <text:p>0,0219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2]+[.$P$2]" office:value-type="float" office:value="0.588416284041982" calcext:value-type="float">
            <text:p>0,6</text:p>
          </table:table-cell>
          <table:table-cell table:style-name="ce13" table:formula="of:=GAMMADIST([.M23];[.$B$4];[.$B$3]/[.$B$4];TRUE())" office:value-type="float" office:value="0.260092212601613" calcext:value-type="float">
            <text:p>0,26009</text:p>
          </table:table-cell>
          <table:table-cell table:style-name="ce13" table:formula="of:=[.N23]-[.N22]" office:value-type="float" office:value="0.0222725672363383" calcext:value-type="float">
            <text:p>0,022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3]+[.$P$2]" office:value-type="float" office:value="0.616436107091601" calcext:value-type="float">
            <text:p>0,6</text:p>
          </table:table-cell>
          <table:table-cell table:style-name="ce13" table:formula="of:=GAMMADIST([.M24];[.$B$4];[.$B$3]/[.$B$4];TRUE())" office:value-type="float" office:value="0.282615868931593" calcext:value-type="float">
            <text:p>0,28262</text:p>
          </table:table-cell>
          <table:table-cell table:style-name="ce13" table:formula="of:=[.N24]-[.N23]" office:value-type="float" office:value="0.0225236563299807" calcext:value-type="float">
            <text:p>0,0225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4]+[.$P$2]" office:value-type="float" office:value="0.644455930141219" calcext:value-type="float">
            <text:p>0,6</text:p>
          </table:table-cell>
          <table:table-cell table:style-name="ce13" table:formula="of:=GAMMADIST([.M25];[.$B$4];[.$B$3]/[.$B$4];TRUE())" office:value-type="float" office:value="0.305294989895226" calcext:value-type="float">
            <text:p>0,30529</text:p>
          </table:table-cell>
          <table:table-cell table:style-name="ce13" table:formula="of:=[.N25]-[.N24]" office:value-type="float" office:value="0.0226791209636325" calcext:value-type="float">
            <text:p>0,022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5]+[.$P$2]" office:value-type="float" office:value="0.672475753190837" calcext:value-type="float">
            <text:p>0,7</text:p>
          </table:table-cell>
          <table:table-cell table:style-name="ce13" table:formula="of:=GAMMADIST([.M26];[.$B$4];[.$B$3]/[.$B$4];TRUE())" office:value-type="float" office:value="0.328040511173365" calcext:value-type="float">
            <text:p>0,32804</text:p>
          </table:table-cell>
          <table:table-cell table:style-name="ce13" table:formula="of:=[.N26]-[.N25]" office:value-type="float" office:value="0.0227455212781394" calcext:value-type="float">
            <text:p>0,0227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6]+[.$P$2]" office:value-type="float" office:value="0.700495576240455" calcext:value-type="float">
            <text:p>0,7</text:p>
          </table:table-cell>
          <table:table-cell table:style-name="ce13" table:formula="of:=GAMMADIST([.M27];[.$B$4];[.$B$3]/[.$B$4];TRUE())" office:value-type="float" office:value="0.350770075014132" calcext:value-type="float">
            <text:p>0,35077</text:p>
          </table:table-cell>
          <table:table-cell table:style-name="ce13" table:formula="of:=[.N27]-[.N26]" office:value-type="float" office:value="0.0227295638407667" calcext:value-type="float">
            <text:p>0,0227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7]+[.$P$2]" office:value-type="float" office:value="0.728515399290074" calcext:value-type="float">
            <text:p>0,7</text:p>
          </table:table-cell>
          <table:table-cell table:style-name="ce13" table:formula="of:=GAMMADIST([.M28];[.$B$4];[.$B$3]/[.$B$4];TRUE())" office:value-type="float" office:value="0.373408063430978" calcext:value-type="float">
            <text:p>0,37341</text:p>
          </table:table-cell>
          <table:table-cell table:style-name="ce13" table:formula="of:=[.N28]-[.N27]" office:value-type="float" office:value="0.0226379884168465" calcext:value-type="float">
            <text:p>0,0226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8]+[.$P$2]" office:value-type="float" office:value="0.756535222339692" calcext:value-type="float">
            <text:p>0,8</text:p>
          </table:table-cell>
          <table:table-cell table:style-name="ce13" table:formula="of:=GAMMADIST([.M29];[.$B$4];[.$B$3]/[.$B$4];TRUE())" office:value-type="float" office:value="0.395885539265664" calcext:value-type="float">
            <text:p>0,39589</text:p>
          </table:table-cell>
          <table:table-cell table:style-name="ce13" table:formula="of:=[.N29]-[.N28]" office:value-type="float" office:value="0.0224774758346853" calcext:value-type="float">
            <text:p>0,0224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9]+[.$P$2]" office:value-type="float" office:value="0.78455504538931" calcext:value-type="float">
            <text:p>0,8</text:p>
          </table:table-cell>
          <table:table-cell table:style-name="ce13" table:formula="of:=GAMMADIST([.M30];[.$B$4];[.$B$3]/[.$B$4];TRUE())" office:value-type="float" office:value="0.418140113238835" calcext:value-type="float">
            <text:p>0,41814</text:p>
          </table:table-cell>
          <table:table-cell table:style-name="ce13" table:formula="of:=[.N30]-[.N29]" office:value-type="float" office:value="0.0222545739731716" calcext:value-type="float">
            <text:p>0,0222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0]+[.$P$2]" office:value-type="float" office:value="0.812574868438928" calcext:value-type="float">
            <text:p>0,8</text:p>
          </table:table-cell>
          <table:table-cell table:style-name="ce13" table:formula="of:=GAMMADIST([.M31];[.$B$4];[.$B$3]/[.$B$4];TRUE())" office:value-type="float" office:value="0.440115752506853" calcext:value-type="float">
            <text:p>0,44012</text:p>
          </table:table-cell>
          <table:table-cell table:style-name="ce13" table:formula="of:=[.N31]-[.N30]" office:value-type="float" office:value="0.021975639268018" calcext:value-type="float">
            <text:p>0,0219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1]+[.$P$2]" office:value-type="float" office:value="0.840594691488547" calcext:value-type="float">
            <text:p>0,8</text:p>
          </table:table-cell>
          <table:table-cell table:style-name="ce13" table:formula="of:=GAMMADIST([.M32];[.$B$4];[.$B$3]/[.$B$4];TRUE())" office:value-type="float" office:value="0.461762543964141" calcext:value-type="float">
            <text:p>0,46176</text:p>
          </table:table-cell>
          <table:table-cell table:style-name="ce13" table:formula="of:=[.N32]-[.N31]" office:value-type="float" office:value="0.0216467914572881" calcext:value-type="float">
            <text:p>0,021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2]+[.$P$2]" office:value-type="float" office:value="0.868614514538165" calcext:value-type="float">
            <text:p>0,9</text:p>
          </table:table-cell>
          <table:table-cell table:style-name="ce13" table:formula="of:=GAMMADIST([.M33];[.$B$4];[.$B$3]/[.$B$4];TRUE())" office:value-type="float" office:value="0.483036423538497" calcext:value-type="float">
            <text:p>0,48304</text:p>
          </table:table-cell>
          <table:table-cell table:style-name="ce13" table:formula="of:=[.N33]-[.N32]" office:value-type="float" office:value="0.0212738795743554" calcext:value-type="float">
            <text:p>0,021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3]+[.$P$2]" office:value-type="float" office:value="0.896634337587783" calcext:value-type="float">
            <text:p>0,9</text:p>
          </table:table-cell>
          <table:table-cell table:style-name="ce13" table:formula="of:=GAMMADIST([.M34];[.$B$4];[.$B$3]/[.$B$4];TRUE())" office:value-type="float" office:value="0.50389888098918" calcext:value-type="float">
            <text:p>0,50390</text:p>
          </table:table-cell>
          <table:table-cell table:style-name="ce13" table:formula="of:=[.N34]-[.N33]" office:value-type="float" office:value="0.0208624574506833" calcext:value-type="float">
            <text:p>0,0208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4]+[.$P$2]" office:value-type="float" office:value="0.924654160637402" calcext:value-type="float">
            <text:p>0,9</text:p>
          </table:table-cell>
          <table:table-cell table:style-name="ce13" table:formula="of:=GAMMADIST([.M35];[.$B$4];[.$B$3]/[.$B$4];TRUE())" office:value-type="float" office:value="0.524316648204653" calcext:value-type="float">
            <text:p>0,52432</text:p>
          </table:table-cell>
          <table:table-cell table:style-name="ce13" table:formula="of:=[.N35]-[.N34]" office:value-type="float" office:value="0.0204177672154724" calcext:value-type="float">
            <text:p>0,020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5]+[.$P$2]" office:value-type="float" office:value="0.95267398368702" calcext:value-type="float">
            <text:p>1,0</text:p>
          </table:table-cell>
          <table:table-cell table:style-name="ce13" table:formula="of:=GAMMADIST([.M36];[.$B$4];[.$B$3]/[.$B$4];TRUE())" office:value-type="float" office:value="0.544261377682202" calcext:value-type="float">
            <text:p>0,54426</text:p>
          </table:table-cell>
          <table:table-cell table:style-name="ce13" table:formula="of:=[.N36]-[.N35]" office:value-type="float" office:value="0.0199447294775493" calcext:value-type="float">
            <text:p>0,019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6]+[.$P$2]" office:value-type="float" office:value="0.980693806736638" calcext:value-type="float">
            <text:p>1,0</text:p>
          </table:table-cell>
          <table:table-cell table:style-name="ce13" table:formula="of:=GAMMADIST([.M37];[.$B$4];[.$B$3]/[.$B$4];TRUE())" office:value-type="float" office:value="0.563709316731929" calcext:value-type="float">
            <text:p>0,56371</text:p>
          </table:table-cell>
          <table:table-cell table:style-name="ce13" table:formula="of:=[.N37]-[.N36]" office:value-type="float" office:value="0.0194479390497269" calcext:value-type="float">
            <text:p>0,019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7]+[.$P$2]" office:value-type="float" office:value="1.00871362978626" calcext:value-type="float">
            <text:p>1,0</text:p>
          </table:table-cell>
          <table:table-cell table:style-name="ce13" table:formula="of:=GAMMADIST([.M38];[.$B$4];[.$B$3]/[.$B$4];TRUE())" office:value-type="float" office:value="0.582640981961813" calcext:value-type="float">
            <text:p>0,58264</text:p>
          </table:table-cell>
          <table:table-cell table:style-name="ce13" table:formula="of:=[.N38]-[.N37]" office:value-type="float" office:value="0.0189316652298839" calcext:value-type="float">
            <text:p>0,018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8]+[.$P$2]" office:value-type="float" office:value="1.03673345283587" calcext:value-type="float">
            <text:p>1,0</text:p>
          </table:table-cell>
          <table:table-cell table:style-name="ce13" table:formula="of:=GAMMADIST([.M39];[.$B$4];[.$B$3]/[.$B$4];TRUE())" office:value-type="float" office:value="0.601040837750322" calcext:value-type="float">
            <text:p>0,60104</text:p>
          </table:table-cell>
          <table:table-cell table:style-name="ce13" table:formula="of:=[.N39]-[.N38]" office:value-type="float" office:value="0.0183998557885097" calcext:value-type="float">
            <text:p>0,018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9]+[.$P$2]" office:value-type="float" office:value="1.06475327588549" calcext:value-type="float">
            <text:p>1,1</text:p>
          </table:table-cell>
          <table:table-cell table:style-name="ce13" table:formula="of:=GAMMADIST([.M40];[.$B$4];[.$B$3]/[.$B$4];TRUE())" office:value-type="float" office:value="0.618896981681797" calcext:value-type="float">
            <text:p>0,61890</text:p>
          </table:table-cell>
          <table:table-cell table:style-name="ce13" table:formula="of:=[.N40]-[.N39]" office:value-type="float" office:value="0.0178561439314748" calcext:value-type="float">
            <text:p>0,0178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0]+[.$P$2]" office:value-type="float" office:value="1.09277309893511" calcext:value-type="float">
            <text:p>1,1</text:p>
          </table:table-cell>
          <table:table-cell table:style-name="ce13" table:formula="of:=GAMMADIST([.M41];[.$B$4];[.$B$3]/[.$B$4];TRUE())" office:value-type="float" office:value="0.636200839293054" calcext:value-type="float">
            <text:p>0,63620</text:p>
          </table:table-cell>
          <table:table-cell table:style-name="ce13" table:formula="of:=[.N41]-[.N40]" office:value-type="float" office:value="0.0173038576112574" calcext:value-type="float">
            <text:p>0,0173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1]+[.$P$2]" office:value-type="float" office:value="1.12079292198473" calcext:value-type="float">
            <text:p>1,1</text:p>
          </table:table-cell>
          <table:table-cell table:style-name="ce13" table:formula="of:=GAMMADIST([.M42];[.$B$4];[.$B$3]/[.$B$4];TRUE())" office:value-type="float" office:value="0.652946869944363" calcext:value-type="float">
            <text:p>0,65295</text:p>
          </table:table-cell>
          <table:table-cell table:style-name="ce13" table:formula="of:=[.N42]-[.N41]" office:value-type="float" office:value="0.0167460306513086" calcext:value-type="float">
            <text:p>0,0167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2]+[.$P$2]" office:value-type="float" office:value="1.14881274503435" calcext:value-type="float">
            <text:p>1,1</text:p>
          </table:table-cell>
          <table:table-cell table:style-name="ce13" table:formula="of:=GAMMADIST([.M43];[.$B$4];[.$B$3]/[.$B$4];TRUE())" office:value-type="float" office:value="0.669132285172667" calcext:value-type="float">
            <text:p>0,66913</text:p>
          </table:table-cell>
          <table:table-cell table:style-name="ce13" table:formula="of:=[.N43]-[.N42]" office:value-type="float" office:value="0.0161854152283042" calcext:value-type="float">
            <text:p>0,016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3]+[.$P$2]" office:value-type="float" office:value="1.17683256808397" calcext:value-type="float">
            <text:p>1,2</text:p>
          </table:table-cell>
          <table:table-cell table:style-name="ce13" table:formula="of:=GAMMADIST([.M44];[.$B$4];[.$B$3]/[.$B$4];TRUE())" office:value-type="float" office:value="0.684756780499562" calcext:value-type="float">
            <text:p>0,68476</text:p>
          </table:table-cell>
          <table:table-cell table:style-name="ce13" table:formula="of:=[.N44]-[.N43]" office:value-type="float" office:value="0.0156244953268945" calcext:value-type="float">
            <text:p>0,0156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4]+[.$P$2]" office:value-type="float" office:value="1.20485239113358" calcext:value-type="float">
            <text:p>1,2</text:p>
          </table:table-cell>
          <table:table-cell table:style-name="ce13" table:formula="of:=GAMMADIST([.M45];[.$B$4];[.$B$3]/[.$B$4];TRUE())" office:value-type="float" office:value="0.699822281342017" calcext:value-type="float">
            <text:p>0,69982</text:p>
          </table:table-cell>
          <table:table-cell table:style-name="ce13" table:formula="of:=[.N45]-[.N44]" office:value-type="float" office:value="0.0150655008424547" calcext:value-type="float">
            <text:p>0,015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5]+[.$P$2]" office:value-type="float" office:value="1.2328722141832" calcext:value-type="float">
            <text:p>1,2</text:p>
          </table:table-cell>
          <table:table-cell table:style-name="ce13" table:formula="of:=GAMMADIST([.M46];[.$B$4];[.$B$3]/[.$B$4];TRUE())" office:value-type="float" office:value="0.714332703402358" calcext:value-type="float">
            <text:p>0,71433</text:p>
          </table:table-cell>
          <table:table-cell table:style-name="ce13" table:formula="of:=[.N46]-[.N45]" office:value-type="float" office:value="0.0145104220603416" calcext:value-type="float">
            <text:p>0,0145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6]+[.$P$2]" office:value-type="float" office:value="1.26089203723282" calcext:value-type="float">
            <text:p>1,3</text:p>
          </table:table-cell>
          <table:table-cell table:style-name="ce13" table:formula="of:=GAMMADIST([.M47];[.$B$4];[.$B$3]/[.$B$4];TRUE())" office:value-type="float" office:value="0.728293727688485" calcext:value-type="float">
            <text:p>0,72829</text:p>
          </table:table-cell>
          <table:table-cell table:style-name="ce13" table:formula="of:=[.N47]-[.N46]" office:value-type="float" office:value="0.0139610242861269" calcext:value-type="float">
            <text:p>0,0139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7]+[.$P$2]" office:value-type="float" office:value="1.28891186028244" calcext:value-type="float">
            <text:p>1,3</text:p>
          </table:table-cell>
          <table:table-cell table:style-name="ce13" table:formula="of:=GAMMADIST([.M48];[.$B$4];[.$B$3]/[.$B$4];TRUE())" office:value-type="float" office:value="0.741712590129591" calcext:value-type="float">
            <text:p>0,74171</text:p>
          </table:table-cell>
          <table:table-cell table:style-name="ce13" table:formula="of:=[.N48]-[.N47]" office:value-type="float" office:value="0.0134188624411065" calcext:value-type="float">
            <text:p>0,013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8]+[.$P$2]" office:value-type="float" office:value="1.31693168333206" calcext:value-type="float">
            <text:p>1,3</text:p>
          </table:table-cell>
          <table:table-cell table:style-name="ce13" table:formula="of:=GAMMADIST([.M49];[.$B$4];[.$B$3]/[.$B$4];TRUE())" office:value-type="float" office:value="0.754597885601332" calcext:value-type="float">
            <text:p>0,75460</text:p>
          </table:table-cell>
          <table:table-cell table:style-name="ce13" table:formula="of:=[.N49]-[.N48]" office:value-type="float" office:value="0.0128852954717407" calcext:value-type="float">
            <text:p>0,0128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9]+[.$P$2]" office:value-type="float" office:value="1.34495150638168" calcext:value-type="float">
            <text:p>1,3</text:p>
          </table:table-cell>
          <table:table-cell table:style-name="ce13" table:formula="of:=GAMMADIST([.M50];[.$B$4];[.$B$3]/[.$B$4];TRUE())" office:value-type="float" office:value="0.766959386052664" calcext:value-type="float">
            <text:p>0,76696</text:p>
          </table:table-cell>
          <table:table-cell table:style-name="ce13" table:formula="of:=[.N50]-[.N49]" office:value-type="float" office:value="0.0123615004513318" calcext:value-type="float">
            <text:p>0,0123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0]+[.$P$2]" office:value-type="float" office:value="1.37297132943129" calcext:value-type="float">
            <text:p>1,4</text:p>
          </table:table-cell>
          <table:table-cell table:style-name="ce13" table:formula="of:=GAMMADIST([.M51];[.$B$4];[.$B$3]/[.$B$4];TRUE())" office:value-type="float" office:value="0.778807872330307" calcext:value-type="float">
            <text:p>0,77881</text:p>
          </table:table-cell>
          <table:table-cell table:style-name="ce13" table:formula="of:=[.N51]-[.N50]" office:value-type="float" office:value="0.0118484862776436" calcext:value-type="float">
            <text:p>0,0118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1]+[.$P$2]" office:value-type="float" office:value="1.40099115248091" calcext:value-type="float">
            <text:p>1,4</text:p>
          </table:table-cell>
          <table:table-cell table:style-name="ce13" table:formula="of:=GAMMADIST([.M52];[.$B$4];[.$B$3]/[.$B$4];TRUE())" office:value-type="float" office:value="0.790154979222199" calcext:value-type="float">
            <text:p>0,79015</text:p>
          </table:table-cell>
          <table:table-cell table:style-name="ce13" table:formula="of:=[.N52]-[.N51]" office:value-type="float" office:value="0.011347106891892" calcext:value-type="float">
            <text:p>0,0113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2]+[.$P$2]" office:value-type="float" office:value="1.42901097553053" calcext:value-type="float">
            <text:p>1,4</text:p>
          </table:table-cell>
          <table:table-cell table:style-name="ce13" table:formula="of:=GAMMADIST([.M53];[.$B$4];[.$B$3]/[.$B$4];TRUE())" office:value-type="float" office:value="0.801013053185288" calcext:value-type="float">
            <text:p>0,80101</text:p>
          </table:table-cell>
          <table:table-cell table:style-name="ce13" table:formula="of:=[.N53]-[.N52]" office:value-type="float" office:value="0.0108580739630889" calcext:value-type="float">
            <text:p>0,0108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3]+[.$P$2]" office:value-type="float" office:value="1.45703079858015" calcext:value-type="float">
            <text:p>1,5</text:p>
          </table:table-cell>
          <table:table-cell table:style-name="ce13" table:formula="of:=GAMMADIST([.M54];[.$B$4];[.$B$3]/[.$B$4];TRUE())" office:value-type="float" office:value="0.811395022182701" calcext:value-type="float">
            <text:p>0,81140</text:p>
          </table:table-cell>
          <table:table-cell table:style-name="ce13" table:formula="of:=[.N54]-[.N53]" office:value-type="float" office:value="0.010381968997413" calcext:value-type="float">
            <text:p>0,010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4]+[.$P$2]" office:value-type="float" office:value="1.48505062162977" calcext:value-type="float">
            <text:p>1,5</text:p>
          </table:table-cell>
          <table:table-cell table:style-name="ce13" table:formula="of:=GAMMADIST([.M55];[.$B$4];[.$B$3]/[.$B$4];TRUE())" office:value-type="float" office:value="0.821314277028226" calcext:value-type="float">
            <text:p>0,82131</text:p>
          </table:table-cell>
          <table:table-cell table:style-name="ce13" table:formula="of:=[.N55]-[.N54]" office:value-type="float" office:value="0.00991925484552514" calcext:value-type="float">
            <text:p>0,0099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5]+[.$P$2]" office:value-type="float" office:value="1.51307044467938" calcext:value-type="float">
            <text:p>1,5</text:p>
          </table:table-cell>
          <table:table-cell table:style-name="ce13" table:formula="of:=GAMMADIST([.M56];[.$B$4];[.$B$3]/[.$B$4];TRUE())" office:value-type="float" office:value="0.830784563620108" calcext:value-type="float">
            <text:p>0,83078</text:p>
          </table:table-cell>
          <table:table-cell table:style-name="ce13" table:formula="of:=[.N56]-[.N55]" office:value-type="float" office:value="0.00947028659188121" calcext:value-type="float">
            <text:p>0,0094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6]+[.$P$2]" office:value-type="float" office:value="1.541090267729" calcext:value-type="float">
            <text:p>1,5</text:p>
          </table:table-cell>
          <table:table-cell table:style-name="ce13" table:formula="of:=GAMMADIST([.M57];[.$B$4];[.$B$3]/[.$B$4];TRUE())" office:value-type="float" office:value="0.839819885439432" calcext:value-type="float">
            <text:p>0,83982</text:p>
          </table:table-cell>
          <table:table-cell table:style-name="ce13" table:formula="of:=[.N57]-[.N56]" office:value-type="float" office:value="0.00903532181932443" calcext:value-type="float">
            <text:p>0,009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7]+[.$P$2]" office:value-type="float" office:value="1.56911009077862" calcext:value-type="float">
            <text:p>1,6</text:p>
          </table:table-cell>
          <table:table-cell table:style-name="ce13" table:formula="of:=GAMMADIST([.M58];[.$B$4];[.$B$3]/[.$B$4];TRUE())" office:value-type="float" office:value="0.848434415689334" calcext:value-type="float">
            <text:p>0,84843</text:p>
          </table:table-cell>
          <table:table-cell table:style-name="ce13" table:formula="of:=[.N58]-[.N57]" office:value-type="float" office:value="0.00861453024990244" calcext:value-type="float">
            <text:p>0,0086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8]+[.$P$2]" office:value-type="float" office:value="1.59712991382824" calcext:value-type="float">
            <text:p>1,6</text:p>
          </table:table-cell>
          <table:table-cell table:style-name="ce13" table:formula="of:=GAMMADIST([.M59];[.$B$4];[.$B$3]/[.$B$4];TRUE())" office:value-type="float" office:value="0.856642418458425" calcext:value-type="float">
            <text:p>0,85664</text:p>
          </table:table-cell>
          <table:table-cell table:style-name="ce13" table:formula="of:=[.N59]-[.N58]" office:value-type="float" office:value="0.00820800276909039" calcext:value-type="float">
            <text:p>0,008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9]+[.$P$2]" office:value-type="float" office:value="1.62514973687786" calcext:value-type="float">
            <text:p>1,6</text:p>
          </table:table-cell>
          <table:table-cell table:style-name="ce13" table:formula="of:=GAMMADIST([.M60];[.$B$4];[.$B$3]/[.$B$4];TRUE())" office:value-type="float" office:value="0.86445817830408" calcext:value-type="float">
            <text:p>0,86446</text:p>
          </table:table-cell>
          <table:table-cell table:style-name="ce13" table:formula="of:=[.N60]-[.N59]" office:value-type="float" office:value="0.00781575984565541" calcext:value-type="float">
            <text:p>0,0078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0]+[.$P$2]" office:value-type="float" office:value="1.65316955992748" calcext:value-type="float">
            <text:p>1,7</text:p>
          </table:table-cell>
          <table:table-cell table:style-name="ce13" table:formula="of:=GAMMADIST([.M61];[.$B$4];[.$B$3]/[.$B$4];TRUE())" office:value-type="float" office:value="0.871895937667488" calcext:value-type="float">
            <text:p>0,87190</text:p>
          </table:table-cell>
          <table:table-cell table:style-name="ce13" table:formula="of:=[.N61]-[.N60]" office:value-type="float" office:value="0.00743775936340763" calcext:value-type="float">
            <text:p>0,0074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1]+[.$P$2]" office:value-type="float" office:value="1.68118938297709" calcext:value-type="float">
            <text:p>1,7</text:p>
          </table:table-cell>
          <table:table-cell table:style-name="ce13" table:formula="of:=GAMMADIST([.M62];[.$B$4];[.$B$3]/[.$B$4];TRUE())" office:value-type="float" office:value="0.878969841551693" calcext:value-type="float">
            <text:p>0,87897</text:p>
          </table:table-cell>
          <table:table-cell table:style-name="ce13" table:formula="of:=[.N62]-[.N61]" office:value-type="float" office:value="0.0070739038842047" calcext:value-type="float">
            <text:p>0,007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2]+[.$P$2]" office:value-type="float" office:value="1.70920920602671" calcext:value-type="float">
            <text:p>1,7</text:p>
          </table:table-cell>
          <table:table-cell table:style-name="ce13" table:formula="of:=GAMMADIST([.M63];[.$B$4];[.$B$3]/[.$B$4];TRUE())" office:value-type="float" office:value="0.885693888915654" calcext:value-type="float">
            <text:p>0,88569</text:p>
          </table:table-cell>
          <table:table-cell table:style-name="ce13" table:formula="of:=[.N63]-[.N62]" office:value-type="float" office:value="0.00672404736396126" calcext:value-type="float">
            <text:p>0,006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3]+[.$P$2]" office:value-type="float" office:value="1.73722902907633" calcext:value-type="float">
            <text:p>1,7</text:p>
          </table:table-cell>
          <table:table-cell table:style-name="ce13" table:formula="of:=GAMMADIST([.M64];[.$B$4];[.$B$3]/[.$B$4];TRUE())" office:value-type="float" office:value="0.892081890260778" calcext:value-type="float">
            <text:p>0,89208</text:p>
          </table:table-cell>
          <table:table-cell table:style-name="ce13" table:formula="of:=[.N64]-[.N63]" office:value-type="float" office:value="0.00638800134512385" calcext:value-type="float">
            <text:p>0,0063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4]+[.$P$2]" office:value-type="float" office:value="1.76524885212595" calcext:value-type="float">
            <text:p>1,8</text:p>
          </table:table-cell>
          <table:table-cell table:style-name="ce13" table:formula="of:=GAMMADIST([.M65];[.$B$4];[.$B$3]/[.$B$4];TRUE())" office:value-type="float" office:value="0.89814743091105" calcext:value-type="float">
            <text:p>0,89815</text:p>
          </table:table-cell>
          <table:table-cell table:style-name="ce13" table:formula="of:=[.N65]-[.N64]" office:value-type="float" office:value="0.00606554065027254" calcext:value-type="float">
            <text:p>0,006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5]+[.$P$2]" office:value-type="float" office:value="1.79326867517557" calcext:value-type="float">
            <text:p>1,8</text:p>
          </table:table-cell>
          <table:table-cell table:style-name="ce13" table:formula="of:=GAMMADIST([.M66];[.$B$4];[.$B$3]/[.$B$4];TRUE())" office:value-type="float" office:value="0.903903839513274" calcext:value-type="float">
            <text:p>0,90390</text:p>
          </table:table-cell>
          <table:table-cell table:style-name="ce13" table:formula="of:=[.N66]-[.N65]" office:value-type="float" office:value="0.00575640860222371" calcext:value-type="float">
            <text:p>0,0057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6]+[.$P$2]" office:value-type="float" office:value="1.82128849822519" calcext:value-type="float">
            <text:p>1,8</text:p>
          </table:table-cell>
          <table:table-cell table:style-name="ce13" table:formula="of:=GAMMADIST([.M67];[.$B$4];[.$B$3]/[.$B$4];TRUE())" office:value-type="float" office:value="0.909364161309637" calcext:value-type="float">
            <text:p>0,90936</text:p>
          </table:table-cell>
          <table:table-cell table:style-name="ce13" table:formula="of:=[.N67]-[.N66]" office:value-type="float" office:value="0.0054603217963628" calcext:value-type="float">
            <text:p>0,0054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7]+[.$P$2]" office:value-type="float" office:value="1.8493083212748" calcext:value-type="float">
            <text:p>1,8</text:p>
          </table:table-cell>
          <table:table-cell table:style-name="ce13" table:formula="of:=GAMMADIST([.M68];[.$B$4];[.$B$3]/[.$B$4];TRUE())" office:value-type="float" office:value="0.914541135760593" calcext:value-type="float">
            <text:p>0,91454</text:p>
          </table:table-cell>
          <table:table-cell table:style-name="ce13" table:formula="of:=[.N68]-[.N67]" office:value-type="float" office:value="0.00517697445095655" calcext:value-type="float">
            <text:p>0,0051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8]+[.$P$2]" office:value-type="float" office:value="1.87732814432442" calcext:value-type="float">
            <text:p>1,9</text:p>
          </table:table-cell>
          <table:table-cell table:style-name="ce13" table:formula="of:=GAMMADIST([.M69];[.$B$4];[.$B$3]/[.$B$4];TRUE())" office:value-type="float" office:value="0.919447178121557" calcext:value-type="float">
            <text:p>0,91945</text:p>
          </table:table-cell>
          <table:table-cell table:style-name="ce13" table:formula="of:=[.N69]-[.N68]" office:value-type="float" office:value="0.00490604236096415" calcext:value-type="float">
            <text:p>0,0049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9]+[.$P$2]" office:value-type="float" office:value="1.90534796737404" calcext:value-type="float">
            <text:p>1,9</text:p>
          </table:table-cell>
          <table:table-cell table:style-name="ce13" table:formula="of:=GAMMADIST([.M70];[.$B$4];[.$B$3]/[.$B$4];TRUE())" office:value-type="float" office:value="0.924094364601984" calcext:value-type="float">
            <text:p>0,92409</text:p>
          </table:table-cell>
          <table:table-cell table:style-name="ce13" table:formula="of:=[.N70]-[.N69]" office:value-type="float" office:value="0.00464718648042628" calcext:value-type="float">
            <text:p>0,004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0]+[.$P$2]" office:value-type="float" office:value="1.93336779042366" calcext:value-type="float">
            <text:p>1,9</text:p>
          </table:table-cell>
          <table:table-cell table:style-name="ce13" table:formula="of:=GAMMADIST([.M71];[.$B$4];[.$B$3]/[.$B$4];TRUE())" office:value-type="float" office:value="0.928494420759872" calcext:value-type="float">
            <text:p>0,92849</text:p>
          </table:table-cell>
          <table:table-cell table:style-name="ce13" table:formula="of:=[.N71]-[.N70]" office:value-type="float" office:value="0.00440005615788819" calcext:value-type="float">
            <text:p>0,004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1]+[.$P$2]" office:value-type="float" office:value="1.96138761347328" calcext:value-type="float">
            <text:p>2,0</text:p>
          </table:table-cell>
          <table:table-cell table:style-name="ce13" table:formula="of:=GAMMADIST([.M72];[.$B$4];[.$B$3]/[.$B$4];TRUE())" office:value-type="float" office:value="0.932658712808454" calcext:value-type="float">
            <text:p>0,93266</text:p>
          </table:table-cell>
          <table:table-cell table:style-name="ce13" table:formula="of:=[.N72]-[.N71]" office:value-type="float" office:value="0.0041642920485816" calcext:value-type="float">
            <text:p>0,004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2]+[.$P$2]" office:value-type="float" office:value="1.9894074365229" calcext:value-type="float">
            <text:p>2,0</text:p>
          </table:table-cell>
          <table:table-cell table:style-name="ce13" table:formula="of:=GAMMADIST([.M73];[.$B$4];[.$B$3]/[.$B$4];TRUE())" office:value-type="float" office:value="0.936598241534681" calcext:value-type="float">
            <text:p>0,93660</text:p>
          </table:table-cell>
          <table:table-cell table:style-name="ce13" table:formula="of:=[.N73]-[.N72]" office:value-type="float" office:value="0.0039395287262276" calcext:value-type="float">
            <text:p>0,003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3]+[.$P$2]" office:value-type="float" office:value="2.01742725957251" calcext:value-type="float">
            <text:p>2,0</text:p>
          </table:table-cell>
          <table:table-cell table:style-name="ce13" table:formula="of:=GAMMADIST([.M74];[.$B$4];[.$B$3]/[.$B$4];TRUE())" office:value-type="float" office:value="0.940323638551091" calcext:value-type="float">
            <text:p>0,94032</text:p>
          </table:table-cell>
          <table:table-cell table:style-name="ce13" table:formula="of:=[.N74]-[.N73]" office:value-type="float" office:value="0.00372539701640928" calcext:value-type="float">
            <text:p>0,0037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4]+[.$P$2]" office:value-type="float" office:value="2.04544708262213" calcext:value-type="float">
            <text:p>2,0</text:p>
          </table:table-cell>
          <table:table-cell table:style-name="ce13" table:formula="of:=GAMMADIST([.M75];[.$B$4];[.$B$3]/[.$B$4];TRUE())" office:value-type="float" office:value="0.943845164623573" calcext:value-type="float">
            <text:p>0,94385</text:p>
          </table:table-cell>
          <table:table-cell table:style-name="ce13" table:formula="of:=[.N75]-[.N74]" office:value-type="float" office:value="0.00352152607248224" calcext:value-type="float">
            <text:p>0,0035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5]+[.$P$2]" office:value-type="float" office:value="2.07346690567175" calcext:value-type="float">
            <text:p>2,1</text:p>
          </table:table-cell>
          <table:table-cell table:style-name="ce13" table:formula="of:=GAMMADIST([.M76];[.$B$4];[.$B$3]/[.$B$4];TRUE())" office:value-type="float" office:value="0.947172709837555" calcext:value-type="float">
            <text:p>0,94717</text:p>
          </table:table-cell>
          <table:table-cell table:style-name="ce13" table:formula="of:=[.N76]-[.N75]" office:value-type="float" office:value="0.00332754521398182" calcext:value-type="float">
            <text:p>0,0033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6]+[.$P$2]" office:value-type="float" office:value="2.10148672872137" calcext:value-type="float">
            <text:p>2,1</text:p>
          </table:table-cell>
          <table:table-cell table:style-name="ce13" table:formula="of:=GAMMADIST([.M77];[.$B$4];[.$B$3]/[.$B$4];TRUE())" office:value-type="float" office:value="0.950315795384006" calcext:value-type="float">
            <text:p>0,95032</text:p>
          </table:table-cell>
          <table:table-cell table:style-name="ce13" table:formula="of:=[.N77]-[.N76]" office:value-type="float" office:value="0.00314308554645148" calcext:value-type="float">
            <text:p>0,003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7]+[.$P$2]" office:value-type="float" office:value="2.12950655177099" calcext:value-type="float">
            <text:p>2,1</text:p>
          </table:table-cell>
          <table:table-cell table:style-name="ce13" table:formula="of:=GAMMADIST([.M78];[.$B$4];[.$B$3]/[.$B$4];TRUE())" office:value-type="float" office:value="0.953283576764599" calcext:value-type="float">
            <text:p>0,95328</text:p>
          </table:table-cell>
          <table:table-cell table:style-name="ce13" table:formula="of:=[.N78]-[.N77]" office:value-type="float" office:value="0.00296778138059262" calcext:value-type="float">
            <text:p>0,0029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8]+[.$P$2]" office:value-type="float" office:value="2.1575263748206" calcext:value-type="float">
            <text:p>2,2</text:p>
          </table:table-cell>
          <table:table-cell table:style-name="ce13" table:formula="of:=GAMMADIST([.M79];[.$B$4];[.$B$3]/[.$B$4];TRUE())" office:value-type="float" office:value="0.956084848232193" calcext:value-type="float">
            <text:p>0,95608</text:p>
          </table:table-cell>
          <table:table-cell table:style-name="ce13" table:formula="of:=[.N79]-[.N78]" office:value-type="float" office:value="0.00280127146759424" calcext:value-type="float">
            <text:p>0,0028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9]+[.$P$2]" office:value-type="float" office:value="2.18554619787022" calcext:value-type="float">
            <text:p>2,2</text:p>
          </table:table-cell>
          <table:table-cell table:style-name="ce13" table:formula="of:=GAMMADIST([.M80];[.$B$4];[.$B$3]/[.$B$4];TRUE())" office:value-type="float" office:value="0.958728048298688" calcext:value-type="float">
            <text:p>0,95873</text:p>
          </table:table-cell>
          <table:table-cell table:style-name="ce13" table:formula="of:=[.N80]-[.N79]" office:value-type="float" office:value="0.00264320006649488" calcext:value-type="float">
            <text:p>0,0026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0]+[.$P$2]" office:value-type="float" office:value="2.21356602091984" calcext:value-type="float">
            <text:p>2,2</text:p>
          </table:table-cell>
          <table:table-cell table:style-name="ce13" table:formula="of:=GAMMADIST([.M81];[.$B$4];[.$B$3]/[.$B$4];TRUE())" office:value-type="float" office:value="0.961221266157125" calcext:value-type="float">
            <text:p>0,96122</text:p>
          </table:table-cell>
          <table:table-cell table:style-name="ce13" table:formula="of:=[.N81]-[.N80]" office:value-type="float" office:value="0.00249321785843737" calcext:value-type="float">
            <text:p>0,0024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1]+[.$P$2]" office:value-type="float" office:value="2.24158584396946" calcext:value-type="float">
            <text:p>2,2</text:p>
          </table:table-cell>
          <table:table-cell table:style-name="ce13" table:formula="of:=GAMMADIST([.M82];[.$B$4];[.$B$3]/[.$B$4];TRUE())" office:value-type="float" office:value="0.963572248878825" calcext:value-type="float">
            <text:p>0,96357</text:p>
          </table:table-cell>
          <table:table-cell table:style-name="ce13" table:formula="of:=[.N82]-[.N81]" office:value-type="float" office:value="0.00235098272170009" calcext:value-type="float">
            <text:p>0,0023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2]+[.$P$2]" office:value-type="float" office:value="2.26960566701908" calcext:value-type="float">
            <text:p>2,3</text:p>
          </table:table-cell>
          <table:table-cell table:style-name="ce13" table:formula="of:=GAMMADIST([.M83];[.$B$4];[.$B$3]/[.$B$4];TRUE())" office:value-type="float" office:value="0.965788409259297" calcext:value-type="float">
            <text:p>0,96579</text:p>
          </table:table-cell>
          <table:table-cell table:style-name="ce13" table:formula="of:=[.N83]-[.N82]" office:value-type="float" office:value="0.00221616038047201" calcext:value-type="float">
            <text:p>0,002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3]+[.$P$2]" office:value-type="float" office:value="2.2976254900687" calcext:value-type="float">
            <text:p>2,3</text:p>
          </table:table-cell>
          <table:table-cell table:style-name="ce13" table:formula="of:=GAMMADIST([.M84];[.$B$4];[.$B$3]/[.$B$4];TRUE())" office:value-type="float" office:value="0.967876834198722" calcext:value-type="float">
            <text:p>0,96788</text:p>
          </table:table-cell>
          <table:table-cell table:style-name="ce13" table:formula="of:=[.N84]-[.N83]" office:value-type="float" office:value="0.00208842493942474" calcext:value-type="float">
            <text:p>0,002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4]+[.$P$2]" office:value-type="float" office:value="2.32564531311831" calcext:value-type="float">
            <text:p>2,3</text:p>
          </table:table-cell>
          <table:table-cell table:style-name="ce13" table:formula="of:=GAMMADIST([.M85];[.$B$4];[.$B$3]/[.$B$4];TRUE())" office:value-type="float" office:value="0.969844293514005" calcext:value-type="float">
            <text:p>0,96984</text:p>
          </table:table-cell>
          <table:table-cell table:style-name="ce13" table:formula="of:=[.N85]-[.N84]" office:value-type="float" office:value="0.00196745931528275" calcext:value-type="float">
            <text:p>0,0019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5]+[.$P$2]" office:value-type="float" office:value="2.35366513616793" calcext:value-type="float">
            <text:p>2,4</text:p>
          </table:table-cell>
          <table:table-cell table:style-name="ce13" table:formula="of:=GAMMADIST([.M86];[.$B$4];[.$B$3]/[.$B$4];TRUE())" office:value-type="float" office:value="0.971697249089772" calcext:value-type="float">
            <text:p>0,97170</text:p>
          </table:table-cell>
          <table:table-cell table:style-name="ce13" table:formula="of:=[.N86]-[.N85]" office:value-type="float" office:value="0.00185295557576781" calcext:value-type="float">
            <text:p>0,0018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6]+[.$P$2]" office:value-type="float" office:value="2.38168495921755" calcext:value-type="float">
            <text:p>2,4</text:p>
          </table:table-cell>
          <table:table-cell table:style-name="ce13" table:formula="of:=GAMMADIST([.M87];[.$B$4];[.$B$3]/[.$B$4];TRUE())" office:value-type="float" office:value="0.973441864285288" calcext:value-type="float">
            <text:p>0,97344</text:p>
          </table:table-cell>
          <table:table-cell table:style-name="ce13" table:formula="of:=[.N87]-[.N86]" office:value-type="float" office:value="0.00174461519551528" calcext:value-type="float">
            <text:p>0,0017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7]+[.$P$2]" office:value-type="float" office:value="2.40970478226717" calcext:value-type="float">
            <text:p>2,4</text:p>
          </table:table-cell>
          <table:table-cell table:style-name="ce13" table:formula="of:=GAMMADIST([.M88];[.$B$4];[.$B$3]/[.$B$4];TRUE())" office:value-type="float" office:value="0.975084013523102" calcext:value-type="float">
            <text:p>0,97508</text:p>
          </table:table-cell>
          <table:table-cell table:style-name="ce13" table:formula="of:=[.N88]-[.N87]" office:value-type="float" office:value="0.00164214923781425" calcext:value-type="float">
            <text:p>0,0016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8]+[.$P$2]" office:value-type="float" office:value="2.43772460531679" calcext:value-type="float">
            <text:p>2,4</text:p>
          </table:table-cell>
          <table:table-cell table:style-name="ce13" table:formula="of:=GAMMADIST([.M89];[.$B$4];[.$B$3]/[.$B$4];TRUE())" office:value-type="float" office:value="0.97662929199343" calcext:value-type="float">
            <text:p>0,97663</text:p>
          </table:table-cell>
          <table:table-cell table:style-name="ce13" table:formula="of:=[.N89]-[.N88]" office:value-type="float" office:value="0.00154527847032759" calcext:value-type="float">
            <text:p>0,0015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9]+[.$P$2]" office:value-type="float" office:value="2.46574442836641" calcext:value-type="float">
            <text:p>2,5</text:p>
          </table:table-cell>
          <table:table-cell table:style-name="ce13" table:formula="of:=GAMMADIST([.M90];[.$B$4];[.$B$3]/[.$B$4];TRUE())" office:value-type="float" office:value="0.978083025415717" calcext:value-type="float">
            <text:p>0,97808</text:p>
          </table:table-cell>
          <table:table-cell table:style-name="ce13" table:formula="of:=[.N90]-[.N89]" office:value-type="float" office:value="0.00145373342228727" calcext:value-type="float">
            <text:p>0,001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0]+[.$P$2]" office:value-type="float" office:value="2.49376425141602" calcext:value-type="float">
            <text:p>2,5</text:p>
          </table:table-cell>
          <table:table-cell table:style-name="ce13" table:formula="of:=GAMMADIST([.M91];[.$B$4];[.$B$3]/[.$B$4];TRUE())" office:value-type="float" office:value="0.979450279805753" calcext:value-type="float">
            <text:p>0,97945</text:p>
          </table:table-cell>
          <table:table-cell table:style-name="ce13" table:formula="of:=[.N91]-[.N90]" office:value-type="float" office:value="0.00136725439003593" calcext:value-type="float">
            <text:p>0,0013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1]+[.$P$2]" office:value-type="float" office:value="2.52178407446564" calcext:value-type="float">
            <text:p>2,5</text:p>
          </table:table-cell>
          <table:table-cell table:style-name="ce13" table:formula="of:=GAMMADIST([.M92];[.$B$4];[.$B$3]/[.$B$4];TRUE())" office:value-type="float" office:value="0.980735871202963" calcext:value-type="float">
            <text:p>0,98074</text:p>
          </table:table-cell>
          <table:table-cell table:style-name="ce13" table:formula="of:=[.N92]-[.N91]" office:value-type="float" office:value="0.00128559139721041" calcext:value-type="float">
            <text:p>0,0012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2]+[.$P$2]" office:value-type="float" office:value="2.54980389751526" calcext:value-type="float">
            <text:p>2,5</text:p>
          </table:table-cell>
          <table:table-cell table:style-name="ce13" table:formula="of:=GAMMADIST([.M93];[.$B$4];[.$B$3]/[.$B$4];TRUE())" office:value-type="float" office:value="0.981944375318276" calcext:value-type="float">
            <text:p>0,98194</text:p>
          </table:table-cell>
          <table:table-cell table:style-name="ce13" table:formula="of:=[.N93]-[.N92]" office:value-type="float" office:value="0.00120850411531237" calcext:value-type="float">
            <text:p>0,001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3]+[.$P$2]" office:value-type="float" office:value="2.57782372056488" calcext:value-type="float">
            <text:p>2,6</text:p>
          </table:table-cell>
          <table:table-cell table:style-name="ce13" table:formula="of:=GAMMADIST([.M94];[.$B$4];[.$B$3]/[.$B$4];TRUE())" office:value-type="float" office:value="0.98308013706818" calcext:value-type="float">
            <text:p>0,98308</text:p>
          </table:table-cell>
          <table:table-cell table:style-name="ce13" table:formula="of:=[.N94]-[.N93]" office:value-type="float" office:value="0.00113576174990493" calcext:value-type="float">
            <text:p>0,001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4]+[.$P$2]" office:value-type="float" office:value="2.6058435436145" calcext:value-type="float">
            <text:p>2,6</text:p>
          </table:table-cell>
          <table:table-cell table:style-name="ce13" table:formula="of:=GAMMADIST([.M95];[.$B$4];[.$B$3]/[.$B$4];TRUE())" office:value-type="float" office:value="0.984147279965382" calcext:value-type="float">
            <text:p>0,98415</text:p>
          </table:table-cell>
          <table:table-cell table:style-name="ce13" table:formula="of:=[.N95]-[.N94]" office:value-type="float" office:value="0.00106714289720189" calcext:value-type="float">
            <text:p>0,001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5]+[.$P$2]" office:value-type="float" office:value="2.63386336666411" calcext:value-type="float">
            <text:p>2,6</text:p>
          </table:table-cell>
          <table:table-cell table:style-name="ce13" table:formula="of:=GAMMADIST([.M96];[.$B$4];[.$B$3]/[.$B$4];TRUE())" office:value-type="float" office:value="0.985149715340754" calcext:value-type="float">
            <text:p>0,98515</text:p>
          </table:table-cell>
          <table:table-cell table:style-name="ce13" table:formula="of:=[.N96]-[.N95]" office:value-type="float" office:value="0.00100243537537215" calcext:value-type="float">
            <text:p>0,001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6]+[.$P$2]" office:value-type="float" office:value="2.66188318971373" calcext:value-type="float">
            <text:p>2,7</text:p>
          </table:table-cell>
          <table:table-cell table:style-name="ce13" table:formula="of:=GAMMADIST([.M97];[.$B$4];[.$B$3]/[.$B$4];TRUE())" office:value-type="float" office:value="0.986091151375231" calcext:value-type="float">
            <text:p>0,98609</text:p>
          </table:table-cell>
          <table:table-cell table:style-name="ce13" table:formula="of:=[.N97]-[.N96]" office:value-type="float" office:value="0.000941436034476495" calcext:value-type="float">
            <text:p>0,000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7]+[.$P$2]" office:value-type="float" office:value="2.68990301276335" calcext:value-type="float">
            <text:p>2,7</text:p>
          </table:table-cell>
          <table:table-cell table:style-name="ce13" table:formula="of:=GAMMADIST([.M98];[.$B$4];[.$B$3]/[.$B$4];TRUE())" office:value-type="float" office:value="0.986975101923804" calcext:value-type="float">
            <text:p>0,98698</text:p>
          </table:table-cell>
          <table:table-cell table:style-name="ce13" table:formula="of:=[.N98]-[.N97]" office:value-type="float" office:value="0.00088395054857271" calcext:value-type="float">
            <text:p>0,0008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8]+[.$P$2]" office:value-type="float" office:value="2.71792283581297" calcext:value-type="float">
            <text:p>2,7</text:p>
          </table:table-cell>
          <table:table-cell table:style-name="ce13" table:formula="of:=GAMMADIST([.M99];[.$B$4];[.$B$3]/[.$B$4];TRUE())" office:value-type="float" office:value="0.987804895116979" calcext:value-type="float">
            <text:p>0,98780</text:p>
          </table:table-cell>
          <table:table-cell table:style-name="ce13" table:formula="of:=[.N99]-[.N98]" office:value-type="float" office:value="0.000829793193174888" calcext:value-type="float">
            <text:p>0,0008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9]+[.$P$2]" office:value-type="float" office:value="2.74594265886259" calcext:value-type="float">
            <text:p>2,7</text:p>
          </table:table-cell>
          <table:table-cell table:style-name="ce13" table:formula="of:=GAMMADIST([.M100];[.$B$4];[.$B$3]/[.$B$4];TRUE())" office:value-type="float" office:value="0.98858368172791" calcext:value-type="float">
            <text:p>0,98858</text:p>
          </table:table-cell>
          <table:table-cell table:style-name="ce13" table:formula="of:=[.N100]-[.N99]" office:value-type="float" office:value="0.000778786610931448" calcext:value-type="float">
            <text:p>0,0007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0]+[.$P$2]" office:value-type="float" office:value="2.77396248191221" calcext:value-type="float">
            <text:p>2,8</text:p>
          </table:table-cell>
          <table:table-cell table:style-name="ce13" table:formula="of:=GAMMADIST([.M101];[.$B$4];[.$B$3]/[.$B$4];TRUE())" office:value-type="float" office:value="0.989314443295995" calcext:value-type="float">
            <text:p>0,98931</text:p>
          </table:table-cell>
          <table:table-cell table:style-name="ce13" table:formula="of:=[.N101]-[.N100]" office:value-type="float" office:value="0.000730761568084604" calcext:value-type="float">
            <text:p>0,0007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1]+[.$P$2]" office:value-type="float" office:value="2.80198230496182" calcext:value-type="float">
            <text:p>2,8</text:p>
          </table:table-cell>
          <table:table-cell table:style-name="ce13" table:formula="of:=GAMMADIST([.M102];[.$B$4];[.$B$3]/[.$B$4];TRUE())" office:value-type="float" office:value="0.99" calcext:value-type="float">
            <text:p>0,99000</text:p>
          </table:table-cell>
          <table:table-cell table:style-name="ce13" table:formula="of:=[.N102]-[.N101]" office:value-type="float" office:value="0.000685556704005386" calcext:value-type="float">
            <text:p>0,0006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2]+[.$P$2]" office:value-type="float" office:value="2.83000212801144" calcext:value-type="float">
            <text:p>2,8</text:p>
          </table:table-cell>
          <table:table-cell table:style-name="ce13" table:formula="of:=GAMMADIST([.M103];[.$B$4];[.$B$3]/[.$B$4];TRUE())" office:value-type="float" office:value="0.99064301827584" calcext:value-type="float">
            <text:p>0,99064</text:p>
          </table:table-cell>
          <table:table-cell table:style-name="ce13" table:formula="of:=[.N103]-[.N102]" office:value-type="float" office:value="0.000643018275840013" calcext:value-type="float">
            <text:p>0,00064</text:p>
          </table:table-cell>
          <table:table-cell table:number-columns-repeated="100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mma" table:style-name="ta3">
        <table:table-column table:style-name="co1" table:number-columns-repeated="13" table:default-cell-style-name="ce2"/>
        <table:table-column table:style-name="co6" table:default-cell-style-name="ce2"/>
        <table:table-column table:style-name="co4" table:default-cell-style-name="ce2"/>
        <table:table-column table:style-name="co1" table:number-columns-repeated="242" table:default-cell-style-name="ce2"/>
        <table:table-column table:style-name="co1" table:number-columns-repeated="767" table:default-cell-style-name="Default"/>
        <table:table-row table:style-name="ro4">
          <table:table-cell table:style-name="ce1" office:value-type="string" calcext:value-type="string">
            <text:p>Gamma (shape, scale)</text:p>
          </table:table-cell>
          <table:table-cell table:number-columns-repeated="3"/>
          <table:table-cell office:value-type="string" calcext:value-type="string">
            <text:p>Enter parameters in cells B3 and B4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Cumulative probability</text:p>
          </table:table-cell>
          <table:table-cell table:style-name="ce10" office:value-type="string" calcext:value-type="string">
            <text:p>PDF</text:p>
          </table:table-cell>
          <table:table-cell table:style-name="ce14" office:value-type="string" calcext:value-type="string">
            <text:p>Step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11" office:value-type="float" office:value="0" calcext:value-type="float">
            <text:p>0,0</text:p>
          </table:table-cell>
          <table:table-cell table:style-name="ce13" table:formula="of:=GAMMADIST([.$M2];[.$B$3];[.$B$4];TRUE())" office:value-type="float" office:value="0" calcext:value-type="float">
            <text:p>0,00000</text:p>
          </table:table-cell>
          <table:table-cell table:style-name="ce13" table:formula="of:=[.N2]" office:value-type="float" office:value="0" calcext:value-type="float">
            <text:p>0,00000</text:p>
          </table:table-cell>
          <table:table-cell table:style-name="ce15" table:formula="of:=GAMMAINV(0.99;[.B3];[.B4])/100" office:value-type="float" office:value="0.132767041359876" calcext:value-type="float">
            <text:p>0,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ape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formula="of:=[.B3]*[.B4]" office:value-type="float" office:value="4" calcext:value-type="float">
            <text:p>4</text:p>
          </table:table-cell>
          <table:table-cell table:number-columns-repeated="7"/>
          <table:table-cell table:style-name="ce11" table:formula="of:=[.M2]+[.$P$2]" office:value-type="float" office:value="0.132767041359876" calcext:value-type="float">
            <text:p>0,1</text:p>
          </table:table-cell>
          <table:table-cell table:style-name="ce13" table:formula="of:=GAMMADIST([.$M3];[.$B$3];[.$B$4];TRUE())" office:value-type="float" office:value="0.00210825863709131" calcext:value-type="float">
            <text:p>0,00211</text:p>
          </table:table-cell>
          <table:table-cell table:style-name="ce13" table:formula="of:=[.N3]-[.N2]" office:value-type="float" office:value="0.00210825863709131" calcext:value-type="float">
            <text:p>0,002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ale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D</text:p>
          </table:table-cell>
          <table:table-cell table:formula="of:=SQRT([.B3]*[.B4]^2)" office:value-type="float" office:value="2.82842712474619" calcext:value-type="float">
            <text:p>2,82842712474619</text:p>
          </table:table-cell>
          <table:table-cell table:number-columns-repeated="7"/>
          <table:table-cell table:style-name="ce11" table:formula="of:=[.M3]+[.$P$2]" office:value-type="float" office:value="0.265534082719752" calcext:value-type="float">
            <text:p>0,3</text:p>
          </table:table-cell>
          <table:table-cell table:style-name="ce13" table:formula="of:=GAMMADIST([.$M4];[.$B$3];[.$B$4];TRUE())" office:value-type="float" office:value="0.00807094626840922" calcext:value-type="float">
            <text:p>0,00807</text:p>
          </table:table-cell>
          <table:table-cell table:style-name="ce13" table:formula="of:=[.N4]-[.N3]" office:value-type="float" office:value="0.00596268763131791" calcext:value-type="float">
            <text:p>0,0059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]+[.$P$2]" office:value-type="float" office:value="0.398301124079629" calcext:value-type="float">
            <text:p>0,4</text:p>
          </table:table-cell>
          <table:table-cell table:style-name="ce13" table:formula="of:=GAMMADIST([.$M5];[.$B$3];[.$B$4];TRUE())" office:value-type="float" office:value="0.017384240561229" calcext:value-type="float">
            <text:p>0,01738</text:p>
          </table:table-cell>
          <table:table-cell table:style-name="ce13" table:formula="of:=[.N5]-[.N4]" office:value-type="float" office:value="0.00931329429281978" calcext:value-type="float">
            <text:p>0,00931</text:p>
          </table:table-cell>
          <table:table-cell table:number-columns-repeated="1009"/>
        </table:table-row>
        <table:table-row table:style-name="ro2">
          <table:table-cell>
            <draw:frame table:end-cell-address="Gamma.M26" table:end-x="3.25mm" table:end-y="0.27mm" draw:z-index="0" draw:name="Chart 1" draw:style-name="gr1" draw:text-style-name="P1" svg:width="193.47mm" svg:height="86.25mm" svg:x="7.05mm" svg:y="4mm">
              <draw:object draw:notify-on-update-of-ranges="Gamma.M2:Gamma.M203 Gamma.O3:Gamma.O20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  <table:table-cell table:style-name="ce11" table:formula="of:=[.M5]+[.$P$2]" office:value-type="float" office:value="0.531068165439505" calcext:value-type="float">
            <text:p>0,5</text:p>
          </table:table-cell>
          <table:table-cell table:style-name="ce13" table:formula="of:=GAMMADIST([.$M6];[.$B$3];[.$B$4];TRUE())" office:value-type="float" office:value="0.0295931378025786" calcext:value-type="float">
            <text:p>0,02959</text:p>
          </table:table-cell>
          <table:table-cell table:style-name="ce13" table:formula="of:=[.N6]-[.N5]" office:value-type="float" office:value="0.0122088972413496" calcext:value-type="float">
            <text:p>0,012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]+[.$P$2]" office:value-type="float" office:value="0.663835206799381" calcext:value-type="float">
            <text:p>0,7</text:p>
          </table:table-cell>
          <table:table-cell table:style-name="ce13" table:formula="of:=GAMMADIST([.$M7];[.$B$3];[.$B$4];TRUE())" office:value-type="float" office:value="0.0442872602375942" calcext:value-type="float">
            <text:p>0,04429</text:p>
          </table:table-cell>
          <table:table-cell table:style-name="ce13" table:formula="of:=[.N7]-[.N6]" office:value-type="float" office:value="0.0146941224350156" calcext:value-type="float">
            <text:p>0,0146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]+[.$P$2]" office:value-type="float" office:value="0.796602248159257" calcext:value-type="float">
            <text:p>0,8</text:p>
          </table:table-cell>
          <table:table-cell table:style-name="ce13" table:formula="of:=GAMMADIST([.$M8];[.$B$3];[.$B$4];TRUE())" office:value-type="float" office:value="0.061097000592288" calcext:value-type="float">
            <text:p>0,06110</text:p>
          </table:table-cell>
          <table:table-cell table:style-name="ce13" table:formula="of:=[.N8]-[.N7]" office:value-type="float" office:value="0.0168097403546938" calcext:value-type="float">
            <text:p>0,0168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]+[.$P$2]" office:value-type="float" office:value="0.929369289519133" calcext:value-type="float">
            <text:p>0,9</text:p>
          </table:table-cell>
          <table:table-cell table:style-name="ce13" table:formula="of:=GAMMADIST([.$M9];[.$B$3];[.$B$4];TRUE())" office:value-type="float" office:value="0.0796899777630745" calcext:value-type="float">
            <text:p>0,07969</text:p>
          </table:table-cell>
          <table:table-cell table:style-name="ce13" table:formula="of:=[.N9]-[.N8]" office:value-type="float" office:value="0.0185929771707865" calcext:value-type="float">
            <text:p>0,018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]+[.$P$2]" office:value-type="float" office:value="1.06213633087901" calcext:value-type="float">
            <text:p>1,1</text:p>
          </table:table-cell>
          <table:table-cell table:style-name="ce13" table:formula="of:=GAMMADIST([.$M10];[.$B$3];[.$B$4];TRUE())" office:value-type="float" office:value="0.0997677796065591" calcext:value-type="float">
            <text:p>0,09977</text:p>
          </table:table-cell>
          <table:table-cell table:style-name="ce13" table:formula="of:=[.N10]-[.N9]" office:value-type="float" office:value="0.0200778018434846" calcext:value-type="float">
            <text:p>0,020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]+[.$P$2]" office:value-type="float" office:value="1.19490337223889" calcext:value-type="float">
            <text:p>1,2</text:p>
          </table:table-cell>
          <table:table-cell table:style-name="ce13" table:formula="of:=GAMMADIST([.$M11];[.$B$3];[.$B$4];TRUE())" office:value-type="float" office:value="0.121062970570944" calcext:value-type="float">
            <text:p>0,12106</text:p>
          </table:table-cell>
          <table:table-cell table:style-name="ce13" table:formula="of:=[.N11]-[.N10]" office:value-type="float" office:value="0.0212951909643846" calcext:value-type="float">
            <text:p>0,0213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]+[.$P$2]" office:value-type="float" office:value="1.32767041359876" calcext:value-type="float">
            <text:p>1,3</text:p>
          </table:table-cell>
          <table:table-cell table:style-name="ce13" table:formula="of:=GAMMADIST([.$M12];[.$B$3];[.$B$4];TRUE())" office:value-type="float" office:value="0.143336343585306" calcext:value-type="float">
            <text:p>0,14334</text:p>
          </table:table-cell>
          <table:table-cell table:style-name="ce13" table:formula="of:=[.N12]-[.N11]" office:value-type="float" office:value="0.0222733730143623" calcext:value-type="float">
            <text:p>0,022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]+[.$P$2]" office:value-type="float" office:value="1.46043745495864" calcext:value-type="float">
            <text:p>1,5</text:p>
          </table:table-cell>
          <table:table-cell table:style-name="ce13" table:formula="of:=GAMMADIST([.$M13];[.$B$3];[.$B$4];TRUE())" office:value-type="float" office:value="0.166374397174579" calcext:value-type="float">
            <text:p>0,16637</text:p>
          </table:table-cell>
          <table:table-cell table:style-name="ce13" table:formula="of:=[.N13]-[.N12]" office:value-type="float" office:value="0.0230380535892732" calcext:value-type="float">
            <text:p>0,023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]+[.$P$2]" office:value-type="float" office:value="1.59320449631851" calcext:value-type="float">
            <text:p>1,6</text:p>
          </table:table-cell>
          <table:table-cell table:style-name="ce13" table:formula="of:=GAMMADIST([.$M14];[.$B$3];[.$B$4];TRUE())" office:value-type="float" office:value="0.189987020205236" calcext:value-type="float">
            <text:p>0,18999</text:p>
          </table:table-cell>
          <table:table-cell table:style-name="ce13" table:formula="of:=[.N14]-[.N13]" office:value-type="float" office:value="0.0236126230306564" calcext:value-type="float">
            <text:p>0,0236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]+[.$P$2]" office:value-type="float" office:value="1.72597153767839" calcext:value-type="float">
            <text:p>1,7</text:p>
          </table:table-cell>
          <table:table-cell table:style-name="ce13" table:formula="of:=GAMMADIST([.$M15];[.$B$3];[.$B$4];TRUE())" office:value-type="float" office:value="0.214005367997752" calcext:value-type="float">
            <text:p>0,21401</text:p>
          </table:table-cell>
          <table:table-cell table:style-name="ce13" table:formula="of:=[.N15]-[.N14]" office:value-type="float" office:value="0.0240183477925167" calcext:value-type="float">
            <text:p>0,024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]+[.$P$2]" office:value-type="float" office:value="1.85873857903827" calcext:value-type="float">
            <text:p>1,9</text:p>
          </table:table-cell>
          <table:table-cell table:style-name="ce13" table:formula="of:=GAMMADIST([.$M16];[.$B$3];[.$B$4];TRUE())" office:value-type="float" office:value="0.238279914774612" calcext:value-type="float">
            <text:p>0,23828</text:p>
          </table:table-cell>
          <table:table-cell table:style-name="ce13" table:formula="of:=[.N16]-[.N15]" office:value-type="float" office:value="0.0242745467768599" calcext:value-type="float">
            <text:p>0,024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]+[.$P$2]" office:value-type="float" office:value="1.99150562039814" calcext:value-type="float">
            <text:p>2,0</text:p>
          </table:table-cell>
          <table:table-cell table:style-name="ce13" table:formula="of:=GAMMADIST([.$M17];[.$B$3];[.$B$4];TRUE())" office:value-type="float" office:value="0.262678668554008" calcext:value-type="float">
            <text:p>0,26268</text:p>
          </table:table-cell>
          <table:table-cell table:style-name="ce13" table:formula="of:=[.N17]-[.N16]" office:value-type="float" office:value="0.0243987537793953" calcext:value-type="float">
            <text:p>0,024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]+[.$P$2]" office:value-type="float" office:value="2.12427266175802" calcext:value-type="float">
            <text:p>2,1</text:p>
          </table:table-cell>
          <table:table-cell table:style-name="ce13" table:formula="of:=GAMMADIST([.$M18];[.$B$3];[.$B$4];TRUE())" office:value-type="float" office:value="0.287085535656232" calcext:value-type="float">
            <text:p>0,28709</text:p>
          </table:table-cell>
          <table:table-cell table:style-name="ce13" table:formula="of:=[.N18]-[.N17]" office:value-type="float" office:value="0.0244068671022241" calcext:value-type="float">
            <text:p>0,0244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]+[.$P$2]" office:value-type="float" office:value="2.2570397031179" calcext:value-type="float">
            <text:p>2,3</text:p>
          </table:table-cell>
          <table:table-cell table:style-name="ce13" table:formula="of:=GAMMADIST([.$M19];[.$B$3];[.$B$4];TRUE())" office:value-type="float" office:value="0.311398822968085" calcext:value-type="float">
            <text:p>0,31140</text:p>
          </table:table-cell>
          <table:table-cell table:style-name="ce13" table:formula="of:=[.N19]-[.N18]" office:value-type="float" office:value="0.0243132873118532" calcext:value-type="float">
            <text:p>0,0243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]+[.$P$2]" office:value-type="float" office:value="2.38980674447777" calcext:value-type="float">
            <text:p>2,4</text:p>
          </table:table-cell>
          <table:table-cell table:style-name="ce13" table:formula="of:=GAMMADIST([.$M20];[.$B$3];[.$B$4];TRUE())" office:value-type="float" office:value="0.335529867016246" calcext:value-type="float">
            <text:p>0,33553</text:p>
          </table:table-cell>
          <table:table-cell table:style-name="ce13" table:formula="of:=[.N20]-[.N19]" office:value-type="float" office:value="0.0241310440481607" calcext:value-type="float">
            <text:p>0,024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]+[.$P$2]" office:value-type="float" office:value="2.52257378583765" calcext:value-type="float">
            <text:p>2,5</text:p>
          </table:table-cell>
          <table:table-cell table:style-name="ce13" table:formula="of:=GAMMADIST([.$M21];[.$B$3];[.$B$4];TRUE())" office:value-type="float" office:value="0.359401779738739" calcext:value-type="float">
            <text:p>0,35940</text:p>
          </table:table-cell>
          <table:table-cell table:style-name="ce13" table:formula="of:=[.N21]-[.N20]" office:value-type="float" office:value="0.023871912722493" calcext:value-type="float">
            <text:p>0,0238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1]+[.$P$2]" office:value-type="float" office:value="2.65534082719752" calcext:value-type="float">
            <text:p>2,7</text:p>
          </table:table-cell>
          <table:table-cell table:style-name="ce13" table:formula="of:=GAMMADIST([.$M22];[.$B$3];[.$B$4];TRUE())" office:value-type="float" office:value="0.382948301619321" calcext:value-type="float">
            <text:p>0,38295</text:p>
          </table:table-cell>
          <table:table-cell table:style-name="ce13" table:formula="of:=[.N22]-[.N21]" office:value-type="float" office:value="0.0235465218805829" calcext:value-type="float">
            <text:p>0,0235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2]+[.$P$2]" office:value-type="float" office:value="2.7881078685574" calcext:value-type="float">
            <text:p>2,8</text:p>
          </table:table-cell>
          <table:table-cell table:style-name="ce13" table:formula="of:=GAMMADIST([.$M23];[.$B$3];[.$B$4];TRUE())" office:value-type="float" office:value="0.406112753567363" calcext:value-type="float">
            <text:p>0,40611</text:p>
          </table:table-cell>
          <table:table-cell table:style-name="ce13" table:formula="of:=[.N23]-[.N22]" office:value-type="float" office:value="0.0231644519480413" calcext:value-type="float">
            <text:p>0,023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3]+[.$P$2]" office:value-type="float" office:value="2.92087490991728" calcext:value-type="float">
            <text:p>2,9</text:p>
          </table:table-cell>
          <table:table-cell table:style-name="ce13" table:formula="of:=GAMMADIST([.$M24];[.$B$3];[.$B$4];TRUE())" office:value-type="float" office:value="0.428847079589846" calcext:value-type="float">
            <text:p>0,42885</text:p>
          </table:table-cell>
          <table:table-cell table:style-name="ce13" table:formula="of:=[.N24]-[.N23]" office:value-type="float" office:value="0.0227343260224833" calcext:value-type="float">
            <text:p>0,0227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4]+[.$P$2]" office:value-type="float" office:value="3.05364195127715" calcext:value-type="float">
            <text:p>3,1</text:p>
          </table:table-cell>
          <table:table-cell table:style-name="ce13" table:formula="of:=GAMMADIST([.$M25];[.$B$3];[.$B$4];TRUE())" office:value-type="float" office:value="0.451110972916446" calcext:value-type="float">
            <text:p>0,45111</text:p>
          </table:table-cell>
          <table:table-cell table:style-name="ce13" table:formula="of:=[.N25]-[.N24]" office:value-type="float" office:value="0.0222638933266" calcext:value-type="float">
            <text:p>0,0222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5]+[.$P$2]" office:value-type="float" office:value="3.18640899263703" calcext:value-type="float">
            <text:p>3,2</text:p>
          </table:table-cell>
          <table:table-cell table:style-name="ce13" table:formula="of:=GAMMADIST([.$M26];[.$B$3];[.$B$4];TRUE())" office:value-type="float" office:value="0.472871078806828" calcext:value-type="float">
            <text:p>0,47287</text:p>
          </table:table-cell>
          <table:table-cell table:style-name="ce13" table:formula="of:=[.N26]-[.N25]" office:value-type="float" office:value="0.0217601058903818" calcext:value-type="float">
            <text:p>0,0217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6]+[.$P$2]" office:value-type="float" office:value="3.31917603399691" calcext:value-type="float">
            <text:p>3,3</text:p>
          </table:table-cell>
          <table:table-cell table:style-name="ce13" table:formula="of:=GAMMADIST([.$M27];[.$B$3];[.$B$4];TRUE())" office:value-type="float" office:value="0.494100267794817" calcext:value-type="float">
            <text:p>0,49410</text:p>
          </table:table-cell>
          <table:table-cell table:style-name="ce13" table:formula="of:=[.N27]-[.N26]" office:value-type="float" office:value="0.0212291889879889" calcext:value-type="float">
            <text:p>0,0212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7]+[.$P$2]" office:value-type="float" office:value="3.45194307535678" calcext:value-type="float">
            <text:p>3,5</text:p>
          </table:table-cell>
          <table:table-cell table:style-name="ce13" table:formula="of:=GAMMADIST([.$M28];[.$B$3];[.$B$4];TRUE())" office:value-type="float" office:value="0.514776973609999" calcext:value-type="float">
            <text:p>0,51478</text:p>
          </table:table-cell>
          <table:table-cell table:style-name="ce13" table:formula="of:=[.N28]-[.N27]" office:value-type="float" office:value="0.0206767058151824" calcext:value-type="float">
            <text:p>0,020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8]+[.$P$2]" office:value-type="float" office:value="3.58471011671666" calcext:value-type="float">
            <text:p>3,6</text:p>
          </table:table-cell>
          <table:table-cell table:style-name="ce13" table:formula="of:=GAMMADIST([.$M29];[.$B$3];[.$B$4];TRUE())" office:value-type="float" office:value="0.534884590466593" calcext:value-type="float">
            <text:p>0,53488</text:p>
          </table:table-cell>
          <table:table-cell table:style-name="ce13" table:formula="of:=[.N29]-[.N28]" office:value-type="float" office:value="0.0201076168565941" calcext:value-type="float">
            <text:p>0,020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9]+[.$P$2]" office:value-type="float" office:value="3.71747715807653" calcext:value-type="float">
            <text:p>3,7</text:p>
          </table:table-cell>
          <table:table-cell table:style-name="ce13" table:formula="of:=GAMMADIST([.$M30];[.$B$3];[.$B$4];TRUE())" office:value-type="float" office:value="0.554410924824729" calcext:value-type="float">
            <text:p>0,55441</text:p>
          </table:table-cell>
          <table:table-cell table:style-name="ce13" table:formula="of:=[.N30]-[.N29]" office:value-type="float" office:value="0.0195263343581353" calcext:value-type="float">
            <text:p>0,0195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0]+[.$P$2]" office:value-type="float" office:value="3.85024419943641" calcext:value-type="float">
            <text:p>3,9</text:p>
          </table:table-cell>
          <table:table-cell table:style-name="ce13" table:formula="of:=GAMMADIST([.$M31];[.$B$3];[.$B$4];TRUE())" office:value-type="float" office:value="0.573347697113152" calcext:value-type="float">
            <text:p>0,57335</text:p>
          </table:table-cell>
          <table:table-cell table:style-name="ce13" table:formula="of:=[.N31]-[.N30]" office:value-type="float" office:value="0.0189367722884238" calcext:value-type="float">
            <text:p>0,018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1]+[.$P$2]" office:value-type="float" office:value="3.98301124079629" calcext:value-type="float">
            <text:p>4,0</text:p>
          </table:table-cell>
          <table:table-cell table:style-name="ce13" table:formula="of:=GAMMADIST([.$M32];[.$B$3];[.$B$4];TRUE())" office:value-type="float" office:value="0.591690089257127" calcext:value-type="float">
            <text:p>0,59169</text:p>
          </table:table-cell>
          <table:table-cell table:style-name="ce13" table:formula="of:=[.N32]-[.N31]" office:value-type="float" office:value="0.0183423921439744" calcext:value-type="float">
            <text:p>0,018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2]+[.$P$2]" office:value-type="float" office:value="4.11577828215616" calcext:value-type="float">
            <text:p>4,1</text:p>
          </table:table-cell>
          <table:table-cell table:style-name="ce13" table:formula="of:=GAMMADIST([.$M33];[.$B$3];[.$B$4];TRUE())" office:value-type="float" office:value="0.609436334183077" calcext:value-type="float">
            <text:p>0,60944</text:p>
          </table:table-cell>
          <table:table-cell table:style-name="ce13" table:formula="of:=[.N33]-[.N32]" office:value-type="float" office:value="0.0177462449259497" calcext:value-type="float">
            <text:p>0,0177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3]+[.$P$2]" office:value-type="float" office:value="4.24854532351604" calcext:value-type="float">
            <text:p>4,2</text:p>
          </table:table-cell>
          <table:table-cell table:style-name="ce13" table:formula="of:=GAMMADIST([.$M34];[.$B$3];[.$B$4];TRUE())" office:value-type="float" office:value="0.626587343774373" calcext:value-type="float">
            <text:p>0,62659</text:p>
          </table:table-cell>
          <table:table-cell table:style-name="ce13" table:formula="of:=[.N34]-[.N33]" office:value-type="float" office:value="0.0171510095912966" calcext:value-type="float">
            <text:p>0,017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4]+[.$P$2]" office:value-type="float" office:value="4.38131236487592" calcext:value-type="float">
            <text:p>4,4</text:p>
          </table:table-cell>
          <table:table-cell table:style-name="ce13" table:formula="of:=GAMMADIST([.$M35];[.$B$3];[.$B$4];TRUE())" office:value-type="float" office:value="0.64314637203236" calcext:value-type="float">
            <text:p>0,64315</text:p>
          </table:table-cell>
          <table:table-cell table:style-name="ce13" table:formula="of:=[.N35]-[.N34]" office:value-type="float" office:value="0.0165590282579874" calcext:value-type="float">
            <text:p>0,0165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5]+[.$P$2]" office:value-type="float" office:value="4.51407940623579" calcext:value-type="float">
            <text:p>4,5</text:p>
          </table:table-cell>
          <table:table-cell table:style-name="ce13" table:formula="of:=GAMMADIST([.$M36];[.$B$3];[.$B$4];TRUE())" office:value-type="float" office:value="0.659118710455074" calcext:value-type="float">
            <text:p>0,65912</text:p>
          </table:table-cell>
          <table:table-cell table:style-name="ce13" table:formula="of:=[.N36]-[.N35]" office:value-type="float" office:value="0.0159723384227135" calcext:value-type="float">
            <text:p>0,0159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6]+[.$P$2]" office:value-type="float" office:value="4.64684644759567" calcext:value-type="float">
            <text:p>4,6</text:p>
          </table:table-cell>
          <table:table-cell table:style-name="ce13" table:formula="of:=GAMMADIST([.$M37];[.$B$3];[.$B$4];TRUE())" office:value-type="float" office:value="0.674511412884623" calcext:value-type="float">
            <text:p>0,67451</text:p>
          </table:table-cell>
          <table:table-cell table:style-name="ce13" table:formula="of:=[.N37]-[.N36]" office:value-type="float" office:value="0.0153927024295493" calcext:value-type="float">
            <text:p>0,0153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7]+[.$P$2]" office:value-type="float" office:value="4.77961348895554" calcext:value-type="float">
            <text:p>4,8</text:p>
          </table:table-cell>
          <table:table-cell table:style-name="ce13" table:formula="of:=GAMMADIST([.$M38];[.$B$3];[.$B$4];TRUE())" office:value-type="float" office:value="0.689333047294457" calcext:value-type="float">
            <text:p>0,68933</text:p>
          </table:table-cell>
          <table:table-cell table:style-name="ce13" table:formula="of:=[.N38]-[.N37]" office:value-type="float" office:value="0.0148216344098341" calcext:value-type="float">
            <text:p>0,0148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8]+[.$P$2]" office:value-type="float" office:value="4.91238053031542" calcext:value-type="float">
            <text:p>4,9</text:p>
          </table:table-cell>
          <table:table-cell table:style-name="ce13" table:formula="of:=GAMMADIST([.$M39];[.$B$3];[.$B$4];TRUE())" office:value-type="float" office:value="0.703593472190983" calcext:value-type="float">
            <text:p>0,70359</text:p>
          </table:table-cell>
          <table:table-cell table:style-name="ce13" table:formula="of:=[.N39]-[.N38]" office:value-type="float" office:value="0.0142604248965256" calcext:value-type="float">
            <text:p>0,0142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9]+[.$P$2]" office:value-type="float" office:value="5.04514757167529" calcext:value-type="float">
            <text:p>5,0</text:p>
          </table:table-cell>
          <table:table-cell table:style-name="ce13" table:formula="of:=GAMMADIST([.$M40];[.$B$3];[.$B$4];TRUE())" office:value-type="float" office:value="0.717303635491608" calcext:value-type="float">
            <text:p>0,71730</text:p>
          </table:table-cell>
          <table:table-cell table:style-name="ce13" table:formula="of:=[.N40]-[.N39]" office:value-type="float" office:value="0.013710163300625" calcext:value-type="float">
            <text:p>0,0137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0]+[.$P$2]" office:value-type="float" office:value="5.17791461303517" calcext:value-type="float">
            <text:p>5,2</text:p>
          </table:table-cell>
          <table:table-cell table:style-name="ce13" table:formula="of:=GAMMADIST([.$M41];[.$B$3];[.$B$4];TRUE())" office:value-type="float" office:value="0.730475393914381" calcext:value-type="float">
            <text:p>0,73048</text:p>
          </table:table-cell>
          <table:table-cell table:style-name="ce13" table:formula="of:=[.N41]-[.N40]" office:value-type="float" office:value="0.0131717584227729" calcext:value-type="float">
            <text:p>0,0131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1]+[.$P$2]" office:value-type="float" office:value="5.31068165439505" calcext:value-type="float">
            <text:p>5,3</text:p>
          </table:table-cell>
          <table:table-cell table:style-name="ce13" table:formula="of:=GAMMADIST([.$M42];[.$B$3];[.$B$4];TRUE())" office:value-type="float" office:value="0.743121351074051" calcext:value-type="float">
            <text:p>0,74312</text:p>
          </table:table-cell>
          <table:table-cell table:style-name="ce13" table:formula="of:=[.N42]-[.N41]" office:value-type="float" office:value="0.0126459571596701" calcext:value-type="float">
            <text:p>0,012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2]+[.$P$2]" office:value-type="float" office:value="5.44344869575492" calcext:value-type="float">
            <text:p>5,4</text:p>
          </table:table-cell>
          <table:table-cell table:style-name="ce13" table:formula="of:=GAMMADIST([.$M43];[.$B$3];[.$B$4];TRUE())" office:value-type="float" office:value="0.755254712626672" calcext:value-type="float">
            <text:p>0,75525</text:p>
          </table:table-cell>
          <table:table-cell table:style-name="ce13" table:formula="of:=[.N43]-[.N42]" office:value-type="float" office:value="0.0121333615526208" calcext:value-type="float">
            <text:p>0,012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3]+[.$P$2]" office:value-type="float" office:value="5.5762157371148" calcext:value-type="float">
            <text:p>5,6</text:p>
          </table:table-cell>
          <table:table-cell table:style-name="ce13" table:formula="of:=GAMMADIST([.$M44];[.$B$3];[.$B$4];TRUE())" office:value-type="float" office:value="0.766889156940634" calcext:value-type="float">
            <text:p>0,76689</text:p>
          </table:table-cell>
          <table:table-cell table:style-name="ce13" table:formula="of:=[.N44]-[.N43]" office:value-type="float" office:value="0.0116344443139628" calcext:value-type="float">
            <text:p>0,0116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4]+[.$P$2]" office:value-type="float" office:value="5.70898277847467" calcext:value-type="float">
            <text:p>5,7</text:p>
          </table:table-cell>
          <table:table-cell table:style-name="ce13" table:formula="of:=GAMMADIST([.$M45];[.$B$3];[.$B$4];TRUE())" office:value-type="float" office:value="0.77803871989724" calcext:value-type="float">
            <text:p>0,77804</text:p>
          </table:table-cell>
          <table:table-cell table:style-name="ce13" table:formula="of:=[.N45]-[.N44]" office:value-type="float" office:value="0.011149562956606" calcext:value-type="float">
            <text:p>0,011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5]+[.$P$2]" office:value-type="float" office:value="5.84174981983455" calcext:value-type="float">
            <text:p>5,8</text:p>
          </table:table-cell>
          <table:table-cell table:style-name="ce13" table:formula="of:=GAMMADIST([.$M46];[.$B$3];[.$B$4];TRUE())" office:value-type="float" office:value="0.788717692539296" calcext:value-type="float">
            <text:p>0,78872</text:p>
          </table:table-cell>
          <table:table-cell table:style-name="ce13" table:formula="of:=[.N46]-[.N45]" office:value-type="float" office:value="0.0106789726420558" calcext:value-type="float">
            <text:p>0,010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6]+[.$P$2]" office:value-type="float" office:value="5.97451686119442" calcext:value-type="float">
            <text:p>6,0</text:p>
          </table:table-cell>
          <table:table-cell table:style-name="ce13" table:formula="of:=GAMMADIST([.$M47];[.$B$3];[.$B$4];TRUE())" office:value-type="float" office:value="0.798940530392552" calcext:value-type="float">
            <text:p>0,79894</text:p>
          </table:table-cell>
          <table:table-cell table:style-name="ce13" table:formula="of:=[.N47]-[.N46]" office:value-type="float" office:value="0.0102228378532563" calcext:value-type="float">
            <text:p>0,010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7]+[.$P$2]" office:value-type="float" office:value="6.1072839025543" calcext:value-type="float">
            <text:p>6,1</text:p>
          </table:table-cell>
          <table:table-cell table:style-name="ce13" table:formula="of:=GAMMADIST([.$M48];[.$B$3];[.$B$4];TRUE())" office:value-type="float" office:value="0.808721773382759" calcext:value-type="float">
            <text:p>0,80872</text:p>
          </table:table-cell>
          <table:table-cell table:style-name="ce13" table:formula="of:=[.N48]-[.N47]" office:value-type="float" office:value="0.00978124299020666" calcext:value-type="float">
            <text:p>0,0097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8]+[.$P$2]" office:value-type="float" office:value="6.24005094391418" calcext:value-type="float">
            <text:p>6,2</text:p>
          </table:table-cell>
          <table:table-cell table:style-name="ce13" table:formula="of:=GAMMADIST([.$M49];[.$B$3];[.$B$4];TRUE())" office:value-type="float" office:value="0.818075975361334" calcext:value-type="float">
            <text:p>0,81808</text:p>
          </table:table-cell>
          <table:table-cell table:style-name="ce13" table:formula="of:=[.N49]-[.N48]" office:value-type="float" office:value="0.00935420197857462" calcext:value-type="float">
            <text:p>0,0093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9]+[.$P$2]" office:value-type="float" office:value="6.37281798527405" calcext:value-type="float">
            <text:p>6,4</text:p>
          </table:table-cell>
          <table:table-cell table:style-name="ce13" table:formula="of:=GAMMADIST([.$M50];[.$B$3];[.$B$4];TRUE())" office:value-type="float" office:value="0.827017642335729" calcext:value-type="float">
            <text:p>0,82702</text:p>
          </table:table-cell>
          <table:table-cell table:style-name="ce13" table:formula="of:=[.N50]-[.N49]" office:value-type="float" office:value="0.00894166697439569" calcext:value-type="float">
            <text:p>0,008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0]+[.$P$2]" office:value-type="float" office:value="6.50558502663393" calcext:value-type="float">
            <text:p>6,5</text:p>
          </table:table-cell>
          <table:table-cell table:style-name="ce13" table:formula="of:=GAMMADIST([.$M51];[.$B$3];[.$B$4];TRUE())" office:value-type="float" office:value="0.835561178577041" calcext:value-type="float">
            <text:p>0,83556</text:p>
          </table:table-cell>
          <table:table-cell table:style-name="ce13" table:formula="of:=[.N51]-[.N50]" office:value-type="float" office:value="0.0085435362413121" calcext:value-type="float">
            <text:p>0,0085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1]+[.$P$2]" office:value-type="float" office:value="6.6383520679938" calcext:value-type="float">
            <text:p>6,6</text:p>
          </table:table-cell>
          <table:table-cell table:style-name="ce13" table:formula="of:=GAMMADIST([.$M52];[.$B$3];[.$B$4];TRUE())" office:value-type="float" office:value="0.843720839847796" calcext:value-type="float">
            <text:p>0,84372</text:p>
          </table:table-cell>
          <table:table-cell table:style-name="ce13" table:formula="of:=[.N52]-[.N51]" office:value-type="float" office:value="0.00815966127075496" calcext:value-type="float">
            <text:p>0,008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2]+[.$P$2]" office:value-type="float" office:value="6.77111910935368" calcext:value-type="float">
            <text:p>6,8</text:p>
          </table:table-cell>
          <table:table-cell table:style-name="ce13" table:formula="of:=GAMMADIST([.$M53];[.$B$3];[.$B$4];TRUE())" office:value-type="float" office:value="0.851510693057608" calcext:value-type="float">
            <text:p>0,85151</text:p>
          </table:table-cell>
          <table:table-cell table:style-name="ce13" table:formula="of:=[.N53]-[.N52]" office:value-type="float" office:value="0.00778985320981118" calcext:value-type="float">
            <text:p>0,0077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3]+[.$P$2]" office:value-type="float" office:value="6.90388615071356" calcext:value-type="float">
            <text:p>6,9</text:p>
          </table:table-cell>
          <table:table-cell table:style-name="ce13" table:formula="of:=GAMMADIST([.$M54];[.$B$3];[.$B$4];TRUE())" office:value-type="float" office:value="0.858944581713946" calcext:value-type="float">
            <text:p>0,85894</text:p>
          </table:table-cell>
          <table:table-cell table:style-name="ce13" table:formula="of:=[.N54]-[.N53]" office:value-type="float" office:value="0.00743388865633843" calcext:value-type="float">
            <text:p>0,0074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4]+[.$P$2]" office:value-type="float" office:value="7.03665319207343" calcext:value-type="float">
            <text:p>7,0</text:p>
          </table:table-cell>
          <table:table-cell table:style-name="ce13" table:formula="of:=GAMMADIST([.$M55];[.$B$3];[.$B$4];TRUE())" office:value-type="float" office:value="0.866036096590039" calcext:value-type="float">
            <text:p>0,86604</text:p>
          </table:table-cell>
          <table:table-cell table:style-name="ce13" table:formula="of:=[.N55]-[.N54]" office:value-type="float" office:value="0.00709151487609261" calcext:value-type="float">
            <text:p>0,007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5]+[.$P$2]" office:value-type="float" office:value="7.16942023343331" calcext:value-type="float">
            <text:p>7,2</text:p>
          </table:table-cell>
          <table:table-cell table:style-name="ce13" table:formula="of:=GAMMADIST([.$M56];[.$B$3];[.$B$4];TRUE())" office:value-type="float" office:value="0.872798551082246" calcext:value-type="float">
            <text:p>0,87280</text:p>
          </table:table-cell>
          <table:table-cell table:style-name="ce13" table:formula="of:=[.N56]-[.N55]" office:value-type="float" office:value="0.0067624544922068" calcext:value-type="float">
            <text:p>0,0067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6]+[.$P$2]" office:value-type="float" office:value="7.30218727479318" calcext:value-type="float">
            <text:p>7,3</text:p>
          </table:table-cell>
          <table:table-cell table:style-name="ce13" table:formula="of:=GAMMADIST([.$M57];[.$B$3];[.$B$4];TRUE())" office:value-type="float" office:value="0.879244960775526" calcext:value-type="float">
            <text:p>0,87924</text:p>
          </table:table-cell>
          <table:table-cell table:style-name="ce13" table:formula="of:=[.N57]-[.N56]" office:value-type="float" office:value="0.00644640969328036" calcext:value-type="float">
            <text:p>0,006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7]+[.$P$2]" office:value-type="float" office:value="7.43495431615306" calcext:value-type="float">
            <text:p>7,4</text:p>
          </table:table-cell>
          <table:table-cell table:style-name="ce13" table:formula="of:=GAMMADIST([.$M58];[.$B$3];[.$B$4];TRUE())" office:value-type="float" office:value="0.885388026778094" calcext:value-type="float">
            <text:p>0,88539</text:p>
          </table:table-cell>
          <table:table-cell table:style-name="ce13" table:formula="of:=[.N58]-[.N57]" office:value-type="float" office:value="0.00614306600256864" calcext:value-type="float">
            <text:p>0,006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8]+[.$P$2]" office:value-type="float" office:value="7.56772135751293" calcext:value-type="float">
            <text:p>7,6</text:p>
          </table:table-cell>
          <table:table-cell table:style-name="ce13" table:formula="of:=GAMMADIST([.$M59];[.$B$3];[.$B$4];TRUE())" office:value-type="float" office:value="0.891240122425391" calcext:value-type="float">
            <text:p>0,89124</text:p>
          </table:table-cell>
          <table:table-cell table:style-name="ce13" table:formula="of:=[.N59]-[.N58]" office:value-type="float" office:value="0.0058520956472965" calcext:value-type="float">
            <text:p>0,0058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9]+[.$P$2]" office:value-type="float" office:value="7.70048839887281" calcext:value-type="float">
            <text:p>7,7</text:p>
          </table:table-cell>
          <table:table-cell table:style-name="ce13" table:formula="of:=GAMMADIST([.$M60];[.$B$3];[.$B$4];TRUE())" office:value-type="float" office:value="0.8968132829893" calcext:value-type="float">
            <text:p>0,89681</text:p>
          </table:table-cell>
          <table:table-cell table:style-name="ce13" table:formula="of:=[.N60]-[.N59]" office:value-type="float" office:value="0.00557316056390922" calcext:value-type="float">
            <text:p>0,0055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0]+[.$P$2]" office:value-type="float" office:value="7.83325544023269" calcext:value-type="float">
            <text:p>7,8</text:p>
          </table:table-cell>
          <table:table-cell table:style-name="ce13" table:formula="of:=GAMMADIST([.$M61];[.$B$3];[.$B$4];TRUE())" office:value-type="float" office:value="0.902119198061431" calcext:value-type="float">
            <text:p>0,90212</text:p>
          </table:table-cell>
          <table:table-cell table:style-name="ce13" table:formula="of:=[.N61]-[.N60]" office:value-type="float" office:value="0.00530591507213096" calcext:value-type="float">
            <text:p>0,0053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1]+[.$P$2]" office:value-type="float" office:value="7.96602248159256" calcext:value-type="float">
            <text:p>8,0</text:p>
          </table:table-cell>
          <table:table-cell table:style-name="ce13" table:formula="of:=GAMMADIST([.$M62];[.$B$3];[.$B$4];TRUE())" office:value-type="float" office:value="0.907169206309407" calcext:value-type="float">
            <text:p>0,90717</text:p>
          </table:table-cell>
          <table:table-cell table:style-name="ce13" table:formula="of:=[.N62]-[.N61]" office:value-type="float" office:value="0.00505000824797619" calcext:value-type="float">
            <text:p>0,005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2]+[.$P$2]" office:value-type="float" office:value="8.09878952295244" calcext:value-type="float">
            <text:p>8,1</text:p>
          </table:table-cell>
          <table:table-cell table:style-name="ce13" table:formula="of:=GAMMADIST([.$M63];[.$B$3];[.$B$4];TRUE())" office:value-type="float" office:value="0.91197429233276" calcext:value-type="float">
            <text:p>0,91197</text:p>
          </table:table-cell>
          <table:table-cell table:style-name="ce13" table:formula="of:=[.N63]-[.N62]" office:value-type="float" office:value="0.00480508602335261" calcext:value-type="float">
            <text:p>0,0048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3]+[.$P$2]" office:value-type="float" office:value="8.23155656431232" calcext:value-type="float">
            <text:p>8,2</text:p>
          </table:table-cell>
          <table:table-cell table:style-name="ce13" table:formula="of:=GAMMADIST([.$M64];[.$B$3];[.$B$4];TRUE())" office:value-type="float" office:value="0.91654508537035" calcext:value-type="float">
            <text:p>0,91655</text:p>
          </table:table-cell>
          <table:table-cell table:style-name="ce13" table:formula="of:=[.N64]-[.N63]" office:value-type="float" office:value="0.00457079303758989" calcext:value-type="float">
            <text:p>0,0045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4]+[.$P$2]" office:value-type="float" office:value="8.36432360567219" calcext:value-type="float">
            <text:p>8,4</text:p>
          </table:table-cell>
          <table:table-cell table:style-name="ce13" table:formula="of:=GAMMADIST([.$M65];[.$B$3];[.$B$4];TRUE())" office:value-type="float" office:value="0.920891859634448" calcext:value-type="float">
            <text:p>0,92089</text:p>
          </table:table-cell>
          <table:table-cell table:style-name="ce13" table:formula="of:=[.N65]-[.N64]" office:value-type="float" office:value="0.00434677426409857" calcext:value-type="float">
            <text:p>0,0043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5]+[.$P$2]" office:value-type="float" office:value="8.49709064703207" calcext:value-type="float">
            <text:p>8,5</text:p>
          </table:table-cell>
          <table:table-cell table:style-name="ce13" table:formula="of:=GAMMADIST([.$M66];[.$B$3];[.$B$4];TRUE())" office:value-type="float" office:value="0.925024536067853" calcext:value-type="float">
            <text:p>0,92502</text:p>
          </table:table-cell>
          <table:table-cell table:style-name="ce13" table:formula="of:=[.N66]-[.N65]" office:value-type="float" office:value="0.00413267643340465" calcext:value-type="float">
            <text:p>0,004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6]+[.$P$2]" office:value-type="float" office:value="8.62985768839195" calcext:value-type="float">
            <text:p>8,6</text:p>
          </table:table-cell>
          <table:table-cell table:style-name="ce13" table:formula="of:=GAMMADIST([.$M67];[.$B$3];[.$B$4];TRUE())" office:value-type="float" office:value="0.928952685339865" calcext:value-type="float">
            <text:p>0,92895</text:p>
          </table:table-cell>
          <table:table-cell table:style-name="ce13" table:formula="of:=[.N67]-[.N66]" office:value-type="float" office:value="0.00392814927201168" calcext:value-type="float">
            <text:p>0,003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7]+[.$P$2]" office:value-type="float" office:value="8.76262472975182" calcext:value-type="float">
            <text:p>8,8</text:p>
          </table:table-cell>
          <table:table-cell table:style-name="ce13" table:formula="of:=GAMMADIST([.$M68];[.$B$3];[.$B$4];TRUE())" office:value-type="float" office:value="0.932685531914737" calcext:value-type="float">
            <text:p>0,93269</text:p>
          </table:table-cell>
          <table:table-cell table:style-name="ce13" table:formula="of:=[.N68]-[.N67]" office:value-type="float" office:value="0.00373284657487194" calcext:value-type="float">
            <text:p>0,0037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8]+[.$P$2]" office:value-type="float" office:value="8.8953917711117" calcext:value-type="float">
            <text:p>8,9</text:p>
          </table:table-cell>
          <table:table-cell table:style-name="ce13" table:formula="of:=GAMMADIST([.$M69];[.$B$3];[.$B$4];TRUE())" office:value-type="float" office:value="0.936231959042471" calcext:value-type="float">
            <text:p>0,93623</text:p>
          </table:table-cell>
          <table:table-cell table:style-name="ce13" table:formula="of:=[.N69]-[.N68]" office:value-type="float" office:value="0.00354642712773401" calcext:value-type="float">
            <text:p>0,0035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9]+[.$P$2]" office:value-type="float" office:value="9.02815881247158" calcext:value-type="float">
            <text:p>9,0</text:p>
          </table:table-cell>
          <table:table-cell table:style-name="ce13" table:formula="of:=GAMMADIST([.$M70];[.$B$3];[.$B$4];TRUE())" office:value-type="float" office:value="0.939600514536697" calcext:value-type="float">
            <text:p>0,93960</text:p>
          </table:table-cell>
          <table:table-cell table:style-name="ce13" table:formula="of:=[.N70]-[.N69]" office:value-type="float" office:value="0.00336855549422654" calcext:value-type="float">
            <text:p>0,0033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0]+[.$P$2]" office:value-type="float" office:value="9.16092585383145" calcext:value-type="float">
            <text:p>9,2</text:p>
          </table:table-cell>
          <table:table-cell table:style-name="ce13" table:formula="of:=GAMMADIST([.$M71];[.$B$3];[.$B$4];TRUE())" office:value-type="float" office:value="0.942799417217943" calcext:value-type="float">
            <text:p>0,94280</text:p>
          </table:table-cell>
          <table:table-cell table:style-name="ce13" table:formula="of:=[.N71]-[.N70]" office:value-type="float" office:value="0.00319890268124612" calcext:value-type="float">
            <text:p>0,0032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1]+[.$P$2]" office:value-type="float" office:value="9.29369289519133" calcext:value-type="float">
            <text:p>9,3</text:p>
          </table:table-cell>
          <table:table-cell table:style-name="ce13" table:formula="of:=GAMMADIST([.$M72];[.$B$3];[.$B$4];TRUE())" office:value-type="float" office:value="0.945836563912982" calcext:value-type="float">
            <text:p>0,94584</text:p>
          </table:table-cell>
          <table:table-cell table:style-name="ce13" table:formula="of:=[.N72]-[.N71]" office:value-type="float" office:value="0.00303714669503896" calcext:value-type="float">
            <text:p>0,003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2]+[.$P$2]" office:value-type="float" office:value="9.42645993655121" calcext:value-type="float">
            <text:p>9,4</text:p>
          </table:table-cell>
          <table:table-cell table:style-name="ce13" table:formula="of:=GAMMADIST([.$M73];[.$B$3];[.$B$4];TRUE())" office:value-type="float" office:value="0.94871953691225" calcext:value-type="float">
            <text:p>0,94872</text:p>
          </table:table-cell>
          <table:table-cell table:style-name="ce13" table:formula="of:=[.N73]-[.N72]" office:value-type="float" office:value="0.0028829729992681" calcext:value-type="float">
            <text:p>0,0028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3]+[.$P$2]" office:value-type="float" office:value="9.55922697791108" calcext:value-type="float">
            <text:p>9,6</text:p>
          </table:table-cell>
          <table:table-cell table:style-name="ce13" table:formula="of:=GAMMADIST([.$M74];[.$B$3];[.$B$4];TRUE())" office:value-type="float" office:value="0.951455611797618" calcext:value-type="float">
            <text:p>0,95146</text:p>
          </table:table-cell>
          <table:table-cell table:style-name="ce13" table:formula="of:=[.N74]-[.N73]" office:value-type="float" office:value="0.00273607488536742" calcext:value-type="float">
            <text:p>0,0027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4]+[.$P$2]" office:value-type="float" office:value="9.69199401927096" calcext:value-type="float">
            <text:p>9,7</text:p>
          </table:table-cell>
          <table:table-cell table:style-name="ce13" table:formula="of:=GAMMADIST([.$M75];[.$B$3];[.$B$4];TRUE())" office:value-type="float" office:value="0.954051765562173" calcext:value-type="float">
            <text:p>0,95405</text:p>
          </table:table-cell>
          <table:table-cell table:style-name="ce13" table:formula="of:=[.N75]-[.N74]" office:value-type="float" office:value="0.00259615376455491" calcext:value-type="float">
            <text:p>0,0026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5]+[.$P$2]" office:value-type="float" office:value="9.82476106063084" calcext:value-type="float">
            <text:p>9,8</text:p>
          </table:table-cell>
          <table:table-cell table:style-name="ce13" table:formula="of:=GAMMADIST([.$M76];[.$B$3];[.$B$4];TRUE())" office:value-type="float" office:value="0.956514684952219" calcext:value-type="float">
            <text:p>0,95651</text:p>
          </table:table-cell>
          <table:table-cell table:style-name="ce13" table:formula="of:=[.N76]-[.N75]" office:value-type="float" office:value="0.00246291939004628" calcext:value-type="float">
            <text:p>0,0024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6]+[.$P$2]" office:value-type="float" office:value="9.95752810199071" calcext:value-type="float">
            <text:p>10,0</text:p>
          </table:table-cell>
          <table:table-cell table:style-name="ce13" table:formula="of:=GAMMADIST([.$M77];[.$B$3];[.$B$4];TRUE())" office:value-type="float" office:value="0.958850774969445" calcext:value-type="float">
            <text:p>0,95885</text:p>
          </table:table-cell>
          <table:table-cell table:style-name="ce13" table:formula="of:=[.N77]-[.N76]" office:value-type="float" office:value="0.00233609001722623" calcext:value-type="float">
            <text:p>0,002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7]+[.$P$2]" office:value-type="float" office:value="10.0902951433506" calcext:value-type="float">
            <text:p>10,1</text:p>
          </table:table-cell>
          <table:table-cell table:style-name="ce13" table:formula="of:=GAMMADIST([.$M78];[.$B$3];[.$B$4];TRUE())" office:value-type="float" office:value="0.961066167478276" calcext:value-type="float">
            <text:p>0,96107</text:p>
          </table:table-cell>
          <table:table-cell table:style-name="ce13" table:formula="of:=[.N78]-[.N77]" office:value-type="float" office:value="0.00221539250883118" calcext:value-type="float">
            <text:p>0,002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8]+[.$P$2]" office:value-type="float" office:value="10.2230621847105" calcext:value-type="float">
            <text:p>10,2</text:p>
          </table:table-cell>
          <table:table-cell table:style-name="ce13" table:formula="of:=GAMMADIST([.$M79];[.$B$3];[.$B$4];TRUE())" office:value-type="float" office:value="0.963166729869826" calcext:value-type="float">
            <text:p>0,96317</text:p>
          </table:table-cell>
          <table:table-cell table:style-name="ce13" table:formula="of:=[.N79]-[.N78]" office:value-type="float" office:value="0.00210056239154988" calcext:value-type="float">
            <text:p>0,002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9]+[.$P$2]" office:value-type="float" office:value="10.3558292260703" calcext:value-type="float">
            <text:p>10,4</text:p>
          </table:table-cell>
          <table:table-cell table:style-name="ce13" table:formula="of:=GAMMADIST([.$M80];[.$B$3];[.$B$4];TRUE())" office:value-type="float" office:value="0.965158073739669" calcext:value-type="float">
            <text:p>0,96516</text:p>
          </table:table-cell>
          <table:table-cell table:style-name="ce13" table:formula="of:=[.N80]-[.N79]" office:value-type="float" office:value="0.00199134386984245" calcext:value-type="float">
            <text:p>0,0019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0]+[.$P$2]" office:value-type="float" office:value="10.4885962674302" calcext:value-type="float">
            <text:p>10,5</text:p>
          </table:table-cell>
          <table:table-cell table:style-name="ce13" table:formula="of:=GAMMADIST([.$M81];[.$B$3];[.$B$4];TRUE())" office:value-type="float" office:value="0.967045563541914" calcext:value-type="float">
            <text:p>0,96705</text:p>
          </table:table-cell>
          <table:table-cell table:style-name="ce13" table:formula="of:=[.N81]-[.N80]" office:value-type="float" office:value="0.00188748980224551" calcext:value-type="float">
            <text:p>0,0018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1]+[.$P$2]" office:value-type="float" office:value="10.6213633087901" calcext:value-type="float">
            <text:p>10,6</text:p>
          </table:table-cell>
          <table:table-cell table:style-name="ce13" table:formula="of:=GAMMADIST([.$M82];[.$B$3];[.$B$4];TRUE())" office:value-type="float" office:value="0.968834325186837" calcext:value-type="float">
            <text:p>0,96883</text:p>
          </table:table-cell>
          <table:table-cell table:style-name="ce13" table:formula="of:=[.N82]-[.N81]" office:value-type="float" office:value="0.00178876164492314" calcext:value-type="float">
            <text:p>0,0017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2]+[.$P$2]" office:value-type="float" office:value="10.75413035015" calcext:value-type="float">
            <text:p>10,8</text:p>
          </table:table-cell>
          <table:table-cell table:style-name="ce13" table:formula="of:=GAMMADIST([.$M83];[.$B$3];[.$B$4];TRUE())" office:value-type="float" office:value="0.970529254553604" calcext:value-type="float">
            <text:p>0,97053</text:p>
          </table:table-cell>
          <table:table-cell table:style-name="ce13" table:formula="of:=[.N83]-[.N82]" office:value-type="float" office:value="0.00169492936676696" calcext:value-type="float">
            <text:p>0,0016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3]+[.$P$2]" office:value-type="float" office:value="10.8868973915098" calcext:value-type="float">
            <text:p>10,9</text:p>
          </table:table-cell>
          <table:table-cell table:style-name="ce13" table:formula="of:=GAMMADIST([.$M84];[.$B$3];[.$B$4];TRUE())" office:value-type="float" office:value="0.972135025893542" calcext:value-type="float">
            <text:p>0,97214</text:p>
          </table:table-cell>
          <table:table-cell table:style-name="ce13" table:formula="of:=[.N84]-[.N83]" office:value-type="float" office:value="0.00160577133993745" calcext:value-type="float">
            <text:p>0,0016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4]+[.$P$2]" office:value-type="float" office:value="11.0196644328697" calcext:value-type="float">
            <text:p>11,0</text:p>
          </table:table-cell>
          <table:table-cell table:style-name="ce13" table:formula="of:=GAMMADIST([.$M85];[.$B$3];[.$B$4];TRUE())" office:value-type="float" office:value="0.973656100102888" calcext:value-type="float">
            <text:p>0,97366</text:p>
          </table:table-cell>
          <table:table-cell table:style-name="ce13" table:formula="of:=[.N85]-[.N84]" office:value-type="float" office:value="0.00152107420934611" calcext:value-type="float">
            <text:p>0,0015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5]+[.$P$2]" office:value-type="float" office:value="11.1524314742296" calcext:value-type="float">
            <text:p>11,2</text:p>
          </table:table-cell>
          <table:table-cell table:style-name="ce13" table:formula="of:=GAMMADIST([.$M86];[.$B$3];[.$B$4];TRUE())" office:value-type="float" office:value="0.975096732847129" calcext:value-type="float">
            <text:p>0,97510</text:p>
          </table:table-cell>
          <table:table-cell table:style-name="ce13" table:formula="of:=[.N86]-[.N85]" office:value-type="float" office:value="0.00144063274424056" calcext:value-type="float">
            <text:p>0,0014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6]+[.$P$2]" office:value-type="float" office:value="11.2851985155895" calcext:value-type="float">
            <text:p>11,3</text:p>
          </table:table-cell>
          <table:table-cell table:style-name="ce13" table:formula="of:=GAMMADIST([.$M87];[.$B$3];[.$B$4];TRUE())" office:value-type="float" office:value="0.976460982521853" calcext:value-type="float">
            <text:p>0,97646</text:p>
          </table:table-cell>
          <table:table-cell table:style-name="ce13" table:formula="of:=[.N87]-[.N86]" office:value-type="float" office:value="0.00136424967472459" calcext:value-type="float">
            <text:p>0,0013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7]+[.$P$2]" office:value-type="float" office:value="11.4179655569494" calcext:value-type="float">
            <text:p>11,4</text:p>
          </table:table-cell>
          <table:table-cell table:style-name="ce13" table:formula="of:=GAMMADIST([.$M88];[.$B$3];[.$B$4];TRUE())" office:value-type="float" office:value="0.977752718037619" calcext:value-type="float">
            <text:p>0,97775</text:p>
          </table:table-cell>
          <table:table-cell table:style-name="ce13" table:formula="of:=[.N88]-[.N87]" office:value-type="float" office:value="0.001291735515766" calcext:value-type="float">
            <text:p>0,0012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8]+[.$P$2]" office:value-type="float" office:value="11.5507325983092" calcext:value-type="float">
            <text:p>11,6</text:p>
          </table:table-cell>
          <table:table-cell table:style-name="ce13" table:formula="of:=GAMMADIST([.$M89];[.$B$3];[.$B$4];TRUE())" office:value-type="float" office:value="0.978975626418588" calcext:value-type="float">
            <text:p>0,97898</text:p>
          </table:table-cell>
          <table:table-cell table:style-name="ce13" table:formula="of:=[.N89]-[.N88]" office:value-type="float" office:value="0.0012229083809685" calcext:value-type="float">
            <text:p>0,001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9]+[.$P$2]" office:value-type="float" office:value="11.6834996396691" calcext:value-type="float">
            <text:p>11,7</text:p>
          </table:table-cell>
          <table:table-cell table:style-name="ce13" table:formula="of:=GAMMADIST([.$M90];[.$B$3];[.$B$4];TRUE())" office:value-type="float" office:value="0.980133220206742" calcext:value-type="float">
            <text:p>0,98013</text:p>
          </table:table-cell>
          <table:table-cell table:style-name="ce13" table:formula="of:=[.N90]-[.N89]" office:value-type="float" office:value="0.00115759378815405" calcext:value-type="float">
            <text:p>0,001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0]+[.$P$2]" office:value-type="float" office:value="11.816266681029" calcext:value-type="float">
            <text:p>11,8</text:p>
          </table:table-cell>
          <table:table-cell table:style-name="ce13" table:formula="of:=GAMMADIST([.$M91];[.$B$3];[.$B$4];TRUE())" office:value-type="float" office:value="0.981228844665312" calcext:value-type="float">
            <text:p>0,98123</text:p>
          </table:table-cell>
          <table:table-cell table:style-name="ce13" table:formula="of:=[.N91]-[.N90]" office:value-type="float" office:value="0.00109562445857025" calcext:value-type="float">
            <text:p>0,001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1]+[.$P$2]" office:value-type="float" office:value="11.9490337223889" calcext:value-type="float">
            <text:p>11,9</text:p>
          </table:table-cell>
          <table:table-cell table:style-name="ce13" table:formula="of:=GAMMADIST([.$M92];[.$B$3];[.$B$4];TRUE())" office:value-type="float" office:value="0.982265684776661" calcext:value-type="float">
            <text:p>0,98227</text:p>
          </table:table-cell>
          <table:table-cell table:style-name="ce13" table:formula="of:=[.N92]-[.N91]" office:value-type="float" office:value="0.00103684011134941" calcext:value-type="float">
            <text:p>0,001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2]+[.$P$2]" office:value-type="float" office:value="12.0818007637487" calcext:value-type="float">
            <text:p>12,1</text:p>
          </table:table-cell>
          <table:table-cell table:style-name="ce13" table:formula="of:=GAMMADIST([.$M93];[.$B$3];[.$B$4];TRUE())" office:value-type="float" office:value="0.983246772031314" calcext:value-type="float">
            <text:p>0,98325</text:p>
          </table:table-cell>
          <table:table-cell table:style-name="ce13" table:formula="of:=[.N93]-[.N92]" office:value-type="float" office:value="0.000981087254652513" calcext:value-type="float">
            <text:p>0,0009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3]+[.$P$2]" office:value-type="float" office:value="12.2145678051086" calcext:value-type="float">
            <text:p>12,2</text:p>
          </table:table-cell>
          <table:table-cell table:style-name="ce13" table:formula="of:=GAMMADIST([.$M94];[.$B$3];[.$B$4];TRUE())" office:value-type="float" office:value="0.984174991006088" calcext:value-type="float">
            <text:p>0,98417</text:p>
          </table:table-cell>
          <table:table-cell table:style-name="ce13" table:formula="of:=[.N94]-[.N93]" office:value-type="float" office:value="0.000928218974774575" calcext:value-type="float">
            <text:p>0,000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4]+[.$P$2]" office:value-type="float" office:value="12.3473348464685" calcext:value-type="float">
            <text:p>12,3</text:p>
          </table:table-cell>
          <table:table-cell table:style-name="ce13" table:formula="of:=GAMMADIST([.$M95];[.$B$3];[.$B$4];TRUE())" office:value-type="float" office:value="0.985053085730423" calcext:value-type="float">
            <text:p>0,98505</text:p>
          </table:table-cell>
          <table:table-cell table:style-name="ce13" table:formula="of:=[.N95]-[.N94]" office:value-type="float" office:value="0.000878094724335088" calcext:value-type="float">
            <text:p>0,0008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5]+[.$P$2]" office:value-type="float" office:value="12.4801018878284" calcext:value-type="float">
            <text:p>12,5</text:p>
          </table:table-cell>
          <table:table-cell table:style-name="ce13" table:formula="of:=GAMMADIST([.$M96];[.$B$3];[.$B$4];TRUE())" office:value-type="float" office:value="0.985883665840963" calcext:value-type="float">
            <text:p>0,98588</text:p>
          </table:table-cell>
          <table:table-cell table:style-name="ce13" table:formula="of:=[.N96]-[.N95]" office:value-type="float" office:value="0.000830580110539603" calcext:value-type="float">
            <text:p>0,0008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6]+[.$P$2]" office:value-type="float" office:value="12.6128689291882" calcext:value-type="float">
            <text:p>12,6</text:p>
          </table:table-cell>
          <table:table-cell table:style-name="ce13" table:formula="of:=GAMMADIST([.$M97];[.$B$3];[.$B$4];TRUE())" office:value-type="float" office:value="0.986669212525341" calcext:value-type="float">
            <text:p>0,98667</text:p>
          </table:table-cell>
          <table:table-cell table:style-name="ce13" table:formula="of:=[.N97]-[.N96]" office:value-type="float" office:value="0.000785546684377803" calcext:value-type="float">
            <text:p>0,0007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7]+[.$P$2]" office:value-type="float" office:value="12.7456359705481" calcext:value-type="float">
            <text:p>12,7</text:p>
          </table:table-cell>
          <table:table-cell table:style-name="ce13" table:formula="of:=GAMMADIST([.$M98];[.$B$3];[.$B$4];TRUE())" office:value-type="float" office:value="0.987412084256852" calcext:value-type="float">
            <text:p>0,98741</text:p>
          </table:table-cell>
          <table:table-cell table:style-name="ce13" table:formula="of:=[.N98]-[.N97]" office:value-type="float" office:value="0.000742871731510886" calcext:value-type="float">
            <text:p>0,0007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8]+[.$P$2]" office:value-type="float" office:value="12.878403011908" calcext:value-type="float">
            <text:p>12,9</text:p>
          </table:table-cell>
          <table:table-cell table:style-name="ce13" table:formula="of:=GAMMADIST([.$M99];[.$B$3];[.$B$4];TRUE())" office:value-type="float" office:value="0.988114522322354" calcext:value-type="float">
            <text:p>0,98811</text:p>
          </table:table-cell>
          <table:table-cell table:style-name="ce13" table:formula="of:=[.N99]-[.N98]" office:value-type="float" office:value="0.000702438065501965" calcext:value-type="float">
            <text:p>0,0007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9]+[.$P$2]" office:value-type="float" office:value="13.0111700532679" calcext:value-type="float">
            <text:p>13,0</text:p>
          </table:table-cell>
          <table:table-cell table:style-name="ce13" table:formula="of:=GAMMADIST([.$M100];[.$B$3];[.$B$4];TRUE())" office:value-type="float" office:value="0.988778656146304" calcext:value-type="float">
            <text:p>0,98878</text:p>
          </table:table-cell>
          <table:table-cell table:style-name="ce13" table:formula="of:=[.N100]-[.N99]" office:value-type="float" office:value="0.000664133823950142" calcext:value-type="float">
            <text:p>0,0006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0]+[.$P$2]" office:value-type="float" office:value="13.1439370946278" calcext:value-type="float">
            <text:p>13,1</text:p>
          </table:table-cell>
          <table:table-cell table:style-name="ce13" table:formula="of:=GAMMADIST([.$M101];[.$B$3];[.$B$4];TRUE())" office:value-type="float" office:value="0.989406508414312" calcext:value-type="float">
            <text:p>0,98941</text:p>
          </table:table-cell>
          <table:table-cell table:style-name="ce13" table:formula="of:=[.N101]-[.N100]" office:value-type="float" office:value="0.000627852268007656" calcext:value-type="float">
            <text:p>0,0006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1]+[.$P$2]" office:value-type="float" office:value="13.2767041359876" calcext:value-type="float">
            <text:p>13,3</text:p>
          </table:table-cell>
          <table:table-cell table:style-name="ce13" table:formula="of:=GAMMADIST([.$M102];[.$B$3];[.$B$4];TRUE())" office:value-type="float" office:value="0.99" calcext:value-type="float">
            <text:p>0,99000</text:p>
          </table:table-cell>
          <table:table-cell table:style-name="ce13" table:formula="of:=[.N102]-[.N101]" office:value-type="float" office:value="0.000593491585688444" calcext:value-type="float">
            <text:p>0,000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2]+[.$P$2]" office:value-type="float" office:value="13.4094711773475" calcext:value-type="float">
            <text:p>13,4</text:p>
          </table:table-cell>
          <table:table-cell table:style-name="ce13" table:formula="of:=GAMMADIST([.$M103];[.$B$3];[.$B$4];TRUE())" office:value-type="float" office:value="0.990560954699306" calcext:value-type="float">
            <text:p>0,99056</text:p>
          </table:table-cell>
          <table:table-cell table:style-name="ce13" table:formula="of:=[.N103]-[.N102]" office:value-type="float" office:value="0.00056095469930606" calcext:value-type="float">
            <text:p>0,0005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3]+[.$P$2]" office:value-type="float" office:value="13.5422382187074" calcext:value-type="float">
            <text:p>13,5</text:p>
          </table:table-cell>
          <table:table-cell table:style-name="ce13" table:formula="of:=GAMMADIST([.$M104];[.$B$3];[.$B$4];TRUE())" office:value-type="float" office:value="0.99109110377663" calcext:value-type="float">
            <text:p>0,99109</text:p>
          </table:table-cell>
          <table:table-cell table:style-name="ce13" table:formula="of:=[.N104]-[.N103]" office:value-type="float" office:value="0.000530149077323627" calcext:value-type="float">
            <text:p>0,0005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4]+[.$P$2]" office:value-type="float" office:value="13.6750052600673" calcext:value-type="float">
            <text:p>13,7</text:p>
          </table:table-cell>
          <table:table-cell table:style-name="ce13" table:formula="of:=GAMMADIST([.$M105];[.$B$3];[.$B$4];TRUE())" office:value-type="float" office:value="0.991592090327472" calcext:value-type="float">
            <text:p>0,99159</text:p>
          </table:table-cell>
          <table:table-cell table:style-name="ce13" table:formula="of:=[.N105]-[.N104]" office:value-type="float" office:value="0.000500986550841964" calcext:value-type="float">
            <text:p>0,0005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5]+[.$P$2]" office:value-type="float" office:value="13.8077723014271" calcext:value-type="float">
            <text:p>13,8</text:p>
          </table:table-cell>
          <table:table-cell table:style-name="ce13" table:formula="of:=GAMMADIST([.$M106];[.$B$3];[.$B$4];TRUE())" office:value-type="float" office:value="0.99206547346238" calcext:value-type="float">
            <text:p>0,99207</text:p>
          </table:table-cell>
          <table:table-cell table:style-name="ce13" table:formula="of:=[.N106]-[.N105]" office:value-type="float" office:value="0.00047338313490819" calcext:value-type="float">
            <text:p>0,0004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6]+[.$P$2]" office:value-type="float" office:value="13.940539342787" calcext:value-type="float">
            <text:p>13,9</text:p>
          </table:table-cell>
          <table:table-cell table:style-name="ce13" table:formula="of:=GAMMADIST([.$M107];[.$B$3];[.$B$4];TRUE())" office:value-type="float" office:value="0.992512732317159" calcext:value-type="float">
            <text:p>0,99251</text:p>
          </table:table-cell>
          <table:table-cell table:style-name="ce13" table:formula="of:=[.N107]-[.N106]" office:value-type="float" office:value="0.000447258854779031" calcext:value-type="float">
            <text:p>0,000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7]+[.$P$2]" office:value-type="float" office:value="14.0733063841469" calcext:value-type="float">
            <text:p>14,1</text:p>
          </table:table-cell>
          <table:table-cell table:style-name="ce13" table:formula="of:=GAMMADIST([.$M108];[.$B$3];[.$B$4];TRUE())" office:value-type="float" office:value="0.992935269894404" calcext:value-type="float">
            <text:p>0,99294</text:p>
          </table:table-cell>
          <table:table-cell table:style-name="ce13" table:formula="of:=[.N108]-[.N107]" office:value-type="float" office:value="0.000422537577244642" calcext:value-type="float">
            <text:p>0,000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8]+[.$P$2]" office:value-type="float" office:value="14.2060734255068" calcext:value-type="float">
            <text:p>14,2</text:p>
          </table:table-cell>
          <table:table-cell table:style-name="ce13" table:formula="of:=GAMMADIST([.$M109];[.$B$3];[.$B$4];TRUE())" office:value-type="float" office:value="0.993334416741479" calcext:value-type="float">
            <text:p>0,99333</text:p>
          </table:table-cell>
          <table:table-cell table:style-name="ce13" table:formula="of:=[.N109]-[.N108]" office:value-type="float" office:value="0.000399146847075094" calcext:value-type="float">
            <text:p>0,000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9]+[.$P$2]" office:value-type="float" office:value="14.3388404668666" calcext:value-type="float">
            <text:p>14,3</text:p>
          </table:table-cell>
          <table:table-cell table:style-name="ce13" table:formula="of:=GAMMADIST([.$M110];[.$B$3];[.$B$4];TRUE())" office:value-type="float" office:value="0.993711434470108" calcext:value-type="float">
            <text:p>0,99371</text:p>
          </table:table-cell>
          <table:table-cell table:style-name="ce13" table:formula="of:=[.N110]-[.N109]" office:value-type="float" office:value="0.000377017728629192" calcext:value-type="float">
            <text:p>0,000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0]+[.$P$2]" office:value-type="float" office:value="14.4716075082265" calcext:value-type="float">
            <text:p>14,5</text:p>
          </table:table-cell>
          <table:table-cell table:style-name="ce13" table:formula="of:=GAMMADIST([.$M111];[.$B$3];[.$B$4];TRUE())" office:value-type="float" office:value="0.994067519122745" calcext:value-type="float">
            <text:p>0,99407</text:p>
          </table:table-cell>
          <table:table-cell table:style-name="ce13" table:formula="of:=[.N111]-[.N110]" office:value-type="float" office:value="0.000356084652637589" calcext:value-type="float">
            <text:p>0,0003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1]+[.$P$2]" office:value-type="float" office:value="14.6043745495864" calcext:value-type="float">
            <text:p>14,6</text:p>
          </table:table-cell>
          <table:table-cell table:style-name="ce13" table:formula="of:=GAMMADIST([.$M112];[.$B$3];[.$B$4];TRUE())" office:value-type="float" office:value="0.994403804390894" calcext:value-type="float">
            <text:p>0,99440</text:p>
          </table:table-cell>
          <table:table-cell table:style-name="ce13" table:formula="of:=[.N112]-[.N111]" office:value-type="float" office:value="0.000336285268148329" calcext:value-type="float">
            <text:p>0,000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2]+[.$P$2]" office:value-type="float" office:value="14.7371415909463" calcext:value-type="float">
            <text:p>14,7</text:p>
          </table:table-cell>
          <table:table-cell table:style-name="ce13" table:formula="of:=GAMMADIST([.$M113];[.$B$3];[.$B$4];TRUE())" office:value-type="float" office:value="0.994721364690497" calcext:value-type="float">
            <text:p>0,99472</text:p>
          </table:table-cell>
          <table:table-cell table:style-name="ce13" table:formula="of:=[.N113]-[.N112]" office:value-type="float" office:value="0.000317560299602837" calcext:value-type="float">
            <text:p>0,0003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3]+[.$P$2]" office:value-type="float" office:value="14.8699086323062" calcext:value-type="float">
            <text:p>14,9</text:p>
          </table:table-cell>
          <table:table-cell table:style-name="ce13" table:formula="of:=GAMMADIST([.$M114];[.$B$3];[.$B$4];TRUE())" office:value-type="float" office:value="0.995021218099493" calcext:value-type="float">
            <text:p>0,99502</text:p>
          </table:table-cell>
          <table:table-cell table:style-name="ce13" table:formula="of:=[.N114]-[.N113]" office:value-type="float" office:value="0.00029985340899652" calcext:value-type="float">
            <text:p>0,0003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4]+[.$P$2]" office:value-type="float" office:value="15.002675673666" calcext:value-type="float">
            <text:p>15,0</text:p>
          </table:table-cell>
          <table:table-cell table:style-name="ce13" table:formula="of:=GAMMADIST([.$M115];[.$B$3];[.$B$4];TRUE())" office:value-type="float" office:value="0.995304329162551" calcext:value-type="float">
            <text:p>0,99530</text:p>
          </table:table-cell>
          <table:table-cell table:style-name="ce13" table:formula="of:=[.N115]-[.N114]" office:value-type="float" office:value="0.000283111063058006" calcext:value-type="float">
            <text:p>0,0002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5]+[.$P$2]" office:value-type="float" office:value="15.1354427150259" calcext:value-type="float">
            <text:p>15,1</text:p>
          </table:table-cell>
          <table:table-cell table:style-name="ce13" table:formula="of:=GAMMADIST([.$M116];[.$B$3];[.$B$4];TRUE())" office:value-type="float" office:value="0.995571611567922" calcext:value-type="float">
            <text:p>0,99557</text:p>
          </table:table-cell>
          <table:table-cell table:style-name="ce13" table:formula="of:=[.N116]-[.N115]" office:value-type="float" office:value="0.000267282405371327" calcext:value-type="float">
            <text:p>0,000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6]+[.$P$2]" office:value-type="float" office:value="15.2682097563858" calcext:value-type="float">
            <text:p>15,3</text:p>
          </table:table-cell>
          <table:table-cell table:style-name="ce13" table:formula="of:=GAMMADIST([.$M117];[.$B$3];[.$B$4];TRUE())" office:value-type="float" office:value="0.995823930701279" calcext:value-type="float">
            <text:p>0,99582</text:p>
          </table:table-cell>
          <table:table-cell table:style-name="ce13" table:formula="of:=[.N117]-[.N116]" office:value-type="float" office:value="0.000252319133356549" calcext:value-type="float">
            <text:p>0,0002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7]+[.$P$2]" office:value-type="float" office:value="15.4009767977457" calcext:value-type="float">
            <text:p>15,4</text:p>
          </table:table-cell>
          <table:table-cell table:style-name="ce13" table:formula="of:=GAMMADIST([.$M118];[.$B$3];[.$B$4];TRUE())" office:value-type="float" office:value="0.996062106081287" calcext:value-type="float">
            <text:p>0,99606</text:p>
          </table:table-cell>
          <table:table-cell table:style-name="ce13" table:formula="of:=[.N118]-[.N117]" office:value-type="float" office:value="0.000238175380007588" calcext:value-type="float">
            <text:p>0,000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8]+[.$P$2]" office:value-type="float" office:value="15.5337438391055" calcext:value-type="float">
            <text:p>15,5</text:p>
          </table:table-cell>
          <table:table-cell table:style-name="ce13" table:formula="of:=GAMMADIST([.$M119];[.$B$3];[.$B$4];TRUE())" office:value-type="float" office:value="0.996286913681576" calcext:value-type="float">
            <text:p>0,99629</text:p>
          </table:table-cell>
          <table:table-cell table:style-name="ce13" table:formula="of:=[.N119]-[.N118]" office:value-type="float" office:value="0.000224807600289534" calcext:value-type="float">
            <text:p>0,000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9]+[.$P$2]" office:value-type="float" office:value="15.6665108804654" calcext:value-type="float">
            <text:p>15,7</text:p>
          </table:table-cell>
          <table:table-cell table:style-name="ce13" table:formula="of:=GAMMADIST([.$M120];[.$B$3];[.$B$4];TRUE())" office:value-type="float" office:value="0.996499088143654" calcext:value-type="float">
            <text:p>0,99650</text:p>
          </table:table-cell>
          <table:table-cell table:style-name="ce13" table:formula="of:=[.N120]-[.N119]" office:value-type="float" office:value="0.000212174462078107" calcext:value-type="float">
            <text:p>0,000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0]+[.$P$2]" office:value-type="float" office:value="15.7992779218253" calcext:value-type="float">
            <text:p>15,8</text:p>
          </table:table-cell>
          <table:table-cell table:style-name="ce13" table:formula="of:=GAMMADIST([.$M121];[.$B$3];[.$B$4];TRUE())" office:value-type="float" office:value="0.996699324885187" calcext:value-type="float">
            <text:p>0,99670</text:p>
          </table:table-cell>
          <table:table-cell table:style-name="ce13" table:formula="of:=[.N121]-[.N120]" office:value-type="float" office:value="0.000200236741532689" calcext:value-type="float">
            <text:p>0,0002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1]+[.$P$2]" office:value-type="float" office:value="15.9320449631852" calcext:value-type="float">
            <text:p>15,9</text:p>
          </table:table-cell>
          <table:table-cell table:style-name="ce13" table:formula="of:=GAMMADIST([.$M122];[.$B$3];[.$B$4];TRUE())" office:value-type="float" office:value="0.996888282107966" calcext:value-type="float">
            <text:p>0,99689</text:p>
          </table:table-cell>
          <table:table-cell table:style-name="ce13" table:formula="of:=[.N122]-[.N121]" office:value-type="float" office:value="0.000188957222779451" calcext:value-type="float">
            <text:p>0,000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2]+[.$P$2]" office:value-type="float" office:value="16.064812004545" calcext:value-type="float">
            <text:p>16,1</text:p>
          </table:table-cell>
          <table:table-cell table:style-name="ce13" table:formula="of:=GAMMADIST([.$M123];[.$B$3];[.$B$4];TRUE())" office:value-type="float" office:value="0.99706658270975" calcext:value-type="float">
            <text:p>0,99707</text:p>
          </table:table-cell>
          <table:table-cell table:style-name="ce13" table:formula="of:=[.N123]-[.N122]" office:value-type="float" office:value="0.000178300601783588" calcext:value-type="float">
            <text:p>0,0001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3]+[.$P$2]" office:value-type="float" office:value="16.1975790459049" calcext:value-type="float">
            <text:p>16,2</text:p>
          </table:table-cell>
          <table:table-cell table:style-name="ce13" table:formula="of:=GAMMADIST([.$M124];[.$B$3];[.$B$4];TRUE())" office:value-type="float" office:value="0.997234816104036" calcext:value-type="float">
            <text:p>0,99723</text:p>
          </table:table-cell>
          <table:table-cell table:style-name="ce13" table:formula="of:=[.N124]-[.N123]" office:value-type="float" office:value="0.000168233394285955" calcext:value-type="float">
            <text:p>0,0001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4]+[.$P$2]" office:value-type="float" office:value="16.3303460872648" calcext:value-type="float">
            <text:p>16,3</text:p>
          </table:table-cell>
          <table:table-cell table:style-name="ce13" table:formula="of:=GAMMADIST([.$M125];[.$B$3];[.$B$4];TRUE())" office:value-type="float" office:value="0.997393539951716" calcext:value-type="float">
            <text:p>0,99739</text:p>
          </table:table-cell>
          <table:table-cell table:style-name="ce13" table:formula="of:=[.N125]-[.N124]" office:value-type="float" office:value="0.000158723847680231" calcext:value-type="float">
            <text:p>0,000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5]+[.$P$2]" office:value-type="float" office:value="16.4631131286247" calcext:value-type="float">
            <text:p>16,5</text:p>
          </table:table-cell>
          <table:table-cell table:style-name="ce13" table:formula="of:=GAMMADIST([.$M126];[.$B$3];[.$B$4];TRUE())" office:value-type="float" office:value="0.997543281808418" calcext:value-type="float">
            <text:p>0,99754</text:p>
          </table:table-cell>
          <table:table-cell table:style-name="ce13" table:formula="of:=[.N126]-[.N125]" office:value-type="float" office:value="0.000149741856701913" calcext:value-type="float">
            <text:p>0,000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6]+[.$P$2]" office:value-type="float" office:value="16.5958801699845" calcext:value-type="float">
            <text:p>16,6</text:p>
          </table:table-cell>
          <table:table-cell table:style-name="ce13" table:formula="of:=GAMMADIST([.$M127];[.$B$3];[.$B$4];TRUE())" office:value-type="float" office:value="0.997684540691223" calcext:value-type="float">
            <text:p>0,99768</text:p>
          </table:table-cell>
          <table:table-cell table:style-name="ce13" table:formula="of:=[.N127]-[.N126]" office:value-type="float" office:value="0.000141258882804696" calcext:value-type="float">
            <text:p>0,000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7]+[.$P$2]" office:value-type="float" office:value="16.7286472113444" calcext:value-type="float">
            <text:p>16,7</text:p>
          </table:table-cell>
          <table:table-cell table:style-name="ce13" table:formula="of:=GAMMADIST([.$M128];[.$B$3];[.$B$4];TRUE())" office:value-type="float" office:value="0.99781778856832" calcext:value-type="float">
            <text:p>0,99782</text:p>
          </table:table-cell>
          <table:table-cell table:style-name="ce13" table:formula="of:=[.N128]-[.N127]" office:value-type="float" office:value="0.00013324787709712" calcext:value-type="float">
            <text:p>0,000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8]+[.$P$2]" office:value-type="float" office:value="16.8614142527043" calcext:value-type="float">
            <text:p>16,9</text:p>
          </table:table-cell>
          <table:table-cell table:style-name="ce13" table:formula="of:=GAMMADIST([.$M129];[.$B$3];[.$B$4];TRUE())" office:value-type="float" office:value="0.997943471775036" calcext:value-type="float">
            <text:p>0,99794</text:p>
          </table:table-cell>
          <table:table-cell table:style-name="ce13" table:formula="of:=[.N129]-[.N128]" office:value-type="float" office:value="0.000125683206716132" calcext:value-type="float">
            <text:p>0,000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9]+[.$P$2]" office:value-type="float" office:value="16.9941812940642" calcext:value-type="float">
            <text:p>17,0</text:p>
          </table:table-cell>
          <table:table-cell table:style-name="ce13" table:formula="of:=GAMMADIST([.$M130];[.$B$3];[.$B$4];TRUE())" office:value-type="float" office:value="0.998062012359548" calcext:value-type="float">
            <text:p>0,99806</text:p>
          </table:table-cell>
          <table:table-cell table:style-name="ce13" table:formula="of:=[.N130]-[.N129]" office:value-type="float" office:value="0.000118540584512439" calcext:value-type="float">
            <text:p>0,0001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0]+[.$P$2]" office:value-type="float" office:value="17.1269483354241" calcext:value-type="float">
            <text:p>17,1</text:p>
          </table:table-cell>
          <table:table-cell table:style-name="ce13" table:formula="of:=GAMMADIST([.$M131];[.$B$3];[.$B$4];TRUE())" office:value-type="float" office:value="0.998173809361476" calcext:value-type="float">
            <text:p>0,99817</text:p>
          </table:table-cell>
          <table:table-cell table:style-name="ce13" table:formula="of:=[.N131]-[.N130]" office:value-type="float" office:value="0.00011179700192776" calcext:value-type="float">
            <text:p>0,000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1]+[.$P$2]" office:value-type="float" office:value="17.2597153767839" calcext:value-type="float">
            <text:p>17,3</text:p>
          </table:table-cell>
          <table:table-cell table:style-name="ce13" table:formula="of:=GAMMADIST([.$M132];[.$B$3];[.$B$4];TRUE())" office:value-type="float" office:value="0.998279240026418" calcext:value-type="float">
            <text:p>0,99828</text:p>
          </table:table-cell>
          <table:table-cell table:style-name="ce13" table:formula="of:=[.N132]-[.N131]" office:value-type="float" office:value="0.000105430664942063" calcext:value-type="float">
            <text:p>0,000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2]+[.$P$2]" office:value-type="float" office:value="17.3924824181438" calcext:value-type="float">
            <text:p>17,4</text:p>
          </table:table-cell>
          <table:table-cell table:style-name="ce13" table:formula="of:=GAMMADIST([.$M133];[.$B$3];[.$B$4];TRUE())" office:value-type="float" office:value="0.998378660959393" calcext:value-type="float">
            <text:p>0,99838</text:p>
          </table:table-cell>
          <table:table-cell table:style-name="ce13" table:formula="of:=[.N133]-[.N132]" office:value-type="float" office:value="0.0000994209329744367" calcext:value-type="float">
            <text:p>0,000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3]+[.$P$2]" office:value-type="float" office:value="17.5252494595037" calcext:value-type="float">
            <text:p>17,5</text:p>
          </table:table-cell>
          <table:table-cell table:style-name="ce13" table:formula="of:=GAMMADIST([.$M134];[.$B$3];[.$B$4];TRUE())" office:value-type="float" office:value="0.998472409220015" calcext:value-type="float">
            <text:p>0,99847</text:p>
          </table:table-cell>
          <table:table-cell table:style-name="ce13" table:formula="of:=[.N134]-[.N133]" office:value-type="float" office:value="0.0000937482606226947" calcext:value-type="float">
            <text:p>0,000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4]+[.$P$2]" office:value-type="float" office:value="17.6580165008636" calcext:value-type="float">
            <text:p>17,7</text:p>
          </table:table-cell>
          <table:table-cell table:style-name="ce13" table:formula="of:=GAMMADIST([.$M135];[.$B$3];[.$B$4];TRUE())" office:value-type="float" office:value="0.998560803362144" calcext:value-type="float">
            <text:p>0,99856</text:p>
          </table:table-cell>
          <table:table-cell table:style-name="ce13" table:formula="of:=[.N135]-[.N134]" office:value-type="float" office:value="0.0000883941421286893" calcext:value-type="float">
            <text:p>0,000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5]+[.$P$2]" office:value-type="float" office:value="17.7907835422234" calcext:value-type="float">
            <text:p>17,8</text:p>
          </table:table-cell>
          <table:table-cell table:style-name="ce13" table:formula="of:=GAMMADIST([.$M136];[.$B$3];[.$B$4];TRUE())" office:value-type="float" office:value="0.998644144420602" calcext:value-type="float">
            <text:p>0,99864</text:p>
          </table:table-cell>
          <table:table-cell table:style-name="ce13" table:formula="of:=[.N136]-[.N135]" office:value-type="float" office:value="0.0000833410584584193" calcext:value-type="float">
            <text:p>0,000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6]+[.$P$2]" office:value-type="float" office:value="17.9235505835833" calcext:value-type="float">
            <text:p>17,9</text:p>
          </table:table-cell>
          <table:table-cell table:style-name="ce13" table:formula="of:=GAMMADIST([.$M137];[.$B$3];[.$B$4];TRUE())" office:value-type="float" office:value="0.998722716847495" calcext:value-type="float">
            <text:p>0,99872</text:p>
          </table:table-cell>
          <table:table-cell table:style-name="ce13" table:formula="of:=[.N137]-[.N136]" office:value-type="float" office:value="0.0000785724268926868" calcext:value-type="float">
            <text:p>0,000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7]+[.$P$2]" office:value-type="float" office:value="18.0563176249432" calcext:value-type="float">
            <text:p>18,1</text:p>
          </table:table-cell>
          <table:table-cell table:style-name="ce13" table:formula="of:=GAMMADIST([.$M138];[.$B$3];[.$B$4];TRUE())" office:value-type="float" office:value="0.998796789400517" calcext:value-type="float">
            <text:p>0,99880</text:p>
          </table:table-cell>
          <table:table-cell table:style-name="ce13" table:formula="of:=[.N138]-[.N137]" office:value-type="float" office:value="0.0000740725530222752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8]+[.$P$2]" office:value-type="float" office:value="18.1890846663031" calcext:value-type="float">
            <text:p>18,2</text:p>
          </table:table-cell>
          <table:table-cell table:style-name="ce13" table:formula="of:=GAMMADIST([.$M139];[.$B$3];[.$B$4];TRUE())" office:value-type="float" office:value="0.998866615985563" calcext:value-type="float">
            <text:p>0,99887</text:p>
          </table:table-cell>
          <table:table-cell table:style-name="ce13" table:formula="of:=[.N139]-[.N138]" office:value-type="float" office:value="0.0000698265850458402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9]+[.$P$2]" office:value-type="float" office:value="18.3218517076629" calcext:value-type="float">
            <text:p>18,3</text:p>
          </table:table-cell>
          <table:table-cell table:style-name="ce13" table:formula="of:=GAMMADIST([.$M140];[.$B$3];[.$B$4];TRUE())" office:value-type="float" office:value="0.998932436455839" calcext:value-type="float">
            <text:p>0,99893</text:p>
          </table:table-cell>
          <table:table-cell table:style-name="ce13" table:formula="of:=[.N140]-[.N139]" office:value-type="float" office:value="0.0000658204702761456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0]+[.$P$2]" office:value-type="float" office:value="18.4546187490228" calcext:value-type="float">
            <text:p>18,5</text:p>
          </table:table-cell>
          <table:table-cell table:style-name="ce13" table:formula="of:=GAMMADIST([.$M141];[.$B$3];[.$B$4];TRUE())" office:value-type="float" office:value="0.998994477369595" calcext:value-type="float">
            <text:p>0,99899</text:p>
          </table:table-cell>
          <table:table-cell table:style-name="ce13" table:formula="of:=[.N141]-[.N140]" office:value-type="float" office:value="0.0000620409137555011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1]+[.$P$2]" office:value-type="float" office:value="18.5873857903827" calcext:value-type="float">
            <text:p>18,6</text:p>
          </table:table-cell>
          <table:table-cell table:style-name="ce13" table:formula="of:=GAMMADIST([.$M142];[.$B$3];[.$B$4];TRUE())" office:value-type="float" office:value="0.999052952708487" calcext:value-type="float">
            <text:p>0,99905</text:p>
          </table:table-cell>
          <table:table-cell table:style-name="ce13" table:formula="of:=[.N142]-[.N141]" office:value-type="float" office:value="0.0000584753388920278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2]+[.$P$2]" office:value-type="float" office:value="18.7201528317426" calcext:value-type="float">
            <text:p>18,7</text:p>
          </table:table-cell>
          <table:table-cell table:style-name="ce13" table:formula="of:=GAMMADIST([.$M143];[.$B$3];[.$B$4];TRUE())" office:value-type="float" office:value="0.999108064558513" calcext:value-type="float">
            <text:p>0,99911</text:p>
          </table:table-cell>
          <table:table-cell table:style-name="ce13" table:formula="of:=[.N143]-[.N142]" office:value-type="float" office:value="0.0000551118500258241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3]+[.$P$2]" office:value-type="float" office:value="18.8529198731025" calcext:value-type="float">
            <text:p>18,9</text:p>
          </table:table-cell>
          <table:table-cell table:style-name="ce13" table:formula="of:=GAMMADIST([.$M144];[.$B$3];[.$B$4];TRUE())" office:value-type="float" office:value="0.999160003755354" calcext:value-type="float">
            <text:p>0,99916</text:p>
          </table:table-cell>
          <table:table-cell table:style-name="ce13" table:formula="of:=[.N144]-[.N143]" office:value-type="float" office:value="0.0000519391968407668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4]+[.$P$2]" office:value-type="float" office:value="18.9856869144623" calcext:value-type="float">
            <text:p>19,0</text:p>
          </table:table-cell>
          <table:table-cell table:style-name="ce13" table:formula="of:=GAMMADIST([.$M145];[.$B$3];[.$B$4];TRUE())" office:value-type="float" office:value="0.999208950495892" calcext:value-type="float">
            <text:p>0,99921</text:p>
          </table:table-cell>
          <table:table-cell table:style-name="ce13" table:formula="of:=[.N145]-[.N144]" office:value-type="float" office:value="0.0000489467405385691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5]+[.$P$2]" office:value-type="float" office:value="19.1184539558222" calcext:value-type="float">
            <text:p>19,1</text:p>
          </table:table-cell>
          <table:table-cell table:style-name="ce13" table:formula="of:=GAMMADIST([.$M146];[.$B$3];[.$B$4];TRUE())" office:value-type="float" office:value="0.999255074917588" calcext:value-type="float">
            <text:p>0,99926</text:p>
          </table:table-cell>
          <table:table-cell table:style-name="ce13" table:formula="of:=[.N146]-[.N145]" office:value-type="float" office:value="0.0000461244216957146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6]+[.$P$2]" office:value-type="float" office:value="19.2512209971821" calcext:value-type="float">
            <text:p>19,3</text:p>
          </table:table-cell>
          <table:table-cell table:style-name="ce13" table:formula="of:=GAMMADIST([.$M147];[.$B$3];[.$B$4];TRUE())" office:value-type="float" office:value="0.999298537647315" calcext:value-type="float">
            <text:p>0,99930</text:p>
          </table:table-cell>
          <table:table-cell table:style-name="ce13" table:formula="of:=[.N147]-[.N146]" office:value-type="float" office:value="0.0000434627297274393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7]+[.$P$2]" office:value-type="float" office:value="19.383988038542" calcext:value-type="float">
            <text:p>19,4</text:p>
          </table:table-cell>
          <table:table-cell table:style-name="ce13" table:formula="of:=GAMMADIST([.$M148];[.$B$3];[.$B$4];TRUE())" office:value-type="float" office:value="0.999339490321198" calcext:value-type="float">
            <text:p>0,99934</text:p>
          </table:table-cell>
          <table:table-cell table:style-name="ce13" table:formula="of:=[.N148]-[.N147]" office:value-type="float" office:value="0.0000409526738829324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8]+[.$P$2]" office:value-type="float" office:value="19.5167550799018" calcext:value-type="float">
            <text:p>19,5</text:p>
          </table:table-cell>
          <table:table-cell table:style-name="ce13" table:formula="of:=GAMMADIST([.$M149];[.$B$3];[.$B$4];TRUE())" office:value-type="float" office:value="0.999378076076901" calcext:value-type="float">
            <text:p>0,99938</text:p>
          </table:table-cell>
          <table:table-cell table:style-name="ce13" table:formula="of:=[.N149]-[.N148]" office:value-type="float" office:value="0.0000385857557032576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9]+[.$P$2]" office:value-type="float" office:value="19.6495221212617" calcext:value-type="float">
            <text:p>19,6</text:p>
          </table:table-cell>
          <table:table-cell table:style-name="ce13" table:formula="of:=GAMMADIST([.$M150];[.$B$3];[.$B$4];TRUE())" office:value-type="float" office:value="0.999414430019774" calcext:value-type="float">
            <text:p>0,99941</text:p>
          </table:table-cell>
          <table:table-cell table:style-name="ce13" table:formula="of:=[.N150]-[.N149]" office:value-type="float" office:value="0.0000363539428728243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0]+[.$P$2]" office:value-type="float" office:value="19.7822891626216" calcext:value-type="float">
            <text:p>19,8</text:p>
          </table:table-cell>
          <table:table-cell table:style-name="ce13" table:formula="of:=GAMMADIST([.$M151];[.$B$3];[.$B$4];TRUE())" office:value-type="float" office:value="0.999448679664172" calcext:value-type="float">
            <text:p>0,99945</text:p>
          </table:table-cell>
          <table:table-cell table:style-name="ce13" table:formula="of:=[.N151]-[.N150]" office:value-type="float" office:value="0.0000342496443976881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1]+[.$P$2]" office:value-type="float" office:value="19.9150562039815" calcext:value-type="float">
            <text:p>19,9</text:p>
          </table:table-cell>
          <table:table-cell table:style-name="ce13" table:formula="of:=GAMMADIST([.$M152];[.$B$3];[.$B$4];TRUE())" office:value-type="float" office:value="0.999480945351224" calcext:value-type="float">
            <text:p>0,99948</text:p>
          </table:table-cell>
          <table:table-cell table:style-name="ce13" table:formula="of:=[.N152]-[.N151]" office:value-type="float" office:value="0.0000322656870516136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2]+[.$P$2]" office:value-type="float" office:value="20.0478232453413" calcext:value-type="float">
            <text:p>20,0</text:p>
          </table:table-cell>
          <table:table-cell table:style-name="ce13" table:formula="of:=GAMMADIST([.$M153];[.$B$3];[.$B$4];TRUE())" office:value-type="float" office:value="0.999511340644249" calcext:value-type="float">
            <text:p>0,99951</text:p>
          </table:table-cell>
          <table:table-cell table:style-name="ce13" table:formula="of:=[.N153]-[.N152]" office:value-type="float" office:value="0.000030395293025065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3]+[.$P$2]" office:value-type="float" office:value="20.1805902867012" calcext:value-type="float">
            <text:p>20,2</text:p>
          </table:table-cell>
          <table:table-cell table:style-name="ce13" table:formula="of:=GAMMADIST([.$M154];[.$B$3];[.$B$4];TRUE())" office:value-type="float" office:value="0.999539972702971" calcext:value-type="float">
            <text:p>0,99954</text:p>
          </table:table-cell>
          <table:table-cell table:style-name="ce13" table:formula="of:=[.N154]-[.N153]" office:value-type="float" office:value="0.0000286320587228328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4]+[.$P$2]" office:value-type="float" office:value="20.3133573280611" calcext:value-type="float">
            <text:p>20,3</text:p>
          </table:table-cell>
          <table:table-cell table:style-name="ce13" table:formula="of:=GAMMADIST([.$M155];[.$B$3];[.$B$4];TRUE())" office:value-type="float" office:value="0.999566942637626" calcext:value-type="float">
            <text:p>0,99957</text:p>
          </table:table-cell>
          <table:table-cell table:style-name="ce13" table:formula="of:=[.N155]-[.N154]" office:value-type="float" office:value="0.0000269699346547858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5]+[.$P$2]" office:value-type="float" office:value="20.446124369421" calcext:value-type="float">
            <text:p>20,4</text:p>
          </table:table-cell>
          <table:table-cell table:style-name="ce13" table:formula="of:=GAMMADIST([.$M156];[.$B$3];[.$B$4];TRUE())" office:value-type="float" office:value="0.999592345843991" calcext:value-type="float">
            <text:p>0,99959</text:p>
          </table:table-cell>
          <table:table-cell table:style-name="ce13" table:formula="of:=[.N156]-[.N155]" office:value-type="float" office:value="0.0000254032063643494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6]+[.$P$2]" office:value-type="float" office:value="20.5788914107808" calcext:value-type="float">
            <text:p>20,6</text:p>
          </table:table-cell>
          <table:table-cell table:style-name="ce13" table:formula="of:=GAMMADIST([.$M157];[.$B$3];[.$B$4];TRUE())" office:value-type="float" office:value="0.999616272320338" calcext:value-type="float">
            <text:p>0,99962</text:p>
          </table:table-cell>
          <table:table-cell table:style-name="ce13" table:formula="of:=[.N157]-[.N156]" office:value-type="float" office:value="0.0000239264763476354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7]+[.$P$2]" office:value-type="float" office:value="20.7116584521407" calcext:value-type="float">
            <text:p>20,7</text:p>
          </table:table-cell>
          <table:table-cell table:style-name="ce13" table:formula="of:=GAMMADIST([.$M158];[.$B$3];[.$B$4];TRUE())" office:value-type="float" office:value="0.999638806967251" calcext:value-type="float">
            <text:p>0,99964</text:p>
          </table:table-cell>
          <table:table-cell table:style-name="ce13" table:formula="of:=[.N158]-[.N157]" office:value-type="float" office:value="0.0000225346469123755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8]+[.$P$2]" office:value-type="float" office:value="20.8444254935006" calcext:value-type="float">
            <text:p>20,8</text:p>
          </table:table-cell>
          <table:table-cell table:style-name="ce13" table:formula="of:=GAMMADIST([.$M159];[.$B$3];[.$B$4];TRUE())" office:value-type="float" office:value="0.999660029871182" calcext:value-type="float">
            <text:p>0,99966</text:p>
          </table:table-cell>
          <table:table-cell table:style-name="ce13" table:formula="of:=[.N159]-[.N158]" office:value-type="float" office:value="0.0000212229039311396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9]+[.$P$2]" office:value-type="float" office:value="20.9771925348605" calcext:value-type="float">
            <text:p>21,0</text:p>
          </table:table-cell>
          <table:table-cell table:style-name="ce13" table:formula="of:=GAMMADIST([.$M160];[.$B$3];[.$B$4];TRUE())" office:value-type="float" office:value="0.999680016572627" calcext:value-type="float">
            <text:p>0,99968</text:p>
          </table:table-cell>
          <table:table-cell table:style-name="ce13" table:formula="of:=[.N160]-[.N159]" office:value-type="float" office:value="0.000019986701444763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0]+[.$P$2]" office:value-type="float" office:value="21.1099595762204" calcext:value-type="float">
            <text:p>21,1</text:p>
          </table:table-cell>
          <table:table-cell table:style-name="ce13" table:formula="of:=GAMMADIST([.$M161];[.$B$3];[.$B$4];TRUE())" office:value-type="float" office:value="0.999698838319701" calcext:value-type="float">
            <text:p>0,99970</text:p>
          </table:table-cell>
          <table:table-cell table:style-name="ce13" table:formula="of:=[.N161]-[.N160]" office:value-type="float" office:value="0.0000188217470745711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1]+[.$P$2]" office:value-type="float" office:value="21.2427266175802" calcext:value-type="float">
            <text:p>21,2</text:p>
          </table:table-cell>
          <table:table-cell table:style-name="ce13" table:formula="of:=GAMMADIST([.$M162];[.$B$3];[.$B$4];TRUE())" office:value-type="float" office:value="0.999716562307902" calcext:value-type="float">
            <text:p>0,99972</text:p>
          </table:table-cell>
          <table:table-cell table:style-name="ce13" table:formula="of:=[.N162]-[.N161]" office:value-type="float" office:value="0.0000177239882011015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2]+[.$P$2]" office:value-type="float" office:value="21.3754936589401" calcext:value-type="float">
            <text:p>21,4</text:p>
          </table:table-cell>
          <table:table-cell table:style-name="ce13" table:formula="of:=GAMMADIST([.$M163];[.$B$3];[.$B$4];TRUE())" office:value-type="float" office:value="0.999733251906775" calcext:value-type="float">
            <text:p>0,99973</text:p>
          </table:table-cell>
          <table:table-cell table:style-name="ce13" table:formula="of:=[.N163]-[.N162]" office:value-type="float" office:value="0.0000166895988724658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3]+[.$P$2]" office:value-type="float" office:value="21.5082607003" calcext:value-type="float">
            <text:p>21,5</text:p>
          </table:table-cell>
          <table:table-cell table:style-name="ce13" table:formula="of:=GAMMADIST([.$M164];[.$B$3];[.$B$4];TRUE())" office:value-type="float" office:value="0.999748966874181" calcext:value-type="float">
            <text:p>0,99975</text:p>
          </table:table-cell>
          <table:table-cell table:style-name="ce13" table:formula="of:=[.N164]-[.N163]" office:value-type="float" office:value="0.0000157149674064883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4]+[.$P$2]" office:value-type="float" office:value="21.6410277416599" calcext:value-type="float">
            <text:p>21,6</text:p>
          </table:table-cell>
          <table:table-cell table:style-name="ce13" table:formula="of:=GAMMADIST([.$M165];[.$B$3];[.$B$4];TRUE())" office:value-type="float" office:value="0.999763763558829" calcext:value-type="float">
            <text:p>0,99976</text:p>
          </table:table-cell>
          <table:table-cell table:style-name="ce13" table:formula="of:=[.N165]-[.N164]" office:value-type="float" office:value="0.0000147966846482106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5]+[.$P$2]" office:value-type="float" office:value="21.7737947830197" calcext:value-type="float">
            <text:p>21,8</text:p>
          </table:table-cell>
          <table:table-cell table:style-name="ce13" table:formula="of:=GAMMADIST([.$M166];[.$B$3];[.$B$4];TRUE())" office:value-type="float" office:value="0.999777695091683" calcext:value-type="float">
            <text:p>0,99978</text:p>
          </table:table-cell>
          <table:table-cell table:style-name="ce13" table:formula="of:=[.N166]-[.N165]" office:value-type="float" office:value="0.0000139315328540057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6]+[.$P$2]" office:value-type="float" office:value="21.9065618243796" calcext:value-type="float">
            <text:p>21,9</text:p>
          </table:table-cell>
          <table:table-cell table:style-name="ce13" table:formula="of:=GAMMADIST([.$M167];[.$B$3];[.$B$4];TRUE())" office:value-type="float" office:value="0.99979081156685" calcext:value-type="float">
            <text:p>0,99979</text:p>
          </table:table-cell>
          <table:table-cell table:style-name="ce13" table:formula="of:=[.N167]-[.N166]" office:value-type="float" office:value="0.0000131164751669965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7]+[.$P$2]" office:value-type="float" office:value="22.0393288657395" calcext:value-type="float">
            <text:p>22,0</text:p>
          </table:table-cell>
          <table:table-cell table:style-name="ce13" table:formula="of:=GAMMADIST([.$M168];[.$B$3];[.$B$4];TRUE())" office:value-type="float" office:value="0.999803160212505" calcext:value-type="float">
            <text:p>0,99980</text:p>
          </table:table-cell>
          <table:table-cell table:style-name="ce13" table:formula="of:=[.N168]-[.N167]" office:value-type="float" office:value="0.0000123486456549138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8]+[.$P$2]" office:value-type="float" office:value="22.1720959070994" calcext:value-type="float">
            <text:p>22,2</text:p>
          </table:table-cell>
          <table:table-cell table:style-name="ce13" table:formula="of:=GAMMADIST([.$M169];[.$B$3];[.$B$4];TRUE())" office:value-type="float" office:value="0.999814785552387" calcext:value-type="float">
            <text:p>0,99981</text:p>
          </table:table-cell>
          <table:table-cell table:style-name="ce13" table:formula="of:=[.N169]-[.N168]" office:value-type="float" office:value="0.0000116253398815269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9]+[.$P$2]" office:value-type="float" office:value="22.3048629484592" calcext:value-type="float">
            <text:p>22,3</text:p>
          </table:table-cell>
          <table:table-cell table:style-name="ce13" table:formula="of:=GAMMADIST([.$M170];[.$B$3];[.$B$4];TRUE())" office:value-type="float" office:value="0.999825729558371" calcext:value-type="float">
            <text:p>0,99983</text:p>
          </table:table-cell>
          <table:table-cell table:style-name="ce13" table:formula="of:=[.N170]-[.N169]" office:value-type="float" office:value="0.0000109440059841148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0]+[.$P$2]" office:value-type="float" office:value="22.4376299898191" calcext:value-type="float">
            <text:p>22,4</text:p>
          </table:table-cell>
          <table:table-cell table:style-name="ce13" table:formula="of:=GAMMADIST([.$M171];[.$B$3];[.$B$4];TRUE())" office:value-type="float" office:value="0.999836031794602" calcext:value-type="float">
            <text:p>0,99984</text:p>
          </table:table-cell>
          <table:table-cell table:style-name="ce13" table:formula="of:=[.N171]-[.N170]" office:value-type="float" office:value="0.0000103022362314409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1]+[.$P$2]" office:value-type="float" office:value="22.570397031179" calcext:value-type="float">
            <text:p>22,6</text:p>
          </table:table-cell>
          <table:table-cell table:style-name="ce13" table:formula="of:=GAMMADIST([.$M172];[.$B$3];[.$B$4];TRUE())" office:value-type="float" office:value="0.999845729553638" calcext:value-type="float">
            <text:p>0,99985</text:p>
          </table:table-cell>
          <table:table-cell table:style-name="ce13" table:formula="of:=[.N172]-[.N171]" office:value-type="float" office:value="0.00000969775903547632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2]+[.$P$2]" office:value-type="float" office:value="22.7031640725389" calcext:value-type="float">
            <text:p>22,7</text:p>
          </table:table-cell>
          <table:table-cell table:style-name="ce13" table:formula="of:=GAMMADIST([.$M173];[.$B$3];[.$B$4];TRUE())" office:value-type="float" office:value="0.999854857985034" calcext:value-type="float">
            <text:p>0,99985</text:p>
          </table:table-cell>
          <table:table-cell table:style-name="ce13" table:formula="of:=[.N173]-[.N172]" office:value-type="float" office:value="0.00000912843139611041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3]+[.$P$2]" office:value-type="float" office:value="22.8359311138988" calcext:value-type="float">
            <text:p>22,8</text:p>
          </table:table-cell>
          <table:table-cell table:style-name="ce13" table:formula="of:=GAMMADIST([.$M174];[.$B$3];[.$B$4];TRUE())" office:value-type="float" office:value="0.999863450216787" calcext:value-type="float">
            <text:p>0,99986</text:p>
          </table:table-cell>
          <table:table-cell table:style-name="ce13" table:formula="of:=[.N174]-[.N173]" office:value-type="float" office:value="0.00000859223175342372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4]+[.$P$2]" office:value-type="float" office:value="22.9686981552586" calcext:value-type="float">
            <text:p>23,0</text:p>
          </table:table-cell>
          <table:table-cell table:style-name="ce13" table:formula="of:=GAMMADIST([.$M175];[.$B$3];[.$B$4];TRUE())" office:value-type="float" office:value="0.999871537470016" calcext:value-type="float">
            <text:p>0,99987</text:p>
          </table:table-cell>
          <table:table-cell table:style-name="ce13" table:formula="of:=[.N175]-[.N174]" office:value-type="float" office:value="0.00000808725322909432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5]+[.$P$2]" office:value-type="float" office:value="23.1014651966185" calcext:value-type="float">
            <text:p>23,1</text:p>
          </table:table-cell>
          <table:table-cell table:style-name="ce13" table:formula="of:=GAMMADIST([.$M176];[.$B$3];[.$B$4];TRUE())" office:value-type="float" office:value="0.99987914916725" calcext:value-type="float">
            <text:p>0,99988</text:p>
          </table:table-cell>
          <table:table-cell table:style-name="ce13" table:formula="of:=[.N176]-[.N175]" office:value-type="float" office:value="0.00000761169723395572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6]+[.$P$2]" office:value-type="float" office:value="23.2342322379784" calcext:value-type="float">
            <text:p>23,2</text:p>
          </table:table-cell>
          <table:table-cell table:style-name="ce13" table:formula="of:=GAMMADIST([.$M177];[.$B$3];[.$B$4];TRUE())" office:value-type="float" office:value="0.999886313034674" calcext:value-type="float">
            <text:p>0,99989</text:p>
          </table:table-cell>
          <table:table-cell table:style-name="ce13" table:formula="of:=[.N177]-[.N176]" office:value-type="float" office:value="0.00000716386742338759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7]+[.$P$2]" office:value-type="float" office:value="23.3669992793383" calcext:value-type="float">
            <text:p>23,4</text:p>
          </table:table-cell>
          <table:table-cell table:style-name="ce13" table:formula="of:=GAMMADIST([.$M178];[.$B$3];[.$B$4];TRUE())" office:value-type="float" office:value="0.999893055198658" calcext:value-type="float">
            <text:p>0,99989</text:p>
          </table:table-cell>
          <table:table-cell table:style-name="ce13" table:formula="of:=[.N178]-[.N177]" office:value-type="float" office:value="0.00000674216398421912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8]+[.$P$2]" office:value-type="float" office:value="23.4997663206981" calcext:value-type="float">
            <text:p>23,5</text:p>
          </table:table-cell>
          <table:table-cell table:style-name="ce13" table:formula="of:=GAMMADIST([.$M179];[.$B$3];[.$B$4];TRUE())" office:value-type="float" office:value="0.999899400276889" calcext:value-type="float">
            <text:p>0,99990</text:p>
          </table:table-cell>
          <table:table-cell table:style-name="ce13" table:formula="of:=[.N179]-[.N178]" office:value-type="float" office:value="0.0000063450782312735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9]+[.$P$2]" office:value-type="float" office:value="23.632533362058" calcext:value-type="float">
            <text:p>23,6</text:p>
          </table:table-cell>
          <table:table-cell table:style-name="ce13" table:formula="of:=GAMMADIST([.$M180];[.$B$3];[.$B$4];TRUE())" office:value-type="float" office:value="0.999905371464391" calcext:value-type="float">
            <text:p>0,99991</text:p>
          </table:table-cell>
          <table:table-cell table:style-name="ce13" table:formula="of:=[.N180]-[.N179]" office:value-type="float" office:value="0.00000597118750156334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0]+[.$P$2]" office:value-type="float" office:value="23.7653004034179" calcext:value-type="float">
            <text:p>23,8</text:p>
          </table:table-cell>
          <table:table-cell table:style-name="ce13" table:formula="of:=GAMMADIST([.$M181];[.$B$3];[.$B$4];TRUE())" office:value-type="float" office:value="0.999910990614719" calcext:value-type="float">
            <text:p>0,99991</text:p>
          </table:table-cell>
          <table:table-cell table:style-name="ce13" table:formula="of:=[.N181]-[.N180]" office:value-type="float" office:value="0.00000561915032815108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1]+[.$P$2]" office:value-type="float" office:value="23.8980674447778" calcext:value-type="float">
            <text:p>23,9</text:p>
          </table:table-cell>
          <table:table-cell table:style-name="ce13" table:formula="of:=GAMMADIST([.$M182];[.$B$3];[.$B$4];TRUE())" office:value-type="float" office:value="0.999916278316598" calcext:value-type="float">
            <text:p>0,99992</text:p>
          </table:table-cell>
          <table:table-cell table:style-name="ce13" table:formula="of:=[.N182]-[.N181]" office:value-type="float" office:value="0.00000528770187857575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2]+[.$P$2]" office:value-type="float" office:value="24.0308344861376" calcext:value-type="float">
            <text:p>24,0</text:p>
          </table:table-cell>
          <table:table-cell table:style-name="ce13" table:formula="of:=GAMMADIST([.$M183];[.$B$3];[.$B$4];TRUE())" office:value-type="float" office:value="0.999921253966242" calcext:value-type="float">
            <text:p>0,99992</text:p>
          </table:table-cell>
          <table:table-cell table:style-name="ce13" table:formula="of:=[.N183]-[.N182]" office:value-type="float" office:value="0.00000497564964452302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3]+[.$P$2]" office:value-type="float" office:value="24.1636015274975" calcext:value-type="float">
            <text:p>24,2</text:p>
          </table:table-cell>
          <table:table-cell table:style-name="ce13" table:formula="of:=GAMMADIST([.$M184];[.$B$3];[.$B$4];TRUE())" office:value-type="float" office:value="0.999925935835611" calcext:value-type="float">
            <text:p>0,99993</text:p>
          </table:table-cell>
          <table:table-cell table:style-name="ce13" table:formula="of:=[.N184]-[.N183]" office:value-type="float" office:value="0.0000046818693690831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4]+[.$P$2]" office:value-type="float" office:value="24.2963685688574" calcext:value-type="float">
            <text:p>24,3</text:p>
          </table:table-cell>
          <table:table-cell table:style-name="ce13" table:formula="of:=GAMMADIST([.$M185];[.$B$3];[.$B$4];TRUE())" office:value-type="float" office:value="0.99993034113681" calcext:value-type="float">
            <text:p>0,99993</text:p>
          </table:table-cell>
          <table:table-cell table:style-name="ce13" table:formula="of:=[.N185]-[.N184]" office:value-type="float" office:value="0.00000440530119882876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5]+[.$P$2]" office:value-type="float" office:value="24.4291356102173" calcext:value-type="float">
            <text:p>24,4</text:p>
          </table:table-cell>
          <table:table-cell table:style-name="ce13" table:formula="of:=GAMMADIST([.$M186];[.$B$3];[.$B$4];TRUE())" office:value-type="float" office:value="0.999934486082859" calcext:value-type="float">
            <text:p>0,99993</text:p>
          </table:table-cell>
          <table:table-cell table:style-name="ce13" table:formula="of:=[.N186]-[.N185]" office:value-type="float" office:value="0.00000414494604916715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6]+[.$P$2]" office:value-type="float" office:value="24.5619026515771" calcext:value-type="float">
            <text:p>24,6</text:p>
          </table:table-cell>
          <table:table-cell table:style-name="ce13" table:formula="of:=GAMMADIST([.$M187];[.$B$3];[.$B$4];TRUE())" office:value-type="float" office:value="0.999938385945029" calcext:value-type="float">
            <text:p>0,99994</text:p>
          </table:table-cell>
          <table:table-cell table:style-name="ce13" table:formula="of:=[.N187]-[.N186]" office:value-type="float" office:value="0.00000389986216930982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7]+[.$P$2]" office:value-type="float" office:value="24.694669692937" calcext:value-type="float">
            <text:p>24,7</text:p>
          </table:table-cell>
          <table:table-cell table:style-name="ce13" table:formula="of:=GAMMADIST([.$M188];[.$B$3];[.$B$4];TRUE())" office:value-type="float" office:value="0.999942055106928" calcext:value-type="float">
            <text:p>0,99994</text:p>
          </table:table-cell>
          <table:table-cell table:style-name="ce13" table:formula="of:=[.N188]-[.N187]" office:value-type="float" office:value="0.00000366916189986632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8]+[.$P$2]" office:value-type="float" office:value="24.8274367342969" calcext:value-type="float">
            <text:p>24,8</text:p>
          </table:table-cell>
          <table:table-cell table:style-name="ce13" table:formula="of:=GAMMADIST([.$M189];[.$B$3];[.$B$4];TRUE())" office:value-type="float" office:value="0.999945507115537" calcext:value-type="float">
            <text:p>0,99995</text:p>
          </table:table-cell>
          <table:table-cell table:style-name="ce13" table:formula="of:=[.N189]-[.N188]" office:value-type="float" office:value="0.00000345200860873973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9]+[.$P$2]" office:value-type="float" office:value="24.9602037756568" calcext:value-type="float">
            <text:p>25,0</text:p>
          </table:table-cell>
          <table:table-cell table:style-name="ce13" table:formula="of:=GAMMADIST([.$M190];[.$B$3];[.$B$4];TRUE())" office:value-type="float" office:value="0.999948754729336" calcext:value-type="float">
            <text:p>0,99995</text:p>
          </table:table-cell>
          <table:table-cell table:style-name="ce13" table:formula="of:=[.N190]-[.N189]" office:value-type="float" office:value="0.00000324761379877359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0]+[.$P$2]" office:value-type="float" office:value="25.0929708170167" calcext:value-type="float">
            <text:p>25,1</text:p>
          </table:table-cell>
          <table:table-cell table:style-name="ce13" table:formula="of:=GAMMADIST([.$M191];[.$B$3];[.$B$4];TRUE())" office:value-type="float" office:value="0.999951809963711" calcext:value-type="float">
            <text:p>0,99995</text:p>
          </table:table-cell>
          <table:table-cell table:style-name="ce13" table:formula="of:=[.N191]-[.N190]" office:value-type="float" office:value="0.00000305523437515998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1]+[.$P$2]" office:value-type="float" office:value="25.2257378583765" calcext:value-type="float">
            <text:p>25,2</text:p>
          </table:table-cell>
          <table:table-cell table:style-name="ce13" table:formula="of:=GAMMADIST([.$M192];[.$B$3];[.$B$4];TRUE())" office:value-type="float" office:value="0.999954684133778" calcext:value-type="float">
            <text:p>0,99995</text:p>
          </table:table-cell>
          <table:table-cell table:style-name="ce13" table:formula="of:=[.N192]-[.N191]" office:value-type="float" office:value="0.00000287417006650248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2]+[.$P$2]" office:value-type="float" office:value="25.3585048997364" calcext:value-type="float">
            <text:p>25,4</text:p>
          </table:table-cell>
          <table:table-cell table:style-name="ce13" table:formula="of:=GAMMADIST([.$M193];[.$B$3];[.$B$4];TRUE())" office:value-type="float" office:value="0.999957387894767" calcext:value-type="float">
            <text:p>0,99996</text:p>
          </table:table-cell>
          <table:table-cell table:style-name="ce13" table:formula="of:=[.N193]-[.N192]" office:value-type="float" office:value="0.00000270376098898684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3]+[.$P$2]" office:value-type="float" office:value="25.4912719410963" calcext:value-type="float">
            <text:p>25,5</text:p>
          </table:table-cell>
          <table:table-cell table:style-name="ce13" table:formula="of:=GAMMADIST([.$M194];[.$B$3];[.$B$4];TRUE())" office:value-type="float" office:value="0.999959931280114" calcext:value-type="float">
            <text:p>0,99996</text:p>
          </table:table-cell>
          <table:table-cell table:style-name="ce13" table:formula="of:=[.N194]-[.N193]" office:value-type="float" office:value="0.00000254338534766418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4]+[.$P$2]" office:value-type="float" office:value="25.6240389824562" calcext:value-type="float">
            <text:p>25,6</text:p>
          </table:table-cell>
          <table:table-cell table:style-name="ce13" table:formula="of:=GAMMADIST([.$M195];[.$B$3];[.$B$4];TRUE())" office:value-type="float" office:value="0.999962323737379" calcext:value-type="float">
            <text:p>0,99996</text:p>
          </table:table-cell>
          <table:table-cell table:style-name="ce13" table:formula="of:=[.N195]-[.N194]" office:value-type="float" office:value="0.00000239245726496584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5]+[.$P$2]" office:value-type="float" office:value="25.756806023816" calcext:value-type="float">
            <text:p>25,8</text:p>
          </table:table-cell>
          <table:table-cell table:style-name="ce13" table:formula="of:=GAMMADIST([.$M196];[.$B$3];[.$B$4];TRUE())" office:value-type="float" office:value="0.999964574162112" calcext:value-type="float">
            <text:p>0,99996</text:p>
          </table:table-cell>
          <table:table-cell table:style-name="ce13" table:formula="of:=[.N196]-[.N195]" office:value-type="float" office:value="0.00000225042473323001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6]+[.$P$2]" office:value-type="float" office:value="25.8895730651759" calcext:value-type="float">
            <text:p>25,9</text:p>
          </table:table-cell>
          <table:table-cell table:style-name="ce13" table:formula="of:=GAMMADIST([.$M197];[.$B$3];[.$B$4];TRUE())" office:value-type="float" office:value="0.999966690929792" calcext:value-type="float">
            <text:p>0,99997</text:p>
          </table:table-cell>
          <table:table-cell table:style-name="ce13" table:formula="of:=[.N197]-[.N196]" office:value-type="float" office:value="0.00000211676767924995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7]+[.$P$2]" office:value-type="float" office:value="26.0223401065358" calcext:value-type="float">
            <text:p>26,0</text:p>
          </table:table-cell>
          <table:table-cell table:style-name="ce13" table:formula="of:=GAMMADIST([.$M198];[.$B$3];[.$B$4];TRUE())" office:value-type="float" office:value="0.999968681925932" calcext:value-type="float">
            <text:p>0,99997</text:p>
          </table:table-cell>
          <table:table-cell table:style-name="ce13" table:formula="of:=[.N198]-[.N197]" office:value-type="float" office:value="0.00000199099614073273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8]+[.$P$2]" office:value-type="float" office:value="26.1551071478957" calcext:value-type="float">
            <text:p>26,2</text:p>
          </table:table-cell>
          <table:table-cell table:style-name="ce13" table:formula="of:=GAMMADIST([.$M199];[.$B$3];[.$B$4];TRUE())" office:value-type="float" office:value="0.999970554574475" calcext:value-type="float">
            <text:p>0,99997</text:p>
          </table:table-cell>
          <table:table-cell table:style-name="ce13" table:formula="of:=[.N199]-[.N198]" office:value-type="float" office:value="0.00000187264854301095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9]+[.$P$2]" office:value-type="float" office:value="26.2878741892555" calcext:value-type="float">
            <text:p>26,3</text:p>
          </table:table-cell>
          <table:table-cell table:style-name="ce13" table:formula="of:=GAMMADIST([.$M200];[.$B$3];[.$B$4];TRUE())" office:value-type="float" office:value="0.999972315864549" calcext:value-type="float">
            <text:p>0,99997</text:p>
          </table:table-cell>
          <table:table-cell table:style-name="ce13" table:formula="of:=[.N200]-[.N199]" office:value-type="float" office:value="0.00000176129007345427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0]+[.$P$2]" office:value-type="float" office:value="26.4206412306154" calcext:value-type="float">
            <text:p>26,4</text:p>
          </table:table-cell>
          <table:table-cell table:style-name="ce13" table:formula="of:=GAMMADIST([.$M201];[.$B$3];[.$B$4];TRUE())" office:value-type="float" office:value="0.999973972375698" calcext:value-type="float">
            <text:p>0,99997</text:p>
          </table:table-cell>
          <table:table-cell table:style-name="ce13" table:formula="of:=[.N201]-[.N200]" office:value-type="float" office:value="0.00000165651114880649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1]+[.$P$2]" office:value-type="float" office:value="26.5534082719753" calcext:value-type="float">
            <text:p>26,6</text:p>
          </table:table-cell>
          <table:table-cell table:style-name="ce13" table:formula="of:=GAMMADIST([.$M202];[.$B$3];[.$B$4];TRUE())" office:value-type="float" office:value="0.999975530301665" calcext:value-type="float">
            <text:p>0,99998</text:p>
          </table:table-cell>
          <table:table-cell table:style-name="ce13" table:formula="of:=[.N202]-[.N201]" office:value-type="float" office:value="0.00000155792596689963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2]+[.$P$2]" office:value-type="float" office:value="26.6861753133352" calcext:value-type="float">
            <text:p>26,7</text:p>
          </table:table-cell>
          <table:table-cell table:style-name="ce13" table:formula="of:=GAMMADIST([.$M203];[.$B$3];[.$B$4];TRUE())" office:value-type="float" office:value="0.999976995472807" calcext:value-type="float">
            <text:p>0,99998</text:p>
          </table:table-cell>
          <table:table-cell table:style-name="ce13" table:formula="of:=[.N203]-[.N202]" office:value-type="float" office:value="0.0000014651711421898" calcext:value-type="float">
            <text:p>0,00000</text:p>
          </table:table-cell>
          <table:table-cell table:number-columns-repeated="1009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normal" table:style-name="ta4">
        <table:table-column table:style-name="co1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8" table:default-cell-style-name="ce2"/>
        <table:table-column table:style-name="co9" table:default-cell-style-name="ce2"/>
        <table:table-column table:style-name="co4" table:default-cell-style-name="ce2"/>
        <table:table-column table:style-name="co1" table:number-columns-repeated="242" table:default-cell-style-name="ce2"/>
        <table:table-column table:style-name="co1" table:number-columns-repeated="767" table:default-cell-style-name="Default"/>
        <table:table-row table:style-name="ro5">
          <table:table-cell table:style-name="ce1" office:value-type="string" calcext:value-type="string">
            <text:p>Lognormal (location, spread)</text:p>
          </table:table-cell>
          <table:table-cell table:number-columns-repeated="4"/>
          <table:table-cell office:value-type="string" calcext:value-type="string">
            <text:p>Enter parameters in cells B3 and B4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Cumulative probability</text:p>
          </table:table-cell>
          <table:table-cell table:style-name="ce10" office:value-type="string" calcext:value-type="string">
            <text:p>PDF</text:p>
          </table:table-cell>
          <table:table-cell table:style-name="ce14" office:value-type="string" calcext:value-type="string">
            <text:p>Step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11" office:value-type="float" office:value="0" calcext:value-type="float">
            <text:p>0,0</text:p>
          </table:table-cell>
          <table:table-cell table:style-name="ce13" table:number-columns-repeated="2"/>
          <table:table-cell table:style-name="ce15" table:formula="of:=[.E3]*4/200" office:value-type="float" office:value="0.0698068591492368" calcext:value-type="float">
            <text:p>0,0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ocation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EXP([.B3]+([.B4]/2))" office:value-type="float" office:value="3.49034295746184" calcext:value-type="float">
            <text:p>3,49034295746184</text:p>
          </table:table-cell>
          <table:table-cell table:number-columns-repeated="7"/>
          <table:table-cell table:style-name="ce11" table:formula="of:=[.M2]+[.$P$2]" office:value-type="float" office:value="0.0698068591492368" calcext:value-type="float">
            <text:p>0,1</text:p>
          </table:table-cell>
          <table:table-cell table:style-name="ce13" table:formula="of:=LOGNORMDIST([.M3];[.$B$3];[.$B$4])" office:value-type="float" office:value="0.000000000000120302066046271" calcext:value-type="float">
            <text:p>0,00000</text:p>
          </table:table-cell>
          <table:table-cell table:style-name="ce13" table:formula="of:=[.N3]" office:value-type="float" office:value="0.000000000000120302066046271" calcext:value-type="float">
            <text:p>0,0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read</text:p>
          </table:table-cell>
          <table:table-cell table:style-name="ce3" office:value-type="float" office:value="0.5" calcext:value-type="float">
            <text:p>0,5</text:p>
          </table:table-cell>
          <table:table-cell/>
          <table:table-cell office:value-type="string" calcext:value-type="string">
            <text:p>SD</text:p>
          </table:table-cell>
          <table:table-cell table:formula="of:=SQRT(EXP((2*[.B3])+[.B4])*(EXP([.B4])-1))" office:value-type="float" office:value="2.81123513112728" calcext:value-type="float">
            <text:p>2,81123513112728</text:p>
          </table:table-cell>
          <table:table-cell table:number-columns-repeated="7"/>
          <table:table-cell table:style-name="ce11" table:formula="of:=[.M3]+[.$P$2]" office:value-type="float" office:value="0.139613718298474" calcext:value-type="float">
            <text:p>0,1</text:p>
          </table:table-cell>
          <table:table-cell table:style-name="ce13" table:formula="of:=LOGNORMDIST([.M4];[.$B$3];[.$B$4])" office:value-type="float" office:value="0.00000000144478655286168" calcext:value-type="float">
            <text:p>0,00000</text:p>
          </table:table-cell>
          <table:table-cell table:style-name="ce13" table:formula="of:=[.N4]-[.N3]" office:value-type="float" office:value="0.00000000144466625079563" calcext:value-type="float">
            <text:p>0,00000</text:p>
          </table:table-cell>
          <table:table-cell table:number-columns-repeated="1009"/>
        </table:table-row>
        <table:table-row table:style-name="ro2">
          <table:table-cell>
            <draw:frame table:end-cell-address="Lognormal.K21" table:end-x="1.19mm" table:end-y="3.97mm" draw:z-index="0" draw:name="Chart 1" draw:style-name="gr1" draw:text-style-name="P1" svg:width="167.95mm" svg:height="73.26mm" svg:x="7.05mm" svg:y="2.68mm">
              <draw:object draw:notify-on-update-of-ranges="Lognormal.M2:Lognormal.M202 Lognormal.O2:Lognormal.O20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  <table:table-cell table:style-name="ce11" table:formula="of:=[.M4]+[.$P$2]" office:value-type="float" office:value="0.20942057744771" calcext:value-type="float">
            <text:p>0,2</text:p>
          </table:table-cell>
          <table:table-cell table:style-name="ce13" table:formula="of:=LOGNORMDIST([.M5];[.$B$3];[.$B$4])" office:value-type="float" office:value="0.000000147337378664082" calcext:value-type="float">
            <text:p>0,00000</text:p>
          </table:table-cell>
          <table:table-cell table:style-name="ce13" table:formula="of:=[.N5]-[.N4]" office:value-type="float" office:value="0.000000145892592111221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]+[.$P$2]" office:value-type="float" office:value="0.279227436596947" calcext:value-type="float">
            <text:p>0,3</text:p>
          </table:table-cell>
          <table:table-cell table:style-name="ce13" table:formula="of:=LOGNORMDIST([.M6];[.$B$3];[.$B$4])" office:value-type="float" office:value="0.00000266378069531202" calcext:value-type="float">
            <text:p>0,00000</text:p>
          </table:table-cell>
          <table:table-cell table:style-name="ce13" table:formula="of:=[.N6]-[.N5]" office:value-type="float" office:value="0.00000251644331664793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]+[.$P$2]" office:value-type="float" office:value="0.349034295746184" calcext:value-type="float">
            <text:p>0,3</text:p>
          </table:table-cell>
          <table:table-cell table:style-name="ce13" table:formula="of:=LOGNORMDIST([.M7];[.$B$3];[.$B$4])" office:value-type="float" office:value="0.0000202008665642846" calcext:value-type="float">
            <text:p>0,00002</text:p>
          </table:table-cell>
          <table:table-cell table:style-name="ce13" table:formula="of:=[.N7]-[.N6]" office:value-type="float" office:value="0.0000175370858689725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]+[.$P$2]" office:value-type="float" office:value="0.418841154895421" calcext:value-type="float">
            <text:p>0,4</text:p>
          </table:table-cell>
          <table:table-cell table:style-name="ce13" table:formula="of:=LOGNORMDIST([.M8];[.$B$3];[.$B$4])" office:value-type="float" office:value="0.0000918173822649568" calcext:value-type="float">
            <text:p>0,00009</text:p>
          </table:table-cell>
          <table:table-cell table:style-name="ce13" table:formula="of:=[.N8]-[.N7]" office:value-type="float" office:value="0.0000716165157006723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]+[.$P$2]" office:value-type="float" office:value="0.488648014044658" calcext:value-type="float">
            <text:p>0,5</text:p>
          </table:table-cell>
          <table:table-cell table:style-name="ce13" table:formula="of:=LOGNORMDIST([.M9];[.$B$3];[.$B$4])" office:value-type="float" office:value="0.000299324548044457" calcext:value-type="float">
            <text:p>0,00030</text:p>
          </table:table-cell>
          <table:table-cell table:style-name="ce13" table:formula="of:=[.N9]-[.N8]" office:value-type="float" office:value="0.0002075071657795" calcext:value-type="float">
            <text:p>0,000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]+[.$P$2]" office:value-type="float" office:value="0.558454873193895" calcext:value-type="float">
            <text:p>0,6</text:p>
          </table:table-cell>
          <table:table-cell table:style-name="ce13" table:formula="of:=LOGNORMDIST([.M10];[.$B$3];[.$B$4])" office:value-type="float" office:value="0.000774980665671652" calcext:value-type="float">
            <text:p>0,00077</text:p>
          </table:table-cell>
          <table:table-cell table:style-name="ce13" table:formula="of:=[.N10]-[.N9]" office:value-type="float" office:value="0.000475656117627195" calcext:value-type="float">
            <text:p>0,0004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]+[.$P$2]" office:value-type="float" office:value="0.628261732343131" calcext:value-type="float">
            <text:p>0,6</text:p>
          </table:table-cell>
          <table:table-cell table:style-name="ce13" table:formula="of:=LOGNORMDIST([.M11];[.$B$3];[.$B$4])" office:value-type="float" office:value="0.0016970101031106" calcext:value-type="float">
            <text:p>0,00170</text:p>
          </table:table-cell>
          <table:table-cell table:style-name="ce13" table:formula="of:=[.N11]-[.N10]" office:value-type="float" office:value="0.000922029437438946" calcext:value-type="float">
            <text:p>0,0009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]+[.$P$2]" office:value-type="float" office:value="0.698068591492368" calcext:value-type="float">
            <text:p>0,7</text:p>
          </table:table-cell>
          <table:table-cell table:style-name="ce13" table:formula="of:=LOGNORMDIST([.M12];[.$B$3];[.$B$4])" office:value-type="float" office:value="0.00327520970228938" calcext:value-type="float">
            <text:p>0,00328</text:p>
          </table:table-cell>
          <table:table-cell table:style-name="ce13" table:formula="of:=[.N12]-[.N11]" office:value-type="float" office:value="0.00157819959917878" calcext:value-type="float">
            <text:p>0,0015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]+[.$P$2]" office:value-type="float" office:value="0.767875450641605" calcext:value-type="float">
            <text:p>0,8</text:p>
          </table:table-cell>
          <table:table-cell table:style-name="ce13" table:formula="of:=LOGNORMDIST([.M13];[.$B$3];[.$B$4])" office:value-type="float" office:value="0.00573154544225823" calcext:value-type="float">
            <text:p>0,00573</text:p>
          </table:table-cell>
          <table:table-cell table:style-name="ce13" table:formula="of:=[.N13]-[.N12]" office:value-type="float" office:value="0.00245633573996885" calcext:value-type="float">
            <text:p>0,0024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]+[.$P$2]" office:value-type="float" office:value="0.837682309790842" calcext:value-type="float">
            <text:p>0,8</text:p>
          </table:table-cell>
          <table:table-cell table:style-name="ce13" table:formula="of:=LOGNORMDIST([.M14];[.$B$3];[.$B$4])" office:value-type="float" office:value="0.00928049352320372" calcext:value-type="float">
            <text:p>0,00928</text:p>
          </table:table-cell>
          <table:table-cell table:style-name="ce13" table:formula="of:=[.N14]-[.N13]" office:value-type="float" office:value="0.00354894808094549" calcext:value-type="float">
            <text:p>0,0035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]+[.$P$2]" office:value-type="float" office:value="0.907489168940078" calcext:value-type="float">
            <text:p>0,9</text:p>
          </table:table-cell>
          <table:table-cell table:style-name="ce13" table:formula="of:=LOGNORMDIST([.M15];[.$B$3];[.$B$4])" office:value-type="float" office:value="0.0141124110329916" calcext:value-type="float">
            <text:p>0,01411</text:p>
          </table:table-cell>
          <table:table-cell table:style-name="ce13" table:formula="of:=[.N15]-[.N14]" office:value-type="float" office:value="0.00483191750978784" calcext:value-type="float">
            <text:p>0,0048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]+[.$P$2]" office:value-type="float" office:value="0.977296028089315" calcext:value-type="float">
            <text:p>1,0</text:p>
          </table:table-cell>
          <table:table-cell table:style-name="ce13" table:formula="of:=LOGNORMDIST([.M16];[.$B$3];[.$B$4])" office:value-type="float" office:value="0.0203815626188045" calcext:value-type="float">
            <text:p>0,02038</text:p>
          </table:table-cell>
          <table:table-cell table:style-name="ce13" table:formula="of:=[.N16]-[.N15]" office:value-type="float" office:value="0.00626915158581291" calcext:value-type="float">
            <text:p>0,006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]+[.$P$2]" office:value-type="float" office:value="1.04710288723855" calcext:value-type="float">
            <text:p>1,0</text:p>
          </table:table-cell>
          <table:table-cell table:style-name="ce13" table:formula="of:=LOGNORMDIST([.M17];[.$B$3];[.$B$4])" office:value-type="float" office:value="0.0281991233034317" calcext:value-type="float">
            <text:p>0,02820</text:p>
          </table:table-cell>
          <table:table-cell table:style-name="ce13" table:formula="of:=[.N17]-[.N16]" office:value-type="float" office:value="0.00781756068462721" calcext:value-type="float">
            <text:p>0,0078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]+[.$P$2]" office:value-type="float" office:value="1.11690974638779" calcext:value-type="float">
            <text:p>1,1</text:p>
          </table:table-cell>
          <table:table-cell table:style-name="ce13" table:formula="of:=LOGNORMDIST([.M18];[.$B$3];[.$B$4])" office:value-type="float" office:value="0.0376306563169732" calcext:value-type="float">
            <text:p>0,03763</text:p>
          </table:table-cell>
          <table:table-cell table:style-name="ce13" table:formula="of:=[.N18]-[.N17]" office:value-type="float" office:value="0.00943153301354148" calcext:value-type="float">
            <text:p>0,0094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]+[.$P$2]" office:value-type="float" office:value="1.18671660553703" calcext:value-type="float">
            <text:p>1,2</text:p>
          </table:table-cell>
          <table:table-cell table:style-name="ce13" table:formula="of:=LOGNORMDIST([.M19];[.$B$3];[.$B$4])" office:value-type="float" office:value="0.0486971635145358" calcext:value-type="float">
            <text:p>0,04870</text:p>
          </table:table-cell>
          <table:table-cell table:style-name="ce13" table:formula="of:=[.N19]-[.N18]" office:value-type="float" office:value="0.0110665071975626" calcext:value-type="float">
            <text:p>0,011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]+[.$P$2]" office:value-type="float" office:value="1.25652346468626" calcext:value-type="float">
            <text:p>1,3</text:p>
          </table:table-cell>
          <table:table-cell table:style-name="ce13" table:formula="of:=LOGNORMDIST([.M20];[.$B$3];[.$B$4])" office:value-type="float" office:value="0.0613786992689435" calcext:value-type="float">
            <text:p>0,06138</text:p>
          </table:table-cell>
          <table:table-cell table:style-name="ce13" table:formula="of:=[.N20]-[.N19]" office:value-type="float" office:value="0.0126815357544077" calcext:value-type="float">
            <text:p>0,012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]+[.$P$2]" office:value-type="float" office:value="1.3263303238355" calcext:value-type="float">
            <text:p>1,3</text:p>
          </table:table-cell>
          <table:table-cell table:style-name="ce13" table:formula="of:=LOGNORMDIST([.M21];[.$B$3];[.$B$4])" office:value-type="float" office:value="0.0756196074999419" calcext:value-type="float">
            <text:p>0,07562</text:p>
          </table:table-cell>
          <table:table-cell table:style-name="ce13" table:formula="of:=[.N21]-[.N20]" office:value-type="float" office:value="0.0142409082309984" calcext:value-type="float">
            <text:p>0,014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1]+[.$P$2]" office:value-type="float" office:value="1.39613718298474" calcext:value-type="float">
            <text:p>1,4</text:p>
          </table:table-cell>
          <table:table-cell table:style-name="ce13" table:formula="of:=LOGNORMDIST([.M22];[.$B$3];[.$B$4])" office:value-type="float" office:value="0.0913345957324781" calcext:value-type="float">
            <text:p>0,09133</text:p>
          </table:table-cell>
          <table:table-cell table:style-name="ce13" table:formula="of:=[.N22]-[.N21]" office:value-type="float" office:value="0.0157149882325362" calcext:value-type="float">
            <text:p>0,0157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2]+[.$P$2]" office:value-type="float" office:value="1.46594404213397" calcext:value-type="float">
            <text:p>1,5</text:p>
          </table:table-cell>
          <table:table-cell table:style-name="ce13" table:formula="of:=LOGNORMDIST([.M23];[.$B$3];[.$B$4])" office:value-type="float" office:value="0.10841504078714" calcext:value-type="float">
            <text:p>0,10842</text:p>
          </table:table-cell>
          <table:table-cell table:style-name="ce13" table:formula="of:=[.N23]-[.N22]" office:value-type="float" office:value="0.0170804450546621" calcext:value-type="float">
            <text:p>0,017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3]+[.$P$2]" office:value-type="float" office:value="1.53575090128321" calcext:value-type="float">
            <text:p>1,5</text:p>
          </table:table-cell>
          <table:table-cell table:style-name="ce13" table:formula="of:=LOGNORMDIST([.M24];[.$B$3];[.$B$4])" office:value-type="float" office:value="0.12673509386284" calcext:value-type="float">
            <text:p>0,12674</text:p>
          </table:table-cell>
          <table:table-cell table:style-name="ce13" table:formula="of:=[.N24]-[.N23]" office:value-type="float" office:value="0.0183200530756999" calcext:value-type="float">
            <text:p>0,0183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4]+[.$P$2]" office:value-type="float" office:value="1.60555776043245" calcext:value-type="float">
            <text:p>1,6</text:p>
          </table:table-cell>
          <table:table-cell table:style-name="ce13" table:formula="of:=LOGNORMDIST([.M25];[.$B$3];[.$B$4])" office:value-type="float" office:value="0.146157301744448" calcext:value-type="float">
            <text:p>0,14616</text:p>
          </table:table-cell>
          <table:table-cell table:style-name="ce13" table:formula="of:=[.N25]-[.N24]" office:value-type="float" office:value="0.0194222078816076" calcext:value-type="float">
            <text:p>0,019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5]+[.$P$2]" office:value-type="float" office:value="1.67536461958168" calcext:value-type="float">
            <text:p>1,7</text:p>
          </table:table-cell>
          <table:table-cell table:style-name="ce13" table:formula="of:=LOGNORMDIST([.M26];[.$B$3];[.$B$4])" office:value-type="float" office:value="0.166537579960265" calcext:value-type="float">
            <text:p>0,16654</text:p>
          </table:table-cell>
          <table:table-cell table:style-name="ce13" table:formula="of:=[.N26]-[.N25]" office:value-type="float" office:value="0.0203802782158169" calcext:value-type="float">
            <text:p>0,020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6]+[.$P$2]" office:value-type="float" office:value="1.74517147873092" calcext:value-type="float">
            <text:p>1,7</text:p>
          </table:table-cell>
          <table:table-cell table:style-name="ce13" table:formula="of:=LOGNORMDIST([.M27];[.$B$3];[.$B$4])" office:value-type="float" office:value="0.187729463425053" calcext:value-type="float">
            <text:p>0,18773</text:p>
          </table:table-cell>
          <table:table-cell table:style-name="ce13" table:formula="of:=[.N27]-[.N26]" office:value-type="float" office:value="0.0211918834647879" calcext:value-type="float">
            <text:p>0,021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7]+[.$P$2]" office:value-type="float" office:value="1.81497833788016" calcext:value-type="float">
            <text:p>1,8</text:p>
          </table:table-cell>
          <table:table-cell table:style-name="ce13" table:formula="of:=LOGNORMDIST([.M28];[.$B$3];[.$B$4])" office:value-type="float" office:value="0.209587623981732" calcext:value-type="float">
            <text:p>0,20959</text:p>
          </table:table-cell>
          <table:table-cell table:style-name="ce13" table:formula="of:=[.N28]-[.N27]" office:value-type="float" office:value="0.0218581605566791" calcext:value-type="float">
            <text:p>0,0218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8]+[.$P$2]" office:value-type="float" office:value="1.8847851970294" calcext:value-type="float">
            <text:p>1,9</text:p>
          </table:table-cell>
          <table:table-cell table:style-name="ce13" table:formula="of:=LOGNORMDIST([.M29];[.$B$3];[.$B$4])" office:value-type="float" office:value="0.231970686970994" calcext:value-type="float">
            <text:p>0,23197</text:p>
          </table:table-cell>
          <table:table-cell table:style-name="ce13" table:formula="of:=[.N29]-[.N28]" office:value-type="float" office:value="0.0223830629892625" calcext:value-type="float">
            <text:p>0,022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9]+[.$P$2]" office:value-type="float" office:value="1.95459205617863" calcext:value-type="float">
            <text:p>2,0</text:p>
          </table:table-cell>
          <table:table-cell table:style-name="ce13" table:formula="of:=LOGNORMDIST([.M30];[.$B$3];[.$B$4])" office:value-type="float" office:value="0.254743405230077" calcext:value-type="float">
            <text:p>0,25474</text:p>
          </table:table-cell>
          <table:table-cell table:style-name="ce13" table:formula="of:=[.N30]-[.N29]" office:value-type="float" office:value="0.0227727182590827" calcext:value-type="float">
            <text:p>0,0227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0]+[.$P$2]" office:value-type="float" office:value="2.02439891532787" calcext:value-type="float">
            <text:p>2,0</text:p>
          </table:table-cell>
          <table:table-cell table:style-name="ce13" table:formula="of:=LOGNORMDIST([.M31];[.$B$3];[.$B$4])" office:value-type="float" office:value="0.277778262975923" calcext:value-type="float">
            <text:p>0,27778</text:p>
          </table:table-cell>
          <table:table-cell table:style-name="ce13" table:formula="of:=[.N31]-[.N30]" office:value-type="float" office:value="0.0230348577458462" calcext:value-type="float">
            <text:p>0,023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1]+[.$P$2]" office:value-type="float" office:value="2.09420577447711" calcext:value-type="float">
            <text:p>2,1</text:p>
          </table:table-cell>
          <table:table-cell table:style-name="ce13" table:formula="of:=LOGNORMDIST([.M32];[.$B$3];[.$B$4])" office:value-type="float" office:value="0.300956587389586" calcext:value-type="float">
            <text:p>0,30096</text:p>
          </table:table-cell>
          <table:table-cell table:style-name="ce13" table:formula="of:=[.N32]-[.N31]" office:value-type="float" office:value="0.0231783244136629" calcext:value-type="float">
            <text:p>0,0231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2]+[.$P$2]" office:value-type="float" office:value="2.16401263362634" calcext:value-type="float">
            <text:p>2,2</text:p>
          </table:table-cell>
          <table:table-cell table:style-name="ce13" table:formula="of:=LOGNORMDIST([.M33];[.$B$3];[.$B$4])" office:value-type="float" office:value="0.32416924518586" calcext:value-type="float">
            <text:p>0,32417</text:p>
          </table:table-cell>
          <table:table-cell table:style-name="ce13" table:formula="of:=[.N33]-[.N32]" office:value-type="float" office:value="0.0232126577962742" calcext:value-type="float">
            <text:p>0,023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3]+[.$P$2]" office:value-type="float" office:value="2.23381949277558" calcext:value-type="float">
            <text:p>2,2</text:p>
          </table:table-cell>
          <table:table-cell table:style-name="ce13" table:formula="of:=LOGNORMDIST([.M34];[.$B$3];[.$B$4])" office:value-type="float" office:value="0.347316997158943" calcext:value-type="float">
            <text:p>0,34732</text:p>
          </table:table-cell>
          <table:table-cell table:style-name="ce13" table:formula="of:=[.N34]-[.N33]" office:value-type="float" office:value="0.0231477519730833" calcext:value-type="float">
            <text:p>0,023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4]+[.$P$2]" office:value-type="float" office:value="2.30362635192482" calcext:value-type="float">
            <text:p>2,3</text:p>
          </table:table-cell>
          <table:table-cell table:style-name="ce13" table:formula="of:=LOGNORMDIST([.M35];[.$B$3];[.$B$4])" office:value-type="float" office:value="0.370310577213452" calcext:value-type="float">
            <text:p>0,37031</text:p>
          </table:table-cell>
          <table:table-cell table:style-name="ce13" table:formula="of:=[.N35]-[.N34]" office:value-type="float" office:value="0.0229935800545086" calcext:value-type="float">
            <text:p>0,0229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5]+[.$P$2]" office:value-type="float" office:value="2.37343321107405" calcext:value-type="float">
            <text:p>2,4</text:p>
          </table:table-cell>
          <table:table-cell table:style-name="ce13" table:formula="of:=LOGNORMDIST([.M36];[.$B$3];[.$B$4])" office:value-type="float" office:value="0.393070554839153" calcext:value-type="float">
            <text:p>0,39307</text:p>
          </table:table-cell>
          <table:table-cell table:style-name="ce13" table:formula="of:=[.N36]-[.N35]" office:value-type="float" office:value="0.0227599776257011" calcext:value-type="float">
            <text:p>0,0227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6]+[.$P$2]" office:value-type="float" office:value="2.44324007022329" calcext:value-type="float">
            <text:p>2,4</text:p>
          </table:table-cell>
          <table:table-cell table:style-name="ce13" table:formula="of:=LOGNORMDIST([.M37];[.$B$3];[.$B$4])" office:value-type="float" office:value="0.415527032134092" calcext:value-type="float">
            <text:p>0,41553</text:p>
          </table:table-cell>
          <table:table-cell table:style-name="ce13" table:formula="of:=[.N37]-[.N36]" office:value-type="float" office:value="0.0224564772949389" calcext:value-type="float">
            <text:p>0,0224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7]+[.$P$2]" office:value-type="float" office:value="2.51304692937253" calcext:value-type="float">
            <text:p>2,5</text:p>
          </table:table-cell>
          <table:table-cell table:style-name="ce13" table:formula="of:=LOGNORMDIST([.M38];[.$B$3];[.$B$4])" office:value-type="float" office:value="0.437619218825928" calcext:value-type="float">
            <text:p>0,43762</text:p>
          </table:table-cell>
          <table:table-cell table:style-name="ce13" table:formula="of:=[.N38]-[.N37]" office:value-type="float" office:value="0.0220921866918359" calcext:value-type="float">
            <text:p>0,022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8]+[.$P$2]" office:value-type="float" office:value="2.58285378852176" calcext:value-type="float">
            <text:p>2,6</text:p>
          </table:table-cell>
          <table:table-cell table:style-name="ce13" table:formula="of:=LOGNORMDIST([.M39];[.$B$3];[.$B$4])" office:value-type="float" office:value="0.459294921592523" calcext:value-type="float">
            <text:p>0,45929</text:p>
          </table:table-cell>
          <table:table-cell table:style-name="ce13" table:formula="of:=[.N39]-[.N38]" office:value-type="float" office:value="0.021675702766595" calcext:value-type="float">
            <text:p>0,021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9]+[.$P$2]" office:value-type="float" office:value="2.652660647671" calcext:value-type="float">
            <text:p>2,7</text:p>
          </table:table-cell>
          <table:table-cell table:style-name="ce13" table:formula="of:=LOGNORMDIST([.M40];[.$B$3];[.$B$4])" office:value-type="float" office:value="0.480509977508998" calcext:value-type="float">
            <text:p>0,48051</text:p>
          </table:table-cell>
          <table:table-cell table:style-name="ce13" table:formula="of:=[.N40]-[.N39]" office:value-type="float" office:value="0.0212150559164757" calcext:value-type="float">
            <text:p>0,021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0]+[.$P$2]" office:value-type="float" office:value="2.72246750682024" calcext:value-type="float">
            <text:p>2,7</text:p>
          </table:table-cell>
          <table:table-cell table:style-name="ce13" table:formula="of:=LOGNORMDIST([.M41];[.$B$3];[.$B$4])" office:value-type="float" office:value="0.50122765572277" calcext:value-type="float">
            <text:p>0,50123</text:p>
          </table:table-cell>
          <table:table-cell table:style-name="ce13" table:formula="of:=[.N41]-[.N40]" office:value-type="float" office:value="0.0207176782137712" calcext:value-type="float">
            <text:p>0,020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1]+[.$P$2]" office:value-type="float" office:value="2.79227436596947" calcext:value-type="float">
            <text:p>2,8</text:p>
          </table:table-cell>
          <table:table-cell table:style-name="ce13" table:formula="of:=LOGNORMDIST([.M42];[.$B$3];[.$B$4])" office:value-type="float" office:value="0.521418046489907" calcext:value-type="float">
            <text:p>0,52142</text:p>
          </table:table-cell>
          <table:table-cell table:style-name="ce13" table:formula="of:=[.N42]-[.N41]" office:value-type="float" office:value="0.0201903907671377" calcext:value-type="float">
            <text:p>0,020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2]+[.$P$2]" office:value-type="float" office:value="2.86208122511871" calcext:value-type="float">
            <text:p>2,9</text:p>
          </table:table-cell>
          <table:table-cell table:style-name="ce13" table:formula="of:=LOGNORMDIST([.M43];[.$B$3];[.$B$4])" office:value-type="float" office:value="0.541057452464606" calcext:value-type="float">
            <text:p>0,54106</text:p>
          </table:table-cell>
          <table:table-cell table:style-name="ce13" table:formula="of:=[.N43]-[.N42]" office:value-type="float" office:value="0.0196394059746987" calcext:value-type="float">
            <text:p>0,0196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3]+[.$P$2]" office:value-type="float" office:value="2.93188808426795" calcext:value-type="float">
            <text:p>2,9</text:p>
          </table:table-cell>
          <table:table-cell table:style-name="ce13" table:formula="of:=LOGNORMDIST([.M44];[.$B$3];[.$B$4])" office:value-type="float" office:value="0.560127793563722" calcext:value-type="float">
            <text:p>0,56013</text:p>
          </table:table-cell>
          <table:table-cell table:style-name="ce13" table:formula="of:=[.N44]-[.N43]" office:value-type="float" office:value="0.0190703410991161" calcext:value-type="float">
            <text:p>0,019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4]+[.$P$2]" office:value-type="float" office:value="3.00169494341719" calcext:value-type="float">
            <text:p>3,0</text:p>
          </table:table-cell>
          <table:table-cell table:style-name="ce13" table:formula="of:=LOGNORMDIST([.M45];[.$B$3];[.$B$4])" office:value-type="float" office:value="0.578616033763333" calcext:value-type="float">
            <text:p>0,57862</text:p>
          </table:table-cell>
          <table:table-cell table:style-name="ce13" table:formula="of:=[.N45]-[.N44]" office:value-type="float" office:value="0.0184882401996106" calcext:value-type="float">
            <text:p>0,0184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5]+[.$P$2]" office:value-type="float" office:value="3.07150180256642" calcext:value-type="float">
            <text:p>3,1</text:p>
          </table:table-cell>
          <table:table-cell table:style-name="ce13" table:formula="of:=LOGNORMDIST([.M46];[.$B$3];[.$B$4])" office:value-type="float" office:value="0.596513635752614" calcext:value-type="float">
            <text:p>0,59651</text:p>
          </table:table-cell>
          <table:table-cell table:style-name="ce13" table:formula="of:=[.N46]-[.N45]" office:value-type="float" office:value="0.0178976019892809" calcext:value-type="float">
            <text:p>0,0179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6]+[.$P$2]" office:value-type="float" office:value="3.14130866171566" calcext:value-type="float">
            <text:p>3,1</text:p>
          </table:table-cell>
          <table:table-cell table:style-name="ce13" table:formula="of:=LOGNORMDIST([.M47];[.$B$3];[.$B$4])" office:value-type="float" office:value="0.613816047401344" calcext:value-type="float">
            <text:p>0,61382</text:p>
          </table:table-cell>
          <table:table-cell table:style-name="ce13" table:formula="of:=[.N47]-[.N46]" office:value-type="float" office:value="0.0173024116487299" calcext:value-type="float">
            <text:p>0,0173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7]+[.$P$2]" office:value-type="float" office:value="3.2111155208649" calcext:value-type="float">
            <text:p>3,2</text:p>
          </table:table-cell>
          <table:table-cell table:style-name="ce13" table:formula="of:=LOGNORMDIST([.M48];[.$B$3];[.$B$4])" office:value-type="float" office:value="0.630522222424142" calcext:value-type="float">
            <text:p>0,63052</text:p>
          </table:table-cell>
          <table:table-cell table:style-name="ce13" table:formula="of:=[.N48]-[.N47]" office:value-type="float" office:value="0.0167061750227979" calcext:value-type="float">
            <text:p>0,0167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8]+[.$P$2]" office:value-type="float" office:value="3.28092238001413" calcext:value-type="float">
            <text:p>3,3</text:p>
          </table:table-cell>
          <table:table-cell table:style-name="ce13" table:formula="of:=LOGNORMDIST([.M49];[.$B$3];[.$B$4])" office:value-type="float" office:value="0.646634176385799" calcext:value-type="float">
            <text:p>0,64663</text:p>
          </table:table-cell>
          <table:table-cell table:style-name="ce13" table:formula="of:=[.N49]-[.N48]" office:value-type="float" office:value="0.0161119539616571" calcext:value-type="float">
            <text:p>0,016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9]+[.$P$2]" office:value-type="float" office:value="3.35072923916337" calcext:value-type="float">
            <text:p>3,4</text:p>
          </table:table-cell>
          <table:table-cell table:style-name="ce13" table:formula="of:=LOGNORMDIST([.M50];[.$B$3];[.$B$4])" office:value-type="float" office:value="0.662156578232923" calcext:value-type="float">
            <text:p>0,66216</text:p>
          </table:table-cell>
          <table:table-cell table:style-name="ce13" table:formula="of:=[.N50]-[.N49]" office:value-type="float" office:value="0.0155224018471244" calcext:value-type="float">
            <text:p>0,0155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0]+[.$P$2]" office:value-type="float" office:value="3.42053609831261" calcext:value-type="float">
            <text:p>3,4</text:p>
          </table:table-cell>
          <table:table-cell table:style-name="ce13" table:formula="of:=LOGNORMDIST([.M51];[.$B$3];[.$B$4])" office:value-type="float" office:value="0.677096376809295" calcext:value-type="float">
            <text:p>0,67710</text:p>
          </table:table-cell>
          <table:table-cell table:style-name="ce13" table:formula="of:=[.N51]-[.N50]" office:value-type="float" office:value="0.0149397985763715" calcext:value-type="float">
            <text:p>0,014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1]+[.$P$2]" office:value-type="float" office:value="3.49034295746184" calcext:value-type="float">
            <text:p>3,5</text:p>
          </table:table-cell>
          <table:table-cell table:style-name="ce13" table:formula="of:=LOGNORMDIST([.M52];[.$B$3];[.$B$4])" office:value-type="float" office:value="0.691462461274014" calcext:value-type="float">
            <text:p>0,69146</text:p>
          </table:table-cell>
          <table:table-cell table:style-name="ce13" table:formula="of:=[.N52]-[.N51]" office:value-type="float" office:value="0.014366084464719" calcext:value-type="float">
            <text:p>0,0143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2]+[.$P$2]" office:value-type="float" office:value="3.56014981661108" calcext:value-type="float">
            <text:p>3,6</text:p>
          </table:table-cell>
          <table:table-cell table:style-name="ce13" table:formula="of:=LOGNORMDIST([.M53];[.$B$3];[.$B$4])" office:value-type="float" office:value="0.705265353956925" calcext:value-type="float">
            <text:p>0,70527</text:p>
          </table:table-cell>
          <table:table-cell table:style-name="ce13" table:formula="of:=[.N53]-[.N52]" office:value-type="float" office:value="0.013802892682911" calcext:value-type="float">
            <text:p>0,0138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3]+[.$P$2]" office:value-type="float" office:value="3.62995667576032" calcext:value-type="float">
            <text:p>3,6</text:p>
          </table:table-cell>
          <table:table-cell table:style-name="ce13" table:formula="of:=LOGNORMDIST([.M54];[.$B$3];[.$B$4])" office:value-type="float" office:value="0.718516933924573" calcext:value-type="float">
            <text:p>0,71852</text:p>
          </table:table-cell>
          <table:table-cell table:style-name="ce13" table:formula="of:=[.N54]-[.N53]" office:value-type="float" office:value="0.0132515799676486" calcext:value-type="float">
            <text:p>0,0132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4]+[.$P$2]" office:value-type="float" office:value="3.69976353490955" calcext:value-type="float">
            <text:p>3,7</text:p>
          </table:table-cell>
          <table:table-cell table:style-name="ce13" table:formula="of:=LOGNORMDIST([.M55];[.$B$3];[.$B$4])" office:value-type="float" office:value="0.731230189366661" calcext:value-type="float">
            <text:p>0,73123</text:p>
          </table:table-cell>
          <table:table-cell table:style-name="ce13" table:formula="of:=[.N55]-[.N54]" office:value-type="float" office:value="0.0127132554420878" calcext:value-type="float">
            <text:p>0,0127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5]+[.$P$2]" office:value-type="float" office:value="3.76957039405879" calcext:value-type="float">
            <text:p>3,8</text:p>
          </table:table-cell>
          <table:table-cell table:style-name="ce13" table:formula="of:=LOGNORMDIST([.M56];[.$B$3];[.$B$4])" office:value-type="float" office:value="0.74341899682643" calcext:value-type="float">
            <text:p>0,74342</text:p>
          </table:table-cell>
          <table:table-cell table:style-name="ce13" table:formula="of:=[.N56]-[.N55]" office:value-type="float" office:value="0.0121888074597687" calcext:value-type="float">
            <text:p>0,012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6]+[.$P$2]" office:value-type="float" office:value="3.83937725320803" calcext:value-type="float">
            <text:p>3,8</text:p>
          </table:table-cell>
          <table:table-cell table:style-name="ce13" table:formula="of:=LOGNORMDIST([.M57];[.$B$3];[.$B$4])" office:value-type="float" office:value="0.755097925271156" calcext:value-type="float">
            <text:p>0,75510</text:p>
          </table:table-cell>
          <table:table-cell table:style-name="ce13" table:formula="of:=[.N57]-[.N56]" office:value-type="float" office:value="0.0116789284447267" calcext:value-type="float">
            <text:p>0,011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7]+[.$P$2]" office:value-type="float" office:value="3.90918411235726" calcext:value-type="float">
            <text:p>3,9</text:p>
          </table:table-cell>
          <table:table-cell table:style-name="ce13" table:formula="of:=LOGNORMDIST([.M58];[.$B$3];[.$B$4])" office:value-type="float" office:value="0.766282063016659" calcext:value-type="float">
            <text:p>0,76628</text:p>
          </table:table-cell>
          <table:table-cell table:style-name="ce13" table:formula="of:=[.N58]-[.N57]" office:value-type="float" office:value="0.0111841377455031" calcext:value-type="float">
            <text:p>0,0111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8]+[.$P$2]" office:value-type="float" office:value="3.9789909715065" calcext:value-type="float">
            <text:p>4,0</text:p>
          </table:table-cell>
          <table:table-cell table:style-name="ce13" table:formula="of:=LOGNORMDIST([.M59];[.$B$3];[.$B$4])" office:value-type="float" office:value="0.776986865570791" calcext:value-type="float">
            <text:p>0,77699</text:p>
          </table:table-cell>
          <table:table-cell table:style-name="ce13" table:formula="of:=[.N59]-[.N58]" office:value-type="float" office:value="0.0107048025541313" calcext:value-type="float">
            <text:p>0,0107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9]+[.$P$2]" office:value-type="float" office:value="4.04879783065574" calcext:value-type="float">
            <text:p>4,0</text:p>
          </table:table-cell>
          <table:table-cell table:style-name="ce13" table:formula="of:=LOGNORMDIST([.M60];[.$B$3];[.$B$4])" office:value-type="float" office:value="0.787228022535959" calcext:value-type="float">
            <text:p>0,78723</text:p>
          </table:table-cell>
          <table:table-cell table:style-name="ce13" table:formula="of:=[.N60]-[.N59]" office:value-type="float" office:value="0.0102411569651681" calcext:value-type="float">
            <text:p>0,010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0]+[.$P$2]" office:value-type="float" office:value="4.11860468980498" calcext:value-type="float">
            <text:p>4,1</text:p>
          </table:table-cell>
          <table:table-cell table:style-name="ce13" table:formula="of:=LOGNORMDIST([.M61];[.$B$3];[.$B$4])" office:value-type="float" office:value="0.797021341802301" calcext:value-type="float">
            <text:p>0,79702</text:p>
          </table:table-cell>
          <table:table-cell table:style-name="ce13" table:formula="of:=[.N61]-[.N60]" office:value-type="float" office:value="0.00979331926634219" calcext:value-type="float">
            <text:p>0,0097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1]+[.$P$2]" office:value-type="float" office:value="4.18841154895421" calcext:value-type="float">
            <text:p>4,2</text:p>
          </table:table-cell>
          <table:table-cell table:style-name="ce13" table:formula="of:=LOGNORMDIST([.M62];[.$B$3];[.$B$4])" office:value-type="float" office:value="0.806382649365314" calcext:value-type="float">
            <text:p>0,80638</text:p>
          </table:table-cell>
          <table:table-cell table:style-name="ce13" table:formula="of:=[.N62]-[.N61]" office:value-type="float" office:value="0.00936130756301257" calcext:value-type="float">
            <text:p>0,0093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2]+[.$P$2]" office:value-type="float" office:value="4.25821840810345" calcext:value-type="float">
            <text:p>4,3</text:p>
          </table:table-cell>
          <table:table-cell table:style-name="ce13" table:formula="of:=LOGNORMDIST([.M63];[.$B$3];[.$B$4])" office:value-type="float" office:value="0.815327703209914" calcext:value-type="float">
            <text:p>0,81533</text:p>
          </table:table-cell>
          <table:table-cell table:style-name="ce13" table:formula="of:=[.N63]-[.N62]" office:value-type="float" office:value="0.00894505384460076" calcext:value-type="float">
            <text:p>0,0089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3]+[.$P$2]" office:value-type="float" office:value="4.32802526725269" calcext:value-type="float">
            <text:p>4,3</text:p>
          </table:table-cell>
          <table:table-cell table:style-name="ce13" table:formula="of:=LOGNORMDIST([.M64];[.$B$3];[.$B$4])" office:value-type="float" office:value="0.823872119813507" calcext:value-type="float">
            <text:p>0,82387</text:p>
          </table:table-cell>
          <table:table-cell table:style-name="ce13" table:formula="of:=[.N64]-[.N63]" office:value-type="float" office:value="0.0085444166035924" calcext:value-type="float">
            <text:p>0,0085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4]+[.$P$2]" office:value-type="float" office:value="4.39783212640192" calcext:value-type="float">
            <text:p>4,4</text:p>
          </table:table-cell>
          <table:table-cell table:style-name="ce13" table:formula="of:=LOGNORMDIST([.M65];[.$B$3];[.$B$4])" office:value-type="float" office:value="0.832031311930905" calcext:value-type="float">
            <text:p>0,83203</text:p>
          </table:table-cell>
          <table:table-cell table:style-name="ce13" table:formula="of:=[.N65]-[.N64]" office:value-type="float" office:value="0.00815919211739868" calcext:value-type="float">
            <text:p>0,008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5]+[.$P$2]" office:value-type="float" office:value="4.46763898555116" calcext:value-type="float">
            <text:p>4,5</text:p>
          </table:table-cell>
          <table:table-cell table:style-name="ce13" table:formula="of:=LOGNORMDIST([.M66];[.$B$3];[.$B$4])" office:value-type="float" office:value="0.83982043643199" calcext:value-type="float">
            <text:p>0,83982</text:p>
          </table:table-cell>
          <table:table-cell table:style-name="ce13" table:formula="of:=[.N66]-[.N65]" office:value-type="float" office:value="0.00778912450108427" calcext:value-type="float">
            <text:p>0,0077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6]+[.$P$2]" office:value-type="float" office:value="4.5374458447004" calcext:value-type="float">
            <text:p>4,5</text:p>
          </table:table-cell>
          <table:table-cell table:style-name="ce13" table:formula="of:=LOGNORMDIST([.M67];[.$B$3];[.$B$4])" office:value-type="float" office:value="0.847254351067187" calcext:value-type="float">
            <text:p>0,84725</text:p>
          </table:table-cell>
          <table:table-cell table:style-name="ce13" table:formula="of:=[.N67]-[.N66]" office:value-type="float" office:value="0.00743391463519683" calcext:value-type="float">
            <text:p>0,0074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7]+[.$P$2]" office:value-type="float" office:value="4.60725270384963" calcext:value-type="float">
            <text:p>4,6</text:p>
          </table:table-cell>
          <table:table-cell table:style-name="ce13" table:formula="of:=LOGNORMDIST([.M68];[.$B$3];[.$B$4])" office:value-type="float" office:value="0.854347579135352" calcext:value-type="float">
            <text:p>0,85435</text:p>
          </table:table-cell>
          <table:table-cell table:style-name="ce13" table:formula="of:=[.N68]-[.N67]" office:value-type="float" office:value="0.00709322806816548" calcext:value-type="float">
            <text:p>0,007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8]+[.$P$2]" office:value-type="float" office:value="4.67705956299887" calcext:value-type="float">
            <text:p>4,7</text:p>
          </table:table-cell>
          <table:table-cell table:style-name="ce13" table:formula="of:=LOGNORMDIST([.M69];[.$B$3];[.$B$4])" office:value-type="float" office:value="0.861114281122645" calcext:value-type="float">
            <text:p>0,86111</text:p>
          </table:table-cell>
          <table:table-cell table:style-name="ce13" table:formula="of:=[.N69]-[.N68]" office:value-type="float" office:value="0.00676670198729323" calcext:value-type="float">
            <text:p>0,0067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9]+[.$P$2]" office:value-type="float" office:value="4.74686642214811" calcext:value-type="float">
            <text:p>4,7</text:p>
          </table:table-cell>
          <table:table-cell table:style-name="ce13" table:formula="of:=LOGNORMDIST([.M70];[.$B$3];[.$B$4])" office:value-type="float" office:value="0.867568232469187" calcext:value-type="float">
            <text:p>0,86757</text:p>
          </table:table-cell>
          <table:table-cell table:style-name="ce13" table:formula="of:=[.N70]-[.N69]" office:value-type="float" office:value="0.00645395134654203" calcext:value-type="float">
            <text:p>0,006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0]+[.$P$2]" office:value-type="float" office:value="4.81667328129734" calcext:value-type="float">
            <text:p>4,8</text:p>
          </table:table-cell>
          <table:table-cell table:style-name="ce13" table:formula="of:=LOGNORMDIST([.M71];[.$B$3];[.$B$4])" office:value-type="float" office:value="0.873722806702475" calcext:value-type="float">
            <text:p>0,87372</text:p>
          </table:table-cell>
          <table:table-cell table:style-name="ce13" table:formula="of:=[.N71]-[.N70]" office:value-type="float" office:value="0.00615457423328791" calcext:value-type="float">
            <text:p>0,006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1]+[.$P$2]" office:value-type="float" office:value="4.88648014044658" calcext:value-type="float">
            <text:p>4,9</text:p>
          </table:table-cell>
          <table:table-cell table:style-name="ce13" table:formula="of:=LOGNORMDIST([.M72];[.$B$3];[.$B$4])" office:value-type="float" office:value="0.879590963252673" calcext:value-type="float">
            <text:p>0,87959</text:p>
          </table:table-cell>
          <table:table-cell table:style-name="ce13" table:formula="of:=[.N72]-[.N71]" office:value-type="float" office:value="0.00586815655019801" calcext:value-type="float">
            <text:p>0,0058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2]+[.$P$2]" office:value-type="float" office:value="4.95628699959582" calcext:value-type="float">
            <text:p>5,0</text:p>
          </table:table-cell>
          <table:table-cell table:style-name="ce13" table:formula="of:=LOGNORMDIST([.M73];[.$B$3];[.$B$4])" office:value-type="float" office:value="0.885185239335104" calcext:value-type="float">
            <text:p>0,88519</text:p>
          </table:table-cell>
          <table:table-cell table:style-name="ce13" table:formula="of:=[.N73]-[.N72]" office:value-type="float" office:value="0.00559427608243113" calcext:value-type="float">
            <text:p>0,005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3]+[.$P$2]" office:value-type="float" office:value="5.02609385874506" calcext:value-type="float">
            <text:p>5,0</text:p>
          </table:table-cell>
          <table:table-cell table:style-name="ce13" table:formula="of:=LOGNORMDIST([.M74];[.$B$3];[.$B$4])" office:value-type="float" office:value="0.890517745349728" calcext:value-type="float">
            <text:p>0,89052</text:p>
          </table:table-cell>
          <table:table-cell table:style-name="ce13" table:formula="of:=[.N74]-[.N73]" office:value-type="float" office:value="0.00533250601462387" calcext:value-type="float">
            <text:p>0,0053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4]+[.$P$2]" office:value-type="float" office:value="5.09590071789429" calcext:value-type="float">
            <text:p>5,1</text:p>
          </table:table-cell>
          <table:table-cell table:style-name="ce13" table:formula="of:=LOGNORMDIST([.M75];[.$B$3];[.$B$4])" office:value-type="float" office:value="0.895600163306325" calcext:value-type="float">
            <text:p>0,89560</text:p>
          </table:table-cell>
          <table:table-cell table:style-name="ce13" table:formula="of:=[.N75]-[.N74]" office:value-type="float" office:value="0.00508241795659647" calcext:value-type="float">
            <text:p>0,005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5]+[.$P$2]" office:value-type="float" office:value="5.16570757704353" calcext:value-type="float">
            <text:p>5,2</text:p>
          </table:table-cell>
          <table:table-cell table:style-name="ce13" table:formula="of:=LOGNORMDIST([.M76];[.$B$3];[.$B$4])" office:value-type="float" office:value="0.900443747837839" calcext:value-type="float">
            <text:p>0,90044</text:p>
          </table:table-cell>
          <table:table-cell table:style-name="ce13" table:formula="of:=[.N76]-[.N75]" office:value-type="float" office:value="0.00484358453151434" calcext:value-type="float">
            <text:p>0,0048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6]+[.$P$2]" office:value-type="float" office:value="5.23551443619277" calcext:value-type="float">
            <text:p>5,2</text:p>
          </table:table-cell>
          <table:table-cell table:style-name="ce13" table:formula="of:=LOGNORMDIST([.M77];[.$B$3];[.$B$4])" office:value-type="float" office:value="0.905059329413141" calcext:value-type="float">
            <text:p>0,90506</text:p>
          </table:table-cell>
          <table:table-cell table:style-name="ce13" table:formula="of:=[.N77]-[.N76]" office:value-type="float" office:value="0.0046155815753024" calcext:value-type="float">
            <text:p>0,0046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7]+[.$P$2]" office:value-type="float" office:value="5.305321295342" calcext:value-type="float">
            <text:p>5,3</text:p>
          </table:table-cell>
          <table:table-cell table:style-name="ce13" table:formula="of:=LOGNORMDIST([.M78];[.$B$3];[.$B$4])" office:value-type="float" office:value="0.909457319404686" calcext:value-type="float">
            <text:p>0,90946</text:p>
          </table:table-cell>
          <table:table-cell table:style-name="ce13" table:formula="of:=[.N78]-[.N77]" office:value-type="float" office:value="0.00439798999154428" calcext:value-type="float">
            <text:p>0,004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8]+[.$P$2]" office:value-type="float" office:value="5.37512815449124" calcext:value-type="float">
            <text:p>5,4</text:p>
          </table:table-cell>
          <table:table-cell table:style-name="ce13" table:formula="of:=LOGNORMDIST([.M79];[.$B$3];[.$B$4])" office:value-type="float" office:value="0.913647716706508" calcext:value-type="float">
            <text:p>0,91365</text:p>
          </table:table-cell>
          <table:table-cell table:style-name="ce13" table:formula="of:=[.N79]-[.N78]" office:value-type="float" office:value="0.00419039730182269" calcext:value-type="float">
            <text:p>0,004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9]+[.$P$2]" office:value-type="float" office:value="5.44493501364048" calcext:value-type="float">
            <text:p>5,4</text:p>
          </table:table-cell>
          <table:table-cell table:style-name="ce13" table:formula="of:=LOGNORMDIST([.M80];[.$B$3];[.$B$4])" office:value-type="float" office:value="0.917640115634033" calcext:value-type="float">
            <text:p>0,91764</text:p>
          </table:table-cell>
          <table:table-cell table:style-name="ce13" table:formula="of:=[.N80]-[.N79]" office:value-type="float" office:value="0.00399239892752479" calcext:value-type="float">
            <text:p>0,0039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0]+[.$P$2]" office:value-type="float" office:value="5.51474187278971" calcext:value-type="float">
            <text:p>5,5</text:p>
          </table:table-cell>
          <table:table-cell table:style-name="ce13" table:formula="of:=LOGNORMDIST([.M81];[.$B$3];[.$B$4])" office:value-type="float" office:value="0.921443714869542" calcext:value-type="float">
            <text:p>0,92144</text:p>
          </table:table-cell>
          <table:table-cell table:style-name="ce13" table:formula="of:=[.N81]-[.N80]" office:value-type="float" office:value="0.00380359923550899" calcext:value-type="float">
            <text:p>0,0038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1]+[.$P$2]" office:value-type="float" office:value="5.58454873193895" calcext:value-type="float">
            <text:p>5,6</text:p>
          </table:table-cell>
          <table:table-cell table:style-name="ce13" table:formula="of:=LOGNORMDIST([.M82];[.$B$3];[.$B$4])" office:value-type="float" office:value="0.925067327246258" calcext:value-type="float">
            <text:p>0,92507</text:p>
          </table:table-cell>
          <table:table-cell table:style-name="ce13" table:formula="of:=[.N82]-[.N81]" office:value-type="float" office:value="0.00362361237671593" calcext:value-type="float">
            <text:p>0,0036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2]+[.$P$2]" office:value-type="float" office:value="5.65435559108819" calcext:value-type="float">
            <text:p>5,7</text:p>
          </table:table-cell>
          <table:table-cell table:style-name="ce13" table:formula="of:=LOGNORMDIST([.M83];[.$B$3];[.$B$4])" office:value-type="float" office:value="0.928519390190013" calcext:value-type="float">
            <text:p>0,92852</text:p>
          </table:table-cell>
          <table:table-cell table:style-name="ce13" table:formula="of:=[.N83]-[.N82]" office:value-type="float" office:value="0.00345206294375455" calcext:value-type="float">
            <text:p>0,003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3]+[.$P$2]" office:value-type="float" office:value="5.72416245023742" calcext:value-type="float">
            <text:p>5,7</text:p>
          </table:table-cell>
          <table:table-cell table:style-name="ce13" table:formula="of:=LOGNORMDIST([.M84];[.$B$3];[.$B$4])" office:value-type="float" office:value="0.931807976660764" calcext:value-type="float">
            <text:p>0,93181</text:p>
          </table:table-cell>
          <table:table-cell table:style-name="ce13" table:formula="of:=[.N84]-[.N83]" office:value-type="float" office:value="0.00328858647075159" calcext:value-type="float">
            <text:p>0,0032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4]+[.$P$2]" office:value-type="float" office:value="5.79396930938666" calcext:value-type="float">
            <text:p>5,8</text:p>
          </table:table-cell>
          <table:table-cell table:style-name="ce13" table:formula="of:=LOGNORMDIST([.M85];[.$B$3];[.$B$4])" office:value-type="float" office:value="0.934940806456985" calcext:value-type="float">
            <text:p>0,93494</text:p>
          </table:table-cell>
          <table:table-cell table:style-name="ce13" table:formula="of:=[.N85]-[.N84]" office:value-type="float" office:value="0.00313282979622065" calcext:value-type="float">
            <text:p>0,003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5]+[.$P$2]" office:value-type="float" office:value="5.8637761685359" calcext:value-type="float">
            <text:p>5,9</text:p>
          </table:table-cell>
          <table:table-cell table:style-name="ce13" table:formula="of:=LOGNORMDIST([.M86];[.$B$3];[.$B$4])" office:value-type="float" office:value="0.93792525776443" calcext:value-type="float">
            <text:p>0,93793</text:p>
          </table:table-cell>
          <table:table-cell table:style-name="ce13" table:formula="of:=[.N86]-[.N85]" office:value-type="float" office:value="0.00298445130744518" calcext:value-type="float">
            <text:p>0,0029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6]+[.$P$2]" office:value-type="float" office:value="5.93358302768514" calcext:value-type="float">
            <text:p>5,9</text:p>
          </table:table-cell>
          <table:table-cell table:style-name="ce13" table:formula="of:=LOGNORMDIST([.M87];[.$B$3];[.$B$4])" office:value-type="float" office:value="0.940768378847239" calcext:value-type="float">
            <text:p>0,94077</text:p>
          </table:table-cell>
          <table:table-cell table:style-name="ce13" table:formula="of:=[.N87]-[.N86]" office:value-type="float" office:value="0.0028431210828086" calcext:value-type="float">
            <text:p>0,0028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7]+[.$P$2]" office:value-type="float" office:value="6.00338988683437" calcext:value-type="float">
            <text:p>6,0</text:p>
          </table:table-cell>
          <table:table-cell table:style-name="ce13" table:formula="of:=LOGNORMDIST([.M88];[.$B$3];[.$B$4])" office:value-type="float" office:value="0.943476899793882" calcext:value-type="float">
            <text:p>0,94348</text:p>
          </table:table-cell>
          <table:table-cell table:style-name="ce13" table:formula="of:=[.N88]-[.N87]" office:value-type="float" office:value="0.00270852094664298" calcext:value-type="float">
            <text:p>0,0027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8]+[.$P$2]" office:value-type="float" office:value="6.07319674598361" calcext:value-type="float">
            <text:p>6,1</text:p>
          </table:table-cell>
          <table:table-cell table:style-name="ce13" table:formula="of:=LOGNORMDIST([.M89];[.$B$3];[.$B$4])" office:value-type="float" office:value="0.946057244243388" calcext:value-type="float">
            <text:p>0,94606</text:p>
          </table:table-cell>
          <table:table-cell table:style-name="ce13" table:formula="of:=[.N89]-[.N88]" office:value-type="float" office:value="0.00258034444950617" calcext:value-type="float">
            <text:p>0,0025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9]+[.$P$2]" office:value-type="float" office:value="6.14300360513285" calcext:value-type="float">
            <text:p>6,1</text:p>
          </table:table-cell>
          <table:table-cell table:style-name="ce13" table:formula="of:=LOGNORMDIST([.M90];[.$B$3];[.$B$4])" office:value-type="float" office:value="0.948515541028675" calcext:value-type="float">
            <text:p>0,94852</text:p>
          </table:table-cell>
          <table:table-cell table:style-name="ce13" table:formula="of:=[.N90]-[.N89]" office:value-type="float" office:value="0.00245829678528742" calcext:value-type="float">
            <text:p>0,0024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0]+[.$P$2]" office:value-type="float" office:value="6.21281046428208" calcext:value-type="float">
            <text:p>6,2</text:p>
          </table:table-cell>
          <table:table-cell table:style-name="ce13" table:formula="of:=LOGNORMDIST([.M91];[.$B$3];[.$B$4])" office:value-type="float" office:value="0.950857635683871" calcext:value-type="float">
            <text:p>0,95086</text:p>
          </table:table-cell>
          <table:table-cell table:style-name="ce13" table:formula="of:=[.N91]-[.N90]" office:value-type="float" office:value="0.00234209465519597" calcext:value-type="float">
            <text:p>0,002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1]+[.$P$2]" office:value-type="float" office:value="6.28261732343132" calcext:value-type="float">
            <text:p>6,3</text:p>
          </table:table-cell>
          <table:table-cell table:style-name="ce13" table:formula="of:=LOGNORMDIST([.M92];[.$B$3];[.$B$4])" office:value-type="float" office:value="0.953089101771353" calcext:value-type="float">
            <text:p>0,95309</text:p>
          </table:table-cell>
          <table:table-cell table:style-name="ce13" table:formula="of:=[.N92]-[.N91]" office:value-type="float" office:value="0.00223146608748148" calcext:value-type="float">
            <text:p>0,0022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2]+[.$P$2]" office:value-type="float" office:value="6.35242418258056" calcext:value-type="float">
            <text:p>6,4</text:p>
          </table:table-cell>
          <table:table-cell table:style-name="ce13" table:formula="of:=LOGNORMDIST([.M93];[.$B$3];[.$B$4])" office:value-type="float" office:value="0.955215251992005" calcext:value-type="float">
            <text:p>0,95522</text:p>
          </table:table-cell>
          <table:table-cell table:style-name="ce13" table:formula="of:=[.N93]-[.N92]" office:value-type="float" office:value="0.00212615022065266" calcext:value-type="float">
            <text:p>0,002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3]+[.$P$2]" office:value-type="float" office:value="6.42223104172979" calcext:value-type="float">
            <text:p>6,4</text:p>
          </table:table-cell>
          <table:table-cell table:style-name="ce13" table:formula="of:=LOGNORMDIST([.M94];[.$B$3];[.$B$4])" office:value-type="float" office:value="0.957241149049001" calcext:value-type="float">
            <text:p>0,95724</text:p>
          </table:table-cell>
          <table:table-cell table:style-name="ce13" table:formula="of:=[.N94]-[.N93]" office:value-type="float" office:value="0.00202589705699552" calcext:value-type="float">
            <text:p>0,002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4]+[.$P$2]" office:value-type="float" office:value="6.49203790087903" calcext:value-type="float">
            <text:p>6,5</text:p>
          </table:table-cell>
          <table:table-cell table:style-name="ce13" table:formula="of:=LOGNORMDIST([.M95];[.$B$3];[.$B$4])" office:value-type="float" office:value="0.95917161624134" calcext:value-type="float">
            <text:p>0,95917</text:p>
          </table:table-cell>
          <table:table-cell table:style-name="ce13" table:formula="of:=[.N95]-[.N94]" office:value-type="float" office:value="0.0019304671923388" calcext:value-type="float">
            <text:p>0,001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5]+[.$P$2]" office:value-type="float" office:value="6.56184476002827" calcext:value-type="float">
            <text:p>6,6</text:p>
          </table:table-cell>
          <table:table-cell table:style-name="ce13" table:formula="of:=LOGNORMDIST([.M96];[.$B$3];[.$B$4])" office:value-type="float" office:value="0.961011247768583" calcext:value-type="float">
            <text:p>0,96101</text:p>
          </table:table-cell>
          <table:table-cell table:style-name="ce13" table:formula="of:=[.N96]-[.N95]" office:value-type="float" office:value="0.00183963152724287" calcext:value-type="float">
            <text:p>0,0018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6]+[.$P$2]" office:value-type="float" office:value="6.6316516191775" calcext:value-type="float">
            <text:p>6,6</text:p>
          </table:table-cell>
          <table:table-cell table:style-name="ce13" table:formula="of:=LOGNORMDIST([.M97];[.$B$3];[.$B$4])" office:value-type="float" office:value="0.962764418732686" calcext:value-type="float">
            <text:p>0,96276</text:p>
          </table:table-cell>
          <table:table-cell table:style-name="ce13" table:formula="of:=[.N97]-[.N96]" office:value-type="float" office:value="0.00175317096410321" calcext:value-type="float">
            <text:p>0,0017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7]+[.$P$2]" office:value-type="float" office:value="6.70145847832674" calcext:value-type="float">
            <text:p>6,7</text:p>
          </table:table-cell>
          <table:table-cell table:style-name="ce13" table:formula="of:=LOGNORMDIST([.M98];[.$B$3];[.$B$4])" office:value-type="float" office:value="0.96443529482676" calcext:value-type="float">
            <text:p>0,96444</text:p>
          </table:table-cell>
          <table:table-cell table:style-name="ce13" table:formula="of:=[.N98]-[.N97]" office:value-type="float" office:value="0.00167087609407446" calcext:value-type="float">
            <text:p>0,0016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8]+[.$P$2]" office:value-type="float" office:value="6.77126533747598" calcext:value-type="float">
            <text:p>6,8</text:p>
          </table:table-cell>
          <table:table-cell table:style-name="ce13" table:formula="of:=LOGNORMDIST([.M99];[.$B$3];[.$B$4])" office:value-type="float" office:value="0.966027841703921" calcext:value-type="float">
            <text:p>0,96603</text:p>
          </table:table-cell>
          <table:table-cell table:style-name="ce13" table:formula="of:=[.N99]-[.N98]" office:value-type="float" office:value="0.00159254687716071" calcext:value-type="float">
            <text:p>0,001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9]+[.$P$2]" office:value-type="float" office:value="6.84107219662521" calcext:value-type="float">
            <text:p>6,8</text:p>
          </table:table-cell>
          <table:table-cell table:style-name="ce13" table:formula="of:=LOGNORMDIST([.M100];[.$B$3];[.$B$4])" office:value-type="float" office:value="0.967545834022283" calcext:value-type="float">
            <text:p>0,96755</text:p>
          </table:table-cell>
          <table:table-cell table:style-name="ce13" table:formula="of:=[.N100]-[.N99]" office:value-type="float" office:value="0.00151799231836236" calcext:value-type="float">
            <text:p>0,0015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0]+[.$P$2]" office:value-type="float" office:value="6.91087905577445" calcext:value-type="float">
            <text:p>6,9</text:p>
          </table:table-cell>
          <table:table-cell table:style-name="ce13" table:formula="of:=LOGNORMDIST([.M101];[.$B$3];[.$B$4])" office:value-type="float" office:value="0.968992864164627" calcext:value-type="float">
            <text:p>0,96899</text:p>
          </table:table-cell>
          <table:table-cell table:style-name="ce13" table:formula="of:=[.N101]-[.N100]" office:value-type="float" office:value="0.0014470301423436" calcext:value-type="float">
            <text:p>0,001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1]+[.$P$2]" office:value-type="float" office:value="6.98068591492369" calcext:value-type="float">
            <text:p>7,0</text:p>
          </table:table-cell>
          <table:table-cell table:style-name="ce13" table:formula="of:=LOGNORMDIST([.M102];[.$B$3];[.$B$4])" office:value-type="float" office:value="0.970372350633343" calcext:value-type="float">
            <text:p>0,97037</text:p>
          </table:table-cell>
          <table:table-cell table:style-name="ce13" table:formula="of:=[.N102]-[.N101]" office:value-type="float" office:value="0.00137948646871588" calcext:value-type="float">
            <text:p>0,001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2]+[.$P$2]" office:value-type="float" office:value="7.05049277407293" calcext:value-type="float">
            <text:p>7,1</text:p>
          </table:table-cell>
          <table:table-cell table:style-name="ce13" table:formula="of:=LOGNORMDIST([.M103];[.$B$3];[.$B$4])" office:value-type="float" office:value="0.971687546123051" calcext:value-type="float">
            <text:p>0,97169</text:p>
          </table:table-cell>
          <table:table-cell table:style-name="ce13" table:formula="of:=[.N103]-[.N102]" office:value-type="float" office:value="0.00131519548970838" calcext:value-type="float">
            <text:p>0,0013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3]+[.$P$2]" office:value-type="float" office:value="7.12029963322216" calcext:value-type="float">
            <text:p>7,1</text:p>
          </table:table-cell>
          <table:table-cell table:style-name="ce13" table:formula="of:=LOGNORMDIST([.M104];[.$B$3];[.$B$4])" office:value-type="float" office:value="0.972941545274762" calcext:value-type="float">
            <text:p>0,97294</text:p>
          </table:table-cell>
          <table:table-cell table:style-name="ce13" table:formula="of:=[.N104]-[.N103]" office:value-type="float" office:value="0.00125399915171065" calcext:value-type="float">
            <text:p>0,0012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4]+[.$P$2]" office:value-type="float" office:value="7.1901064923714" calcext:value-type="float">
            <text:p>7,2</text:p>
          </table:table-cell>
          <table:table-cell table:style-name="ce13" table:formula="of:=LOGNORMDIST([.M105];[.$B$3];[.$B$4])" office:value-type="float" office:value="0.974137292116681" calcext:value-type="float">
            <text:p>0,97414</text:p>
          </table:table-cell>
          <table:table-cell table:style-name="ce13" table:formula="of:=[.N105]-[.N104]" office:value-type="float" office:value="0.00119574684191914" calcext:value-type="float">
            <text:p>0,0012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5]+[.$P$2]" office:value-type="float" office:value="7.25991335152064" calcext:value-type="float">
            <text:p>7,3</text:p>
          </table:table-cell>
          <table:table-cell table:style-name="ce13" table:formula="of:=LOGNORMDIST([.M106];[.$B$3];[.$B$4])" office:value-type="float" office:value="0.975277587197786" calcext:value-type="float">
            <text:p>0,97528</text:p>
          </table:table-cell>
          <table:table-cell table:style-name="ce13" table:formula="of:=[.N106]-[.N105]" office:value-type="float" office:value="0.00114029508110514" calcext:value-type="float">
            <text:p>0,001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6]+[.$P$2]" office:value-type="float" office:value="7.32972021066987" calcext:value-type="float">
            <text:p>7,3</text:p>
          </table:table-cell>
          <table:table-cell table:style-name="ce13" table:formula="of:=LOGNORMDIST([.M107];[.$B$3];[.$B$4])" office:value-type="float" office:value="0.976365094421112" calcext:value-type="float">
            <text:p>0,97637</text:p>
          </table:table-cell>
          <table:table-cell table:style-name="ce13" table:formula="of:=[.N107]-[.N106]" office:value-type="float" office:value="0.00108750722332585" calcext:value-type="float">
            <text:p>0,001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7]+[.$P$2]" office:value-type="float" office:value="7.39952706981911" calcext:value-type="float">
            <text:p>7,4</text:p>
          </table:table-cell>
          <table:table-cell table:style-name="ce13" table:formula="of:=LOGNORMDIST([.M108];[.$B$3];[.$B$4])" office:value-type="float" office:value="0.977402347584341" calcext:value-type="float">
            <text:p>0,97740</text:p>
          </table:table-cell>
          <table:table-cell table:style-name="ce13" table:formula="of:=[.N108]-[.N107]" office:value-type="float" office:value="0.00103725316322945" calcext:value-type="float">
            <text:p>0,001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8]+[.$P$2]" office:value-type="float" office:value="7.46933392896835" calcext:value-type="float">
            <text:p>7,5</text:p>
          </table:table-cell>
          <table:table-cell table:style-name="ce13" table:formula="of:=LOGNORMDIST([.M109];[.$B$3];[.$B$4])" office:value-type="float" office:value="0.978391756635813" calcext:value-type="float">
            <text:p>0,97839</text:p>
          </table:table-cell>
          <table:table-cell table:style-name="ce13" table:formula="of:=[.N109]-[.N108]" office:value-type="float" office:value="0.000989409051471601" calcext:value-type="float">
            <text:p>0,0009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9]+[.$P$2]" office:value-type="float" office:value="7.53914078811758" calcext:value-type="float">
            <text:p>7,5</text:p>
          </table:table-cell>
          <table:table-cell table:style-name="ce13" table:formula="of:=LOGNORMDIST([.M110];[.$B$3];[.$B$4])" office:value-type="float" office:value="0.979335613654433" calcext:value-type="float">
            <text:p>0,97934</text:p>
          </table:table-cell>
          <table:table-cell table:style-name="ce13" table:formula="of:=[.N110]-[.N109]" office:value-type="float" office:value="0.000943857018619654" calcext:value-type="float">
            <text:p>0,000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0]+[.$P$2]" office:value-type="float" office:value="7.60894764726682" calcext:value-type="float">
            <text:p>7,6</text:p>
          </table:table-cell>
          <table:table-cell table:style-name="ce13" table:formula="of:=LOGNORMDIST([.M111];[.$B$3];[.$B$4])" office:value-type="float" office:value="0.98023609856226" calcext:value-type="float">
            <text:p>0,98024</text:p>
          </table:table-cell>
          <table:table-cell table:style-name="ce13" table:formula="of:=[.N111]-[.N110]" office:value-type="float" office:value="0.000900484907827015" calcext:value-type="float">
            <text:p>0,0009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1]+[.$P$2]" office:value-type="float" office:value="7.67875450641606" calcext:value-type="float">
            <text:p>7,7</text:p>
          </table:table-cell>
          <table:table-cell table:style-name="ce13" table:formula="of:=LOGNORMDIST([.M112];[.$B$3];[.$B$4])" office:value-type="float" office:value="0.981095284578714" calcext:value-type="float">
            <text:p>0,98110</text:p>
          </table:table-cell>
          <table:table-cell table:style-name="ce13" table:formula="of:=[.N112]-[.N111]" office:value-type="float" office:value="0.000859186016454294" calcext:value-type="float">
            <text:p>0,0008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2]+[.$P$2]" office:value-type="float" office:value="7.74856136556529" calcext:value-type="float">
            <text:p>7,7</text:p>
          </table:table-cell>
          <table:table-cell table:style-name="ce13" table:formula="of:=LOGNORMDIST([.M113];[.$B$3];[.$B$4])" office:value-type="float" office:value="0.981915143425453" calcext:value-type="float">
            <text:p>0,98192</text:p>
          </table:table-cell>
          <table:table-cell table:style-name="ce13" table:formula="of:=[.N113]-[.N112]" office:value-type="float" office:value="0.000819858846739185" calcext:value-type="float">
            <text:p>0,0008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3]+[.$P$2]" office:value-type="float" office:value="7.81836822471453" calcext:value-type="float">
            <text:p>7,8</text:p>
          </table:table-cell>
          <table:table-cell table:style-name="ce13" table:formula="of:=LOGNORMDIST([.M114];[.$B$3];[.$B$4])" office:value-type="float" office:value="0.982697550291006" calcext:value-type="float">
            <text:p>0,98270</text:p>
          </table:table-cell>
          <table:table-cell table:style-name="ce13" table:formula="of:=[.N114]-[.N113]" office:value-type="float" office:value="0.000782406865552421" calcext:value-type="float">
            <text:p>0,0007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4]+[.$P$2]" office:value-type="float" office:value="7.88817508386377" calcext:value-type="float">
            <text:p>7,9</text:p>
          </table:table-cell>
          <table:table-cell table:style-name="ce13" table:formula="of:=LOGNORMDIST([.M115];[.$B$3];[.$B$4])" office:value-type="float" office:value="0.983444288564215" calcext:value-type="float">
            <text:p>0,98344</text:p>
          </table:table-cell>
          <table:table-cell table:style-name="ce13" table:formula="of:=[.N115]-[.N114]" office:value-type="float" office:value="0.000746738273209147" calcext:value-type="float">
            <text:p>0,0007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5]+[.$P$2]" office:value-type="float" office:value="7.95798194301301" calcext:value-type="float">
            <text:p>8,0</text:p>
          </table:table-cell>
          <table:table-cell table:style-name="ce13" table:formula="of:=LOGNORMDIST([.M116];[.$B$3];[.$B$4])" office:value-type="float" office:value="0.984157054345482" calcext:value-type="float">
            <text:p>0,98416</text:p>
          </table:table-cell>
          <table:table-cell table:style-name="ce13" table:formula="of:=[.N116]-[.N115]" office:value-type="float" office:value="0.000712765781267111" calcext:value-type="float">
            <text:p>0,0007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6]+[.$P$2]" office:value-type="float" office:value="8.02778880216224" calcext:value-type="float">
            <text:p>8,0</text:p>
          </table:table-cell>
          <table:table-cell table:style-name="ce13" table:formula="of:=LOGNORMDIST([.M117];[.$B$3];[.$B$4])" office:value-type="float" office:value="0.984837460744674" calcext:value-type="float">
            <text:p>0,98484</text:p>
          </table:table-cell>
          <table:table-cell table:style-name="ce13" table:formula="of:=[.N117]-[.N116]" office:value-type="float" office:value="0.000680406399192535" calcext:value-type="float">
            <text:p>0,000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7]+[.$P$2]" office:value-type="float" office:value="8.09759566131148" calcext:value-type="float">
            <text:p>8,1</text:p>
          </table:table-cell>
          <table:table-cell table:style-name="ce13" table:formula="of:=LOGNORMDIST([.M118];[.$B$3];[.$B$4])" office:value-type="float" office:value="0.985487041974424" calcext:value-type="float">
            <text:p>0,98549</text:p>
          </table:table-cell>
          <table:table-cell table:style-name="ce13" table:formula="of:=[.N118]-[.N117]" office:value-type="float" office:value="0.000649581229749785" calcext:value-type="float">
            <text:p>0,000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8]+[.$P$2]" office:value-type="float" office:value="8.16740252046072" calcext:value-type="float">
            <text:p>8,2</text:p>
          </table:table-cell>
          <table:table-cell table:style-name="ce13" table:formula="of:=LOGNORMDIST([.M119];[.$B$3];[.$B$4])" office:value-type="float" office:value="0.986107257247358" calcext:value-type="float">
            <text:p>0,98611</text:p>
          </table:table-cell>
          <table:table-cell table:style-name="ce13" table:formula="of:=[.N119]-[.N118]" office:value-type="float" office:value="0.000620215272933988" calcext:value-type="float">
            <text:p>0,0006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9]+[.$P$2]" office:value-type="float" office:value="8.23720937960995" calcext:value-type="float">
            <text:p>8,2</text:p>
          </table:table-cell>
          <table:table-cell table:style-name="ce13" table:formula="of:=LOGNORMDIST([.M120];[.$B$3];[.$B$4])" office:value-type="float" office:value="0.98669949448561" calcext:value-type="float">
            <text:p>0,98670</text:p>
          </table:table-cell>
          <table:table-cell table:style-name="ce13" table:formula="of:=[.N120]-[.N119]" office:value-type="float" office:value="0.000592237238251858" calcext:value-type="float">
            <text:p>0,000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0]+[.$P$2]" office:value-type="float" office:value="8.30701623875919" calcext:value-type="float">
            <text:p>8,3</text:p>
          </table:table-cell>
          <table:table-cell table:style-name="ce13" table:formula="of:=LOGNORMDIST([.M121];[.$B$3];[.$B$4])" office:value-type="float" office:value="0.987265073850742" calcext:value-type="float">
            <text:p>0,98727</text:p>
          </table:table-cell>
          <table:table-cell table:style-name="ce13" table:formula="of:=[.N121]-[.N120]" office:value-type="float" office:value="0.000565579365132352" calcext:value-type="float">
            <text:p>0,0005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1]+[.$P$2]" office:value-type="float" office:value="8.37682309790843" calcext:value-type="float">
            <text:p>8,4</text:p>
          </table:table-cell>
          <table:table-cell table:style-name="ce13" table:formula="of:=LOGNORMDIST([.M122];[.$B$3];[.$B$4])" office:value-type="float" office:value="0.98780525110198" calcext:value-type="float">
            <text:p>0,98781</text:p>
          </table:table-cell>
          <table:table-cell table:style-name="ce13" table:formula="of:=[.N122]-[.N121]" office:value-type="float" office:value="0.000540177251237339" calcext:value-type="float">
            <text:p>0,0005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2]+[.$P$2]" office:value-type="float" office:value="8.44662995705766" calcext:value-type="float">
            <text:p>8,4</text:p>
          </table:table-cell>
          <table:table-cell table:style-name="ce13" table:formula="of:=LOGNORMDIST([.M123];[.$B$3];[.$B$4])" office:value-type="float" office:value="0.988321220790412" calcext:value-type="float">
            <text:p>0,98832</text:p>
          </table:table-cell>
          <table:table-cell table:style-name="ce13" table:formula="of:=[.N123]-[.N122]" office:value-type="float" office:value="0.000515969688432039" calcext:value-type="float">
            <text:p>0,0005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3]+[.$P$2]" office:value-type="float" office:value="8.5164368162069" calcext:value-type="float">
            <text:p>8,5</text:p>
          </table:table-cell>
          <table:table-cell table:style-name="ce13" table:formula="of:=LOGNORMDIST([.M124];[.$B$3];[.$B$4])" office:value-type="float" office:value="0.98881411929658" calcext:value-type="float">
            <text:p>0,98881</text:p>
          </table:table-cell>
          <table:table-cell table:style-name="ce13" table:formula="of:=[.N124]-[.N123]" office:value-type="float" office:value="0.000492898506168404" calcext:value-type="float">
            <text:p>0,0004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4]+[.$P$2]" office:value-type="float" office:value="8.58624367535614" calcext:value-type="float">
            <text:p>8,6</text:p>
          </table:table-cell>
          <table:table-cell table:style-name="ce13" table:formula="of:=LOGNORMDIST([.M125];[.$B$3];[.$B$4])" office:value-type="float" office:value="0.989285027718608" calcext:value-type="float">
            <text:p>0,98929</text:p>
          </table:table-cell>
          <table:table-cell table:style-name="ce13" table:formula="of:=[.N125]-[.N124]" office:value-type="float" office:value="0.000470908422028016" calcext:value-type="float">
            <text:p>0,0004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5]+[.$P$2]" office:value-type="float" office:value="8.65605053450537" calcext:value-type="float">
            <text:p>8,7</text:p>
          </table:table-cell>
          <table:table-cell table:style-name="ce13" table:formula="of:=LOGNORMDIST([.M126];[.$B$3];[.$B$4])" office:value-type="float" office:value="0.989734974617779" calcext:value-type="float">
            <text:p>0,98973</text:p>
          </table:table-cell>
          <table:table-cell table:style-name="ce13" table:formula="of:=[.N126]-[.N125]" office:value-type="float" office:value="0.00044994689917055" calcext:value-type="float">
            <text:p>0,000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6]+[.$P$2]" office:value-type="float" office:value="8.72585739365461" calcext:value-type="float">
            <text:p>8,7</text:p>
          </table:table-cell>
          <table:table-cell table:style-name="ce13" table:formula="of:=LOGNORMDIST([.M127];[.$B$3];[.$B$4])" office:value-type="float" office:value="0.990164938628212" calcext:value-type="float">
            <text:p>0,99016</text:p>
          </table:table-cell>
          <table:table-cell table:style-name="ce13" table:formula="of:=[.N127]-[.N126]" office:value-type="float" office:value="0.000429964010433159" calcext:value-type="float">
            <text:p>0,0004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7]+[.$P$2]" office:value-type="float" office:value="8.79566425280385" calcext:value-type="float">
            <text:p>8,8</text:p>
          </table:table-cell>
          <table:table-cell table:style-name="ce13" table:formula="of:=LOGNORMDIST([.M128];[.$B$3];[.$B$4])" office:value-type="float" office:value="0.990575850937037" calcext:value-type="float">
            <text:p>0,99058</text:p>
          </table:table-cell>
          <table:table-cell table:style-name="ce13" table:formula="of:=[.N128]-[.N127]" office:value-type="float" office:value="0.000410912308824618" calcext:value-type="float">
            <text:p>0,0004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8]+[.$P$2]" office:value-type="float" office:value="8.86547111195308" calcext:value-type="float">
            <text:p>8,9</text:p>
          </table:table-cell>
          <table:table-cell table:style-name="ce13" table:formula="of:=LOGNORMDIST([.M129];[.$B$3];[.$B$4])" office:value-type="float" office:value="0.990968597641202" calcext:value-type="float">
            <text:p>0,99097</text:p>
          </table:table-cell>
          <table:table-cell table:style-name="ce13" table:formula="of:=[.N129]-[.N128]" office:value-type="float" office:value="0.000392746704165892" calcext:value-type="float">
            <text:p>0,0003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9]+[.$P$2]" office:value-type="float" office:value="8.93527797110232" calcext:value-type="float">
            <text:p>8,9</text:p>
          </table:table-cell>
          <table:table-cell table:style-name="ce13" table:formula="of:=LOGNORMDIST([.M130];[.$B$3];[.$B$4])" office:value-type="float" office:value="0.991344021986826" calcext:value-type="float">
            <text:p>0,99134</text:p>
          </table:table-cell>
          <table:table-cell table:style-name="ce13" table:formula="of:=[.N130]-[.N129]" office:value-type="float" office:value="0.000375424345623765" calcext:value-type="float">
            <text:p>0,000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0]+[.$P$2]" office:value-type="float" office:value="9.00508483025156" calcext:value-type="float">
            <text:p>9,0</text:p>
          </table:table-cell>
          <table:table-cell table:style-name="ce13" table:formula="of:=LOGNORMDIST([.M131];[.$B$3];[.$B$4])" office:value-type="float" office:value="0.991702926496725" calcext:value-type="float">
            <text:p>0,99170</text:p>
          </table:table-cell>
          <table:table-cell table:style-name="ce13" table:formula="of:=[.N131]-[.N130]" office:value-type="float" office:value="0.000358904509898506" calcext:value-type="float">
            <text:p>0,0003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1]+[.$P$2]" office:value-type="float" office:value="9.0748916894008" calcext:value-type="float">
            <text:p>9,1</text:p>
          </table:table-cell>
          <table:table-cell table:style-name="ce13" table:formula="of:=LOGNORMDIST([.M132];[.$B$3];[.$B$4])" office:value-type="float" office:value="0.992046074991549" calcext:value-type="float">
            <text:p>0,99205</text:p>
          </table:table-cell>
          <table:table-cell table:style-name="ce13" table:formula="of:=[.N132]-[.N131]" office:value-type="float" office:value="0.00034314849482453" calcext:value-type="float">
            <text:p>0,000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2]+[.$P$2]" office:value-type="float" office:value="9.14469854855003" calcext:value-type="float">
            <text:p>9,1</text:p>
          </table:table-cell>
          <table:table-cell table:style-name="ce13" table:formula="of:=LOGNORMDIST([.M133];[.$B$3];[.$B$4])" office:value-type="float" office:value="0.992374194509699" calcext:value-type="float">
            <text:p>0,99237</text:p>
          </table:table-cell>
          <table:table-cell table:style-name="ce13" table:formula="of:=[.N133]-[.N132]" office:value-type="float" office:value="0.000328119518149372" calcext:value-type="float">
            <text:p>0,0003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3]+[.$P$2]" office:value-type="float" office:value="9.21450540769927" calcext:value-type="float">
            <text:p>9,2</text:p>
          </table:table-cell>
          <table:table-cell table:style-name="ce13" table:formula="of:=LOGNORMDIST([.M134];[.$B$3];[.$B$4])" office:value-type="float" office:value="0.992687977130966" calcext:value-type="float">
            <text:p>0,99269</text:p>
          </table:table-cell>
          <table:table-cell table:style-name="ce13" table:formula="of:=[.N134]-[.N133]" office:value-type="float" office:value="0.000313782621267911" calcext:value-type="float">
            <text:p>0,0003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4]+[.$P$2]" office:value-type="float" office:value="9.28431226684851" calcext:value-type="float">
            <text:p>9,3</text:p>
          </table:table-cell>
          <table:table-cell table:style-name="ce13" table:formula="of:=LOGNORMDIST([.M135];[.$B$3];[.$B$4])" office:value-type="float" office:value="0.992988081708654" calcext:value-type="float">
            <text:p>0,99299</text:p>
          </table:table-cell>
          <table:table-cell table:style-name="ce13" table:formula="of:=[.N135]-[.N134]" office:value-type="float" office:value="0.000300104577687477" calcext:value-type="float">
            <text:p>0,0003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5]+[.$P$2]" office:value-type="float" office:value="9.35411912599774" calcext:value-type="float">
            <text:p>9,4</text:p>
          </table:table-cell>
          <table:table-cell table:style-name="ce13" table:formula="of:=LOGNORMDIST([.M136];[.$B$3];[.$B$4])" office:value-type="float" office:value="0.993275135514668" calcext:value-type="float">
            <text:p>0,99328</text:p>
          </table:table-cell>
          <table:table-cell table:style-name="ce13" table:formula="of:=[.N136]-[.N135]" office:value-type="float" office:value="0.000287053806014348" calcext:value-type="float">
            <text:p>0,0002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6]+[.$P$2]" office:value-type="float" office:value="9.42392598514698" calcext:value-type="float">
            <text:p>9,4</text:p>
          </table:table-cell>
          <table:table-cell table:style-name="ce13" table:formula="of:=LOGNORMDIST([.M137];[.$B$3];[.$B$4])" office:value-type="float" office:value="0.993549735801919" calcext:value-type="float">
            <text:p>0,99355</text:p>
          </table:table-cell>
          <table:table-cell table:style-name="ce13" table:formula="of:=[.N137]-[.N136]" office:value-type="float" office:value="0.000274600287251237" calcext:value-type="float">
            <text:p>0,000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7]+[.$P$2]" office:value-type="float" office:value="9.49373284429622" calcext:value-type="float">
            <text:p>9,5</text:p>
          </table:table-cell>
          <table:table-cell table:style-name="ce13" table:formula="of:=LOGNORMDIST([.M138];[.$B$3];[.$B$4])" office:value-type="float" office:value="0.993812451288129" calcext:value-type="float">
            <text:p>0,99381</text:p>
          </table:table-cell>
          <table:table-cell table:style-name="ce13" table:formula="of:=[.N138]-[.N137]" office:value-type="float" office:value="0.000262715486209486" calcext:value-type="float">
            <text:p>0,0002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8]+[.$P$2]" office:value-type="float" office:value="9.56353970344545" calcext:value-type="float">
            <text:p>9,6</text:p>
          </table:table-cell>
          <table:table-cell table:style-name="ce13" table:formula="of:=LOGNORMDIST([.M139];[.$B$3];[.$B$4])" office:value-type="float" office:value="0.994063823564973" calcext:value-type="float">
            <text:p>0,99406</text:p>
          </table:table-cell>
          <table:table-cell table:style-name="ce13" table:formula="of:=[.N139]-[.N138]" office:value-type="float" office:value="0.000251372276843798" calcext:value-type="float">
            <text:p>0,0002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9]+[.$P$2]" office:value-type="float" office:value="9.63334656259469" calcext:value-type="float">
            <text:p>9,6</text:p>
          </table:table-cell>
          <table:table-cell table:style-name="ce13" table:formula="of:=LOGNORMDIST([.M140];[.$B$3];[.$B$4])" office:value-type="float" office:value="0.994304368436294" calcext:value-type="float">
            <text:p>0,99430</text:p>
          </table:table-cell>
          <table:table-cell table:style-name="ce13" table:formula="of:=[.N140]-[.N139]" office:value-type="float" office:value="0.000240544871320969" calcext:value-type="float">
            <text:p>0,000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0]+[.$P$2]" office:value-type="float" office:value="9.70315342174393" calcext:value-type="float">
            <text:p>9,7</text:p>
          </table:table-cell>
          <table:table-cell table:style-name="ce13" table:formula="of:=LOGNORMDIST([.M141];[.$B$3];[.$B$4])" office:value-type="float" office:value="0.994534577188946" calcext:value-type="float">
            <text:p>0,99453</text:p>
          </table:table-cell>
          <table:table-cell table:style-name="ce13" table:formula="of:=[.N141]-[.N140]" office:value-type="float" office:value="0.000230208752652228" calcext:value-type="float">
            <text:p>0,0002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1]+[.$P$2]" office:value-type="float" office:value="9.77296028089316" calcext:value-type="float">
            <text:p>9,8</text:p>
          </table:table-cell>
          <table:table-cell table:style-name="ce13" table:formula="of:=LOGNORMDIST([.M142];[.$B$3];[.$B$4])" office:value-type="float" office:value="0.994754917799655" calcext:value-type="float">
            <text:p>0,99475</text:p>
          </table:table-cell>
          <table:table-cell table:style-name="ce13" table:formula="of:=[.N142]-[.N141]" office:value-type="float" office:value="0.000220340610708636" calcext:value-type="float">
            <text:p>0,000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2]+[.$P$2]" office:value-type="float" office:value="9.8427671400424" calcext:value-type="float">
            <text:p>9,8</text:p>
          </table:table-cell>
          <table:table-cell table:style-name="ce13" table:formula="of:=LOGNORMDIST([.M143];[.$B$3];[.$B$4])" office:value-type="float" office:value="0.994965836081122" calcext:value-type="float">
            <text:p>0,99497</text:p>
          </table:table-cell>
          <table:table-cell table:style-name="ce13" table:formula="of:=[.N143]-[.N142]" office:value-type="float" office:value="0.00021091828146691" calcext:value-type="float">
            <text:p>0,000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3]+[.$P$2]" office:value-type="float" office:value="9.91257399919164" calcext:value-type="float">
            <text:p>9,9</text:p>
          </table:table-cell>
          <table:table-cell table:style-name="ce13" table:formula="of:=LOGNORMDIST([.M144];[.$B$3];[.$B$4])" office:value-type="float" office:value="0.99516775677044" calcext:value-type="float">
            <text:p>0,99517</text:p>
          </table:table-cell>
          <table:table-cell table:style-name="ce13" table:formula="of:=[.N144]-[.N143]" office:value-type="float" office:value="0.000201920689319013" calcext:value-type="float">
            <text:p>0,0002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4]+[.$P$2]" office:value-type="float" office:value="9.98238085834088" calcext:value-type="float">
            <text:p>10,0</text:p>
          </table:table-cell>
          <table:table-cell table:style-name="ce13" table:formula="of:=LOGNORMDIST([.M145];[.$B$3];[.$B$4])" office:value-type="float" office:value="0.995361084562743" calcext:value-type="float">
            <text:p>0,99536</text:p>
          </table:table-cell>
          <table:table-cell table:style-name="ce13" table:formula="of:=[.N145]-[.N144]" office:value-type="float" office:value="0.000193327792302966" calcext:value-type="float">
            <text:p>0,000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5]+[.$P$2]" office:value-type="float" office:value="10.0521877174901" calcext:value-type="float">
            <text:p>10,1</text:p>
          </table:table-cell>
          <table:table-cell table:style-name="ce13" table:formula="of:=LOGNORMDIST([.M146];[.$B$3];[.$B$4])" office:value-type="float" office:value="0.99554620509285" calcext:value-type="float">
            <text:p>0,99555</text:p>
          </table:table-cell>
          <table:table-cell table:style-name="ce13" table:formula="of:=[.N146]-[.N145]" office:value-type="float" office:value="0.000185120530106442" calcext:value-type="float">
            <text:p>0,000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6]+[.$P$2]" office:value-type="float" office:value="10.1219945766393" calcext:value-type="float">
            <text:p>10,1</text:p>
          </table:table-cell>
          <table:table-cell table:style-name="ce13" table:formula="of:=LOGNORMDIST([.M147];[.$B$3];[.$B$4])" office:value-type="float" office:value="0.995723485867559" calcext:value-type="float">
            <text:p>0,99572</text:p>
          </table:table-cell>
          <table:table-cell table:style-name="ce13" table:formula="of:=[.N147]-[.N146]" office:value-type="float" office:value="0.00017728077470891" calcext:value-type="float">
            <text:p>0,0001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7]+[.$P$2]" office:value-type="float" office:value="10.1918014357886" calcext:value-type="float">
            <text:p>10,2</text:p>
          </table:table-cell>
          <table:table-cell table:style-name="ce13" table:formula="of:=LOGNORMDIST([.M148];[.$B$3];[.$B$4])" office:value-type="float" office:value="0.995893277151088" calcext:value-type="float">
            <text:p>0,99589</text:p>
          </table:table-cell>
          <table:table-cell table:style-name="ce13" table:formula="of:=[.N148]-[.N147]" office:value-type="float" office:value="0.000169791283529674" calcext:value-type="float">
            <text:p>0,0001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8]+[.$P$2]" office:value-type="float" office:value="10.2616082949378" calcext:value-type="float">
            <text:p>10,3</text:p>
          </table:table-cell>
          <table:table-cell table:style-name="ce13" table:formula="of:=LOGNORMDIST([.M149];[.$B$3];[.$B$4])" office:value-type="float" office:value="0.996055912806047" calcext:value-type="float">
            <text:p>0,99606</text:p>
          </table:table-cell>
          <table:table-cell table:style-name="ce13" table:formula="of:=[.N149]-[.N148]" office:value-type="float" office:value="0.00016263565495811" calcext:value-type="float">
            <text:p>0,000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9]+[.$P$2]" office:value-type="float" office:value="10.3314151540871" calcext:value-type="float">
            <text:p>10,3</text:p>
          </table:table-cell>
          <table:table-cell table:style-name="ce13" table:formula="of:=LOGNORMDIST([.M150];[.$B$3];[.$B$4])" office:value-type="float" office:value="0.996211711092192" calcext:value-type="float">
            <text:p>0,99621</text:p>
          </table:table-cell>
          <table:table-cell table:style-name="ce13" table:formula="of:=[.N150]-[.N149]" office:value-type="float" office:value="0.000155798286144981" calcext:value-type="float">
            <text:p>0,0001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0]+[.$P$2]" office:value-type="float" office:value="10.4012220132363" calcext:value-type="float">
            <text:p>10,4</text:p>
          </table:table-cell>
          <table:table-cell table:style-name="ce13" table:formula="of:=LOGNORMDIST([.M151];[.$B$3];[.$B$4])" office:value-type="float" office:value="0.996360975425136" calcext:value-type="float">
            <text:p>0,99636</text:p>
          </table:table-cell>
          <table:table-cell table:style-name="ce13" table:formula="of:=[.N151]-[.N150]" office:value-type="float" office:value="0.000149264332944155" calcext:value-type="float">
            <text:p>0,000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1]+[.$P$2]" office:value-type="float" office:value="10.4710288723855" calcext:value-type="float">
            <text:p>10,5</text:p>
          </table:table-cell>
          <table:table-cell table:style-name="ce13" table:formula="of:=LOGNORMDIST([.M152];[.$B$3];[.$B$4])" office:value-type="float" office:value="0.996503995097028" calcext:value-type="float">
            <text:p>0,99650</text:p>
          </table:table-cell>
          <table:table-cell table:style-name="ce13" table:formula="of:=[.N152]-[.N151]" office:value-type="float" office:value="0.000143019671892231" calcext:value-type="float">
            <text:p>0,000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2]+[.$P$2]" office:value-type="float" office:value="10.5408357315348" calcext:value-type="float">
            <text:p>10,5</text:p>
          </table:table-cell>
          <table:table-cell table:style-name="ce13" table:formula="of:=LOGNORMDIST([.M153];[.$B$3];[.$B$4])" office:value-type="float" office:value="0.996641045961156" calcext:value-type="float">
            <text:p>0,99664</text:p>
          </table:table-cell>
          <table:table-cell table:style-name="ce13" table:formula="of:=[.N153]-[.N152]" office:value-type="float" office:value="0.000137050864127519" calcext:value-type="float">
            <text:p>0,000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3]+[.$P$2]" office:value-type="float" office:value="10.610642590684" calcext:value-type="float">
            <text:p>10,6</text:p>
          </table:table-cell>
          <table:table-cell table:style-name="ce13" table:formula="of:=LOGNORMDIST([.M154];[.$B$3];[.$B$4])" office:value-type="float" office:value="0.996772391082302" calcext:value-type="float">
            <text:p>0,99677</text:p>
          </table:table-cell>
          <table:table-cell table:style-name="ce13" table:formula="of:=[.N154]-[.N153]" office:value-type="float" office:value="0.000131345121146542" calcext:value-type="float">
            <text:p>0,000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4]+[.$P$2]" office:value-type="float" office:value="10.6804494498332" calcext:value-type="float">
            <text:p>10,7</text:p>
          </table:table-cell>
          <table:table-cell table:style-name="ce13" table:formula="of:=LOGNORMDIST([.M155];[.$B$3];[.$B$4])" office:value-type="float" office:value="0.996898281354608" calcext:value-type="float">
            <text:p>0,99690</text:p>
          </table:table-cell>
          <table:table-cell table:style-name="ce13" table:formula="of:=[.N155]-[.N154]" office:value-type="float" office:value="0.000125890272306028" calcext:value-type="float">
            <text:p>0,000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5]+[.$P$2]" office:value-type="float" office:value="10.7502563089825" calcext:value-type="float">
            <text:p>10,8</text:p>
          </table:table-cell>
          <table:table-cell table:style-name="ce13" table:formula="of:=LOGNORMDIST([.M156];[.$B$3];[.$B$4])" office:value-type="float" office:value="0.99701895608859" calcext:value-type="float">
            <text:p>0,99702</text:p>
          </table:table-cell>
          <table:table-cell table:style-name="ce13" table:formula="of:=[.N156]-[.N155]" office:value-type="float" office:value="0.000120674733982362" calcext:value-type="float">
            <text:p>0,0001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6]+[.$P$2]" office:value-type="float" office:value="10.8200631681317" calcext:value-type="float">
            <text:p>10,8</text:p>
          </table:table-cell>
          <table:table-cell table:style-name="ce13" table:formula="of:=LOGNORMDIST([.M157];[.$B$3];[.$B$4])" office:value-type="float" office:value="0.997134643568892" calcext:value-type="float">
            <text:p>0,99713</text:p>
          </table:table-cell>
          <table:table-cell table:style-name="ce13" table:formula="of:=[.N157]-[.N156]" office:value-type="float" office:value="0.000115687480301885" calcext:value-type="float">
            <text:p>0,0001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7]+[.$P$2]" office:value-type="float" office:value="10.889870027281" calcext:value-type="float">
            <text:p>10,9</text:p>
          </table:table-cell>
          <table:table-cell table:style-name="ce13" table:formula="of:=LOGNORMDIST([.M158];[.$B$3];[.$B$4])" office:value-type="float" office:value="0.997245561584256" calcext:value-type="float">
            <text:p>0,99725</text:p>
          </table:table-cell>
          <table:table-cell table:style-name="ce13" table:formula="of:=[.N158]-[.N157]" office:value-type="float" office:value="0.000110918015363559" calcext:value-type="float">
            <text:p>0,000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8]+[.$P$2]" office:value-type="float" office:value="10.9596768864302" calcext:value-type="float">
            <text:p>11,0</text:p>
          </table:table-cell>
          <table:table-cell table:style-name="ce13" table:formula="of:=LOGNORMDIST([.M159];[.$B$3];[.$B$4])" office:value-type="float" office:value="0.997351917931132" calcext:value-type="float">
            <text:p>0,99735</text:p>
          </table:table-cell>
          <table:table-cell table:style-name="ce13" table:formula="of:=[.N159]-[.N158]" office:value-type="float" office:value="0.000106356346875947" calcext:value-type="float">
            <text:p>0,000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9]+[.$P$2]" office:value-type="float" office:value="11.0294837455794" calcext:value-type="float">
            <text:p>11,0</text:p>
          </table:table-cell>
          <table:table-cell table:style-name="ce13" table:formula="of:=LOGNORMDIST([.M160];[.$B$3];[.$B$4])" office:value-type="float" office:value="0.997453910892271" calcext:value-type="float">
            <text:p>0,99745</text:p>
          </table:table-cell>
          <table:table-cell table:style-name="ce13" table:formula="of:=[.N160]-[.N159]" office:value-type="float" office:value="0.000101992961139219" calcext:value-type="float">
            <text:p>0,000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0]+[.$P$2]" office:value-type="float" office:value="11.0992906047287" calcext:value-type="float">
            <text:p>11,1</text:p>
          </table:table-cell>
          <table:table-cell table:style-name="ce13" table:formula="of:=LOGNORMDIST([.M161];[.$B$3];[.$B$4])" office:value-type="float" office:value="0.997551729691569" calcext:value-type="float">
            <text:p>0,99755</text:p>
          </table:table-cell>
          <table:table-cell table:style-name="ce13" table:formula="of:=[.N161]-[.N160]" office:value-type="float" office:value="0.0000978187992973778" calcext:value-type="float">
            <text:p>0,000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1]+[.$P$2]" office:value-type="float" office:value="11.1690974638779" calcext:value-type="float">
            <text:p>11,2</text:p>
          </table:table-cell>
          <table:table-cell table:style-name="ce13" table:formula="of:=LOGNORMDIST([.M162];[.$B$3];[.$B$4])" office:value-type="float" office:value="0.99764555492637" calcext:value-type="float">
            <text:p>0,99765</text:p>
          </table:table-cell>
          <table:table-cell table:style-name="ce13" table:formula="of:=[.N162]-[.N161]" office:value-type="float" office:value="0.0000938252348018365" calcext:value-type="float">
            <text:p>0,000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2]+[.$P$2]" office:value-type="float" office:value="11.2389043230271" calcext:value-type="float">
            <text:p>11,2</text:p>
          </table:table-cell>
          <table:table-cell table:style-name="ce13" table:formula="of:=LOGNORMDIST([.M163];[.$B$3];[.$B$4])" office:value-type="float" office:value="0.99773555897839" calcext:value-type="float">
            <text:p>0,99774</text:p>
          </table:table-cell>
          <table:table-cell table:style-name="ce13" table:formula="of:=[.N163]-[.N162]" office:value-type="float" office:value="0.0000900040520195322" calcext:value-type="float">
            <text:p>0,000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3]+[.$P$2]" office:value-type="float" office:value="11.3087111821764" calcext:value-type="float">
            <text:p>11,3</text:p>
          </table:table-cell>
          <table:table-cell table:style-name="ce13" table:formula="of:=LOGNORMDIST([.M164];[.$B$3];[.$B$4])" office:value-type="float" office:value="0.997821906404319" calcext:value-type="float">
            <text:p>0,99782</text:p>
          </table:table-cell>
          <table:table-cell table:style-name="ce13" table:formula="of:=[.N164]-[.N163]" office:value-type="float" office:value="0.0000863474259289454" calcext:value-type="float">
            <text:p>0,000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4]+[.$P$2]" office:value-type="float" office:value="11.3785180413256" calcext:value-type="float">
            <text:p>11,4</text:p>
          </table:table-cell>
          <table:table-cell table:style-name="ce13" table:formula="of:=LOGNORMDIST([.M165];[.$B$3];[.$B$4])" office:value-type="float" office:value="0.997904754307166" calcext:value-type="float">
            <text:p>0,99790</text:p>
          </table:table-cell>
          <table:table-cell table:style-name="ce13" table:formula="of:=[.N165]-[.N164]" office:value-type="float" office:value="0.0000828479028470719" calcext:value-type="float">
            <text:p>0,000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5]+[.$P$2]" office:value-type="float" office:value="11.4483249004748" calcext:value-type="float">
            <text:p>11,4</text:p>
          </table:table-cell>
          <table:table-cell table:style-name="ce13" table:formula="of:=LOGNORMDIST([.M166];[.$B$3];[.$B$4])" office:value-type="float" office:value="0.9979842526893" calcext:value-type="float">
            <text:p>0,99798</text:p>
          </table:table-cell>
          <table:table-cell table:style-name="ce13" table:formula="of:=[.N166]-[.N165]" office:value-type="float" office:value="0.0000794983821340578" calcext:value-type="float">
            <text:p>0,000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6]+[.$P$2]" office:value-type="float" office:value="11.5181317596241" calcext:value-type="float">
            <text:p>11,5</text:p>
          </table:table-cell>
          <table:table-cell table:style-name="ce13" table:formula="of:=LOGNORMDIST([.M167];[.$B$3];[.$B$4])" office:value-type="float" office:value="0.998060544788126" calcext:value-type="float">
            <text:p>0,99806</text:p>
          </table:table-cell>
          <table:table-cell table:style-name="ce13" table:formula="of:=[.N167]-[.N166]" office:value-type="float" office:value="0.0000762920988259808" calcext:value-type="float">
            <text:p>0,000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7]+[.$P$2]" office:value-type="float" office:value="11.5879386187733" calcext:value-type="float">
            <text:p>11,6</text:p>
          </table:table-cell>
          <table:table-cell table:style-name="ce13" table:formula="of:=LOGNORMDIST([.M168];[.$B$3];[.$B$4])" office:value-type="float" office:value="0.998133767395273" calcext:value-type="float">
            <text:p>0,99813</text:p>
          </table:table-cell>
          <table:table-cell table:style-name="ce13" table:formula="of:=[.N168]-[.N167]" office:value-type="float" office:value="0.0000732226071475939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8]+[.$P$2]" office:value-type="float" office:value="11.6577454779226" calcext:value-type="float">
            <text:p>11,7</text:p>
          </table:table-cell>
          <table:table-cell table:style-name="ce13" table:formula="of:=LOGNORMDIST([.M169];[.$B$3];[.$B$4])" office:value-type="float" office:value="0.998204051160133" calcext:value-type="float">
            <text:p>0,99820</text:p>
          </table:table-cell>
          <table:table-cell table:style-name="ce13" table:formula="of:=[.N169]-[.N168]" office:value-type="float" office:value="0.0000702837648591803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9]+[.$P$2]" office:value-type="float" office:value="11.7275523370718" calcext:value-type="float">
            <text:p>11,7</text:p>
          </table:table-cell>
          <table:table-cell table:style-name="ce13" table:formula="of:=LOGNORMDIST([.M170];[.$B$3];[.$B$4])" office:value-type="float" office:value="0.998271520878527" calcext:value-type="float">
            <text:p>0,99827</text:p>
          </table:table-cell>
          <table:table-cell table:style-name="ce13" table:formula="of:=[.N170]-[.N169]" office:value-type="float" office:value="0.0000674697183939976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0]+[.$P$2]" office:value-type="float" office:value="11.797359196221" calcext:value-type="float">
            <text:p>11,8</text:p>
          </table:table-cell>
          <table:table-cell table:style-name="ce13" table:formula="of:=LOGNORMDIST([.M171];[.$B$3];[.$B$4])" office:value-type="float" office:value="0.998336295767275" calcext:value-type="float">
            <text:p>0,99834</text:p>
          </table:table-cell>
          <table:table-cell table:style-name="ce13" table:formula="of:=[.N171]-[.N170]" office:value-type="float" office:value="0.0000647748887485644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1]+[.$P$2]" office:value-type="float" office:value="11.8671660553703" calcext:value-type="float">
            <text:p>11,9</text:p>
          </table:table-cell>
          <table:table-cell table:style-name="ce13" table:formula="of:=LOGNORMDIST([.M172];[.$B$3];[.$B$4])" office:value-type="float" office:value="0.998398489725358" calcext:value-type="float">
            <text:p>0,99840</text:p>
          </table:table-cell>
          <table:table-cell table:style-name="ce13" table:formula="of:=[.N172]-[.N171]" office:value-type="float" office:value="0.0000621939580826014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2]+[.$P$2]" office:value-type="float" office:value="11.9369729145195" calcext:value-type="float">
            <text:p>11,9</text:p>
          </table:table-cell>
          <table:table-cell table:style-name="ce13" table:formula="of:=LOGNORMDIST([.M173];[.$B$3];[.$B$4])" office:value-type="float" office:value="0.998458211582353" calcext:value-type="float">
            <text:p>0,99846</text:p>
          </table:table-cell>
          <table:table-cell table:style-name="ce13" table:formula="of:=[.N173]-[.N172]" office:value-type="float" office:value="0.0000597218569954316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3]+[.$P$2]" office:value-type="float" office:value="12.0067797736687" calcext:value-type="float">
            <text:p>12,0</text:p>
          </table:table-cell>
          <table:table-cell table:style-name="ce13" table:formula="of:=LOGNORMDIST([.M174];[.$B$3];[.$B$4])" office:value-type="float" office:value="0.998515565334796" calcext:value-type="float">
            <text:p>0,99852</text:p>
          </table:table-cell>
          <table:table-cell table:style-name="ce13" table:formula="of:=[.N174]-[.N173]" office:value-type="float" office:value="0.0000573537524426459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4]+[.$P$2]" office:value-type="float" office:value="12.076586632818" calcext:value-type="float">
            <text:p>12,1</text:p>
          </table:table-cell>
          <table:table-cell table:style-name="ce13" table:formula="of:=LOGNORMDIST([.M175];[.$B$3];[.$B$4])" office:value-type="float" office:value="0.998570650371055" calcext:value-type="float">
            <text:p>0,99857</text:p>
          </table:table-cell>
          <table:table-cell table:style-name="ce13" table:formula="of:=[.N175]-[.N174]" office:value-type="float" office:value="0.0000550850362595057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5]+[.$P$2]" office:value-type="float" office:value="12.1463934919672" calcext:value-type="float">
            <text:p>12,1</text:p>
          </table:table-cell>
          <table:table-cell table:style-name="ce13" table:formula="of:=LOGNORMDIST([.M176];[.$B$3];[.$B$4])" office:value-type="float" office:value="0.998623561685317" calcext:value-type="float">
            <text:p>0,99862</text:p>
          </table:table-cell>
          <table:table-cell table:style-name="ce13" table:formula="of:=[.N176]-[.N175]" office:value-type="float" office:value="0.0000529113142618831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6]+[.$P$2]" office:value-type="float" office:value="12.2162003511165" calcext:value-type="float">
            <text:p>12,2</text:p>
          </table:table-cell>
          <table:table-cell table:style-name="ce13" table:formula="of:=LOGNORMDIST([.M177];[.$B$3];[.$B$4])" office:value-type="float" office:value="0.99867439008121" calcext:value-type="float">
            <text:p>0,99867</text:p>
          </table:table-cell>
          <table:table-cell table:style-name="ce13" table:formula="of:=[.N177]-[.N176]" office:value-type="float" office:value="0.0000508283958927658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7]+[.$P$2]" office:value-type="float" office:value="12.2860072102657" calcext:value-type="float">
            <text:p>12,3</text:p>
          </table:table-cell>
          <table:table-cell table:style-name="ce13" table:formula="of:=LOGNORMDIST([.M178];[.$B$3];[.$B$4])" office:value-type="float" office:value="0.998723222365597" calcext:value-type="float">
            <text:p>0,99872</text:p>
          </table:table-cell>
          <table:table-cell table:style-name="ce13" table:formula="of:=[.N178]-[.N177]" office:value-type="float" office:value="0.0000488322843873457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8]+[.$P$2]" office:value-type="float" office:value="12.3558140694149" calcext:value-type="float">
            <text:p>12,4</text:p>
          </table:table-cell>
          <table:table-cell table:style-name="ce13" table:formula="of:=LOGNORMDIST([.M179];[.$B$3];[.$B$4])" office:value-type="float" office:value="0.998770141533027" calcext:value-type="float">
            <text:p>0,99877</text:p>
          </table:table-cell>
          <table:table-cell table:style-name="ce13" table:formula="of:=[.N179]-[.N178]" office:value-type="float" office:value="0.0000469191674293823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9]+[.$P$2]" office:value-type="float" office:value="12.4256209285642" calcext:value-type="float">
            <text:p>12,4</text:p>
          </table:table-cell>
          <table:table-cell table:style-name="ce13" table:formula="of:=LOGNORMDIST([.M180];[.$B$3];[.$B$4])" office:value-type="float" office:value="0.998815226941303" calcext:value-type="float">
            <text:p>0,99882</text:p>
          </table:table-cell>
          <table:table-cell table:style-name="ce13" table:formula="of:=[.N180]-[.N179]" office:value-type="float" office:value="0.0000450854082764129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0]+[.$P$2]" office:value-type="float" office:value="12.4954277877134" calcext:value-type="float">
            <text:p>12,5</text:p>
          </table:table-cell>
          <table:table-cell table:style-name="ce13" table:formula="of:=LOGNORMDIST([.M181];[.$B$3];[.$B$4])" office:value-type="float" office:value="0.998858554478627" calcext:value-type="float">
            <text:p>0,99886</text:p>
          </table:table-cell>
          <table:table-cell table:style-name="ce13" table:formula="of:=[.N181]-[.N180]" office:value-type="float" office:value="0.000043327537323945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1]+[.$P$2]" office:value-type="float" office:value="12.5652346468626" calcext:value-type="float">
            <text:p>12,6</text:p>
          </table:table-cell>
          <table:table-cell table:style-name="ce13" table:formula="of:=LOGNORMDIST([.M182];[.$B$3];[.$B$4])" office:value-type="float" office:value="0.99890019672272" calcext:value-type="float">
            <text:p>0,99890</text:p>
          </table:table-cell>
          <table:table-cell table:style-name="ce13" table:formula="of:=[.N182]-[.N181]" office:value-type="float" office:value="0.0000416422440930875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2]+[.$P$2]" office:value-type="float" office:value="12.6350415060119" calcext:value-type="float">
            <text:p>12,6</text:p>
          </table:table-cell>
          <table:table-cell table:style-name="ce13" table:formula="of:=LOGNORMDIST([.M183];[.$B$3];[.$B$4])" office:value-type="float" office:value="0.998940223092334" calcext:value-type="float">
            <text:p>0,99894</text:p>
          </table:table-cell>
          <table:table-cell table:style-name="ce13" table:formula="of:=[.N183]-[.N182]" office:value-type="float" office:value="0.0000400263696143099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3]+[.$P$2]" office:value-type="float" office:value="12.7048483651611" calcext:value-type="float">
            <text:p>12,7</text:p>
          </table:table-cell>
          <table:table-cell table:style-name="ce13" table:formula="of:=LOGNORMDIST([.M184];[.$B$3];[.$B$4])" office:value-type="float" office:value="0.998978699991525" calcext:value-type="float">
            <text:p>0,99898</text:p>
          </table:table-cell>
          <table:table-cell table:style-name="ce13" table:formula="of:=[.N184]-[.N183]" office:value-type="float" office:value="0.0000384768991902318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4]+[.$P$2]" office:value-type="float" office:value="12.7746552243104" calcext:value-type="float">
            <text:p>12,8</text:p>
          </table:table-cell>
          <table:table-cell table:style-name="ce13" table:formula="of:=LOGNORMDIST([.M185];[.$B$3];[.$B$4])" office:value-type="float" office:value="0.999015690947041" calcext:value-type="float">
            <text:p>0,99902</text:p>
          </table:table-cell>
          <table:table-cell table:style-name="ce13" table:formula="of:=[.N185]-[.N184]" office:value-type="float" office:value="0.0000369909555165693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5]+[.$P$2]" office:value-type="float" office:value="12.8444620834596" calcext:value-type="float">
            <text:p>12,8</text:p>
          </table:table-cell>
          <table:table-cell table:style-name="ce13" table:formula="of:=LOGNORMDIST([.M186];[.$B$3];[.$B$4])" office:value-type="float" office:value="0.999051256739186" calcext:value-type="float">
            <text:p>0,99905</text:p>
          </table:table-cell>
          <table:table-cell table:style-name="ce13" table:formula="of:=[.N186]-[.N185]" office:value-type="float" office:value="0.0000355657921445873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6]+[.$P$2]" office:value-type="float" office:value="12.9142689426088" calcext:value-type="float">
            <text:p>12,9</text:p>
          </table:table-cell>
          <table:table-cell table:style-name="ce13" table:formula="of:=LOGNORMDIST([.M187];[.$B$3];[.$B$4])" office:value-type="float" office:value="0.999085455526451" calcext:value-type="float">
            <text:p>0,99909</text:p>
          </table:table-cell>
          <table:table-cell table:style-name="ce13" table:formula="of:=[.N187]-[.N186]" office:value-type="float" office:value="0.0000341987872652938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7]+[.$P$2]" office:value-type="float" office:value="12.9840758017581" calcext:value-type="float">
            <text:p>13,0</text:p>
          </table:table-cell>
          <table:table-cell table:style-name="ce13" table:formula="of:=LOGNORMDIST([.M188];[.$B$3];[.$B$4])" office:value-type="float" office:value="0.999118342964252" calcext:value-type="float">
            <text:p>0,99912</text:p>
          </table:table-cell>
          <table:table-cell table:style-name="ce13" table:formula="of:=[.N188]-[.N187]" office:value-type="float" office:value="0.0000328874378008326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8]+[.$P$2]" office:value-type="float" office:value="13.0538826609073" calcext:value-type="float">
            <text:p>13,1</text:p>
          </table:table-cell>
          <table:table-cell table:style-name="ce13" table:formula="of:=LOGNORMDIST([.M189];[.$B$3];[.$B$4])" office:value-type="float" office:value="0.999149972318039" calcext:value-type="float">
            <text:p>0,99915</text:p>
          </table:table-cell>
          <table:table-cell table:style-name="ce13" table:formula="of:=[.N189]-[.N188]" office:value-type="float" office:value="0.0000316293537868661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9]+[.$P$2]" office:value-type="float" office:value="13.1236895200565" calcext:value-type="float">
            <text:p>13,1</text:p>
          </table:table-cell>
          <table:table-cell table:style-name="ce13" table:formula="of:=LOGNORMDIST([.M190];[.$B$3];[.$B$4])" office:value-type="float" office:value="0.99918039457107" calcext:value-type="float">
            <text:p>0,99918</text:p>
          </table:table-cell>
          <table:table-cell table:style-name="ce13" table:formula="of:=[.N190]-[.N189]" office:value-type="float" office:value="0.0000304222530308484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0]+[.$P$2]" office:value-type="float" office:value="13.1934963792058" calcext:value-type="float">
            <text:p>13,2</text:p>
          </table:table-cell>
          <table:table-cell table:style-name="ce13" table:formula="of:=LOGNORMDIST([.M191];[.$B$3];[.$B$4])" office:value-type="float" office:value="0.999209658527103" calcext:value-type="float">
            <text:p>0,99921</text:p>
          </table:table-cell>
          <table:table-cell table:style-name="ce13" table:formula="of:=[.N191]-[.N190]" office:value-type="float" office:value="0.0000292639560335317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1]+[.$P$2]" office:value-type="float" office:value="13.263303238355" calcext:value-type="float">
            <text:p>13,3</text:p>
          </table:table-cell>
          <table:table-cell table:style-name="ce13" table:formula="of:=LOGNORMDIST([.M192];[.$B$3];[.$B$4])" office:value-type="float" office:value="0.999237810908261" calcext:value-type="float">
            <text:p>0,99924</text:p>
          </table:table-cell>
          <table:table-cell table:style-name="ce13" table:formula="of:=[.N192]-[.N191]" office:value-type="float" office:value="0.0000281523811572759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2]+[.$P$2]" office:value-type="float" office:value="13.3331100975042" calcext:value-type="float">
            <text:p>13,3</text:p>
          </table:table-cell>
          <table:table-cell table:style-name="ce13" table:formula="of:=LOGNORMDIST([.M193];[.$B$3];[.$B$4])" office:value-type="float" office:value="0.999264896448294" calcext:value-type="float">
            <text:p>0,99926</text:p>
          </table:table-cell>
          <table:table-cell table:style-name="ce13" table:formula="of:=[.N193]-[.N192]" office:value-type="float" office:value="0.0000270855400333891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3]+[.$P$2]" office:value-type="float" office:value="13.4029169566535" calcext:value-type="float">
            <text:p>13,4</text:p>
          </table:table-cell>
          <table:table-cell table:style-name="ce13" table:formula="of:=LOGNORMDIST([.M194];[.$B$3];[.$B$4])" office:value-type="float" office:value="0.999290957981485" calcext:value-type="float">
            <text:p>0,99929</text:p>
          </table:table-cell>
          <table:table-cell table:style-name="ce13" table:formula="of:=[.N194]-[.N193]" office:value-type="float" office:value="0.0000260615331908465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4]+[.$P$2]" office:value-type="float" office:value="13.4727238158027" calcext:value-type="float">
            <text:p>13,5</text:p>
          </table:table-cell>
          <table:table-cell table:style-name="ce13" table:formula="of:=LOGNORMDIST([.M195];[.$B$3];[.$B$4])" office:value-type="float" office:value="0.999316036527386" calcext:value-type="float">
            <text:p>0,99932</text:p>
          </table:table-cell>
          <table:table-cell table:style-name="ce13" table:formula="of:=[.N195]-[.N194]" office:value-type="float" office:value="0.0000250785459007252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5]+[.$P$2]" office:value-type="float" office:value="13.542530674952" calcext:value-type="float">
            <text:p>13,5</text:p>
          </table:table-cell>
          <table:table-cell table:style-name="ce13" table:formula="of:=LOGNORMDIST([.M196];[.$B$3];[.$B$4])" office:value-type="float" office:value="0.999340171371606" calcext:value-type="float">
            <text:p>0,99934</text:p>
          </table:table-cell>
          <table:table-cell table:style-name="ce13" table:formula="of:=[.N196]-[.N195]" office:value-type="float" office:value="0.0000241348442208134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6]+[.$P$2]" office:value-type="float" office:value="13.6123375341012" calcext:value-type="float">
            <text:p>13,6</text:p>
          </table:table-cell>
          <table:table-cell table:style-name="ce13" table:formula="of:=LOGNORMDIST([.M197];[.$B$3];[.$B$4])" office:value-type="float" office:value="0.99936340014284" calcext:value-type="float">
            <text:p>0,99936</text:p>
          </table:table-cell>
          <table:table-cell table:style-name="ce13" table:formula="of:=[.N197]-[.N196]" office:value-type="float" office:value="0.0000232287712338408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7]+[.$P$2]" office:value-type="float" office:value="13.6821443932504" calcext:value-type="float">
            <text:p>13,7</text:p>
          </table:table-cell>
          <table:table-cell table:style-name="ce13" table:formula="of:=LOGNORMDIST([.M198];[.$B$3];[.$B$4])" office:value-type="float" office:value="0.999385758886307" calcext:value-type="float">
            <text:p>0,99939</text:p>
          </table:table-cell>
          <table:table-cell table:style-name="ce13" table:formula="of:=[.N198]-[.N197]" office:value-type="float" office:value="0.0000223587434673433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8]+[.$P$2]" office:value-type="float" office:value="13.7519512523997" calcext:value-type="float">
            <text:p>13,8</text:p>
          </table:table-cell>
          <table:table-cell table:style-name="ce13" table:formula="of:=LOGNORMDIST([.M199];[.$B$3];[.$B$4])" office:value-type="float" office:value="0.999407282133794" calcext:value-type="float">
            <text:p>0,99941</text:p>
          </table:table-cell>
          <table:table-cell table:style-name="ce13" table:formula="of:=[.N199]-[.N198]" office:value-type="float" office:value="0.000021523247486277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9]+[.$P$2]" office:value-type="float" office:value="13.8217581115489" calcext:value-type="float">
            <text:p>13,8</text:p>
          </table:table-cell>
          <table:table-cell table:style-name="ce13" table:formula="of:=LOGNORMDIST([.M200];[.$B$3];[.$B$4])" office:value-type="float" office:value="0.999428002970446" calcext:value-type="float">
            <text:p>0,99943</text:p>
          </table:table-cell>
          <table:table-cell table:style-name="ce13" table:formula="of:=[.N200]-[.N199]" office:value-type="float" office:value="0.000020720836651833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0]+[.$P$2]" office:value-type="float" office:value="13.8915649706981" calcext:value-type="float">
            <text:p>13,9</text:p>
          </table:table-cell>
          <table:table-cell table:style-name="ce13" table:formula="of:=LOGNORMDIST([.M201];[.$B$3];[.$B$4])" office:value-type="float" office:value="0.999447953098481" calcext:value-type="float">
            <text:p>0,99945</text:p>
          </table:table-cell>
          <table:table-cell table:style-name="ce13" table:formula="of:=[.N201]-[.N200]" office:value-type="float" office:value="0.0000199501280351289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1]+[.$P$2]" office:value-type="float" office:value="13.9613718298474" calcext:value-type="float">
            <text:p>14,0</text:p>
          </table:table-cell>
          <table:table-cell table:style-name="ce13" table:formula="of:=LOGNORMDIST([.M202];[.$B$3];[.$B$4])" office:value-type="float" office:value="0.999467162897961" calcext:value-type="float">
            <text:p>0,99947</text:p>
          </table:table-cell>
          <table:table-cell table:style-name="ce13" table:formula="of:=[.N202]-[.N201]" office:value-type="float" office:value="0.0000192097994802243" calcext:value-type="float">
            <text:p>0,00002</text:p>
          </table:table-cell>
          <table:table-cell table:number-columns-repeated="100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nential" table:style-name="ta5">
        <table:table-column table:style-name="co1" table:number-columns-repeated="13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242" table:default-cell-style-name="ce2"/>
        <table:table-column table:style-name="co1" table:number-columns-repeated="767" table:default-cell-style-name="Default"/>
        <table:table-row table:style-name="ro4">
          <table:table-cell table:style-name="ce1" office:value-type="string" calcext:value-type="string">
            <text:p>Negative Exponential (mean)</text:p>
          </table:table-cell>
          <table:table-cell table:number-columns-repeated="4"/>
          <table:table-cell office:value-type="string" calcext:value-type="string">
            <text:p>Enter parameter in cell B3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Cumulative probability</text:p>
          </table:table-cell>
          <table:table-cell table:style-name="ce10" office:value-type="string" calcext:value-type="string">
            <text:p>PDF</text:p>
          </table:table-cell>
          <table:table-cell table:style-name="ce14" office:value-type="string" calcext:value-type="string">
            <text:p>Step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11" office:value-type="float" office:value="0" calcext:value-type="float">
            <text:p>0,0</text:p>
          </table:table-cell>
          <table:table-cell table:style-name="ce13" table:formula="of:=EXPONDIST([.M2];1/[.$B$3];TRUE())" office:value-type="float" office:value="0" calcext:value-type="float">
            <text:p>0,00000</text:p>
          </table:table-cell>
          <table:table-cell table:style-name="ce13" office:value-type="float" office:value="0" calcext:value-type="float">
            <text:p>0,00000</text:p>
          </table:table-cell>
          <table:table-cell table:style-name="ce15" table:formula="of:=GAMMAINV(0.99;1;[.B3])/200" office:value-type="float" office:value="0.0230258509299404" calcext:value-type="float">
            <text:p>0,0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an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[.B3]" office:value-type="float" office:value="1" calcext:value-type="float">
            <text:p>1</text:p>
          </table:table-cell>
          <table:table-cell table:number-columns-repeated="7"/>
          <table:table-cell table:style-name="ce11" table:formula="of:=[.M2]+[.$P$2]" office:value-type="float" office:value="0.0230258509299404" calcext:value-type="float">
            <text:p>0,0</text:p>
          </table:table-cell>
          <table:table-cell table:style-name="ce13" table:formula="of:=EXPONDIST([.M3];1/[.$B$3];TRUE())" office:value-type="float" office:value="0.0227627790441893" calcext:value-type="float">
            <text:p>0,02276</text:p>
          </table:table-cell>
          <table:table-cell table:style-name="ce13" table:formula="of:=[.N3]-[.N2]" office:value-type="float" office:value="0.0227627790441893" calcext:value-type="float">
            <text:p>0,02276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 calcext:value-type="string">
            <text:p>SD</text:p>
          </table:table-cell>
          <table:table-cell table:formula="of:=[.B3]" office:value-type="float" office:value="1" calcext:value-type="float">
            <text:p>1</text:p>
          </table:table-cell>
          <table:table-cell table:number-columns-repeated="7"/>
          <table:table-cell table:style-name="ce11" table:formula="of:=[.M3]+[.$P$2]" office:value-type="float" office:value="0.0460517018598809" calcext:value-type="float">
            <text:p>0,0</text:p>
          </table:table-cell>
          <table:table-cell table:style-name="ce13" table:formula="of:=EXPONDIST([.M4];1/[.$B$3];TRUE())" office:value-type="float" office:value="0.045007413978564" calcext:value-type="float">
            <text:p>0,04501</text:p>
          </table:table-cell>
          <table:table-cell table:style-name="ce13" table:formula="of:=[.N4]-[.N3]" office:value-type="float" office:value="0.0222446349343747" calcext:value-type="float">
            <text:p>0,022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]+[.$P$2]" office:value-type="float" office:value="0.0690775527898213" calcext:value-type="float">
            <text:p>0,1</text:p>
          </table:table-cell>
          <table:table-cell table:style-name="ce13" table:formula="of:=EXPONDIST([.M5];1/[.$B$3];TRUE())" office:value-type="float" office:value="0.0667456992030089" calcext:value-type="float">
            <text:p>0,06675</text:p>
          </table:table-cell>
          <table:table-cell table:style-name="ce13" table:formula="of:=[.N5]-[.N4]" office:value-type="float" office:value="0.0217382852244449" calcext:value-type="float">
            <text:p>0,02174</text:p>
          </table:table-cell>
          <table:table-cell table:number-columns-repeated="1009"/>
        </table:table-row>
        <table:table-row table:style-name="ro2">
          <table:table-cell>
            <draw:frame table:end-cell-address="Exponential.M22" table:end-x="2.36mm" table:end-y="4.24mm" draw:z-index="0" draw:name="Chart 1" draw:style-name="gr1" draw:text-style-name="P1" svg:width="194.35mm" svg:height="72.74mm" svg:x="5.28mm" svg:y="3.47mm">
              <draw:object draw:notify-on-update-of-ranges="Exponential.M2:Exponential.M103 Exponential.O3:Exponential.O10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1"/>
          <table:table-cell table:style-name="ce11" table:formula="of:=[.M5]+[.$P$2]" office:value-type="float" office:value="0.0921034037197618" calcext:value-type="float">
            <text:p>0,1</text:p>
          </table:table-cell>
          <table:table-cell table:style-name="ce13" table:formula="of:=EXPONDIST([.M6];1/[.$B$3];TRUE())" office:value-type="float" office:value="0.0879891606440902" calcext:value-type="float">
            <text:p>0,08799</text:p>
          </table:table-cell>
          <table:table-cell table:style-name="ce13" table:formula="of:=[.N6]-[.N5]" office:value-type="float" office:value="0.0212434614410814" calcext:value-type="float">
            <text:p>0,021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]+[.$P$2]" office:value-type="float" office:value="0.115129254649702" calcext:value-type="float">
            <text:p>0,1</text:p>
          </table:table-cell>
          <table:table-cell table:style-name="ce13" table:formula="of:=EXPONDIST([.M7];1/[.$B$3];TRUE())" office:value-type="float" office:value="0.108749061866254" calcext:value-type="float">
            <text:p>0,10875</text:p>
          </table:table-cell>
          <table:table-cell table:style-name="ce13" table:formula="of:=[.N7]-[.N6]" office:value-type="float" office:value="0.0207599012221642" calcext:value-type="float">
            <text:p>0,0207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]+[.$P$2]" office:value-type="float" office:value="0.138155105579643" calcext:value-type="float">
            <text:p>0,1</text:p>
          </table:table-cell>
          <table:table-cell table:style-name="ce13" table:formula="of:=EXPONDIST([.M8];1/[.$B$3];TRUE())" office:value-type="float" office:value="0.129036410043919" calcext:value-type="float">
            <text:p>0,12904</text:p>
          </table:table-cell>
          <table:table-cell table:style-name="ce13" table:formula="of:=[.N8]-[.N7]" office:value-type="float" office:value="0.0202873481776649" calcext:value-type="float">
            <text:p>0,0202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]+[.$P$2]" office:value-type="float" office:value="0.161180956509583" calcext:value-type="float">
            <text:p>0,2</text:p>
          </table:table-cell>
          <table:table-cell table:style-name="ce13" table:formula="of:=EXPONDIST([.M9];1/[.$B$3];TRUE())" office:value-type="float" office:value="0.148861961797623" calcext:value-type="float">
            <text:p>0,14886</text:p>
          </table:table-cell>
          <table:table-cell table:style-name="ce13" table:formula="of:=[.N9]-[.N8]" office:value-type="float" office:value="0.0198255517537042" calcext:value-type="float">
            <text:p>0,0198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]+[.$P$2]" office:value-type="float" office:value="0.184206807439524" calcext:value-type="float">
            <text:p>0,2</text:p>
          </table:table-cell>
          <table:table-cell table:style-name="ce13" table:formula="of:=EXPONDIST([.M10];1/[.$B$3];TRUE())" office:value-type="float" office:value="0.168236228897329" calcext:value-type="float">
            <text:p>0,16824</text:p>
          </table:table-cell>
          <table:table-cell table:style-name="ce13" table:formula="of:=[.N10]-[.N9]" office:value-type="float" office:value="0.0193742670997055" calcext:value-type="float">
            <text:p>0,0193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]+[.$P$2]" office:value-type="float" office:value="0.207232658369464" calcext:value-type="float">
            <text:p>0,2</text:p>
          </table:table-cell>
          <table:table-cell table:style-name="ce13" table:formula="of:=EXPONDIST([.M11];1/[.$B$3];TRUE())" office:value-type="float" office:value="0.187169483835901" calcext:value-type="float">
            <text:p>0,18717</text:p>
          </table:table-cell>
          <table:table-cell table:style-name="ce13" table:formula="of:=[.N11]-[.N10]" office:value-type="float" office:value="0.0189332549385717" calcext:value-type="float">
            <text:p>0,018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]+[.$P$2]" office:value-type="float" office:value="0.230258509299404" calcext:value-type="float">
            <text:p>0,2</text:p>
          </table:table-cell>
          <table:table-cell table:style-name="ce13" table:formula="of:=EXPONDIST([.M12];1/[.$B$3];TRUE())" office:value-type="float" office:value="0.205671765275718" calcext:value-type="float">
            <text:p>0,20567</text:p>
          </table:table-cell>
          <table:table-cell table:style-name="ce13" table:formula="of:=[.N12]-[.N11]" office:value-type="float" office:value="0.0185022814398178" calcext:value-type="float">
            <text:p>0,0185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]+[.$P$2]" office:value-type="float" office:value="0.253284360229345" calcext:value-type="float">
            <text:p>0,3</text:p>
          </table:table-cell>
          <table:table-cell table:style-name="ce13" table:formula="of:=EXPONDIST([.M13];1/[.$B$3];TRUE())" office:value-type="float" office:value="0.223752883371308" calcext:value-type="float">
            <text:p>0,22375</text:p>
          </table:table-cell>
          <table:table-cell table:style-name="ce13" table:formula="of:=[.N13]-[.N12]" office:value-type="float" office:value="0.0180811180955898" calcext:value-type="float">
            <text:p>0,018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]+[.$P$2]" office:value-type="float" office:value="0.276310211159285" calcext:value-type="float">
            <text:p>0,3</text:p>
          </table:table-cell>
          <table:table-cell table:style-name="ce13" table:formula="of:=EXPONDIST([.M14];1/[.$B$3];TRUE())" office:value-type="float" office:value="0.241422424970816" calcext:value-type="float">
            <text:p>0,24142</text:p>
          </table:table-cell>
          <table:table-cell table:style-name="ce13" table:formula="of:=[.N14]-[.N13]" office:value-type="float" office:value="0.017669541599508" calcext:value-type="float">
            <text:p>0,0176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]+[.$P$2]" office:value-type="float" office:value="0.299336062089226" calcext:value-type="float">
            <text:p>0,3</text:p>
          </table:table-cell>
          <table:table-cell table:style-name="ce13" table:formula="of:=EXPONDIST([.M15];1/[.$B$3];TRUE())" office:value-type="float" office:value="0.258689758699082" calcext:value-type="float">
            <text:p>0,25869</text:p>
          </table:table-cell>
          <table:table-cell table:style-name="ce13" table:formula="of:=[.N15]-[.N14]" office:value-type="float" office:value="0.0172673337282662" calcext:value-type="float">
            <text:p>0,017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]+[.$P$2]" office:value-type="float" office:value="0.322361913019166" calcext:value-type="float">
            <text:p>0,3</text:p>
          </table:table-cell>
          <table:table-cell table:style-name="ce13" table:formula="of:=EXPONDIST([.M16];1/[.$B$3];TRUE())" office:value-type="float" office:value="0.27556403992501" calcext:value-type="float">
            <text:p>0,27556</text:p>
          </table:table-cell>
          <table:table-cell table:style-name="ce13" table:formula="of:=[.N16]-[.N15]" office:value-type="float" office:value="0.0168742812259275" calcext:value-type="float">
            <text:p>0,0168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]+[.$P$2]" office:value-type="float" office:value="0.345387763949107" calcext:value-type="float">
            <text:p>0,3</text:p>
          </table:table-cell>
          <table:table-cell table:style-name="ce13" table:formula="of:=EXPONDIST([.M17];1/[.$B$3];TRUE())" office:value-type="float" office:value="0.292054215615862" calcext:value-type="float">
            <text:p>0,29205</text:p>
          </table:table-cell>
          <table:table-cell table:style-name="ce13" table:formula="of:=[.N17]-[.N16]" office:value-type="float" office:value="0.0164901756908521" calcext:value-type="float">
            <text:p>0,0164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]+[.$P$2]" office:value-type="float" office:value="0.368413614879047" calcext:value-type="float">
            <text:p>0,4</text:p>
          </table:table-cell>
          <table:table-cell table:style-name="ce13" table:formula="of:=EXPONDIST([.M18];1/[.$B$3];TRUE())" office:value-type="float" office:value="0.308169029081063" calcext:value-type="float">
            <text:p>0,30817</text:p>
          </table:table-cell>
          <table:table-cell table:style-name="ce13" table:formula="of:=[.N18]-[.N17]" office:value-type="float" office:value="0.0161148134652014" calcext:value-type="float">
            <text:p>0,016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]+[.$P$2]" office:value-type="float" office:value="0.391439465808987" calcext:value-type="float">
            <text:p>0,4</text:p>
          </table:table-cell>
          <table:table-cell table:style-name="ce13" table:formula="of:=EXPONDIST([.M19];1/[.$B$3];TRUE())" office:value-type="float" office:value="0.323917024608018" calcext:value-type="float">
            <text:p>0,32392</text:p>
          </table:table-cell>
          <table:table-cell table:style-name="ce13" table:formula="of:=[.N19]-[.N18]" office:value-type="float" office:value="0.0157479955269547" calcext:value-type="float">
            <text:p>0,0157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]+[.$P$2]" office:value-type="float" office:value="0.414465316738928" calcext:value-type="float">
            <text:p>0,4</text:p>
          </table:table-cell>
          <table:table-cell table:style-name="ce13" table:formula="of:=EXPONDIST([.M20];1/[.$B$3];TRUE())" office:value-type="float" office:value="0.339306551992404" calcext:value-type="float">
            <text:p>0,33931</text:p>
          </table:table-cell>
          <table:table-cell table:style-name="ce13" table:formula="of:=[.N20]-[.N19]" office:value-type="float" office:value="0.0153895273843857" calcext:value-type="float">
            <text:p>0,0153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]+[.$P$2]" office:value-type="float" office:value="0.437491167668868" calcext:value-type="float">
            <text:p>0,4</text:p>
          </table:table-cell>
          <table:table-cell table:style-name="ce13" table:formula="of:=EXPONDIST([.M21];1/[.$B$3];TRUE())" office:value-type="float" office:value="0.354345770965344" calcext:value-type="float">
            <text:p>0,35435</text:p>
          </table:table-cell>
          <table:table-cell table:style-name="ce13" table:formula="of:=[.N21]-[.N20]" office:value-type="float" office:value="0.0150392189729405" calcext:value-type="float">
            <text:p>0,015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1]+[.$P$2]" office:value-type="float" office:value="0.460517018598809" calcext:value-type="float">
            <text:p>0,5</text:p>
          </table:table-cell>
          <table:table-cell table:style-name="ce13" table:formula="of:=EXPONDIST([.M22];1/[.$B$3];TRUE())" office:value-type="float" office:value="0.369042655519806" calcext:value-type="float">
            <text:p>0,36904</text:p>
          </table:table-cell>
          <table:table-cell table:style-name="ce13" table:formula="of:=[.N22]-[.N21]" office:value-type="float" office:value="0.0146968845544623" calcext:value-type="float">
            <text:p>0,0147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2]+[.$P$2]" office:value-type="float" office:value="0.483542869528749" calcext:value-type="float">
            <text:p>0,5</text:p>
          </table:table-cell>
          <table:table-cell table:style-name="ce13" table:formula="of:=EXPONDIST([.M23];1/[.$B$3];TRUE())" office:value-type="float" office:value="0.383404998138517" calcext:value-type="float">
            <text:p>0,38340</text:p>
          </table:table-cell>
          <table:table-cell table:style-name="ce13" table:formula="of:=[.N23]-[.N22]" office:value-type="float" office:value="0.0143623426187111" calcext:value-type="float">
            <text:p>0,0143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3]+[.$P$2]" office:value-type="float" office:value="0.506568720458689" calcext:value-type="float">
            <text:p>0,5</text:p>
          </table:table-cell>
          <table:table-cell table:style-name="ce13" table:formula="of:=EXPONDIST([.M24];1/[.$B$3];TRUE())" office:value-type="float" office:value="0.397440413925642" calcext:value-type="float">
            <text:p>0,39744</text:p>
          </table:table-cell>
          <table:table-cell table:style-name="ce13" table:formula="of:=[.N24]-[.N23]" office:value-type="float" office:value="0.0140354157871244" calcext:value-type="float">
            <text:p>0,014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4]+[.$P$2]" office:value-type="float" office:value="0.52959457138863" calcext:value-type="float">
            <text:p>0,5</text:p>
          </table:table-cell>
          <table:table-cell table:style-name="ce13" table:formula="of:=EXPONDIST([.M25];1/[.$B$3];TRUE())" office:value-type="float" office:value="0.411156344644411" calcext:value-type="float">
            <text:p>0,41116</text:p>
          </table:table-cell>
          <table:table-cell table:style-name="ce13" table:formula="of:=[.N25]-[.N24]" office:value-type="float" office:value="0.0137159307187689" calcext:value-type="float">
            <text:p>0,013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5]+[.$P$2]" office:value-type="float" office:value="0.55262042231857" calcext:value-type="float">
            <text:p>0,6</text:p>
          </table:table-cell>
          <table:table-cell table:style-name="ce13" table:formula="of:=EXPONDIST([.M26];1/[.$B$3];TRUE())" office:value-type="float" office:value="0.424560062662843" calcext:value-type="float">
            <text:p>0,42456</text:p>
          </table:table-cell>
          <table:table-cell table:style-name="ce13" table:formula="of:=[.N26]-[.N25]" office:value-type="float" office:value="0.013403718018432" calcext:value-type="float">
            <text:p>0,013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6]+[.$P$2]" office:value-type="float" office:value="0.575646273248511" calcext:value-type="float">
            <text:p>0,6</text:p>
          </table:table-cell>
          <table:table-cell table:style-name="ce13" table:formula="of:=EXPONDIST([.M27];1/[.$B$3];TRUE())" office:value-type="float" office:value="0.437658674809651" calcext:value-type="float">
            <text:p>0,43766</text:p>
          </table:table-cell>
          <table:table-cell table:style-name="ce13" table:formula="of:=[.N27]-[.N26]" office:value-type="float" office:value="0.0130986121468079" calcext:value-type="float">
            <text:p>0,013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7]+[.$P$2]" office:value-type="float" office:value="0.598672124178451" calcext:value-type="float">
            <text:p>0,6</text:p>
          </table:table-cell>
          <table:table-cell table:style-name="ce13" table:formula="of:=EXPONDIST([.M28];1/[.$B$3];TRUE())" office:value-type="float" office:value="0.450459126142375" calcext:value-type="float">
            <text:p>0,45046</text:p>
          </table:table-cell>
          <table:table-cell table:style-name="ce13" table:formula="of:=[.N28]-[.N27]" office:value-type="float" office:value="0.0128004513327246" calcext:value-type="float">
            <text:p>0,0128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8]+[.$P$2]" office:value-type="float" office:value="0.621697975108392" calcext:value-type="float">
            <text:p>0,6</text:p>
          </table:table-cell>
          <table:table-cell table:style-name="ce13" table:formula="of:=EXPONDIST([.M29];1/[.$B$3];TRUE())" office:value-type="float" office:value="0.462968203629747" calcext:value-type="float">
            <text:p>0,46297</text:p>
          </table:table-cell>
          <table:table-cell table:style-name="ce13" table:formula="of:=[.N29]-[.N28]" office:value-type="float" office:value="0.0125090774873718" calcext:value-type="float">
            <text:p>0,0125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9]+[.$P$2]" office:value-type="float" office:value="0.644723826038332" calcext:value-type="float">
            <text:p>0,6</text:p>
          </table:table-cell>
          <table:table-cell table:style-name="ce13" table:formula="of:=EXPONDIST([.M30];1/[.$B$3];TRUE())" office:value-type="float" office:value="0.475192539750227" calcext:value-type="float">
            <text:p>0,47519</text:p>
          </table:table-cell>
          <table:table-cell table:style-name="ce13" table:formula="of:=[.N30]-[.N29]" office:value-type="float" office:value="0.0122243361204801" calcext:value-type="float">
            <text:p>0,012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0]+[.$P$2]" office:value-type="float" office:value="0.667749676968273" calcext:value-type="float">
            <text:p>0,7</text:p>
          </table:table-cell>
          <table:table-cell table:style-name="ce13" table:formula="of:=EXPONDIST([.M31];1/[.$B$3];TRUE())" office:value-type="float" office:value="0.487138616008635" calcext:value-type="float">
            <text:p>0,48714</text:p>
          </table:table-cell>
          <table:table-cell table:style-name="ce13" table:formula="of:=[.N31]-[.N30]" office:value-type="float" office:value="0.0119460762584078" calcext:value-type="float">
            <text:p>0,0119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1]+[.$P$2]" office:value-type="float" office:value="0.690775527898213" calcext:value-type="float">
            <text:p>0,7</text:p>
          </table:table-cell>
          <table:table-cell table:style-name="ce13" table:formula="of:=EXPONDIST([.M32];1/[.$B$3];TRUE())" office:value-type="float" office:value="0.498812766372728" calcext:value-type="float">
            <text:p>0,49881</text:p>
          </table:table-cell>
          <table:table-cell table:style-name="ce13" table:formula="of:=[.N32]-[.N31]" office:value-type="float" office:value="0.0116741503640926" calcext:value-type="float">
            <text:p>0,0116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2]+[.$P$2]" office:value-type="float" office:value="0.713801378828154" calcext:value-type="float">
            <text:p>0,7</text:p>
          </table:table-cell>
          <table:table-cell table:style-name="ce13" table:formula="of:=EXPONDIST([.M33];1/[.$B$3];TRUE())" office:value-type="float" office:value="0.510221180631554" calcext:value-type="float">
            <text:p>0,51022</text:p>
          </table:table-cell>
          <table:table-cell table:style-name="ce13" table:formula="of:=[.N33]-[.N32]" office:value-type="float" office:value="0.011408414258826" calcext:value-type="float">
            <text:p>0,0114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3]+[.$P$2]" office:value-type="float" office:value="0.736827229758094" calcext:value-type="float">
            <text:p>0,7</text:p>
          </table:table-cell>
          <table:table-cell table:style-name="ce13" table:formula="of:=EXPONDIST([.M34];1/[.$B$3];TRUE())" office:value-type="float" office:value="0.521369907677361" calcext:value-type="float">
            <text:p>0,52137</text:p>
          </table:table-cell>
          <table:table-cell table:style-name="ce13" table:formula="of:=[.N34]-[.N33]" office:value-type="float" office:value="0.0111487270458079" calcext:value-type="float">
            <text:p>0,011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4]+[.$P$2]" office:value-type="float" office:value="0.759853080688035" calcext:value-type="float">
            <text:p>0,8</text:p>
          </table:table-cell>
          <table:table-cell table:style-name="ce13" table:formula="of:=EXPONDIST([.M35];1/[.$B$3];TRUE())" office:value-type="float" office:value="0.532264858712802" calcext:value-type="float">
            <text:p>0,53226</text:p>
          </table:table-cell>
          <table:table-cell table:style-name="ce13" table:formula="of:=[.N35]-[.N34]" office:value-type="float" office:value="0.0108949510354401" calcext:value-type="float">
            <text:p>0,0108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5]+[.$P$2]" office:value-type="float" office:value="0.782878931617975" calcext:value-type="float">
            <text:p>0,8</text:p>
          </table:table-cell>
          <table:table-cell table:style-name="ce13" table:formula="of:=EXPONDIST([.M36];1/[.$B$3];TRUE())" office:value-type="float" office:value="0.542911810385125" calcext:value-type="float">
            <text:p>0,54291</text:p>
          </table:table-cell>
          <table:table-cell table:style-name="ce13" table:formula="of:=[.N36]-[.N35]" office:value-type="float" office:value="0.0106469516723232" calcext:value-type="float">
            <text:p>0,010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6]+[.$P$2]" office:value-type="float" office:value="0.805904782547916" calcext:value-type="float">
            <text:p>0,8</text:p>
          </table:table-cell>
          <table:table-cell table:style-name="ce13" table:formula="of:=EXPONDIST([.M37];1/[.$B$3];TRUE())" office:value-type="float" office:value="0.553316407849037" calcext:value-type="float">
            <text:p>0,55332</text:p>
          </table:table-cell>
          <table:table-cell table:style-name="ce13" table:formula="of:=[.N37]-[.N36]" office:value-type="float" office:value="0.0104045974639119" calcext:value-type="float">
            <text:p>0,010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7]+[.$P$2]" office:value-type="float" office:value="0.828930633477856" calcext:value-type="float">
            <text:p>0,8</text:p>
          </table:table-cell>
          <table:table-cell table:style-name="ce13" table:formula="of:=EXPONDIST([.M38];1/[.$B$3];TRUE())" office:value-type="float" office:value="0.563484167759834" calcext:value-type="float">
            <text:p>0,56348</text:p>
          </table:table-cell>
          <table:table-cell table:style-name="ce13" table:formula="of:=[.N38]-[.N37]" office:value-type="float" office:value="0.0101677599107972" calcext:value-type="float">
            <text:p>0,0101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8]+[.$P$2]" office:value-type="float" office:value="0.851956484407797" calcext:value-type="float">
            <text:p>0,9</text:p>
          </table:table-cell>
          <table:table-cell table:style-name="ce13" table:formula="of:=EXPONDIST([.M39];1/[.$B$3];TRUE())" office:value-type="float" office:value="0.573420481198407" calcext:value-type="float">
            <text:p>0,57342</text:p>
          </table:table-cell>
          <table:table-cell table:style-name="ce13" table:formula="of:=[.N39]-[.N38]" office:value-type="float" office:value="0.00993631343857326" calcext:value-type="float">
            <text:p>0,009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9]+[.$P$2]" office:value-type="float" office:value="0.874982335337737" calcext:value-type="float">
            <text:p>0,9</text:p>
          </table:table-cell>
          <table:table-cell table:style-name="ce13" table:formula="of:=EXPONDIST([.M40];1/[.$B$3];TRUE())" office:value-type="float" office:value="0.583130616529664" calcext:value-type="float">
            <text:p>0,58313</text:p>
          </table:table-cell>
          <table:table-cell table:style-name="ce13" table:formula="of:=[.N40]-[.N39]" office:value-type="float" office:value="0.00971013533125731" calcext:value-type="float">
            <text:p>0,0097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0]+[.$P$2]" office:value-type="float" office:value="0.898008186267677" calcext:value-type="float">
            <text:p>0,9</text:p>
          </table:table-cell>
          <table:table-cell table:style-name="ce13" table:formula="of:=EXPONDIST([.M41];1/[.$B$3];TRUE())" office:value-type="float" office:value="0.592619722195887" calcext:value-type="float">
            <text:p>0,59262</text:p>
          </table:table-cell>
          <table:table-cell table:style-name="ce13" table:formula="of:=[.N41]-[.N40]" office:value-type="float" office:value="0.00948910566622263" calcext:value-type="float">
            <text:p>0,0094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1]+[.$P$2]" office:value-type="float" office:value="0.921034037197618" calcext:value-type="float">
            <text:p>0,9</text:p>
          </table:table-cell>
          <table:table-cell table:style-name="ce13" table:formula="of:=EXPONDIST([.M42];1/[.$B$3];TRUE())" office:value-type="float" office:value="0.601892829446503" calcext:value-type="float">
            <text:p>0,60189</text:p>
          </table:table-cell>
          <table:table-cell table:style-name="ce13" table:formula="of:=[.N42]-[.N41]" office:value-type="float" office:value="0.00927310725061559" calcext:value-type="float">
            <text:p>0,009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2]+[.$P$2]" office:value-type="float" office:value="0.944059888127558" calcext:value-type="float">
            <text:p>0,9</text:p>
          </table:table-cell>
          <table:table-cell table:style-name="ce13" table:formula="of:=EXPONDIST([.M43];1/[.$B$3];TRUE())" office:value-type="float" office:value="0.610954855005719" calcext:value-type="float">
            <text:p>0,61095</text:p>
          </table:table-cell>
          <table:table-cell table:style-name="ce13" table:formula="of:=[.N43]-[.N42]" office:value-type="float" office:value="0.00906202555921665" calcext:value-type="float">
            <text:p>0,009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3]+[.$P$2]" office:value-type="float" office:value="0.967085739057499" calcext:value-type="float">
            <text:p>1,0</text:p>
          </table:table-cell>
          <table:table-cell table:style-name="ce13" table:formula="of:=EXPONDIST([.M44];1/[.$B$3];TRUE())" office:value-type="float" office:value="0.619810603679439" calcext:value-type="float">
            <text:p>0,61981</text:p>
          </table:table-cell>
          <table:table-cell table:style-name="ce13" table:formula="of:=[.N44]-[.N43]" office:value-type="float" office:value="0.0088557486737193" calcext:value-type="float">
            <text:p>0,0088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4]+[.$P$2]" office:value-type="float" office:value="0.990111589987439" calcext:value-type="float">
            <text:p>1,0</text:p>
          </table:table-cell>
          <table:table-cell table:style-name="ce13" table:formula="of:=EXPONDIST([.M45];1/[.$B$3];TRUE())" office:value-type="float" office:value="0.628464770902827" calcext:value-type="float">
            <text:p>0,62846</text:p>
          </table:table-cell>
          <table:table-cell table:style-name="ce13" table:formula="of:=[.N45]-[.N44]" office:value-type="float" office:value="0.00865416722338874" calcext:value-type="float">
            <text:p>0,008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5]+[.$P$2]" office:value-type="float" office:value="1.01313744091738" calcext:value-type="float">
            <text:p>1,0</text:p>
          </table:table-cell>
          <table:table-cell table:style-name="ce13" table:formula="of:=EXPONDIST([.M46];1/[.$B$3];TRUE())" office:value-type="float" office:value="0.636921945229899" calcext:value-type="float">
            <text:p>0,63692</text:p>
          </table:table-cell>
          <table:table-cell table:style-name="ce13" table:formula="of:=[.N46]-[.N45]" office:value-type="float" office:value="0.00845717432707127" calcext:value-type="float">
            <text:p>0,0084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6]+[.$P$2]" office:value-type="float" office:value="1.03616329184732" calcext:value-type="float">
            <text:p>1,0</text:p>
          </table:table-cell>
          <table:table-cell table:style-name="ce13" table:formula="of:=EXPONDIST([.M47];1/[.$B$3];TRUE())" office:value-type="float" office:value="0.645186610766424" calcext:value-type="float">
            <text:p>0,64519</text:p>
          </table:table-cell>
          <table:table-cell table:style-name="ce13" table:formula="of:=[.N47]-[.N46]" office:value-type="float" office:value="0.00826466553652572" calcext:value-type="float">
            <text:p>0,0082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7]+[.$P$2]" office:value-type="float" office:value="1.05918914277726" calcext:value-type="float">
            <text:p>1,1</text:p>
          </table:table-cell>
          <table:table-cell table:style-name="ce13" table:formula="of:=EXPONDIST([.M48];1/[.$B$3];TRUE())" office:value-type="float" office:value="0.653263149547468" calcext:value-type="float">
            <text:p>0,65326</text:p>
          </table:table-cell>
          <table:table-cell table:style-name="ce13" table:formula="of:=[.N48]-[.N47]" office:value-type="float" office:value="0.00807653878104386" calcext:value-type="float">
            <text:p>0,008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8]+[.$P$2]" office:value-type="float" office:value="1.0822149937072" calcext:value-type="float">
            <text:p>1,1</text:p>
          </table:table-cell>
          <table:table-cell table:style-name="ce13" table:formula="of:=EXPONDIST([.M49];1/[.$B$3];TRUE())" office:value-type="float" office:value="0.661155843860797" calcext:value-type="float">
            <text:p>0,66116</text:p>
          </table:table-cell>
          <table:table-cell table:style-name="ce13" table:formula="of:=[.N49]-[.N48]" office:value-type="float" office:value="0.00789269431332906" calcext:value-type="float">
            <text:p>0,0078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9]+[.$P$2]" office:value-type="float" office:value="1.10524084463714" calcext:value-type="float">
            <text:p>1,1</text:p>
          </table:table-cell>
          <table:table-cell table:style-name="ce13" table:formula="of:=EXPONDIST([.M50];1/[.$B$3];TRUE())" office:value-type="float" office:value="0.668868878517409" calcext:value-type="float">
            <text:p>0,66887</text:p>
          </table:table-cell>
          <table:table-cell table:style-name="ce13" table:formula="of:=[.N50]-[.N49]" office:value-type="float" office:value="0.00771303465661144" calcext:value-type="float">
            <text:p>0,0077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0]+[.$P$2]" office:value-type="float" office:value="1.12826669556708" calcext:value-type="float">
            <text:p>1,1</text:p>
          </table:table-cell>
          <table:table-cell table:style-name="ce13" table:formula="of:=EXPONDIST([.M51];1/[.$B$3];TRUE())" office:value-type="float" office:value="0.676406343070371" calcext:value-type="float">
            <text:p>0,67641</text:p>
          </table:table-cell>
          <table:table-cell table:style-name="ce13" table:formula="of:=[.N51]-[.N50]" office:value-type="float" office:value="0.00753746455296278" calcext:value-type="float">
            <text:p>0,0075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1]+[.$P$2]" office:value-type="float" office:value="1.15129254649702" calcext:value-type="float">
            <text:p>1,2</text:p>
          </table:table-cell>
          <table:table-cell table:style-name="ce13" table:formula="of:=EXPONDIST([.M52];1/[.$B$3];TRUE())" office:value-type="float" office:value="0.683772233983162" calcext:value-type="float">
            <text:p>0,68377</text:p>
          </table:table-cell>
          <table:table-cell table:style-name="ce13" table:formula="of:=[.N52]-[.N51]" office:value-type="float" office:value="0.00736589091279027" calcext:value-type="float">
            <text:p>0,0073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2]+[.$P$2]" office:value-type="float" office:value="1.17431839742696" calcext:value-type="float">
            <text:p>1,2</text:p>
          </table:table-cell>
          <table:table-cell table:style-name="ce13" table:formula="of:=EXPONDIST([.M53];1/[.$B$3];TRUE())" office:value-type="float" office:value="0.690970456748641" calcext:value-type="float">
            <text:p>0,69097</text:p>
          </table:table-cell>
          <table:table-cell table:style-name="ce13" table:formula="of:=[.N53]-[.N52]" office:value-type="float" office:value="0.00719822276547888" calcext:value-type="float">
            <text:p>0,0072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3]+[.$P$2]" office:value-type="float" office:value="1.1973442483569" calcext:value-type="float">
            <text:p>1,2</text:p>
          </table:table-cell>
          <table:table-cell table:style-name="ce13" table:formula="of:=EXPONDIST([.M54];1/[.$B$3];TRUE())" office:value-type="float" office:value="0.698004827959798" calcext:value-type="float">
            <text:p>0,69800</text:p>
          </table:table-cell>
          <table:table-cell table:style-name="ce13" table:formula="of:=[.N54]-[.N53]" office:value-type="float" office:value="0.00703437121115746" calcext:value-type="float">
            <text:p>0,007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4]+[.$P$2]" office:value-type="float" office:value="1.22037009928684" calcext:value-type="float">
            <text:p>1,2</text:p>
          </table:table-cell>
          <table:table-cell table:style-name="ce13" table:formula="of:=EXPONDIST([.M55];1/[.$B$3];TRUE())" office:value-type="float" office:value="0.704879077333361" calcext:value-type="float">
            <text:p>0,70488</text:p>
          </table:table-cell>
          <table:table-cell table:style-name="ce13" table:formula="of:=[.N55]-[.N54]" office:value-type="float" office:value="0.00687424937356296" calcext:value-type="float">
            <text:p>0,0068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5]+[.$P$2]" office:value-type="float" office:value="1.24339595021678" calcext:value-type="float">
            <text:p>1,2</text:p>
          </table:table-cell>
          <table:table-cell table:style-name="ce13" table:formula="of:=EXPONDIST([.M56];1/[.$B$3];TRUE())" office:value-type="float" office:value="0.711596849687339" calcext:value-type="float">
            <text:p>0,71160</text:p>
          </table:table-cell>
          <table:table-cell table:style-name="ce13" table:formula="of:=[.N56]-[.N55]" office:value-type="float" office:value="0.00671777235397797" calcext:value-type="float">
            <text:p>0,006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6]+[.$P$2]" office:value-type="float" office:value="1.26642180114672" calcext:value-type="float">
            <text:p>1,3</text:p>
          </table:table-cell>
          <table:table-cell table:style-name="ce13" table:formula="of:=EXPONDIST([.M57];1/[.$B$3];TRUE())" office:value-type="float" office:value="0.718161706873554" calcext:value-type="float">
            <text:p>0,71816</text:p>
          </table:table-cell>
          <table:table-cell table:style-name="ce13" table:formula="of:=[.N57]-[.N56]" office:value-type="float" office:value="0.00656485718621513" calcext:value-type="float">
            <text:p>0,0065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7]+[.$P$2]" office:value-type="float" office:value="1.28944765207666" calcext:value-type="float">
            <text:p>1,3</text:p>
          </table:table-cell>
          <table:table-cell table:style-name="ce13" table:formula="of:=EXPONDIST([.M58];1/[.$B$3];TRUE())" office:value-type="float" office:value="0.724577129666183" calcext:value-type="float">
            <text:p>0,72458</text:p>
          </table:table-cell>
          <table:table-cell table:style-name="ce13" table:formula="of:=[.N58]-[.N57]" office:value-type="float" office:value="0.00641542279262874" calcext:value-type="float">
            <text:p>0,006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8]+[.$P$2]" office:value-type="float" office:value="1.3124735030066" calcext:value-type="float">
            <text:p>1,3</text:p>
          </table:table-cell>
          <table:table-cell table:style-name="ce13" table:formula="of:=EXPONDIST([.M59];1/[.$B$3];TRUE())" office:value-type="float" office:value="0.730846519607308" calcext:value-type="float">
            <text:p>0,73085</text:p>
          </table:table-cell>
          <table:table-cell table:style-name="ce13" table:formula="of:=[.N59]-[.N58]" office:value-type="float" office:value="0.00626938994112514" calcext:value-type="float">
            <text:p>0,0062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9]+[.$P$2]" office:value-type="float" office:value="1.33549935393655" calcext:value-type="float">
            <text:p>1,3</text:p>
          </table:table-cell>
          <table:table-cell table:style-name="ce13" table:formula="of:=EXPONDIST([.M60];1/[.$B$3];TRUE())" office:value-type="float" office:value="0.736973200810462" calcext:value-type="float">
            <text:p>0,73697</text:p>
          </table:table-cell>
          <table:table-cell table:style-name="ce13" table:formula="of:=[.N60]-[.N59]" office:value-type="float" office:value="0.00612668120315341" calcext:value-type="float">
            <text:p>0,006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0]+[.$P$2]" office:value-type="float" office:value="1.35852520486649" calcext:value-type="float">
            <text:p>1,4</text:p>
          </table:table-cell>
          <table:table-cell table:style-name="ce13" table:formula="of:=EXPONDIST([.M61];1/[.$B$3];TRUE())" office:value-type="float" office:value="0.742960421723113" calcext:value-type="float">
            <text:p>0,74296</text:p>
          </table:table-cell>
          <table:table-cell table:style-name="ce13" table:formula="of:=[.N61]-[.N60]" office:value-type="float" office:value="0.00598722091265169" calcext:value-type="float">
            <text:p>0,0059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1]+[.$P$2]" office:value-type="float" office:value="1.38155105579643" calcext:value-type="float">
            <text:p>1,4</text:p>
          </table:table-cell>
          <table:table-cell table:style-name="ce13" table:formula="of:=EXPONDIST([.M62];1/[.$B$3];TRUE())" office:value-type="float" office:value="0.748811356849042" calcext:value-type="float">
            <text:p>0,74881</text:p>
          </table:table-cell>
          <table:table-cell table:style-name="ce13" table:formula="of:=[.N62]-[.N61]" office:value-type="float" office:value="0.00585093512592838" calcext:value-type="float">
            <text:p>0,0058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2]+[.$P$2]" office:value-type="float" office:value="1.40457690672637" calcext:value-type="float">
            <text:p>1,4</text:p>
          </table:table-cell>
          <table:table-cell table:style-name="ce13" table:formula="of:=EXPONDIST([.M63];1/[.$B$3];TRUE())" office:value-type="float" office:value="0.754529108431496" calcext:value-type="float">
            <text:p>0,75453</text:p>
          </table:table-cell>
          <table:table-cell table:style-name="ce13" table:formula="of:=[.N63]-[.N62]" office:value-type="float" office:value="0.00571775158245491" calcext:value-type="float">
            <text:p>0,005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3]+[.$P$2]" office:value-type="float" office:value="1.42760275765631" calcext:value-type="float">
            <text:p>1,4</text:p>
          </table:table-cell>
          <table:table-cell table:style-name="ce13" table:formula="of:=EXPONDIST([.M64];1/[.$B$3];TRUE())" office:value-type="float" office:value="0.76011670809805" calcext:value-type="float">
            <text:p>0,76012</text:p>
          </table:table-cell>
          <table:table-cell table:style-name="ce13" table:formula="of:=[.N64]-[.N63]" office:value-type="float" office:value="0.00558759966655398" calcext:value-type="float">
            <text:p>0,005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4]+[.$P$2]" office:value-type="float" office:value="1.45062860858625" calcext:value-type="float">
            <text:p>1,5</text:p>
          </table:table-cell>
          <table:table-cell table:style-name="ce13" table:formula="of:=EXPONDIST([.M65];1/[.$B$3];TRUE())" office:value-type="float" office:value="0.765577118468007" calcext:value-type="float">
            <text:p>0,76558</text:p>
          </table:table-cell>
          <table:table-cell table:style-name="ce13" table:formula="of:=[.N65]-[.N64]" office:value-type="float" office:value="0.00546041036995693" calcext:value-type="float">
            <text:p>0,0054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5]+[.$P$2]" office:value-type="float" office:value="1.47365445951619" calcext:value-type="float">
            <text:p>1,5</text:p>
          </table:table-cell>
          <table:table-cell table:style-name="ce13" table:formula="of:=EXPONDIST([.M66];1/[.$B$3];TRUE())" office:value-type="float" office:value="0.770913234723222" calcext:value-type="float">
            <text:p>0,77091</text:p>
          </table:table-cell>
          <table:table-cell table:style-name="ce13" table:formula="of:=[.N66]-[.N65]" office:value-type="float" office:value="0.0053361162552148" calcext:value-type="float">
            <text:p>0,005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6]+[.$P$2]" office:value-type="float" office:value="1.49668031044613" calcext:value-type="float">
            <text:p>1,5</text:p>
          </table:table-cell>
          <table:table-cell table:style-name="ce13" table:formula="of:=EXPONDIST([.M67];1/[.$B$3];TRUE())" office:value-type="float" office:value="0.776127886143166" calcext:value-type="float">
            <text:p>0,77613</text:p>
          </table:table-cell>
          <table:table-cell table:style-name="ce13" table:formula="of:=[.N67]-[.N66]" office:value-type="float" office:value="0.00521465141994337" calcext:value-type="float">
            <text:p>0,005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7]+[.$P$2]" office:value-type="float" office:value="1.51970616137607" calcext:value-type="float">
            <text:p>1,5</text:p>
          </table:table-cell>
          <table:table-cell table:style-name="ce13" table:formula="of:=EXPONDIST([.M68];1/[.$B$3];TRUE())" office:value-type="float" office:value="0.781223837605044" calcext:value-type="float">
            <text:p>0,78122</text:p>
          </table:table-cell>
          <table:table-cell table:style-name="ce13" table:formula="of:=[.N68]-[.N67]" office:value-type="float" office:value="0.00509595146187869" calcext:value-type="float">
            <text:p>0,0051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8]+[.$P$2]" office:value-type="float" office:value="1.54273201230601" calcext:value-type="float">
            <text:p>1,5</text:p>
          </table:table-cell>
          <table:table-cell table:style-name="ce13" table:formula="of:=EXPONDIST([.M69];1/[.$B$3];TRUE())" office:value-type="float" office:value="0.786203791049776" calcext:value-type="float">
            <text:p>0,78620</text:p>
          </table:table-cell>
          <table:table-cell table:style-name="ce13" table:formula="of:=[.N69]-[.N68]" office:value-type="float" office:value="0.00497995344473212" calcext:value-type="float">
            <text:p>0,0049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9]+[.$P$2]" office:value-type="float" office:value="1.56575786323595" calcext:value-type="float">
            <text:p>1,6</text:p>
          </table:table-cell>
          <table:table-cell table:style-name="ce13" table:formula="of:=EXPONDIST([.M70];1/[.$B$3];TRUE())" office:value-type="float" office:value="0.791070386914596" calcext:value-type="float">
            <text:p>0,79107</text:p>
          </table:table-cell>
          <table:table-cell table:style-name="ce13" table:formula="of:=[.N70]-[.N69]" office:value-type="float" office:value="0.00486659586481919" calcext:value-type="float">
            <text:p>0,0048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0]+[.$P$2]" office:value-type="float" office:value="1.58878371416589" calcext:value-type="float">
            <text:p>1,6</text:p>
          </table:table-cell>
          <table:table-cell table:style-name="ce13" table:formula="of:=EXPONDIST([.M71];1/[.$B$3];TRUE())" office:value-type="float" office:value="0.795826205533047" calcext:value-type="float">
            <text:p>0,79583</text:p>
          </table:table-cell>
          <table:table-cell table:style-name="ce13" table:formula="of:=[.N71]-[.N70]" office:value-type="float" office:value="0.00475581861845098" calcext:value-type="float">
            <text:p>0,0047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1]+[.$P$2]" office:value-type="float" office:value="1.61180956509583" calcext:value-type="float">
            <text:p>1,6</text:p>
          </table:table-cell>
          <table:table-cell table:style-name="ce13" table:formula="of:=EXPONDIST([.M72];1/[.$B$3];TRUE())" office:value-type="float" office:value="0.800473768503112" calcext:value-type="float">
            <text:p>0,80047</text:p>
          </table:table-cell>
          <table:table-cell table:style-name="ce13" table:formula="of:=[.N72]-[.N71]" office:value-type="float" office:value="0.00464756297006497" calcext:value-type="float">
            <text:p>0,0046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2]+[.$P$2]" office:value-type="float" office:value="1.63483541602577" calcext:value-type="float">
            <text:p>1,6</text:p>
          </table:table-cell>
          <table:table-cell table:style-name="ce13" table:formula="of:=EXPONDIST([.M73];1/[.$B$3];TRUE())" office:value-type="float" office:value="0.805015540024195" calcext:value-type="float">
            <text:p>0,80502</text:p>
          </table:table-cell>
          <table:table-cell table:style-name="ce13" table:formula="of:=[.N73]-[.N72]" office:value-type="float" office:value="0.00454177152108348" calcext:value-type="float">
            <text:p>0,0045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3]+[.$P$2]" office:value-type="float" office:value="1.65786126695571" calcext:value-type="float">
            <text:p>1,7</text:p>
          </table:table-cell>
          <table:table-cell table:style-name="ce13" table:formula="of:=EXPONDIST([.M74];1/[.$B$3];TRUE())" office:value-type="float" office:value="0.809453928203675" calcext:value-type="float">
            <text:p>0,80945</text:p>
          </table:table-cell>
          <table:table-cell table:style-name="ce13" table:formula="of:=[.N74]-[.N73]" office:value-type="float" office:value="0.00443838817947984" calcext:value-type="float">
            <text:p>0,0044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4]+[.$P$2]" office:value-type="float" office:value="1.68088711788565" calcext:value-type="float">
            <text:p>1,7</text:p>
          </table:table-cell>
          <table:table-cell table:style-name="ce13" table:formula="of:=EXPONDIST([.M75];1/[.$B$3];TRUE())" office:value-type="float" office:value="0.813791286333713" calcext:value-type="float">
            <text:p>0,81379</text:p>
          </table:table-cell>
          <table:table-cell table:style-name="ce13" table:formula="of:=[.N75]-[.N74]" office:value-type="float" office:value="0.00433735813003788" calcext:value-type="float">
            <text:p>0,004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5]+[.$P$2]" office:value-type="float" office:value="1.70391296881559" calcext:value-type="float">
            <text:p>1,7</text:p>
          </table:table-cell>
          <table:table-cell table:style-name="ce13" table:formula="of:=EXPONDIST([.M76];1/[.$B$3];TRUE())" office:value-type="float" office:value="0.818029914139001" calcext:value-type="float">
            <text:p>0,81803</text:p>
          </table:table-cell>
          <table:table-cell table:style-name="ce13" table:formula="of:=[.N76]-[.N75]" office:value-type="float" office:value="0.00423862780528839" calcext:value-type="float">
            <text:p>0,004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6]+[.$P$2]" office:value-type="float" office:value="1.72693881974553" calcext:value-type="float">
            <text:p>1,7</text:p>
          </table:table-cell>
          <table:table-cell table:style-name="ce13" table:formula="of:=EXPONDIST([.M77];1/[.$B$3];TRUE())" office:value-type="float" office:value="0.822172058996107" calcext:value-type="float">
            <text:p>0,82217</text:p>
          </table:table-cell>
          <table:table-cell table:style-name="ce13" table:formula="of:=[.N77]-[.N76]" office:value-type="float" office:value="0.00414214485710607" calcext:value-type="float">
            <text:p>0,004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7]+[.$P$2]" office:value-type="float" office:value="1.74996467067547" calcext:value-type="float">
            <text:p>1,7</text:p>
          </table:table-cell>
          <table:table-cell table:style-name="ce13" table:formula="of:=EXPONDIST([.M78];1/[.$B$3];TRUE())" office:value-type="float" office:value="0.826219917125062" calcext:value-type="float">
            <text:p>0,82622</text:p>
          </table:table-cell>
          <table:table-cell table:style-name="ce13" table:formula="of:=[.N78]-[.N77]" office:value-type="float" office:value="0.00404785812895481" calcext:value-type="float">
            <text:p>0,004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8]+[.$P$2]" office:value-type="float" office:value="1.77299052160541" calcext:value-type="float">
            <text:p>1,8</text:p>
          </table:table-cell>
          <table:table-cell table:style-name="ce13" table:formula="of:=EXPONDIST([.M79];1/[.$B$3];TRUE())" office:value-type="float" office:value="0.830175634753825" calcext:value-type="float">
            <text:p>0,83018</text:p>
          </table:table-cell>
          <table:table-cell table:style-name="ce13" table:formula="of:=[.N79]-[.N78]" office:value-type="float" office:value="0.00395571762876301" calcext:value-type="float">
            <text:p>0,0039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9]+[.$P$2]" office:value-type="float" office:value="1.79601637253535" calcext:value-type="float">
            <text:p>1,8</text:p>
          </table:table-cell>
          <table:table-cell table:style-name="ce13" table:formula="of:=EXPONDIST([.M80];1/[.$B$3];TRUE())" office:value-type="float" office:value="0.834041309256243" calcext:value-type="float">
            <text:p>0,83404</text:p>
          </table:table-cell>
          <table:table-cell table:style-name="ce13" table:formula="of:=[.N80]-[.N79]" office:value-type="float" office:value="0.00386567450241837" calcext:value-type="float">
            <text:p>0,0038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0]+[.$P$2]" office:value-type="float" office:value="1.81904222346529" calcext:value-type="float">
            <text:p>1,8</text:p>
          </table:table-cell>
          <table:table-cell table:style-name="ce13" table:formula="of:=EXPONDIST([.M81];1/[.$B$3];TRUE())" office:value-type="float" office:value="0.837818990264106" calcext:value-type="float">
            <text:p>0,83782</text:p>
          </table:table-cell>
          <table:table-cell table:style-name="ce13" table:formula="of:=[.N81]-[.N80]" office:value-type="float" office:value="0.00377768100786313" calcext:value-type="float">
            <text:p>0,0037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1]+[.$P$2]" office:value-type="float" office:value="1.84206807439523" calcext:value-type="float">
            <text:p>1,8</text:p>
          </table:table-cell>
          <table:table-cell table:style-name="ce13" table:formula="of:=EXPONDIST([.M82];1/[.$B$3];TRUE())" office:value-type="float" office:value="0.841510680753888" calcext:value-type="float">
            <text:p>0,84151</text:p>
          </table:table-cell>
          <table:table-cell table:style-name="ce13" table:formula="of:=[.N82]-[.N81]" office:value-type="float" office:value="0.00369169048978168" calcext:value-type="float">
            <text:p>0,0036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2]+[.$P$2]" office:value-type="float" office:value="1.86509392532517" calcext:value-type="float">
            <text:p>1,9</text:p>
          </table:table-cell>
          <table:table-cell table:style-name="ce13" table:formula="of:=EXPONDIST([.M83];1/[.$B$3];TRUE())" office:value-type="float" office:value="0.845118338108751" calcext:value-type="float">
            <text:p>0,84512</text:p>
          </table:table-cell>
          <table:table-cell table:style-name="ce13" table:formula="of:=[.N83]-[.N82]" office:value-type="float" office:value="0.00360765735486313" calcext:value-type="float">
            <text:p>0,0036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3]+[.$P$2]" office:value-type="float" office:value="1.88811977625511" calcext:value-type="float">
            <text:p>1,9</text:p>
          </table:table-cell>
          <table:table-cell table:style-name="ce13" table:formula="of:=EXPONDIST([.M84];1/[.$B$3];TRUE())" office:value-type="float" office:value="0.848643875156379" calcext:value-type="float">
            <text:p>0,84864</text:p>
          </table:table-cell>
          <table:table-cell table:style-name="ce13" table:formula="of:=[.N84]-[.N83]" office:value-type="float" office:value="0.00352553704762737" calcext:value-type="float">
            <text:p>0,0035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4]+[.$P$2]" office:value-type="float" office:value="1.91114562718505" calcext:value-type="float">
            <text:p>1,9</text:p>
          </table:table-cell>
          <table:table-cell table:style-name="ce13" table:formula="of:=EXPONDIST([.M85];1/[.$B$3];TRUE())" office:value-type="float" office:value="0.852089161183179" calcext:value-type="float">
            <text:p>0,85209</text:p>
          </table:table-cell>
          <table:table-cell table:style-name="ce13" table:formula="of:=[.N85]-[.N84]" office:value-type="float" office:value="0.00344528602680005" calcext:value-type="float">
            <text:p>0,003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5]+[.$P$2]" office:value-type="float" office:value="1.93417147811499" calcext:value-type="float">
            <text:p>1,9</text:p>
          </table:table-cell>
          <table:table-cell table:style-name="ce13" table:formula="of:=EXPONDIST([.M86];1/[.$B$3];TRUE())" office:value-type="float" office:value="0.855456022925407" calcext:value-type="float">
            <text:p>0,85546</text:p>
          </table:table-cell>
          <table:table-cell table:style-name="ce13" table:formula="of:=[.N86]-[.N85]" office:value-type="float" office:value="0.003366861742228" calcext:value-type="float">
            <text:p>0,0033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6]+[.$P$2]" office:value-type="float" office:value="1.95719732904493" calcext:value-type="float">
            <text:p>2,0</text:p>
          </table:table-cell>
          <table:table-cell table:style-name="ce13" table:formula="of:=EXPONDIST([.M87];1/[.$B$3];TRUE())" office:value-type="float" office:value="0.858746245537724" calcext:value-type="float">
            <text:p>0,85875</text:p>
          </table:table-cell>
          <table:table-cell table:style-name="ce13" table:formula="of:=[.N87]-[.N86]" office:value-type="float" office:value="0.00329022261231726" calcext:value-type="float">
            <text:p>0,0032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7]+[.$P$2]" office:value-type="float" office:value="1.98022317997488" calcext:value-type="float">
            <text:p>2,0</text:p>
          </table:table-cell>
          <table:table-cell table:style-name="ce13" table:formula="of:=EXPONDIST([.M88];1/[.$B$3];TRUE())" office:value-type="float" office:value="0.861961573539711" calcext:value-type="float">
            <text:p>0,86196</text:p>
          </table:table-cell>
          <table:table-cell table:style-name="ce13" table:formula="of:=[.N88]-[.N87]" office:value-type="float" office:value="0.00321532800198698" calcext:value-type="float">
            <text:p>0,003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8]+[.$P$2]" office:value-type="float" office:value="2.00324903090482" calcext:value-type="float">
            <text:p>2,0</text:p>
          </table:table-cell>
          <table:table-cell table:style-name="ce13" table:formula="of:=EXPONDIST([.M89];1/[.$B$3];TRUE())" office:value-type="float" office:value="0.865103711740834" calcext:value-type="float">
            <text:p>0,86510</text:p>
          </table:table-cell>
          <table:table-cell table:style-name="ce13" table:formula="of:=[.N89]-[.N88]" office:value-type="float" office:value="0.00314213820112308" calcext:value-type="float">
            <text:p>0,0031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9]+[.$P$2]" office:value-type="float" office:value="2.02627488183476" calcext:value-type="float">
            <text:p>2,0</text:p>
          </table:table-cell>
          <table:table-cell table:style-name="ce13" table:formula="of:=EXPONDIST([.M90];1/[.$B$3];TRUE())" office:value-type="float" office:value="0.868174326144359" calcext:value-type="float">
            <text:p>0,86817</text:p>
          </table:table-cell>
          <table:table-cell table:style-name="ce13" table:formula="of:=[.N90]-[.N89]" office:value-type="float" office:value="0.00307061440352474" calcext:value-type="float">
            <text:p>0,003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0]+[.$P$2]" office:value-type="float" office:value="2.0493007327647" calcext:value-type="float">
            <text:p>2,0</text:p>
          </table:table-cell>
          <table:table-cell table:style-name="ce13" table:formula="of:=EXPONDIST([.M91];1/[.$B$3];TRUE())" office:value-type="float" office:value="0.871175044830686" calcext:value-type="float">
            <text:p>0,87118</text:p>
          </table:table-cell>
          <table:table-cell table:style-name="ce13" table:formula="of:=[.N91]-[.N90]" office:value-type="float" office:value="0.00300071868632734" calcext:value-type="float">
            <text:p>0,003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1]+[.$P$2]" office:value-type="float" office:value="2.07232658369464" calcext:value-type="float">
            <text:p>2,1</text:p>
          </table:table-cell>
          <table:table-cell table:style-name="ce13" table:formula="of:=EXPONDIST([.M92];1/[.$B$3];TRUE())" office:value-type="float" office:value="0.874107458820583" calcext:value-type="float">
            <text:p>0,87411</text:p>
          </table:table-cell>
          <table:table-cell table:style-name="ce13" table:formula="of:=[.N92]-[.N91]" office:value-type="float" office:value="0.00293241398989663" calcext:value-type="float">
            <text:p>0,002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2]+[.$P$2]" office:value-type="float" office:value="2.09535243462458" calcext:value-type="float">
            <text:p>2,1</text:p>
          </table:table-cell>
          <table:table-cell table:style-name="ce13" table:formula="of:=EXPONDIST([.M93];1/[.$B$3];TRUE())" office:value-type="float" office:value="0.876973122918761" calcext:value-type="float">
            <text:p>0,87697</text:p>
          </table:table-cell>
          <table:table-cell table:style-name="ce13" table:formula="of:=[.N93]-[.N92]" office:value-type="float" office:value="0.00286566409817857" calcext:value-type="float">
            <text:p>0,0028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3]+[.$P$2]" office:value-type="float" office:value="2.11837828555452" calcext:value-type="float">
            <text:p>2,1</text:p>
          </table:table-cell>
          <table:table-cell table:style-name="ce13" table:formula="of:=EXPONDIST([.M94];1/[.$B$3];TRUE())" office:value-type="float" office:value="0.879773556538258" calcext:value-type="float">
            <text:p>0,87977</text:p>
          </table:table-cell>
          <table:table-cell table:style-name="ce13" table:formula="of:=[.N94]-[.N93]" office:value-type="float" office:value="0.00280043361949689" calcext:value-type="float">
            <text:p>0,0028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4]+[.$P$2]" office:value-type="float" office:value="2.14140413648446" calcext:value-type="float">
            <text:p>2,1</text:p>
          </table:table-cell>
          <table:table-cell table:style-name="ce13" table:formula="of:=EXPONDIST([.M95];1/[.$B$3];TRUE())" office:value-type="float" office:value="0.882510244506046" calcext:value-type="float">
            <text:p>0,88251</text:p>
          </table:table-cell>
          <table:table-cell table:style-name="ce13" table:formula="of:=[.N95]-[.N94]" office:value-type="float" office:value="0.00273668796778825" calcext:value-type="float">
            <text:p>0,0027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5]+[.$P$2]" office:value-type="float" office:value="2.1644299874144" calcext:value-type="float">
            <text:p>2,2</text:p>
          </table:table-cell>
          <table:table-cell table:style-name="ce13" table:formula="of:=EXPONDIST([.M96];1/[.$B$3];TRUE())" office:value-type="float" office:value="0.885184637850311" calcext:value-type="float">
            <text:p>0,88518</text:p>
          </table:table-cell>
          <table:table-cell table:style-name="ce13" table:formula="of:=[.N96]-[.N95]" office:value-type="float" office:value="0.00267439334426478" calcext:value-type="float">
            <text:p>0,0026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6]+[.$P$2]" office:value-type="float" office:value="2.18745583834434" calcext:value-type="float">
            <text:p>2,2</text:p>
          </table:table-cell>
          <table:table-cell table:style-name="ce13" table:formula="of:=EXPONDIST([.M97];1/[.$B$3];TRUE())" office:value-type="float" office:value="0.887798154569803" calcext:value-type="float">
            <text:p>0,88780</text:p>
          </table:table-cell>
          <table:table-cell table:style-name="ce13" table:formula="of:=[.N97]-[.N96]" office:value-type="float" office:value="0.00261351671949184" calcext:value-type="float">
            <text:p>0,0026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7]+[.$P$2]" office:value-type="float" office:value="2.21048168927428" calcext:value-type="float">
            <text:p>2,2</text:p>
          </table:table-cell>
          <table:table-cell table:style-name="ce13" table:formula="of:=EXPONDIST([.M98];1/[.$B$3];TRUE())" office:value-type="float" office:value="0.890352180385681" calcext:value-type="float">
            <text:p>0,89035</text:p>
          </table:table-cell>
          <table:table-cell table:style-name="ce13" table:formula="of:=[.N98]-[.N97]" office:value-type="float" office:value="0.00255402581587782" calcext:value-type="float">
            <text:p>0,0025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8]+[.$P$2]" office:value-type="float" office:value="2.23350754020422" calcext:value-type="float">
            <text:p>2,2</text:p>
          </table:table-cell>
          <table:table-cell table:style-name="ce13" table:formula="of:=EXPONDIST([.M99];1/[.$B$3];TRUE())" office:value-type="float" office:value="0.892848069476239" calcext:value-type="float">
            <text:p>0,89285</text:p>
          </table:table-cell>
          <table:table-cell table:style-name="ce13" table:formula="of:=[.N99]-[.N98]" office:value-type="float" office:value="0.00249588909055798" calcext:value-type="float">
            <text:p>0,0025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9]+[.$P$2]" office:value-type="float" office:value="2.25653339113416" calcext:value-type="float">
            <text:p>2,3</text:p>
          </table:table-cell>
          <table:table-cell table:style-name="ce13" table:formula="of:=EXPONDIST([.M100];1/[.$B$3];TRUE())" office:value-type="float" office:value="0.89528714519491" calcext:value-type="float">
            <text:p>0,89529</text:p>
          </table:table-cell>
          <table:table-cell table:style-name="ce13" table:formula="of:=[.N100]-[.N99]" office:value-type="float" office:value="0.00243907571867064" calcext:value-type="float">
            <text:p>0,0024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0]+[.$P$2]" office:value-type="float" office:value="2.2795592420641" calcext:value-type="float">
            <text:p>2,3</text:p>
          </table:table-cell>
          <table:table-cell table:style-name="ce13" table:formula="of:=EXPONDIST([.M101];1/[.$B$3];TRUE())" office:value-type="float" office:value="0.897670700771924" calcext:value-type="float">
            <text:p>0,89767</text:p>
          </table:table-cell>
          <table:table-cell table:style-name="ce13" table:formula="of:=[.N101]-[.N100]" office:value-type="float" office:value="0.00238355557701453" calcext:value-type="float">
            <text:p>0,002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1]+[.$P$2]" office:value-type="float" office:value="2.30258509299404" calcext:value-type="float">
            <text:p>2,3</text:p>
          </table:table-cell>
          <table:table-cell table:style-name="ce13" table:formula="of:=EXPONDIST([.M102];1/[.$B$3];TRUE())" office:value-type="float" office:value="0.9" calcext:value-type="float">
            <text:p>0,90000</text:p>
          </table:table-cell>
          <table:table-cell table:style-name="ce13" table:formula="of:=[.N102]-[.N101]" office:value-type="float" office:value="0.00232929922807545" calcext:value-type="float">
            <text:p>0,0023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2]+[.$P$2]" office:value-type="float" office:value="2.32561094392398" calcext:value-type="float">
            <text:p>2,3</text:p>
          </table:table-cell>
          <table:table-cell table:style-name="ce13" table:formula="of:=EXPONDIST([.M103];1/[.$B$3];TRUE())" office:value-type="float" office:value="0.902276277904418" calcext:value-type="float">
            <text:p>0,90228</text:p>
          </table:table-cell>
          <table:table-cell table:style-name="ce13" table:formula="of:=[.N103]-[.N102]" office:value-type="float" office:value="0.00227627790441887" calcext:value-type="float">
            <text:p>0,00228</text:p>
          </table:table-cell>
          <table:table-cell table:number-columns-repeated="100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mal" table:style-name="ta6">
        <office:forms form:automatic-focus="false" form:apply-design-mode="false"/>
        <table:table-column table:style-name="co1" table:number-columns-repeated="2" table:default-cell-style-name="ce2"/>
        <table:table-column table:style-name="co8" table:default-cell-style-name="ce2"/>
        <table:table-column table:style-name="co1" table:number-columns-repeated="10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242" table:default-cell-style-name="ce2"/>
        <table:table-column table:style-name="co1" table:number-columns-repeated="767" table:default-cell-style-name="Default"/>
        <table:table-row table:style-name="ro6">
          <table:table-cell table:style-name="ce1" office:value-type="string" calcext:value-type="string">
            <text:p>Normal (mean, standard deviation)</text:p>
          </table:table-cell>
          <table:table-cell table:number-columns-repeated="4"/>
          <table:table-cell office:value-type="string" calcext:value-type="string">
            <text:p>Enter parameters in cells B3 and B4</text:p>
          </table:table-cell>
          <table:table-cell table:number-columns-repeated="6"/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Cumulative probability</text:p>
          </table:table-cell>
          <table:table-cell table:style-name="ce10" office:value-type="string" calcext:value-type="string">
            <text:p>PDF</text:p>
          </table:table-cell>
          <table:table-cell table:style-name="ce14" office:value-type="string" calcext:value-type="string">
            <text:p>Step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11" table:formula="of:=[.B3]-(100*[.P2])" office:value-type="float" office:value="-20" calcext:value-type="float">
            <text:p>-20,0</text:p>
          </table:table-cell>
          <table:table-cell table:style-name="ce13" table:formula="of:=NORMDIST([.M2];[.$B$3];[.$B$4];TRUE())" office:value-type="float" office:value="0.000000286651571879195" calcext:value-type="float">
            <text:p>0,00000</text:p>
          </table:table-cell>
          <table:table-cell table:style-name="ce13" table:formula="of:=[.N2]" office:value-type="float" office:value="0.000000286651571879195" calcext:value-type="float">
            <text:p>0,00000</text:p>
          </table:table-cell>
          <table:table-cell table:style-name="ce15" table:formula="of:=[.B4]/20" office:value-type="float" office:value="0.2" calcext:value-type="float">
            <text:p>0,20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Me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ean</text:p>
          </table:table-cell>
          <table:table-cell table:formula="of:=[.B3]" office:value-type="float" office:value="0" calcext:value-type="float">
            <text:p>0</text:p>
          </table:table-cell>
          <table:table-cell table:number-columns-repeated="7"/>
          <table:table-cell table:style-name="ce11" table:formula="of:=[.M2]+[.$P$2]" office:value-type="float" office:value="-19.8" calcext:value-type="float">
            <text:p>-19,8</text:p>
          </table:table-cell>
          <table:table-cell table:style-name="ce13" table:formula="of:=NORMDIST([.M3];[.$B$3];[.$B$4];TRUE())" office:value-type="float" office:value="0.000000371067407963334" calcext:value-type="float">
            <text:p>0,00000</text:p>
          </table:table-cell>
          <table:table-cell table:style-name="ce13" table:formula="of:=[.N3]-[.N2]" office:value-type="float" office:value="0.0000000844158360841391" calcext:value-type="float">
            <text:p>0,00000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SD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SD</text:p>
          </table:table-cell>
          <table:table-cell table:formula="of:=[.B4]" office:value-type="float" office:value="4" calcext:value-type="float">
            <text:p>4</text:p>
          </table:table-cell>
          <table:table-cell table:number-columns-repeated="7"/>
          <table:table-cell table:style-name="ce11" table:formula="of:=[.M3]+[.$P$2]" office:value-type="float" office:value="-19.6" calcext:value-type="float">
            <text:p>-19,6</text:p>
          </table:table-cell>
          <table:table-cell table:style-name="ce13" table:formula="of:=NORMDIST([.M4];[.$B$3];[.$B$4];TRUE())" office:value-type="float" office:value="0.00000047918327659032" calcext:value-type="float">
            <text:p>0,00000</text:p>
          </table:table-cell>
          <table:table-cell table:style-name="ce13" table:formula="of:=[.N4]-[.N3]" office:value-type="float" office:value="0.000000108115868626987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]+[.$P$2]" office:value-type="float" office:value="-19.4" calcext:value-type="float">
            <text:p>-19,4</text:p>
          </table:table-cell>
          <table:table-cell table:style-name="ce13" table:formula="of:=NORMDIST([.M5];[.$B$3];[.$B$4];TRUE())" office:value-type="float" office:value="0.000000617307372009197" calcext:value-type="float">
            <text:p>0,00000</text:p>
          </table:table-cell>
          <table:table-cell table:style-name="ce13" table:formula="of:=[.N5]-[.N4]" office:value-type="float" office:value="0.000000138124095418877" calcext:value-type="float">
            <text:p>0,00000</text:p>
          </table:table-cell>
          <table:table-cell table:number-columns-repeated="1009"/>
        </table:table-row>
        <table:table-row table:style-name="ro2">
          <table:table-cell>
            <draw:frame table:end-cell-address="Normal.L25" table:end-x="1.79mm" table:end-y="2.92mm" draw:z-index="0" draw:name="Chart 1" draw:style-name="gr1" draw:text-style-name="P1" svg:width="182.35mm" svg:height="85.98mm" svg:x="5.88mm" svg:y="2.4mm">
              <draw:object draw:notify-on-update-of-ranges="Normal.M2:Normal.M202 Normal.O2:Normal.O20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1"/>
          <table:table-cell table:style-name="ce11" table:formula="of:=[.M5]+[.$P$2]" office:value-type="float" office:value="-19.2" calcext:value-type="float">
            <text:p>-19,2</text:p>
          </table:table-cell>
          <table:table-cell table:style-name="ce13" table:formula="of:=NORMDIST([.M6];[.$B$3];[.$B$4];TRUE())" office:value-type="float" office:value="0.000000793328151975592" calcext:value-type="float">
            <text:p>0,00000</text:p>
          </table:table-cell>
          <table:table-cell table:style-name="ce13" table:formula="of:=[.N6]-[.N5]" office:value-type="float" office:value="0.000000176020779966396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]+[.$P$2]" office:value-type="float" office:value="-19" calcext:value-type="float">
            <text:p>-19,0</text:p>
          </table:table-cell>
          <table:table-cell table:style-name="ce13" table:formula="of:=NORMDIST([.M7];[.$B$3];[.$B$4];TRUE())" office:value-type="float" office:value="0.0000010170832425687" calcext:value-type="float">
            <text:p>0,00000</text:p>
          </table:table-cell>
          <table:table-cell table:style-name="ce13" table:formula="of:=[.N7]-[.N6]" office:value-type="float" office:value="0.000000223755090593107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]+[.$P$2]" office:value-type="float" office:value="-18.8" calcext:value-type="float">
            <text:p>-18,8</text:p>
          </table:table-cell>
          <table:table-cell table:style-name="ce13" table:formula="of:=NORMDIST([.M8];[.$B$3];[.$B$4];TRUE())" office:value-type="float" office:value="0.00000130080745391728" calcext:value-type="float">
            <text:p>0,00000</text:p>
          </table:table-cell>
          <table:table-cell table:style-name="ce13" table:formula="of:=[.N8]-[.N7]" office:value-type="float" office:value="0.000000283724211348577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]+[.$P$2]" office:value-type="float" office:value="-18.6" calcext:value-type="float">
            <text:p>-18,6</text:p>
          </table:table-cell>
          <table:table-cell table:style-name="ce13" table:formula="of:=NORMDIST([.M9];[.$B$3];[.$B$4];TRUE())" office:value-type="float" office:value="0.00000165967514437146" calcext:value-type="float">
            <text:p>0,00000</text:p>
          </table:table-cell>
          <table:table-cell table:style-name="ce13" table:formula="of:=[.N9]-[.N8]" office:value-type="float" office:value="0.00000035886769045418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]+[.$P$2]" office:value-type="float" office:value="-18.4" calcext:value-type="float">
            <text:p>-18,4</text:p>
          </table:table-cell>
          <table:table-cell table:style-name="ce13" table:formula="of:=NORMDIST([.M10];[.$B$3];[.$B$4];TRUE())" office:value-type="float" office:value="0.00000211245470250284" calcext:value-type="float">
            <text:p>0,00000</text:p>
          </table:table-cell>
          <table:table-cell table:style-name="ce13" table:formula="of:=[.N10]-[.N9]" office:value-type="float" office:value="0.000000452779558131383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]+[.$P$2]" office:value-type="float" office:value="-18.2" calcext:value-type="float">
            <text:p>-18,2</text:p>
          </table:table-cell>
          <table:table-cell table:style-name="ce13" table:formula="of:=NORMDIST([.M11];[.$B$3];[.$B$4];TRUE())" office:value-type="float" office:value="0.00000268229577963884" calcext:value-type="float">
            <text:p>0,00000</text:p>
          </table:table-cell>
          <table:table-cell table:style-name="ce13" table:formula="of:=[.N11]-[.N10]" office:value-type="float" office:value="0.000000569841077135999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]+[.$P$2]" office:value-type="float" office:value="-18" calcext:value-type="float">
            <text:p>-18,0</text:p>
          </table:table-cell>
          <table:table-cell table:style-name="ce13" table:formula="of:=NORMDIST([.M12];[.$B$3];[.$B$4];TRUE())" office:value-type="float" office:value="0.00000339767312473004" calcext:value-type="float">
            <text:p>0,00000</text:p>
          </table:table-cell>
          <table:table-cell table:style-name="ce13" table:formula="of:=[.N12]-[.N11]" office:value-type="float" office:value="0.000000715377345091202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]+[.$P$2]" office:value-type="float" office:value="-17.8" calcext:value-type="float">
            <text:p>-17,8</text:p>
          </table:table-cell>
          <table:table-cell table:style-name="ce13" table:formula="of:=NORMDIST([.M13];[.$B$3];[.$B$4];TRUE())" office:value-type="float" office:value="0.00000429351446997185" calcext:value-type="float">
            <text:p>0,00000</text:p>
          </table:table-cell>
          <table:table-cell table:style-name="ce13" table:formula="of:=[.N13]-[.N12]" office:value-type="float" office:value="0.000000895841345241805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]+[.$P$2]" office:value-type="float" office:value="-17.6" calcext:value-type="float">
            <text:p>-17,6</text:p>
          </table:table-cell>
          <table:table-cell table:style-name="ce13" table:formula="of:=NORMDIST([.M14];[.$B$3];[.$B$4];TRUE())" office:value-type="float" office:value="0.00000541254390770381" calcext:value-type="float">
            <text:p>0,00001</text:p>
          </table:table-cell>
          <table:table-cell table:style-name="ce13" table:formula="of:=[.N14]-[.N13]" office:value-type="float" office:value="0.00000111902943773196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]+[.$P$2]" office:value-type="float" office:value="-17.4" calcext:value-type="float">
            <text:p>-17,4</text:p>
          </table:table-cell>
          <table:table-cell table:style-name="ce13" table:formula="of:=NORMDIST([.M15];[.$B$3];[.$B$4];TRUE())" office:value-type="float" office:value="0.00000680687659933399" calcext:value-type="float">
            <text:p>0,00001</text:p>
          </table:table-cell>
          <table:table-cell table:style-name="ce13" table:formula="of:=[.N15]-[.N14]" office:value-type="float" office:value="0.00000139433269163018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]+[.$P$2]" office:value-type="float" office:value="-17.2" calcext:value-type="float">
            <text:p>-17,2</text:p>
          </table:table-cell>
          <table:table-cell table:style-name="ce13" table:formula="of:=NORMDIST([.M16];[.$B$3];[.$B$4];TRUE())" office:value-type="float" office:value="0.00000853990547099172" calcext:value-type="float">
            <text:p>0,00001</text:p>
          </table:table-cell>
          <table:table-cell table:style-name="ce13" table:formula="of:=[.N16]-[.N15]" office:value-type="float" office:value="0.00000173302887165773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]+[.$P$2]" office:value-type="float" office:value="-17" calcext:value-type="float">
            <text:p>-17,0</text:p>
          </table:table-cell>
          <table:table-cell table:style-name="ce13" table:formula="of:=NORMDIST([.M17];[.$B$3];[.$B$4];TRUE())" office:value-type="float" office:value="0.0000106885257749343" calcext:value-type="float">
            <text:p>0,00001</text:p>
          </table:table-cell>
          <table:table-cell table:style-name="ce13" table:formula="of:=[.N17]-[.N16]" office:value-type="float" office:value="0.00000214862030394259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]+[.$P$2]" office:value-type="float" office:value="-16.8" calcext:value-type="float">
            <text:p>-16,8</text:p>
          </table:table-cell>
          <table:table-cell table:style-name="ce13" table:formula="of:=NORMDIST([.M18];[.$B$3];[.$B$4];TRUE())" office:value-type="float" office:value="0.0000133457490159062" calcext:value-type="float">
            <text:p>0,00001</text:p>
          </table:table-cell>
          <table:table-cell table:style-name="ce13" table:formula="of:=[.N18]-[.N17]" office:value-type="float" office:value="0.00000265722324097189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]+[.$P$2]" office:value-type="float" office:value="-16.6" calcext:value-type="float">
            <text:p>-16,6</text:p>
          </table:table-cell>
          <table:table-cell table:style-name="ce13" table:formula="of:=NORMDIST([.M19];[.$B$3];[.$B$4];TRUE())" office:value-type="float" office:value="0.0000166237637296521" calcext:value-type="float">
            <text:p>0,00002</text:p>
          </table:table-cell>
          <table:table-cell table:style-name="ce13" table:formula="of:=[.N19]-[.N18]" office:value-type="float" office:value="0.00000327801471374587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]+[.$P$2]" office:value-type="float" office:value="-16.4" calcext:value-type="float">
            <text:p>-16,4</text:p>
          </table:table-cell>
          <table:table-cell table:style-name="ce13" table:formula="of:=NORMDIST([.M20];[.$B$3];[.$B$4];TRUE())" office:value-type="float" office:value="0.0000206575069125465" calcext:value-type="float">
            <text:p>0,00002</text:p>
          </table:table-cell>
          <table:table-cell table:style-name="ce13" table:formula="of:=[.N20]-[.N19]" office:value-type="float" office:value="0.00000403374318289444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]+[.$P$2]" office:value-type="float" office:value="-16.2" calcext:value-type="float">
            <text:p>-16,2</text:p>
          </table:table-cell>
          <table:table-cell table:style-name="ce13" table:formula="of:=NORMDIST([.M21];[.$B$3];[.$B$4];TRUE())" office:value-type="float" office:value="0.0000256088164740411" calcext:value-type="float">
            <text:p>0,00003</text:p>
          </table:table-cell>
          <table:table-cell table:style-name="ce13" table:formula="of:=[.N21]-[.N20]" office:value-type="float" office:value="0.00000495130956149462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1]+[.$P$2]" office:value-type="float" office:value="-16" calcext:value-type="float">
            <text:p>-16,0</text:p>
          </table:table-cell>
          <table:table-cell table:style-name="ce13" table:formula="of:=NORMDIST([.M22];[.$B$3];[.$B$4];TRUE())" office:value-type="float" office:value="0.0000316712418331195" calcext:value-type="float">
            <text:p>0,00003</text:p>
          </table:table-cell>
          <table:table-cell table:style-name="ce13" table:formula="of:=[.N22]-[.N21]" office:value-type="float" office:value="0.00000606242535907833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2]+[.$P$2]" office:value-type="float" office:value="-15.8" calcext:value-type="float">
            <text:p>-15,8</text:p>
          </table:table-cell>
          <table:table-cell table:style-name="ce13" table:formula="of:=NORMDIST([.M23];[.$B$3];[.$B$4];TRUE())" office:value-type="float" office:value="0.0000390755965977869" calcext:value-type="float">
            <text:p>0,00004</text:p>
          </table:table-cell>
          <table:table-cell table:style-name="ce13" table:formula="of:=[.N23]-[.N22]" office:value-type="float" office:value="0.00000740435476466748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3]+[.$P$2]" office:value-type="float" office:value="-15.6" calcext:value-type="float">
            <text:p>-15,6</text:p>
          </table:table-cell>
          <table:table-cell table:style-name="ce13" table:formula="of:=NORMDIST([.M24];[.$B$3];[.$B$4];TRUE())" office:value-type="float" office:value="0.000048096344017602" calcext:value-type="float">
            <text:p>0,00005</text:p>
          </table:table-cell>
          <table:table-cell table:style-name="ce13" table:formula="of:=[.N24]-[.N23]" office:value-type="float" office:value="0.00000902074741981506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4]+[.$P$2]" office:value-type="float" office:value="-15.4" calcext:value-type="float">
            <text:p>-15,4</text:p>
          </table:table-cell>
          <table:table-cell table:style-name="ce13" table:formula="of:=NORMDIST([.M25];[.$B$3];[.$B$4];TRUE())" office:value-type="float" office:value="0.0000590589124189217" calcext:value-type="float">
            <text:p>0,00006</text:p>
          </table:table-cell>
          <table:table-cell table:style-name="ce13" table:formula="of:=[.N25]-[.N24]" office:value-type="float" office:value="0.0000109625684013197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5]+[.$P$2]" office:value-type="float" office:value="-15.2" calcext:value-type="float">
            <text:p>-15,2</text:p>
          </table:table-cell>
          <table:table-cell table:style-name="ce13" table:formula="of:=NORMDIST([.M26];[.$B$3];[.$B$4];TRUE())" office:value-type="float" office:value="0.0000723480439251189" calcext:value-type="float">
            <text:p>0,00007</text:p>
          </table:table-cell>
          <table:table-cell table:style-name="ce13" table:formula="of:=[.N26]-[.N25]" office:value-type="float" office:value="0.0000132891315061972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6]+[.$P$2]" office:value-type="float" office:value="-15" calcext:value-type="float">
            <text:p>-15,0</text:p>
          </table:table-cell>
          <table:table-cell table:style-name="ce13" table:formula="of:=NORMDIST([.M27];[.$B$3];[.$B$4];TRUE())" office:value-type="float" office:value="0.0000884172852008025" calcext:value-type="float">
            <text:p>0,00009</text:p>
          </table:table-cell>
          <table:table-cell table:style-name="ce13" table:formula="of:=[.N27]-[.N26]" office:value-type="float" office:value="0.0000160692412756836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7]+[.$P$2]" office:value-type="float" office:value="-14.8" calcext:value-type="float">
            <text:p>-14,8</text:p>
          </table:table-cell>
          <table:table-cell table:style-name="ce13" table:formula="of:=NORMDIST([.M28];[.$B$3];[.$B$4];TRUE())" office:value-type="float" office:value="0.000107799733477387" calcext:value-type="float">
            <text:p>0,00011</text:p>
          </table:table-cell>
          <table:table-cell table:style-name="ce13" table:formula="of:=[.N28]-[.N27]" office:value-type="float" office:value="0.0000193824482765841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8"/>
          <table:table-cell>
            <draw:custom-shape table:end-cell-address="Normal.I30" table:end-x="15mm" table:end-y="2.12mm" draw:z-index="1" draw:name="Text 2" draw:style-name="gr2" draw:text-style-name="P2" svg:width="2.36mm" svg:height="5.56mm" svg:x="12.66mm" svg:y="1.0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  <table:table-cell table:style-name="ce11" table:formula="of:=[.M28]+[.$P$2]" office:value-type="float" office:value="-14.6" calcext:value-type="float">
            <text:p>-14,6</text:p>
          </table:table-cell>
          <table:table-cell table:style-name="ce13" table:formula="of:=NORMDIST([.M29];[.$B$3];[.$B$4];TRUE())" office:value-type="float" office:value="0.000131120154420482" calcext:value-type="float">
            <text:p>0,00013</text:p>
          </table:table-cell>
          <table:table-cell table:style-name="ce13" table:formula="of:=[.N29]-[.N28]" office:value-type="float" office:value="0.0000233204209430955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9]+[.$P$2]" office:value-type="float" office:value="-14.4" calcext:value-type="float">
            <text:p>-14,4</text:p>
          </table:table-cell>
          <table:table-cell table:style-name="ce13" table:formula="of:=NORMDIST([.M30];[.$B$3];[.$B$4];TRUE())" office:value-type="float" office:value="0.000159108590157531" calcext:value-type="float">
            <text:p>0,00016</text:p>
          </table:table-cell>
          <table:table-cell table:style-name="ce13" table:formula="of:=[.N30]-[.N29]" office:value-type="float" office:value="0.0000279884357370488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0]+[.$P$2]" office:value-type="float" office:value="-14.2" calcext:value-type="float">
            <text:p>-14,2</text:p>
          </table:table-cell>
          <table:table-cell table:style-name="ce13" table:formula="of:=NORMDIST([.M31];[.$B$3];[.$B$4];TRUE())" office:value-type="float" office:value="0.00019261557563563" calcext:value-type="float">
            <text:p>0,00019</text:p>
          </table:table-cell>
          <table:table-cell table:style-name="ce13" table:formula="of:=[.N31]-[.N30]" office:value-type="float" office:value="0.0000335069854780987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1]+[.$P$2]" office:value-type="float" office:value="-14" calcext:value-type="float">
            <text:p>-14,0</text:p>
          </table:table-cell>
          <table:table-cell table:style-name="ce13" table:formula="of:=NORMDIST([.M32];[.$B$3];[.$B$4];TRUE())" office:value-type="float" office:value="0.000232629079035521" calcext:value-type="float">
            <text:p>0,00023</text:p>
          </table:table-cell>
          <table:table-cell table:style-name="ce13" table:formula="of:=[.N32]-[.N31]" office:value-type="float" office:value="0.000040013503399891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2]+[.$P$2]" office:value-type="float" office:value="-13.8" calcext:value-type="float">
            <text:p>-13,8</text:p>
          </table:table-cell>
          <table:table-cell table:style-name="ce13" table:formula="of:=NORMDIST([.M33];[.$B$3];[.$B$4];TRUE())" office:value-type="float" office:value="0.000280293276816172" calcext:value-type="float">
            <text:p>0,00028</text:p>
          </table:table-cell>
          <table:table-cell table:style-name="ce13" table:formula="of:=[.N33]-[.N32]" office:value-type="float" office:value="0.0000476641977806514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3]+[.$P$2]" office:value-type="float" office:value="-13.6" calcext:value-type="float">
            <text:p>-13,6</text:p>
          </table:table-cell>
          <table:table-cell table:style-name="ce13" table:formula="of:=NORMDIST([.M34];[.$B$3];[.$B$4];TRUE())" office:value-type="float" office:value="0.000336929265676874" calcext:value-type="float">
            <text:p>0,00034</text:p>
          </table:table-cell>
          <table:table-cell table:style-name="ce13" table:formula="of:=[.N34]-[.N33]" office:value-type="float" office:value="0.0000566359888607024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4]+[.$P$2]" office:value-type="float" office:value="-13.4" calcext:value-type="float">
            <text:p>-13,4</text:p>
          </table:table-cell>
          <table:table-cell table:style-name="ce13" table:formula="of:=NORMDIST([.M35];[.$B$3];[.$B$4];TRUE())" office:value-type="float" office:value="0.000404057801864013" calcext:value-type="float">
            <text:p>0,00040</text:p>
          </table:table-cell>
          <table:table-cell table:style-name="ce13" table:formula="of:=[.N35]-[.N34]" office:value-type="float" office:value="0.0000671285361871389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5]+[.$P$2]" office:value-type="float" office:value="-13.2" calcext:value-type="float">
            <text:p>-13,2</text:p>
          </table:table-cell>
          <table:table-cell table:style-name="ce13" table:formula="of:=NORMDIST([.M36];[.$B$3];[.$B$4];TRUE())" office:value-type="float" office:value="0.000483424142383767" calcext:value-type="float">
            <text:p>0,00048</text:p>
          </table:table-cell>
          <table:table-cell table:style-name="ce13" table:formula="of:=[.N36]-[.N35]" office:value-type="float" office:value="0.0000793663405197533" calcext:value-type="float">
            <text:p>0,000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6]+[.$P$2]" office:value-type="float" office:value="-13" calcext:value-type="float">
            <text:p>-13,0</text:p>
          </table:table-cell>
          <table:table-cell table:style-name="ce13" table:formula="of:=NORMDIST([.M37];[.$B$3];[.$B$4];TRUE())" office:value-type="float" office:value="0.000577025042390755" calcext:value-type="float">
            <text:p>0,00058</text:p>
          </table:table-cell>
          <table:table-cell table:style-name="ce13" table:formula="of:=[.N37]-[.N36]" office:value-type="float" office:value="0.0000936009000069878" calcext:value-type="float">
            <text:p>0,000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7]+[.$P$2]" office:value-type="float" office:value="-12.8" calcext:value-type="float">
            <text:p>-12,8</text:p>
          </table:table-cell>
          <table:table-cell table:style-name="ce13" table:formula="of:=NORMDIST([.M38];[.$B$3];[.$B$4];TRUE())" office:value-type="float" office:value="0.000687137937915834" calcext:value-type="float">
            <text:p>0,00069</text:p>
          </table:table-cell>
          <table:table-cell table:style-name="ce13" table:formula="of:=[.N38]-[.N37]" office:value-type="float" office:value="0.000110112895525079" calcext:value-type="float">
            <text:p>0,000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8]+[.$P$2]" office:value-type="float" office:value="-12.6" calcext:value-type="float">
            <text:p>-12,6</text:p>
          </table:table-cell>
          <table:table-cell table:style-name="ce13" table:formula="of:=NORMDIST([.M39];[.$B$3];[.$B$4];TRUE())" office:value-type="float" office:value="0.000816352312828544" calcext:value-type="float">
            <text:p>0,00082</text:p>
          </table:table-cell>
          <table:table-cell table:style-name="ce13" table:formula="of:=[.N39]-[.N38]" office:value-type="float" office:value="0.000129214374912711" calcext:value-type="float">
            <text:p>0,000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39]+[.$P$2]" office:value-type="float" office:value="-12.4" calcext:value-type="float">
            <text:p>-12,4</text:p>
          </table:table-cell>
          <table:table-cell table:style-name="ce13" table:formula="of:=NORMDIST([.M40];[.$B$3];[.$B$4];TRUE())" office:value-type="float" office:value="0.000967603213218336" calcext:value-type="float">
            <text:p>0,00097</text:p>
          </table:table-cell>
          <table:table-cell table:style-name="ce13" table:formula="of:=[.N40]-[.N39]" office:value-type="float" office:value="0.000151250900389791" calcext:value-type="float">
            <text:p>0,000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0]+[.$P$2]" office:value-type="float" office:value="-12.2" calcext:value-type="float">
            <text:p>-12,2</text:p>
          </table:table-cell>
          <table:table-cell table:style-name="ce13" table:formula="of:=NORMDIST([.M41];[.$B$3];[.$B$4];TRUE())" office:value-type="float" office:value="0.00114420683102267" calcext:value-type="float">
            <text:p>0,00114</text:p>
          </table:table-cell>
          <table:table-cell table:style-name="ce13" table:formula="of:=[.N41]-[.N40]" office:value-type="float" office:value="0.000176603617804338" calcext:value-type="float">
            <text:p>0,0001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1]+[.$P$2]" office:value-type="float" office:value="-12" calcext:value-type="float">
            <text:p>-12,0</text:p>
          </table:table-cell>
          <table:table-cell table:style-name="ce13" table:formula="of:=NORMDIST([.M42];[.$B$3];[.$B$4];TRUE())" office:value-type="float" office:value="0.00134989803163007" calcext:value-type="float">
            <text:p>0,00135</text:p>
          </table:table-cell>
          <table:table-cell table:style-name="ce13" table:formula="of:=[.N42]-[.N41]" office:value-type="float" office:value="0.000205691200607391" calcext:value-type="float">
            <text:p>0,000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2]+[.$P$2]" office:value-type="float" office:value="-11.8" calcext:value-type="float">
            <text:p>-11,8</text:p>
          </table:table-cell>
          <table:table-cell table:style-name="ce13" table:formula="of:=NORMDIST([.M43];[.$B$3];[.$B$4];TRUE())" office:value-type="float" office:value="0.00158886964736483" calcext:value-type="float">
            <text:p>0,00159</text:p>
          </table:table-cell>
          <table:table-cell table:style-name="ce13" table:formula="of:=[.N43]-[.N42]" office:value-type="float" office:value="0.000238971615734769" calcext:value-type="float">
            <text:p>0,000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3]+[.$P$2]" office:value-type="float" office:value="-11.6" calcext:value-type="float">
            <text:p>-11,6</text:p>
          </table:table-cell>
          <table:table-cell table:style-name="ce13" table:formula="of:=NORMDIST([.M44];[.$B$3];[.$B$4];TRUE())" office:value-type="float" office:value="0.00186581330038399" calcext:value-type="float">
            <text:p>0,00187</text:p>
          </table:table-cell>
          <table:table-cell table:style-name="ce13" table:formula="of:=[.N44]-[.N43]" office:value-type="float" office:value="0.00027694365301916" calcext:value-type="float">
            <text:p>0,0002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4]+[.$P$2]" office:value-type="float" office:value="-11.4" calcext:value-type="float">
            <text:p>-11,4</text:p>
          </table:table-cell>
          <table:table-cell table:style-name="ce13" table:formula="of:=NORMDIST([.M45];[.$B$3];[.$B$4];TRUE())" office:value-type="float" office:value="0.00218596145491319" calcext:value-type="float">
            <text:p>0,00219</text:p>
          </table:table-cell>
          <table:table-cell table:style-name="ce13" table:formula="of:=[.N45]-[.N44]" office:value-type="float" office:value="0.000320148154529195" calcext:value-type="float">
            <text:p>0,0003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5]+[.$P$2]" office:value-type="float" office:value="-11.2" calcext:value-type="float">
            <text:p>-11,2</text:p>
          </table:table-cell>
          <table:table-cell table:style-name="ce13" table:formula="of:=NORMDIST([.M46];[.$B$3];[.$B$4];TRUE())" office:value-type="float" office:value="0.00255513033042787" calcext:value-type="float">
            <text:p>0,00256</text:p>
          </table:table-cell>
          <table:table-cell table:style-name="ce13" table:formula="of:=[.N46]-[.N45]" office:value-type="float" office:value="0.000369168875514683" calcext:value-type="float">
            <text:p>0,0003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6]+[.$P$2]" office:value-type="float" office:value="-11" calcext:value-type="float">
            <text:p>-11,0</text:p>
          </table:table-cell>
          <table:table-cell table:style-name="ce13" table:formula="of:=NORMDIST([.M47];[.$B$3];[.$B$4];TRUE())" office:value-type="float" office:value="0.00297976323505449" calcext:value-type="float">
            <text:p>0,00298</text:p>
          </table:table-cell>
          <table:table-cell table:style-name="ce13" table:formula="of:=[.N47]-[.N46]" office:value-type="float" office:value="0.000424632904626614" calcext:value-type="float">
            <text:p>0,000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7]+[.$P$2]" office:value-type="float" office:value="-10.8" calcext:value-type="float">
            <text:p>-10,8</text:p>
          </table:table-cell>
          <table:table-cell table:style-name="ce13" table:formula="of:=NORMDIST([.M48];[.$B$3];[.$B$4];TRUE())" office:value-type="float" office:value="0.00346697380304059" calcext:value-type="float">
            <text:p>0,00347</text:p>
          </table:table-cell>
          <table:table-cell table:style-name="ce13" table:formula="of:=[.N48]-[.N47]" office:value-type="float" office:value="0.000487210567986101" calcext:value-type="float">
            <text:p>0,0004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8]+[.$P$2]" office:value-type="float" office:value="-10.6" calcext:value-type="float">
            <text:p>-10,6</text:p>
          </table:table-cell>
          <table:table-cell table:style-name="ce13" table:formula="of:=NORMDIST([.M49];[.$B$3];[.$B$4];TRUE())" office:value-type="float" office:value="0.00402458854275821" calcext:value-type="float">
            <text:p>0,00402</text:p>
          </table:table-cell>
          <table:table-cell table:style-name="ce13" table:formula="of:=[.N49]-[.N48]" office:value-type="float" office:value="0.000557614739717626" calcext:value-type="float">
            <text:p>0,0005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49]+[.$P$2]" office:value-type="float" office:value="-10.4" calcext:value-type="float">
            <text:p>-10,4</text:p>
          </table:table-cell>
          <table:table-cell table:style-name="ce13" table:formula="of:=NORMDIST([.M50];[.$B$3];[.$B$4];TRUE())" office:value-type="float" office:value="0.00466118802371864" calcext:value-type="float">
            <text:p>0,00466</text:p>
          </table:table-cell>
          <table:table-cell table:style-name="ce13" table:formula="of:=[.N50]-[.N49]" office:value-type="float" office:value="0.000636599480960422" calcext:value-type="float">
            <text:p>0,0006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0]+[.$P$2]" office:value-type="float" office:value="-10.2" calcext:value-type="float">
            <text:p>-10,2</text:p>
          </table:table-cell>
          <table:table-cell table:style-name="ce13" table:formula="of:=NORMDIST([.M51];[.$B$3];[.$B$4];TRUE())" office:value-type="float" office:value="0.00538614595406656" calcext:value-type="float">
            <text:p>0,00539</text:p>
          </table:table-cell>
          <table:table-cell table:style-name="ce13" table:formula="of:=[.N51]-[.N50]" office:value-type="float" office:value="0.000724957930347921" calcext:value-type="float">
            <text:p>0,000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1]+[.$P$2]" office:value-type="float" office:value="-10" calcext:value-type="float">
            <text:p>-10,0</text:p>
          </table:table-cell>
          <table:table-cell table:style-name="ce13" table:formula="of:=NORMDIST([.M52];[.$B$3];[.$B$4];TRUE())" office:value-type="float" office:value="0.00620966532577599" calcext:value-type="float">
            <text:p>0,00621</text:p>
          </table:table-cell>
          <table:table-cell table:style-name="ce13" table:formula="of:=[.N52]-[.N51]" office:value-type="float" office:value="0.000823519371709428" calcext:value-type="float">
            <text:p>0,0008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2]+[.$P$2]" office:value-type="float" office:value="-9.80000000000004" calcext:value-type="float">
            <text:p>-9,8</text:p>
          </table:table-cell>
          <table:table-cell table:style-name="ce13" table:formula="of:=NORMDIST([.M53];[.$B$3];[.$B$4];TRUE())" office:value-type="float" office:value="0.00714281073527124" calcext:value-type="float">
            <text:p>0,00714</text:p>
          </table:table-cell>
          <table:table-cell table:style-name="ce13" table:formula="of:=[.N53]-[.N52]" office:value-type="float" office:value="0.000933145409495257" calcext:value-type="float">
            <text:p>0,000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3]+[.$P$2]" office:value-type="float" office:value="-9.60000000000004" calcext:value-type="float">
            <text:p>-9,6</text:p>
          </table:table-cell>
          <table:table-cell table:style-name="ce13" table:formula="of:=NORMDIST([.M54];[.$B$3];[.$B$4];TRUE())" office:value-type="float" office:value="0.00819753592459593" calcext:value-type="float">
            <text:p>0,00820</text:p>
          </table:table-cell>
          <table:table-cell table:style-name="ce13" table:formula="of:=[.N54]-[.N53]" office:value-type="float" office:value="0.00105472518932468" calcext:value-type="float">
            <text:p>0,001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4]+[.$P$2]" office:value-type="float" office:value="-9.40000000000004" calcext:value-type="float">
            <text:p>-9,4</text:p>
          </table:table-cell>
          <table:table-cell table:style-name="ce13" table:formula="of:=NORMDIST([.M55];[.$B$3];[.$B$4];TRUE())" office:value-type="float" office:value="0.00938670553483834" calcext:value-type="float">
            <text:p>0,00939</text:p>
          </table:table-cell>
          <table:table-cell table:style-name="ce13" table:formula="of:=[.N55]-[.N54]" office:value-type="float" office:value="0.00118916961024242" calcext:value-type="float">
            <text:p>0,001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5]+[.$P$2]" office:value-type="float" office:value="-9.20000000000004" calcext:value-type="float">
            <text:p>-9,2</text:p>
          </table:table-cell>
          <table:table-cell table:style-name="ce13" table:formula="of:=NORMDIST([.M56];[.$B$3];[.$B$4];TRUE())" office:value-type="float" office:value="0.0107241100216755" calcext:value-type="float">
            <text:p>0,01072</text:p>
          </table:table-cell>
          <table:table-cell table:style-name="ce13" table:formula="of:=[.N56]-[.N55]" office:value-type="float" office:value="0.0013374044868372" calcext:value-type="float">
            <text:p>0,001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6]+[.$P$2]" office:value-type="float" office:value="-9.00000000000004" calcext:value-type="float">
            <text:p>-9,0</text:p>
          </table:table-cell>
          <table:table-cell table:style-name="ce13" table:formula="of:=NORMDIST([.M57];[.$B$3];[.$B$4];TRUE())" office:value-type="float" office:value="0.0122244726550444" calcext:value-type="float">
            <text:p>0,01222</text:p>
          </table:table-cell>
          <table:table-cell table:style-name="ce13" table:formula="of:=[.N57]-[.N56]" office:value-type="float" office:value="0.00150036263336885" calcext:value-type="float">
            <text:p>0,0015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7]+[.$P$2]" office:value-type="float" office:value="-8.80000000000004" calcext:value-type="float">
            <text:p>-8,8</text:p>
          </table:table-cell>
          <table:table-cell table:style-name="ce13" table:formula="of:=NORMDIST([.M58];[.$B$3];[.$B$4];TRUE())" office:value-type="float" office:value="0.0139034475134983" calcext:value-type="float">
            <text:p>0,01390</text:p>
          </table:table-cell>
          <table:table-cell table:style-name="ce13" table:formula="of:=[.N58]-[.N57]" office:value-type="float" office:value="0.00167897485845387" calcext:value-type="float">
            <text:p>0,001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8]+[.$P$2]" office:value-type="float" office:value="-8.60000000000004" calcext:value-type="float">
            <text:p>-8,6</text:p>
          </table:table-cell>
          <table:table-cell table:style-name="ce13" table:formula="of:=NORMDIST([.M59];[.$B$3];[.$B$4];TRUE())" office:value-type="float" office:value="0.0157776073910901" calcext:value-type="float">
            <text:p>0,01578</text:p>
          </table:table-cell>
          <table:table-cell table:style-name="ce13" table:formula="of:=[.N59]-[.N58]" office:value-type="float" office:value="0.00187415987759185" calcext:value-type="float">
            <text:p>0,0018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59]+[.$P$2]" office:value-type="float" office:value="-8.40000000000004" calcext:value-type="float">
            <text:p>-8,4</text:p>
          </table:table-cell>
          <table:table-cell table:style-name="ce13" table:formula="of:=NORMDIST([.M60];[.$B$3];[.$B$4];TRUE())" office:value-type="float" office:value="0.0178644205628161" calcext:value-type="float">
            <text:p>0,01786</text:p>
          </table:table-cell>
          <table:table-cell table:style-name="ce13" table:formula="of:=[.N60]-[.N59]" office:value-type="float" office:value="0.002086813171726" calcext:value-type="float">
            <text:p>0,002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0]+[.$P$2]" office:value-type="float" office:value="-8.20000000000004" calcext:value-type="float">
            <text:p>-8,2</text:p>
          </table:table-cell>
          <table:table-cell table:style-name="ce13" table:formula="of:=NORMDIST([.M61];[.$B$3];[.$B$4];TRUE())" office:value-type="float" office:value="0.0201822154057039" calcext:value-type="float">
            <text:p>0,02018</text:p>
          </table:table-cell>
          <table:table-cell table:style-name="ce13" table:formula="of:=[.N61]-[.N60]" office:value-type="float" office:value="0.00231779484288777" calcext:value-type="float">
            <text:p>0,0023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1]+[.$P$2]" office:value-type="float" office:value="-8.00000000000004" calcext:value-type="float">
            <text:p>-8,0</text:p>
          </table:table-cell>
          <table:table-cell table:style-name="ce13" table:formula="of:=NORMDIST([.M62];[.$B$3];[.$B$4];TRUE())" office:value-type="float" office:value="0.0227501319481786" calcext:value-type="float">
            <text:p>0,02275</text:p>
          </table:table-cell>
          <table:table-cell table:style-name="ce13" table:formula="of:=[.N62]-[.N61]" office:value-type="float" office:value="0.00256791654247475" calcext:value-type="float">
            <text:p>0,0025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2]+[.$P$2]" office:value-type="float" office:value="-7.80000000000004" calcext:value-type="float">
            <text:p>-7,8</text:p>
          </table:table-cell>
          <table:table-cell table:style-name="ce13" table:formula="of:=NORMDIST([.M63];[.$B$3];[.$B$4];TRUE())" office:value-type="float" office:value="0.025588059521638" calcext:value-type="float">
            <text:p>0,02559</text:p>
          </table:table-cell>
          <table:table-cell table:style-name="ce13" table:formula="of:=[.N63]-[.N62]" office:value-type="float" office:value="0.00283792757345938" calcext:value-type="float">
            <text:p>0,0028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3]+[.$P$2]" office:value-type="float" office:value="-7.60000000000004" calcext:value-type="float">
            <text:p>-7,6</text:p>
          </table:table-cell>
          <table:table-cell table:style-name="ce13" table:formula="of:=NORMDIST([.M64];[.$B$3];[.$B$4];TRUE())" office:value-type="float" office:value="0.0287165598160011" calcext:value-type="float">
            <text:p>0,02872</text:p>
          </table:table-cell>
          <table:table-cell table:style-name="ce13" table:formula="of:=[.N64]-[.N63]" office:value-type="float" office:value="0.0031285002943631" calcext:value-type="float">
            <text:p>0,003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4]+[.$P$2]" office:value-type="float" office:value="-7.40000000000004" calcext:value-type="float">
            <text:p>-7,4</text:p>
          </table:table-cell>
          <table:table-cell table:style-name="ce13" table:formula="of:=NORMDIST([.M65];[.$B$3];[.$B$4];TRUE())" office:value-type="float" office:value="0.032156774795613" calcext:value-type="float">
            <text:p>0,03216</text:p>
          </table:table-cell>
          <table:table-cell table:style-name="ce13" table:formula="of:=[.N65]-[.N64]" office:value-type="float" office:value="0.00344021497961184" calcext:value-type="float">
            <text:p>0,0034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5]+[.$P$2]" office:value-type="float" office:value="-7.20000000000004" calcext:value-type="float">
            <text:p>-7,2</text:p>
          </table:table-cell>
          <table:table-cell table:style-name="ce13" table:formula="of:=NORMDIST([.M66];[.$B$3];[.$B$4];TRUE())" office:value-type="float" office:value="0.035930319112925" calcext:value-type="float">
            <text:p>0,03593</text:p>
          </table:table-cell>
          <table:table-cell table:style-name="ce13" table:formula="of:=[.N66]-[.N65]" office:value-type="float" office:value="0.00377354431731203" calcext:value-type="float">
            <text:p>0,0037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6]+[.$P$2]" office:value-type="float" office:value="-7.00000000000004" calcext:value-type="float">
            <text:p>-7,0</text:p>
          </table:table-cell>
          <table:table-cell table:style-name="ce13" table:formula="of:=NORMDIST([.M67];[.$B$3];[.$B$4];TRUE())" office:value-type="float" office:value="0.0400591568638162" calcext:value-type="float">
            <text:p>0,04006</text:p>
          </table:table-cell>
          <table:table-cell table:style-name="ce13" table:formula="of:=[.N67]-[.N66]" office:value-type="float" office:value="0.0041288377508912" calcext:value-type="float">
            <text:p>0,004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7]+[.$P$2]" office:value-type="float" office:value="-6.80000000000004" calcext:value-type="float">
            <text:p>-6,8</text:p>
          </table:table-cell>
          <table:table-cell table:style-name="ce13" table:formula="of:=NORMDIST([.M68];[.$B$3];[.$B$4];TRUE())" office:value-type="float" office:value="0.0445654627585421" calcext:value-type="float">
            <text:p>0,04457</text:p>
          </table:table-cell>
          <table:table-cell table:style-name="ce13" table:formula="of:=[.N68]-[.N67]" office:value-type="float" office:value="0.00450630589472589" calcext:value-type="float">
            <text:p>0,0045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8]+[.$P$2]" office:value-type="float" office:value="-6.60000000000004" calcext:value-type="float">
            <text:p>-6,6</text:p>
          </table:table-cell>
          <table:table-cell table:style-name="ce13" table:formula="of:=NORMDIST([.M69];[.$B$3];[.$B$4];TRUE())" office:value-type="float" office:value="0.049471468033647" calcext:value-type="float">
            <text:p>0,04947</text:p>
          </table:table-cell>
          <table:table-cell table:style-name="ce13" table:formula="of:=[.N69]-[.N68]" office:value-type="float" office:value="0.00490600527510496" calcext:value-type="float">
            <text:p>0,0049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69]+[.$P$2]" office:value-type="float" office:value="-6.40000000000004" calcext:value-type="float">
            <text:p>-6,4</text:p>
          </table:table-cell>
          <table:table-cell table:style-name="ce13" table:formula="of:=NORMDIST([.M70];[.$B$3];[.$B$4];TRUE())" office:value-type="float" office:value="0.0547992916995569" calcext:value-type="float">
            <text:p>0,05480</text:p>
          </table:table-cell>
          <table:table-cell table:style-name="ce13" table:formula="of:=[.N70]-[.N69]" office:value-type="float" office:value="0.00532782366590983" calcext:value-type="float">
            <text:p>0,0053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0]+[.$P$2]" office:value-type="float" office:value="-6.20000000000004" calcext:value-type="float">
            <text:p>-6,2</text:p>
          </table:table-cell>
          <table:table-cell table:style-name="ce13" table:formula="of:=NORMDIST([.M71];[.$B$3];[.$B$4];TRUE())" office:value-type="float" office:value="0.0605707580020578" calcext:value-type="float">
            <text:p>0,06057</text:p>
          </table:table-cell>
          <table:table-cell table:style-name="ce13" table:formula="of:=[.N71]-[.N70]" office:value-type="float" office:value="0.00577146630250092" calcext:value-type="float">
            <text:p>0,0057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1]+[.$P$2]" office:value-type="float" office:value="-6.00000000000004" calcext:value-type="float">
            <text:p>-6,0</text:p>
          </table:table-cell>
          <table:table-cell table:style-name="ce13" table:formula="of:=NORMDIST([.M72];[.$B$3];[.$B$4];TRUE())" office:value-type="float" office:value="0.0668072012688567" calcext:value-type="float">
            <text:p>0,06681</text:p>
          </table:table-cell>
          <table:table-cell table:style-name="ce13" table:formula="of:=[.N72]-[.N71]" office:value-type="float" office:value="0.00623644326679895" calcext:value-type="float">
            <text:p>0,006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2]+[.$P$2]" office:value-type="float" office:value="-5.80000000000004" calcext:value-type="float">
            <text:p>-5,8</text:p>
          </table:table-cell>
          <table:table-cell table:style-name="ce13" table:formula="of:=NORMDIST([.M73];[.$B$3];[.$B$4];TRUE())" office:value-type="float" office:value="0.073529259609647" calcext:value-type="float">
            <text:p>0,07353</text:p>
          </table:table-cell>
          <table:table-cell table:style-name="ce13" table:formula="of:=[.N73]-[.N72]" office:value-type="float" office:value="0.00672205834079022" calcext:value-type="float">
            <text:p>0,006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3]+[.$P$2]" office:value-type="float" office:value="-5.60000000000004" calcext:value-type="float">
            <text:p>-5,6</text:p>
          </table:table-cell>
          <table:table-cell table:style-name="ce13" table:formula="of:=NORMDIST([.M74];[.$B$3];[.$B$4];TRUE())" office:value-type="float" office:value="0.0807566592337695" calcext:value-type="float">
            <text:p>0,08076</text:p>
          </table:table-cell>
          <table:table-cell table:style-name="ce13" table:formula="of:=[.N74]-[.N73]" office:value-type="float" office:value="0.0072273996241226" calcext:value-type="float">
            <text:p>0,0072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4]+[.$P$2]" office:value-type="float" office:value="-5.40000000000004" calcext:value-type="float">
            <text:p>-5,4</text:p>
          </table:table-cell>
          <table:table-cell table:style-name="ce13" table:formula="of:=NORMDIST([.M75];[.$B$3];[.$B$4];TRUE())" office:value-type="float" office:value="0.0885079914374004" calcext:value-type="float">
            <text:p>0,08851</text:p>
          </table:table-cell>
          <table:table-cell table:style-name="ce13" table:formula="of:=[.N75]-[.N74]" office:value-type="float" office:value="0.00775133220363089" calcext:value-type="float">
            <text:p>0,0077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5]+[.$P$2]" office:value-type="float" office:value="-5.20000000000004" calcext:value-type="float">
            <text:p>-5,2</text:p>
          </table:table-cell>
          <table:table-cell table:style-name="ce13" table:formula="of:=NORMDIST([.M76];[.$B$3];[.$B$4];TRUE())" office:value-type="float" office:value="0.0968004845856086" calcext:value-type="float">
            <text:p>0,09680</text:p>
          </table:table-cell>
          <table:table-cell table:style-name="ce13" table:formula="of:=[.N76]-[.N75]" office:value-type="float" office:value="0.00829249314820818" calcext:value-type="float">
            <text:p>0,0082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6]+[.$P$2]" office:value-type="float" office:value="-5.00000000000004" calcext:value-type="float">
            <text:p>-5,0</text:p>
          </table:table-cell>
          <table:table-cell table:style-name="ce13" table:formula="of:=NORMDIST([.M77];[.$B$3];[.$B$4];TRUE())" office:value-type="float" office:value="0.105649773666853" calcext:value-type="float">
            <text:p>0,10565</text:p>
          </table:table-cell>
          <table:table-cell table:style-name="ce13" table:formula="of:=[.N77]-[.N76]" office:value-type="float" office:value="0.00884928908124483" calcext:value-type="float">
            <text:p>0,0088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7]+[.$P$2]" office:value-type="float" office:value="-4.80000000000004" calcext:value-type="float">
            <text:p>-4,8</text:p>
          </table:table-cell>
          <table:table-cell table:style-name="ce13" table:formula="of:=NORMDIST([.M78];[.$B$3];[.$B$4];TRUE())" office:value-type="float" office:value="0.115069670221706" calcext:value-type="float">
            <text:p>0,11507</text:p>
          </table:table-cell>
          <table:table-cell table:style-name="ce13" table:formula="of:=[.N78]-[.N77]" office:value-type="float" office:value="0.00941989655485291" calcext:value-type="float">
            <text:p>0,009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8]+[.$P$2]" office:value-type="float" office:value="-4.60000000000004" calcext:value-type="float">
            <text:p>-4,6</text:p>
          </table:table-cell>
          <table:table-cell table:style-name="ce13" table:formula="of:=NORMDIST([.M79];[.$B$3];[.$B$4];TRUE())" office:value-type="float" office:value="0.125071935637148" calcext:value-type="float">
            <text:p>0,12507</text:p>
          </table:table-cell>
          <table:table-cell table:style-name="ce13" table:formula="of:=[.N79]-[.N78]" office:value-type="float" office:value="0.0100022654154419" calcext:value-type="float">
            <text:p>0,01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79]+[.$P$2]" office:value-type="float" office:value="-4.40000000000004" calcext:value-type="float">
            <text:p>-4,4</text:p>
          </table:table-cell>
          <table:table-cell table:style-name="ce13" table:formula="of:=NORMDIST([.M80];[.$B$3];[.$B$4];TRUE())" office:value-type="float" office:value="0.135666060946381" calcext:value-type="float">
            <text:p>0,13567</text:p>
          </table:table-cell>
          <table:table-cell table:style-name="ce13" table:formula="of:=[.N80]-[.N79]" office:value-type="float" office:value="0.0105941253092323" calcext:value-type="float">
            <text:p>0,010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0]+[.$P$2]" office:value-type="float" office:value="-4.20000000000004" calcext:value-type="float">
            <text:p>-4,2</text:p>
          </table:table-cell>
          <table:table-cell table:style-name="ce13" table:formula="of:=NORMDIST([.M81];[.$B$3];[.$B$4];TRUE())" office:value-type="float" office:value="0.146859056375894" calcext:value-type="float">
            <text:p>0,14686</text:p>
          </table:table-cell>
          <table:table-cell table:style-name="ce13" table:formula="of:=[.N81]-[.N80]" office:value-type="float" office:value="0.0111929954295132" calcext:value-type="float">
            <text:p>0,011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1]+[.$P$2]" office:value-type="float" office:value="-4.00000000000004" calcext:value-type="float">
            <text:p>-4,0</text:p>
          </table:table-cell>
          <table:table-cell table:style-name="ce13" table:formula="of:=NORMDIST([.M82];[.$B$3];[.$B$4];TRUE())" office:value-type="float" office:value="0.158655253931455" calcext:value-type="float">
            <text:p>0,15866</text:p>
          </table:table-cell>
          <table:table-cell table:style-name="ce13" table:formula="of:=[.N82]-[.N81]" office:value-type="float" office:value="0.011796197555561" calcext:value-type="float">
            <text:p>0,0118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2]+[.$P$2]" office:value-type="float" office:value="-3.80000000000004" calcext:value-type="float">
            <text:p>-3,8</text:p>
          </table:table-cell>
          <table:table-cell table:style-name="ce13" table:formula="of:=NORMDIST([.M83];[.$B$3];[.$B$4];TRUE())" office:value-type="float" office:value="0.171056126308479" calcext:value-type="float">
            <text:p>0,17106</text:p>
          </table:table-cell>
          <table:table-cell table:style-name="ce13" table:formula="of:=[.N83]-[.N82]" office:value-type="float" office:value="0.0124008723770246" calcext:value-type="float">
            <text:p>0,012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3]+[.$P$2]" office:value-type="float" office:value="-3.60000000000004" calcext:value-type="float">
            <text:p>-3,6</text:p>
          </table:table-cell>
          <table:table-cell table:style-name="ce13" table:formula="of:=NORMDIST([.M84];[.$B$3];[.$B$4];TRUE())" office:value-type="float" office:value="0.184060125346757" calcext:value-type="float">
            <text:p>0,18406</text:p>
          </table:table-cell>
          <table:table-cell table:style-name="ce13" table:formula="of:=[.N84]-[.N83]" office:value-type="float" office:value="0.0130039990382776" calcext:value-type="float">
            <text:p>0,013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4]+[.$P$2]" office:value-type="float" office:value="-3.40000000000004" calcext:value-type="float">
            <text:p>-3,4</text:p>
          </table:table-cell>
          <table:table-cell table:style-name="ce13" table:formula="of:=NORMDIST([.M85];[.$B$3];[.$B$4];TRUE())" office:value-type="float" office:value="0.19766254312269" calcext:value-type="float">
            <text:p>0,19766</text:p>
          </table:table-cell>
          <table:table-cell table:style-name="ce13" table:formula="of:=[.N85]-[.N84]" office:value-type="float" office:value="0.0136024177759327" calcext:value-type="float">
            <text:p>0,0136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5]+[.$P$2]" office:value-type="float" office:value="-3.20000000000004" calcext:value-type="float">
            <text:p>-3,2</text:p>
          </table:table-cell>
          <table:table-cell table:style-name="ce13" table:formula="of:=NORMDIST([.M86];[.$B$3];[.$B$4];TRUE())" office:value-type="float" office:value="0.211855398583394" calcext:value-type="float">
            <text:p>0,21186</text:p>
          </table:table-cell>
          <table:table-cell table:style-name="ce13" table:formula="of:=[.N86]-[.N85]" office:value-type="float" office:value="0.0141928554607042" calcext:value-type="float">
            <text:p>0,014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6]+[.$P$2]" office:value-type="float" office:value="-3.00000000000004" calcext:value-type="float">
            <text:p>-3,0</text:p>
          </table:table-cell>
          <table:table-cell table:style-name="ce13" table:formula="of:=NORMDIST([.M87];[.$B$3];[.$B$4];TRUE())" office:value-type="float" office:value="0.226627352376865" calcext:value-type="float">
            <text:p>0,22663</text:p>
          </table:table-cell>
          <table:table-cell table:style-name="ce13" table:formula="of:=[.N87]-[.N86]" office:value-type="float" office:value="0.0147719537934715" calcext:value-type="float">
            <text:p>0,0147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7]+[.$P$2]" office:value-type="float" office:value="-2.80000000000004" calcext:value-type="float">
            <text:p>-2,8</text:p>
          </table:table-cell>
          <table:table-cell table:style-name="ce13" table:formula="of:=NORMDIST([.M88];[.$B$3];[.$B$4];TRUE())" office:value-type="float" office:value="0.24196365222307" calcext:value-type="float">
            <text:p>0,24196</text:p>
          </table:table-cell>
          <table:table-cell table:style-name="ce13" table:formula="of:=[.N88]-[.N87]" office:value-type="float" office:value="0.0153362998462047" calcext:value-type="float">
            <text:p>0,015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8]+[.$P$2]" office:value-type="float" office:value="-2.60000000000004" calcext:value-type="float">
            <text:p>-2,6</text:p>
          </table:table-cell>
          <table:table-cell table:style-name="ce13" table:formula="of:=NORMDIST([.M89];[.$B$3];[.$B$4];TRUE())" office:value-type="float" office:value="0.257846110805862" calcext:value-type="float">
            <text:p>0,25785</text:p>
          </table:table-cell>
          <table:table-cell table:style-name="ce13" table:formula="of:=[.N89]-[.N88]" office:value-type="float" office:value="0.0158824585827916" calcext:value-type="float">
            <text:p>0,0158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89]+[.$P$2]" office:value-type="float" office:value="-2.40000000000004" calcext:value-type="float">
            <text:p>-2,4</text:p>
          </table:table-cell>
          <table:table-cell table:style-name="ce13" table:formula="of:=NORMDIST([.M90];[.$B$3];[.$B$4];TRUE())" office:value-type="float" office:value="0.27425311775007" calcext:value-type="float">
            <text:p>0,27425</text:p>
          </table:table-cell>
          <table:table-cell table:style-name="ce13" table:formula="of:=[.N90]-[.N89]" office:value-type="float" office:value="0.0164070069442088" calcext:value-type="float">
            <text:p>0,0164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0]+[.$P$2]" office:value-type="float" office:value="-2.20000000000004" calcext:value-type="float">
            <text:p>-2,2</text:p>
          </table:table-cell>
          <table:table-cell table:style-name="ce13" table:formula="of:=NORMDIST([.M91];[.$B$3];[.$B$4];TRUE())" office:value-type="float" office:value="0.291159686788343" calcext:value-type="float">
            <text:p>0,29116</text:p>
          </table:table-cell>
          <table:table-cell table:style-name="ce13" table:formula="of:=[.N91]-[.N90]" office:value-type="float" office:value="0.0169065690382726" calcext:value-type="float">
            <text:p>0,0169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1]+[.$P$2]" office:value-type="float" office:value="-2.00000000000004" calcext:value-type="float">
            <text:p>-2,0</text:p>
          </table:table-cell>
          <table:table-cell table:style-name="ce13" table:formula="of:=NORMDIST([.M92];[.$B$3];[.$B$4];TRUE())" office:value-type="float" office:value="0.308537538725984" calcext:value-type="float">
            <text:p>0,30854</text:p>
          </table:table-cell>
          <table:table-cell table:style-name="ce13" table:formula="of:=[.N92]-[.N91]" office:value-type="float" office:value="0.0173778519376404" calcext:value-type="float">
            <text:p>0,017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2]+[.$P$2]" office:value-type="float" office:value="-1.80000000000004" calcext:value-type="float">
            <text:p>-1,8</text:p>
          </table:table-cell>
          <table:table-cell table:style-name="ce13" table:formula="of:=NORMDIST([.M93];[.$B$3];[.$B$4];TRUE())" office:value-type="float" office:value="0.326355220287917" calcext:value-type="float">
            <text:p>0,32636</text:p>
          </table:table-cell>
          <table:table-cell table:style-name="ce13" table:formula="of:=[.N93]-[.N92]" office:value-type="float" office:value="0.0178176815619331" calcext:value-type="float">
            <text:p>0,0178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3]+[.$P$2]" office:value-type="float" office:value="-1.60000000000004" calcext:value-type="float">
            <text:p>-1,6</text:p>
          </table:table-cell>
          <table:table-cell table:style-name="ce13" table:formula="of:=NORMDIST([.M94];[.$B$3];[.$B$4];TRUE())" office:value-type="float" office:value="0.344578258389672" calcext:value-type="float">
            <text:p>0,34458</text:p>
          </table:table-cell>
          <table:table-cell table:style-name="ce13" table:formula="of:=[.N94]-[.N93]" office:value-type="float" office:value="0.0182230381017557" calcext:value-type="float">
            <text:p>0,018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4]+[.$P$2]" office:value-type="float" office:value="-1.40000000000004" calcext:value-type="float">
            <text:p>-1,4</text:p>
          </table:table-cell>
          <table:table-cell table:style-name="ce13" table:formula="of:=NORMDIST([.M95];[.$B$3];[.$B$4];TRUE())" office:value-type="float" office:value="0.363169348824377" calcext:value-type="float">
            <text:p>0,36317</text:p>
          </table:table-cell>
          <table:table-cell table:style-name="ce13" table:formula="of:=[.N95]-[.N94]" office:value-type="float" office:value="0.0185910904347051" calcext:value-type="float">
            <text:p>0,018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5]+[.$P$2]" office:value-type="float" office:value="-1.20000000000004" calcext:value-type="float">
            <text:p>-1,2</text:p>
          </table:table-cell>
          <table:table-cell table:style-name="ce13" table:formula="of:=NORMDIST([.M96];[.$B$3];[.$B$4];TRUE())" office:value-type="float" office:value="0.382088577811044" calcext:value-type="float">
            <text:p>0,38209</text:p>
          </table:table-cell>
          <table:table-cell table:style-name="ce13" table:formula="of:=[.N96]-[.N95]" office:value-type="float" office:value="0.0189192289866664" calcext:value-type="float">
            <text:p>0,0189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6]+[.$P$2]" office:value-type="float" office:value="-1.00000000000004" calcext:value-type="float">
            <text:p>-1,0</text:p>
          </table:table-cell>
          <table:table-cell table:style-name="ce13" table:formula="of:=NORMDIST([.M97];[.$B$3];[.$B$4];TRUE())" office:value-type="float" office:value="0.401293674317073" calcext:value-type="float">
            <text:p>0,40129</text:p>
          </table:table-cell>
          <table:table-cell table:style-name="ce13" table:formula="of:=[.N97]-[.N96]" office:value-type="float" office:value="0.0192050965060288" calcext:value-type="float">
            <text:p>0,019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7]+[.$P$2]" office:value-type="float" office:value="-0.800000000000038" calcext:value-type="float">
            <text:p>-0,8</text:p>
          </table:table-cell>
          <table:table-cell table:style-name="ce13" table:formula="of:=NORMDIST([.M98];[.$B$3];[.$B$4];TRUE())" office:value-type="float" office:value="0.420740290560893" calcext:value-type="float">
            <text:p>0,42074</text:p>
          </table:table-cell>
          <table:table-cell table:style-name="ce13" table:formula="of:=[.N98]-[.N97]" office:value-type="float" office:value="0.0194466162438207" calcext:value-type="float">
            <text:p>0,019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8]+[.$P$2]" office:value-type="float" office:value="-0.600000000000038" calcext:value-type="float">
            <text:p>-0,6</text:p>
          </table:table-cell>
          <table:table-cell table:style-name="ce13" table:formula="of:=NORMDIST([.M99];[.$B$3];[.$B$4];TRUE())" office:value-type="float" office:value="0.440382307629754" calcext:value-type="float">
            <text:p>0,44038</text:p>
          </table:table-cell>
          <table:table-cell table:style-name="ce13" table:formula="of:=[.N99]-[.N98]" office:value-type="float" office:value="0.0196420170688604" calcext:value-type="float">
            <text:p>0,0196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99]+[.$P$2]" office:value-type="float" office:value="-0.400000000000038" calcext:value-type="float">
            <text:p>-0,4</text:p>
          </table:table-cell>
          <table:table-cell table:style-name="ce13" table:formula="of:=NORMDIST([.M100];[.$B$3];[.$B$4];TRUE())" office:value-type="float" office:value="0.460172162722967" calcext:value-type="float">
            <text:p>0,46017</text:p>
          </table:table-cell>
          <table:table-cell table:style-name="ce13" table:formula="of:=[.N100]-[.N99]" office:value-type="float" office:value="0.0197898550932135" calcext:value-type="float">
            <text:p>0,0197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0]+[.$P$2]" office:value-type="float" office:value="-0.200000000000038" calcext:value-type="float">
            <text:p>-0,2</text:p>
          </table:table-cell>
          <table:table-cell table:style-name="ce13" table:formula="of:=NORMDIST([.M101];[.$B$3];[.$B$4];TRUE())" office:value-type="float" office:value="0.480061194161624" calcext:value-type="float">
            <text:p>0,48006</text:p>
          </table:table-cell>
          <table:table-cell table:style-name="ce13" table:formula="of:=[.N101]-[.N100]" office:value-type="float" office:value="0.0198890314386565" calcext:value-type="float">
            <text:p>0,0198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1]+[.$P$2]" office:value-type="float" office:value="-0.0000000000000375810493835615" calcext:value-type="float">
            <text:p>0,0</text:p>
          </table:table-cell>
          <table:table-cell table:style-name="ce13" table:formula="of:=NORMDIST([.M102];[.$B$3];[.$B$4];TRUE())" office:value-type="float" office:value="0.499999999999996" calcext:value-type="float">
            <text:p>0,50000</text:p>
          </table:table-cell>
          <table:table-cell table:style-name="ce13" table:formula="of:=[.N102]-[.N101]" office:value-type="float" office:value="0.0199388058383724" calcext:value-type="float">
            <text:p>0,019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2]+[.$P$2]" office:value-type="float" office:value="0.199999999999962" calcext:value-type="float">
            <text:p>0,2</text:p>
          </table:table-cell>
          <table:table-cell table:style-name="ce13" table:formula="of:=NORMDIST([.M103];[.$B$3];[.$B$4];TRUE())" office:value-type="float" office:value="0.519938805838369" calcext:value-type="float">
            <text:p>0,51994</text:p>
          </table:table-cell>
          <table:table-cell table:style-name="ce13" table:formula="of:=[.N103]-[.N102]" office:value-type="float" office:value="0.0199388058383725" calcext:value-type="float">
            <text:p>0,0199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3]+[.$P$2]" office:value-type="float" office:value="0.399999999999962" calcext:value-type="float">
            <text:p>0,4</text:p>
          </table:table-cell>
          <table:table-cell table:style-name="ce13" table:formula="of:=NORMDIST([.M104];[.$B$3];[.$B$4];TRUE())" office:value-type="float" office:value="0.539827837277025" calcext:value-type="float">
            <text:p>0,53983</text:p>
          </table:table-cell>
          <table:table-cell table:style-name="ce13" table:formula="of:=[.N104]-[.N103]" office:value-type="float" office:value="0.0198890314386565" calcext:value-type="float">
            <text:p>0,0198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4]+[.$P$2]" office:value-type="float" office:value="0.599999999999962" calcext:value-type="float">
            <text:p>0,6</text:p>
          </table:table-cell>
          <table:table-cell table:style-name="ce13" table:formula="of:=NORMDIST([.M105];[.$B$3];[.$B$4];TRUE())" office:value-type="float" office:value="0.559617692370239" calcext:value-type="float">
            <text:p>0,55962</text:p>
          </table:table-cell>
          <table:table-cell table:style-name="ce13" table:formula="of:=[.N105]-[.N104]" office:value-type="float" office:value="0.0197898550932136" calcext:value-type="float">
            <text:p>0,0197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5]+[.$P$2]" office:value-type="float" office:value="0.799999999999963" calcext:value-type="float">
            <text:p>0,8</text:p>
          </table:table-cell>
          <table:table-cell table:style-name="ce13" table:formula="of:=NORMDIST([.M106];[.$B$3];[.$B$4];TRUE())" office:value-type="float" office:value="0.579259709439099" calcext:value-type="float">
            <text:p>0,57926</text:p>
          </table:table-cell>
          <table:table-cell table:style-name="ce13" table:formula="of:=[.N106]-[.N105]" office:value-type="float" office:value="0.0196420170688605" calcext:value-type="float">
            <text:p>0,0196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6]+[.$P$2]" office:value-type="float" office:value="0.999999999999962" calcext:value-type="float">
            <text:p>1,0</text:p>
          </table:table-cell>
          <table:table-cell table:style-name="ce13" table:formula="of:=NORMDIST([.M107];[.$B$3];[.$B$4];TRUE())" office:value-type="float" office:value="0.59870632568292" calcext:value-type="float">
            <text:p>0,59871</text:p>
          </table:table-cell>
          <table:table-cell table:style-name="ce13" table:formula="of:=[.N107]-[.N106]" office:value-type="float" office:value="0.0194466162438208" calcext:value-type="float">
            <text:p>0,0194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7]+[.$P$2]" office:value-type="float" office:value="1.19999999999996" calcext:value-type="float">
            <text:p>1,2</text:p>
          </table:table-cell>
          <table:table-cell table:style-name="ce13" table:formula="of:=NORMDIST([.M108];[.$B$3];[.$B$4];TRUE())" office:value-type="float" office:value="0.617911422188949" calcext:value-type="float">
            <text:p>0,61791</text:p>
          </table:table-cell>
          <table:table-cell table:style-name="ce13" table:formula="of:=[.N108]-[.N107]" office:value-type="float" office:value="0.0192050965060289" calcext:value-type="float">
            <text:p>0,019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8]+[.$P$2]" office:value-type="float" office:value="1.39999999999996" calcext:value-type="float">
            <text:p>1,4</text:p>
          </table:table-cell>
          <table:table-cell table:style-name="ce13" table:formula="of:=NORMDIST([.M109];[.$B$3];[.$B$4];TRUE())" office:value-type="float" office:value="0.636830651175616" calcext:value-type="float">
            <text:p>0,63683</text:p>
          </table:table-cell>
          <table:table-cell table:style-name="ce13" table:formula="of:=[.N109]-[.N108]" office:value-type="float" office:value="0.0189192289866665" calcext:value-type="float">
            <text:p>0,0189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09]+[.$P$2]" office:value-type="float" office:value="1.59999999999996" calcext:value-type="float">
            <text:p>1,6</text:p>
          </table:table-cell>
          <table:table-cell table:style-name="ce13" table:formula="of:=NORMDIST([.M110];[.$B$3];[.$B$4];TRUE())" office:value-type="float" office:value="0.655421741610321" calcext:value-type="float">
            <text:p>0,65542</text:p>
          </table:table-cell>
          <table:table-cell table:style-name="ce13" table:formula="of:=[.N110]-[.N109]" office:value-type="float" office:value="0.0185910904347052" calcext:value-type="float">
            <text:p>0,018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0]+[.$P$2]" office:value-type="float" office:value="1.79999999999996" calcext:value-type="float">
            <text:p>1,8</text:p>
          </table:table-cell>
          <table:table-cell table:style-name="ce13" table:formula="of:=NORMDIST([.M111];[.$B$3];[.$B$4];TRUE())" office:value-type="float" office:value="0.673644779712077" calcext:value-type="float">
            <text:p>0,67364</text:p>
          </table:table-cell>
          <table:table-cell table:style-name="ce13" table:formula="of:=[.N111]-[.N110]" office:value-type="float" office:value="0.0182230381017559" calcext:value-type="float">
            <text:p>0,0182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1]+[.$P$2]" office:value-type="float" office:value="1.99999999999996" calcext:value-type="float">
            <text:p>2,0</text:p>
          </table:table-cell>
          <table:table-cell table:style-name="ce13" table:formula="of:=NORMDIST([.M112];[.$B$3];[.$B$4];TRUE())" office:value-type="float" office:value="0.69146246127401" calcext:value-type="float">
            <text:p>0,69146</text:p>
          </table:table-cell>
          <table:table-cell table:style-name="ce13" table:formula="of:=[.N112]-[.N111]" office:value-type="float" office:value="0.0178176815619332" calcext:value-type="float">
            <text:p>0,0178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2]+[.$P$2]" office:value-type="float" office:value="2.19999999999996" calcext:value-type="float">
            <text:p>2,2</text:p>
          </table:table-cell>
          <table:table-cell table:style-name="ce13" table:formula="of:=NORMDIST([.M113];[.$B$3];[.$B$4];TRUE())" office:value-type="float" office:value="0.70884031321165" calcext:value-type="float">
            <text:p>0,70884</text:p>
          </table:table-cell>
          <table:table-cell table:style-name="ce13" table:formula="of:=[.N113]-[.N112]" office:value-type="float" office:value="0.0173778519376405" calcext:value-type="float">
            <text:p>0,0173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3]+[.$P$2]" office:value-type="float" office:value="2.39999999999996" calcext:value-type="float">
            <text:p>2,4</text:p>
          </table:table-cell>
          <table:table-cell table:style-name="ce13" table:formula="of:=NORMDIST([.M114];[.$B$3];[.$B$4];TRUE())" office:value-type="float" office:value="0.725746882249923" calcext:value-type="float">
            <text:p>0,72575</text:p>
          </table:table-cell>
          <table:table-cell table:style-name="ce13" table:formula="of:=[.N114]-[.N113]" office:value-type="float" office:value="0.016906569038273" calcext:value-type="float">
            <text:p>0,0169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4]+[.$P$2]" office:value-type="float" office:value="2.59999999999996" calcext:value-type="float">
            <text:p>2,6</text:p>
          </table:table-cell>
          <table:table-cell table:style-name="ce13" table:formula="of:=NORMDIST([.M115];[.$B$3];[.$B$4];TRUE())" office:value-type="float" office:value="0.742153889194132" calcext:value-type="float">
            <text:p>0,74215</text:p>
          </table:table-cell>
          <table:table-cell table:style-name="ce13" table:formula="of:=[.N115]-[.N114]" office:value-type="float" office:value="0.0164070069442089" calcext:value-type="float">
            <text:p>0,0164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5]+[.$P$2]" office:value-type="float" office:value="2.79999999999996" calcext:value-type="float">
            <text:p>2,8</text:p>
          </table:table-cell>
          <table:table-cell table:style-name="ce13" table:formula="of:=NORMDIST([.M116];[.$B$3];[.$B$4];TRUE())" office:value-type="float" office:value="0.758036347776924" calcext:value-type="float">
            <text:p>0,75804</text:p>
          </table:table-cell>
          <table:table-cell table:style-name="ce13" table:formula="of:=[.N116]-[.N115]" office:value-type="float" office:value="0.0158824585827918" calcext:value-type="float">
            <text:p>0,0158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6]+[.$P$2]" office:value-type="float" office:value="2.99999999999996" calcext:value-type="float">
            <text:p>3,0</text:p>
          </table:table-cell>
          <table:table-cell table:style-name="ce13" table:formula="of:=NORMDIST([.M117];[.$B$3];[.$B$4];TRUE())" office:value-type="float" office:value="0.773372647623129" calcext:value-type="float">
            <text:p>0,77337</text:p>
          </table:table-cell>
          <table:table-cell table:style-name="ce13" table:formula="of:=[.N117]-[.N116]" office:value-type="float" office:value="0.0153362998462049" calcext:value-type="float">
            <text:p>0,015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7]+[.$P$2]" office:value-type="float" office:value="3.19999999999996" calcext:value-type="float">
            <text:p>3,2</text:p>
          </table:table-cell>
          <table:table-cell table:style-name="ce13" table:formula="of:=NORMDIST([.M118];[.$B$3];[.$B$4];TRUE())" office:value-type="float" office:value="0.788144601416601" calcext:value-type="float">
            <text:p>0,78814</text:p>
          </table:table-cell>
          <table:table-cell table:style-name="ce13" table:formula="of:=[.N118]-[.N117]" office:value-type="float" office:value="0.0147719537934717" calcext:value-type="float">
            <text:p>0,0147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8]+[.$P$2]" office:value-type="float" office:value="3.39999999999996" calcext:value-type="float">
            <text:p>3,4</text:p>
          </table:table-cell>
          <table:table-cell table:style-name="ce13" table:formula="of:=NORMDIST([.M119];[.$B$3];[.$B$4];TRUE())" office:value-type="float" office:value="0.802337456877305" calcext:value-type="float">
            <text:p>0,80234</text:p>
          </table:table-cell>
          <table:table-cell table:style-name="ce13" table:formula="of:=[.N119]-[.N118]" office:value-type="float" office:value="0.0141928554607045" calcext:value-type="float">
            <text:p>0,014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19]+[.$P$2]" office:value-type="float" office:value="3.59999999999996" calcext:value-type="float">
            <text:p>3,6</text:p>
          </table:table-cell>
          <table:table-cell table:style-name="ce13" table:formula="of:=NORMDIST([.M120];[.$B$3];[.$B$4];TRUE())" office:value-type="float" office:value="0.815939874653238" calcext:value-type="float">
            <text:p>0,81594</text:p>
          </table:table-cell>
          <table:table-cell table:style-name="ce13" table:formula="of:=[.N120]-[.N119]" office:value-type="float" office:value="0.0136024177759329" calcext:value-type="float">
            <text:p>0,0136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0]+[.$P$2]" office:value-type="float" office:value="3.79999999999996" calcext:value-type="float">
            <text:p>3,8</text:p>
          </table:table-cell>
          <table:table-cell table:style-name="ce13" table:formula="of:=NORMDIST([.M121];[.$B$3];[.$B$4];TRUE())" office:value-type="float" office:value="0.828943873691516" calcext:value-type="float">
            <text:p>0,82894</text:p>
          </table:table-cell>
          <table:table-cell table:style-name="ce13" table:formula="of:=[.N121]-[.N120]" office:value-type="float" office:value="0.0130039990382779" calcext:value-type="float">
            <text:p>0,013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1]+[.$P$2]" office:value-type="float" office:value="3.99999999999996" calcext:value-type="float">
            <text:p>4,0</text:p>
          </table:table-cell>
          <table:table-cell table:style-name="ce13" table:formula="of:=NORMDIST([.M122];[.$B$3];[.$B$4];TRUE())" office:value-type="float" office:value="0.841344746068541" calcext:value-type="float">
            <text:p>0,84134</text:p>
          </table:table-cell>
          <table:table-cell table:style-name="ce13" table:formula="of:=[.N122]-[.N121]" office:value-type="float" office:value="0.0124008723770249" calcext:value-type="float">
            <text:p>0,0124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2]+[.$P$2]" office:value-type="float" office:value="4.19999999999996" calcext:value-type="float">
            <text:p>4,2</text:p>
          </table:table-cell>
          <table:table-cell table:style-name="ce13" table:formula="of:=NORMDIST([.M123];[.$B$3];[.$B$4];TRUE())" office:value-type="float" office:value="0.853140943624102" calcext:value-type="float">
            <text:p>0,85314</text:p>
          </table:table-cell>
          <table:table-cell table:style-name="ce13" table:formula="of:=[.N123]-[.N122]" office:value-type="float" office:value="0.0117961975555612" calcext:value-type="float">
            <text:p>0,0118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3]+[.$P$2]" office:value-type="float" office:value="4.39999999999996" calcext:value-type="float">
            <text:p>4,4</text:p>
          </table:table-cell>
          <table:table-cell table:style-name="ce13" table:formula="of:=NORMDIST([.M124];[.$B$3];[.$B$4];TRUE())" office:value-type="float" office:value="0.864333939053615" calcext:value-type="float">
            <text:p>0,86433</text:p>
          </table:table-cell>
          <table:table-cell table:style-name="ce13" table:formula="of:=[.N124]-[.N123]" office:value-type="float" office:value="0.0111929954295134" calcext:value-type="float">
            <text:p>0,011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4]+[.$P$2]" office:value-type="float" office:value="4.59999999999996" calcext:value-type="float">
            <text:p>4,6</text:p>
          </table:table-cell>
          <table:table-cell table:style-name="ce13" table:formula="of:=NORMDIST([.M125];[.$B$3];[.$B$4];TRUE())" office:value-type="float" office:value="0.874928064362848" calcext:value-type="float">
            <text:p>0,87493</text:p>
          </table:table-cell>
          <table:table-cell table:style-name="ce13" table:formula="of:=[.N125]-[.N124]" office:value-type="float" office:value="0.0105941253092325" calcext:value-type="float">
            <text:p>0,0105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5]+[.$P$2]" office:value-type="float" office:value="4.79999999999996" calcext:value-type="float">
            <text:p>4,8</text:p>
          </table:table-cell>
          <table:table-cell table:style-name="ce13" table:formula="of:=NORMDIST([.M126];[.$B$3];[.$B$4];TRUE())" office:value-type="float" office:value="0.88493032977829" calcext:value-type="float">
            <text:p>0,88493</text:p>
          </table:table-cell>
          <table:table-cell table:style-name="ce13" table:formula="of:=[.N126]-[.N125]" office:value-type="float" office:value="0.0100022654154421" calcext:value-type="float">
            <text:p>0,01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6]+[.$P$2]" office:value-type="float" office:value="4.99999999999996" calcext:value-type="float">
            <text:p>5,0</text:p>
          </table:table-cell>
          <table:table-cell table:style-name="ce13" table:formula="of:=NORMDIST([.M127];[.$B$3];[.$B$4];TRUE())" office:value-type="float" office:value="0.894350226333143" calcext:value-type="float">
            <text:p>0,89435</text:p>
          </table:table-cell>
          <table:table-cell table:style-name="ce13" table:formula="of:=[.N127]-[.N126]" office:value-type="float" office:value="0.00941989655485309" calcext:value-type="float">
            <text:p>0,009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7]+[.$P$2]" office:value-type="float" office:value="5.19999999999996" calcext:value-type="float">
            <text:p>5,2</text:p>
          </table:table-cell>
          <table:table-cell table:style-name="ce13" table:formula="of:=NORMDIST([.M128];[.$B$3];[.$B$4];TRUE())" office:value-type="float" office:value="0.903199515414388" calcext:value-type="float">
            <text:p>0,90320</text:p>
          </table:table-cell>
          <table:table-cell table:style-name="ce13" table:formula="of:=[.N128]-[.N127]" office:value-type="float" office:value="0.00884928908124505" calcext:value-type="float">
            <text:p>0,0088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8]+[.$P$2]" office:value-type="float" office:value="5.39999999999997" calcext:value-type="float">
            <text:p>5,4</text:p>
          </table:table-cell>
          <table:table-cell table:style-name="ce13" table:formula="of:=NORMDIST([.M129];[.$B$3];[.$B$4];TRUE())" office:value-type="float" office:value="0.911492008562597" calcext:value-type="float">
            <text:p>0,91149</text:p>
          </table:table-cell>
          <table:table-cell table:style-name="ce13" table:formula="of:=[.N129]-[.N128]" office:value-type="float" office:value="0.00829249314820835" calcext:value-type="float">
            <text:p>0,0082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29]+[.$P$2]" office:value-type="float" office:value="5.59999999999997" calcext:value-type="float">
            <text:p>5,6</text:p>
          </table:table-cell>
          <table:table-cell table:style-name="ce13" table:formula="of:=NORMDIST([.M130];[.$B$3];[.$B$4];TRUE())" office:value-type="float" office:value="0.919243340766228" calcext:value-type="float">
            <text:p>0,91924</text:p>
          </table:table-cell>
          <table:table-cell table:style-name="ce13" table:formula="of:=[.N130]-[.N129]" office:value-type="float" office:value="0.00775133220363111" calcext:value-type="float">
            <text:p>0,0077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0]+[.$P$2]" office:value-type="float" office:value="5.79999999999997" calcext:value-type="float">
            <text:p>5,8</text:p>
          </table:table-cell>
          <table:table-cell table:style-name="ce13" table:formula="of:=NORMDIST([.M131];[.$B$3];[.$B$4];TRUE())" office:value-type="float" office:value="0.92647074039035" calcext:value-type="float">
            <text:p>0,92647</text:p>
          </table:table-cell>
          <table:table-cell table:style-name="ce13" table:formula="of:=[.N131]-[.N130]" office:value-type="float" office:value="0.00722739962412289" calcext:value-type="float">
            <text:p>0,0072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1]+[.$P$2]" office:value-type="float" office:value="5.99999999999997" calcext:value-type="float">
            <text:p>6,0</text:p>
          </table:table-cell>
          <table:table-cell table:style-name="ce13" table:formula="of:=NORMDIST([.M132];[.$B$3];[.$B$4];TRUE())" office:value-type="float" office:value="0.933192798731141" calcext:value-type="float">
            <text:p>0,93319</text:p>
          </table:table-cell>
          <table:table-cell table:style-name="ce13" table:formula="of:=[.N132]-[.N131]" office:value-type="float" office:value="0.00672205834079032" calcext:value-type="float">
            <text:p>0,006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2]+[.$P$2]" office:value-type="float" office:value="6.19999999999997" calcext:value-type="float">
            <text:p>6,2</text:p>
          </table:table-cell>
          <table:table-cell table:style-name="ce13" table:formula="of:=NORMDIST([.M133];[.$B$3];[.$B$4];TRUE())" office:value-type="float" office:value="0.93942924199794" calcext:value-type="float">
            <text:p>0,93943</text:p>
          </table:table-cell>
          <table:table-cell table:style-name="ce13" table:formula="of:=[.N133]-[.N132]" office:value-type="float" office:value="0.00623644326679917" calcext:value-type="float">
            <text:p>0,006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3]+[.$P$2]" office:value-type="float" office:value="6.39999999999997" calcext:value-type="float">
            <text:p>6,4</text:p>
          </table:table-cell>
          <table:table-cell table:style-name="ce13" table:formula="of:=NORMDIST([.M134];[.$B$3];[.$B$4];TRUE())" office:value-type="float" office:value="0.945200708300441" calcext:value-type="float">
            <text:p>0,94520</text:p>
          </table:table-cell>
          <table:table-cell table:style-name="ce13" table:formula="of:=[.N134]-[.N133]" office:value-type="float" office:value="0.00577146630250103" calcext:value-type="float">
            <text:p>0,0057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4]+[.$P$2]" office:value-type="float" office:value="6.59999999999997" calcext:value-type="float">
            <text:p>6,6</text:p>
          </table:table-cell>
          <table:table-cell table:style-name="ce13" table:formula="of:=NORMDIST([.M135];[.$B$3];[.$B$4];TRUE())" office:value-type="float" office:value="0.950528531966351" calcext:value-type="float">
            <text:p>0,95053</text:p>
          </table:table-cell>
          <table:table-cell table:style-name="ce13" table:formula="of:=[.N135]-[.N134]" office:value-type="float" office:value="0.00532782366591" calcext:value-type="float">
            <text:p>0,0053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5]+[.$P$2]" office:value-type="float" office:value="6.79999999999997" calcext:value-type="float">
            <text:p>6,8</text:p>
          </table:table-cell>
          <table:table-cell table:style-name="ce13" table:formula="of:=NORMDIST([.M136];[.$B$3];[.$B$4];TRUE())" office:value-type="float" office:value="0.955434537241456" calcext:value-type="float">
            <text:p>0,95543</text:p>
          </table:table-cell>
          <table:table-cell table:style-name="ce13" table:formula="of:=[.N136]-[.N135]" office:value-type="float" office:value="0.00490600527510521" calcext:value-type="float">
            <text:p>0,0049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6]+[.$P$2]" office:value-type="float" office:value="6.99999999999997" calcext:value-type="float">
            <text:p>7,0</text:p>
          </table:table-cell>
          <table:table-cell table:style-name="ce13" table:formula="of:=NORMDIST([.M137];[.$B$3];[.$B$4];TRUE())" office:value-type="float" office:value="0.959940843136182" calcext:value-type="float">
            <text:p>0,95994</text:p>
          </table:table-cell>
          <table:table-cell table:style-name="ce13" table:formula="of:=[.N137]-[.N136]" office:value-type="float" office:value="0.004506305894726" calcext:value-type="float">
            <text:p>0,0045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7]+[.$P$2]" office:value-type="float" office:value="7.19999999999997" calcext:value-type="float">
            <text:p>7,2</text:p>
          </table:table-cell>
          <table:table-cell table:style-name="ce13" table:formula="of:=NORMDIST([.M138];[.$B$3];[.$B$4];TRUE())" office:value-type="float" office:value="0.964069680887074" calcext:value-type="float">
            <text:p>0,96407</text:p>
          </table:table-cell>
          <table:table-cell table:style-name="ce13" table:formula="of:=[.N138]-[.N137]" office:value-type="float" office:value="0.00412883775089146" calcext:value-type="float">
            <text:p>0,004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8]+[.$P$2]" office:value-type="float" office:value="7.39999999999997" calcext:value-type="float">
            <text:p>7,4</text:p>
          </table:table-cell>
          <table:table-cell table:style-name="ce13" table:formula="of:=NORMDIST([.M139];[.$B$3];[.$B$4];TRUE())" office:value-type="float" office:value="0.967843225204386" calcext:value-type="float">
            <text:p>0,96784</text:p>
          </table:table-cell>
          <table:table-cell table:style-name="ce13" table:formula="of:=[.N139]-[.N138]" office:value-type="float" office:value="0.00377354431731214" calcext:value-type="float">
            <text:p>0,0037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39]+[.$P$2]" office:value-type="float" office:value="7.59999999999997" calcext:value-type="float">
            <text:p>7,6</text:p>
          </table:table-cell>
          <table:table-cell table:style-name="ce13" table:formula="of:=NORMDIST([.M140];[.$B$3];[.$B$4];TRUE())" office:value-type="float" office:value="0.971283440183998" calcext:value-type="float">
            <text:p>0,97128</text:p>
          </table:table-cell>
          <table:table-cell table:style-name="ce13" table:formula="of:=[.N140]-[.N139]" office:value-type="float" office:value="0.00344021497961189" calcext:value-type="float">
            <text:p>0,0034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0]+[.$P$2]" office:value-type="float" office:value="7.79999999999997" calcext:value-type="float">
            <text:p>7,8</text:p>
          </table:table-cell>
          <table:table-cell table:style-name="ce13" table:formula="of:=NORMDIST([.M141];[.$B$3];[.$B$4];TRUE())" office:value-type="float" office:value="0.974411940478361" calcext:value-type="float">
            <text:p>0,97441</text:p>
          </table:table-cell>
          <table:table-cell table:style-name="ce13" table:formula="of:=[.N141]-[.N140]" office:value-type="float" office:value="0.00312850029436318" calcext:value-type="float">
            <text:p>0,003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1]+[.$P$2]" office:value-type="float" office:value="7.99999999999997" calcext:value-type="float">
            <text:p>8,0</text:p>
          </table:table-cell>
          <table:table-cell table:style-name="ce13" table:formula="of:=NORMDIST([.M142];[.$B$3];[.$B$4];TRUE())" office:value-type="float" office:value="0.97724986805182" calcext:value-type="float">
            <text:p>0,97725</text:p>
          </table:table-cell>
          <table:table-cell table:style-name="ce13" table:formula="of:=[.N142]-[.N141]" office:value-type="float" office:value="0.00283792757345935" calcext:value-type="float">
            <text:p>0,0028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2]+[.$P$2]" office:value-type="float" office:value="8.19999999999997" calcext:value-type="float">
            <text:p>8,2</text:p>
          </table:table-cell>
          <table:table-cell table:style-name="ce13" table:formula="of:=NORMDIST([.M143];[.$B$3];[.$B$4];TRUE())" office:value-type="float" office:value="0.979817784594295" calcext:value-type="float">
            <text:p>0,97982</text:p>
          </table:table-cell>
          <table:table-cell table:style-name="ce13" table:formula="of:=[.N143]-[.N142]" office:value-type="float" office:value="0.00256791654247501" calcext:value-type="float">
            <text:p>0,0025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3]+[.$P$2]" office:value-type="float" office:value="8.39999999999997" calcext:value-type="float">
            <text:p>8,4</text:p>
          </table:table-cell>
          <table:table-cell table:style-name="ce13" table:formula="of:=NORMDIST([.M144];[.$B$3];[.$B$4];TRUE())" office:value-type="float" office:value="0.982135579437183" calcext:value-type="float">
            <text:p>0,98214</text:p>
          </table:table-cell>
          <table:table-cell table:style-name="ce13" table:formula="of:=[.N144]-[.N143]" office:value-type="float" office:value="0.00231779484288785" calcext:value-type="float">
            <text:p>0,0023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4]+[.$P$2]" office:value-type="float" office:value="8.59999999999997" calcext:value-type="float">
            <text:p>8,6</text:p>
          </table:table-cell>
          <table:table-cell table:style-name="ce13" table:formula="of:=NORMDIST([.M145];[.$B$3];[.$B$4];TRUE())" office:value-type="float" office:value="0.984222392608909" calcext:value-type="float">
            <text:p>0,98422</text:p>
          </table:table-cell>
          <table:table-cell table:style-name="ce13" table:formula="of:=[.N145]-[.N144]" office:value-type="float" office:value="0.00208681317172599" calcext:value-type="float">
            <text:p>0,002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5]+[.$P$2]" office:value-type="float" office:value="8.79999999999997" calcext:value-type="float">
            <text:p>8,8</text:p>
          </table:table-cell>
          <table:table-cell table:style-name="ce13" table:formula="of:=NORMDIST([.M146];[.$B$3];[.$B$4];TRUE())" office:value-type="float" office:value="0.986096552486501" calcext:value-type="float">
            <text:p>0,98610</text:p>
          </table:table-cell>
          <table:table-cell table:style-name="ce13" table:formula="of:=[.N146]-[.N145]" office:value-type="float" office:value="0.00187415987759199" calcext:value-type="float">
            <text:p>0,0018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6]+[.$P$2]" office:value-type="float" office:value="8.99999999999996" calcext:value-type="float">
            <text:p>9,0</text:p>
          </table:table-cell>
          <table:table-cell table:style-name="ce13" table:formula="of:=NORMDIST([.M147];[.$B$3];[.$B$4];TRUE())" office:value-type="float" office:value="0.987775527344955" calcext:value-type="float">
            <text:p>0,98778</text:p>
          </table:table-cell>
          <table:table-cell table:style-name="ce13" table:formula="of:=[.N147]-[.N146]" office:value-type="float" office:value="0.00167897485845392" calcext:value-type="float">
            <text:p>0,0016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7]+[.$P$2]" office:value-type="float" office:value="9.19999999999996" calcext:value-type="float">
            <text:p>9,2</text:p>
          </table:table-cell>
          <table:table-cell table:style-name="ce13" table:formula="of:=NORMDIST([.M148];[.$B$3];[.$B$4];TRUE())" office:value-type="float" office:value="0.989275889978324" calcext:value-type="float">
            <text:p>0,98928</text:p>
          </table:table-cell>
          <table:table-cell table:style-name="ce13" table:formula="of:=[.N148]-[.N147]" office:value-type="float" office:value="0.00150036263336895" calcext:value-type="float">
            <text:p>0,0015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8]+[.$P$2]" office:value-type="float" office:value="9.39999999999996" calcext:value-type="float">
            <text:p>9,4</text:p>
          </table:table-cell>
          <table:table-cell table:style-name="ce13" table:formula="of:=NORMDIST([.M149];[.$B$3];[.$B$4];TRUE())" office:value-type="float" office:value="0.990613294465161" calcext:value-type="float">
            <text:p>0,99061</text:p>
          </table:table-cell>
          <table:table-cell table:style-name="ce13" table:formula="of:=[.N149]-[.N148]" office:value-type="float" office:value="0.00133740448683728" calcext:value-type="float">
            <text:p>0,0013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49]+[.$P$2]" office:value-type="float" office:value="9.59999999999996" calcext:value-type="float">
            <text:p>9,6</text:p>
          </table:table-cell>
          <table:table-cell table:style-name="ce13" table:formula="of:=NORMDIST([.M150];[.$B$3];[.$B$4];TRUE())" office:value-type="float" office:value="0.991802464075404" calcext:value-type="float">
            <text:p>0,99180</text:p>
          </table:table-cell>
          <table:table-cell table:style-name="ce13" table:formula="of:=[.N150]-[.N149]" office:value-type="float" office:value="0.00118916961024251" calcext:value-type="float">
            <text:p>0,0011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0]+[.$P$2]" office:value-type="float" office:value="9.79999999999996" calcext:value-type="float">
            <text:p>9,8</text:p>
          </table:table-cell>
          <table:table-cell table:style-name="ce13" table:formula="of:=NORMDIST([.M151];[.$B$3];[.$B$4];TRUE())" office:value-type="float" office:value="0.992857189264728" calcext:value-type="float">
            <text:p>0,99286</text:p>
          </table:table-cell>
          <table:table-cell table:style-name="ce13" table:formula="of:=[.N151]-[.N150]" office:value-type="float" office:value="0.0010547251893247" calcext:value-type="float">
            <text:p>0,001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1]+[.$P$2]" office:value-type="float" office:value="9.99999999999996" calcext:value-type="float">
            <text:p>10,0</text:p>
          </table:table-cell>
          <table:table-cell table:style-name="ce13" table:formula="of:=NORMDIST([.M152];[.$B$3];[.$B$4];TRUE())" office:value-type="float" office:value="0.993790334674224" calcext:value-type="float">
            <text:p>0,99379</text:p>
          </table:table-cell>
          <table:table-cell table:style-name="ce13" table:formula="of:=[.N152]-[.N151]" office:value-type="float" office:value="0.000933145409495184" calcext:value-type="float">
            <text:p>0,0009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2]+[.$P$2]" office:value-type="float" office:value="10.2" calcext:value-type="float">
            <text:p>10,2</text:p>
          </table:table-cell>
          <table:table-cell table:style-name="ce13" table:formula="of:=NORMDIST([.M153];[.$B$3];[.$B$4];TRUE())" office:value-type="float" office:value="0.994613854045933" calcext:value-type="float">
            <text:p>0,99461</text:p>
          </table:table-cell>
          <table:table-cell table:style-name="ce13" table:formula="of:=[.N153]-[.N152]" office:value-type="float" office:value="0.000823519371709547" calcext:value-type="float">
            <text:p>0,0008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3]+[.$P$2]" office:value-type="float" office:value="10.4" calcext:value-type="float">
            <text:p>10,4</text:p>
          </table:table-cell>
          <table:table-cell table:style-name="ce13" table:formula="of:=NORMDIST([.M154];[.$B$3];[.$B$4];TRUE())" office:value-type="float" office:value="0.995338811976281" calcext:value-type="float">
            <text:p>0,99534</text:p>
          </table:table-cell>
          <table:table-cell table:style-name="ce13" table:formula="of:=[.N154]-[.N153]" office:value-type="float" office:value="0.000724957930347991" calcext:value-type="float">
            <text:p>0,0007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4]+[.$P$2]" office:value-type="float" office:value="10.6" calcext:value-type="float">
            <text:p>10,6</text:p>
          </table:table-cell>
          <table:table-cell table:style-name="ce13" table:formula="of:=NORMDIST([.M155];[.$B$3];[.$B$4];TRUE())" office:value-type="float" office:value="0.995975411457242" calcext:value-type="float">
            <text:p>0,99598</text:p>
          </table:table-cell>
          <table:table-cell table:style-name="ce13" table:formula="of:=[.N155]-[.N154]" office:value-type="float" office:value="0.000636599480960398" calcext:value-type="float">
            <text:p>0,0006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5]+[.$P$2]" office:value-type="float" office:value="10.8" calcext:value-type="float">
            <text:p>10,8</text:p>
          </table:table-cell>
          <table:table-cell table:style-name="ce13" table:formula="of:=NORMDIST([.M156];[.$B$3];[.$B$4];TRUE())" office:value-type="float" office:value="0.996533026196959" calcext:value-type="float">
            <text:p>0,99653</text:p>
          </table:table-cell>
          <table:table-cell table:style-name="ce13" table:formula="of:=[.N156]-[.N155]" office:value-type="float" office:value="0.000557614739717605" calcext:value-type="float">
            <text:p>0,0005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6]+[.$P$2]" office:value-type="float" office:value="11" calcext:value-type="float">
            <text:p>11,0</text:p>
          </table:table-cell>
          <table:table-cell table:style-name="ce13" table:formula="of:=NORMDIST([.M157];[.$B$3];[.$B$4];TRUE())" office:value-type="float" office:value="0.997020236764945" calcext:value-type="float">
            <text:p>0,99702</text:p>
          </table:table-cell>
          <table:table-cell table:style-name="ce13" table:formula="of:=[.N157]-[.N156]" office:value-type="float" office:value="0.000487210567986174" calcext:value-type="float">
            <text:p>0,0004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7]+[.$P$2]" office:value-type="float" office:value="11.2" calcext:value-type="float">
            <text:p>11,2</text:p>
          </table:table-cell>
          <table:table-cell table:style-name="ce13" table:formula="of:=NORMDIST([.M158];[.$B$3];[.$B$4];TRUE())" office:value-type="float" office:value="0.997444869669572" calcext:value-type="float">
            <text:p>0,99744</text:p>
          </table:table-cell>
          <table:table-cell table:style-name="ce13" table:formula="of:=[.N158]-[.N157]" office:value-type="float" office:value="0.000424632904626576" calcext:value-type="float">
            <text:p>0,0004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8]+[.$P$2]" office:value-type="float" office:value="11.4" calcext:value-type="float">
            <text:p>11,4</text:p>
          </table:table-cell>
          <table:table-cell table:style-name="ce13" table:formula="of:=NORMDIST([.M159];[.$B$3];[.$B$4];TRUE())" office:value-type="float" office:value="0.997814038545087" calcext:value-type="float">
            <text:p>0,99781</text:p>
          </table:table-cell>
          <table:table-cell table:style-name="ce13" table:formula="of:=[.N159]-[.N158]" office:value-type="float" office:value="0.000369168875514747" calcext:value-type="float">
            <text:p>0,0003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59]+[.$P$2]" office:value-type="float" office:value="11.6" calcext:value-type="float">
            <text:p>11,6</text:p>
          </table:table-cell>
          <table:table-cell table:style-name="ce13" table:formula="of:=NORMDIST([.M160];[.$B$3];[.$B$4];TRUE())" office:value-type="float" office:value="0.998134186699616" calcext:value-type="float">
            <text:p>0,99813</text:p>
          </table:table-cell>
          <table:table-cell table:style-name="ce13" table:formula="of:=[.N160]-[.N159]" office:value-type="float" office:value="0.000320148154529187" calcext:value-type="float">
            <text:p>0,0003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0]+[.$P$2]" office:value-type="float" office:value="11.8" calcext:value-type="float">
            <text:p>11,8</text:p>
          </table:table-cell>
          <table:table-cell table:style-name="ce13" table:formula="of:=NORMDIST([.M161];[.$B$3];[.$B$4];TRUE())" office:value-type="float" office:value="0.998411130352635" calcext:value-type="float">
            <text:p>0,99841</text:p>
          </table:table-cell>
          <table:table-cell table:style-name="ce13" table:formula="of:=[.N161]-[.N160]" office:value-type="float" office:value="0.000276943653019224" calcext:value-type="float">
            <text:p>0,0002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1]+[.$P$2]" office:value-type="float" office:value="12" calcext:value-type="float">
            <text:p>12,0</text:p>
          </table:table-cell>
          <table:table-cell table:style-name="ce13" table:formula="of:=NORMDIST([.M162];[.$B$3];[.$B$4];TRUE())" office:value-type="float" office:value="0.99865010196837" calcext:value-type="float">
            <text:p>0,99865</text:p>
          </table:table-cell>
          <table:table-cell table:style-name="ce13" table:formula="of:=[.N162]-[.N161]" office:value-type="float" office:value="0.000238971615734718" calcext:value-type="float">
            <text:p>0,0002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2]+[.$P$2]" office:value-type="float" office:value="12.2" calcext:value-type="float">
            <text:p>12,2</text:p>
          </table:table-cell>
          <table:table-cell table:style-name="ce13" table:formula="of:=NORMDIST([.M163];[.$B$3];[.$B$4];TRUE())" office:value-type="float" office:value="0.998855793168977" calcext:value-type="float">
            <text:p>0,99886</text:p>
          </table:table-cell>
          <table:table-cell table:style-name="ce13" table:formula="of:=[.N163]-[.N162]" office:value-type="float" office:value="0.000205691200607427" calcext:value-type="float">
            <text:p>0,0002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3]+[.$P$2]" office:value-type="float" office:value="12.4" calcext:value-type="float">
            <text:p>12,4</text:p>
          </table:table-cell>
          <table:table-cell table:style-name="ce13" table:formula="of:=NORMDIST([.M164];[.$B$3];[.$B$4];TRUE())" office:value-type="float" office:value="0.999032396786781" calcext:value-type="float">
            <text:p>0,99903</text:p>
          </table:table-cell>
          <table:table-cell table:style-name="ce13" table:formula="of:=[.N164]-[.N163]" office:value-type="float" office:value="0.000176603617804361" calcext:value-type="float">
            <text:p>0,0001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4]+[.$P$2]" office:value-type="float" office:value="12.6" calcext:value-type="float">
            <text:p>12,6</text:p>
          </table:table-cell>
          <table:table-cell table:style-name="ce13" table:formula="of:=NORMDIST([.M165];[.$B$3];[.$B$4];TRUE())" office:value-type="float" office:value="0.999183647687171" calcext:value-type="float">
            <text:p>0,99918</text:p>
          </table:table-cell>
          <table:table-cell table:style-name="ce13" table:formula="of:=[.N165]-[.N164]" office:value-type="float" office:value="0.00015125090038981" calcext:value-type="float">
            <text:p>0,0001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5]+[.$P$2]" office:value-type="float" office:value="12.8" calcext:value-type="float">
            <text:p>12,8</text:p>
          </table:table-cell>
          <table:table-cell table:style-name="ce13" table:formula="of:=NORMDIST([.M166];[.$B$3];[.$B$4];TRUE())" office:value-type="float" office:value="0.999312862062084" calcext:value-type="float">
            <text:p>0,99931</text:p>
          </table:table-cell>
          <table:table-cell table:style-name="ce13" table:formula="of:=[.N166]-[.N165]" office:value-type="float" office:value="0.000129214374912756" calcext:value-type="float">
            <text:p>0,0001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6]+[.$P$2]" office:value-type="float" office:value="13" calcext:value-type="float">
            <text:p>13,0</text:p>
          </table:table-cell>
          <table:table-cell table:style-name="ce13" table:formula="of:=NORMDIST([.M167];[.$B$3];[.$B$4];TRUE())" office:value-type="float" office:value="0.999422974957609" calcext:value-type="float">
            <text:p>0,99942</text:p>
          </table:table-cell>
          <table:table-cell table:style-name="ce13" table:formula="of:=[.N167]-[.N166]" office:value-type="float" office:value="0.000110112895525094" calcext:value-type="float">
            <text:p>0,0001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7]+[.$P$2]" office:value-type="float" office:value="13.2" calcext:value-type="float">
            <text:p>13,2</text:p>
          </table:table-cell>
          <table:table-cell table:style-name="ce13" table:formula="of:=NORMDIST([.M168];[.$B$3];[.$B$4];TRUE())" office:value-type="float" office:value="0.999516575857616" calcext:value-type="float">
            <text:p>0,99952</text:p>
          </table:table-cell>
          <table:table-cell table:style-name="ce13" table:formula="of:=[.N168]-[.N167]" office:value-type="float" office:value="0.0000936009000069848" calcext:value-type="float">
            <text:p>0,0000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8]+[.$P$2]" office:value-type="float" office:value="13.4" calcext:value-type="float">
            <text:p>13,4</text:p>
          </table:table-cell>
          <table:table-cell table:style-name="ce13" table:formula="of:=NORMDIST([.M169];[.$B$3];[.$B$4];TRUE())" office:value-type="float" office:value="0.999595942198136" calcext:value-type="float">
            <text:p>0,99960</text:p>
          </table:table-cell>
          <table:table-cell table:style-name="ce13" table:formula="of:=[.N169]-[.N168]" office:value-type="float" office:value="0.0000793663405197487" calcext:value-type="float">
            <text:p>0,0000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69]+[.$P$2]" office:value-type="float" office:value="13.5999999999999" calcext:value-type="float">
            <text:p>13,6</text:p>
          </table:table-cell>
          <table:table-cell table:style-name="ce13" table:formula="of:=NORMDIST([.M170];[.$B$3];[.$B$4];TRUE())" office:value-type="float" office:value="0.999663070734323" calcext:value-type="float">
            <text:p>0,99966</text:p>
          </table:table-cell>
          <table:table-cell table:style-name="ce13" table:formula="of:=[.N170]-[.N169]" office:value-type="float" office:value="0.0000671285361870666" calcext:value-type="float">
            <text:p>0,0000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0]+[.$P$2]" office:value-type="float" office:value="13.7999999999999" calcext:value-type="float">
            <text:p>13,8</text:p>
          </table:table-cell>
          <table:table-cell table:style-name="ce13" table:formula="of:=NORMDIST([.M171];[.$B$3];[.$B$4];TRUE())" office:value-type="float" office:value="0.999719706723184" calcext:value-type="float">
            <text:p>0,99972</text:p>
          </table:table-cell>
          <table:table-cell table:style-name="ce13" table:formula="of:=[.N171]-[.N170]" office:value-type="float" office:value="0.0000566359888607426" calcext:value-type="float">
            <text:p>0,00006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1]+[.$P$2]" office:value-type="float" office:value="13.9999999999999" calcext:value-type="float">
            <text:p>14,0</text:p>
          </table:table-cell>
          <table:table-cell table:style-name="ce13" table:formula="of:=NORMDIST([.M172];[.$B$3];[.$B$4];TRUE())" office:value-type="float" office:value="0.999767370920964" calcext:value-type="float">
            <text:p>0,99977</text:p>
          </table:table-cell>
          <table:table-cell table:style-name="ce13" table:formula="of:=[.N172]-[.N171]" office:value-type="float" office:value="0.0000476641977806835" calcext:value-type="float">
            <text:p>0,00005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2]+[.$P$2]" office:value-type="float" office:value="14.1999999999999" calcext:value-type="float">
            <text:p>14,2</text:p>
          </table:table-cell>
          <table:table-cell table:style-name="ce13" table:formula="of:=NORMDIST([.M173];[.$B$3];[.$B$4];TRUE())" office:value-type="float" office:value="0.999807384424364" calcext:value-type="float">
            <text:p>0,99981</text:p>
          </table:table-cell>
          <table:table-cell table:style-name="ce13" table:formula="of:=[.N173]-[.N172]" office:value-type="float" office:value="0.0000400135033998827" calcext:value-type="float">
            <text:p>0,00004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3]+[.$P$2]" office:value-type="float" office:value="14.3999999999999" calcext:value-type="float">
            <text:p>14,4</text:p>
          </table:table-cell>
          <table:table-cell table:style-name="ce13" table:formula="of:=NORMDIST([.M174];[.$B$3];[.$B$4];TRUE())" office:value-type="float" office:value="0.999840891409842" calcext:value-type="float">
            <text:p>0,99984</text:p>
          </table:table-cell>
          <table:table-cell table:style-name="ce13" table:formula="of:=[.N174]-[.N173]" office:value-type="float" office:value="0.0000335069854781045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4]+[.$P$2]" office:value-type="float" office:value="14.5999999999999" calcext:value-type="float">
            <text:p>14,6</text:p>
          </table:table-cell>
          <table:table-cell table:style-name="ce13" table:formula="of:=NORMDIST([.M175];[.$B$3];[.$B$4];TRUE())" office:value-type="float" office:value="0.999868879845579" calcext:value-type="float">
            <text:p>0,99987</text:p>
          </table:table-cell>
          <table:table-cell table:style-name="ce13" table:formula="of:=[.N175]-[.N174]" office:value-type="float" office:value="0.0000279884357370363" calcext:value-type="float">
            <text:p>0,00003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5]+[.$P$2]" office:value-type="float" office:value="14.7999999999999" calcext:value-type="float">
            <text:p>14,8</text:p>
          </table:table-cell>
          <table:table-cell table:style-name="ce13" table:formula="of:=NORMDIST([.M176];[.$B$3];[.$B$4];TRUE())" office:value-type="float" office:value="0.999892200266523" calcext:value-type="float">
            <text:p>0,99989</text:p>
          </table:table-cell>
          <table:table-cell table:style-name="ce13" table:formula="of:=[.N176]-[.N175]" office:value-type="float" office:value="0.000023320420943107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6]+[.$P$2]" office:value-type="float" office:value="14.9999999999999" calcext:value-type="float">
            <text:p>15,0</text:p>
          </table:table-cell>
          <table:table-cell table:style-name="ce13" table:formula="of:=NORMDIST([.M177];[.$B$3];[.$B$4];TRUE())" office:value-type="float" office:value="0.999911582714799" calcext:value-type="float">
            <text:p>0,99991</text:p>
          </table:table-cell>
          <table:table-cell table:style-name="ce13" table:formula="of:=[.N177]-[.N176]" office:value-type="float" office:value="0.0000193824482765947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7]+[.$P$2]" office:value-type="float" office:value="15.1999999999999" calcext:value-type="float">
            <text:p>15,2</text:p>
          </table:table-cell>
          <table:table-cell table:style-name="ce13" table:formula="of:=NORMDIST([.M178];[.$B$3];[.$B$4];TRUE())" office:value-type="float" office:value="0.999927651956075" calcext:value-type="float">
            <text:p>0,99993</text:p>
          </table:table-cell>
          <table:table-cell table:style-name="ce13" table:formula="of:=[.N178]-[.N177]" office:value-type="float" office:value="0.0000160692412757291" calcext:value-type="float">
            <text:p>0,00002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8]+[.$P$2]" office:value-type="float" office:value="15.3999999999999" calcext:value-type="float">
            <text:p>15,4</text:p>
          </table:table-cell>
          <table:table-cell table:style-name="ce13" table:formula="of:=NORMDIST([.M179];[.$B$3];[.$B$4];TRUE())" office:value-type="float" office:value="0.999940941087581" calcext:value-type="float">
            <text:p>0,99994</text:p>
          </table:table-cell>
          <table:table-cell table:style-name="ce13" table:formula="of:=[.N179]-[.N178]" office:value-type="float" office:value="0.0000132891315061112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79]+[.$P$2]" office:value-type="float" office:value="15.5999999999999" calcext:value-type="float">
            <text:p>15,6</text:p>
          </table:table-cell>
          <table:table-cell table:style-name="ce13" table:formula="of:=NORMDIST([.M180];[.$B$3];[.$B$4];TRUE())" office:value-type="float" office:value="0.999951903655982" calcext:value-type="float">
            <text:p>0,99995</text:p>
          </table:table-cell>
          <table:table-cell table:style-name="ce13" table:formula="of:=[.N180]-[.N179]" office:value-type="float" office:value="0.0000109625684013848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0]+[.$P$2]" office:value-type="float" office:value="15.7999999999999" calcext:value-type="float">
            <text:p>15,8</text:p>
          </table:table-cell>
          <table:table-cell table:style-name="ce13" table:formula="of:=NORMDIST([.M181];[.$B$3];[.$B$4];TRUE())" office:value-type="float" office:value="0.999960924403402" calcext:value-type="float">
            <text:p>0,99996</text:p>
          </table:table-cell>
          <table:table-cell table:style-name="ce13" table:formula="of:=[.N181]-[.N180]" office:value-type="float" office:value="0.00000902074741981895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1]+[.$P$2]" office:value-type="float" office:value="15.9999999999999" calcext:value-type="float">
            <text:p>16,0</text:p>
          </table:table-cell>
          <table:table-cell table:style-name="ce13" table:formula="of:=NORMDIST([.M182];[.$B$3];[.$B$4];TRUE())" office:value-type="float" office:value="0.999968328758167" calcext:value-type="float">
            <text:p>0,99997</text:p>
          </table:table-cell>
          <table:table-cell table:style-name="ce13" table:formula="of:=[.N182]-[.N181]" office:value-type="float" office:value="0.00000740435476465073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2]+[.$P$2]" office:value-type="float" office:value="16.1999999999999" calcext:value-type="float">
            <text:p>16,2</text:p>
          </table:table-cell>
          <table:table-cell table:style-name="ce13" table:formula="of:=NORMDIST([.M183];[.$B$3];[.$B$4];TRUE())" office:value-type="float" office:value="0.999974391183526" calcext:value-type="float">
            <text:p>0,99997</text:p>
          </table:table-cell>
          <table:table-cell table:style-name="ce13" table:formula="of:=[.N183]-[.N182]" office:value-type="float" office:value="0.00000606242535905466" calcext:value-type="float">
            <text:p>0,00001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3]+[.$P$2]" office:value-type="float" office:value="16.3999999999999" calcext:value-type="float">
            <text:p>16,4</text:p>
          </table:table-cell>
          <table:table-cell table:style-name="ce13" table:formula="of:=NORMDIST([.M184];[.$B$3];[.$B$4];TRUE())" office:value-type="float" office:value="0.999979342493087" calcext:value-type="float">
            <text:p>0,99998</text:p>
          </table:table-cell>
          <table:table-cell table:style-name="ce13" table:formula="of:=[.N184]-[.N183]" office:value-type="float" office:value="0.00000495130956146284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4]+[.$P$2]" office:value-type="float" office:value="16.5999999999999" calcext:value-type="float">
            <text:p>16,6</text:p>
          </table:table-cell>
          <table:table-cell table:style-name="ce13" table:formula="of:=NORMDIST([.M185];[.$B$3];[.$B$4];TRUE())" office:value-type="float" office:value="0.99998337623627" calcext:value-type="float">
            <text:p>0,99998</text:p>
          </table:table-cell>
          <table:table-cell table:style-name="ce13" table:formula="of:=[.N185]-[.N184]" office:value-type="float" office:value="0.00000403374318302951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5]+[.$P$2]" office:value-type="float" office:value="16.7999999999999" calcext:value-type="float">
            <text:p>16,8</text:p>
          </table:table-cell>
          <table:table-cell table:style-name="ce13" table:formula="of:=NORMDIST([.M186];[.$B$3];[.$B$4];TRUE())" office:value-type="float" office:value="0.999986654250984" calcext:value-type="float">
            <text:p>0,99999</text:p>
          </table:table-cell>
          <table:table-cell table:style-name="ce13" table:formula="of:=[.N186]-[.N185]" office:value-type="float" office:value="0.00000327801471367017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6]+[.$P$2]" office:value-type="float" office:value="16.9999999999999" calcext:value-type="float">
            <text:p>17,0</text:p>
          </table:table-cell>
          <table:table-cell table:style-name="ce13" table:formula="of:=NORMDIST([.M187];[.$B$3];[.$B$4];TRUE())" office:value-type="float" office:value="0.999989311474225" calcext:value-type="float">
            <text:p>0,99999</text:p>
          </table:table-cell>
          <table:table-cell table:style-name="ce13" table:formula="of:=[.N187]-[.N186]" office:value-type="float" office:value="0.00000265722324099826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7]+[.$P$2]" office:value-type="float" office:value="17.1999999999999" calcext:value-type="float">
            <text:p>17,2</text:p>
          </table:table-cell>
          <table:table-cell table:style-name="ce13" table:formula="of:=NORMDIST([.M188];[.$B$3];[.$B$4];TRUE())" office:value-type="float" office:value="0.999991460094529" calcext:value-type="float">
            <text:p>0,99999</text:p>
          </table:table-cell>
          <table:table-cell table:style-name="ce13" table:formula="of:=[.N188]-[.N187]" office:value-type="float" office:value="0.00000214862030389895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8]+[.$P$2]" office:value-type="float" office:value="17.3999999999999" calcext:value-type="float">
            <text:p>17,4</text:p>
          </table:table-cell>
          <table:table-cell table:style-name="ce13" table:formula="of:=NORMDIST([.M189];[.$B$3];[.$B$4];TRUE())" office:value-type="float" office:value="0.999993193123401" calcext:value-type="float">
            <text:p>0,99999</text:p>
          </table:table-cell>
          <table:table-cell table:style-name="ce13" table:formula="of:=[.N189]-[.N188]" office:value-type="float" office:value="0.00000173302887174209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89]+[.$P$2]" office:value-type="float" office:value="17.5999999999999" calcext:value-type="float">
            <text:p>17,6</text:p>
          </table:table-cell>
          <table:table-cell table:style-name="ce13" table:formula="of:=NORMDIST([.M190];[.$B$3];[.$B$4];TRUE())" office:value-type="float" office:value="0.999994587456092" calcext:value-type="float">
            <text:p>0,99999</text:p>
          </table:table-cell>
          <table:table-cell table:style-name="ce13" table:formula="of:=[.N190]-[.N189]" office:value-type="float" office:value="0.00000139433269152889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0]+[.$P$2]" office:value-type="float" office:value="17.7999999999999" calcext:value-type="float">
            <text:p>17,8</text:p>
          </table:table-cell>
          <table:table-cell table:style-name="ce13" table:formula="of:=NORMDIST([.M191];[.$B$3];[.$B$4];TRUE())" office:value-type="float" office:value="0.99999570648553" calcext:value-type="float">
            <text:p>1,00000</text:p>
          </table:table-cell>
          <table:table-cell table:style-name="ce13" table:formula="of:=[.N191]-[.N190]" office:value-type="float" office:value="0.00000111902943777942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1]+[.$P$2]" office:value-type="float" office:value="17.9999999999999" calcext:value-type="float">
            <text:p>18,0</text:p>
          </table:table-cell>
          <table:table-cell table:style-name="ce13" table:formula="of:=NORMDIST([.M192];[.$B$3];[.$B$4];TRUE())" office:value-type="float" office:value="0.999996602326875" calcext:value-type="float">
            <text:p>1,00000</text:p>
          </table:table-cell>
          <table:table-cell table:style-name="ce13" table:formula="of:=[.N192]-[.N191]" office:value-type="float" office:value="0.000000895841345216475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2]+[.$P$2]" office:value-type="float" office:value="18.1999999999999" calcext:value-type="float">
            <text:p>18,2</text:p>
          </table:table-cell>
          <table:table-cell table:style-name="ce13" table:formula="of:=NORMDIST([.M193];[.$B$3];[.$B$4];TRUE())" office:value-type="float" office:value="0.99999731770422" calcext:value-type="float">
            <text:p>1,00000</text:p>
          </table:table-cell>
          <table:table-cell table:style-name="ce13" table:formula="of:=[.N193]-[.N192]" office:value-type="float" office:value="0.000000715377345028578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3]+[.$P$2]" office:value-type="float" office:value="18.3999999999999" calcext:value-type="float">
            <text:p>18,4</text:p>
          </table:table-cell>
          <table:table-cell table:style-name="ce13" table:formula="of:=NORMDIST([.M194];[.$B$3];[.$B$4];TRUE())" office:value-type="float" office:value="0.999997887545297" calcext:value-type="float">
            <text:p>1,00000</text:p>
          </table:table-cell>
          <table:table-cell table:style-name="ce13" table:formula="of:=[.N194]-[.N193]" office:value-type="float" office:value="0.000000569841077213695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4]+[.$P$2]" office:value-type="float" office:value="18.5999999999999" calcext:value-type="float">
            <text:p>18,6</text:p>
          </table:table-cell>
          <table:table-cell table:style-name="ce13" table:formula="of:=NORMDIST([.M195];[.$B$3];[.$B$4];TRUE())" office:value-type="float" office:value="0.999998340324856" calcext:value-type="float">
            <text:p>1,00000</text:p>
          </table:table-cell>
          <table:table-cell table:style-name="ce13" table:formula="of:=[.N195]-[.N194]" office:value-type="float" office:value="0.000000452779558068883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5]+[.$P$2]" office:value-type="float" office:value="18.7999999999999" calcext:value-type="float">
            <text:p>18,8</text:p>
          </table:table-cell>
          <table:table-cell table:style-name="ce13" table:formula="of:=NORMDIST([.M196];[.$B$3];[.$B$4];TRUE())" office:value-type="float" office:value="0.999998699192546" calcext:value-type="float">
            <text:p>1,00000</text:p>
          </table:table-cell>
          <table:table-cell table:style-name="ce13" table:formula="of:=[.N196]-[.N195]" office:value-type="float" office:value="0.000000358867690453124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6]+[.$P$2]" office:value-type="float" office:value="18.9999999999999" calcext:value-type="float">
            <text:p>19,0</text:p>
          </table:table-cell>
          <table:table-cell table:style-name="ce13" table:formula="of:=NORMDIST([.M197];[.$B$3];[.$B$4];TRUE())" office:value-type="float" office:value="0.999998982916758" calcext:value-type="float">
            <text:p>1,00000</text:p>
          </table:table-cell>
          <table:table-cell table:style-name="ce13" table:formula="of:=[.N197]-[.N196]" office:value-type="float" office:value="0.000000283724211458392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7]+[.$P$2]" office:value-type="float" office:value="19.1999999999999" calcext:value-type="float">
            <text:p>19,2</text:p>
          </table:table-cell>
          <table:table-cell table:style-name="ce13" table:formula="of:=NORMDIST([.M198];[.$B$3];[.$B$4];TRUE())" office:value-type="float" office:value="0.999999206671848" calcext:value-type="float">
            <text:p>1,00000</text:p>
          </table:table-cell>
          <table:table-cell table:style-name="ce13" table:formula="of:=[.N198]-[.N197]" office:value-type="float" office:value="0.000000223755090567046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8]+[.$P$2]" office:value-type="float" office:value="19.3999999999999" calcext:value-type="float">
            <text:p>19,4</text:p>
          </table:table-cell>
          <table:table-cell table:style-name="ce13" table:formula="of:=NORMDIST([.M199];[.$B$3];[.$B$4];TRUE())" office:value-type="float" office:value="0.999999382692628" calcext:value-type="float">
            <text:p>1,00000</text:p>
          </table:table-cell>
          <table:table-cell table:style-name="ce13" table:formula="of:=[.N199]-[.N198]" office:value-type="float" office:value="0.000000176020779951713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199]+[.$P$2]" office:value-type="float" office:value="19.5999999999999" calcext:value-type="float">
            <text:p>19,6</text:p>
          </table:table-cell>
          <table:table-cell table:style-name="ce13" table:formula="of:=NORMDIST([.M200];[.$B$3];[.$B$4];TRUE())" office:value-type="float" office:value="0.999999520816723" calcext:value-type="float">
            <text:p>1,00000</text:p>
          </table:table-cell>
          <table:table-cell table:style-name="ce13" table:formula="of:=[.N200]-[.N199]" office:value-type="float" office:value="0.000000138124095383496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0]+[.$P$2]" office:value-type="float" office:value="19.7999999999999" calcext:value-type="float">
            <text:p>19,8</text:p>
          </table:table-cell>
          <table:table-cell table:style-name="ce13" table:formula="of:=NORMDIST([.M201];[.$B$3];[.$B$4];TRUE())" office:value-type="float" office:value="0.999999628932592" calcext:value-type="float">
            <text:p>1,00000</text:p>
          </table:table-cell>
          <table:table-cell table:style-name="ce13" table:formula="of:=[.N201]-[.N200]" office:value-type="float" office:value="0.000000108115868702185" calcext:value-type="float">
            <text:p>0,00000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ce11" table:formula="of:=[.M201]+[.$P$2]" office:value-type="float" office:value="19.9999999999999" calcext:value-type="float">
            <text:p>20,0</text:p>
          </table:table-cell>
          <table:table-cell table:style-name="ce13" table:formula="of:=NORMDIST([.M202];[.$B$3];[.$B$4];TRUE())" office:value-type="float" office:value="0.999999713348428" calcext:value-type="float">
            <text:p>1,00000</text:p>
          </table:table-cell>
          <table:table-cell table:style-name="ce13" table:formula="of:=[.N202]-[.N201]" office:value-type="float" office:value="0.0000000844158360990832" calcext:value-type="float">
            <text:p>0,00000</text:p>
          </table:table-cell>
          <table:table-cell table:number-columns-repeated="100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bull" table:style-name="ta7">
        <table:table-column table:style-name="co1" table:number-columns-repeated="13" table:default-cell-style-name="ce2"/>
        <table:table-column table:style-name="co14" table:default-cell-style-name="ce2"/>
        <table:table-column table:style-name="co15" table:default-cell-style-name="ce2"/>
        <table:table-column table:style-name="co1" table:number-columns-repeated="242" table:default-cell-style-name="ce2"/>
        <table:table-column table:style-name="co1" table:number-columns-repeated="767" table:default-cell-style-name="Default"/>
        <table:table-row table:style-name="ro8">
          <table:table-cell table:style-name="ce1" office:value-type="string" calcext:value-type="string">
            <text:p>Weibull (shape, scale)</text:p>
          </table:table-cell>
          <table:table-cell table:number-columns-repeated="3"/>
          <table:table-cell office:value-type="string" calcext:value-type="string">
            <text:p>Enter parameters in cells B3 and B4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Cumulative probability</text:p>
          </table:table-cell>
          <table:table-cell table:style-name="ce10" office:value-type="string" calcext:value-type="string">
            <text:p>PDF</text:p>
          </table:table-cell>
          <table:table-cell table:style-name="ce14" office:value-type="string" calcext:value-type="string">
            <text:p>Step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11" office:value-type="float" office:value="0" calcext:value-type="float">
            <text:p>0,0</text:p>
          </table:table-cell>
          <table:table-cell table:style-name="ce13" table:formula="of:=WEIBULL([.$M2];[.$B$3];[.$B$4];TRUE())" office:value-type="float" office:value="0" calcext:value-type="float">
            <text:p>0,00000</text:p>
          </table:table-cell>
          <table:table-cell table:style-name="ce13" table:formula="of:=[.N2]" office:value-type="float" office:value="0" calcext:value-type="float">
            <text:p>0,00000</text:p>
          </table:table-cell>
          <table:table-cell table:style-name="ce15" table:formula="of:=[.B4]*4/100" office:value-type="float" office:value="0.04" calcext:value-type="float">
            <text:p>0,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ap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  <table:table-cell table:style-name="ce11" table:formula="of:=[.M2]+[.$P$2]" office:value-type="float" office:value="0.04" calcext:value-type="float">
            <text:p>0,0</text:p>
          </table:table-cell>
          <table:table-cell table:style-name="ce13" table:formula="of:=WEIBULL([.$M3];[.$B$3];[.$B$4];TRUE())" office:value-type="float" office:value="0.00159872068239364" calcext:value-type="float">
            <text:p>0,00160</text:p>
          </table:table-cell>
          <table:table-cell table:style-name="ce13" table:formula="of:=[.N3]-[.N2]" office:value-type="float" office:value="0.00159872068239364" calcext:value-type="float">
            <text:p>0,0016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al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11" table:formula="of:=[.M3]+[.$P$2]" office:value-type="float" office:value="0.08" calcext:value-type="float">
            <text:p>0,1</text:p>
          </table:table-cell>
          <table:table-cell table:style-name="ce13" table:formula="of:=WEIBULL([.$M4];[.$B$3];[.$B$4];TRUE())" office:value-type="float" office:value="0.00637956362085101" calcext:value-type="float">
            <text:p>0,00638</text:p>
          </table:table-cell>
          <table:table-cell table:style-name="ce13" table:formula="of:=[.N4]-[.N3]" office:value-type="float" office:value="0.00478084293845738" calcext:value-type="float">
            <text:p>0,00478</text:p>
          </table:table-cell>
          <table:table-cell table:number-columns-repeated="9"/>
          <table:table-cell office:value-type="string" calcext:value-type="string">
            <text:p>W(0.75,1)</text:p>
          </table:table-cell>
          <table:table-cell office:value-type="string" calcext:value-type="string">
            <text:p>W(1,1)</text:p>
          </table:table-cell>
          <table:table-cell office:value-type="string" calcext:value-type="string">
            <text:p>W(2,1)</text:p>
          </table:table-cell>
          <table:table-cell office:value-type="string" calcext:value-type="string">
            <text:p>W(0.75,2)</text:p>
          </table:table-cell>
          <table:table-cell office:value-type="string" calcext:value-type="string">
            <text:p>W(1,2)</text:p>
          </table:table-cell>
          <table:table-cell office:value-type="string" calcext:value-type="string">
            <text:p>W(2,2)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]+[.$P$2]" office:value-type="float" office:value="0.12" calcext:value-type="float">
            <text:p>0,1</text:p>
          </table:table-cell>
          <table:table-cell table:style-name="ce13" table:formula="of:=WEIBULL([.$M5];[.$B$3];[.$B$4];TRUE())" office:value-type="float" office:value="0.014296815877557" calcext:value-type="float">
            <text:p>0,01430</text:p>
          </table:table-cell>
          <table:table-cell table:style-name="ce13" table:formula="of:=[.N5]-[.N4]" office:value-type="float" office:value="0.00791725225670603" calcext:value-type="float">
            <text:p>0,00792</text:p>
          </table:table-cell>
          <table:table-cell table:number-columns-repeated="1009"/>
        </table:table-row>
        <table:table-row table:style-name="ro2">
          <table:table-cell>
            <draw:frame table:end-cell-address="Weibull.L28" table:end-x="0.61mm" table:end-y="4.24mm" draw:z-index="0" draw:name="Chart 1" draw:style-name="gr1" draw:text-style-name="P1" svg:width="175.56mm" svg:height="102.94mm" svg:x="5.88mm" svg:y="0.27mm">
              <draw:object draw:notify-on-update-of-ranges="Weibull.M2:Weibull.M103 Weibull.O3:Weibull.O10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  <table:table-cell table:style-name="ce11" table:formula="of:=[.M5]+[.$P$2]" office:value-type="float" office:value="0.16" calcext:value-type="float">
            <text:p>0,2</text:p>
          </table:table-cell>
          <table:table-cell table:style-name="ce13" table:formula="of:=WEIBULL([.$M6];[.$B$3];[.$B$4];TRUE())" office:value-type="float" office:value="0.0252750983982061" calcext:value-type="float">
            <text:p>0,02528</text:p>
          </table:table-cell>
          <table:table-cell table:style-name="ce13" table:formula="of:=[.N6]-[.N5]" office:value-type="float" office:value="0.010978282520649" calcext:value-type="float">
            <text:p>0,01098</text:p>
          </table:table-cell>
          <table:table-cell table:number-columns-repeated="9"/>
          <table:table-cell table:formula="of:=[.O3]*([.$M3]-0.05)" office:value-type="float" office:value="-0.0000159872068239364" calcext:value-type="float">
            <text:p>-1,59872068239364E-05</text:p>
          </table:table-cell>
          <table:table-cell table:formula="of:=[.J6]*([.$M3]-0.05)" office:value-type="float" office:value="-0" calcext:value-type="float">
            <text:p>0</text:p>
          </table:table-cell>
          <table:table-cell table:formula="of:=[.K6]*([.$M3]-0.05)" office:value-type="float" office:value="-0" calcext:value-type="float">
            <text:p>0</text:p>
          </table:table-cell>
          <table:table-cell table:formula="of:=[.L6]*([.$M3]-0.05)" office:value-type="float" office:value="-0" calcext:value-type="float">
            <text:p>0</text:p>
          </table:table-cell>
          <table:table-cell table:formula="of:=#REF!*([.$M3]-0.05)" office:value-type="string" office:string-value="" calcext:value-type="error">
            <text:p>#¡REF!</text:p>
          </table:table-cell>
          <table:table-cell table:formula="of:=#REF!*([.$M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]+[.$P$2]" office:value-type="float" office:value="0.2" calcext:value-type="float">
            <text:p>0,2</text:p>
          </table:table-cell>
          <table:table-cell table:style-name="ce13" table:formula="of:=WEIBULL([.$M7];[.$B$3];[.$B$4];TRUE())" office:value-type="float" office:value="0.0392105608476768" calcext:value-type="float">
            <text:p>0,03921</text:p>
          </table:table-cell>
          <table:table-cell table:style-name="ce13" table:formula="of:=[.N7]-[.N6]" office:value-type="float" office:value="0.0139354624494707" calcext:value-type="float">
            <text:p>0,01394</text:p>
          </table:table-cell>
          <table:table-cell table:number-columns-repeated="9"/>
          <table:table-cell table:formula="of:=[.O4]*([.$M4]-0.05)" office:value-type="float" office:value="0.000143425288153721" calcext:value-type="float">
            <text:p>0,000143425288154</text:p>
          </table:table-cell>
          <table:table-cell table:formula="of:=[.J7]*([.$M4]-0.05)" office:value-type="float" office:value="0" calcext:value-type="float">
            <text:p>0</text:p>
          </table:table-cell>
          <table:table-cell table:formula="of:=[.K7]*([.$M4]-0.05)" office:value-type="float" office:value="0" calcext:value-type="float">
            <text:p>0</text:p>
          </table:table-cell>
          <table:table-cell table:formula="of:=[.L7]*([.$M4]-0.05)" office:value-type="float" office:value="0" calcext:value-type="float">
            <text:p>0</text:p>
          </table:table-cell>
          <table:table-cell table:formula="of:=#REF!*([.$M4]-0.05)" office:value-type="string" office:string-value="" calcext:value-type="error">
            <text:p>#¡REF!</text:p>
          </table:table-cell>
          <table:table-cell table:formula="of:=#REF!*([.$M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]+[.$P$2]" office:value-type="float" office:value="0.24" calcext:value-type="float">
            <text:p>0,2</text:p>
          </table:table-cell>
          <table:table-cell table:style-name="ce13" table:formula="of:=WEIBULL([.$M8];[.$B$3];[.$B$4];TRUE())" office:value-type="float" office:value="0.0559725170821643" calcext:value-type="float">
            <text:p>0,05597</text:p>
          </table:table-cell>
          <table:table-cell table:style-name="ce13" table:formula="of:=[.N8]-[.N7]" office:value-type="float" office:value="0.0167619562344875" calcext:value-type="float">
            <text:p>0,01676</text:p>
          </table:table-cell>
          <table:table-cell table:number-columns-repeated="9"/>
          <table:table-cell table:formula="of:=[.O5]*([.$M5]-0.05)" office:value-type="float" office:value="0.000554207657969422" calcext:value-type="float">
            <text:p>0,000554207657969</text:p>
          </table:table-cell>
          <table:table-cell table:formula="of:=[.J8]*([.$M5]-0.05)" office:value-type="float" office:value="0" calcext:value-type="float">
            <text:p>0</text:p>
          </table:table-cell>
          <table:table-cell table:formula="of:=[.K8]*([.$M5]-0.05)" office:value-type="float" office:value="0" calcext:value-type="float">
            <text:p>0</text:p>
          </table:table-cell>
          <table:table-cell table:formula="of:=[.L8]*([.$M5]-0.05)" office:value-type="float" office:value="0" calcext:value-type="float">
            <text:p>0</text:p>
          </table:table-cell>
          <table:table-cell table:formula="of:=#REF!*([.$M5]-0.05)" office:value-type="string" office:string-value="" calcext:value-type="error">
            <text:p>#¡REF!</text:p>
          </table:table-cell>
          <table:table-cell table:formula="of:=#REF!*([.$M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]+[.$P$2]" office:value-type="float" office:value="0.28" calcext:value-type="float">
            <text:p>0,3</text:p>
          </table:table-cell>
          <table:table-cell table:style-name="ce13" table:formula="of:=WEIBULL([.$M9];[.$B$3];[.$B$4];TRUE())" office:value-type="float" office:value="0.0754054852397893" calcext:value-type="float">
            <text:p>0,07541</text:p>
          </table:table-cell>
          <table:table-cell table:style-name="ce13" table:formula="of:=[.N9]-[.N8]" office:value-type="float" office:value="0.019432968157625" calcext:value-type="float">
            <text:p>0,01943</text:p>
          </table:table-cell>
          <table:table-cell table:number-columns-repeated="9"/>
          <table:table-cell table:formula="of:=[.O6]*([.$M6]-0.05)" office:value-type="float" office:value="0.00120761107727139" calcext:value-type="float">
            <text:p>0,001207611077271</text:p>
          </table:table-cell>
          <table:table-cell table:formula="of:=[.J9]*([.$M6]-0.05)" office:value-type="float" office:value="0" calcext:value-type="float">
            <text:p>0</text:p>
          </table:table-cell>
          <table:table-cell table:formula="of:=[.K9]*([.$M6]-0.05)" office:value-type="float" office:value="0" calcext:value-type="float">
            <text:p>0</text:p>
          </table:table-cell>
          <table:table-cell table:formula="of:=[.L9]*([.$M6]-0.05)" office:value-type="float" office:value="0" calcext:value-type="float">
            <text:p>0</text:p>
          </table:table-cell>
          <table:table-cell table:formula="of:=#REF!*([.$M6]-0.05)" office:value-type="string" office:string-value="" calcext:value-type="error">
            <text:p>#¡REF!</text:p>
          </table:table-cell>
          <table:table-cell table:formula="of:=#REF!*([.$M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]+[.$P$2]" office:value-type="float" office:value="0.32" calcext:value-type="float">
            <text:p>0,3</text:p>
          </table:table-cell>
          <table:table-cell table:style-name="ce13" table:formula="of:=WEIBULL([.$M10];[.$B$3];[.$B$4];TRUE())" office:value-type="float" office:value="0.0973315879190579" calcext:value-type="float">
            <text:p>0,09733</text:p>
          </table:table-cell>
          <table:table-cell table:style-name="ce13" table:formula="of:=[.N10]-[.N9]" office:value-type="float" office:value="0.0219261026792686" calcext:value-type="float">
            <text:p>0,02193</text:p>
          </table:table-cell>
          <table:table-cell table:number-columns-repeated="9"/>
          <table:table-cell table:formula="of:=[.O7]*([.$M7]-0.05)" office:value-type="float" office:value="0.00209031936742061" calcext:value-type="float">
            <text:p>0,002090319367421</text:p>
          </table:table-cell>
          <table:table-cell table:formula="of:=[.J10]*([.$M7]-0.05)" office:value-type="float" office:value="0" calcext:value-type="float">
            <text:p>0</text:p>
          </table:table-cell>
          <table:table-cell table:formula="of:=[.K10]*([.$M7]-0.05)" office:value-type="float" office:value="0" calcext:value-type="float">
            <text:p>0</text:p>
          </table:table-cell>
          <table:table-cell table:formula="of:=[.L10]*([.$M7]-0.05)" office:value-type="float" office:value="0" calcext:value-type="float">
            <text:p>0</text:p>
          </table:table-cell>
          <table:table-cell table:formula="of:=#REF!*([.$M7]-0.05)" office:value-type="string" office:string-value="" calcext:value-type="error">
            <text:p>#¡REF!</text:p>
          </table:table-cell>
          <table:table-cell table:formula="of:=#REF!*([.$M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0]+[.$P$2]" office:value-type="float" office:value="0.36" calcext:value-type="float">
            <text:p>0,4</text:p>
          </table:table-cell>
          <table:table-cell table:style-name="ce13" table:formula="of:=WEIBULL([.$M11];[.$B$3];[.$B$4];TRUE())" office:value-type="float" office:value="0.121553260650069" calcext:value-type="float">
            <text:p>0,12155</text:p>
          </table:table-cell>
          <table:table-cell table:style-name="ce13" table:formula="of:=[.N11]-[.N10]" office:value-type="float" office:value="0.0242216727310107" calcext:value-type="float">
            <text:p>0,02422</text:p>
          </table:table-cell>
          <table:table-cell table:number-columns-repeated="9"/>
          <table:table-cell table:formula="of:=[.O8]*([.$M8]-0.05)" office:value-type="float" office:value="0.00318477168455262" calcext:value-type="float">
            <text:p>0,003184771684553</text:p>
          </table:table-cell>
          <table:table-cell table:formula="of:=[.J11]*([.$M8]-0.05)" office:value-type="float" office:value="0" calcext:value-type="float">
            <text:p>0</text:p>
          </table:table-cell>
          <table:table-cell table:formula="of:=[.K11]*([.$M8]-0.05)" office:value-type="float" office:value="0" calcext:value-type="float">
            <text:p>0</text:p>
          </table:table-cell>
          <table:table-cell table:formula="of:=[.L11]*([.$M8]-0.05)" office:value-type="float" office:value="0" calcext:value-type="float">
            <text:p>0</text:p>
          </table:table-cell>
          <table:table-cell table:formula="of:=#REF!*([.$M8]-0.05)" office:value-type="string" office:string-value="" calcext:value-type="error">
            <text:p>#¡REF!</text:p>
          </table:table-cell>
          <table:table-cell table:formula="of:=#REF!*([.$M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1]+[.$P$2]" office:value-type="float" office:value="0.4" calcext:value-type="float">
            <text:p>0,4</text:p>
          </table:table-cell>
          <table:table-cell table:style-name="ce13" table:formula="of:=WEIBULL([.$M12];[.$B$3];[.$B$4];TRUE())" office:value-type="float" office:value="0.147856211033789" calcext:value-type="float">
            <text:p>0,14786</text:p>
          </table:table-cell>
          <table:table-cell table:style-name="ce13" table:formula="of:=[.N12]-[.N11]" office:value-type="float" office:value="0.02630295038372" calcext:value-type="float">
            <text:p>0,02630</text:p>
          </table:table-cell>
          <table:table-cell table:number-columns-repeated="9"/>
          <table:table-cell table:formula="of:=[.O9]*([.$M9]-0.05)" office:value-type="float" office:value="0.00446958267625375" calcext:value-type="float">
            <text:p>0,004469582676254</text:p>
          </table:table-cell>
          <table:table-cell table:formula="of:=[.J12]*([.$M9]-0.05)" office:value-type="float" office:value="0" calcext:value-type="float">
            <text:p>0</text:p>
          </table:table-cell>
          <table:table-cell table:formula="of:=[.K12]*([.$M9]-0.05)" office:value-type="float" office:value="0" calcext:value-type="float">
            <text:p>0</text:p>
          </table:table-cell>
          <table:table-cell table:formula="of:=[.L12]*([.$M9]-0.05)" office:value-type="float" office:value="0" calcext:value-type="float">
            <text:p>0</text:p>
          </table:table-cell>
          <table:table-cell table:formula="of:=#REF!*([.$M9]-0.05)" office:value-type="string" office:string-value="" calcext:value-type="error">
            <text:p>#¡REF!</text:p>
          </table:table-cell>
          <table:table-cell table:formula="of:=#REF!*([.$M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2]+[.$P$2]" office:value-type="float" office:value="0.44" calcext:value-type="float">
            <text:p>0,4</text:p>
          </table:table-cell>
          <table:table-cell table:style-name="ce13" table:formula="of:=WEIBULL([.$M13];[.$B$3];[.$B$4];TRUE())" office:value-type="float" office:value="0.176012566668297" calcext:value-type="float">
            <text:p>0,17601</text:p>
          </table:table-cell>
          <table:table-cell table:style-name="ce13" table:formula="of:=[.N13]-[.N12]" office:value-type="float" office:value="0.0281563556345081" calcext:value-type="float">
            <text:p>0,02816</text:p>
          </table:table-cell>
          <table:table-cell table:number-columns-repeated="9"/>
          <table:table-cell table:formula="of:=[.O10]*([.$M10]-0.05)" office:value-type="float" office:value="0.00592004772340252" calcext:value-type="float">
            <text:p>0,005920047723403</text:p>
          </table:table-cell>
          <table:table-cell table:formula="of:=[.J13]*([.$M10]-0.05)" office:value-type="float" office:value="0" calcext:value-type="float">
            <text:p>0</text:p>
          </table:table-cell>
          <table:table-cell table:formula="of:=[.K13]*([.$M10]-0.05)" office:value-type="float" office:value="0" calcext:value-type="float">
            <text:p>0</text:p>
          </table:table-cell>
          <table:table-cell table:formula="of:=[.L13]*([.$M10]-0.05)" office:value-type="float" office:value="0" calcext:value-type="float">
            <text:p>0</text:p>
          </table:table-cell>
          <table:table-cell table:formula="of:=#REF!*([.$M10]-0.05)" office:value-type="string" office:string-value="" calcext:value-type="error">
            <text:p>#¡REF!</text:p>
          </table:table-cell>
          <table:table-cell table:formula="of:=#REF!*([.$M10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3]+[.$P$2]" office:value-type="float" office:value="0.48" calcext:value-type="float">
            <text:p>0,5</text:p>
          </table:table-cell>
          <table:table-cell table:style-name="ce13" table:formula="of:=WEIBULL([.$M14];[.$B$3];[.$B$4];TRUE())" office:value-type="float" office:value="0.205784147383453" calcext:value-type="float">
            <text:p>0,20578</text:p>
          </table:table-cell>
          <table:table-cell table:style-name="ce13" table:formula="of:=[.N14]-[.N13]" office:value-type="float" office:value="0.0297715807151565" calcext:value-type="float">
            <text:p>0,02977</text:p>
          </table:table-cell>
          <table:table-cell table:number-columns-repeated="9"/>
          <table:table-cell table:formula="of:=[.O11]*([.$M11]-0.05)" office:value-type="float" office:value="0.00750871854661332" calcext:value-type="float">
            <text:p>0,007508718546613</text:p>
          </table:table-cell>
          <table:table-cell table:formula="of:=[.J14]*([.$M11]-0.05)" office:value-type="float" office:value="0" calcext:value-type="float">
            <text:p>0</text:p>
          </table:table-cell>
          <table:table-cell table:formula="of:=[.K14]*([.$M11]-0.05)" office:value-type="float" office:value="0" calcext:value-type="float">
            <text:p>0</text:p>
          </table:table-cell>
          <table:table-cell table:formula="of:=[.L14]*([.$M11]-0.05)" office:value-type="float" office:value="0" calcext:value-type="float">
            <text:p>0</text:p>
          </table:table-cell>
          <table:table-cell table:formula="of:=#REF!*([.$M11]-0.05)" office:value-type="string" office:string-value="" calcext:value-type="error">
            <text:p>#¡REF!</text:p>
          </table:table-cell>
          <table:table-cell table:formula="of:=#REF!*([.$M11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4]+[.$P$2]" office:value-type="float" office:value="0.52" calcext:value-type="float">
            <text:p>0,5</text:p>
          </table:table-cell>
          <table:table-cell table:style-name="ce13" table:formula="of:=WEIBULL([.$M15];[.$B$3];[.$B$4];TRUE())" office:value-type="float" office:value="0.236925796398664" calcext:value-type="float">
            <text:p>0,23693</text:p>
          </table:table-cell>
          <table:table-cell table:style-name="ce13" table:formula="of:=[.N15]-[.N14]" office:value-type="float" office:value="0.0311416490152105" calcext:value-type="float">
            <text:p>0,03114</text:p>
          </table:table-cell>
          <table:table-cell table:number-columns-repeated="9"/>
          <table:table-cell table:formula="of:=[.O12]*([.$M12]-0.05)" office:value-type="float" office:value="0.009206032634302" calcext:value-type="float">
            <text:p>0,009206032634302</text:p>
          </table:table-cell>
          <table:table-cell table:formula="of:=[.J15]*([.$M12]-0.05)" office:value-type="float" office:value="0" calcext:value-type="float">
            <text:p>0</text:p>
          </table:table-cell>
          <table:table-cell table:formula="of:=[.K15]*([.$M12]-0.05)" office:value-type="float" office:value="0" calcext:value-type="float">
            <text:p>0</text:p>
          </table:table-cell>
          <table:table-cell table:formula="of:=[.L15]*([.$M12]-0.05)" office:value-type="float" office:value="0" calcext:value-type="float">
            <text:p>0</text:p>
          </table:table-cell>
          <table:table-cell table:formula="of:=#REF!*([.$M12]-0.05)" office:value-type="string" office:string-value="" calcext:value-type="error">
            <text:p>#¡REF!</text:p>
          </table:table-cell>
          <table:table-cell table:formula="of:=#REF!*([.$M12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5]+[.$P$2]" office:value-type="float" office:value="0.56" calcext:value-type="float">
            <text:p>0,6</text:p>
          </table:table-cell>
          <table:table-cell table:style-name="ce13" table:formula="of:=WEIBULL([.$M16];[.$B$3];[.$B$4];TRUE())" office:value-type="float" office:value="0.269188705779996" calcext:value-type="float">
            <text:p>0,26919</text:p>
          </table:table-cell>
          <table:table-cell table:style-name="ce13" table:formula="of:=[.N16]-[.N15]" office:value-type="float" office:value="0.0322629093813322" calcext:value-type="float">
            <text:p>0,03226</text:p>
          </table:table-cell>
          <table:table-cell table:number-columns-repeated="9"/>
          <table:table-cell table:formula="of:=[.O13]*([.$M13]-0.05)" office:value-type="float" office:value="0.0109809786974582" calcext:value-type="float">
            <text:p>0,010980978697458</text:p>
          </table:table-cell>
          <table:table-cell table:formula="of:=[.J16]*([.$M13]-0.05)" office:value-type="float" office:value="0" calcext:value-type="float">
            <text:p>0</text:p>
          </table:table-cell>
          <table:table-cell table:formula="of:=[.K16]*([.$M13]-0.05)" office:value-type="float" office:value="0" calcext:value-type="float">
            <text:p>0</text:p>
          </table:table-cell>
          <table:table-cell table:formula="of:=[.L16]*([.$M13]-0.05)" office:value-type="float" office:value="0" calcext:value-type="float">
            <text:p>0</text:p>
          </table:table-cell>
          <table:table-cell table:formula="of:=#REF!*([.$M13]-0.05)" office:value-type="string" office:string-value="" calcext:value-type="error">
            <text:p>#¡REF!</text:p>
          </table:table-cell>
          <table:table-cell table:formula="of:=#REF!*([.$M1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6]+[.$P$2]" office:value-type="float" office:value="0.6" calcext:value-type="float">
            <text:p>0,6</text:p>
          </table:table-cell>
          <table:table-cell table:style-name="ce13" table:formula="of:=WEIBULL([.$M17];[.$B$3];[.$B$4];TRUE())" office:value-type="float" office:value="0.302323673928969" calcext:value-type="float">
            <text:p>0,30232</text:p>
          </table:table-cell>
          <table:table-cell table:style-name="ce13" table:formula="of:=[.N17]-[.N16]" office:value-type="float" office:value="0.0331349681489729" calcext:value-type="float">
            <text:p>0,03313</text:p>
          </table:table-cell>
          <table:table-cell table:number-columns-repeated="9"/>
          <table:table-cell table:formula="of:=[.O14]*([.$M14]-0.05)" office:value-type="float" office:value="0.0128017797075173" calcext:value-type="float">
            <text:p>0,012801779707517</text:p>
          </table:table-cell>
          <table:table-cell table:formula="of:=[.J17]*([.$M14]-0.05)" office:value-type="float" office:value="0" calcext:value-type="float">
            <text:p>0</text:p>
          </table:table-cell>
          <table:table-cell table:formula="of:=[.K17]*([.$M14]-0.05)" office:value-type="float" office:value="0" calcext:value-type="float">
            <text:p>0</text:p>
          </table:table-cell>
          <table:table-cell table:formula="of:=[.L17]*([.$M14]-0.05)" office:value-type="float" office:value="0" calcext:value-type="float">
            <text:p>0</text:p>
          </table:table-cell>
          <table:table-cell table:formula="of:=#REF!*([.$M14]-0.05)" office:value-type="string" office:string-value="" calcext:value-type="error">
            <text:p>#¡REF!</text:p>
          </table:table-cell>
          <table:table-cell table:formula="of:=#REF!*([.$M1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7]+[.$P$2]" office:value-type="float" office:value="0.64" calcext:value-type="float">
            <text:p>0,6</text:p>
          </table:table-cell>
          <table:table-cell table:style-name="ce13" table:formula="of:=WEIBULL([.$M18];[.$B$3];[.$B$4];TRUE())" office:value-type="float" office:value="0.336084236664526" calcext:value-type="float">
            <text:p>0,33608</text:p>
          </table:table-cell>
          <table:table-cell table:style-name="ce13" table:formula="of:=[.N18]-[.N17]" office:value-type="float" office:value="0.0337605627355575" calcext:value-type="float">
            <text:p>0,03376</text:p>
          </table:table-cell>
          <table:table-cell table:number-columns-repeated="9"/>
          <table:table-cell table:formula="of:=[.O15]*([.$M15]-0.05)" office:value-type="float" office:value="0.0146365750371489" calcext:value-type="float">
            <text:p>0,014636575037149</text:p>
          </table:table-cell>
          <table:table-cell table:formula="of:=[.J18]*([.$M15]-0.05)" office:value-type="float" office:value="0" calcext:value-type="float">
            <text:p>0</text:p>
          </table:table-cell>
          <table:table-cell table:formula="of:=[.K18]*([.$M15]-0.05)" office:value-type="float" office:value="0" calcext:value-type="float">
            <text:p>0</text:p>
          </table:table-cell>
          <table:table-cell table:formula="of:=[.L18]*([.$M15]-0.05)" office:value-type="float" office:value="0" calcext:value-type="float">
            <text:p>0</text:p>
          </table:table-cell>
          <table:table-cell table:formula="of:=#REF!*([.$M15]-0.05)" office:value-type="string" office:string-value="" calcext:value-type="error">
            <text:p>#¡REF!</text:p>
          </table:table-cell>
          <table:table-cell table:formula="of:=#REF!*([.$M1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8]+[.$P$2]" office:value-type="float" office:value="0.68" calcext:value-type="float">
            <text:p>0,7</text:p>
          </table:table-cell>
          <table:table-cell table:style-name="ce13" table:formula="of:=WEIBULL([.$M19];[.$B$3];[.$B$4];TRUE())" office:value-type="float" office:value="0.370229618598997" calcext:value-type="float">
            <text:p>0,37023</text:p>
          </table:table-cell>
          <table:table-cell table:style-name="ce13" table:formula="of:=[.N19]-[.N18]" office:value-type="float" office:value="0.0341453819344705" calcext:value-type="float">
            <text:p>0,03415</text:p>
          </table:table-cell>
          <table:table-cell table:number-columns-repeated="9"/>
          <table:table-cell table:formula="of:=[.O16]*([.$M16]-0.05)" office:value-type="float" office:value="0.0164540837844794" calcext:value-type="float">
            <text:p>0,01645408378448</text:p>
          </table:table-cell>
          <table:table-cell table:formula="of:=[.J19]*([.$M16]-0.05)" office:value-type="float" office:value="0" calcext:value-type="float">
            <text:p>0</text:p>
          </table:table-cell>
          <table:table-cell table:formula="of:=[.K19]*([.$M16]-0.05)" office:value-type="float" office:value="0" calcext:value-type="float">
            <text:p>0</text:p>
          </table:table-cell>
          <table:table-cell table:formula="of:=[.L19]*([.$M16]-0.05)" office:value-type="float" office:value="0" calcext:value-type="float">
            <text:p>0</text:p>
          </table:table-cell>
          <table:table-cell table:formula="of:=#REF!*([.$M16]-0.05)" office:value-type="string" office:string-value="" calcext:value-type="error">
            <text:p>#¡REF!</text:p>
          </table:table-cell>
          <table:table-cell table:formula="of:=#REF!*([.$M1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9]+[.$P$2]" office:value-type="float" office:value="0.72" calcext:value-type="float">
            <text:p>0,7</text:p>
          </table:table-cell>
          <table:table-cell table:style-name="ce13" table:formula="of:=WEIBULL([.$M20];[.$B$3];[.$B$4];TRUE())" office:value-type="float" office:value="0.40452745776073" calcext:value-type="float">
            <text:p>0,40453</text:p>
          </table:table-cell>
          <table:table-cell table:style-name="ce13" table:formula="of:=[.N20]-[.N19]" office:value-type="float" office:value="0.0342978391617333" calcext:value-type="float">
            <text:p>0,03430</text:p>
          </table:table-cell>
          <table:table-cell table:number-columns-repeated="9"/>
          <table:table-cell table:formula="of:=[.O17]*([.$M17]-0.05)" office:value-type="float" office:value="0.0182242324819351" calcext:value-type="float">
            <text:p>0,018224232481935</text:p>
          </table:table-cell>
          <table:table-cell table:formula="of:=[.J20]*([.$M17]-0.05)" office:value-type="float" office:value="0" calcext:value-type="float">
            <text:p>0</text:p>
          </table:table-cell>
          <table:table-cell table:formula="of:=[.K20]*([.$M17]-0.05)" office:value-type="float" office:value="0" calcext:value-type="float">
            <text:p>0</text:p>
          </table:table-cell>
          <table:table-cell table:formula="of:=[.L20]*([.$M17]-0.05)" office:value-type="float" office:value="0" calcext:value-type="float">
            <text:p>0</text:p>
          </table:table-cell>
          <table:table-cell table:formula="of:=#REF!*([.$M17]-0.05)" office:value-type="string" office:string-value="" calcext:value-type="error">
            <text:p>#¡REF!</text:p>
          </table:table-cell>
          <table:table-cell table:formula="of:=#REF!*([.$M1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0]+[.$P$2]" office:value-type="float" office:value="0.76" calcext:value-type="float">
            <text:p>0,8</text:p>
          </table:table-cell>
          <table:table-cell table:style-name="ce13" table:formula="of:=WEIBULL([.$M21];[.$B$3];[.$B$4];TRUE())" office:value-type="float" office:value="0.438756263556765" calcext:value-type="float">
            <text:p>0,43876</text:p>
          </table:table-cell>
          <table:table-cell table:style-name="ce13" table:formula="of:=[.N21]-[.N20]" office:value-type="float" office:value="0.0342288057960349" calcext:value-type="float">
            <text:p>0,03423</text:p>
          </table:table-cell>
          <table:table-cell table:number-columns-repeated="9"/>
          <table:table-cell table:formula="of:=[.O18]*([.$M18]-0.05)" office:value-type="float" office:value="0.0199187320139789" calcext:value-type="float">
            <text:p>0,019918732013979</text:p>
          </table:table-cell>
          <table:table-cell table:formula="of:=[.J21]*([.$M18]-0.05)" office:value-type="float" office:value="0" calcext:value-type="float">
            <text:p>0</text:p>
          </table:table-cell>
          <table:table-cell table:formula="of:=[.K21]*([.$M18]-0.05)" office:value-type="float" office:value="0" calcext:value-type="float">
            <text:p>0</text:p>
          </table:table-cell>
          <table:table-cell table:formula="of:=[.L21]*([.$M18]-0.05)" office:value-type="float" office:value="0" calcext:value-type="float">
            <text:p>0</text:p>
          </table:table-cell>
          <table:table-cell table:formula="of:=#REF!*([.$M18]-0.05)" office:value-type="string" office:string-value="" calcext:value-type="error">
            <text:p>#¡REF!</text:p>
          </table:table-cell>
          <table:table-cell table:formula="of:=#REF!*([.$M1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1]+[.$P$2]" office:value-type="float" office:value="0.8" calcext:value-type="float">
            <text:p>0,8</text:p>
          </table:table-cell>
          <table:table-cell table:style-name="ce13" table:formula="of:=WEIBULL([.$M22];[.$B$3];[.$B$4];TRUE())" office:value-type="float" office:value="0.472707575956952" calcext:value-type="float">
            <text:p>0,47271</text:p>
          </table:table-cell>
          <table:table-cell table:style-name="ce13" table:formula="of:=[.N22]-[.N21]" office:value-type="float" office:value="0.0339513124001863" calcext:value-type="float">
            <text:p>0,03395</text:p>
          </table:table-cell>
          <table:table-cell table:number-columns-repeated="9"/>
          <table:table-cell table:formula="of:=[.O19]*([.$M19]-0.05)" office:value-type="float" office:value="0.0215115906187164" calcext:value-type="float">
            <text:p>0,021511590618717</text:p>
          </table:table-cell>
          <table:table-cell table:formula="of:=[.J22]*([.$M19]-0.05)" office:value-type="float" office:value="0" calcext:value-type="float">
            <text:p>0</text:p>
          </table:table-cell>
          <table:table-cell table:formula="of:=[.K22]*([.$M19]-0.05)" office:value-type="float" office:value="0" calcext:value-type="float">
            <text:p>0</text:p>
          </table:table-cell>
          <table:table-cell table:formula="of:=[.L22]*([.$M19]-0.05)" office:value-type="float" office:value="0" calcext:value-type="float">
            <text:p>0</text:p>
          </table:table-cell>
          <table:table-cell table:formula="of:=#REF!*([.$M19]-0.05)" office:value-type="string" office:string-value="" calcext:value-type="error">
            <text:p>#¡REF!</text:p>
          </table:table-cell>
          <table:table-cell table:formula="of:=#REF!*([.$M1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2]+[.$P$2]" office:value-type="float" office:value="0.84" calcext:value-type="float">
            <text:p>0,8</text:p>
          </table:table-cell>
          <table:table-cell table:style-name="ce13" table:formula="of:=WEIBULL([.$M23];[.$B$3];[.$B$4];TRUE())" office:value-type="float" office:value="0.506187801966654" calcext:value-type="float">
            <text:p>0,50619</text:p>
          </table:table-cell>
          <table:table-cell table:style-name="ce13" table:formula="of:=[.N23]-[.N22]" office:value-type="float" office:value="0.0334802260097025" calcext:value-type="float">
            <text:p>0,03348</text:p>
          </table:table-cell>
          <table:table-cell table:number-columns-repeated="9"/>
          <table:table-cell table:formula="of:=[.O20]*([.$M20]-0.05)" office:value-type="float" office:value="0.0229795522383613" calcext:value-type="float">
            <text:p>0,022979552238361</text:p>
          </table:table-cell>
          <table:table-cell table:formula="of:=[.J23]*([.$M20]-0.05)" office:value-type="float" office:value="0" calcext:value-type="float">
            <text:p>0</text:p>
          </table:table-cell>
          <table:table-cell table:formula="of:=[.K23]*([.$M20]-0.05)" office:value-type="float" office:value="0" calcext:value-type="float">
            <text:p>0</text:p>
          </table:table-cell>
          <table:table-cell table:formula="of:=[.L23]*([.$M20]-0.05)" office:value-type="float" office:value="0" calcext:value-type="float">
            <text:p>0</text:p>
          </table:table-cell>
          <table:table-cell table:formula="of:=#REF!*([.$M20]-0.05)" office:value-type="string" office:string-value="" calcext:value-type="error">
            <text:p>#¡REF!</text:p>
          </table:table-cell>
          <table:table-cell table:formula="of:=#REF!*([.$M20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3]+[.$P$2]" office:value-type="float" office:value="0.88" calcext:value-type="float">
            <text:p>0,9</text:p>
          </table:table-cell>
          <table:table-cell table:style-name="ce13" table:formula="of:=WEIBULL([.$M24];[.$B$3];[.$B$4];TRUE())" office:value-type="float" office:value="0.539019713789167" calcext:value-type="float">
            <text:p>0,53902</text:p>
          </table:table-cell>
          <table:table-cell table:style-name="ce13" table:formula="of:=[.N24]-[.N23]" office:value-type="float" office:value="0.0328319118225125" calcext:value-type="float">
            <text:p>0,03283</text:p>
          </table:table-cell>
          <table:table-cell table:number-columns-repeated="9"/>
          <table:table-cell table:formula="of:=[.O21]*([.$M21]-0.05)" office:value-type="float" office:value="0.0243024521151848" calcext:value-type="float">
            <text:p>0,024302452115185</text:p>
          </table:table-cell>
          <table:table-cell table:formula="of:=[.J24]*([.$M21]-0.05)" office:value-type="float" office:value="0" calcext:value-type="float">
            <text:p>0</text:p>
          </table:table-cell>
          <table:table-cell table:formula="of:=[.K24]*([.$M21]-0.05)" office:value-type="float" office:value="0" calcext:value-type="float">
            <text:p>0</text:p>
          </table:table-cell>
          <table:table-cell table:formula="of:=[.L24]*([.$M21]-0.05)" office:value-type="float" office:value="0" calcext:value-type="float">
            <text:p>0</text:p>
          </table:table-cell>
          <table:table-cell table:formula="of:=#REF!*([.$M21]-0.05)" office:value-type="string" office:string-value="" calcext:value-type="error">
            <text:p>#¡REF!</text:p>
          </table:table-cell>
          <table:table-cell table:formula="of:=#REF!*([.$M21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4]+[.$P$2]" office:value-type="float" office:value="0.92" calcext:value-type="float">
            <text:p>0,9</text:p>
          </table:table-cell>
          <table:table-cell table:style-name="ce13" table:formula="of:=WEIBULL([.$M25];[.$B$3];[.$B$4];TRUE())" office:value-type="float" office:value="0.571043601320927" calcext:value-type="float">
            <text:p>0,57104</text:p>
          </table:table-cell>
          <table:table-cell table:style-name="ce13" table:formula="of:=[.N25]-[.N24]" office:value-type="float" office:value="0.0320238875317607" calcext:value-type="float">
            <text:p>0,03202</text:p>
          </table:table-cell>
          <table:table-cell table:number-columns-repeated="9"/>
          <table:table-cell table:formula="of:=[.O22]*([.$M22]-0.05)" office:value-type="float" office:value="0.0254634843001397" calcext:value-type="float">
            <text:p>0,02546348430014</text:p>
          </table:table-cell>
          <table:table-cell table:formula="of:=[.J25]*([.$M22]-0.05)" office:value-type="float" office:value="0" calcext:value-type="float">
            <text:p>0</text:p>
          </table:table-cell>
          <table:table-cell table:formula="of:=[.K25]*([.$M22]-0.05)" office:value-type="float" office:value="0" calcext:value-type="float">
            <text:p>0</text:p>
          </table:table-cell>
          <table:table-cell table:formula="of:=[.L25]*([.$M22]-0.05)" office:value-type="float" office:value="0" calcext:value-type="float">
            <text:p>0</text:p>
          </table:table-cell>
          <table:table-cell table:formula="of:=#REF!*([.$M22]-0.05)" office:value-type="string" office:string-value="" calcext:value-type="error">
            <text:p>#¡REF!</text:p>
          </table:table-cell>
          <table:table-cell table:formula="of:=#REF!*([.$M22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5]+[.$P$2]" office:value-type="float" office:value="0.96" calcext:value-type="float">
            <text:p>1,0</text:p>
          </table:table-cell>
          <table:table-cell table:style-name="ce13" table:formula="of:=WEIBULL([.$M26];[.$B$3];[.$B$4];TRUE())" office:value-type="float" office:value="0.602118079548796" calcext:value-type="float">
            <text:p>0,60212</text:p>
          </table:table-cell>
          <table:table-cell table:style-name="ce13" table:formula="of:=[.N26]-[.N25]" office:value-type="float" office:value="0.0310744782278682" calcext:value-type="float">
            <text:p>0,03107</text:p>
          </table:table-cell>
          <table:table-cell table:number-columns-repeated="9"/>
          <table:table-cell table:formula="of:=[.O23]*([.$M23]-0.05)" office:value-type="float" office:value="0.026449378547665" calcext:value-type="float">
            <text:p>0,026449378547665</text:p>
          </table:table-cell>
          <table:table-cell table:formula="of:=[.J26]*([.$M23]-0.05)" office:value-type="float" office:value="0" calcext:value-type="float">
            <text:p>0</text:p>
          </table:table-cell>
          <table:table-cell table:formula="of:=[.K26]*([.$M23]-0.05)" office:value-type="float" office:value="0" calcext:value-type="float">
            <text:p>0</text:p>
          </table:table-cell>
          <table:table-cell table:formula="of:=[.L26]*([.$M23]-0.05)" office:value-type="float" office:value="0" calcext:value-type="float">
            <text:p>0</text:p>
          </table:table-cell>
          <table:table-cell table:formula="of:=#REF!*([.$M23]-0.05)" office:value-type="string" office:string-value="" calcext:value-type="error">
            <text:p>#¡REF!</text:p>
          </table:table-cell>
          <table:table-cell table:formula="of:=#REF!*([.$M2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6]+[.$P$2]" office:value-type="float" office:value="1" calcext:value-type="float">
            <text:p>1,0</text:p>
          </table:table-cell>
          <table:table-cell table:style-name="ce13" table:formula="of:=WEIBULL([.$M27];[.$B$3];[.$B$4];TRUE())" office:value-type="float" office:value="0.632120558828558" calcext:value-type="float">
            <text:p>0,63212</text:p>
          </table:table-cell>
          <table:table-cell table:style-name="ce13" table:formula="of:=[.N27]-[.N26]" office:value-type="float" office:value="0.0300024792797624" calcext:value-type="float">
            <text:p>0,03000</text:p>
          </table:table-cell>
          <table:table-cell table:number-columns-repeated="9"/>
          <table:table-cell table:formula="of:=[.O24]*([.$M24]-0.05)" office:value-type="float" office:value="0.0272504868126854" calcext:value-type="float">
            <text:p>0,027250486812685</text:p>
          </table:table-cell>
          <table:table-cell table:formula="of:=[.J27]*([.$M24]-0.05)" office:value-type="float" office:value="0" calcext:value-type="float">
            <text:p>0</text:p>
          </table:table-cell>
          <table:table-cell table:formula="of:=[.K27]*([.$M24]-0.05)" office:value-type="float" office:value="0" calcext:value-type="float">
            <text:p>0</text:p>
          </table:table-cell>
          <table:table-cell table:formula="of:=[.L27]*([.$M24]-0.05)" office:value-type="float" office:value="0" calcext:value-type="float">
            <text:p>0</text:p>
          </table:table-cell>
          <table:table-cell table:formula="of:=#REF!*([.$M24]-0.05)" office:value-type="string" office:string-value="" calcext:value-type="error">
            <text:p>#¡REF!</text:p>
          </table:table-cell>
          <table:table-cell table:formula="of:=#REF!*([.$M2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7]+[.$P$2]" office:value-type="float" office:value="1.04" calcext:value-type="float">
            <text:p>1,0</text:p>
          </table:table-cell>
          <table:table-cell table:style-name="ce13" table:formula="of:=WEIBULL([.$M28];[.$B$3];[.$B$4];TRUE())" office:value-type="float" office:value="0.660947392745558" calcext:value-type="float">
            <text:p>0,66095</text:p>
          </table:table-cell>
          <table:table-cell table:style-name="ce13" table:formula="of:=[.N28]-[.N27]" office:value-type="float" office:value="0.0288268339170001" calcext:value-type="float">
            <text:p>0,02883</text:p>
          </table:table-cell>
          <table:table-cell table:number-columns-repeated="9"/>
          <table:table-cell table:formula="of:=[.O25]*([.$M25]-0.05)" office:value-type="float" office:value="0.0278607821526318" calcext:value-type="float">
            <text:p>0,027860782152632</text:p>
          </table:table-cell>
          <table:table-cell table:formula="of:=[.J28]*([.$M25]-0.05)" office:value-type="float" office:value="0" calcext:value-type="float">
            <text:p>0</text:p>
          </table:table-cell>
          <table:table-cell table:formula="of:=[.K28]*([.$M25]-0.05)" office:value-type="float" office:value="0" calcext:value-type="float">
            <text:p>0</text:p>
          </table:table-cell>
          <table:table-cell table:formula="of:=[.L28]*([.$M25]-0.05)" office:value-type="float" office:value="0" calcext:value-type="float">
            <text:p>0</text:p>
          </table:table-cell>
          <table:table-cell table:formula="of:=#REF!*([.$M25]-0.05)" office:value-type="string" office:string-value="" calcext:value-type="error">
            <text:p>#¡REF!</text:p>
          </table:table-cell>
          <table:table-cell table:formula="of:=#REF!*([.$M2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8]+[.$P$2]" office:value-type="float" office:value="1.08" calcext:value-type="float">
            <text:p>1,1</text:p>
          </table:table-cell>
          <table:table-cell table:style-name="ce13" table:formula="of:=WEIBULL([.$M29];[.$B$3];[.$B$4];TRUE())" office:value-type="float" office:value="0.688513724152593" calcext:value-type="float">
            <text:p>0,68851</text:p>
          </table:table-cell>
          <table:table-cell table:style-name="ce13" table:formula="of:=[.N29]-[.N28]" office:value-type="float" office:value="0.027566331407035" calcext:value-type="float">
            <text:p>0,02757</text:p>
          </table:table-cell>
          <table:table-cell table:number-columns-repeated="9"/>
          <table:table-cell table:formula="of:=[.O26]*([.$M26]-0.05)" office:value-type="float" office:value="0.0282777751873601" calcext:value-type="float">
            <text:p>0,02827777518736</text:p>
          </table:table-cell>
          <table:table-cell table:formula="of:=[.J29]*([.$M26]-0.05)" office:value-type="float" office:value="0" calcext:value-type="float">
            <text:p>0</text:p>
          </table:table-cell>
          <table:table-cell table:formula="of:=[.K29]*([.$M26]-0.05)" office:value-type="float" office:value="0" calcext:value-type="float">
            <text:p>0</text:p>
          </table:table-cell>
          <table:table-cell table:formula="of:=[.L29]*([.$M26]-0.05)" office:value-type="float" office:value="0" calcext:value-type="float">
            <text:p>0</text:p>
          </table:table-cell>
          <table:table-cell table:formula="of:=#REF!*([.$M26]-0.05)" office:value-type="string" office:string-value="" calcext:value-type="error">
            <text:p>#¡REF!</text:p>
          </table:table-cell>
          <table:table-cell table:formula="of:=#REF!*([.$M2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29]+[.$P$2]" office:value-type="float" office:value="1.12" calcext:value-type="float">
            <text:p>1,1</text:p>
          </table:table-cell>
          <table:table-cell table:style-name="ce13" table:formula="of:=WEIBULL([.$M30];[.$B$3];[.$B$4];TRUE())" office:value-type="float" office:value="0.714753054942695" calcext:value-type="float">
            <text:p>0,71475</text:p>
          </table:table-cell>
          <table:table-cell table:style-name="ce13" table:formula="of:=[.N30]-[.N29]" office:value-type="float" office:value="0.026239330790102" calcext:value-type="float">
            <text:p>0,02624</text:p>
          </table:table-cell>
          <table:table-cell table:number-columns-repeated="9"/>
          <table:table-cell table:formula="of:=[.O27]*([.$M27]-0.05)" office:value-type="float" office:value="0.0285023553157743" calcext:value-type="float">
            <text:p>0,028502355315774</text:p>
          </table:table-cell>
          <table:table-cell table:formula="of:=[.J30]*([.$M27]-0.05)" office:value-type="float" office:value="0" calcext:value-type="float">
            <text:p>0</text:p>
          </table:table-cell>
          <table:table-cell table:formula="of:=[.K30]*([.$M27]-0.05)" office:value-type="float" office:value="0" calcext:value-type="float">
            <text:p>0</text:p>
          </table:table-cell>
          <table:table-cell table:formula="of:=[.L30]*([.$M27]-0.05)" office:value-type="float" office:value="0" calcext:value-type="float">
            <text:p>0</text:p>
          </table:table-cell>
          <table:table-cell table:formula="of:=#REF!*([.$M27]-0.05)" office:value-type="string" office:string-value="" calcext:value-type="error">
            <text:p>#¡REF!</text:p>
          </table:table-cell>
          <table:table-cell table:formula="of:=#REF!*([.$M2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0]+[.$P$2]" office:value-type="float" office:value="1.16" calcext:value-type="float">
            <text:p>1,2</text:p>
          </table:table-cell>
          <table:table-cell table:style-name="ce13" table:formula="of:=WEIBULL([.$M31];[.$B$3];[.$B$4];TRUE())" office:value-type="float" office:value="0.739616569076971" calcext:value-type="float">
            <text:p>0,73962</text:p>
          </table:table-cell>
          <table:table-cell table:style-name="ce13" table:formula="of:=[.N31]-[.N30]" office:value-type="float" office:value="0.0248635141342761" calcext:value-type="float">
            <text:p>0,02486</text:p>
          </table:table-cell>
          <table:table-cell table:number-columns-repeated="9"/>
          <table:table-cell table:formula="of:=[.O28]*([.$M28]-0.05)" office:value-type="float" office:value="0.0285385655778301" calcext:value-type="float">
            <text:p>0,02853856557783</text:p>
          </table:table-cell>
          <table:table-cell table:formula="of:=[.J31]*([.$M28]-0.05)" office:value-type="float" office:value="0" calcext:value-type="float">
            <text:p>0</text:p>
          </table:table-cell>
          <table:table-cell table:formula="of:=[.K31]*([.$M28]-0.05)" office:value-type="float" office:value="0" calcext:value-type="float">
            <text:p>0</text:p>
          </table:table-cell>
          <table:table-cell table:formula="of:=[.L31]*([.$M28]-0.05)" office:value-type="float" office:value="0" calcext:value-type="float">
            <text:p>0</text:p>
          </table:table-cell>
          <table:table-cell table:formula="of:=#REF!*([.$M28]-0.05)" office:value-type="string" office:string-value="" calcext:value-type="error">
            <text:p>#¡REF!</text:p>
          </table:table-cell>
          <table:table-cell table:formula="of:=#REF!*([.$M2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1]+[.$P$2]" office:value-type="float" office:value="1.2" calcext:value-type="float">
            <text:p>1,2</text:p>
          </table:table-cell>
          <table:table-cell table:style-name="ce13" table:formula="of:=WEIBULL([.$M32];[.$B$3];[.$B$4];TRUE())" office:value-type="float" office:value="0.763072241317879" calcext:value-type="float">
            <text:p>0,76307</text:p>
          </table:table-cell>
          <table:table-cell table:style-name="ce13" table:formula="of:=[.N32]-[.N31]" office:value-type="float" office:value="0.0234556722409074" calcext:value-type="float">
            <text:p>0,02346</text:p>
          </table:table-cell>
          <table:table-cell table:number-columns-repeated="9"/>
          <table:table-cell table:formula="of:=[.O29]*([.$M29]-0.05)" office:value-type="float" office:value="0.0283933213492461" calcext:value-type="float">
            <text:p>0,028393321349246</text:p>
          </table:table-cell>
          <table:table-cell table:formula="of:=[.J32]*([.$M29]-0.05)" office:value-type="float" office:value="0" calcext:value-type="float">
            <text:p>0</text:p>
          </table:table-cell>
          <table:table-cell table:formula="of:=[.K32]*([.$M29]-0.05)" office:value-type="float" office:value="0" calcext:value-type="float">
            <text:p>0</text:p>
          </table:table-cell>
          <table:table-cell table:formula="of:=[.L32]*([.$M29]-0.05)" office:value-type="float" office:value="0" calcext:value-type="float">
            <text:p>0</text:p>
          </table:table-cell>
          <table:table-cell table:formula="of:=#REF!*([.$M29]-0.05)" office:value-type="string" office:string-value="" calcext:value-type="error">
            <text:p>#¡REF!</text:p>
          </table:table-cell>
          <table:table-cell table:formula="of:=#REF!*([.$M2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2]+[.$P$2]" office:value-type="float" office:value="1.24" calcext:value-type="float">
            <text:p>1,2</text:p>
          </table:table-cell>
          <table:table-cell table:style-name="ce13" table:formula="of:=WEIBULL([.$M33];[.$B$3];[.$B$4];TRUE())" office:value-type="float" office:value="0.785103766017795" calcext:value-type="float">
            <text:p>0,78510</text:p>
          </table:table-cell>
          <table:table-cell table:style-name="ce13" table:formula="of:=[.N33]-[.N32]" office:value-type="float" office:value="0.0220315246999163" calcext:value-type="float">
            <text:p>0,02203</text:p>
          </table:table-cell>
          <table:table-cell table:number-columns-repeated="9"/>
          <table:table-cell table:formula="of:=[.O30]*([.$M30]-0.05)" office:value-type="float" office:value="0.0280760839454091" calcext:value-type="float">
            <text:p>0,028076083945409</text:p>
          </table:table-cell>
          <table:table-cell table:formula="of:=[.J33]*([.$M30]-0.05)" office:value-type="float" office:value="0" calcext:value-type="float">
            <text:p>0</text:p>
          </table:table-cell>
          <table:table-cell table:formula="of:=[.K33]*([.$M30]-0.05)" office:value-type="float" office:value="0" calcext:value-type="float">
            <text:p>0</text:p>
          </table:table-cell>
          <table:table-cell table:formula="of:=[.L33]*([.$M30]-0.05)" office:value-type="float" office:value="0" calcext:value-type="float">
            <text:p>0</text:p>
          </table:table-cell>
          <table:table-cell table:formula="of:=#REF!*([.$M30]-0.05)" office:value-type="string" office:string-value="" calcext:value-type="error">
            <text:p>#¡REF!</text:p>
          </table:table-cell>
          <table:table-cell table:formula="of:=#REF!*([.$M30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3]+[.$P$2]" office:value-type="float" office:value="1.28" calcext:value-type="float">
            <text:p>1,3</text:p>
          </table:table-cell>
          <table:table-cell table:style-name="ce13" table:formula="of:=WEIBULL([.$M34];[.$B$3];[.$B$4];TRUE())" office:value-type="float" office:value="0.805709341214512" calcext:value-type="float">
            <text:p>0,80571</text:p>
          </table:table-cell>
          <table:table-cell table:style-name="ce13" table:formula="of:=[.N34]-[.N33]" office:value-type="float" office:value="0.0206055751967172" calcext:value-type="float">
            <text:p>0,02061</text:p>
          </table:table-cell>
          <table:table-cell table:number-columns-repeated="9"/>
          <table:table-cell table:formula="of:=[.O31]*([.$M31]-0.05)" office:value-type="float" office:value="0.0275985006890465" calcext:value-type="float">
            <text:p>0,027598500689047</text:p>
          </table:table-cell>
          <table:table-cell table:formula="of:=[.J34]*([.$M31]-0.05)" office:value-type="float" office:value="0" calcext:value-type="float">
            <text:p>0</text:p>
          </table:table-cell>
          <table:table-cell table:formula="of:=[.K34]*([.$M31]-0.05)" office:value-type="float" office:value="0" calcext:value-type="float">
            <text:p>0</text:p>
          </table:table-cell>
          <table:table-cell table:formula="of:=[.L34]*([.$M31]-0.05)" office:value-type="float" office:value="0" calcext:value-type="float">
            <text:p>0</text:p>
          </table:table-cell>
          <table:table-cell table:formula="of:=#REF!*([.$M31]-0.05)" office:value-type="string" office:string-value="" calcext:value-type="error">
            <text:p>#¡REF!</text:p>
          </table:table-cell>
          <table:table-cell table:formula="of:=#REF!*([.$M31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4]+[.$P$2]" office:value-type="float" office:value="1.32" calcext:value-type="float">
            <text:p>1,3</text:p>
          </table:table-cell>
          <table:table-cell table:style-name="ce13" table:formula="of:=WEIBULL([.$M35];[.$B$3];[.$B$4];TRUE())" office:value-type="float" office:value="0.824900343249887" calcext:value-type="float">
            <text:p>0,82490</text:p>
          </table:table-cell>
          <table:table-cell table:style-name="ce13" table:formula="of:=[.N35]-[.N34]" office:value-type="float" office:value="0.0191910020353747" calcext:value-type="float">
            <text:p>0,01919</text:p>
          </table:table-cell>
          <table:table-cell table:number-columns-repeated="9"/>
          <table:table-cell table:formula="of:=[.O32]*([.$M32]-0.05)" office:value-type="float" office:value="0.0269740230770435" calcext:value-type="float">
            <text:p>0,026974023077044</text:p>
          </table:table-cell>
          <table:table-cell table:formula="of:=[.J35]*([.$M32]-0.05)" office:value-type="float" office:value="0" calcext:value-type="float">
            <text:p>0</text:p>
          </table:table-cell>
          <table:table-cell table:formula="of:=[.K35]*([.$M32]-0.05)" office:value-type="float" office:value="0" calcext:value-type="float">
            <text:p>0</text:p>
          </table:table-cell>
          <table:table-cell table:formula="of:=[.L35]*([.$M32]-0.05)" office:value-type="float" office:value="0" calcext:value-type="float">
            <text:p>0</text:p>
          </table:table-cell>
          <table:table-cell table:formula="of:=#REF!*([.$M32]-0.05)" office:value-type="string" office:string-value="" calcext:value-type="error">
            <text:p>#¡REF!</text:p>
          </table:table-cell>
          <table:table-cell table:formula="of:=#REF!*([.$M32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5]+[.$P$2]" office:value-type="float" office:value="1.36" calcext:value-type="float">
            <text:p>1,4</text:p>
          </table:table-cell>
          <table:table-cell table:style-name="ce13" table:formula="of:=WEIBULL([.$M36];[.$B$3];[.$B$4];TRUE())" office:value-type="float" office:value="0.842699926239196" calcext:value-type="float">
            <text:p>0,84270</text:p>
          </table:table-cell>
          <table:table-cell table:style-name="ce13" table:formula="of:=[.N36]-[.N35]" office:value-type="float" office:value="0.0177995829893097" calcext:value-type="float">
            <text:p>0,01780</text:p>
          </table:table-cell>
          <table:table-cell table:number-columns-repeated="9"/>
          <table:table-cell table:formula="of:=[.O33]*([.$M33]-0.05)" office:value-type="float" office:value="0.0262175143929004" calcext:value-type="float">
            <text:p>0,0262175143929</text:p>
          </table:table-cell>
          <table:table-cell table:formula="of:=[.J36]*([.$M33]-0.05)" office:value-type="float" office:value="0" calcext:value-type="float">
            <text:p>0</text:p>
          </table:table-cell>
          <table:table-cell table:formula="of:=[.K36]*([.$M33]-0.05)" office:value-type="float" office:value="0" calcext:value-type="float">
            <text:p>0</text:p>
          </table:table-cell>
          <table:table-cell table:formula="of:=[.L36]*([.$M33]-0.05)" office:value-type="float" office:value="0" calcext:value-type="float">
            <text:p>0</text:p>
          </table:table-cell>
          <table:table-cell table:formula="of:=#REF!*([.$M33]-0.05)" office:value-type="string" office:string-value="" calcext:value-type="error">
            <text:p>#¡REF!</text:p>
          </table:table-cell>
          <table:table-cell table:formula="of:=#REF!*([.$M3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6]+[.$P$2]" office:value-type="float" office:value="1.4" calcext:value-type="float">
            <text:p>1,4</text:p>
          </table:table-cell>
          <table:table-cell table:style-name="ce13" table:formula="of:=WEIBULL([.$M37];[.$B$3];[.$B$4];TRUE())" office:value-type="float" office:value="0.859141579078955" calcext:value-type="float">
            <text:p>0,85914</text:p>
          </table:table-cell>
          <table:table-cell table:style-name="ce13" table:formula="of:=[.N37]-[.N36]" office:value-type="float" office:value="0.0164416528397586" calcext:value-type="float">
            <text:p>0,01644</text:p>
          </table:table-cell>
          <table:table-cell table:number-columns-repeated="9"/>
          <table:table-cell table:formula="of:=[.O34]*([.$M34]-0.05)" office:value-type="float" office:value="0.0253448574919622" calcext:value-type="float">
            <text:p>0,025344857491962</text:p>
          </table:table-cell>
          <table:table-cell table:formula="of:=[.J37]*([.$M34]-0.05)" office:value-type="float" office:value="0" calcext:value-type="float">
            <text:p>0</text:p>
          </table:table-cell>
          <table:table-cell table:formula="of:=[.K37]*([.$M34]-0.05)" office:value-type="float" office:value="0" calcext:value-type="float">
            <text:p>0</text:p>
          </table:table-cell>
          <table:table-cell table:formula="of:=[.L37]*([.$M34]-0.05)" office:value-type="float" office:value="0" calcext:value-type="float">
            <text:p>0</text:p>
          </table:table-cell>
          <table:table-cell table:formula="of:=#REF!*([.$M34]-0.05)" office:value-type="string" office:string-value="" calcext:value-type="error">
            <text:p>#¡REF!</text:p>
          </table:table-cell>
          <table:table-cell table:formula="of:=#REF!*([.$M3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7]+[.$P$2]" office:value-type="float" office:value="1.44" calcext:value-type="float">
            <text:p>1,4</text:p>
          </table:table-cell>
          <table:table-cell table:style-name="ce13" table:formula="of:=WEIBULL([.$M38];[.$B$3];[.$B$4];TRUE())" office:value-type="float" office:value="0.874267670405572" calcext:value-type="float">
            <text:p>0,87427</text:p>
          </table:table-cell>
          <table:table-cell table:style-name="ce13" table:formula="of:=[.N38]-[.N37]" office:value-type="float" office:value="0.0151260913266171" calcext:value-type="float">
            <text:p>0,01513</text:p>
          </table:table-cell>
          <table:table-cell table:number-columns-repeated="9"/>
          <table:table-cell table:formula="of:=[.O35]*([.$M35]-0.05)" office:value-type="float" office:value="0.0243725725849259" calcext:value-type="float">
            <text:p>0,024372572584926</text:p>
          </table:table-cell>
          <table:table-cell table:formula="of:=[.J38]*([.$M35]-0.05)" office:value-type="float" office:value="0" calcext:value-type="float">
            <text:p>0</text:p>
          </table:table-cell>
          <table:table-cell table:formula="of:=[.K38]*([.$M35]-0.05)" office:value-type="float" office:value="0" calcext:value-type="float">
            <text:p>0</text:p>
          </table:table-cell>
          <table:table-cell table:formula="of:=[.L38]*([.$M35]-0.05)" office:value-type="float" office:value="0" calcext:value-type="float">
            <text:p>0</text:p>
          </table:table-cell>
          <table:table-cell table:formula="of:=#REF!*([.$M35]-0.05)" office:value-type="string" office:string-value="" calcext:value-type="error">
            <text:p>#¡REF!</text:p>
          </table:table-cell>
          <table:table-cell table:formula="of:=#REF!*([.$M3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8]+[.$P$2]" office:value-type="float" office:value="1.48" calcext:value-type="float">
            <text:p>1,5</text:p>
          </table:table-cell>
          <table:table-cell table:style-name="ce13" table:formula="of:=WEIBULL([.$M39];[.$B$3];[.$B$4];TRUE())" office:value-type="float" office:value="0.888128009129972" calcext:value-type="float">
            <text:p>0,88813</text:p>
          </table:table-cell>
          <table:table-cell table:style-name="ce13" table:formula="of:=[.N39]-[.N38]" office:value-type="float" office:value="0.0138603387243997" calcext:value-type="float">
            <text:p>0,01386</text:p>
          </table:table-cell>
          <table:table-cell table:number-columns-repeated="9"/>
          <table:table-cell table:formula="of:=[.O36]*([.$M36]-0.05)" office:value-type="float" office:value="0.0233174537159957" calcext:value-type="float">
            <text:p>0,023317453715996</text:p>
          </table:table-cell>
          <table:table-cell table:formula="of:=[.J39]*([.$M36]-0.05)" office:value-type="float" office:value="0" calcext:value-type="float">
            <text:p>0</text:p>
          </table:table-cell>
          <table:table-cell table:formula="of:=[.K39]*([.$M36]-0.05)" office:value-type="float" office:value="0" calcext:value-type="float">
            <text:p>0</text:p>
          </table:table-cell>
          <table:table-cell table:formula="of:=[.L39]*([.$M36]-0.05)" office:value-type="float" office:value="0" calcext:value-type="float">
            <text:p>0</text:p>
          </table:table-cell>
          <table:table-cell table:formula="of:=#REF!*([.$M36]-0.05)" office:value-type="string" office:string-value="" calcext:value-type="error">
            <text:p>#¡REF!</text:p>
          </table:table-cell>
          <table:table-cell table:formula="of:=#REF!*([.$M3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39]+[.$P$2]" office:value-type="float" office:value="1.52" calcext:value-type="float">
            <text:p>1,5</text:p>
          </table:table-cell>
          <table:table-cell table:style-name="ce13" table:formula="of:=WEIBULL([.$M40];[.$B$3];[.$B$4];TRUE())" office:value-type="float" office:value="0.900778445001137" calcext:value-type="float">
            <text:p>0,90078</text:p>
          </table:table-cell>
          <table:table-cell table:style-name="ce13" table:formula="of:=[.N40]-[.N39]" office:value-type="float" office:value="0.012650435871165" calcext:value-type="float">
            <text:p>0,01265</text:p>
          </table:table-cell>
          <table:table-cell table:number-columns-repeated="9"/>
          <table:table-cell table:formula="of:=[.O37]*([.$M37]-0.05)" office:value-type="float" office:value="0.0221962313336741" calcext:value-type="float">
            <text:p>0,022196231333674</text:p>
          </table:table-cell>
          <table:table-cell table:formula="of:=[.J40]*([.$M37]-0.05)" office:value-type="float" office:value="0" calcext:value-type="float">
            <text:p>0</text:p>
          </table:table-cell>
          <table:table-cell table:formula="of:=[.K40]*([.$M37]-0.05)" office:value-type="float" office:value="0" calcext:value-type="float">
            <text:p>0</text:p>
          </table:table-cell>
          <table:table-cell table:formula="of:=[.L40]*([.$M37]-0.05)" office:value-type="float" office:value="0" calcext:value-type="float">
            <text:p>0</text:p>
          </table:table-cell>
          <table:table-cell table:formula="of:=#REF!*([.$M37]-0.05)" office:value-type="string" office:string-value="" calcext:value-type="error">
            <text:p>#¡REF!</text:p>
          </table:table-cell>
          <table:table-cell table:formula="of:=#REF!*([.$M3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0]+[.$P$2]" office:value-type="float" office:value="1.56" calcext:value-type="float">
            <text:p>1,6</text:p>
          </table:table-cell>
          <table:table-cell table:style-name="ce13" table:formula="of:=WEIBULL([.$M41];[.$B$3];[.$B$4];TRUE())" office:value-type="float" office:value="0.912279530220208" calcext:value-type="float">
            <text:p>0,91228</text:p>
          </table:table-cell>
          <table:table-cell table:style-name="ce13" table:formula="of:=[.N41]-[.N40]" office:value-type="float" office:value="0.0115010852190708" calcext:value-type="float">
            <text:p>0,01150</text:p>
          </table:table-cell>
          <table:table-cell table:number-columns-repeated="9"/>
          <table:table-cell table:formula="of:=[.O38]*([.$M38]-0.05)" office:value-type="float" office:value="0.0210252669439978" calcext:value-type="float">
            <text:p>0,021025266943998</text:p>
          </table:table-cell>
          <table:table-cell table:formula="of:=[.J41]*([.$M38]-0.05)" office:value-type="float" office:value="0" calcext:value-type="float">
            <text:p>0</text:p>
          </table:table-cell>
          <table:table-cell table:formula="of:=[.K41]*([.$M38]-0.05)" office:value-type="float" office:value="0" calcext:value-type="float">
            <text:p>0</text:p>
          </table:table-cell>
          <table:table-cell table:formula="of:=[.L41]*([.$M38]-0.05)" office:value-type="float" office:value="0" calcext:value-type="float">
            <text:p>0</text:p>
          </table:table-cell>
          <table:table-cell table:formula="of:=#REF!*([.$M38]-0.05)" office:value-type="string" office:string-value="" calcext:value-type="error">
            <text:p>#¡REF!</text:p>
          </table:table-cell>
          <table:table-cell table:formula="of:=#REF!*([.$M3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1]+[.$P$2]" office:value-type="float" office:value="1.6" calcext:value-type="float">
            <text:p>1,6</text:p>
          </table:table-cell>
          <table:table-cell table:style-name="ce13" table:formula="of:=WEIBULL([.$M42];[.$B$3];[.$B$4];TRUE())" office:value-type="float" office:value="0.9226952595567" calcext:value-type="float">
            <text:p>0,92270</text:p>
          </table:table-cell>
          <table:table-cell table:style-name="ce13" table:formula="of:=[.N42]-[.N41]" office:value-type="float" office:value="0.0104157293364926" calcext:value-type="float">
            <text:p>0,01042</text:p>
          </table:table-cell>
          <table:table-cell table:number-columns-repeated="9"/>
          <table:table-cell table:formula="of:=[.O39]*([.$M39]-0.05)" office:value-type="float" office:value="0.0198202843758916" calcext:value-type="float">
            <text:p>0,019820284375892</text:p>
          </table:table-cell>
          <table:table-cell table:formula="of:=[.J42]*([.$M39]-0.05)" office:value-type="float" office:value="0" calcext:value-type="float">
            <text:p>0</text:p>
          </table:table-cell>
          <table:table-cell table:formula="of:=[.K42]*([.$M39]-0.05)" office:value-type="float" office:value="0" calcext:value-type="float">
            <text:p>0</text:p>
          </table:table-cell>
          <table:table-cell table:formula="of:=[.L42]*([.$M39]-0.05)" office:value-type="float" office:value="0" calcext:value-type="float">
            <text:p>0</text:p>
          </table:table-cell>
          <table:table-cell table:formula="of:=#REF!*([.$M39]-0.05)" office:value-type="string" office:string-value="" calcext:value-type="error">
            <text:p>#¡REF!</text:p>
          </table:table-cell>
          <table:table-cell table:formula="of:=#REF!*([.$M3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2]+[.$P$2]" office:value-type="float" office:value="1.64" calcext:value-type="float">
            <text:p>1,6</text:p>
          </table:table-cell>
          <table:table-cell table:style-name="ce13" table:formula="of:=WEIBULL([.$M43];[.$B$3];[.$B$4];TRUE())" office:value-type="float" office:value="0.932091902821291" calcext:value-type="float">
            <text:p>0,93209</text:p>
          </table:table-cell>
          <table:table-cell table:style-name="ce13" table:formula="of:=[.N43]-[.N42]" office:value-type="float" office:value="0.00939664326459033" calcext:value-type="float">
            <text:p>0,00940</text:p>
          </table:table-cell>
          <table:table-cell table:number-columns-repeated="9"/>
          <table:table-cell table:formula="of:=[.O40]*([.$M40]-0.05)" office:value-type="float" office:value="0.0185961407306125" calcext:value-type="float">
            <text:p>0,018596140730613</text:p>
          </table:table-cell>
          <table:table-cell table:formula="of:=[.J43]*([.$M40]-0.05)" office:value-type="float" office:value="0" calcext:value-type="float">
            <text:p>0</text:p>
          </table:table-cell>
          <table:table-cell table:formula="of:=[.K43]*([.$M40]-0.05)" office:value-type="float" office:value="0" calcext:value-type="float">
            <text:p>0</text:p>
          </table:table-cell>
          <table:table-cell table:formula="of:=[.L43]*([.$M40]-0.05)" office:value-type="float" office:value="0" calcext:value-type="float">
            <text:p>0</text:p>
          </table:table-cell>
          <table:table-cell table:formula="of:=#REF!*([.$M40]-0.05)" office:value-type="string" office:string-value="" calcext:value-type="error">
            <text:p>#¡REF!</text:p>
          </table:table-cell>
          <table:table-cell table:formula="of:=#REF!*([.$M40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3]+[.$P$2]" office:value-type="float" office:value="1.68" calcext:value-type="float">
            <text:p>1,7</text:p>
          </table:table-cell>
          <table:table-cell table:style-name="ce13" table:formula="of:=WEIBULL([.$M44];[.$B$3];[.$B$4];TRUE())" office:value-type="float" office:value="0.940536940025697" calcext:value-type="float">
            <text:p>0,94054</text:p>
          </table:table-cell>
          <table:table-cell table:style-name="ce13" table:formula="of:=[.N44]-[.N43]" office:value-type="float" office:value="0.00844503720440626" calcext:value-type="float">
            <text:p>0,00845</text:p>
          </table:table-cell>
          <table:table-cell table:number-columns-repeated="9"/>
          <table:table-cell table:formula="of:=[.O41]*([.$M41]-0.05)" office:value-type="float" office:value="0.0173666386807969" calcext:value-type="float">
            <text:p>0,017366638680797</text:p>
          </table:table-cell>
          <table:table-cell table:formula="of:=[.J44]*([.$M41]-0.05)" office:value-type="float" office:value="0" calcext:value-type="float">
            <text:p>0</text:p>
          </table:table-cell>
          <table:table-cell table:formula="of:=[.K44]*([.$M41]-0.05)" office:value-type="float" office:value="0" calcext:value-type="float">
            <text:p>0</text:p>
          </table:table-cell>
          <table:table-cell table:formula="of:=[.L44]*([.$M41]-0.05)" office:value-type="float" office:value="0" calcext:value-type="float">
            <text:p>0</text:p>
          </table:table-cell>
          <table:table-cell table:formula="of:=#REF!*([.$M41]-0.05)" office:value-type="string" office:string-value="" calcext:value-type="error">
            <text:p>#¡REF!</text:p>
          </table:table-cell>
          <table:table-cell table:formula="of:=#REF!*([.$M41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4]+[.$P$2]" office:value-type="float" office:value="1.72" calcext:value-type="float">
            <text:p>1,7</text:p>
          </table:table-cell>
          <table:table-cell table:style-name="ce13" table:formula="of:=WEIBULL([.$M45];[.$B$3];[.$B$4];TRUE())" office:value-type="float" office:value="0.948098106196195" calcext:value-type="float">
            <text:p>0,94810</text:p>
          </table:table-cell>
          <table:table-cell table:style-name="ce13" table:formula="of:=[.N45]-[.N44]" office:value-type="float" office:value="0.00756116617049774" calcext:value-type="float">
            <text:p>0,00756</text:p>
          </table:table-cell>
          <table:table-cell table:number-columns-repeated="9"/>
          <table:table-cell table:formula="of:=[.O42]*([.$M42]-0.05)" office:value-type="float" office:value="0.0161443804715635" calcext:value-type="float">
            <text:p>0,016144380471564</text:p>
          </table:table-cell>
          <table:table-cell table:formula="of:=[.J45]*([.$M42]-0.05)" office:value-type="float" office:value="0" calcext:value-type="float">
            <text:p>0</text:p>
          </table:table-cell>
          <table:table-cell table:formula="of:=[.K45]*([.$M42]-0.05)" office:value-type="float" office:value="0" calcext:value-type="float">
            <text:p>0</text:p>
          </table:table-cell>
          <table:table-cell table:formula="of:=[.L45]*([.$M42]-0.05)" office:value-type="float" office:value="0" calcext:value-type="float">
            <text:p>0</text:p>
          </table:table-cell>
          <table:table-cell table:formula="of:=#REF!*([.$M42]-0.05)" office:value-type="string" office:string-value="" calcext:value-type="error">
            <text:p>#¡REF!</text:p>
          </table:table-cell>
          <table:table-cell table:formula="of:=#REF!*([.$M42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5]+[.$P$2]" office:value-type="float" office:value="1.76" calcext:value-type="float">
            <text:p>1,8</text:p>
          </table:table-cell>
          <table:table-cell table:style-name="ce13" table:formula="of:=WEIBULL([.$M46];[.$B$3];[.$B$4];TRUE())" office:value-type="float" office:value="0.954842549675139" calcext:value-type="float">
            <text:p>0,95484</text:p>
          </table:table-cell>
          <table:table-cell table:style-name="ce13" table:formula="of:=[.N46]-[.N45]" office:value-type="float" office:value="0.00674444347894454" calcext:value-type="float">
            <text:p>0,00674</text:p>
          </table:table-cell>
          <table:table-cell table:number-columns-repeated="9"/>
          <table:table-cell table:formula="of:=[.O43]*([.$M43]-0.05)" office:value-type="float" office:value="0.0149406627906986" calcext:value-type="float">
            <text:p>0,014940662790699</text:p>
          </table:table-cell>
          <table:table-cell table:formula="of:=[.J46]*([.$M43]-0.05)" office:value-type="float" office:value="0" calcext:value-type="float">
            <text:p>0</text:p>
          </table:table-cell>
          <table:table-cell table:formula="of:=[.K46]*([.$M43]-0.05)" office:value-type="float" office:value="0" calcext:value-type="float">
            <text:p>0</text:p>
          </table:table-cell>
          <table:table-cell table:formula="of:=[.L46]*([.$M43]-0.05)" office:value-type="float" office:value="0" calcext:value-type="float">
            <text:p>0</text:p>
          </table:table-cell>
          <table:table-cell table:formula="of:=#REF!*([.$M43]-0.05)" office:value-type="string" office:string-value="" calcext:value-type="error">
            <text:p>#¡REF!</text:p>
          </table:table-cell>
          <table:table-cell table:formula="of:=#REF!*([.$M4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6]+[.$P$2]" office:value-type="float" office:value="1.8" calcext:value-type="float">
            <text:p>1,8</text:p>
          </table:table-cell>
          <table:table-cell table:style-name="ce13" table:formula="of:=WEIBULL([.$M47];[.$B$3];[.$B$4];TRUE())" office:value-type="float" office:value="0.960836104901013" calcext:value-type="float">
            <text:p>0,96084</text:p>
          </table:table-cell>
          <table:table-cell table:style-name="ce13" table:formula="of:=[.N47]-[.N46]" office:value-type="float" office:value="0.00599355522587375" calcext:value-type="float">
            <text:p>0,00599</text:p>
          </table:table-cell>
          <table:table-cell table:number-columns-repeated="9"/>
          <table:table-cell table:formula="of:=[.O44]*([.$M44]-0.05)" office:value-type="float" office:value="0.0137654106431822" calcext:value-type="float">
            <text:p>0,013765410643182</text:p>
          </table:table-cell>
          <table:table-cell table:formula="of:=[.J47]*([.$M44]-0.05)" office:value-type="float" office:value="0" calcext:value-type="float">
            <text:p>0</text:p>
          </table:table-cell>
          <table:table-cell table:formula="of:=[.K47]*([.$M44]-0.05)" office:value-type="float" office:value="0" calcext:value-type="float">
            <text:p>0</text:p>
          </table:table-cell>
          <table:table-cell table:formula="of:=[.L47]*([.$M44]-0.05)" office:value-type="float" office:value="0" calcext:value-type="float">
            <text:p>0</text:p>
          </table:table-cell>
          <table:table-cell table:formula="of:=#REF!*([.$M44]-0.05)" office:value-type="string" office:string-value="" calcext:value-type="error">
            <text:p>#¡REF!</text:p>
          </table:table-cell>
          <table:table-cell table:formula="of:=#REF!*([.$M4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7]+[.$P$2]" office:value-type="float" office:value="1.84" calcext:value-type="float">
            <text:p>1,8</text:p>
          </table:table-cell>
          <table:table-cell table:style-name="ce13" table:formula="of:=WEIBULL([.$M48];[.$B$3];[.$B$4];TRUE())" office:value-type="float" office:value="0.966142678142977" calcext:value-type="float">
            <text:p>0,96614</text:p>
          </table:table-cell>
          <table:table-cell table:style-name="ce13" table:formula="of:=[.N48]-[.N47]" office:value-type="float" office:value="0.00530657324196404" calcext:value-type="float">
            <text:p>0,00531</text:p>
          </table:table-cell>
          <table:table-cell table:number-columns-repeated="9"/>
          <table:table-cell table:formula="of:=[.O45]*([.$M45]-0.05)" office:value-type="float" office:value="0.0126271475047312" calcext:value-type="float">
            <text:p>0,012627147504731</text:p>
          </table:table-cell>
          <table:table-cell table:formula="of:=[.J48]*([.$M45]-0.05)" office:value-type="float" office:value="0" calcext:value-type="float">
            <text:p>0</text:p>
          </table:table-cell>
          <table:table-cell table:formula="of:=[.K48]*([.$M45]-0.05)" office:value-type="float" office:value="0" calcext:value-type="float">
            <text:p>0</text:p>
          </table:table-cell>
          <table:table-cell table:formula="of:=[.L48]*([.$M45]-0.05)" office:value-type="float" office:value="0" calcext:value-type="float">
            <text:p>0</text:p>
          </table:table-cell>
          <table:table-cell table:formula="of:=#REF!*([.$M45]-0.05)" office:value-type="string" office:string-value="" calcext:value-type="error">
            <text:p>#¡REF!</text:p>
          </table:table-cell>
          <table:table-cell table:formula="of:=#REF!*([.$M4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8]+[.$P$2]" office:value-type="float" office:value="1.88" calcext:value-type="float">
            <text:p>1,9</text:p>
          </table:table-cell>
          <table:table-cell table:style-name="ce13" table:formula="of:=WEIBULL([.$M49];[.$B$3];[.$B$4];TRUE())" office:value-type="float" office:value="0.970823742506783" calcext:value-type="float">
            <text:p>0,97082</text:p>
          </table:table-cell>
          <table:table-cell table:style-name="ce13" table:formula="of:=[.N49]-[.N48]" office:value-type="float" office:value="0.00468106436380611" calcext:value-type="float">
            <text:p>0,00468</text:p>
          </table:table-cell>
          <table:table-cell table:number-columns-repeated="9"/>
          <table:table-cell table:formula="of:=[.O46]*([.$M46]-0.05)" office:value-type="float" office:value="0.0115329983489952" calcext:value-type="float">
            <text:p>0,011532998348995</text:p>
          </table:table-cell>
          <table:table-cell table:formula="of:=[.J49]*([.$M46]-0.05)" office:value-type="float" office:value="0" calcext:value-type="float">
            <text:p>0</text:p>
          </table:table-cell>
          <table:table-cell table:formula="of:=[.K49]*([.$M46]-0.05)" office:value-type="float" office:value="0" calcext:value-type="float">
            <text:p>0</text:p>
          </table:table-cell>
          <table:table-cell table:formula="of:=[.L49]*([.$M46]-0.05)" office:value-type="float" office:value="0" calcext:value-type="float">
            <text:p>0</text:p>
          </table:table-cell>
          <table:table-cell table:formula="of:=#REF!*([.$M46]-0.05)" office:value-type="string" office:string-value="" calcext:value-type="error">
            <text:p>#¡REF!</text:p>
          </table:table-cell>
          <table:table-cell table:formula="of:=#REF!*([.$M4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49]+[.$P$2]" office:value-type="float" office:value="1.92" calcext:value-type="float">
            <text:p>1,9</text:p>
          </table:table-cell>
          <table:table-cell table:style-name="ce13" table:formula="of:=WEIBULL([.$M50];[.$B$3];[.$B$4];TRUE())" office:value-type="float" office:value="0.974937936737441" calcext:value-type="float">
            <text:p>0,97494</text:p>
          </table:table-cell>
          <table:table-cell table:style-name="ce13" table:formula="of:=[.N50]-[.N49]" office:value-type="float" office:value="0.00411419423065818" calcext:value-type="float">
            <text:p>0,00411</text:p>
          </table:table-cell>
          <table:table-cell table:number-columns-repeated="9"/>
          <table:table-cell table:formula="of:=[.O47]*([.$M47]-0.05)" office:value-type="float" office:value="0.0104887216452791" calcext:value-type="float">
            <text:p>0,010488721645279</text:p>
          </table:table-cell>
          <table:table-cell table:formula="of:=[.J50]*([.$M47]-0.05)" office:value-type="float" office:value="0" calcext:value-type="float">
            <text:p>0</text:p>
          </table:table-cell>
          <table:table-cell table:formula="of:=[.K50]*([.$M47]-0.05)" office:value-type="float" office:value="0" calcext:value-type="float">
            <text:p>0</text:p>
          </table:table-cell>
          <table:table-cell table:formula="of:=[.L50]*([.$M47]-0.05)" office:value-type="float" office:value="0" calcext:value-type="float">
            <text:p>0</text:p>
          </table:table-cell>
          <table:table-cell table:formula="of:=#REF!*([.$M47]-0.05)" office:value-type="string" office:string-value="" calcext:value-type="error">
            <text:p>#¡REF!</text:p>
          </table:table-cell>
          <table:table-cell table:formula="of:=#REF!*([.$M4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0]+[.$P$2]" office:value-type="float" office:value="1.96" calcext:value-type="float">
            <text:p>2,0</text:p>
          </table:table-cell>
          <table:table-cell table:style-name="ce13" table:formula="of:=WEIBULL([.$M51];[.$B$3];[.$B$4];TRUE())" office:value-type="float" office:value="0.97854076091992" calcext:value-type="float">
            <text:p>0,97854</text:p>
          </table:table-cell>
          <table:table-cell table:style-name="ce13" table:formula="of:=[.N51]-[.N50]" office:value-type="float" office:value="0.00360282418247837" calcext:value-type="float">
            <text:p>0,00360</text:p>
          </table:table-cell>
          <table:table-cell table:number-columns-repeated="9"/>
          <table:table-cell table:formula="of:=[.O48]*([.$M48]-0.05)" office:value-type="float" office:value="0.00949876610311563" calcext:value-type="float">
            <text:p>0,009498766103116</text:p>
          </table:table-cell>
          <table:table-cell table:formula="of:=[.J51]*([.$M48]-0.05)" office:value-type="float" office:value="0" calcext:value-type="float">
            <text:p>0</text:p>
          </table:table-cell>
          <table:table-cell table:formula="of:=[.K51]*([.$M48]-0.05)" office:value-type="float" office:value="0" calcext:value-type="float">
            <text:p>0</text:p>
          </table:table-cell>
          <table:table-cell table:formula="of:=[.L51]*([.$M48]-0.05)" office:value-type="float" office:value="0" calcext:value-type="float">
            <text:p>0</text:p>
          </table:table-cell>
          <table:table-cell table:formula="of:=#REF!*([.$M48]-0.05)" office:value-type="string" office:string-value="" calcext:value-type="error">
            <text:p>#¡REF!</text:p>
          </table:table-cell>
          <table:table-cell table:formula="of:=#REF!*([.$M4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1]+[.$P$2]" office:value-type="float" office:value="2" calcext:value-type="float">
            <text:p>2,0</text:p>
          </table:table-cell>
          <table:table-cell table:style-name="ce13" table:formula="of:=WEIBULL([.$M52];[.$B$3];[.$B$4];TRUE())" office:value-type="float" office:value="0.981684361111266" calcext:value-type="float">
            <text:p>0,98168</text:p>
          </table:table-cell>
          <table:table-cell table:style-name="ce13" table:formula="of:=[.N52]-[.N51]" office:value-type="float" office:value="0.00314360019134619" calcext:value-type="float">
            <text:p>0,00314</text:p>
          </table:table-cell>
          <table:table-cell table:number-columns-repeated="9"/>
          <table:table-cell table:formula="of:=[.O49]*([.$M49]-0.05)" office:value-type="float" office:value="0.00856634778576518" calcext:value-type="float">
            <text:p>0,008566347785765</text:p>
          </table:table-cell>
          <table:table-cell table:formula="of:=[.J52]*([.$M49]-0.05)" office:value-type="float" office:value="0" calcext:value-type="float">
            <text:p>0</text:p>
          </table:table-cell>
          <table:table-cell table:formula="of:=[.K52]*([.$M49]-0.05)" office:value-type="float" office:value="0" calcext:value-type="float">
            <text:p>0</text:p>
          </table:table-cell>
          <table:table-cell table:formula="of:=[.L52]*([.$M49]-0.05)" office:value-type="float" office:value="0" calcext:value-type="float">
            <text:p>0</text:p>
          </table:table-cell>
          <table:table-cell table:formula="of:=#REF!*([.$M49]-0.05)" office:value-type="string" office:string-value="" calcext:value-type="error">
            <text:p>#¡REF!</text:p>
          </table:table-cell>
          <table:table-cell table:formula="of:=#REF!*([.$M4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2]+[.$P$2]" office:value-type="float" office:value="2.04" calcext:value-type="float">
            <text:p>2,0</text:p>
          </table:table-cell>
          <table:table-cell table:style-name="ce13" table:formula="of:=WEIBULL([.$M53];[.$B$3];[.$B$4];TRUE())" office:value-type="float" office:value="0.984417394205665" calcext:value-type="float">
            <text:p>0,98442</text:p>
          </table:table-cell>
          <table:table-cell table:style-name="ce13" table:formula="of:=[.N53]-[.N52]" office:value-type="float" office:value="0.00273303309439965" calcext:value-type="float">
            <text:p>0,00273</text:p>
          </table:table-cell>
          <table:table-cell table:number-columns-repeated="9"/>
          <table:table-cell table:formula="of:=[.O50]*([.$M50]-0.05)" office:value-type="float" office:value="0.0076935432113308" calcext:value-type="float">
            <text:p>0,007693543211331</text:p>
          </table:table-cell>
          <table:table-cell table:formula="of:=[.J53]*([.$M50]-0.05)" office:value-type="float" office:value="0" calcext:value-type="float">
            <text:p>0</text:p>
          </table:table-cell>
          <table:table-cell table:formula="of:=[.K53]*([.$M50]-0.05)" office:value-type="float" office:value="0" calcext:value-type="float">
            <text:p>0</text:p>
          </table:table-cell>
          <table:table-cell table:formula="of:=[.L53]*([.$M50]-0.05)" office:value-type="float" office:value="0" calcext:value-type="float">
            <text:p>0</text:p>
          </table:table-cell>
          <table:table-cell table:formula="of:=#REF!*([.$M50]-0.05)" office:value-type="string" office:string-value="" calcext:value-type="error">
            <text:p>#¡REF!</text:p>
          </table:table-cell>
          <table:table-cell table:formula="of:=#REF!*([.$M50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3]+[.$P$2]" office:value-type="float" office:value="2.08" calcext:value-type="float">
            <text:p>2,1</text:p>
          </table:table-cell>
          <table:table-cell table:style-name="ce13" table:formula="of:=WEIBULL([.$M54];[.$B$3];[.$B$4];TRUE())" office:value-type="float" office:value="0.986784963910765" calcext:value-type="float">
            <text:p>0,98678</text:p>
          </table:table-cell>
          <table:table-cell table:style-name="ce13" table:formula="of:=[.N54]-[.N53]" office:value-type="float" office:value="0.00236756970509966" calcext:value-type="float">
            <text:p>0,00237</text:p>
          </table:table-cell>
          <table:table-cell table:number-columns-repeated="9"/>
          <table:table-cell table:formula="of:=[.O51]*([.$M51]-0.05)" office:value-type="float" office:value="0.00688139418853369" calcext:value-type="float">
            <text:p>0,006881394188534</text:p>
          </table:table-cell>
          <table:table-cell table:formula="of:=[.J54]*([.$M51]-0.05)" office:value-type="float" office:value="0" calcext:value-type="float">
            <text:p>0</text:p>
          </table:table-cell>
          <table:table-cell table:formula="of:=[.K54]*([.$M51]-0.05)" office:value-type="float" office:value="0" calcext:value-type="float">
            <text:p>0</text:p>
          </table:table-cell>
          <table:table-cell table:formula="of:=[.L54]*([.$M51]-0.05)" office:value-type="float" office:value="0" calcext:value-type="float">
            <text:p>0</text:p>
          </table:table-cell>
          <table:table-cell table:formula="of:=#REF!*([.$M51]-0.05)" office:value-type="string" office:string-value="" calcext:value-type="error">
            <text:p>#¡REF!</text:p>
          </table:table-cell>
          <table:table-cell table:formula="of:=#REF!*([.$M51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4]+[.$P$2]" office:value-type="float" office:value="2.12" calcext:value-type="float">
            <text:p>2,1</text:p>
          </table:table-cell>
          <table:table-cell table:style-name="ce13" table:formula="of:=WEIBULL([.$M55];[.$B$3];[.$B$4];TRUE())" office:value-type="float" office:value="0.988828618566469" calcext:value-type="float">
            <text:p>0,98883</text:p>
          </table:table-cell>
          <table:table-cell table:style-name="ce13" table:formula="of:=[.N55]-[.N54]" office:value-type="float" office:value="0.002043654655704" calcext:value-type="float">
            <text:p>0,00204</text:p>
          </table:table-cell>
          <table:table-cell table:number-columns-repeated="9"/>
          <table:table-cell table:formula="of:=[.O52]*([.$M52]-0.05)" office:value-type="float" office:value="0.00613002037312507" calcext:value-type="float">
            <text:p>0,006130020373125</text:p>
          </table:table-cell>
          <table:table-cell table:formula="of:=[.J55]*([.$M52]-0.05)" office:value-type="float" office:value="0" calcext:value-type="float">
            <text:p>0</text:p>
          </table:table-cell>
          <table:table-cell table:formula="of:=[.K55]*([.$M52]-0.05)" office:value-type="float" office:value="0" calcext:value-type="float">
            <text:p>0</text:p>
          </table:table-cell>
          <table:table-cell table:formula="of:=[.L55]*([.$M52]-0.05)" office:value-type="float" office:value="0" calcext:value-type="float">
            <text:p>0</text:p>
          </table:table-cell>
          <table:table-cell table:formula="of:=#REF!*([.$M52]-0.05)" office:value-type="string" office:string-value="" calcext:value-type="error">
            <text:p>#¡REF!</text:p>
          </table:table-cell>
          <table:table-cell table:formula="of:=#REF!*([.$M52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5]+[.$P$2]" office:value-type="float" office:value="2.16" calcext:value-type="float">
            <text:p>2,2</text:p>
          </table:table-cell>
          <table:table-cell table:style-name="ce13" table:formula="of:=WEIBULL([.$M56];[.$B$3];[.$B$4];TRUE())" office:value-type="float" office:value="0.990586401630298" calcext:value-type="float">
            <text:p>0,99059</text:p>
          </table:table-cell>
          <table:table-cell table:style-name="ce13" table:formula="of:=[.N56]-[.N55]" office:value-type="float" office:value="0.00175778306382923" calcext:value-type="float">
            <text:p>0,00176</text:p>
          </table:table-cell>
          <table:table-cell table:number-columns-repeated="9"/>
          <table:table-cell table:formula="of:=[.O53]*([.$M53]-0.05)" office:value-type="float" office:value="0.0054387358578553" calcext:value-type="float">
            <text:p>0,005438735857855</text:p>
          </table:table-cell>
          <table:table-cell table:formula="of:=[.J56]*([.$M53]-0.05)" office:value-type="float" office:value="0" calcext:value-type="float">
            <text:p>0</text:p>
          </table:table-cell>
          <table:table-cell table:formula="of:=[.K56]*([.$M53]-0.05)" office:value-type="float" office:value="0" calcext:value-type="float">
            <text:p>0</text:p>
          </table:table-cell>
          <table:table-cell table:formula="of:=[.L56]*([.$M53]-0.05)" office:value-type="float" office:value="0" calcext:value-type="float">
            <text:p>0</text:p>
          </table:table-cell>
          <table:table-cell table:formula="of:=#REF!*([.$M53]-0.05)" office:value-type="string" office:string-value="" calcext:value-type="error">
            <text:p>#¡REF!</text:p>
          </table:table-cell>
          <table:table-cell table:formula="of:=#REF!*([.$M5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6]+[.$P$2]" office:value-type="float" office:value="2.2" calcext:value-type="float">
            <text:p>2,2</text:p>
          </table:table-cell>
          <table:table-cell table:style-name="ce13" table:formula="of:=WEIBULL([.$M57];[.$B$3];[.$B$4];TRUE())" office:value-type="float" office:value="0.992092945948407" calcext:value-type="float">
            <text:p>0,99209</text:p>
          </table:table-cell>
          <table:table-cell table:style-name="ce13" table:formula="of:=[.N57]-[.N56]" office:value-type="float" office:value="0.00150654431810815" calcext:value-type="float">
            <text:p>0,00151</text:p>
          </table:table-cell>
          <table:table-cell table:number-columns-repeated="9"/>
          <table:table-cell table:formula="of:=[.O54]*([.$M54]-0.05)" office:value-type="float" office:value="0.00480616650135231" calcext:value-type="float">
            <text:p>0,004806166501352</text:p>
          </table:table-cell>
          <table:table-cell table:formula="of:=[.J57]*([.$M54]-0.05)" office:value-type="float" office:value="0" calcext:value-type="float">
            <text:p>0</text:p>
          </table:table-cell>
          <table:table-cell table:formula="of:=[.K57]*([.$M54]-0.05)" office:value-type="float" office:value="0" calcext:value-type="float">
            <text:p>0</text:p>
          </table:table-cell>
          <table:table-cell table:formula="of:=[.L57]*([.$M54]-0.05)" office:value-type="float" office:value="0" calcext:value-type="float">
            <text:p>0</text:p>
          </table:table-cell>
          <table:table-cell table:formula="of:=#REF!*([.$M54]-0.05)" office:value-type="string" office:string-value="" calcext:value-type="error">
            <text:p>#¡REF!</text:p>
          </table:table-cell>
          <table:table-cell table:formula="of:=#REF!*([.$M5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7]+[.$P$2]" office:value-type="float" office:value="2.24" calcext:value-type="float">
            <text:p>2,2</text:p>
          </table:table-cell>
          <table:table-cell table:style-name="ce13" table:formula="of:=WEIBULL([.$M58];[.$B$3];[.$B$4];TRUE())" office:value-type="float" office:value="0.99337960339032" calcext:value-type="float">
            <text:p>0,99338</text:p>
          </table:table-cell>
          <table:table-cell table:style-name="ce13" table:formula="of:=[.N58]-[.N57]" office:value-type="float" office:value="0.00128665744191336" calcext:value-type="float">
            <text:p>0,00129</text:p>
          </table:table-cell>
          <table:table-cell table:number-columns-repeated="9"/>
          <table:table-cell table:formula="of:=[.O55]*([.$M55]-0.05)" office:value-type="float" office:value="0.00423036513730728" calcext:value-type="float">
            <text:p>0,004230365137307</text:p>
          </table:table-cell>
          <table:table-cell table:formula="of:=[.J58]*([.$M55]-0.05)" office:value-type="float" office:value="0" calcext:value-type="float">
            <text:p>0</text:p>
          </table:table-cell>
          <table:table-cell table:formula="of:=[.K58]*([.$M55]-0.05)" office:value-type="float" office:value="0" calcext:value-type="float">
            <text:p>0</text:p>
          </table:table-cell>
          <table:table-cell table:formula="of:=[.L58]*([.$M55]-0.05)" office:value-type="float" office:value="0" calcext:value-type="float">
            <text:p>0</text:p>
          </table:table-cell>
          <table:table-cell table:formula="of:=#REF!*([.$M55]-0.05)" office:value-type="string" office:string-value="" calcext:value-type="error">
            <text:p>#¡REF!</text:p>
          </table:table-cell>
          <table:table-cell table:formula="of:=#REF!*([.$M5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8]+[.$P$2]" office:value-type="float" office:value="2.28" calcext:value-type="float">
            <text:p>2,3</text:p>
          </table:table-cell>
          <table:table-cell table:style-name="ce13" table:formula="of:=WEIBULL([.$M59];[.$B$3];[.$B$4];TRUE())" office:value-type="float" office:value="0.994474602011196" calcext:value-type="float">
            <text:p>0,99447</text:p>
          </table:table-cell>
          <table:table-cell table:style-name="ce13" table:formula="of:=[.N59]-[.N58]" office:value-type="float" office:value="0.00109499862087614" calcext:value-type="float">
            <text:p>0,00109</text:p>
          </table:table-cell>
          <table:table-cell table:number-columns-repeated="9"/>
          <table:table-cell table:formula="of:=[.O56]*([.$M56]-0.05)" office:value-type="float" office:value="0.00370892226467968" calcext:value-type="float">
            <text:p>0,00370892226468</text:p>
          </table:table-cell>
          <table:table-cell table:formula="of:=[.J59]*([.$M56]-0.05)" office:value-type="float" office:value="0" calcext:value-type="float">
            <text:p>0</text:p>
          </table:table-cell>
          <table:table-cell table:formula="of:=[.K59]*([.$M56]-0.05)" office:value-type="float" office:value="0" calcext:value-type="float">
            <text:p>0</text:p>
          </table:table-cell>
          <table:table-cell table:formula="of:=[.L59]*([.$M56]-0.05)" office:value-type="float" office:value="0" calcext:value-type="float">
            <text:p>0</text:p>
          </table:table-cell>
          <table:table-cell table:formula="of:=#REF!*([.$M56]-0.05)" office:value-type="string" office:string-value="" calcext:value-type="error">
            <text:p>#¡REF!</text:p>
          </table:table-cell>
          <table:table-cell table:formula="of:=#REF!*([.$M5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59]+[.$P$2]" office:value-type="float" office:value="2.32" calcext:value-type="float">
            <text:p>2,3</text:p>
          </table:table-cell>
          <table:table-cell table:style-name="ce13" table:formula="of:=WEIBULL([.$M60];[.$B$3];[.$B$4];TRUE())" office:value-type="float" office:value="0.995403223582722" calcext:value-type="float">
            <text:p>0,99540</text:p>
          </table:table-cell>
          <table:table-cell table:style-name="ce13" table:formula="of:=[.N60]-[.N59]" office:value-type="float" office:value="0.000928621571526067" calcext:value-type="float">
            <text:p>0,00093</text:p>
          </table:table-cell>
          <table:table-cell table:number-columns-repeated="9"/>
          <table:table-cell table:formula="of:=[.O57]*([.$M57]-0.05)" office:value-type="float" office:value="0.00323907028393252" calcext:value-type="float">
            <text:p>0,003239070283933</text:p>
          </table:table-cell>
          <table:table-cell table:formula="of:=[.J60]*([.$M57]-0.05)" office:value-type="float" office:value="0" calcext:value-type="float">
            <text:p>0</text:p>
          </table:table-cell>
          <table:table-cell table:formula="of:=[.K60]*([.$M57]-0.05)" office:value-type="float" office:value="0" calcext:value-type="float">
            <text:p>0</text:p>
          </table:table-cell>
          <table:table-cell table:formula="of:=[.L60]*([.$M57]-0.05)" office:value-type="float" office:value="0" calcext:value-type="float">
            <text:p>0</text:p>
          </table:table-cell>
          <table:table-cell table:formula="of:=#REF!*([.$M57]-0.05)" office:value-type="string" office:string-value="" calcext:value-type="error">
            <text:p>#¡REF!</text:p>
          </table:table-cell>
          <table:table-cell table:formula="of:=#REF!*([.$M5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0]+[.$P$2]" office:value-type="float" office:value="2.36" calcext:value-type="float">
            <text:p>2,4</text:p>
          </table:table-cell>
          <table:table-cell table:style-name="ce13" table:formula="of:=WEIBULL([.$M61];[.$B$3];[.$B$4];TRUE())" office:value-type="float" office:value="0.996187995070356" calcext:value-type="float">
            <text:p>0,99619</text:p>
          </table:table-cell>
          <table:table-cell table:style-name="ce13" table:formula="of:=[.N61]-[.N60]" office:value-type="float" office:value="0.000784771487633673" calcext:value-type="float">
            <text:p>0,00078</text:p>
          </table:table-cell>
          <table:table-cell table:number-columns-repeated="9"/>
          <table:table-cell table:formula="of:=[.O58]*([.$M58]-0.05)" office:value-type="float" office:value="0.00281777979779026" calcext:value-type="float">
            <text:p>0,00281777979779</text:p>
          </table:table-cell>
          <table:table-cell table:formula="of:=[.J61]*([.$M58]-0.05)" office:value-type="float" office:value="0" calcext:value-type="float">
            <text:p>0</text:p>
          </table:table-cell>
          <table:table-cell table:formula="of:=[.K61]*([.$M58]-0.05)" office:value-type="float" office:value="0" calcext:value-type="float">
            <text:p>0</text:p>
          </table:table-cell>
          <table:table-cell table:formula="of:=[.L61]*([.$M58]-0.05)" office:value-type="float" office:value="0" calcext:value-type="float">
            <text:p>0</text:p>
          </table:table-cell>
          <table:table-cell table:formula="of:=#REF!*([.$M58]-0.05)" office:value-type="string" office:string-value="" calcext:value-type="error">
            <text:p>#¡REF!</text:p>
          </table:table-cell>
          <table:table-cell table:formula="of:=#REF!*([.$M5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1]+[.$P$2]" office:value-type="float" office:value="2.4" calcext:value-type="float">
            <text:p>2,4</text:p>
          </table:table-cell>
          <table:table-cell table:style-name="ce13" table:formula="of:=WEIBULL([.$M62];[.$B$3];[.$B$4];TRUE())" office:value-type="float" office:value="0.996848888401556" calcext:value-type="float">
            <text:p>0,99685</text:p>
          </table:table-cell>
          <table:table-cell table:style-name="ce13" table:formula="of:=[.N62]-[.N61]" office:value-type="float" office:value="0.000660893331199786" calcext:value-type="float">
            <text:p>0,00066</text:p>
          </table:table-cell>
          <table:table-cell table:number-columns-repeated="9"/>
          <table:table-cell table:formula="of:=[.O59]*([.$M59]-0.05)" office:value-type="float" office:value="0.00244184692455379" calcext:value-type="float">
            <text:p>0,002441846924554</text:p>
          </table:table-cell>
          <table:table-cell table:formula="of:=[.J62]*([.$M59]-0.05)" office:value-type="float" office:value="0" calcext:value-type="float">
            <text:p>0</text:p>
          </table:table-cell>
          <table:table-cell table:formula="of:=[.K62]*([.$M59]-0.05)" office:value-type="float" office:value="0" calcext:value-type="float">
            <text:p>0</text:p>
          </table:table-cell>
          <table:table-cell table:formula="of:=[.L62]*([.$M59]-0.05)" office:value-type="float" office:value="0" calcext:value-type="float">
            <text:p>0</text:p>
          </table:table-cell>
          <table:table-cell table:formula="of:=#REF!*([.$M59]-0.05)" office:value-type="string" office:string-value="" calcext:value-type="error">
            <text:p>#¡REF!</text:p>
          </table:table-cell>
          <table:table-cell table:formula="of:=#REF!*([.$M5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2]+[.$P$2]" office:value-type="float" office:value="2.44" calcext:value-type="float">
            <text:p>2,4</text:p>
          </table:table-cell>
          <table:table-cell table:style-name="ce13" table:formula="of:=WEIBULL([.$M63];[.$B$3];[.$B$4];TRUE())" office:value-type="float" office:value="0.997403523641856" calcext:value-type="float">
            <text:p>0,99740</text:p>
          </table:table-cell>
          <table:table-cell table:style-name="ce13" table:formula="of:=[.N63]-[.N62]" office:value-type="float" office:value="0.000554635240300416" calcext:value-type="float">
            <text:p>0,00055</text:p>
          </table:table-cell>
          <table:table-cell table:number-columns-repeated="9"/>
          <table:table-cell table:formula="of:=[.O60]*([.$M60]-0.05)" office:value-type="float" office:value="0.00210797096736417" calcext:value-type="float">
            <text:p>0,002107970967364</text:p>
          </table:table-cell>
          <table:table-cell table:formula="of:=[.J63]*([.$M60]-0.05)" office:value-type="float" office:value="0" calcext:value-type="float">
            <text:p>0</text:p>
          </table:table-cell>
          <table:table-cell table:formula="of:=[.K63]*([.$M60]-0.05)" office:value-type="float" office:value="0" calcext:value-type="float">
            <text:p>0</text:p>
          </table:table-cell>
          <table:table-cell table:formula="of:=[.L63]*([.$M60]-0.05)" office:value-type="float" office:value="0" calcext:value-type="float">
            <text:p>0</text:p>
          </table:table-cell>
          <table:table-cell table:formula="of:=#REF!*([.$M60]-0.05)" office:value-type="string" office:string-value="" calcext:value-type="error">
            <text:p>#¡REF!</text:p>
          </table:table-cell>
          <table:table-cell table:formula="of:=#REF!*([.$M60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3]+[.$P$2]" office:value-type="float" office:value="2.48" calcext:value-type="float">
            <text:p>2,5</text:p>
          </table:table-cell>
          <table:table-cell table:style-name="ce13" table:formula="of:=WEIBULL([.$M64];[.$B$3];[.$B$4];TRUE())" office:value-type="float" office:value="0.997867371452015" calcext:value-type="float">
            <text:p>0,99787</text:p>
          </table:table-cell>
          <table:table-cell table:style-name="ce13" table:formula="of:=[.N64]-[.N63]" office:value-type="float" office:value="0.000463847810158513" calcext:value-type="float">
            <text:p>0,00046</text:p>
          </table:table-cell>
          <table:table-cell table:number-columns-repeated="9"/>
          <table:table-cell table:formula="of:=[.O61]*([.$M61]-0.05)" office:value-type="float" office:value="0.00181282213643379" calcext:value-type="float">
            <text:p>0,001812822136434</text:p>
          </table:table-cell>
          <table:table-cell table:formula="of:=[.J64]*([.$M61]-0.05)" office:value-type="float" office:value="0" calcext:value-type="float">
            <text:p>0</text:p>
          </table:table-cell>
          <table:table-cell table:formula="of:=[.K64]*([.$M61]-0.05)" office:value-type="float" office:value="0" calcext:value-type="float">
            <text:p>0</text:p>
          </table:table-cell>
          <table:table-cell table:formula="of:=[.L64]*([.$M61]-0.05)" office:value-type="float" office:value="0" calcext:value-type="float">
            <text:p>0</text:p>
          </table:table-cell>
          <table:table-cell table:formula="of:=#REF!*([.$M61]-0.05)" office:value-type="string" office:string-value="" calcext:value-type="error">
            <text:p>#¡REF!</text:p>
          </table:table-cell>
          <table:table-cell table:formula="of:=#REF!*([.$M61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4]+[.$P$2]" office:value-type="float" office:value="2.52" calcext:value-type="float">
            <text:p>2,5</text:p>
          </table:table-cell>
          <table:table-cell table:style-name="ce13" table:formula="of:=WEIBULL([.$M65];[.$B$3];[.$B$4];TRUE())" office:value-type="float" office:value="0.998253951422872" calcext:value-type="float">
            <text:p>0,99825</text:p>
          </table:table-cell>
          <table:table-cell table:style-name="ce13" table:formula="of:=[.N65]-[.N64]" office:value-type="float" office:value="0.00038657997085767" calcext:value-type="float">
            <text:p>0,00039</text:p>
          </table:table-cell>
          <table:table-cell table:number-columns-repeated="9"/>
          <table:table-cell table:formula="of:=[.O62]*([.$M62]-0.05)" office:value-type="float" office:value="0.0015530993283195" calcext:value-type="float">
            <text:p>0,00155309932832</text:p>
          </table:table-cell>
          <table:table-cell table:formula="of:=[.J65]*([.$M62]-0.05)" office:value-type="float" office:value="0" calcext:value-type="float">
            <text:p>0</text:p>
          </table:table-cell>
          <table:table-cell table:formula="of:=[.K65]*([.$M62]-0.05)" office:value-type="float" office:value="0" calcext:value-type="float">
            <text:p>0</text:p>
          </table:table-cell>
          <table:table-cell table:formula="of:=[.L65]*([.$M62]-0.05)" office:value-type="float" office:value="0" calcext:value-type="float">
            <text:p>0</text:p>
          </table:table-cell>
          <table:table-cell table:formula="of:=#REF!*([.$M62]-0.05)" office:value-type="string" office:string-value="" calcext:value-type="error">
            <text:p>#¡REF!</text:p>
          </table:table-cell>
          <table:table-cell table:formula="of:=#REF!*([.$M62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5]+[.$P$2]" office:value-type="float" office:value="2.56" calcext:value-type="float">
            <text:p>2,6</text:p>
          </table:table-cell>
          <table:table-cell table:style-name="ce13" table:formula="of:=WEIBULL([.$M66];[.$B$3];[.$B$4];TRUE())" office:value-type="float" office:value="0.998575023561807" calcext:value-type="float">
            <text:p>0,99858</text:p>
          </table:table-cell>
          <table:table-cell table:style-name="ce13" table:formula="of:=[.N66]-[.N65]" office:value-type="float" office:value="0.000321072138935286" calcext:value-type="float">
            <text:p>0,00032</text:p>
          </table:table-cell>
          <table:table-cell table:number-columns-repeated="9"/>
          <table:table-cell table:formula="of:=[.O63]*([.$M63]-0.05)" office:value-type="float" office:value="0.00132557822431799" calcext:value-type="float">
            <text:p>0,001325578224318</text:p>
          </table:table-cell>
          <table:table-cell table:formula="of:=[.J66]*([.$M63]-0.05)" office:value-type="float" office:value="0" calcext:value-type="float">
            <text:p>0</text:p>
          </table:table-cell>
          <table:table-cell table:formula="of:=[.K66]*([.$M63]-0.05)" office:value-type="float" office:value="0" calcext:value-type="float">
            <text:p>0</text:p>
          </table:table-cell>
          <table:table-cell table:formula="of:=[.L66]*([.$M63]-0.05)" office:value-type="float" office:value="0" calcext:value-type="float">
            <text:p>0</text:p>
          </table:table-cell>
          <table:table-cell table:formula="of:=#REF!*([.$M63]-0.05)" office:value-type="string" office:string-value="" calcext:value-type="error">
            <text:p>#¡REF!</text:p>
          </table:table-cell>
          <table:table-cell table:formula="of:=#REF!*([.$M6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6]+[.$P$2]" office:value-type="float" office:value="2.6" calcext:value-type="float">
            <text:p>2,6</text:p>
          </table:table-cell>
          <table:table-cell table:style-name="ce13" table:formula="of:=WEIBULL([.$M67];[.$B$3];[.$B$4];TRUE())" office:value-type="float" office:value="0.998840770826095" calcext:value-type="float">
            <text:p>0,99884</text:p>
          </table:table-cell>
          <table:table-cell table:style-name="ce13" table:formula="of:=[.N67]-[.N66]" office:value-type="float" office:value="0.000265747264287963" calcext:value-type="float">
            <text:p>0,00027</text:p>
          </table:table-cell>
          <table:table-cell table:number-columns-repeated="9"/>
          <table:table-cell table:formula="of:=[.O64]*([.$M64]-0.05)" office:value-type="float" office:value="0.00112715017868519" calcext:value-type="float">
            <text:p>0,001127150178685</text:p>
          </table:table-cell>
          <table:table-cell table:formula="of:=[.J67]*([.$M64]-0.05)" office:value-type="float" office:value="0" calcext:value-type="float">
            <text:p>0</text:p>
          </table:table-cell>
          <table:table-cell table:formula="of:=[.K67]*([.$M64]-0.05)" office:value-type="float" office:value="0" calcext:value-type="float">
            <text:p>0</text:p>
          </table:table-cell>
          <table:table-cell table:formula="of:=[.L67]*([.$M64]-0.05)" office:value-type="float" office:value="0" calcext:value-type="float">
            <text:p>0</text:p>
          </table:table-cell>
          <table:table-cell table:formula="of:=#REF!*([.$M64]-0.05)" office:value-type="string" office:string-value="" calcext:value-type="error">
            <text:p>#¡REF!</text:p>
          </table:table-cell>
          <table:table-cell table:formula="of:=#REF!*([.$M6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7]+[.$P$2]" office:value-type="float" office:value="2.64" calcext:value-type="float">
            <text:p>2,6</text:p>
          </table:table-cell>
          <table:table-cell table:style-name="ce13" table:formula="of:=WEIBULL([.$M68];[.$B$3];[.$B$4];TRUE())" office:value-type="float" office:value="0.999059971157819" calcext:value-type="float">
            <text:p>0,99906</text:p>
          </table:table-cell>
          <table:table-cell table:style-name="ce13" table:formula="of:=[.N68]-[.N67]" office:value-type="float" office:value="0.000219200331723846" calcext:value-type="float">
            <text:p>0,00022</text:p>
          </table:table-cell>
          <table:table-cell table:number-columns-repeated="9"/>
          <table:table-cell table:formula="of:=[.O65]*([.$M65]-0.05)" office:value-type="float" office:value="0.000954852528018445" calcext:value-type="float">
            <text:p>0,000954852528018</text:p>
          </table:table-cell>
          <table:table-cell table:formula="of:=[.J68]*([.$M65]-0.05)" office:value-type="float" office:value="0" calcext:value-type="float">
            <text:p>0</text:p>
          </table:table-cell>
          <table:table-cell table:formula="of:=[.K68]*([.$M65]-0.05)" office:value-type="float" office:value="0" calcext:value-type="float">
            <text:p>0</text:p>
          </table:table-cell>
          <table:table-cell table:formula="of:=[.L68]*([.$M65]-0.05)" office:value-type="float" office:value="0" calcext:value-type="float">
            <text:p>0</text:p>
          </table:table-cell>
          <table:table-cell table:formula="of:=#REF!*([.$M65]-0.05)" office:value-type="string" office:string-value="" calcext:value-type="error">
            <text:p>#¡REF!</text:p>
          </table:table-cell>
          <table:table-cell table:formula="of:=#REF!*([.$M6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8]+[.$P$2]" office:value-type="float" office:value="2.68" calcext:value-type="float">
            <text:p>2,7</text:p>
          </table:table-cell>
          <table:table-cell table:style-name="ce13" table:formula="of:=WEIBULL([.$M69];[.$B$3];[.$B$4];TRUE())" office:value-type="float" office:value="0.999240157968821" calcext:value-type="float">
            <text:p>0,99924</text:p>
          </table:table-cell>
          <table:table-cell table:style-name="ce13" table:formula="of:=[.N69]-[.N68]" office:value-type="float" office:value="0.000180186811001515" calcext:value-type="float">
            <text:p>0,00018</text:p>
          </table:table-cell>
          <table:table-cell table:number-columns-repeated="9"/>
          <table:table-cell table:formula="of:=[.O66]*([.$M66]-0.05)" office:value-type="float" office:value="0.000805891068727568" calcext:value-type="float">
            <text:p>0,000805891068728</text:p>
          </table:table-cell>
          <table:table-cell table:formula="of:=[.J69]*([.$M66]-0.05)" office:value-type="float" office:value="0" calcext:value-type="float">
            <text:p>0</text:p>
          </table:table-cell>
          <table:table-cell table:formula="of:=[.K69]*([.$M66]-0.05)" office:value-type="float" office:value="0" calcext:value-type="float">
            <text:p>0</text:p>
          </table:table-cell>
          <table:table-cell table:formula="of:=[.L69]*([.$M66]-0.05)" office:value-type="float" office:value="0" calcext:value-type="float">
            <text:p>0</text:p>
          </table:table-cell>
          <table:table-cell table:formula="of:=#REF!*([.$M66]-0.05)" office:value-type="string" office:string-value="" calcext:value-type="error">
            <text:p>#¡REF!</text:p>
          </table:table-cell>
          <table:table-cell table:formula="of:=#REF!*([.$M6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69]+[.$P$2]" office:value-type="float" office:value="2.72" calcext:value-type="float">
            <text:p>2,7</text:p>
          </table:table-cell>
          <table:table-cell table:style-name="ce13" table:formula="of:=WEIBULL([.$M70];[.$B$3];[.$B$4];TRUE())" office:value-type="float" office:value="0.999387768451632" calcext:value-type="float">
            <text:p>0,99939</text:p>
          </table:table-cell>
          <table:table-cell table:style-name="ce13" table:formula="of:=[.N70]-[.N69]" office:value-type="float" office:value="0.000147610482810867" calcext:value-type="float">
            <text:p>0,00015</text:p>
          </table:table-cell>
          <table:table-cell table:number-columns-repeated="9"/>
          <table:table-cell table:formula="of:=[.O67]*([.$M67]-0.05)" office:value-type="float" office:value="0.000677655523934306" calcext:value-type="float">
            <text:p>0,000677655523934</text:p>
          </table:table-cell>
          <table:table-cell table:formula="of:=[.J70]*([.$M67]-0.05)" office:value-type="float" office:value="0" calcext:value-type="float">
            <text:p>0</text:p>
          </table:table-cell>
          <table:table-cell table:formula="of:=[.K70]*([.$M67]-0.05)" office:value-type="float" office:value="0" calcext:value-type="float">
            <text:p>0</text:p>
          </table:table-cell>
          <table:table-cell table:formula="of:=[.L70]*([.$M67]-0.05)" office:value-type="float" office:value="0" calcext:value-type="float">
            <text:p>0</text:p>
          </table:table-cell>
          <table:table-cell table:formula="of:=#REF!*([.$M67]-0.05)" office:value-type="string" office:string-value="" calcext:value-type="error">
            <text:p>#¡REF!</text:p>
          </table:table-cell>
          <table:table-cell table:formula="of:=#REF!*([.$M6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0]+[.$P$2]" office:value-type="float" office:value="2.76" calcext:value-type="float">
            <text:p>2,8</text:p>
          </table:table-cell>
          <table:table-cell table:style-name="ce13" table:formula="of:=WEIBULL([.$M71];[.$B$3];[.$B$4];TRUE())" office:value-type="float" office:value="0.999508279454601" calcext:value-type="float">
            <text:p>0,99951</text:p>
          </table:table-cell>
          <table:table-cell table:style-name="ce13" table:formula="of:=[.N71]-[.N70]" office:value-type="float" office:value="0.000120511002969281" calcext:value-type="float">
            <text:p>0,00012</text:p>
          </table:table-cell>
          <table:table-cell table:number-columns-repeated="9"/>
          <table:table-cell table:formula="of:=[.O68]*([.$M68]-0.05)" office:value-type="float" office:value="0.000567728859164761" calcext:value-type="float">
            <text:p>0,000567728859165</text:p>
          </table:table-cell>
          <table:table-cell table:formula="of:=[.J71]*([.$M68]-0.05)" office:value-type="float" office:value="0" calcext:value-type="float">
            <text:p>0</text:p>
          </table:table-cell>
          <table:table-cell table:formula="of:=[.K71]*([.$M68]-0.05)" office:value-type="float" office:value="0" calcext:value-type="float">
            <text:p>0</text:p>
          </table:table-cell>
          <table:table-cell table:formula="of:=[.L71]*([.$M68]-0.05)" office:value-type="float" office:value="0" calcext:value-type="float">
            <text:p>0</text:p>
          </table:table-cell>
          <table:table-cell table:formula="of:=#REF!*([.$M68]-0.05)" office:value-type="string" office:string-value="" calcext:value-type="error">
            <text:p>#¡REF!</text:p>
          </table:table-cell>
          <table:table-cell table:formula="of:=#REF!*([.$M6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1]+[.$P$2]" office:value-type="float" office:value="2.8" calcext:value-type="float">
            <text:p>2,8</text:p>
          </table:table-cell>
          <table:table-cell table:style-name="ce13" table:formula="of:=WEIBULL([.$M72];[.$B$3];[.$B$4];TRUE())" office:value-type="float" office:value="0.999606330959345" calcext:value-type="float">
            <text:p>0,99961</text:p>
          </table:table-cell>
          <table:table-cell table:style-name="ce13" table:formula="of:=[.N72]-[.N71]" office:value-type="float" office:value="0.0000980515047439567" calcext:value-type="float">
            <text:p>0,00010</text:p>
          </table:table-cell>
          <table:table-cell table:number-columns-repeated="9"/>
          <table:table-cell table:formula="of:=[.O69]*([.$M69]-0.05)" office:value-type="float" office:value="0.000473891312933985" calcext:value-type="float">
            <text:p>0,000473891312934</text:p>
          </table:table-cell>
          <table:table-cell table:formula="of:=[.J72]*([.$M69]-0.05)" office:value-type="float" office:value="0" calcext:value-type="float">
            <text:p>0</text:p>
          </table:table-cell>
          <table:table-cell table:formula="of:=[.K72]*([.$M69]-0.05)" office:value-type="float" office:value="0" calcext:value-type="float">
            <text:p>0</text:p>
          </table:table-cell>
          <table:table-cell table:formula="of:=[.L72]*([.$M69]-0.05)" office:value-type="float" office:value="0" calcext:value-type="float">
            <text:p>0</text:p>
          </table:table-cell>
          <table:table-cell table:formula="of:=#REF!*([.$M69]-0.05)" office:value-type="string" office:string-value="" calcext:value-type="error">
            <text:p>#¡REF!</text:p>
          </table:table-cell>
          <table:table-cell table:formula="of:=#REF!*([.$M6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2]+[.$P$2]" office:value-type="float" office:value="2.84" calcext:value-type="float">
            <text:p>2,8</text:p>
          </table:table-cell>
          <table:table-cell table:style-name="ce13" table:formula="of:=WEIBULL([.$M73];[.$B$3];[.$B$4];TRUE())" office:value-type="float" office:value="0.99968583744031" calcext:value-type="float">
            <text:p>0,99969</text:p>
          </table:table-cell>
          <table:table-cell table:style-name="ce13" table:formula="of:=[.N73]-[.N72]" office:value-type="float" office:value="0.000079506480964886" calcext:value-type="float">
            <text:p>0,00008</text:p>
          </table:table-cell>
          <table:table-cell table:number-columns-repeated="9"/>
          <table:table-cell table:formula="of:=[.O70]*([.$M70]-0.05)" office:value-type="float" office:value="0.000394119989105015" calcext:value-type="float">
            <text:p>0,000394119989105</text:p>
          </table:table-cell>
          <table:table-cell table:formula="of:=[.J73]*([.$M70]-0.05)" office:value-type="float" office:value="0" calcext:value-type="float">
            <text:p>0</text:p>
          </table:table-cell>
          <table:table-cell table:formula="of:=[.K73]*([.$M70]-0.05)" office:value-type="float" office:value="0" calcext:value-type="float">
            <text:p>0</text:p>
          </table:table-cell>
          <table:table-cell table:formula="of:=[.L73]*([.$M70]-0.05)" office:value-type="float" office:value="0" calcext:value-type="float">
            <text:p>0</text:p>
          </table:table-cell>
          <table:table-cell table:formula="of:=#REF!*([.$M70]-0.05)" office:value-type="string" office:string-value="" calcext:value-type="error">
            <text:p>#¡REF!</text:p>
          </table:table-cell>
          <table:table-cell table:formula="of:=#REF!*([.$M70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3]+[.$P$2]" office:value-type="float" office:value="2.88" calcext:value-type="float">
            <text:p>2,9</text:p>
          </table:table-cell>
          <table:table-cell table:style-name="ce13" table:formula="of:=WEIBULL([.$M74];[.$B$3];[.$B$4];TRUE())" office:value-type="float" office:value="0.999750087574632" calcext:value-type="float">
            <text:p>0,99975</text:p>
          </table:table-cell>
          <table:table-cell table:style-name="ce13" table:formula="of:=[.N74]-[.N73]" office:value-type="float" office:value="0.00006425013432243" calcext:value-type="float">
            <text:p>0,00006</text:p>
          </table:table-cell>
          <table:table-cell table:number-columns-repeated="9"/>
          <table:table-cell table:formula="of:=[.O71]*([.$M71]-0.05)" office:value-type="float" office:value="0.000326584818046752" calcext:value-type="float">
            <text:p>0,000326584818047</text:p>
          </table:table-cell>
          <table:table-cell table:formula="of:=[.J74]*([.$M71]-0.05)" office:value-type="float" office:value="0" calcext:value-type="float">
            <text:p>0</text:p>
          </table:table-cell>
          <table:table-cell table:formula="of:=[.K74]*([.$M71]-0.05)" office:value-type="float" office:value="0" calcext:value-type="float">
            <text:p>0</text:p>
          </table:table-cell>
          <table:table-cell table:formula="of:=[.L74]*([.$M71]-0.05)" office:value-type="float" office:value="0" calcext:value-type="float">
            <text:p>0</text:p>
          </table:table-cell>
          <table:table-cell table:formula="of:=#REF!*([.$M71]-0.05)" office:value-type="string" office:string-value="" calcext:value-type="error">
            <text:p>#¡REF!</text:p>
          </table:table-cell>
          <table:table-cell table:formula="of:=#REF!*([.$M71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4]+[.$P$2]" office:value-type="float" office:value="2.92" calcext:value-type="float">
            <text:p>2,9</text:p>
          </table:table-cell>
          <table:table-cell table:style-name="ce13" table:formula="of:=WEIBULL([.$M75];[.$B$3];[.$B$4];TRUE())" office:value-type="float" office:value="0.999801832911138" calcext:value-type="float">
            <text:p>0,99980</text:p>
          </table:table-cell>
          <table:table-cell table:style-name="ce13" table:formula="of:=[.N75]-[.N74]" office:value-type="float" office:value="0.0000517453365062037" calcext:value-type="float">
            <text:p>0,00005</text:p>
          </table:table-cell>
          <table:table-cell table:number-columns-repeated="9"/>
          <table:table-cell table:formula="of:=[.O72]*([.$M72]-0.05)" office:value-type="float" office:value="0.000269641638045881" calcext:value-type="float">
            <text:p>0,000269641638046</text:p>
          </table:table-cell>
          <table:table-cell table:formula="of:=[.J75]*([.$M72]-0.05)" office:value-type="float" office:value="0" calcext:value-type="float">
            <text:p>0</text:p>
          </table:table-cell>
          <table:table-cell table:formula="of:=[.K75]*([.$M72]-0.05)" office:value-type="float" office:value="0" calcext:value-type="float">
            <text:p>0</text:p>
          </table:table-cell>
          <table:table-cell table:formula="of:=[.L75]*([.$M72]-0.05)" office:value-type="float" office:value="0" calcext:value-type="float">
            <text:p>0</text:p>
          </table:table-cell>
          <table:table-cell table:formula="of:=#REF!*([.$M72]-0.05)" office:value-type="string" office:string-value="" calcext:value-type="error">
            <text:p>#¡REF!</text:p>
          </table:table-cell>
          <table:table-cell table:formula="of:=#REF!*([.$M72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5]+[.$P$2]" office:value-type="float" office:value="2.96" calcext:value-type="float">
            <text:p>3,0</text:p>
          </table:table-cell>
          <table:table-cell table:style-name="ce13" table:formula="of:=WEIBULL([.$M76];[.$B$3];[.$B$4];TRUE())" office:value-type="float" office:value="0.999843366206082" calcext:value-type="float">
            <text:p>0,99984</text:p>
          </table:table-cell>
          <table:table-cell table:style-name="ce13" table:formula="of:=[.N76]-[.N75]" office:value-type="float" office:value="0.0000415332949434966" calcext:value-type="float">
            <text:p>0,00004</text:p>
          </table:table-cell>
          <table:table-cell table:number-columns-repeated="9"/>
          <table:table-cell table:formula="of:=[.O73]*([.$M73]-0.05)" office:value-type="float" office:value="0.000221823081892032" calcext:value-type="float">
            <text:p>0,000221823081892</text:p>
          </table:table-cell>
          <table:table-cell table:formula="of:=[.J76]*([.$M73]-0.05)" office:value-type="float" office:value="0" calcext:value-type="float">
            <text:p>0</text:p>
          </table:table-cell>
          <table:table-cell table:formula="of:=[.K76]*([.$M73]-0.05)" office:value-type="float" office:value="0" calcext:value-type="float">
            <text:p>0</text:p>
          </table:table-cell>
          <table:table-cell table:formula="of:=[.L76]*([.$M73]-0.05)" office:value-type="float" office:value="0" calcext:value-type="float">
            <text:p>0</text:p>
          </table:table-cell>
          <table:table-cell table:formula="of:=#REF!*([.$M73]-0.05)" office:value-type="string" office:string-value="" calcext:value-type="error">
            <text:p>#¡REF!</text:p>
          </table:table-cell>
          <table:table-cell table:formula="of:=#REF!*([.$M7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6]+[.$P$2]" office:value-type="float" office:value="3" calcext:value-type="float">
            <text:p>3,0</text:p>
          </table:table-cell>
          <table:table-cell table:style-name="ce13" table:formula="of:=WEIBULL([.$M77];[.$B$3];[.$B$4];TRUE())" office:value-type="float" office:value="0.999876590195913" calcext:value-type="float">
            <text:p>0,99988</text:p>
          </table:table-cell>
          <table:table-cell table:style-name="ce13" table:formula="of:=[.N77]-[.N76]" office:value-type="float" office:value="0.0000332239898314102" calcext:value-type="float">
            <text:p>0,00003</text:p>
          </table:table-cell>
          <table:table-cell table:number-columns-repeated="9"/>
          <table:table-cell table:formula="of:=[.O74]*([.$M74]-0.05)" office:value-type="float" office:value="0.000181827880132477" calcext:value-type="float">
            <text:p>0,000181827880132</text:p>
          </table:table-cell>
          <table:table-cell table:formula="of:=[.J77]*([.$M74]-0.05)" office:value-type="float" office:value="0" calcext:value-type="float">
            <text:p>0</text:p>
          </table:table-cell>
          <table:table-cell table:formula="of:=[.K77]*([.$M74]-0.05)" office:value-type="float" office:value="0" calcext:value-type="float">
            <text:p>0</text:p>
          </table:table-cell>
          <table:table-cell table:formula="of:=[.L77]*([.$M74]-0.05)" office:value-type="float" office:value="0" calcext:value-type="float">
            <text:p>0</text:p>
          </table:table-cell>
          <table:table-cell table:formula="of:=#REF!*([.$M74]-0.05)" office:value-type="string" office:string-value="" calcext:value-type="error">
            <text:p>#¡REF!</text:p>
          </table:table-cell>
          <table:table-cell table:formula="of:=#REF!*([.$M7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7]+[.$P$2]" office:value-type="float" office:value="3.04" calcext:value-type="float">
            <text:p>3,0</text:p>
          </table:table-cell>
          <table:table-cell table:style-name="ce13" table:formula="of:=WEIBULL([.$M78];[.$B$3];[.$B$4];TRUE())" office:value-type="float" office:value="0.999903077609728" calcext:value-type="float">
            <text:p>0,99990</text:p>
          </table:table-cell>
          <table:table-cell table:style-name="ce13" table:formula="of:=[.N78]-[.N77]" office:value-type="float" office:value="0.0000264874138146132" calcext:value-type="float">
            <text:p>0,00003</text:p>
          </table:table-cell>
          <table:table-cell table:number-columns-repeated="9"/>
          <table:table-cell table:formula="of:=[.O75]*([.$M75]-0.05)" office:value-type="float" office:value="0.000148509115772805" calcext:value-type="float">
            <text:p>0,000148509115773</text:p>
          </table:table-cell>
          <table:table-cell table:formula="of:=[.J78]*([.$M75]-0.05)" office:value-type="float" office:value="0" calcext:value-type="float">
            <text:p>0</text:p>
          </table:table-cell>
          <table:table-cell table:formula="of:=[.K78]*([.$M75]-0.05)" office:value-type="float" office:value="0" calcext:value-type="float">
            <text:p>0</text:p>
          </table:table-cell>
          <table:table-cell table:formula="of:=[.L78]*([.$M75]-0.05)" office:value-type="float" office:value="0" calcext:value-type="float">
            <text:p>0</text:p>
          </table:table-cell>
          <table:table-cell table:formula="of:=#REF!*([.$M75]-0.05)" office:value-type="string" office:string-value="" calcext:value-type="error">
            <text:p>#¡REF!</text:p>
          </table:table-cell>
          <table:table-cell table:formula="of:=#REF!*([.$M7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8]+[.$P$2]" office:value-type="float" office:value="3.08" calcext:value-type="float">
            <text:p>3,1</text:p>
          </table:table-cell>
          <table:table-cell table:style-name="ce13" table:formula="of:=WEIBULL([.$M79];[.$B$3];[.$B$4];TRUE())" office:value-type="float" office:value="0.999924123231441" calcext:value-type="float">
            <text:p>0,99992</text:p>
          </table:table-cell>
          <table:table-cell table:style-name="ce13" table:formula="of:=[.N79]-[.N78]" office:value-type="float" office:value="0.0000210456217125676" calcext:value-type="float">
            <text:p>0,00002</text:p>
          </table:table-cell>
          <table:table-cell table:number-columns-repeated="9"/>
          <table:table-cell table:formula="of:=[.O76]*([.$M76]-0.05)" office:value-type="float" office:value="0.000120861888285575" calcext:value-type="float">
            <text:p>0,000120861888286</text:p>
          </table:table-cell>
          <table:table-cell table:formula="of:=[.J79]*([.$M76]-0.05)" office:value-type="float" office:value="0" calcext:value-type="float">
            <text:p>0</text:p>
          </table:table-cell>
          <table:table-cell table:formula="of:=[.K79]*([.$M76]-0.05)" office:value-type="float" office:value="0" calcext:value-type="float">
            <text:p>0</text:p>
          </table:table-cell>
          <table:table-cell table:formula="of:=[.L79]*([.$M76]-0.05)" office:value-type="float" office:value="0" calcext:value-type="float">
            <text:p>0</text:p>
          </table:table-cell>
          <table:table-cell table:formula="of:=#REF!*([.$M76]-0.05)" office:value-type="string" office:string-value="" calcext:value-type="error">
            <text:p>#¡REF!</text:p>
          </table:table-cell>
          <table:table-cell table:formula="of:=#REF!*([.$M7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79]+[.$P$2]" office:value-type="float" office:value="3.12" calcext:value-type="float">
            <text:p>3,1</text:p>
          </table:table-cell>
          <table:table-cell table:style-name="ce13" table:formula="of:=WEIBULL([.$M80];[.$B$3];[.$B$4];TRUE())" office:value-type="float" office:value="0.999940788809191" calcext:value-type="float">
            <text:p>0,99994</text:p>
          </table:table-cell>
          <table:table-cell table:style-name="ce13" table:formula="of:=[.N80]-[.N79]" office:value-type="float" office:value="0.0000166655777502633" calcext:value-type="float">
            <text:p>0,00002</text:p>
          </table:table-cell>
          <table:table-cell table:number-columns-repeated="9"/>
          <table:table-cell table:formula="of:=[.O77]*([.$M77]-0.05)" office:value-type="float" office:value="0.0000980107700026601" calcext:value-type="float">
            <text:p>9,80107700026601E-05</text:p>
          </table:table-cell>
          <table:table-cell table:formula="of:=[.J80]*([.$M77]-0.05)" office:value-type="float" office:value="0" calcext:value-type="float">
            <text:p>0</text:p>
          </table:table-cell>
          <table:table-cell table:formula="of:=[.K80]*([.$M77]-0.05)" office:value-type="float" office:value="0" calcext:value-type="float">
            <text:p>0</text:p>
          </table:table-cell>
          <table:table-cell table:formula="of:=[.L80]*([.$M77]-0.05)" office:value-type="float" office:value="0" calcext:value-type="float">
            <text:p>0</text:p>
          </table:table-cell>
          <table:table-cell table:formula="of:=#REF!*([.$M77]-0.05)" office:value-type="string" office:string-value="" calcext:value-type="error">
            <text:p>#¡REF!</text:p>
          </table:table-cell>
          <table:table-cell table:formula="of:=#REF!*([.$M7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0]+[.$P$2]" office:value-type="float" office:value="3.16" calcext:value-type="float">
            <text:p>3,2</text:p>
          </table:table-cell>
          <table:table-cell table:style-name="ce13" table:formula="of:=WEIBULL([.$M81];[.$B$3];[.$B$4];TRUE())" office:value-type="float" office:value="0.999953941581509" calcext:value-type="float">
            <text:p>0,99995</text:p>
          </table:table-cell>
          <table:table-cell table:style-name="ce13" table:formula="of:=[.N81]-[.N80]" office:value-type="float" office:value="0.0000131527723179481" calcext:value-type="float">
            <text:p>0,00001</text:p>
          </table:table-cell>
          <table:table-cell table:number-columns-repeated="9"/>
          <table:table-cell table:formula="of:=[.O78]*([.$M78]-0.05)" office:value-type="float" office:value="0.0000791973673056935" calcext:value-type="float">
            <text:p>7,91973673056935E-05</text:p>
          </table:table-cell>
          <table:table-cell table:formula="of:=[.J81]*([.$M78]-0.05)" office:value-type="float" office:value="0" calcext:value-type="float">
            <text:p>0</text:p>
          </table:table-cell>
          <table:table-cell table:formula="of:=[.K81]*([.$M78]-0.05)" office:value-type="float" office:value="0" calcext:value-type="float">
            <text:p>0</text:p>
          </table:table-cell>
          <table:table-cell table:formula="of:=[.L81]*([.$M78]-0.05)" office:value-type="float" office:value="0" calcext:value-type="float">
            <text:p>0</text:p>
          </table:table-cell>
          <table:table-cell table:formula="of:=#REF!*([.$M78]-0.05)" office:value-type="string" office:string-value="" calcext:value-type="error">
            <text:p>#¡REF!</text:p>
          </table:table-cell>
          <table:table-cell table:formula="of:=#REF!*([.$M7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1]+[.$P$2]" office:value-type="float" office:value="3.2" calcext:value-type="float">
            <text:p>3,2</text:p>
          </table:table-cell>
          <table:table-cell table:style-name="ce13" table:formula="of:=WEIBULL([.$M82];[.$B$3];[.$B$4];TRUE())" office:value-type="float" office:value="0.999964287150358" calcext:value-type="float">
            <text:p>0,99996</text:p>
          </table:table-cell>
          <table:table-cell table:style-name="ce13" table:formula="of:=[.N82]-[.N81]" office:value-type="float" office:value="0.0000103455688496013" calcext:value-type="float">
            <text:p>0,00001</text:p>
          </table:table-cell>
          <table:table-cell table:number-columns-repeated="9"/>
          <table:table-cell table:formula="of:=[.O79]*([.$M79]-0.05)" office:value-type="float" office:value="0.0000637682337890798" calcext:value-type="float">
            <text:p>6,37682337890798E-05</text:p>
          </table:table-cell>
          <table:table-cell table:formula="of:=[.J82]*([.$M79]-0.05)" office:value-type="float" office:value="0" calcext:value-type="float">
            <text:p>0</text:p>
          </table:table-cell>
          <table:table-cell table:formula="of:=[.K82]*([.$M79]-0.05)" office:value-type="float" office:value="0" calcext:value-type="float">
            <text:p>0</text:p>
          </table:table-cell>
          <table:table-cell table:formula="of:=[.L82]*([.$M79]-0.05)" office:value-type="float" office:value="0" calcext:value-type="float">
            <text:p>0</text:p>
          </table:table-cell>
          <table:table-cell table:formula="of:=#REF!*([.$M79]-0.05)" office:value-type="string" office:string-value="" calcext:value-type="error">
            <text:p>#¡REF!</text:p>
          </table:table-cell>
          <table:table-cell table:formula="of:=#REF!*([.$M7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2]+[.$P$2]" office:value-type="float" office:value="3.24" calcext:value-type="float">
            <text:p>3,2</text:p>
          </table:table-cell>
          <table:table-cell table:style-name="ce13" table:formula="of:=WEIBULL([.$M83];[.$B$3];[.$B$4];TRUE())" office:value-type="float" office:value="0.999972397383803" calcext:value-type="float">
            <text:p>0,99997</text:p>
          </table:table-cell>
          <table:table-cell table:style-name="ce13" table:formula="of:=[.N83]-[.N82]" office:value-type="float" office:value="0.00000811023344504669" calcext:value-type="float">
            <text:p>0,00001</text:p>
          </table:table-cell>
          <table:table-cell table:number-columns-repeated="9"/>
          <table:table-cell table:formula="of:=[.O80]*([.$M80]-0.05)" office:value-type="float" office:value="0.0000511633236933083" calcext:value-type="float">
            <text:p>5,11633236933083E-05</text:p>
          </table:table-cell>
          <table:table-cell table:formula="of:=[.J83]*([.$M80]-0.05)" office:value-type="float" office:value="0" calcext:value-type="float">
            <text:p>0</text:p>
          </table:table-cell>
          <table:table-cell table:formula="of:=[.K83]*([.$M80]-0.05)" office:value-type="float" office:value="0" calcext:value-type="float">
            <text:p>0</text:p>
          </table:table-cell>
          <table:table-cell table:formula="of:=[.L83]*([.$M80]-0.05)" office:value-type="float" office:value="0" calcext:value-type="float">
            <text:p>0</text:p>
          </table:table-cell>
          <table:table-cell table:formula="of:=#REF!*([.$M80]-0.05)" office:value-type="string" office:string-value="" calcext:value-type="error">
            <text:p>#¡REF!</text:p>
          </table:table-cell>
          <table:table-cell table:formula="of:=#REF!*([.$M80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3]+[.$P$2]" office:value-type="float" office:value="3.28" calcext:value-type="float">
            <text:p>3,3</text:p>
          </table:table-cell>
          <table:table-cell table:style-name="ce13" table:formula="of:=WEIBULL([.$M84];[.$B$3];[.$B$4];TRUE())" office:value-type="float" office:value="0.999978733978633" calcext:value-type="float">
            <text:p>0,99998</text:p>
          </table:table-cell>
          <table:table-cell table:style-name="ce13" table:formula="of:=[.N84]-[.N83]" office:value-type="float" office:value="0.00000633659482984772" calcext:value-type="float">
            <text:p>0,00001</text:p>
          </table:table-cell>
          <table:table-cell table:number-columns-repeated="9"/>
          <table:table-cell table:formula="of:=[.O81]*([.$M81]-0.05)" office:value-type="float" office:value="0.0000409051219088186" calcext:value-type="float">
            <text:p>4,09051219088186E-05</text:p>
          </table:table-cell>
          <table:table-cell table:formula="of:=[.J84]*([.$M81]-0.05)" office:value-type="float" office:value="0" calcext:value-type="float">
            <text:p>0</text:p>
          </table:table-cell>
          <table:table-cell table:formula="of:=[.K84]*([.$M81]-0.05)" office:value-type="float" office:value="0" calcext:value-type="float">
            <text:p>0</text:p>
          </table:table-cell>
          <table:table-cell table:formula="of:=[.L84]*([.$M81]-0.05)" office:value-type="float" office:value="0" calcext:value-type="float">
            <text:p>0</text:p>
          </table:table-cell>
          <table:table-cell table:formula="of:=#REF!*([.$M81]-0.05)" office:value-type="string" office:string-value="" calcext:value-type="error">
            <text:p>#¡REF!</text:p>
          </table:table-cell>
          <table:table-cell table:formula="of:=#REF!*([.$M81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4]+[.$P$2]" office:value-type="float" office:value="3.32" calcext:value-type="float">
            <text:p>3,3</text:p>
          </table:table-cell>
          <table:table-cell table:style-name="ce13" table:formula="of:=WEIBULL([.$M85];[.$B$3];[.$B$4];TRUE())" office:value-type="float" office:value="0.999983668258296" calcext:value-type="float">
            <text:p>0,99998</text:p>
          </table:table-cell>
          <table:table-cell table:style-name="ce13" table:formula="of:=[.N85]-[.N84]" office:value-type="float" office:value="0.00000493427966330451" calcext:value-type="float">
            <text:p>0,00000</text:p>
          </table:table-cell>
          <table:table-cell table:number-columns-repeated="9"/>
          <table:table-cell table:formula="of:=[.O82]*([.$M82]-0.05)" office:value-type="float" office:value="0.0000325885418762441" calcext:value-type="float">
            <text:p>3,25885418762441E-05</text:p>
          </table:table-cell>
          <table:table-cell table:formula="of:=[.J85]*([.$M82]-0.05)" office:value-type="float" office:value="0" calcext:value-type="float">
            <text:p>0</text:p>
          </table:table-cell>
          <table:table-cell table:formula="of:=[.K85]*([.$M82]-0.05)" office:value-type="float" office:value="0" calcext:value-type="float">
            <text:p>0</text:p>
          </table:table-cell>
          <table:table-cell table:formula="of:=[.L85]*([.$M82]-0.05)" office:value-type="float" office:value="0" calcext:value-type="float">
            <text:p>0</text:p>
          </table:table-cell>
          <table:table-cell table:formula="of:=#REF!*([.$M82]-0.05)" office:value-type="string" office:string-value="" calcext:value-type="error">
            <text:p>#¡REF!</text:p>
          </table:table-cell>
          <table:table-cell table:formula="of:=#REF!*([.$M82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5]+[.$P$2]" office:value-type="float" office:value="3.36" calcext:value-type="float">
            <text:p>3,4</text:p>
          </table:table-cell>
          <table:table-cell table:style-name="ce13" table:formula="of:=WEIBULL([.$M86];[.$B$3];[.$B$4];TRUE())" office:value-type="float" office:value="0.999987497725872" calcext:value-type="float">
            <text:p>0,99999</text:p>
          </table:table-cell>
          <table:table-cell table:style-name="ce13" table:formula="of:=[.N86]-[.N85]" office:value-type="float" office:value="0.00000382946757593317" calcext:value-type="float">
            <text:p>0,00000</text:p>
          </table:table-cell>
          <table:table-cell table:number-columns-repeated="9"/>
          <table:table-cell table:formula="of:=[.O83]*([.$M83]-0.05)" office:value-type="float" office:value="0.0000258716446896989" calcext:value-type="float">
            <text:p>2,58716446896989E-05</text:p>
          </table:table-cell>
          <table:table-cell table:formula="of:=[.J86]*([.$M83]-0.05)" office:value-type="float" office:value="0" calcext:value-type="float">
            <text:p>0</text:p>
          </table:table-cell>
          <table:table-cell table:formula="of:=[.K86]*([.$M83]-0.05)" office:value-type="float" office:value="0" calcext:value-type="float">
            <text:p>0</text:p>
          </table:table-cell>
          <table:table-cell table:formula="of:=[.L86]*([.$M83]-0.05)" office:value-type="float" office:value="0" calcext:value-type="float">
            <text:p>0</text:p>
          </table:table-cell>
          <table:table-cell table:formula="of:=#REF!*([.$M83]-0.05)" office:value-type="string" office:string-value="" calcext:value-type="error">
            <text:p>#¡REF!</text:p>
          </table:table-cell>
          <table:table-cell table:formula="of:=#REF!*([.$M8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6]+[.$P$2]" office:value-type="float" office:value="3.4" calcext:value-type="float">
            <text:p>3,4</text:p>
          </table:table-cell>
          <table:table-cell table:style-name="ce13" table:formula="of:=WEIBULL([.$M87];[.$B$3];[.$B$4];TRUE())" office:value-type="float" office:value="0.999990459837127" calcext:value-type="float">
            <text:p>0,99999</text:p>
          </table:table-cell>
          <table:table-cell table:style-name="ce13" table:formula="of:=[.N87]-[.N86]" office:value-type="float" office:value="0.00000296211125438983" calcext:value-type="float">
            <text:p>0,00000</text:p>
          </table:table-cell>
          <table:table-cell table:number-columns-repeated="9"/>
          <table:table-cell table:formula="of:=[.O84]*([.$M84]-0.05)" office:value-type="float" office:value="0.0000204672013004081" calcext:value-type="float">
            <text:p>2,04672013004081E-05</text:p>
          </table:table-cell>
          <table:table-cell table:formula="of:=[.J87]*([.$M84]-0.05)" office:value-type="float" office:value="0" calcext:value-type="float">
            <text:p>0</text:p>
          </table:table-cell>
          <table:table-cell table:formula="of:=[.K87]*([.$M84]-0.05)" office:value-type="float" office:value="0" calcext:value-type="float">
            <text:p>0</text:p>
          </table:table-cell>
          <table:table-cell table:formula="of:=[.L87]*([.$M84]-0.05)" office:value-type="float" office:value="0" calcext:value-type="float">
            <text:p>0</text:p>
          </table:table-cell>
          <table:table-cell table:formula="of:=#REF!*([.$M84]-0.05)" office:value-type="string" office:string-value="" calcext:value-type="error">
            <text:p>#¡REF!</text:p>
          </table:table-cell>
          <table:table-cell table:formula="of:=#REF!*([.$M8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7]+[.$P$2]" office:value-type="float" office:value="3.44" calcext:value-type="float">
            <text:p>3,4</text:p>
          </table:table-cell>
          <table:table-cell table:style-name="ce13" table:formula="of:=WEIBULL([.$M88];[.$B$3];[.$B$4];TRUE())" office:value-type="float" office:value="0.999992743406107" calcext:value-type="float">
            <text:p>0,99999</text:p>
          </table:table-cell>
          <table:table-cell table:style-name="ce13" table:formula="of:=[.N88]-[.N87]" office:value-type="float" office:value="0.00000228356898046567" calcext:value-type="float">
            <text:p>0,00000</text:p>
          </table:table-cell>
          <table:table-cell table:number-columns-repeated="9"/>
          <table:table-cell table:formula="of:=[.O85]*([.$M85]-0.05)" office:value-type="float" office:value="0.0000161350944990057" calcext:value-type="float">
            <text:p>1,61350944990057E-05</text:p>
          </table:table-cell>
          <table:table-cell table:formula="of:=[.J88]*([.$M85]-0.05)" office:value-type="float" office:value="0" calcext:value-type="float">
            <text:p>0</text:p>
          </table:table-cell>
          <table:table-cell table:formula="of:=[.K88]*([.$M85]-0.05)" office:value-type="float" office:value="0" calcext:value-type="float">
            <text:p>0</text:p>
          </table:table-cell>
          <table:table-cell table:formula="of:=[.L88]*([.$M85]-0.05)" office:value-type="float" office:value="0" calcext:value-type="float">
            <text:p>0</text:p>
          </table:table-cell>
          <table:table-cell table:formula="of:=#REF!*([.$M85]-0.05)" office:value-type="string" office:string-value="" calcext:value-type="error">
            <text:p>#¡REF!</text:p>
          </table:table-cell>
          <table:table-cell table:formula="of:=#REF!*([.$M8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8]+[.$P$2]" office:value-type="float" office:value="3.48" calcext:value-type="float">
            <text:p>3,5</text:p>
          </table:table-cell>
          <table:table-cell table:style-name="ce13" table:formula="of:=WEIBULL([.$M89];[.$B$3];[.$B$4];TRUE())" office:value-type="float" office:value="0.999994498006077" calcext:value-type="float">
            <text:p>0,99999</text:p>
          </table:table-cell>
          <table:table-cell table:style-name="ce13" table:formula="of:=[.N89]-[.N88]" office:value-type="float" office:value="0.00000175459996987204" calcext:value-type="float">
            <text:p>0,00000</text:p>
          </table:table-cell>
          <table:table-cell table:number-columns-repeated="9"/>
          <table:table-cell table:formula="of:=[.O86]*([.$M86]-0.05)" office:value-type="float" office:value="0.0000126755376763388" calcext:value-type="float">
            <text:p>1,26755376763388E-05</text:p>
          </table:table-cell>
          <table:table-cell table:formula="of:=[.J89]*([.$M86]-0.05)" office:value-type="float" office:value="0" calcext:value-type="float">
            <text:p>0</text:p>
          </table:table-cell>
          <table:table-cell table:formula="of:=[.K89]*([.$M86]-0.05)" office:value-type="float" office:value="0" calcext:value-type="float">
            <text:p>0</text:p>
          </table:table-cell>
          <table:table-cell table:formula="of:=[.L89]*([.$M86]-0.05)" office:value-type="float" office:value="0" calcext:value-type="float">
            <text:p>0</text:p>
          </table:table-cell>
          <table:table-cell table:formula="of:=#REF!*([.$M86]-0.05)" office:value-type="string" office:string-value="" calcext:value-type="error">
            <text:p>#¡REF!</text:p>
          </table:table-cell>
          <table:table-cell table:formula="of:=#REF!*([.$M8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89]+[.$P$2]" office:value-type="float" office:value="3.52" calcext:value-type="float">
            <text:p>3,5</text:p>
          </table:table-cell>
          <table:table-cell table:style-name="ce13" table:formula="of:=WEIBULL([.$M90];[.$B$3];[.$B$4];TRUE())" office:value-type="float" office:value="0.999995841682448" calcext:value-type="float">
            <text:p>1,00000</text:p>
          </table:table-cell>
          <table:table-cell table:style-name="ce13" table:formula="of:=[.N90]-[.N89]" office:value-type="float" office:value="0.0000013436763702801" calcext:value-type="float">
            <text:p>0,00000</text:p>
          </table:table-cell>
          <table:table-cell table:number-columns-repeated="9"/>
          <table:table-cell table:formula="of:=[.O87]*([.$M87]-0.05)" office:value-type="float" office:value="0.00000992307270220593" calcext:value-type="float">
            <text:p>9,92307270220593E-06</text:p>
          </table:table-cell>
          <table:table-cell table:formula="of:=[.J90]*([.$M87]-0.05)" office:value-type="float" office:value="0" calcext:value-type="float">
            <text:p>0</text:p>
          </table:table-cell>
          <table:table-cell table:formula="of:=[.K90]*([.$M87]-0.05)" office:value-type="float" office:value="0" calcext:value-type="float">
            <text:p>0</text:p>
          </table:table-cell>
          <table:table-cell table:formula="of:=[.L90]*([.$M87]-0.05)" office:value-type="float" office:value="0" calcext:value-type="float">
            <text:p>0</text:p>
          </table:table-cell>
          <table:table-cell table:formula="of:=#REF!*([.$M87]-0.05)" office:value-type="string" office:string-value="" calcext:value-type="error">
            <text:p>#¡REF!</text:p>
          </table:table-cell>
          <table:table-cell table:formula="of:=#REF!*([.$M8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0]+[.$P$2]" office:value-type="float" office:value="3.56" calcext:value-type="float">
            <text:p>3,6</text:p>
          </table:table-cell>
          <table:table-cell table:style-name="ce13" table:formula="of:=WEIBULL([.$M91];[.$B$3];[.$B$4];TRUE())" office:value-type="float" office:value="0.999996867252052" calcext:value-type="float">
            <text:p>1,00000</text:p>
          </table:table-cell>
          <table:table-cell table:style-name="ce13" table:formula="of:=[.N91]-[.N90]" office:value-type="float" office:value="0.00000102556960479561" calcext:value-type="float">
            <text:p>0,00000</text:p>
          </table:table-cell>
          <table:table-cell table:number-columns-repeated="9"/>
          <table:table-cell table:formula="of:=[.O88]*([.$M88]-0.05)" office:value-type="float" office:value="0.00000774129884377862" calcext:value-type="float">
            <text:p>7,74129884377862E-06</text:p>
          </table:table-cell>
          <table:table-cell table:formula="of:=[.J91]*([.$M88]-0.05)" office:value-type="float" office:value="0" calcext:value-type="float">
            <text:p>0</text:p>
          </table:table-cell>
          <table:table-cell table:formula="of:=[.K91]*([.$M88]-0.05)" office:value-type="float" office:value="0" calcext:value-type="float">
            <text:p>0</text:p>
          </table:table-cell>
          <table:table-cell table:formula="of:=[.L91]*([.$M88]-0.05)" office:value-type="float" office:value="0" calcext:value-type="float">
            <text:p>0</text:p>
          </table:table-cell>
          <table:table-cell table:formula="of:=#REF!*([.$M88]-0.05)" office:value-type="string" office:string-value="" calcext:value-type="error">
            <text:p>#¡REF!</text:p>
          </table:table-cell>
          <table:table-cell table:formula="of:=#REF!*([.$M8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1]+[.$P$2]" office:value-type="float" office:value="3.6" calcext:value-type="float">
            <text:p>3,6</text:p>
          </table:table-cell>
          <table:table-cell table:style-name="ce13" table:formula="of:=WEIBULL([.$M92];[.$B$3];[.$B$4];TRUE())" office:value-type="float" office:value="0.9999976474248" calcext:value-type="float">
            <text:p>1,00000</text:p>
          </table:table-cell>
          <table:table-cell table:style-name="ce13" table:formula="of:=[.N92]-[.N91]" office:value-type="float" office:value="0.000000780172747738561" calcext:value-type="float">
            <text:p>0,00000</text:p>
          </table:table-cell>
          <table:table-cell table:number-columns-repeated="9"/>
          <table:table-cell table:formula="of:=[.O89]*([.$M89]-0.05)" office:value-type="float" office:value="0.0000060182778966611" calcext:value-type="float">
            <text:p>6,0182778966611E-06</text:p>
          </table:table-cell>
          <table:table-cell table:formula="of:=[.J92]*([.$M89]-0.05)" office:value-type="float" office:value="0" calcext:value-type="float">
            <text:p>0</text:p>
          </table:table-cell>
          <table:table-cell table:formula="of:=[.K92]*([.$M89]-0.05)" office:value-type="float" office:value="0" calcext:value-type="float">
            <text:p>0</text:p>
          </table:table-cell>
          <table:table-cell table:formula="of:=[.L92]*([.$M89]-0.05)" office:value-type="float" office:value="0" calcext:value-type="float">
            <text:p>0</text:p>
          </table:table-cell>
          <table:table-cell table:formula="of:=#REF!*([.$M89]-0.05)" office:value-type="string" office:string-value="" calcext:value-type="error">
            <text:p>#¡REF!</text:p>
          </table:table-cell>
          <table:table-cell table:formula="of:=#REF!*([.$M8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2]+[.$P$2]" office:value-type="float" office:value="3.64" calcext:value-type="float">
            <text:p>3,6</text:p>
          </table:table-cell>
          <table:table-cell table:style-name="ce13" table:formula="of:=WEIBULL([.$M93];[.$B$3];[.$B$4];TRUE())" office:value-type="float" office:value="0.999998238949408" calcext:value-type="float">
            <text:p>1,00000</text:p>
          </table:table-cell>
          <table:table-cell table:style-name="ce13" table:formula="of:=[.N93]-[.N92]" office:value-type="float" office:value="0.000000591524608406502" calcext:value-type="float">
            <text:p>0,00000</text:p>
          </table:table-cell>
          <table:table-cell table:number-columns-repeated="9"/>
          <table:table-cell table:formula="of:=[.O90]*([.$M90]-0.05)" office:value-type="float" office:value="0.00000466255700487195" calcext:value-type="float">
            <text:p>4,66255700487195E-06</text:p>
          </table:table-cell>
          <table:table-cell table:formula="of:=[.J93]*([.$M90]-0.05)" office:value-type="float" office:value="0" calcext:value-type="float">
            <text:p>0</text:p>
          </table:table-cell>
          <table:table-cell table:formula="of:=[.K93]*([.$M90]-0.05)" office:value-type="float" office:value="0" calcext:value-type="float">
            <text:p>0</text:p>
          </table:table-cell>
          <table:table-cell table:formula="of:=[.L93]*([.$M90]-0.05)" office:value-type="float" office:value="0" calcext:value-type="float">
            <text:p>0</text:p>
          </table:table-cell>
          <table:table-cell table:formula="of:=#REF!*([.$M90]-0.05)" office:value-type="string" office:string-value="" calcext:value-type="error">
            <text:p>#¡REF!</text:p>
          </table:table-cell>
          <table:table-cell table:formula="of:=#REF!*([.$M90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3]+[.$P$2]" office:value-type="float" office:value="3.68" calcext:value-type="float">
            <text:p>3,7</text:p>
          </table:table-cell>
          <table:table-cell table:style-name="ce13" table:formula="of:=WEIBULL([.$M94];[.$B$3];[.$B$4];TRUE())" office:value-type="float" office:value="0.999998685954485" calcext:value-type="float">
            <text:p>1,00000</text:p>
          </table:table-cell>
          <table:table-cell table:style-name="ce13" table:formula="of:=[.N94]-[.N93]" office:value-type="float" office:value="0.000000447005076620322" calcext:value-type="float">
            <text:p>0,00000</text:p>
          </table:table-cell>
          <table:table-cell table:number-columns-repeated="9"/>
          <table:table-cell table:formula="of:=[.O91]*([.$M91]-0.05)" office:value-type="float" office:value="0.00000359974931283259" calcext:value-type="float">
            <text:p>3,59974931283259E-06</text:p>
          </table:table-cell>
          <table:table-cell table:formula="of:=[.J94]*([.$M91]-0.05)" office:value-type="float" office:value="0" calcext:value-type="float">
            <text:p>0</text:p>
          </table:table-cell>
          <table:table-cell table:formula="of:=[.K94]*([.$M91]-0.05)" office:value-type="float" office:value="0" calcext:value-type="float">
            <text:p>0</text:p>
          </table:table-cell>
          <table:table-cell table:formula="of:=[.L94]*([.$M91]-0.05)" office:value-type="float" office:value="0" calcext:value-type="float">
            <text:p>0</text:p>
          </table:table-cell>
          <table:table-cell table:formula="of:=#REF!*([.$M91]-0.05)" office:value-type="string" office:string-value="" calcext:value-type="error">
            <text:p>#¡REF!</text:p>
          </table:table-cell>
          <table:table-cell table:formula="of:=#REF!*([.$M91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4]+[.$P$2]" office:value-type="float" office:value="3.72" calcext:value-type="float">
            <text:p>3,7</text:p>
          </table:table-cell>
          <table:table-cell table:style-name="ce13" table:formula="of:=WEIBULL([.$M95];[.$B$3];[.$B$4];TRUE())" office:value-type="float" office:value="0.999999022629466" calcext:value-type="float">
            <text:p>1,00000</text:p>
          </table:table-cell>
          <table:table-cell table:style-name="ce13" table:formula="of:=[.N95]-[.N94]" office:value-type="float" office:value="0.000000336674981005203" calcext:value-type="float">
            <text:p>0,00000</text:p>
          </table:table-cell>
          <table:table-cell table:number-columns-repeated="9"/>
          <table:table-cell table:formula="of:=[.O92]*([.$M92]-0.05)" office:value-type="float" office:value="0.00000276961325447189" calcext:value-type="float">
            <text:p>2,76961325447189E-06</text:p>
          </table:table-cell>
          <table:table-cell table:formula="of:=[.J95]*([.$M92]-0.05)" office:value-type="float" office:value="0" calcext:value-type="float">
            <text:p>0</text:p>
          </table:table-cell>
          <table:table-cell table:formula="of:=[.K95]*([.$M92]-0.05)" office:value-type="float" office:value="0" calcext:value-type="float">
            <text:p>0</text:p>
          </table:table-cell>
          <table:table-cell table:formula="of:=[.L95]*([.$M92]-0.05)" office:value-type="float" office:value="0" calcext:value-type="float">
            <text:p>0</text:p>
          </table:table-cell>
          <table:table-cell table:formula="of:=#REF!*([.$M92]-0.05)" office:value-type="string" office:string-value="" calcext:value-type="error">
            <text:p>#¡REF!</text:p>
          </table:table-cell>
          <table:table-cell table:formula="of:=#REF!*([.$M92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5]+[.$P$2]" office:value-type="float" office:value="3.76" calcext:value-type="float">
            <text:p>3,8</text:p>
          </table:table-cell>
          <table:table-cell table:style-name="ce13" table:formula="of:=WEIBULL([.$M96];[.$B$3];[.$B$4];TRUE())" office:value-type="float" office:value="0.999999275366625" calcext:value-type="float">
            <text:p>1,00000</text:p>
          </table:table-cell>
          <table:table-cell table:style-name="ce13" table:formula="of:=[.N96]-[.N95]" office:value-type="float" office:value="0.000000252737159200933" calcext:value-type="float">
            <text:p>0,00000</text:p>
          </table:table-cell>
          <table:table-cell table:number-columns-repeated="9"/>
          <table:table-cell table:formula="of:=[.O93]*([.$M93]-0.05)" office:value-type="float" office:value="0.00000212357334417934" calcext:value-type="float">
            <text:p>2,12357334417934E-06</text:p>
          </table:table-cell>
          <table:table-cell table:formula="of:=[.J96]*([.$M93]-0.05)" office:value-type="float" office:value="0" calcext:value-type="float">
            <text:p>0</text:p>
          </table:table-cell>
          <table:table-cell table:formula="of:=[.K96]*([.$M93]-0.05)" office:value-type="float" office:value="0" calcext:value-type="float">
            <text:p>0</text:p>
          </table:table-cell>
          <table:table-cell table:formula="of:=[.L96]*([.$M93]-0.05)" office:value-type="float" office:value="0" calcext:value-type="float">
            <text:p>0</text:p>
          </table:table-cell>
          <table:table-cell table:formula="of:=#REF!*([.$M93]-0.05)" office:value-type="string" office:string-value="" calcext:value-type="error">
            <text:p>#¡REF!</text:p>
          </table:table-cell>
          <table:table-cell table:formula="of:=#REF!*([.$M93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6]+[.$P$2]" office:value-type="float" office:value="3.8" calcext:value-type="float">
            <text:p>3,8</text:p>
          </table:table-cell>
          <table:table-cell table:style-name="ce13" table:formula="of:=WEIBULL([.$M97];[.$B$3];[.$B$4];TRUE())" office:value-type="float" office:value="0.99999946446522" calcext:value-type="float">
            <text:p>1,00000</text:p>
          </table:table-cell>
          <table:table-cell table:style-name="ce13" table:formula="of:=[.N97]-[.N96]" office:value-type="float" office:value="0.00000018909859444971" calcext:value-type="float">
            <text:p>0,00000</text:p>
          </table:table-cell>
          <table:table-cell table:number-columns-repeated="9"/>
          <table:table-cell table:formula="of:=[.O94]*([.$M94]-0.05)" office:value-type="float" office:value="0.00000162262842813177" calcext:value-type="float">
            <text:p>1,62262842813177E-06</text:p>
          </table:table-cell>
          <table:table-cell table:formula="of:=[.J97]*([.$M94]-0.05)" office:value-type="float" office:value="0" calcext:value-type="float">
            <text:p>0</text:p>
          </table:table-cell>
          <table:table-cell table:formula="of:=[.K97]*([.$M94]-0.05)" office:value-type="float" office:value="0" calcext:value-type="float">
            <text:p>0</text:p>
          </table:table-cell>
          <table:table-cell table:formula="of:=[.L97]*([.$M94]-0.05)" office:value-type="float" office:value="0" calcext:value-type="float">
            <text:p>0</text:p>
          </table:table-cell>
          <table:table-cell table:formula="of:=#REF!*([.$M94]-0.05)" office:value-type="string" office:string-value="" calcext:value-type="error">
            <text:p>#¡REF!</text:p>
          </table:table-cell>
          <table:table-cell table:formula="of:=#REF!*([.$M94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7]+[.$P$2]" office:value-type="float" office:value="3.84" calcext:value-type="float">
            <text:p>3,8</text:p>
          </table:table-cell>
          <table:table-cell table:style-name="ce13" table:formula="of:=WEIBULL([.$M98];[.$B$3];[.$B$4];TRUE())" office:value-type="float" office:value="0.999999605481578" calcext:value-type="float">
            <text:p>1,00000</text:p>
          </table:table-cell>
          <table:table-cell table:style-name="ce13" table:formula="of:=[.N98]-[.N97]" office:value-type="float" office:value="0.000000141016358035095" calcext:value-type="float">
            <text:p>0,00000</text:p>
          </table:table-cell>
          <table:table-cell table:number-columns-repeated="9"/>
          <table:table-cell table:formula="of:=[.O95]*([.$M95]-0.05)" office:value-type="float" office:value="0.0000012355971802891" calcext:value-type="float">
            <text:p>1,2355971802891E-06</text:p>
          </table:table-cell>
          <table:table-cell table:formula="of:=[.J98]*([.$M95]-0.05)" office:value-type="float" office:value="0" calcext:value-type="float">
            <text:p>0</text:p>
          </table:table-cell>
          <table:table-cell table:formula="of:=[.K98]*([.$M95]-0.05)" office:value-type="float" office:value="0" calcext:value-type="float">
            <text:p>0</text:p>
          </table:table-cell>
          <table:table-cell table:formula="of:=[.L98]*([.$M95]-0.05)" office:value-type="float" office:value="0" calcext:value-type="float">
            <text:p>0</text:p>
          </table:table-cell>
          <table:table-cell table:formula="of:=#REF!*([.$M95]-0.05)" office:value-type="string" office:string-value="" calcext:value-type="error">
            <text:p>#¡REF!</text:p>
          </table:table-cell>
          <table:table-cell table:formula="of:=#REF!*([.$M95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8]+[.$P$2]" office:value-type="float" office:value="3.88" calcext:value-type="float">
            <text:p>3,9</text:p>
          </table:table-cell>
          <table:table-cell table:style-name="ce13" table:formula="of:=WEIBULL([.$M99];[.$B$3];[.$B$4];TRUE())" office:value-type="float" office:value="0.999999710294226" calcext:value-type="float">
            <text:p>1,00000</text:p>
          </table:table-cell>
          <table:table-cell table:style-name="ce13" table:formula="of:=[.N99]-[.N98]" office:value-type="float" office:value="0.000000104812647894192" calcext:value-type="float">
            <text:p>0,00000</text:p>
          </table:table-cell>
          <table:table-cell table:number-columns-repeated="9"/>
          <table:table-cell table:formula="of:=[.O96]*([.$M96]-0.05)" office:value-type="float" office:value="0.000000937654860635461" calcext:value-type="float">
            <text:p>9,37654860635461E-07</text:p>
          </table:table-cell>
          <table:table-cell table:formula="of:=[.J99]*([.$M96]-0.05)" office:value-type="float" office:value="0" calcext:value-type="float">
            <text:p>0</text:p>
          </table:table-cell>
          <table:table-cell table:formula="of:=[.K99]*([.$M96]-0.05)" office:value-type="float" office:value="0" calcext:value-type="float">
            <text:p>0</text:p>
          </table:table-cell>
          <table:table-cell table:formula="of:=[.L99]*([.$M96]-0.05)" office:value-type="float" office:value="0" calcext:value-type="float">
            <text:p>0</text:p>
          </table:table-cell>
          <table:table-cell table:formula="of:=#REF!*([.$M96]-0.05)" office:value-type="string" office:string-value="" calcext:value-type="error">
            <text:p>#¡REF!</text:p>
          </table:table-cell>
          <table:table-cell table:formula="of:=#REF!*([.$M96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99]+[.$P$2]" office:value-type="float" office:value="3.92" calcext:value-type="float">
            <text:p>3,9</text:p>
          </table:table-cell>
          <table:table-cell table:style-name="ce13" table:formula="of:=WEIBULL([.$M100];[.$B$3];[.$B$4];TRUE())" office:value-type="float" office:value="0.999999787940724" calcext:value-type="float">
            <text:p>1,00000</text:p>
          </table:table-cell>
          <table:table-cell table:style-name="ce13" table:formula="of:=[.N100]-[.N99]" office:value-type="float" office:value="0.0000000776464988971881" calcext:value-type="float">
            <text:p>0,00000</text:p>
          </table:table-cell>
          <table:table-cell table:number-columns-repeated="9"/>
          <table:table-cell table:formula="of:=[.O97]*([.$M97]-0.05)" office:value-type="float" office:value="0.000000709119729186413" calcext:value-type="float">
            <text:p>7,09119729186413E-07</text:p>
          </table:table-cell>
          <table:table-cell table:formula="of:=[.J100]*([.$M97]-0.05)" office:value-type="float" office:value="0" calcext:value-type="float">
            <text:p>0</text:p>
          </table:table-cell>
          <table:table-cell table:formula="of:=[.K100]*([.$M97]-0.05)" office:value-type="float" office:value="0" calcext:value-type="float">
            <text:p>0</text:p>
          </table:table-cell>
          <table:table-cell table:formula="of:=[.L100]*([.$M97]-0.05)" office:value-type="float" office:value="0" calcext:value-type="float">
            <text:p>0</text:p>
          </table:table-cell>
          <table:table-cell table:formula="of:=#REF!*([.$M97]-0.05)" office:value-type="string" office:string-value="" calcext:value-type="error">
            <text:p>#¡REF!</text:p>
          </table:table-cell>
          <table:table-cell table:formula="of:=#REF!*([.$M97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00]+[.$P$2]" office:value-type="float" office:value="3.96" calcext:value-type="float">
            <text:p>4,0</text:p>
          </table:table-cell>
          <table:table-cell table:style-name="ce13" table:formula="of:=WEIBULL([.$M101];[.$B$3];[.$B$4];TRUE())" office:value-type="float" office:value="0.999999845272449" calcext:value-type="float">
            <text:p>1,00000</text:p>
          </table:table-cell>
          <table:table-cell table:style-name="ce13" table:formula="of:=[.N101]-[.N100]" office:value-type="float" office:value="0.0000000573317241459037" calcext:value-type="float">
            <text:p>0,00000</text:p>
          </table:table-cell>
          <table:table-cell table:number-columns-repeated="9"/>
          <table:table-cell table:formula="of:=[.O98]*([.$M98]-0.05)" office:value-type="float" office:value="0.00000053445199695301" calcext:value-type="float">
            <text:p>5,3445199695301E-07</text:p>
          </table:table-cell>
          <table:table-cell table:formula="of:=[.J101]*([.$M98]-0.05)" office:value-type="float" office:value="0" calcext:value-type="float">
            <text:p>0</text:p>
          </table:table-cell>
          <table:table-cell table:formula="of:=[.K101]*([.$M98]-0.05)" office:value-type="float" office:value="0" calcext:value-type="float">
            <text:p>0</text:p>
          </table:table-cell>
          <table:table-cell table:formula="of:=[.L101]*([.$M98]-0.05)" office:value-type="float" office:value="0" calcext:value-type="float">
            <text:p>0</text:p>
          </table:table-cell>
          <table:table-cell table:formula="of:=#REF!*([.$M98]-0.05)" office:value-type="string" office:string-value="" calcext:value-type="error">
            <text:p>#¡REF!</text:p>
          </table:table-cell>
          <table:table-cell table:formula="of:=#REF!*([.$M98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01]+[.$P$2]" office:value-type="float" office:value="4" calcext:value-type="float">
            <text:p>4,0</text:p>
          </table:table-cell>
          <table:table-cell table:style-name="ce13" table:formula="of:=WEIBULL([.$M102];[.$B$3];[.$B$4];TRUE())" office:value-type="float" office:value="0.999999887464825" calcext:value-type="float">
            <text:p>1,00000</text:p>
          </table:table-cell>
          <table:table-cell table:style-name="ce13" table:formula="of:=[.N102]-[.N101]" office:value-type="float" office:value="0.0000000421923765925314" calcext:value-type="float">
            <text:p>0,00000</text:p>
          </table:table-cell>
          <table:table-cell table:number-columns-repeated="9"/>
          <table:table-cell table:formula="of:=[.O99]*([.$M99]-0.05)" office:value-type="float" office:value="0.000000401432441434755" calcext:value-type="float">
            <text:p>4,01432441434755E-07</text:p>
          </table:table-cell>
          <table:table-cell table:formula="of:=[.J102]*([.$M99]-0.05)" office:value-type="float" office:value="0" calcext:value-type="float">
            <text:p>0</text:p>
          </table:table-cell>
          <table:table-cell table:formula="of:=[.K102]*([.$M99]-0.05)" office:value-type="float" office:value="0" calcext:value-type="float">
            <text:p>0</text:p>
          </table:table-cell>
          <table:table-cell table:formula="of:=[.L102]*([.$M99]-0.05)" office:value-type="float" office:value="0" calcext:value-type="float">
            <text:p>0</text:p>
          </table:table-cell>
          <table:table-cell table:formula="of:=#REF!*([.$M99]-0.05)" office:value-type="string" office:string-value="" calcext:value-type="error">
            <text:p>#¡REF!</text:p>
          </table:table-cell>
          <table:table-cell table:formula="of:=#REF!*([.$M99]-0.05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ce11" table:formula="of:=[.M102]+[.$P$2]" office:value-type="float" office:value="4.04" calcext:value-type="float">
            <text:p>4,0</text:p>
          </table:table-cell>
          <table:table-cell table:style-name="ce13" table:formula="of:=WEIBULL([.$M103];[.$B$3];[.$B$4];TRUE())" office:value-type="float" office:value="0.999999918413334" calcext:value-type="float">
            <text:p>1,00000</text:p>
          </table:table-cell>
          <table:table-cell table:style-name="ce13" table:formula="of:=[.N103]-[.N102]" office:value-type="float" office:value="0.0000000309485090888018" calcext:value-type="float">
            <text:p>0,00000</text:p>
          </table:table-cell>
          <table:table-cell table:number-columns-repeated="9"/>
          <table:table-cell table:formula="of:=[.O100]*([.$M100]-0.05)" office:value-type="float" office:value="0.000000300491950732118" calcext:value-type="float">
            <text:p>3,00491950732118E-07</text:p>
          </table:table-cell>
          <table:table-cell table:formula="of:=[.J103]*([.$M100]-0.05)" office:value-type="float" office:value="0" calcext:value-type="float">
            <text:p>0</text:p>
          </table:table-cell>
          <table:table-cell table:formula="of:=[.K103]*([.$M100]-0.05)" office:value-type="float" office:value="0" calcext:value-type="float">
            <text:p>0</text:p>
          </table:table-cell>
          <table:table-cell table:formula="of:=[.L103]*([.$M100]-0.05)" office:value-type="float" office:value="0" calcext:value-type="float">
            <text:p>0</text:p>
          </table:table-cell>
          <table:table-cell table:formula="of:=[.M103]*([.$M100]-0.05)" office:value-type="float" office:value="15.6348" calcext:value-type="float">
            <text:p>15,6348</text:p>
          </table:table-cell>
          <table:table-cell table:formula="of:=[.N103]*([.$M100]-0.05)" office:value-type="float" office:value="3.8699996842596" calcext:value-type="float">
            <text:p>3,8699996842596</text:p>
          </table:table-cell>
          <table:table-cell table:number-columns-repeated="994"/>
        </table:table-row>
        <table:table-row table:style-name="ro2">
          <table:table-cell table:number-columns-repeated="24"/>
          <table:table-cell table:formula="of:=[.O101]*([.$M101]-0.05)" office:value-type="float" office:value="0.000000224167041410483" calcext:value-type="float">
            <text:p>2,24167041410483E-07</text:p>
          </table:table-cell>
          <table:table-cell table:formula="of:=[.J104]*([.$M101]-0.05)" office:value-type="float" office:value="0" calcext:value-type="float">
            <text:p>0</text:p>
          </table:table-cell>
          <table:table-cell table:formula="of:=[.K104]*([.$M101]-0.05)" office:value-type="float" office:value="0" calcext:value-type="float">
            <text:p>0</text:p>
          </table:table-cell>
          <table:table-cell table:formula="of:=[.L104]*([.$M101]-0.05)" office:value-type="float" office:value="0" calcext:value-type="float">
            <text:p>0</text:p>
          </table:table-cell>
          <table:table-cell table:formula="of:=[.M104]*([.$M101]-0.05)" office:value-type="float" office:value="0" calcext:value-type="float">
            <text:p>0</text:p>
          </table:table-cell>
          <table:table-cell table:formula="of:=[.N104]*([.$M101]-0.05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number-columns-repeated="24"/>
          <table:table-cell table:formula="of:=[.O102]*([.$M102]-0.05)" office:value-type="float" office:value="0.000000166659887540499" calcext:value-type="float">
            <text:p>1,66659887540499E-07</text:p>
          </table:table-cell>
          <table:table-cell table:formula="of:=[.J105]*([.$M102]-0.05)" office:value-type="float" office:value="0" calcext:value-type="float">
            <text:p>0</text:p>
          </table:table-cell>
          <table:table-cell table:formula="of:=[.K105]*([.$M102]-0.05)" office:value-type="float" office:value="0" calcext:value-type="float">
            <text:p>0</text:p>
          </table:table-cell>
          <table:table-cell table:formula="of:=[.L105]*([.$M102]-0.05)" office:value-type="float" office:value="0" calcext:value-type="float">
            <text:p>0</text:p>
          </table:table-cell>
          <table:table-cell table:formula="of:=[.M105]*([.$M102]-0.05)" office:value-type="float" office:value="0" calcext:value-type="float">
            <text:p>0</text:p>
          </table:table-cell>
          <table:table-cell table:formula="of:=[.N105]*([.$M102]-0.05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number-columns-repeated="24"/>
          <table:table-cell table:formula="of:=SUM([.Y6:.Y105])" office:value-type="float" office:value="0.856226464905072" calcext:value-type="float">
            <text:p>0,856226464905072</text:p>
          </table:table-cell>
          <table:table-cell table:formula="of:=SUM([.Z6:.Z105])" office:value-type="float" office:value="0" calcext:value-type="float">
            <text:p>0</text:p>
          </table:table-cell>
          <table:table-cell table:formula="of:=SUM([.AA6:.AA105])" office:value-type="float" office:value="0" calcext:value-type="float">
            <text:p>0</text:p>
          </table:table-cell>
          <table:table-cell table:formula="of:=SUM([.AB6:.AB105])" office:value-type="float" office:value="0" calcext:value-type="float">
            <text:p>0</text:p>
          </table:table-cell>
          <table:table-cell table:formula="of:=SUM([.AC6:.AC105])" office:value-type="string" office:string-value="" calcext:value-type="error">
            <text:p>#¡REF!</text:p>
          </table:table-cell>
          <table:table-cell table:formula="of:=SUM([.AD6:.AD105])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>
          <table:table-cell table:number-columns-repeated="24"/>
          <table:table-cell table:formula="of:=[.Y106]/[.O103]" office:value-type="float" office:value="27666161.9610905" calcext:value-type="float">
            <text:p>27666161,9610905</text:p>
          </table:table-cell>
          <table:table-cell table:formula="of:=[.Z106]/[.J106]" office:value-type="string" office:string-value="" calcext:value-type="error">
            <text:p>#¡DIV/0!</text:p>
          </table:table-cell>
          <table:table-cell table:formula="of:=[.AA106]/[.K106]" office:value-type="string" office:string-value="" calcext:value-type="error">
            <text:p>#¡DIV/0!</text:p>
          </table:table-cell>
          <table:table-cell table:formula="of:=[.AB106]/[.L106]" office:value-type="string" office:string-value="" calcext:value-type="error">
            <text:p>#¡DIV/0!</text:p>
          </table:table-cell>
          <table:table-cell table:formula="of:=[.AC106]/[.M106]" office:value-type="string" office:string-value="" calcext:value-type="error">
            <text:p>#¡REF!</text:p>
          </table:table-cell>
          <table:table-cell table:formula="of:=[.AD106]/[.N106]" office:value-type="string" office:string-value="" calcext:value-type="error">
            <text:p>#¡REF!</text:p>
          </table:table-cell>
          <table:table-cell table:number-columns-repeated="99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nomial" table:style-name="ta8">
        <table:table-column table:style-name="co16" table:default-cell-style-name="ce2"/>
        <table:table-column table:style-name="co17" table:number-columns-repeated="2" table:default-cell-style-name="ce2"/>
        <table:table-column table:style-name="co1" table:number-columns-repeated="10" table:default-cell-style-name="ce2"/>
        <table:table-column table:style-name="co18" table:default-cell-style-name="ce2"/>
        <table:table-column table:style-name="co1" table:number-columns-repeated="243" table:default-cell-style-name="ce2"/>
        <table:table-column table:style-name="co1" table:number-columns-repeated="767" table:default-cell-style-name="Default"/>
        <table:table-row table:style-name="ro9">
          <table:table-cell table:style-name="ce1" office:value-type="string" calcext:value-type="string">
            <text:p>Binomial (trials, probability)</text:p>
          </table:table-cell>
          <table:table-cell table:number-columns-repeated="3"/>
          <table:table-cell office:value-type="string" calcext:value-type="string">
            <text:p>Enter parameters in cells B3 and B4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robability</text:p>
          </table:table-cell>
          <table:table-cell table:number-columns-repeated="1010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office:value-type="string" calcext:value-type="string">
            <text:p>Trials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Mean</text:p>
          </table:table-cell>
          <table:table-cell table:formula="of:=[.B3]*[.B4]" office:value-type="float" office:value="1" calcext:value-type="float">
            <text:p>1</text:p>
          </table:table-cell>
          <table:table-cell table:number-columns-repeated="7"/>
          <table:table-cell table:formula="of:=MAX(0;[.E3]-15)" office:value-type="float" office:value="0" calcext:value-type="float">
            <text:p>0</text:p>
          </table:table-cell>
          <table:table-cell table:style-name="ce13" table:formula="of:=IF([.$B$3]&gt;=[.M3];BINOMDIST([.$M3];[.$B$3];[.$B$4];FALSE());0)" office:value-type="float" office:value="0.3486784401" calcext:value-type="float">
            <text:p>0,348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obability</text:p>
          </table:table-cell>
          <table:table-cell table:style-name="ce3" office:value-type="float" office:value="0.1" calcext:value-type="float">
            <text:p>0,1</text:p>
          </table:table-cell>
          <table:table-cell table:style-name="ce17" office:value-type="string" calcext:value-type="string">
            <text:p>Range 0 - 1</text:p>
          </table:table-cell>
          <table:table-cell office:value-type="string" calcext:value-type="string">
            <text:p>SD</text:p>
          </table:table-cell>
          <table:table-cell table:formula="of:=SQRT([.B3]*[.B4]*(1-[.B4]))" office:value-type="float" office:value="0.948683298050514" calcext:value-type="float">
            <text:p>0,948683298050514</text:p>
          </table:table-cell>
          <table:table-cell table:number-columns-repeated="7"/>
          <table:table-cell table:formula="of:=[.M3]+1" office:value-type="float" office:value="1" calcext:value-type="float">
            <text:p>1</text:p>
          </table:table-cell>
          <table:table-cell table:style-name="ce13" table:formula="of:=IF([.$B$3]&gt;=[.M4];BINOMDIST([.$M4];[.$B$3];[.$B$4];FALSE());0)" office:value-type="float" office:value="0.387420489" calcext:value-type="float">
            <text:p>0,3874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4]+1" office:value-type="float" office:value="2" calcext:value-type="float">
            <text:p>2</text:p>
          </table:table-cell>
          <table:table-cell table:style-name="ce13" table:formula="of:=IF([.$B$3]&gt;=[.M5];BINOMDIST([.$M5];[.$B$3];[.$B$4];FALSE());0)" office:value-type="float" office:value="0.1937102445" calcext:value-type="float">
            <text:p>0,19371</text:p>
          </table:table-cell>
          <table:table-cell table:number-columns-repeated="1010"/>
        </table:table-row>
        <table:table-row table:style-name="ro2">
          <table:table-cell>
            <draw:frame table:end-cell-address="Binomial.L23" table:end-x="11.76mm" table:end-y="2.92mm" draw:z-index="0" draw:name="Chart 1" draw:style-name="gr1" draw:text-style-name="P1" svg:width="204.35mm" svg:height="77.29mm" svg:x="6.46mm" svg:y="2.11mm">
              <draw:object draw:notify-on-update-of-ranges="Binomial.M2:Binomial.M33 Binomial.N2:Binomial.N3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1"/>
          <table:table-cell table:formula="of:=[.M5]+1" office:value-type="float" office:value="3" calcext:value-type="float">
            <text:p>3</text:p>
          </table:table-cell>
          <table:table-cell table:style-name="ce13" table:formula="of:=IF([.$B$3]&gt;=[.M6];BINOMDIST([.$M6];[.$B$3];[.$B$4];FALSE());0)" office:value-type="float" office:value="0.057395628" calcext:value-type="float">
            <text:p>0,0574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]+1" office:value-type="float" office:value="4" calcext:value-type="float">
            <text:p>4</text:p>
          </table:table-cell>
          <table:table-cell table:style-name="ce13" table:formula="of:=IF([.$B$3]&gt;=[.M7];BINOMDIST([.$M7];[.$B$3];[.$B$4];FALSE());0)" office:value-type="float" office:value="0.011160261" calcext:value-type="float">
            <text:p>0,0111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]+1" office:value-type="float" office:value="5" calcext:value-type="float">
            <text:p>5</text:p>
          </table:table-cell>
          <table:table-cell table:style-name="ce13" table:formula="of:=IF([.$B$3]&gt;=[.M8];BINOMDIST([.$M8];[.$B$3];[.$B$4];FALSE());0)" office:value-type="float" office:value="0.0014880348" calcext:value-type="float">
            <text:p>0,0014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]+1" office:value-type="float" office:value="6" calcext:value-type="float">
            <text:p>6</text:p>
          </table:table-cell>
          <table:table-cell table:style-name="ce13" table:formula="of:=IF([.$B$3]&gt;=[.M9];BINOMDIST([.$M9];[.$B$3];[.$B$4];FALSE());0)" office:value-type="float" office:value="0.000137781" calcext:value-type="float">
            <text:p>0,0001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]+1" office:value-type="float" office:value="7" calcext:value-type="float">
            <text:p>7</text:p>
          </table:table-cell>
          <table:table-cell table:style-name="ce13" table:formula="of:=IF([.$B$3]&gt;=[.M10];BINOMDIST([.$M10];[.$B$3];[.$B$4];FALSE());0)" office:value-type="float" office:value="0.000008748" calcext:value-type="float">
            <text:p>0,0000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]+1" office:value-type="float" office:value="8" calcext:value-type="float">
            <text:p>8</text:p>
          </table:table-cell>
          <table:table-cell table:style-name="ce13" table:formula="of:=IF([.$B$3]&gt;=[.M11];BINOMDIST([.$M11];[.$B$3];[.$B$4];FALSE());0)" office:value-type="float" office:value="0.0000003645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]+1" office:value-type="float" office:value="9" calcext:value-type="float">
            <text:p>9</text:p>
          </table:table-cell>
          <table:table-cell table:style-name="ce13" table:formula="of:=IF([.$B$3]&gt;=[.M12];BINOMDIST([.$M12];[.$B$3];[.$B$4];FALSE());0)" office:value-type="float" office:value="0.000000009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]+1" office:value-type="float" office:value="10" calcext:value-type="float">
            <text:p>10</text:p>
          </table:table-cell>
          <table:table-cell table:style-name="ce13" table:formula="of:=IF([.$B$3]&gt;=[.M13];BINOMDIST([.$M13];[.$B$3];[.$B$4];FALSE());0)" office:value-type="float" office:value="0.0000000001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]+1" office:value-type="float" office:value="11" calcext:value-type="float">
            <text:p>11</text:p>
          </table:table-cell>
          <table:table-cell table:style-name="ce13" table:formula="of:=IF([.$B$3]&gt;=[.M14];BINOMDIST([.$M14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]+1" office:value-type="float" office:value="12" calcext:value-type="float">
            <text:p>12</text:p>
          </table:table-cell>
          <table:table-cell table:style-name="ce13" table:formula="of:=IF([.$B$3]&gt;=[.M15];BINOMDIST([.$M15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]+1" office:value-type="float" office:value="13" calcext:value-type="float">
            <text:p>13</text:p>
          </table:table-cell>
          <table:table-cell table:style-name="ce13" table:formula="of:=IF([.$B$3]&gt;=[.M16];BINOMDIST([.$M16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]+1" office:value-type="float" office:value="14" calcext:value-type="float">
            <text:p>14</text:p>
          </table:table-cell>
          <table:table-cell table:style-name="ce13" table:formula="of:=IF([.$B$3]&gt;=[.M17];BINOMDIST([.$M17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]+1" office:value-type="float" office:value="15" calcext:value-type="float">
            <text:p>15</text:p>
          </table:table-cell>
          <table:table-cell table:style-name="ce13" table:formula="of:=IF([.$B$3]&gt;=[.M18];BINOMDIST([.$M18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]+1" office:value-type="float" office:value="16" calcext:value-type="float">
            <text:p>16</text:p>
          </table:table-cell>
          <table:table-cell table:style-name="ce13" table:formula="of:=IF([.$B$3]&gt;=[.M19];BINOMDIST([.$M19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]+1" office:value-type="float" office:value="17" calcext:value-type="float">
            <text:p>17</text:p>
          </table:table-cell>
          <table:table-cell table:style-name="ce13" table:formula="of:=IF([.$B$3]&gt;=[.M20];BINOMDIST([.$M20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]+1" office:value-type="float" office:value="18" calcext:value-type="float">
            <text:p>18</text:p>
          </table:table-cell>
          <table:table-cell table:style-name="ce13" table:formula="of:=IF([.$B$3]&gt;=[.M21];BINOMDIST([.$M21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]+1" office:value-type="float" office:value="19" calcext:value-type="float">
            <text:p>19</text:p>
          </table:table-cell>
          <table:table-cell table:style-name="ce13" table:formula="of:=IF([.$B$3]&gt;=[.M22];BINOMDIST([.$M22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]+1" office:value-type="float" office:value="20" calcext:value-type="float">
            <text:p>20</text:p>
          </table:table-cell>
          <table:table-cell table:style-name="ce13" table:formula="of:=IF([.$B$3]&gt;=[.M23];BINOMDIST([.$M23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]+1" office:value-type="float" office:value="21" calcext:value-type="float">
            <text:p>21</text:p>
          </table:table-cell>
          <table:table-cell table:style-name="ce13" table:formula="of:=IF([.$B$3]&gt;=[.M24];BINOMDIST([.$M24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]+1" office:value-type="float" office:value="22" calcext:value-type="float">
            <text:p>22</text:p>
          </table:table-cell>
          <table:table-cell table:style-name="ce13" table:formula="of:=IF([.$B$3]&gt;=[.M25];BINOMDIST([.$M25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]+1" office:value-type="float" office:value="23" calcext:value-type="float">
            <text:p>23</text:p>
          </table:table-cell>
          <table:table-cell table:style-name="ce13" table:formula="of:=IF([.$B$3]&gt;=[.M26];BINOMDIST([.$M26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6]+1" office:value-type="float" office:value="24" calcext:value-type="float">
            <text:p>24</text:p>
          </table:table-cell>
          <table:table-cell table:style-name="ce13" table:formula="of:=IF([.$B$3]&gt;=[.M27];BINOMDIST([.$M27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7]+1" office:value-type="float" office:value="25" calcext:value-type="float">
            <text:p>25</text:p>
          </table:table-cell>
          <table:table-cell table:style-name="ce13" table:formula="of:=IF([.$B$3]&gt;=[.M28];BINOMDIST([.$M28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8]+1" office:value-type="float" office:value="26" calcext:value-type="float">
            <text:p>26</text:p>
          </table:table-cell>
          <table:table-cell table:style-name="ce13" table:formula="of:=IF([.$B$3]&gt;=[.M29];BINOMDIST([.$M29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9]+1" office:value-type="float" office:value="27" calcext:value-type="float">
            <text:p>27</text:p>
          </table:table-cell>
          <table:table-cell table:style-name="ce13" table:formula="of:=IF([.$B$3]&gt;=[.M30];BINOMDIST([.$M30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0]+1" office:value-type="float" office:value="28" calcext:value-type="float">
            <text:p>28</text:p>
          </table:table-cell>
          <table:table-cell table:style-name="ce13" table:formula="of:=IF([.$B$3]&gt;=[.M31];BINOMDIST([.$M31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1]+1" office:value-type="float" office:value="29" calcext:value-type="float">
            <text:p>29</text:p>
          </table:table-cell>
          <table:table-cell table:style-name="ce13" table:formula="of:=IF([.$B$3]&gt;=[.M32];BINOMDIST([.$M32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2]+1" office:value-type="float" office:value="30" calcext:value-type="float">
            <text:p>30</text:p>
          </table:table-cell>
          <table:table-cell table:style-name="ce13" table:formula="of:=IF([.$B$3]&gt;=[.M33];BINOMDIST([.$M33];[.$B$3];[.$B$4];FALSE());0)" office:value-type="float" office:value="0" calcext:value-type="float">
            <text:p>0,00000</text:p>
          </table:table-cell>
          <table:table-cell table:number-columns-repeated="101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isson" table:style-name="ta9">
        <table:table-column table:style-name="co1" table:number-columns-repeated="13" table:default-cell-style-name="ce2"/>
        <table:table-column table:style-name="co3" table:default-cell-style-name="ce2"/>
        <table:table-column table:style-name="co1" table:number-columns-repeated="243" table:default-cell-style-name="ce2"/>
        <table:table-column table:style-name="co1" table:number-columns-repeated="767" table:default-cell-style-name="Default"/>
        <table:table-row table:style-name="ro10">
          <table:table-cell table:style-name="ce1" office:value-type="string" calcext:value-type="string">
            <text:p>Poisson (mean)</text:p>
          </table:table-cell>
          <table:table-cell table:number-columns-repeated="3"/>
          <table:table-cell office:value-type="string" calcext:value-type="string">
            <text:p>Enter parameter in cell B3</text:p>
          </table:table-cell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robability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an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formula="of:=[.B3]" office:value-type="float" office:value="2" calcext:value-type="float">
            <text:p>2</text:p>
          </table:table-cell>
          <table:table-cell table:number-columns-repeated="7"/>
          <table:table-cell table:formula="of:=MAX(0;[.E3]-15)" office:value-type="float" office:value="0" calcext:value-type="float">
            <text:p>0</text:p>
          </table:table-cell>
          <table:table-cell table:style-name="ce13" table:formula="of:=POISSON([.$M3];[.$B$3];FALSE())" office:value-type="float" office:value="0.135335283236613" calcext:value-type="float">
            <text:p>0,13534</text:p>
          </table:table-cell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SD</text:p>
          </table:table-cell>
          <table:table-cell table:formula="of:=SQRT([.B3])" office:value-type="float" office:value="1.4142135623731" calcext:value-type="float">
            <text:p>1,4142135623731</text:p>
          </table:table-cell>
          <table:table-cell table:number-columns-repeated="7"/>
          <table:table-cell table:formula="of:=[.M3]+1" office:value-type="float" office:value="1" calcext:value-type="float">
            <text:p>1</text:p>
          </table:table-cell>
          <table:table-cell table:style-name="ce13" table:formula="of:=POISSON([.$M4];[.$B$3];FALSE())" office:value-type="float" office:value="0.270670566473225" calcext:value-type="float">
            <text:p>0,27067</text:p>
          </table:table-cell>
          <table:table-cell table:number-columns-repeated="1010"/>
        </table:table-row>
        <table:table-row table:style-name="ro2">
          <table:table-cell>
            <draw:frame table:end-cell-address="Poisson.L22" table:end-x="15mm" table:end-y="3.45mm" draw:z-index="0" draw:name="Chart 1" draw:style-name="gr1" draw:text-style-name="P1" svg:width="190.55mm" svg:height="77.54mm" svg:x="5.28mm" svg:y="2.39mm">
              <draw:object draw:notify-on-update-of-ranges="Poisson.M2:Poisson.M33 Poisson.N2:Poisson.N3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  <table:table-cell table:formula="of:=[.M4]+1" office:value-type="float" office:value="2" calcext:value-type="float">
            <text:p>2</text:p>
          </table:table-cell>
          <table:table-cell table:style-name="ce13" table:formula="of:=POISSON([.$M5];[.$B$3];FALSE())" office:value-type="float" office:value="0.270670566473225" calcext:value-type="float">
            <text:p>0,27067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5]+1" office:value-type="float" office:value="3" calcext:value-type="float">
            <text:p>3</text:p>
          </table:table-cell>
          <table:table-cell table:style-name="ce13" table:formula="of:=POISSON([.$M6];[.$B$3];FALSE())" office:value-type="float" office:value="0.180447044315484" calcext:value-type="float">
            <text:p>0,18045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6]+1" office:value-type="float" office:value="4" calcext:value-type="float">
            <text:p>4</text:p>
          </table:table-cell>
          <table:table-cell table:style-name="ce13" table:formula="of:=POISSON([.$M7];[.$B$3];FALSE())" office:value-type="float" office:value="0.0902235221577418" calcext:value-type="float">
            <text:p>0,09022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7]+1" office:value-type="float" office:value="5" calcext:value-type="float">
            <text:p>5</text:p>
          </table:table-cell>
          <table:table-cell table:style-name="ce13" table:formula="of:=POISSON([.$M8];[.$B$3];FALSE())" office:value-type="float" office:value="0.0360894088630967" calcext:value-type="float">
            <text:p>0,0360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8]+1" office:value-type="float" office:value="6" calcext:value-type="float">
            <text:p>6</text:p>
          </table:table-cell>
          <table:table-cell table:style-name="ce13" table:formula="of:=POISSON([.$M9];[.$B$3];FALSE())" office:value-type="float" office:value="0.0120298029543656" calcext:value-type="float">
            <text:p>0,01203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9]+1" office:value-type="float" office:value="7" calcext:value-type="float">
            <text:p>7</text:p>
          </table:table-cell>
          <table:table-cell table:style-name="ce13" table:formula="of:=POISSON([.$M10];[.$B$3];FALSE())" office:value-type="float" office:value="0.00343708655839016" calcext:value-type="float">
            <text:p>0,0034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0]+1" office:value-type="float" office:value="8" calcext:value-type="float">
            <text:p>8</text:p>
          </table:table-cell>
          <table:table-cell table:style-name="ce13" table:formula="of:=POISSON([.$M11];[.$B$3];FALSE())" office:value-type="float" office:value="0.000859271639597541" calcext:value-type="float">
            <text:p>0,00086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1]+1" office:value-type="float" office:value="9" calcext:value-type="float">
            <text:p>9</text:p>
          </table:table-cell>
          <table:table-cell table:style-name="ce13" table:formula="of:=POISSON([.$M12];[.$B$3];FALSE())" office:value-type="float" office:value="0.000190949253243898" calcext:value-type="float">
            <text:p>0,00019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2]+1" office:value-type="float" office:value="10" calcext:value-type="float">
            <text:p>10</text:p>
          </table:table-cell>
          <table:table-cell table:style-name="ce13" table:formula="of:=POISSON([.$M13];[.$B$3];FALSE())" office:value-type="float" office:value="0.0000381898506487796" calcext:value-type="float">
            <text:p>0,00004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3]+1" office:value-type="float" office:value="11" calcext:value-type="float">
            <text:p>11</text:p>
          </table:table-cell>
          <table:table-cell table:style-name="ce13" table:formula="of:=POISSON([.$M14];[.$B$3];FALSE())" office:value-type="float" office:value="0.00000694360920886902" calcext:value-type="float">
            <text:p>0,00001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4]+1" office:value-type="float" office:value="12" calcext:value-type="float">
            <text:p>12</text:p>
          </table:table-cell>
          <table:table-cell table:style-name="ce13" table:formula="of:=POISSON([.$M15];[.$B$3];FALSE())" office:value-type="float" office:value="0.00000115726820147817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5]+1" office:value-type="float" office:value="13" calcext:value-type="float">
            <text:p>13</text:p>
          </table:table-cell>
          <table:table-cell table:style-name="ce13" table:formula="of:=POISSON([.$M16];[.$B$3];FALSE())" office:value-type="float" office:value="0.000000178041261765872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6]+1" office:value-type="float" office:value="14" calcext:value-type="float">
            <text:p>14</text:p>
          </table:table-cell>
          <table:table-cell table:style-name="ce13" table:formula="of:=POISSON([.$M17];[.$B$3];FALSE())" office:value-type="float" office:value="0.0000000254344659665532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7]+1" office:value-type="float" office:value="15" calcext:value-type="float">
            <text:p>15</text:p>
          </table:table-cell>
          <table:table-cell table:style-name="ce13" table:formula="of:=POISSON([.$M18];[.$B$3];FALSE())" office:value-type="float" office:value="0.00000000339126212887376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8]+1" office:value-type="float" office:value="16" calcext:value-type="float">
            <text:p>16</text:p>
          </table:table-cell>
          <table:table-cell table:style-name="ce13" table:formula="of:=POISSON([.$M19];[.$B$3];FALSE())" office:value-type="float" office:value="0.00000000042390776610922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19]+1" office:value-type="float" office:value="17" calcext:value-type="float">
            <text:p>17</text:p>
          </table:table-cell>
          <table:table-cell table:style-name="ce13" table:formula="of:=POISSON([.$M20];[.$B$3];FALSE())" office:value-type="float" office:value="0.0000000000498715018952023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0]+1" office:value-type="float" office:value="18" calcext:value-type="float">
            <text:p>18</text:p>
          </table:table-cell>
          <table:table-cell table:style-name="ce13" table:formula="of:=POISSON([.$M21];[.$B$3];FALSE())" office:value-type="float" office:value="0.00000000000554127798835581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1]+1" office:value-type="float" office:value="19" calcext:value-type="float">
            <text:p>19</text:p>
          </table:table-cell>
          <table:table-cell table:style-name="ce13" table:formula="of:=POISSON([.$M22];[.$B$3];FALSE())" office:value-type="float" office:value="0.000000000000583292419826927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2]+1" office:value-type="float" office:value="20" calcext:value-type="float">
            <text:p>20</text:p>
          </table:table-cell>
          <table:table-cell table:style-name="ce13" table:formula="of:=POISSON([.$M23];[.$B$3];FALSE())" office:value-type="float" office:value="0.0000000000000583292419826927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3]+1" office:value-type="float" office:value="21" calcext:value-type="float">
            <text:p>21</text:p>
          </table:table-cell>
          <table:table-cell table:style-name="ce13" table:formula="of:=POISSON([.$M24];[.$B$3];FALSE())" office:value-type="float" office:value="5.55516590311359E-015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4]+1" office:value-type="float" office:value="22" calcext:value-type="float">
            <text:p>22</text:p>
          </table:table-cell>
          <table:table-cell table:style-name="ce13" table:formula="of:=POISSON([.$M25];[.$B$3];FALSE())" office:value-type="float" office:value="5.05015082101236E-016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5]+1" office:value-type="float" office:value="23" calcext:value-type="float">
            <text:p>23</text:p>
          </table:table-cell>
          <table:table-cell table:style-name="ce13" table:formula="of:=POISSON([.$M26];[.$B$3];FALSE())" office:value-type="float" office:value="4.39143549653249E-017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6]+1" office:value-type="float" office:value="24" calcext:value-type="float">
            <text:p>24</text:p>
          </table:table-cell>
          <table:table-cell table:style-name="ce13" table:formula="of:=POISSON([.$M27];[.$B$3];FALSE())" office:value-type="float" office:value="3.65952958044374E-018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7]+1" office:value-type="float" office:value="25" calcext:value-type="float">
            <text:p>25</text:p>
          </table:table-cell>
          <table:table-cell table:style-name="ce13" table:formula="of:=POISSON([.$M28];[.$B$3];FALSE())" office:value-type="float" office:value="2.92762366435499E-019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8]+1" office:value-type="float" office:value="26" calcext:value-type="float">
            <text:p>26</text:p>
          </table:table-cell>
          <table:table-cell table:style-name="ce13" table:formula="of:=POISSON([.$M29];[.$B$3];FALSE())" office:value-type="float" office:value="2.25201820334999E-020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29]+1" office:value-type="float" office:value="27" calcext:value-type="float">
            <text:p>27</text:p>
          </table:table-cell>
          <table:table-cell table:style-name="ce13" table:formula="of:=POISSON([.$M30];[.$B$3];FALSE())" office:value-type="float" office:value="1.66816163211111E-021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0]+1" office:value-type="float" office:value="28" calcext:value-type="float">
            <text:p>28</text:p>
          </table:table-cell>
          <table:table-cell table:style-name="ce13" table:formula="of:=POISSON([.$M31];[.$B$3];FALSE())" office:value-type="float" office:value="1.1915440229365E-022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1]+1" office:value-type="float" office:value="29" calcext:value-type="float">
            <text:p>29</text:p>
          </table:table-cell>
          <table:table-cell table:style-name="ce13" table:formula="of:=POISSON([.$M32];[.$B$3];FALSE())" office:value-type="float" office:value="8.217544985769E-024" calcext:value-type="float">
            <text:p>0,00000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formula="of:=[.M32]+1" office:value-type="float" office:value="30" calcext:value-type="float">
            <text:p>30</text:p>
          </table:table-cell>
          <table:table-cell table:style-name="ce13" table:formula="of:=POISSON([.$M33];[.$B$3];FALSE())" office:value-type="float" office:value="5.478363323846E-025" calcext:value-type="float">
            <text:p>0,00000</text:p>
          </table:table-cell>
          <table:table-cell table:number-columns-repeated="1010"/>
        </table:table-row>
        <table:table-row table:style-name="ro2" table:number-rows-repeated="20">
          <table:table-cell table:number-columns-repeated="13"/>
          <table:table-cell table:style-name="ce13"/>
          <table:table-cell table:number-columns-repeated="101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£</number:text>
      <number:number number:decimal-places="0" loext:min-decimal-places="0" number:min-integer-digits="1" number:grouping="true"/>
    </number:number-style>
    <number:number-style style:name="N105">
      <number:text>-£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£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£</number:text>
      <number:number number:decimal-places="2" loext:min-decimal-places="2" number:min-integer-digits="1" number:grouping="true"/>
    </number:number-style>
    <number:number-style style:name="N108">
      <number:text>-£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£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5" loext:min-decimal-places="5" number:min-integer-digits="1"/>
    </number:number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style:font-name-asian="Microsoft YaHei" style:font-family-asian="'Microsoft YaHei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 style:data-style-name="N2" text:time-value="11:12:10.0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Beta" style:display-name="PageStyle_Be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lang" style:display-name="PageStyle_Erla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mma" style:display-name="PageStyle_Gamm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gnormal" style:display-name="PageStyle_Lognorm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xponential" style:display-name="PageStyle_Exponen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al" style:display-name="PageStyle_Nor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ibull" style:display-name="PageStyle_Weib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nomial" style:display-name="PageStyle_Binomi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isson" style:display-name="PageStyle_Poiss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wart Robinson</meta:initial-creator>
    <meta:creation-date>2003-01-20T19:12:07</meta:creation-date>
    <dc:date>2018-04-21T11:13:00.085000000</dc:date>
    <meta:editing-duration>PT16M30S</meta:editing-duration>
    <meta:editing-cycles>3</meta:editing-cycles>
    <meta:generator>LibreOffice/5.4.5.1$Windows_X86_64 LibreOffice_project/79c9829dd5d8054ec39a82dc51cd9eff340dbee8</meta:generator>
    <meta:document-statistic meta:table-count="9" meta:cell-count="389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number number:decimal-places="5" loext:min-decimal-places="5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text-properties fo:color="#000000" fo:font-family="'Times New Roman'" fo:font-size="10pt" style:font-size-asian="10pt" style:font-family-complex="'Times New Roman'" style:font-size-complex="10pt"/>
    </style:style>
    <style:style style:name="ch4" style:family="chart">
      <style:chart-properties style:rotation-angle="0"/>
      <style:text-properties fo:color="#000000" fo:font-family="'Times New Roman'" fo:font-size="12pt" fo:font-style="italic" fo:font-weight="bold" style:font-size-asian="12pt" style:font-style-asian="italic" style:font-weight-asian="bold" style:font-family-complex="'Times New Roman'" style:font-size-complex="12pt" style:font-style-complex="italic" style:font-weight-complex="bold"/>
    </style:style>
    <style:style style:name="ch5" style:family="chart" style:data-style-name="N136">
      <style:chart-properties chart:display-label="false" chart:tick-marks-major-inner="false" chart:tick-marks-major-outer="false" chart:logarithmic="false" chart:minimum="0" chart:reverse-direction="false" text:line-break="false" loext:try-staggering-first="false" chart:link-data-style-to-source="true" chart:axis-position="1" chart:tick-mark-position="at-axis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family="'Times New Roman'" fo:font-size="12pt" fo:font-weight="bold" style:font-size-asian="12pt" style:font-weight-asian="bold" style:font-family-complex="'Times New Roman'" style:font-size-complex="12pt" style:font-weight-complex="bold"/>
    </style:style>
    <style:style style:name="ch7" style:family="chart" style:data-style-name="N136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4.24cm" svg:height="7.33cm" xlink:href=".." xlink:type="simple" chart:class="chart:line" chart:style-name="ch1">
        <chart:plot-area chart:style-name="ch2" table:cell-range-address="Beta.M2:Beta.M103 Beta.O2:Beta.O103" chart:data-source-has-labels="column" svg:x="1.219cm" svg:y="0.395cm" svg:width="12.445cm" svg:height="6.039cm">
          <chartooo:coordinate-region svg:x="1.492cm" svg:y="0.395cm" svg:width="12.152cm" svg:height="5.059cm"/>
          <chart:axis chart:dimension="x" chart:name="primary-x" chart:style-name="ch3" chartooo:axis-type="auto">
            <chartooo:date-scale/>
            <chart:title svg:x="13.436cm" svg:y="5.326cm" chart:style-name="ch4">
              <text:p>x</text:p>
            </chart:title>
            <chart:categories table:cell-range-address="Beta.M2:Beta.M103"/>
          </chart:axis>
          <chart:axis chart:dimension="y" chart:name="primary-y" chart:style-name="ch5">
            <chart:title svg:x="0.366cm" svg:y="0.132cm" chart:style-name="ch6">
              <text:p>PDF</text:p>
            </chart:title>
          </chart:axis>
          <chart:series chart:style-name="ch7" chart:values-cell-range-address="Beta.O2:Beta.O103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eta.M2:Beta.M103</svg:desc>
                </draw:g>
              </table:table-cell>
              <table:table-cell office:value-type="float" office:value="0">
                <text:p>0</text:p>
                <draw:g>
                  <svg:desc>Beta.O2:Beta.O103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880918330585938">
                <text:p>0.0088091833058593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155138697960209">
                <text:p>0.015513869796020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192950609446848">
                <text:p>0.019295060944684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21930276353435">
                <text:p>0.02193027635343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238624008592533">
                <text:p>0.023862400859253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252992086510716">
                <text:p>0.025299208651071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263611789269357">
                <text:p>0.0263611789269357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271269716604972">
                <text:p>0.027126971660497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276520463229455">
                <text:p>0.027652046322945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279776688630813">
                <text:p>0.027977668863081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0281357872165446">
                <text:p>0.0281357872165446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281518953733358">
                <text:p>0.028151895373335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0280468244874882">
                <text:p>0.028046824487488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0278379199484253">
                <text:p>0.027837919948425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275398468018953">
                <text:p>0.0275398468018953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0271651596885264">
                <text:p>0.027165159688526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0267247177694366">
                <text:p>0.026724717769436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0262279942521201">
                <text:p>0.0262279942521201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0256833122285117">
                <text:p>0.025683312228511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250980277346851">
                <text:p>0.025098027734685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024478674197291">
                <text:p>0.02447867419729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0238310780941972">
                <text:p>0.0238310780941972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0231604527929306">
                <text:p>0.023160452792930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224714755952154">
                <text:p>0.022471475595215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217683516805339">
                <text:p>0.0217683516805339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021054867702828">
                <text:p>0.02105486770282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0203344371230891">
                <text:p>0.020334437123089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019610138873057">
                <text:p>0.019610138873057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0188847505861525">
                <text:p>0.01888475058615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181607773638064">
                <text:p>0.018160777363806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017440476843074">
                <text:p>0.017440476843074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016725881176928">
                <text:p>0.016725881176928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0160188164194999">
                <text:p>0.016018816419499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0153209197157786">
                <text:p>0.015320919715778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146336546224055">
                <text:p>0.014633654622405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0139583248284592">
                <text:p>0.013958324828459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0132960864990692">
                <text:p>0.013296086499069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012647959427642">
                <text:p>0.01264795942764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0120148371524692">
                <text:p>0.012014837152469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113974961690668">
                <text:p>0.011397496169066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0107966043495508">
                <text:p>0.010796604349550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0102127286638238">
                <text:p>0.010212728663823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00964634228366157">
                <text:p>0.00964634228366157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00909783113937546">
                <text:p>0.0090978311393754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856749998915785">
                <text:p>0.0085674999891578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00805557805318879">
                <text:p>0.0080555780531887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00756222425778252">
                <text:p>0.0075622242577825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00708753212908053">
                <text:p>0.0070875321290805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00663153437089714">
                <text:p>0.0066315343708971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619420715710473">
                <text:p>0.0061942071571047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00577547416535218">
                <text:p>0.0057754741653521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00537521037579136">
                <text:p>0.0053752103757913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00499324565580273">
                <text:p>0.0049932456558027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00462936814938331">
                <text:p>0.0046293681493833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0428332748782301">
                <text:p>0.0042833274878230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00395483783654149">
                <text:p>0.00395483783654149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00364358079138838">
                <text:p>0.0036435807913883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00334920813637529">
                <text:p>0.00334920813637529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00307134447358726">
                <text:p>0.0030713444735872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280958973498835">
                <text:p>0.00280958973498835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00256352158488882">
                <text:p>0.0025635215848888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00233269772102018">
                <text:p>0.0023326977210201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00211665808143058">
                <text:p>0.0021166580814305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00191492696375672">
                <text:p>0.0019149269637567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172701506284378">
                <text:p>0.0017270150628437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00155242143216727">
                <text:p>0.0015524214321672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00139063537403616">
                <text:p>0.0013906353740361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00124113826314476">
                <text:p>0.00124113826314476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0011034053076544">
                <text:p>0.00110340530765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0976907251652337">
                <text:p>0.000976907251652337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000861112022523924">
                <text:p>0.00086111202252392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000755486326499577">
                <text:p>0.000755486326499577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000659497195379721">
                <text:p>0.00065949719537972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000572613487222484">
                <text:p>0.00057261348722248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494307343560707">
                <text:p>0.00049430734356070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000424055605533935">
                <text:p>0.00042405560553393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000361341191144726">
                <text:p>0.00036134119114472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00030565443568964">
                <text:p>0.00030565443568964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000256494397279594">
                <text:p>0.0002564943972795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0213370129223067">
                <text:p>0.00021337012922306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000175801920928365">
                <text:p>0.00017580192092836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000143322508876276">
                <text:p>0.00014332250887627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000115478259102408">
                <text:p>0.00011547825910240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0000918303225430073">
                <text:p>0.000091830322543007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00071955764508469">
                <text:p>0.00007195576450846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0000554486694700484">
                <text:p>0.000055448669470048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0000419212222706467">
                <text:p>0.000041921222270646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0000310047668046209">
                <text:p>0.0000310047668046209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0000223508431471675">
                <text:p>0.00002235084314716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0156322040556489">
                <text:p>0.0000156322040556489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0000105438117142809">
                <text:p>0.000010543811714280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0000068038155361938">
                <text:p>0.000006803815536193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00000415451180102444">
                <text:p>0.0000041545118010244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00000236328585256906">
                <text:p>0.0000023632858525690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000122353754550275">
                <text:p>0.0000012235375455027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000000555590596418298">
                <text:p>0.00000055559059641829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000000207586449141317">
                <text:p>0.000000207586449141317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0000000563632417405202">
                <text:p>0.000000056363241740520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00000000832042756915286">
                <text:p>0.000000008320427569152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0000269572808520024">
                <text:p>0.000000000269572808520024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6">
      <number:number number:decimal-places="5" loext:min-decimal-places="5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text-properties fo:color="#000000" fo:font-family="'Times New Roman'" fo:font-size="11pt" style:font-size-asian="11pt" style:font-family-complex="'Times New Roman'" style:font-size-complex="11pt"/>
    </style:style>
    <style:style style:name="ch4" style:family="chart">
      <style:chart-properties style:rotation-angle="0"/>
      <style:text-properties fo:color="#000000" fo:font-family="'Times New Roman'" fo:font-size="12pt" fo:font-style="italic" fo:font-weight="bold" style:font-size-asian="12pt" style:font-style-asian="italic" style:font-weight-asian="bold" style:font-family-complex="'Times New Roman'" style:font-size-complex="12pt" style:font-style-complex="italic" style:font-weight-complex="bold"/>
    </style:style>
    <style:style style:name="ch5" style:family="chart" style:data-style-name="N136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1" chart:tick-mark-position="at-axis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family="'Times New Roman'" fo:font-size="12pt" fo:font-weight="bold" style:font-size-asian="12pt" style:font-weight-asian="bold" style:font-family-complex="'Times New Roman'" style:font-size-complex="12pt" style:font-weight-complex="bold"/>
    </style:style>
    <style:style style:name="ch7" style:family="chart" style:data-style-name="N136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8.379cm" svg:height="8.043cm" xlink:href=".." xlink:type="simple" chart:class="chart:line" chart:style-name="ch1">
        <chart:plot-area chart:style-name="ch2" table:cell-range-address="Erlang.M2:Erlang.M103 Erlang.O3:Erlang.O103" chart:data-source-has-labels="column" svg:x="1.15cm" svg:y="0.396cm" svg:width="16.136cm" svg:height="6.75cm">
          <chartooo:coordinate-region svg:x="1.825cm" svg:y="0.396cm" svg:width="15.312cm" svg:height="5.677cm"/>
          <chart:axis chart:dimension="x" chart:name="primary-x" chart:style-name="ch3" chartooo:axis-type="auto">
            <chartooo:date-scale/>
            <chart:title svg:x="17.339cm" svg:y="5.906cm" chart:style-name="ch4">
              <text:p>x</text:p>
            </chart:title>
            <chart:categories table:cell-range-address="Erlang.M2:Erlang.M103"/>
          </chart:axis>
          <chart:axis chart:dimension="y" chart:name="primary-y" chart:style-name="ch5">
            <chart:title svg:x="0.454cm" svg:y="0.132cm" chart:style-name="ch6">
              <text:p>PDF</text:p>
            </chart:title>
          </chart:axis>
          <chart:series chart:style-name="ch7" chart:values-cell-range-address="Erlang.O3:Erlang.O103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rlang.M2:Erlang.M103</svg:desc>
                </draw:g>
              </table:table-cell>
              <table:table-cell office:value-type="float" office:value="0.0000929579554992877">
                <text:p>0.0000929579554992877</text:p>
                <draw:g>
                  <svg:desc>Erlang.O3:Erlang.O103</svg:desc>
                </draw:g>
              </table:table-cell>
            </table:table-row>
            <table:table-row>
              <table:table-cell office:value-type="float" office:value="0.0280198230496182">
                <text:p>0.0280198230496182</text:p>
              </table:table-cell>
              <table:table-cell office:value-type="float" office:value="0.000605549628334892">
                <text:p>0.000605549628334892</text:p>
              </table:table-cell>
            </table:table-row>
            <table:table-row>
              <table:table-cell office:value-type="float" office:value="0.0560396460992364">
                <text:p>0.0560396460992364</text:p>
              </table:table-cell>
              <table:table-cell office:value-type="float" office:value="0.00151641108617651">
                <text:p>0.00151641108617651</text:p>
              </table:table-cell>
            </table:table-row>
            <table:table-row>
              <table:table-cell office:value-type="float" office:value="0.0840594691488546">
                <text:p>0.0840594691488546</text:p>
              </table:table-cell>
              <table:table-cell office:value-type="float" office:value="0.00271916825009577">
                <text:p>0.00271916825009577</text:p>
              </table:table-cell>
            </table:table-row>
            <table:table-row>
              <table:table-cell office:value-type="float" office:value="0.112079292198473">
                <text:p>0.112079292198473</text:p>
              </table:table-cell>
              <table:table-cell office:value-type="float" office:value="0.00412514071375149">
                <text:p>0.00412514071375149</text:p>
              </table:table-cell>
            </table:table-row>
            <table:table-row>
              <table:table-cell office:value-type="float" office:value="0.140099115248091">
                <text:p>0.140099115248091</text:p>
              </table:table-cell>
              <table:table-cell office:value-type="float" office:value="0.00566092778956138">
                <text:p>0.00566092778956138</text:p>
              </table:table-cell>
            </table:table-row>
            <table:table-row>
              <table:table-cell office:value-type="float" office:value="0.168118938297709">
                <text:p>0.168118938297709</text:p>
              </table:table-cell>
              <table:table-cell office:value-type="float" office:value="0.00726628913142576">
                <text:p>0.00726628913142576</text:p>
              </table:table-cell>
            </table:table-row>
            <table:table-row>
              <table:table-cell office:value-type="float" office:value="0.196138761347327">
                <text:p>0.196138761347327</text:p>
              </table:table-cell>
              <table:table-cell office:value-type="float" office:value="0.00889228648517689">
                <text:p>0.00889228648517689</text:p>
              </table:table-cell>
            </table:table-row>
            <table:table-row>
              <table:table-cell office:value-type="float" office:value="0.224158584396946">
                <text:p>0.224158584396946</text:p>
              </table:table-cell>
              <table:table-cell office:value-type="float" office:value="0.0104996567289059">
                <text:p>0.0104996567289059</text:p>
              </table:table-cell>
            </table:table-row>
            <table:table-row>
              <table:table-cell office:value-type="float" office:value="0.252178407446564">
                <text:p>0.252178407446564</text:p>
              </table:table-cell>
              <table:table-cell office:value-type="float" office:value="0.0120573896007973">
                <text:p>0.0120573896007973</text:p>
              </table:table-cell>
            </table:table-row>
            <table:table-row>
              <table:table-cell office:value-type="float" office:value="0.280198230496182">
                <text:p>0.280198230496182</text:p>
              </table:table-cell>
              <table:table-cell office:value-type="float" office:value="0.0135414864100173">
                <text:p>0.0135414864100173</text:p>
              </table:table-cell>
            </table:table-row>
            <table:table-row>
              <table:table-cell office:value-type="float" office:value="0.3082180535458">
                <text:p>0.3082180535458</text:p>
              </table:table-cell>
              <table:table-cell office:value-type="float" office:value="0.0149338786207433">
                <text:p>0.0149338786207433</text:p>
              </table:table-cell>
            </table:table-row>
            <table:table-row>
              <table:table-cell office:value-type="float" office:value="0.336237876595418">
                <text:p>0.336237876595418</text:p>
              </table:table-cell>
              <table:table-cell office:value-type="float" office:value="0.0162214875214005">
                <text:p>0.0162214875214005</text:p>
              </table:table-cell>
            </table:table-row>
            <table:table-row>
              <table:table-cell office:value-type="float" office:value="0.364257699645037">
                <text:p>0.364257699645037</text:p>
              </table:table-cell>
              <table:table-cell office:value-type="float" office:value="0.0173954082683349">
                <text:p>0.0173954082683349</text:p>
              </table:table-cell>
            </table:table-row>
            <table:table-row>
              <table:table-cell office:value-type="float" office:value="0.392277522694655">
                <text:p>0.392277522694655</text:p>
              </table:table-cell>
              <table:table-cell office:value-type="float" office:value="0.018450203450504">
                <text:p>0.018450203450504</text:p>
              </table:table-cell>
            </table:table-row>
            <table:table-row>
              <table:table-cell office:value-type="float" office:value="0.420297345744273">
                <text:p>0.420297345744273</text:p>
              </table:table-cell>
              <table:table-cell office:value-type="float" office:value="0.0193832929818044">
                <text:p>0.0193832929818044</text:p>
              </table:table-cell>
            </table:table-row>
            <table:table-row>
              <table:table-cell office:value-type="float" office:value="0.448317168793891">
                <text:p>0.448317168793891</text:p>
              </table:table-cell>
              <table:table-cell office:value-type="float" office:value="0.0201944286106531">
                <text:p>0.0201944286106531</text:p>
              </table:table-cell>
            </table:table-row>
            <table:table-row>
              <table:table-cell office:value-type="float" office:value="0.476336991843509">
                <text:p>0.476336991843509</text:p>
              </table:table-cell>
              <table:table-cell office:value-type="float" office:value="0.0208852426606181">
                <text:p>0.0208852426606181</text:p>
              </table:table-cell>
            </table:table-row>
            <table:table-row>
              <table:table-cell office:value-type="float" office:value="0.504356814893128">
                <text:p>0.504356814893128</text:p>
              </table:table-cell>
              <table:table-cell office:value-type="float" office:value="0.0214588617976754">
                <text:p>0.0214588617976754</text:p>
              </table:table-cell>
            </table:table-row>
            <table:table-row>
              <table:table-cell office:value-type="float" office:value="0.532376637942746">
                <text:p>0.532376637942746</text:p>
              </table:table-cell>
              <table:table-cell office:value-type="float" office:value="0.0219195776737982">
                <text:p>0.0219195776737982</text:p>
              </table:table-cell>
            </table:table-row>
            <table:table-row>
              <table:table-cell office:value-type="float" office:value="0.560396460992364">
                <text:p>0.560396460992364</text:p>
              </table:table-cell>
              <table:table-cell office:value-type="float" office:value="0.0222725672363383">
                <text:p>0.0222725672363383</text:p>
              </table:table-cell>
            </table:table-row>
            <table:table-row>
              <table:table-cell office:value-type="float" office:value="0.588416284041982">
                <text:p>0.588416284041982</text:p>
              </table:table-cell>
              <table:table-cell office:value-type="float" office:value="0.0225236563299807">
                <text:p>0.0225236563299807</text:p>
              </table:table-cell>
            </table:table-row>
            <table:table-row>
              <table:table-cell office:value-type="float" office:value="0.616436107091601">
                <text:p>0.616436107091601</text:p>
              </table:table-cell>
              <table:table-cell office:value-type="float" office:value="0.0226791209636325">
                <text:p>0.0226791209636325</text:p>
              </table:table-cell>
            </table:table-row>
            <table:table-row>
              <table:table-cell office:value-type="float" office:value="0.644455930141219">
                <text:p>0.644455930141219</text:p>
              </table:table-cell>
              <table:table-cell office:value-type="float" office:value="0.0227455212781394">
                <text:p>0.0227455212781394</text:p>
              </table:table-cell>
            </table:table-row>
            <table:table-row>
              <table:table-cell office:value-type="float" office:value="0.672475753190837">
                <text:p>0.672475753190837</text:p>
              </table:table-cell>
              <table:table-cell office:value-type="float" office:value="0.0227295638407667">
                <text:p>0.0227295638407667</text:p>
              </table:table-cell>
            </table:table-row>
            <table:table-row>
              <table:table-cell office:value-type="float" office:value="0.700495576240455">
                <text:p>0.700495576240455</text:p>
              </table:table-cell>
              <table:table-cell office:value-type="float" office:value="0.0226379884168465">
                <text:p>0.0226379884168465</text:p>
              </table:table-cell>
            </table:table-row>
            <table:table-row>
              <table:table-cell office:value-type="float" office:value="0.728515399290074">
                <text:p>0.728515399290074</text:p>
              </table:table-cell>
              <table:table-cell office:value-type="float" office:value="0.0224774758346853">
                <text:p>0.0224774758346853</text:p>
              </table:table-cell>
            </table:table-row>
            <table:table-row>
              <table:table-cell office:value-type="float" office:value="0.756535222339692">
                <text:p>0.756535222339692</text:p>
              </table:table-cell>
              <table:table-cell office:value-type="float" office:value="0.0222545739731716">
                <text:p>0.0222545739731716</text:p>
              </table:table-cell>
            </table:table-row>
            <table:table-row>
              <table:table-cell office:value-type="float" office:value="0.78455504538931">
                <text:p>0.78455504538931</text:p>
              </table:table-cell>
              <table:table-cell office:value-type="float" office:value="0.021975639268018">
                <text:p>0.021975639268018</text:p>
              </table:table-cell>
            </table:table-row>
            <table:table-row>
              <table:table-cell office:value-type="float" office:value="0.812574868438928">
                <text:p>0.812574868438928</text:p>
              </table:table-cell>
              <table:table-cell office:value-type="float" office:value="0.0216467914572881">
                <text:p>0.0216467914572881</text:p>
              </table:table-cell>
            </table:table-row>
            <table:table-row>
              <table:table-cell office:value-type="float" office:value="0.840594691488547">
                <text:p>0.840594691488547</text:p>
              </table:table-cell>
              <table:table-cell office:value-type="float" office:value="0.0212738795743554">
                <text:p>0.0212738795743554</text:p>
              </table:table-cell>
            </table:table-row>
            <table:table-row>
              <table:table-cell office:value-type="float" office:value="0.868614514538165">
                <text:p>0.868614514538165</text:p>
              </table:table-cell>
              <table:table-cell office:value-type="float" office:value="0.0208624574506833">
                <text:p>0.0208624574506833</text:p>
              </table:table-cell>
            </table:table-row>
            <table:table-row>
              <table:table-cell office:value-type="float" office:value="0.896634337587783">
                <text:p>0.896634337587783</text:p>
              </table:table-cell>
              <table:table-cell office:value-type="float" office:value="0.0204177672154724">
                <text:p>0.0204177672154724</text:p>
              </table:table-cell>
            </table:table-row>
            <table:table-row>
              <table:table-cell office:value-type="float" office:value="0.924654160637402">
                <text:p>0.924654160637402</text:p>
              </table:table-cell>
              <table:table-cell office:value-type="float" office:value="0.0199447294775493">
                <text:p>0.0199447294775493</text:p>
              </table:table-cell>
            </table:table-row>
            <table:table-row>
              <table:table-cell office:value-type="float" office:value="0.95267398368702">
                <text:p>0.95267398368702</text:p>
              </table:table-cell>
              <table:table-cell office:value-type="float" office:value="0.0194479390497269">
                <text:p>0.0194479390497269</text:p>
              </table:table-cell>
            </table:table-row>
            <table:table-row>
              <table:table-cell office:value-type="float" office:value="0.980693806736638">
                <text:p>0.980693806736638</text:p>
              </table:table-cell>
              <table:table-cell office:value-type="float" office:value="0.0189316652298839">
                <text:p>0.0189316652298839</text:p>
              </table:table-cell>
            </table:table-row>
            <table:table-row>
              <table:table-cell office:value-type="float" office:value="1.00871362978626">
                <text:p>1.00871362978626</text:p>
              </table:table-cell>
              <table:table-cell office:value-type="float" office:value="0.0183998557885097">
                <text:p>0.0183998557885097</text:p>
              </table:table-cell>
            </table:table-row>
            <table:table-row>
              <table:table-cell office:value-type="float" office:value="1.03673345283587">
                <text:p>1.03673345283587</text:p>
              </table:table-cell>
              <table:table-cell office:value-type="float" office:value="0.0178561439314748">
                <text:p>0.0178561439314748</text:p>
              </table:table-cell>
            </table:table-row>
            <table:table-row>
              <table:table-cell office:value-type="float" office:value="1.06475327588549">
                <text:p>1.06475327588549</text:p>
              </table:table-cell>
              <table:table-cell office:value-type="float" office:value="0.0173038576112574">
                <text:p>0.0173038576112574</text:p>
              </table:table-cell>
            </table:table-row>
            <table:table-row>
              <table:table-cell office:value-type="float" office:value="1.09277309893511">
                <text:p>1.09277309893511</text:p>
              </table:table-cell>
              <table:table-cell office:value-type="float" office:value="0.0167460306513086">
                <text:p>0.0167460306513086</text:p>
              </table:table-cell>
            </table:table-row>
            <table:table-row>
              <table:table-cell office:value-type="float" office:value="1.12079292198473">
                <text:p>1.12079292198473</text:p>
              </table:table-cell>
              <table:table-cell office:value-type="float" office:value="0.0161854152283042">
                <text:p>0.0161854152283042</text:p>
              </table:table-cell>
            </table:table-row>
            <table:table-row>
              <table:table-cell office:value-type="float" office:value="1.14881274503435">
                <text:p>1.14881274503435</text:p>
              </table:table-cell>
              <table:table-cell office:value-type="float" office:value="0.0156244953268945">
                <text:p>0.0156244953268945</text:p>
              </table:table-cell>
            </table:table-row>
            <table:table-row>
              <table:table-cell office:value-type="float" office:value="1.17683256808397">
                <text:p>1.17683256808397</text:p>
              </table:table-cell>
              <table:table-cell office:value-type="float" office:value="0.0150655008424547">
                <text:p>0.0150655008424547</text:p>
              </table:table-cell>
            </table:table-row>
            <table:table-row>
              <table:table-cell office:value-type="float" office:value="1.20485239113358">
                <text:p>1.20485239113358</text:p>
              </table:table-cell>
              <table:table-cell office:value-type="float" office:value="0.0145104220603416">
                <text:p>0.0145104220603416</text:p>
              </table:table-cell>
            </table:table-row>
            <table:table-row>
              <table:table-cell office:value-type="float" office:value="1.2328722141832">
                <text:p>1.2328722141832</text:p>
              </table:table-cell>
              <table:table-cell office:value-type="float" office:value="0.0139610242861269">
                <text:p>0.0139610242861269</text:p>
              </table:table-cell>
            </table:table-row>
            <table:table-row>
              <table:table-cell office:value-type="float" office:value="1.26089203723282">
                <text:p>1.26089203723282</text:p>
              </table:table-cell>
              <table:table-cell office:value-type="float" office:value="0.0134188624411065">
                <text:p>0.0134188624411065</text:p>
              </table:table-cell>
            </table:table-row>
            <table:table-row>
              <table:table-cell office:value-type="float" office:value="1.28891186028244">
                <text:p>1.28891186028244</text:p>
              </table:table-cell>
              <table:table-cell office:value-type="float" office:value="0.0128852954717407">
                <text:p>0.0128852954717407</text:p>
              </table:table-cell>
            </table:table-row>
            <table:table-row>
              <table:table-cell office:value-type="float" office:value="1.31693168333206">
                <text:p>1.31693168333206</text:p>
              </table:table-cell>
              <table:table-cell office:value-type="float" office:value="0.0123615004513318">
                <text:p>0.0123615004513318</text:p>
              </table:table-cell>
            </table:table-row>
            <table:table-row>
              <table:table-cell office:value-type="float" office:value="1.34495150638168">
                <text:p>1.34495150638168</text:p>
              </table:table-cell>
              <table:table-cell office:value-type="float" office:value="0.0118484862776436">
                <text:p>0.0118484862776436</text:p>
              </table:table-cell>
            </table:table-row>
            <table:table-row>
              <table:table-cell office:value-type="float" office:value="1.37297132943129">
                <text:p>1.37297132943129</text:p>
              </table:table-cell>
              <table:table-cell office:value-type="float" office:value="0.011347106891892">
                <text:p>0.011347106891892</text:p>
              </table:table-cell>
            </table:table-row>
            <table:table-row>
              <table:table-cell office:value-type="float" office:value="1.40099115248091">
                <text:p>1.40099115248091</text:p>
              </table:table-cell>
              <table:table-cell office:value-type="float" office:value="0.0108580739630889">
                <text:p>0.0108580739630889</text:p>
              </table:table-cell>
            </table:table-row>
            <table:table-row>
              <table:table-cell office:value-type="float" office:value="1.42901097553053">
                <text:p>1.42901097553053</text:p>
              </table:table-cell>
              <table:table-cell office:value-type="float" office:value="0.010381968997413">
                <text:p>0.010381968997413</text:p>
              </table:table-cell>
            </table:table-row>
            <table:table-row>
              <table:table-cell office:value-type="float" office:value="1.45703079858015">
                <text:p>1.45703079858015</text:p>
              </table:table-cell>
              <table:table-cell office:value-type="float" office:value="0.00991925484552514">
                <text:p>0.00991925484552514</text:p>
              </table:table-cell>
            </table:table-row>
            <table:table-row>
              <table:table-cell office:value-type="float" office:value="1.48505062162977">
                <text:p>1.48505062162977</text:p>
              </table:table-cell>
              <table:table-cell office:value-type="float" office:value="0.00947028659188121">
                <text:p>0.00947028659188121</text:p>
              </table:table-cell>
            </table:table-row>
            <table:table-row>
              <table:table-cell office:value-type="float" office:value="1.51307044467938">
                <text:p>1.51307044467938</text:p>
              </table:table-cell>
              <table:table-cell office:value-type="float" office:value="0.00903532181932443">
                <text:p>0.00903532181932443</text:p>
              </table:table-cell>
            </table:table-row>
            <table:table-row>
              <table:table-cell office:value-type="float" office:value="1.541090267729">
                <text:p>1.541090267729</text:p>
              </table:table-cell>
              <table:table-cell office:value-type="float" office:value="0.00861453024990244">
                <text:p>0.00861453024990244</text:p>
              </table:table-cell>
            </table:table-row>
            <table:table-row>
              <table:table-cell office:value-type="float" office:value="1.56911009077862">
                <text:p>1.56911009077862</text:p>
              </table:table-cell>
              <table:table-cell office:value-type="float" office:value="0.00820800276909039">
                <text:p>0.00820800276909039</text:p>
              </table:table-cell>
            </table:table-row>
            <table:table-row>
              <table:table-cell office:value-type="float" office:value="1.59712991382824">
                <text:p>1.59712991382824</text:p>
              </table:table-cell>
              <table:table-cell office:value-type="float" office:value="0.00781575984565541">
                <text:p>0.00781575984565541</text:p>
              </table:table-cell>
            </table:table-row>
            <table:table-row>
              <table:table-cell office:value-type="float" office:value="1.62514973687786">
                <text:p>1.62514973687786</text:p>
              </table:table-cell>
              <table:table-cell office:value-type="float" office:value="0.00743775936340763">
                <text:p>0.00743775936340763</text:p>
              </table:table-cell>
            </table:table-row>
            <table:table-row>
              <table:table-cell office:value-type="float" office:value="1.65316955992748">
                <text:p>1.65316955992748</text:p>
              </table:table-cell>
              <table:table-cell office:value-type="float" office:value="0.0070739038842047">
                <text:p>0.0070739038842047</text:p>
              </table:table-cell>
            </table:table-row>
            <table:table-row>
              <table:table-cell office:value-type="float" office:value="1.68118938297709">
                <text:p>1.68118938297709</text:p>
              </table:table-cell>
              <table:table-cell office:value-type="float" office:value="0.00672404736396126">
                <text:p>0.00672404736396126</text:p>
              </table:table-cell>
            </table:table-row>
            <table:table-row>
              <table:table-cell office:value-type="float" office:value="1.70920920602671">
                <text:p>1.70920920602671</text:p>
              </table:table-cell>
              <table:table-cell office:value-type="float" office:value="0.00638800134512385">
                <text:p>0.00638800134512385</text:p>
              </table:table-cell>
            </table:table-row>
            <table:table-row>
              <table:table-cell office:value-type="float" office:value="1.73722902907633">
                <text:p>1.73722902907633</text:p>
              </table:table-cell>
              <table:table-cell office:value-type="float" office:value="0.00606554065027254">
                <text:p>0.00606554065027254</text:p>
              </table:table-cell>
            </table:table-row>
            <table:table-row>
              <table:table-cell office:value-type="float" office:value="1.76524885212595">
                <text:p>1.76524885212595</text:p>
              </table:table-cell>
              <table:table-cell office:value-type="float" office:value="0.00575640860222371">
                <text:p>0.00575640860222371</text:p>
              </table:table-cell>
            </table:table-row>
            <table:table-row>
              <table:table-cell office:value-type="float" office:value="1.79326867517557">
                <text:p>1.79326867517557</text:p>
              </table:table-cell>
              <table:table-cell office:value-type="float" office:value="0.0054603217963628">
                <text:p>0.0054603217963628</text:p>
              </table:table-cell>
            </table:table-row>
            <table:table-row>
              <table:table-cell office:value-type="float" office:value="1.82128849822519">
                <text:p>1.82128849822519</text:p>
              </table:table-cell>
              <table:table-cell office:value-type="float" office:value="0.00517697445095655">
                <text:p>0.00517697445095655</text:p>
              </table:table-cell>
            </table:table-row>
            <table:table-row>
              <table:table-cell office:value-type="float" office:value="1.8493083212748">
                <text:p>1.8493083212748</text:p>
              </table:table-cell>
              <table:table-cell office:value-type="float" office:value="0.00490604236096415">
                <text:p>0.00490604236096415</text:p>
              </table:table-cell>
            </table:table-row>
            <table:table-row>
              <table:table-cell office:value-type="float" office:value="1.87732814432442">
                <text:p>1.87732814432442</text:p>
              </table:table-cell>
              <table:table-cell office:value-type="float" office:value="0.00464718648042628">
                <text:p>0.00464718648042628</text:p>
              </table:table-cell>
            </table:table-row>
            <table:table-row>
              <table:table-cell office:value-type="float" office:value="1.90534796737404">
                <text:p>1.90534796737404</text:p>
              </table:table-cell>
              <table:table-cell office:value-type="float" office:value="0.00440005615788819">
                <text:p>0.00440005615788819</text:p>
              </table:table-cell>
            </table:table-row>
            <table:table-row>
              <table:table-cell office:value-type="float" office:value="1.93336779042366">
                <text:p>1.93336779042366</text:p>
              </table:table-cell>
              <table:table-cell office:value-type="float" office:value="0.0041642920485816">
                <text:p>0.0041642920485816</text:p>
              </table:table-cell>
            </table:table-row>
            <table:table-row>
              <table:table-cell office:value-type="float" office:value="1.96138761347328">
                <text:p>1.96138761347328</text:p>
              </table:table-cell>
              <table:table-cell office:value-type="float" office:value="0.0039395287262276">
                <text:p>0.0039395287262276</text:p>
              </table:table-cell>
            </table:table-row>
            <table:table-row>
              <table:table-cell office:value-type="float" office:value="1.9894074365229">
                <text:p>1.9894074365229</text:p>
              </table:table-cell>
              <table:table-cell office:value-type="float" office:value="0.00372539701640928">
                <text:p>0.00372539701640928</text:p>
              </table:table-cell>
            </table:table-row>
            <table:table-row>
              <table:table-cell office:value-type="float" office:value="2.01742725957251">
                <text:p>2.01742725957251</text:p>
              </table:table-cell>
              <table:table-cell office:value-type="float" office:value="0.00352152607248224">
                <text:p>0.00352152607248224</text:p>
              </table:table-cell>
            </table:table-row>
            <table:table-row>
              <table:table-cell office:value-type="float" office:value="2.04544708262213">
                <text:p>2.04544708262213</text:p>
              </table:table-cell>
              <table:table-cell office:value-type="float" office:value="0.00332754521398182">
                <text:p>0.00332754521398182</text:p>
              </table:table-cell>
            </table:table-row>
            <table:table-row>
              <table:table-cell office:value-type="float" office:value="2.07346690567175">
                <text:p>2.07346690567175</text:p>
              </table:table-cell>
              <table:table-cell office:value-type="float" office:value="0.00314308554645148">
                <text:p>0.00314308554645148</text:p>
              </table:table-cell>
            </table:table-row>
            <table:table-row>
              <table:table-cell office:value-type="float" office:value="2.10148672872137">
                <text:p>2.10148672872137</text:p>
              </table:table-cell>
              <table:table-cell office:value-type="float" office:value="0.00296778138059262">
                <text:p>0.00296778138059262</text:p>
              </table:table-cell>
            </table:table-row>
            <table:table-row>
              <table:table-cell office:value-type="float" office:value="2.12950655177099">
                <text:p>2.12950655177099</text:p>
              </table:table-cell>
              <table:table-cell office:value-type="float" office:value="0.00280127146759424">
                <text:p>0.00280127146759424</text:p>
              </table:table-cell>
            </table:table-row>
            <table:table-row>
              <table:table-cell office:value-type="float" office:value="2.1575263748206">
                <text:p>2.1575263748206</text:p>
              </table:table-cell>
              <table:table-cell office:value-type="float" office:value="0.00264320006649488">
                <text:p>0.00264320006649488</text:p>
              </table:table-cell>
            </table:table-row>
            <table:table-row>
              <table:table-cell office:value-type="float" office:value="2.18554619787022">
                <text:p>2.18554619787022</text:p>
              </table:table-cell>
              <table:table-cell office:value-type="float" office:value="0.00249321785843737">
                <text:p>0.00249321785843737</text:p>
              </table:table-cell>
            </table:table-row>
            <table:table-row>
              <table:table-cell office:value-type="float" office:value="2.21356602091984">
                <text:p>2.21356602091984</text:p>
              </table:table-cell>
              <table:table-cell office:value-type="float" office:value="0.00235098272170009">
                <text:p>0.00235098272170009</text:p>
              </table:table-cell>
            </table:table-row>
            <table:table-row>
              <table:table-cell office:value-type="float" office:value="2.24158584396946">
                <text:p>2.24158584396946</text:p>
              </table:table-cell>
              <table:table-cell office:value-type="float" office:value="0.00221616038047201">
                <text:p>0.00221616038047201</text:p>
              </table:table-cell>
            </table:table-row>
            <table:table-row>
              <table:table-cell office:value-type="float" office:value="2.26960566701908">
                <text:p>2.26960566701908</text:p>
              </table:table-cell>
              <table:table-cell office:value-type="float" office:value="0.00208842493942474">
                <text:p>0.00208842493942474</text:p>
              </table:table-cell>
            </table:table-row>
            <table:table-row>
              <table:table-cell office:value-type="float" office:value="2.2976254900687">
                <text:p>2.2976254900687</text:p>
              </table:table-cell>
              <table:table-cell office:value-type="float" office:value="0.00196745931528275">
                <text:p>0.00196745931528275</text:p>
              </table:table-cell>
            </table:table-row>
            <table:table-row>
              <table:table-cell office:value-type="float" office:value="2.32564531311831">
                <text:p>2.32564531311831</text:p>
              </table:table-cell>
              <table:table-cell office:value-type="float" office:value="0.00185295557576781">
                <text:p>0.00185295557576781</text:p>
              </table:table-cell>
            </table:table-row>
            <table:table-row>
              <table:table-cell office:value-type="float" office:value="2.35366513616793">
                <text:p>2.35366513616793</text:p>
              </table:table-cell>
              <table:table-cell office:value-type="float" office:value="0.00174461519551528">
                <text:p>0.00174461519551528</text:p>
              </table:table-cell>
            </table:table-row>
            <table:table-row>
              <table:table-cell office:value-type="float" office:value="2.38168495921755">
                <text:p>2.38168495921755</text:p>
              </table:table-cell>
              <table:table-cell office:value-type="float" office:value="0.00164214923781425">
                <text:p>0.00164214923781425</text:p>
              </table:table-cell>
            </table:table-row>
            <table:table-row>
              <table:table-cell office:value-type="float" office:value="2.40970478226717">
                <text:p>2.40970478226717</text:p>
              </table:table-cell>
              <table:table-cell office:value-type="float" office:value="0.00154527847032759">
                <text:p>0.00154527847032759</text:p>
              </table:table-cell>
            </table:table-row>
            <table:table-row>
              <table:table-cell office:value-type="float" office:value="2.43772460531679">
                <text:p>2.43772460531679</text:p>
              </table:table-cell>
              <table:table-cell office:value-type="float" office:value="0.00145373342228727">
                <text:p>0.00145373342228727</text:p>
              </table:table-cell>
            </table:table-row>
            <table:table-row>
              <table:table-cell office:value-type="float" office:value="2.46574442836641">
                <text:p>2.46574442836641</text:p>
              </table:table-cell>
              <table:table-cell office:value-type="float" office:value="0.00136725439003593">
                <text:p>0.00136725439003593</text:p>
              </table:table-cell>
            </table:table-row>
            <table:table-row>
              <table:table-cell office:value-type="float" office:value="2.49376425141602">
                <text:p>2.49376425141602</text:p>
              </table:table-cell>
              <table:table-cell office:value-type="float" office:value="0.00128559139721041">
                <text:p>0.00128559139721041</text:p>
              </table:table-cell>
            </table:table-row>
            <table:table-row>
              <table:table-cell office:value-type="float" office:value="2.52178407446564">
                <text:p>2.52178407446564</text:p>
              </table:table-cell>
              <table:table-cell office:value-type="float" office:value="0.00120850411531237">
                <text:p>0.00120850411531237</text:p>
              </table:table-cell>
            </table:table-row>
            <table:table-row>
              <table:table-cell office:value-type="float" office:value="2.54980389751526">
                <text:p>2.54980389751526</text:p>
              </table:table-cell>
              <table:table-cell office:value-type="float" office:value="0.00113576174990493">
                <text:p>0.00113576174990493</text:p>
              </table:table-cell>
            </table:table-row>
            <table:table-row>
              <table:table-cell office:value-type="float" office:value="2.57782372056488">
                <text:p>2.57782372056488</text:p>
              </table:table-cell>
              <table:table-cell office:value-type="float" office:value="0.00106714289720189">
                <text:p>0.00106714289720189</text:p>
              </table:table-cell>
            </table:table-row>
            <table:table-row>
              <table:table-cell office:value-type="float" office:value="2.6058435436145">
                <text:p>2.6058435436145</text:p>
              </table:table-cell>
              <table:table-cell office:value-type="float" office:value="0.00100243537537215">
                <text:p>0.00100243537537215</text:p>
              </table:table-cell>
            </table:table-row>
            <table:table-row>
              <table:table-cell office:value-type="float" office:value="2.63386336666411">
                <text:p>2.63386336666411</text:p>
              </table:table-cell>
              <table:table-cell office:value-type="float" office:value="0.000941436034476495">
                <text:p>0.000941436034476495</text:p>
              </table:table-cell>
            </table:table-row>
            <table:table-row>
              <table:table-cell office:value-type="float" office:value="2.66188318971373">
                <text:p>2.66188318971373</text:p>
              </table:table-cell>
              <table:table-cell office:value-type="float" office:value="0.00088395054857271">
                <text:p>0.00088395054857271</text:p>
              </table:table-cell>
            </table:table-row>
            <table:table-row>
              <table:table-cell office:value-type="float" office:value="2.68990301276335">
                <text:p>2.68990301276335</text:p>
              </table:table-cell>
              <table:table-cell office:value-type="float" office:value="0.000829793193174888">
                <text:p>0.000829793193174888</text:p>
              </table:table-cell>
            </table:table-row>
            <table:table-row>
              <table:table-cell office:value-type="float" office:value="2.71792283581297">
                <text:p>2.71792283581297</text:p>
              </table:table-cell>
              <table:table-cell office:value-type="float" office:value="0.000778786610931448">
                <text:p>0.000778786610931448</text:p>
              </table:table-cell>
            </table:table-row>
            <table:table-row>
              <table:table-cell office:value-type="float" office:value="2.74594265886259">
                <text:p>2.74594265886259</text:p>
              </table:table-cell>
              <table:table-cell office:value-type="float" office:value="0.000730761568084604">
                <text:p>0.000730761568084604</text:p>
              </table:table-cell>
            </table:table-row>
            <table:table-row>
              <table:table-cell office:value-type="float" office:value="2.77396248191221">
                <text:p>2.77396248191221</text:p>
              </table:table-cell>
              <table:table-cell office:value-type="float" office:value="0.000685556704005386">
                <text:p>0.000685556704005386</text:p>
              </table:table-cell>
            </table:table-row>
            <table:table-row>
              <table:table-cell office:value-type="float" office:value="2.80198230496182">
                <text:p>2.80198230496182</text:p>
              </table:table-cell>
              <table:table-cell office:value-type="float" office:value="0.000643018275840013">
                <text:p>0.000643018275840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6">
      <number:number number:decimal-places="5" loext:min-decimal-places="5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text-properties fo:color="#000000" fo:font-family="'Times New Roman'" fo:font-size="10pt" style:font-size-asian="10pt" style:font-family-complex="'Times New Roman'" style:font-size-complex="10pt"/>
    </style:style>
    <style:style style:name="ch4" style:family="chart">
      <style:chart-properties style:rotation-angle="0"/>
      <style:text-properties fo:color="#000000" fo:font-family="'Times New Roman'" fo:font-size="12pt" fo:font-style="italic" fo:font-weight="bold" style:font-size-asian="12pt" style:font-style-asian="italic" style:font-weight-asian="bold" style:font-family-complex="'Times New Roman'" style:font-size-complex="12pt" style:font-style-complex="italic" style:font-weight-complex="bold"/>
    </style:style>
    <style:style style:name="ch5" style:family="chart" style:data-style-name="N136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1" chart:tick-mark-position="at-axis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family="'Times New Roman'" fo:font-size="12pt" fo:font-weight="bold" style:font-size-asian="12pt" style:font-weight-asian="bold" style:font-family-complex="'Times New Roman'" style:font-size-complex="12pt" style:font-weight-complex="bold"/>
    </style:style>
    <style:style style:name="ch7" style:family="chart" style:data-style-name="N136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9.348cm" svg:height="8.626cm" xlink:href=".." xlink:type="simple" chart:class="chart:line" chart:style-name="ch1">
        <chart:plot-area chart:style-name="ch2" table:cell-range-address="Gamma.M2:Gamma.M203 Gamma.O3:Gamma.O203" chart:data-source-has-labels="column" svg:x="1.353cm" svg:y="0.395cm" svg:width="17.198cm" svg:height="7.133cm">
          <chartooo:coordinate-region svg:x="1.944cm" svg:y="0.395cm" svg:width="16.607cm" svg:height="6.023cm"/>
          <chart:axis chart:dimension="x" chart:name="primary-x" chart:style-name="ch3" chartooo:axis-type="auto">
            <chartooo:date-scale/>
            <chart:title svg:x="18.307cm" svg:y="6.226cm" chart:style-name="ch4">
              <text:p>x</text:p>
            </chart:title>
            <chart:categories table:cell-range-address="Gamma.M2:Gamma.M203"/>
          </chart:axis>
          <chart:axis chart:dimension="y" chart:name="primary-y" chart:style-name="ch5">
            <chart:title svg:x="0.571cm" svg:y="0.184cm" chart:style-name="ch6">
              <text:p>PDF</text:p>
            </chart:title>
          </chart:axis>
          <chart:series chart:style-name="ch7" chart:values-cell-range-address="Gamma.O3:Gamma.O203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Gamma.M2:Gamma.M203</svg:desc>
                </draw:g>
              </table:table-cell>
              <table:table-cell office:value-type="float" office:value="0.00210825863709131">
                <text:p>0.00210825863709131</text:p>
                <draw:g>
                  <svg:desc>Gamma.O3:Gamma.O203</svg:desc>
                </draw:g>
              </table:table-cell>
            </table:table-row>
            <table:table-row>
              <table:table-cell office:value-type="float" office:value="0.132767041359876">
                <text:p>0.132767041359876</text:p>
              </table:table-cell>
              <table:table-cell office:value-type="float" office:value="0.00596268763131791">
                <text:p>0.00596268763131791</text:p>
              </table:table-cell>
            </table:table-row>
            <table:table-row>
              <table:table-cell office:value-type="float" office:value="0.265534082719752">
                <text:p>0.265534082719752</text:p>
              </table:table-cell>
              <table:table-cell office:value-type="float" office:value="0.00931329429281978">
                <text:p>0.00931329429281978</text:p>
              </table:table-cell>
            </table:table-row>
            <table:table-row>
              <table:table-cell office:value-type="float" office:value="0.398301124079629">
                <text:p>0.398301124079629</text:p>
              </table:table-cell>
              <table:table-cell office:value-type="float" office:value="0.0122088972413496">
                <text:p>0.0122088972413496</text:p>
              </table:table-cell>
            </table:table-row>
            <table:table-row>
              <table:table-cell office:value-type="float" office:value="0.531068165439505">
                <text:p>0.531068165439505</text:p>
              </table:table-cell>
              <table:table-cell office:value-type="float" office:value="0.0146941224350156">
                <text:p>0.0146941224350156</text:p>
              </table:table-cell>
            </table:table-row>
            <table:table-row>
              <table:table-cell office:value-type="float" office:value="0.663835206799381">
                <text:p>0.663835206799381</text:p>
              </table:table-cell>
              <table:table-cell office:value-type="float" office:value="0.0168097403546938">
                <text:p>0.0168097403546938</text:p>
              </table:table-cell>
            </table:table-row>
            <table:table-row>
              <table:table-cell office:value-type="float" office:value="0.796602248159257">
                <text:p>0.796602248159257</text:p>
              </table:table-cell>
              <table:table-cell office:value-type="float" office:value="0.0185929771707865">
                <text:p>0.0185929771707865</text:p>
              </table:table-cell>
            </table:table-row>
            <table:table-row>
              <table:table-cell office:value-type="float" office:value="0.929369289519133">
                <text:p>0.929369289519133</text:p>
              </table:table-cell>
              <table:table-cell office:value-type="float" office:value="0.0200778018434846">
                <text:p>0.0200778018434846</text:p>
              </table:table-cell>
            </table:table-row>
            <table:table-row>
              <table:table-cell office:value-type="float" office:value="1.06213633087901">
                <text:p>1.06213633087901</text:p>
              </table:table-cell>
              <table:table-cell office:value-type="float" office:value="0.0212951909643846">
                <text:p>0.0212951909643846</text:p>
              </table:table-cell>
            </table:table-row>
            <table:table-row>
              <table:table-cell office:value-type="float" office:value="1.19490337223889">
                <text:p>1.19490337223889</text:p>
              </table:table-cell>
              <table:table-cell office:value-type="float" office:value="0.0222733730143623">
                <text:p>0.0222733730143623</text:p>
              </table:table-cell>
            </table:table-row>
            <table:table-row>
              <table:table-cell office:value-type="float" office:value="1.32767041359876">
                <text:p>1.32767041359876</text:p>
              </table:table-cell>
              <table:table-cell office:value-type="float" office:value="0.0230380535892732">
                <text:p>0.0230380535892732</text:p>
              </table:table-cell>
            </table:table-row>
            <table:table-row>
              <table:table-cell office:value-type="float" office:value="1.46043745495864">
                <text:p>1.46043745495864</text:p>
              </table:table-cell>
              <table:table-cell office:value-type="float" office:value="0.0236126230306564">
                <text:p>0.0236126230306564</text:p>
              </table:table-cell>
            </table:table-row>
            <table:table-row>
              <table:table-cell office:value-type="float" office:value="1.59320449631851">
                <text:p>1.59320449631851</text:p>
              </table:table-cell>
              <table:table-cell office:value-type="float" office:value="0.0240183477925167">
                <text:p>0.0240183477925167</text:p>
              </table:table-cell>
            </table:table-row>
            <table:table-row>
              <table:table-cell office:value-type="float" office:value="1.72597153767839">
                <text:p>1.72597153767839</text:p>
              </table:table-cell>
              <table:table-cell office:value-type="float" office:value="0.0242745467768599">
                <text:p>0.0242745467768599</text:p>
              </table:table-cell>
            </table:table-row>
            <table:table-row>
              <table:table-cell office:value-type="float" office:value="1.85873857903827">
                <text:p>1.85873857903827</text:p>
              </table:table-cell>
              <table:table-cell office:value-type="float" office:value="0.0243987537793953">
                <text:p>0.0243987537793953</text:p>
              </table:table-cell>
            </table:table-row>
            <table:table-row>
              <table:table-cell office:value-type="float" office:value="1.99150562039814">
                <text:p>1.99150562039814</text:p>
              </table:table-cell>
              <table:table-cell office:value-type="float" office:value="0.0244068671022241">
                <text:p>0.0244068671022241</text:p>
              </table:table-cell>
            </table:table-row>
            <table:table-row>
              <table:table-cell office:value-type="float" office:value="2.12427266175802">
                <text:p>2.12427266175802</text:p>
              </table:table-cell>
              <table:table-cell office:value-type="float" office:value="0.0243132873118532">
                <text:p>0.0243132873118532</text:p>
              </table:table-cell>
            </table:table-row>
            <table:table-row>
              <table:table-cell office:value-type="float" office:value="2.2570397031179">
                <text:p>2.2570397031179</text:p>
              </table:table-cell>
              <table:table-cell office:value-type="float" office:value="0.0241310440481607">
                <text:p>0.0241310440481607</text:p>
              </table:table-cell>
            </table:table-row>
            <table:table-row>
              <table:table-cell office:value-type="float" office:value="2.38980674447777">
                <text:p>2.38980674447777</text:p>
              </table:table-cell>
              <table:table-cell office:value-type="float" office:value="0.023871912722493">
                <text:p>0.023871912722493</text:p>
              </table:table-cell>
            </table:table-row>
            <table:table-row>
              <table:table-cell office:value-type="float" office:value="2.52257378583765">
                <text:p>2.52257378583765</text:p>
              </table:table-cell>
              <table:table-cell office:value-type="float" office:value="0.0235465218805829">
                <text:p>0.0235465218805829</text:p>
              </table:table-cell>
            </table:table-row>
            <table:table-row>
              <table:table-cell office:value-type="float" office:value="2.65534082719752">
                <text:p>2.65534082719752</text:p>
              </table:table-cell>
              <table:table-cell office:value-type="float" office:value="0.0231644519480413">
                <text:p>0.0231644519480413</text:p>
              </table:table-cell>
            </table:table-row>
            <table:table-row>
              <table:table-cell office:value-type="float" office:value="2.7881078685574">
                <text:p>2.7881078685574</text:p>
              </table:table-cell>
              <table:table-cell office:value-type="float" office:value="0.0227343260224833">
                <text:p>0.0227343260224833</text:p>
              </table:table-cell>
            </table:table-row>
            <table:table-row>
              <table:table-cell office:value-type="float" office:value="2.92087490991728">
                <text:p>2.92087490991728</text:p>
              </table:table-cell>
              <table:table-cell office:value-type="float" office:value="0.0222638933266">
                <text:p>0.0222638933266</text:p>
              </table:table-cell>
            </table:table-row>
            <table:table-row>
              <table:table-cell office:value-type="float" office:value="3.05364195127715">
                <text:p>3.05364195127715</text:p>
              </table:table-cell>
              <table:table-cell office:value-type="float" office:value="0.0217601058903818">
                <text:p>0.0217601058903818</text:p>
              </table:table-cell>
            </table:table-row>
            <table:table-row>
              <table:table-cell office:value-type="float" office:value="3.18640899263703">
                <text:p>3.18640899263703</text:p>
              </table:table-cell>
              <table:table-cell office:value-type="float" office:value="0.0212291889879889">
                <text:p>0.0212291889879889</text:p>
              </table:table-cell>
            </table:table-row>
            <table:table-row>
              <table:table-cell office:value-type="float" office:value="3.31917603399691">
                <text:p>3.31917603399691</text:p>
              </table:table-cell>
              <table:table-cell office:value-type="float" office:value="0.0206767058151824">
                <text:p>0.0206767058151824</text:p>
              </table:table-cell>
            </table:table-row>
            <table:table-row>
              <table:table-cell office:value-type="float" office:value="3.45194307535678">
                <text:p>3.45194307535678</text:p>
              </table:table-cell>
              <table:table-cell office:value-type="float" office:value="0.0201076168565941">
                <text:p>0.0201076168565941</text:p>
              </table:table-cell>
            </table:table-row>
            <table:table-row>
              <table:table-cell office:value-type="float" office:value="3.58471011671666">
                <text:p>3.58471011671666</text:p>
              </table:table-cell>
              <table:table-cell office:value-type="float" office:value="0.0195263343581353">
                <text:p>0.0195263343581353</text:p>
              </table:table-cell>
            </table:table-row>
            <table:table-row>
              <table:table-cell office:value-type="float" office:value="3.71747715807653">
                <text:p>3.71747715807653</text:p>
              </table:table-cell>
              <table:table-cell office:value-type="float" office:value="0.0189367722884238">
                <text:p>0.0189367722884238</text:p>
              </table:table-cell>
            </table:table-row>
            <table:table-row>
              <table:table-cell office:value-type="float" office:value="3.85024419943641">
                <text:p>3.85024419943641</text:p>
              </table:table-cell>
              <table:table-cell office:value-type="float" office:value="0.0183423921439744">
                <text:p>0.0183423921439744</text:p>
              </table:table-cell>
            </table:table-row>
            <table:table-row>
              <table:table-cell office:value-type="float" office:value="3.98301124079629">
                <text:p>3.98301124079629</text:p>
              </table:table-cell>
              <table:table-cell office:value-type="float" office:value="0.0177462449259497">
                <text:p>0.0177462449259497</text:p>
              </table:table-cell>
            </table:table-row>
            <table:table-row>
              <table:table-cell office:value-type="float" office:value="4.11577828215616">
                <text:p>4.11577828215616</text:p>
              </table:table-cell>
              <table:table-cell office:value-type="float" office:value="0.0171510095912966">
                <text:p>0.0171510095912966</text:p>
              </table:table-cell>
            </table:table-row>
            <table:table-row>
              <table:table-cell office:value-type="float" office:value="4.24854532351604">
                <text:p>4.24854532351604</text:p>
              </table:table-cell>
              <table:table-cell office:value-type="float" office:value="0.0165590282579874">
                <text:p>0.0165590282579874</text:p>
              </table:table-cell>
            </table:table-row>
            <table:table-row>
              <table:table-cell office:value-type="float" office:value="4.38131236487592">
                <text:p>4.38131236487592</text:p>
              </table:table-cell>
              <table:table-cell office:value-type="float" office:value="0.0159723384227135">
                <text:p>0.0159723384227135</text:p>
              </table:table-cell>
            </table:table-row>
            <table:table-row>
              <table:table-cell office:value-type="float" office:value="4.51407940623579">
                <text:p>4.51407940623579</text:p>
              </table:table-cell>
              <table:table-cell office:value-type="float" office:value="0.0153927024295493">
                <text:p>0.0153927024295493</text:p>
              </table:table-cell>
            </table:table-row>
            <table:table-row>
              <table:table-cell office:value-type="float" office:value="4.64684644759567">
                <text:p>4.64684644759567</text:p>
              </table:table-cell>
              <table:table-cell office:value-type="float" office:value="0.0148216344098341">
                <text:p>0.0148216344098341</text:p>
              </table:table-cell>
            </table:table-row>
            <table:table-row>
              <table:table-cell office:value-type="float" office:value="4.77961348895554">
                <text:p>4.77961348895554</text:p>
              </table:table-cell>
              <table:table-cell office:value-type="float" office:value="0.0142604248965256">
                <text:p>0.0142604248965256</text:p>
              </table:table-cell>
            </table:table-row>
            <table:table-row>
              <table:table-cell office:value-type="float" office:value="4.91238053031542">
                <text:p>4.91238053031542</text:p>
              </table:table-cell>
              <table:table-cell office:value-type="float" office:value="0.013710163300625">
                <text:p>0.013710163300625</text:p>
              </table:table-cell>
            </table:table-row>
            <table:table-row>
              <table:table-cell office:value-type="float" office:value="5.04514757167529">
                <text:p>5.04514757167529</text:p>
              </table:table-cell>
              <table:table-cell office:value-type="float" office:value="0.0131717584227729">
                <text:p>0.0131717584227729</text:p>
              </table:table-cell>
            </table:table-row>
            <table:table-row>
              <table:table-cell office:value-type="float" office:value="5.17791461303517">
                <text:p>5.17791461303517</text:p>
              </table:table-cell>
              <table:table-cell office:value-type="float" office:value="0.0126459571596701">
                <text:p>0.0126459571596701</text:p>
              </table:table-cell>
            </table:table-row>
            <table:table-row>
              <table:table-cell office:value-type="float" office:value="5.31068165439505">
                <text:p>5.31068165439505</text:p>
              </table:table-cell>
              <table:table-cell office:value-type="float" office:value="0.0121333615526208">
                <text:p>0.0121333615526208</text:p>
              </table:table-cell>
            </table:table-row>
            <table:table-row>
              <table:table-cell office:value-type="float" office:value="5.44344869575492">
                <text:p>5.44344869575492</text:p>
              </table:table-cell>
              <table:table-cell office:value-type="float" office:value="0.0116344443139628">
                <text:p>0.0116344443139628</text:p>
              </table:table-cell>
            </table:table-row>
            <table:table-row>
              <table:table-cell office:value-type="float" office:value="5.5762157371148">
                <text:p>5.5762157371148</text:p>
              </table:table-cell>
              <table:table-cell office:value-type="float" office:value="0.011149562956606">
                <text:p>0.011149562956606</text:p>
              </table:table-cell>
            </table:table-row>
            <table:table-row>
              <table:table-cell office:value-type="float" office:value="5.70898277847467">
                <text:p>5.70898277847467</text:p>
              </table:table-cell>
              <table:table-cell office:value-type="float" office:value="0.0106789726420558">
                <text:p>0.0106789726420558</text:p>
              </table:table-cell>
            </table:table-row>
            <table:table-row>
              <table:table-cell office:value-type="float" office:value="5.84174981983455">
                <text:p>5.84174981983455</text:p>
              </table:table-cell>
              <table:table-cell office:value-type="float" office:value="0.0102228378532563">
                <text:p>0.0102228378532563</text:p>
              </table:table-cell>
            </table:table-row>
            <table:table-row>
              <table:table-cell office:value-type="float" office:value="5.97451686119442">
                <text:p>5.97451686119442</text:p>
              </table:table-cell>
              <table:table-cell office:value-type="float" office:value="0.00978124299020666">
                <text:p>0.00978124299020666</text:p>
              </table:table-cell>
            </table:table-row>
            <table:table-row>
              <table:table-cell office:value-type="float" office:value="6.1072839025543">
                <text:p>6.1072839025543</text:p>
              </table:table-cell>
              <table:table-cell office:value-type="float" office:value="0.00935420197857462">
                <text:p>0.00935420197857462</text:p>
              </table:table-cell>
            </table:table-row>
            <table:table-row>
              <table:table-cell office:value-type="float" office:value="6.24005094391418">
                <text:p>6.24005094391418</text:p>
              </table:table-cell>
              <table:table-cell office:value-type="float" office:value="0.00894166697439569">
                <text:p>0.00894166697439569</text:p>
              </table:table-cell>
            </table:table-row>
            <table:table-row>
              <table:table-cell office:value-type="float" office:value="6.37281798527405">
                <text:p>6.37281798527405</text:p>
              </table:table-cell>
              <table:table-cell office:value-type="float" office:value="0.0085435362413121">
                <text:p>0.0085435362413121</text:p>
              </table:table-cell>
            </table:table-row>
            <table:table-row>
              <table:table-cell office:value-type="float" office:value="6.50558502663393">
                <text:p>6.50558502663393</text:p>
              </table:table-cell>
              <table:table-cell office:value-type="float" office:value="0.00815966127075496">
                <text:p>0.00815966127075496</text:p>
              </table:table-cell>
            </table:table-row>
            <table:table-row>
              <table:table-cell office:value-type="float" office:value="6.6383520679938">
                <text:p>6.6383520679938</text:p>
              </table:table-cell>
              <table:table-cell office:value-type="float" office:value="0.00778985320981118">
                <text:p>0.00778985320981118</text:p>
              </table:table-cell>
            </table:table-row>
            <table:table-row>
              <table:table-cell office:value-type="float" office:value="6.77111910935368">
                <text:p>6.77111910935368</text:p>
              </table:table-cell>
              <table:table-cell office:value-type="float" office:value="0.00743388865633843">
                <text:p>0.00743388865633843</text:p>
              </table:table-cell>
            </table:table-row>
            <table:table-row>
              <table:table-cell office:value-type="float" office:value="6.90388615071356">
                <text:p>6.90388615071356</text:p>
              </table:table-cell>
              <table:table-cell office:value-type="float" office:value="0.00709151487609261">
                <text:p>0.00709151487609261</text:p>
              </table:table-cell>
            </table:table-row>
            <table:table-row>
              <table:table-cell office:value-type="float" office:value="7.03665319207343">
                <text:p>7.03665319207343</text:p>
              </table:table-cell>
              <table:table-cell office:value-type="float" office:value="0.0067624544922068">
                <text:p>0.0067624544922068</text:p>
              </table:table-cell>
            </table:table-row>
            <table:table-row>
              <table:table-cell office:value-type="float" office:value="7.16942023343331">
                <text:p>7.16942023343331</text:p>
              </table:table-cell>
              <table:table-cell office:value-type="float" office:value="0.00644640969328036">
                <text:p>0.00644640969328036</text:p>
              </table:table-cell>
            </table:table-row>
            <table:table-row>
              <table:table-cell office:value-type="float" office:value="7.30218727479318">
                <text:p>7.30218727479318</text:p>
              </table:table-cell>
              <table:table-cell office:value-type="float" office:value="0.00614306600256864">
                <text:p>0.00614306600256864</text:p>
              </table:table-cell>
            </table:table-row>
            <table:table-row>
              <table:table-cell office:value-type="float" office:value="7.43495431615306">
                <text:p>7.43495431615306</text:p>
              </table:table-cell>
              <table:table-cell office:value-type="float" office:value="0.0058520956472965">
                <text:p>0.0058520956472965</text:p>
              </table:table-cell>
            </table:table-row>
            <table:table-row>
              <table:table-cell office:value-type="float" office:value="7.56772135751293">
                <text:p>7.56772135751293</text:p>
              </table:table-cell>
              <table:table-cell office:value-type="float" office:value="0.00557316056390922">
                <text:p>0.00557316056390922</text:p>
              </table:table-cell>
            </table:table-row>
            <table:table-row>
              <table:table-cell office:value-type="float" office:value="7.70048839887281">
                <text:p>7.70048839887281</text:p>
              </table:table-cell>
              <table:table-cell office:value-type="float" office:value="0.00530591507213096">
                <text:p>0.00530591507213096</text:p>
              </table:table-cell>
            </table:table-row>
            <table:table-row>
              <table:table-cell office:value-type="float" office:value="7.83325544023269">
                <text:p>7.83325544023269</text:p>
              </table:table-cell>
              <table:table-cell office:value-type="float" office:value="0.00505000824797619">
                <text:p>0.00505000824797619</text:p>
              </table:table-cell>
            </table:table-row>
            <table:table-row>
              <table:table-cell office:value-type="float" office:value="7.96602248159256">
                <text:p>7.96602248159256</text:p>
              </table:table-cell>
              <table:table-cell office:value-type="float" office:value="0.00480508602335261">
                <text:p>0.00480508602335261</text:p>
              </table:table-cell>
            </table:table-row>
            <table:table-row>
              <table:table-cell office:value-type="float" office:value="8.09878952295244">
                <text:p>8.09878952295244</text:p>
              </table:table-cell>
              <table:table-cell office:value-type="float" office:value="0.00457079303758989">
                <text:p>0.00457079303758989</text:p>
              </table:table-cell>
            </table:table-row>
            <table:table-row>
              <table:table-cell office:value-type="float" office:value="8.23155656431232">
                <text:p>8.23155656431232</text:p>
              </table:table-cell>
              <table:table-cell office:value-type="float" office:value="0.00434677426409857">
                <text:p>0.00434677426409857</text:p>
              </table:table-cell>
            </table:table-row>
            <table:table-row>
              <table:table-cell office:value-type="float" office:value="8.36432360567219">
                <text:p>8.36432360567219</text:p>
              </table:table-cell>
              <table:table-cell office:value-type="float" office:value="0.00413267643340465">
                <text:p>0.00413267643340465</text:p>
              </table:table-cell>
            </table:table-row>
            <table:table-row>
              <table:table-cell office:value-type="float" office:value="8.49709064703207">
                <text:p>8.49709064703207</text:p>
              </table:table-cell>
              <table:table-cell office:value-type="float" office:value="0.00392814927201168">
                <text:p>0.00392814927201168</text:p>
              </table:table-cell>
            </table:table-row>
            <table:table-row>
              <table:table-cell office:value-type="float" office:value="8.62985768839195">
                <text:p>8.62985768839195</text:p>
              </table:table-cell>
              <table:table-cell office:value-type="float" office:value="0.00373284657487194">
                <text:p>0.00373284657487194</text:p>
              </table:table-cell>
            </table:table-row>
            <table:table-row>
              <table:table-cell office:value-type="float" office:value="8.76262472975182">
                <text:p>8.76262472975182</text:p>
              </table:table-cell>
              <table:table-cell office:value-type="float" office:value="0.00354642712773401">
                <text:p>0.00354642712773401</text:p>
              </table:table-cell>
            </table:table-row>
            <table:table-row>
              <table:table-cell office:value-type="float" office:value="8.8953917711117">
                <text:p>8.8953917711117</text:p>
              </table:table-cell>
              <table:table-cell office:value-type="float" office:value="0.00336855549422654">
                <text:p>0.00336855549422654</text:p>
              </table:table-cell>
            </table:table-row>
            <table:table-row>
              <table:table-cell office:value-type="float" office:value="9.02815881247158">
                <text:p>9.02815881247158</text:p>
              </table:table-cell>
              <table:table-cell office:value-type="float" office:value="0.00319890268124612">
                <text:p>0.00319890268124612</text:p>
              </table:table-cell>
            </table:table-row>
            <table:table-row>
              <table:table-cell office:value-type="float" office:value="9.16092585383145">
                <text:p>9.16092585383145</text:p>
              </table:table-cell>
              <table:table-cell office:value-type="float" office:value="0.00303714669503896">
                <text:p>0.00303714669503896</text:p>
              </table:table-cell>
            </table:table-row>
            <table:table-row>
              <table:table-cell office:value-type="float" office:value="9.29369289519133">
                <text:p>9.29369289519133</text:p>
              </table:table-cell>
              <table:table-cell office:value-type="float" office:value="0.0028829729992681">
                <text:p>0.0028829729992681</text:p>
              </table:table-cell>
            </table:table-row>
            <table:table-row>
              <table:table-cell office:value-type="float" office:value="9.42645993655121">
                <text:p>9.42645993655121</text:p>
              </table:table-cell>
              <table:table-cell office:value-type="float" office:value="0.00273607488536742">
                <text:p>0.00273607488536742</text:p>
              </table:table-cell>
            </table:table-row>
            <table:table-row>
              <table:table-cell office:value-type="float" office:value="9.55922697791108">
                <text:p>9.55922697791108</text:p>
              </table:table-cell>
              <table:table-cell office:value-type="float" office:value="0.00259615376455491">
                <text:p>0.00259615376455491</text:p>
              </table:table-cell>
            </table:table-row>
            <table:table-row>
              <table:table-cell office:value-type="float" office:value="9.69199401927096">
                <text:p>9.69199401927096</text:p>
              </table:table-cell>
              <table:table-cell office:value-type="float" office:value="0.00246291939004628">
                <text:p>0.00246291939004628</text:p>
              </table:table-cell>
            </table:table-row>
            <table:table-row>
              <table:table-cell office:value-type="float" office:value="9.82476106063084">
                <text:p>9.82476106063084</text:p>
              </table:table-cell>
              <table:table-cell office:value-type="float" office:value="0.00233609001722623">
                <text:p>0.00233609001722623</text:p>
              </table:table-cell>
            </table:table-row>
            <table:table-row>
              <table:table-cell office:value-type="float" office:value="9.95752810199071">
                <text:p>9.95752810199071</text:p>
              </table:table-cell>
              <table:table-cell office:value-type="float" office:value="0.00221539250883118">
                <text:p>0.00221539250883118</text:p>
              </table:table-cell>
            </table:table-row>
            <table:table-row>
              <table:table-cell office:value-type="float" office:value="10.0902951433506">
                <text:p>10.0902951433506</text:p>
              </table:table-cell>
              <table:table-cell office:value-type="float" office:value="0.00210056239154988">
                <text:p>0.00210056239154988</text:p>
              </table:table-cell>
            </table:table-row>
            <table:table-row>
              <table:table-cell office:value-type="float" office:value="10.2230621847105">
                <text:p>10.2230621847105</text:p>
              </table:table-cell>
              <table:table-cell office:value-type="float" office:value="0.00199134386984245">
                <text:p>0.00199134386984245</text:p>
              </table:table-cell>
            </table:table-row>
            <table:table-row>
              <table:table-cell office:value-type="float" office:value="10.3558292260703">
                <text:p>10.3558292260703</text:p>
              </table:table-cell>
              <table:table-cell office:value-type="float" office:value="0.00188748980224551">
                <text:p>0.00188748980224551</text:p>
              </table:table-cell>
            </table:table-row>
            <table:table-row>
              <table:table-cell office:value-type="float" office:value="10.4885962674302">
                <text:p>10.4885962674302</text:p>
              </table:table-cell>
              <table:table-cell office:value-type="float" office:value="0.00178876164492314">
                <text:p>0.00178876164492314</text:p>
              </table:table-cell>
            </table:table-row>
            <table:table-row>
              <table:table-cell office:value-type="float" office:value="10.6213633087901">
                <text:p>10.6213633087901</text:p>
              </table:table-cell>
              <table:table-cell office:value-type="float" office:value="0.00169492936676696">
                <text:p>0.00169492936676696</text:p>
              </table:table-cell>
            </table:table-row>
            <table:table-row>
              <table:table-cell office:value-type="float" office:value="10.75413035015">
                <text:p>10.75413035015</text:p>
              </table:table-cell>
              <table:table-cell office:value-type="float" office:value="0.00160577133993745">
                <text:p>0.00160577133993745</text:p>
              </table:table-cell>
            </table:table-row>
            <table:table-row>
              <table:table-cell office:value-type="float" office:value="10.8868973915098">
                <text:p>10.8868973915098</text:p>
              </table:table-cell>
              <table:table-cell office:value-type="float" office:value="0.00152107420934611">
                <text:p>0.00152107420934611</text:p>
              </table:table-cell>
            </table:table-row>
            <table:table-row>
              <table:table-cell office:value-type="float" office:value="11.0196644328697">
                <text:p>11.0196644328697</text:p>
              </table:table-cell>
              <table:table-cell office:value-type="float" office:value="0.00144063274424056">
                <text:p>0.00144063274424056</text:p>
              </table:table-cell>
            </table:table-row>
            <table:table-row>
              <table:table-cell office:value-type="float" office:value="11.1524314742296">
                <text:p>11.1524314742296</text:p>
              </table:table-cell>
              <table:table-cell office:value-type="float" office:value="0.00136424967472459">
                <text:p>0.00136424967472459</text:p>
              </table:table-cell>
            </table:table-row>
            <table:table-row>
              <table:table-cell office:value-type="float" office:value="11.2851985155895">
                <text:p>11.2851985155895</text:p>
              </table:table-cell>
              <table:table-cell office:value-type="float" office:value="0.001291735515766">
                <text:p>0.001291735515766</text:p>
              </table:table-cell>
            </table:table-row>
            <table:table-row>
              <table:table-cell office:value-type="float" office:value="11.4179655569494">
                <text:p>11.4179655569494</text:p>
              </table:table-cell>
              <table:table-cell office:value-type="float" office:value="0.0012229083809685">
                <text:p>0.0012229083809685</text:p>
              </table:table-cell>
            </table:table-row>
            <table:table-row>
              <table:table-cell office:value-type="float" office:value="11.5507325983092">
                <text:p>11.5507325983092</text:p>
              </table:table-cell>
              <table:table-cell office:value-type="float" office:value="0.00115759378815405">
                <text:p>0.00115759378815405</text:p>
              </table:table-cell>
            </table:table-row>
            <table:table-row>
              <table:table-cell office:value-type="float" office:value="11.6834996396691">
                <text:p>11.6834996396691</text:p>
              </table:table-cell>
              <table:table-cell office:value-type="float" office:value="0.00109562445857025">
                <text:p>0.00109562445857025</text:p>
              </table:table-cell>
            </table:table-row>
            <table:table-row>
              <table:table-cell office:value-type="float" office:value="11.816266681029">
                <text:p>11.816266681029</text:p>
              </table:table-cell>
              <table:table-cell office:value-type="float" office:value="0.00103684011134941">
                <text:p>0.00103684011134941</text:p>
              </table:table-cell>
            </table:table-row>
            <table:table-row>
              <table:table-cell office:value-type="float" office:value="11.9490337223889">
                <text:p>11.9490337223889</text:p>
              </table:table-cell>
              <table:table-cell office:value-type="float" office:value="0.000981087254652513">
                <text:p>0.000981087254652513</text:p>
              </table:table-cell>
            </table:table-row>
            <table:table-row>
              <table:table-cell office:value-type="float" office:value="12.0818007637487">
                <text:p>12.0818007637487</text:p>
              </table:table-cell>
              <table:table-cell office:value-type="float" office:value="0.000928218974774575">
                <text:p>0.000928218974774575</text:p>
              </table:table-cell>
            </table:table-row>
            <table:table-row>
              <table:table-cell office:value-type="float" office:value="12.2145678051086">
                <text:p>12.2145678051086</text:p>
              </table:table-cell>
              <table:table-cell office:value-type="float" office:value="0.000878094724335088">
                <text:p>0.000878094724335088</text:p>
              </table:table-cell>
            </table:table-row>
            <table:table-row>
              <table:table-cell office:value-type="float" office:value="12.3473348464685">
                <text:p>12.3473348464685</text:p>
              </table:table-cell>
              <table:table-cell office:value-type="float" office:value="0.000830580110539603">
                <text:p>0.000830580110539603</text:p>
              </table:table-cell>
            </table:table-row>
            <table:table-row>
              <table:table-cell office:value-type="float" office:value="12.4801018878284">
                <text:p>12.4801018878284</text:p>
              </table:table-cell>
              <table:table-cell office:value-type="float" office:value="0.000785546684377803">
                <text:p>0.000785546684377803</text:p>
              </table:table-cell>
            </table:table-row>
            <table:table-row>
              <table:table-cell office:value-type="float" office:value="12.6128689291882">
                <text:p>12.6128689291882</text:p>
              </table:table-cell>
              <table:table-cell office:value-type="float" office:value="0.000742871731510886">
                <text:p>0.000742871731510886</text:p>
              </table:table-cell>
            </table:table-row>
            <table:table-row>
              <table:table-cell office:value-type="float" office:value="12.7456359705481">
                <text:p>12.7456359705481</text:p>
              </table:table-cell>
              <table:table-cell office:value-type="float" office:value="0.000702438065501965">
                <text:p>0.000702438065501965</text:p>
              </table:table-cell>
            </table:table-row>
            <table:table-row>
              <table:table-cell office:value-type="float" office:value="12.878403011908">
                <text:p>12.878403011908</text:p>
              </table:table-cell>
              <table:table-cell office:value-type="float" office:value="0.000664133823950142">
                <text:p>0.000664133823950142</text:p>
              </table:table-cell>
            </table:table-row>
            <table:table-row>
              <table:table-cell office:value-type="float" office:value="13.0111700532679">
                <text:p>13.0111700532679</text:p>
              </table:table-cell>
              <table:table-cell office:value-type="float" office:value="0.000627852268007656">
                <text:p>0.000627852268007656</text:p>
              </table:table-cell>
            </table:table-row>
            <table:table-row>
              <table:table-cell office:value-type="float" office:value="13.1439370946278">
                <text:p>13.1439370946278</text:p>
              </table:table-cell>
              <table:table-cell office:value-type="float" office:value="0.000593491585688444">
                <text:p>0.000593491585688444</text:p>
              </table:table-cell>
            </table:table-row>
            <table:table-row>
              <table:table-cell office:value-type="float" office:value="13.2767041359876">
                <text:p>13.2767041359876</text:p>
              </table:table-cell>
              <table:table-cell office:value-type="float" office:value="0.00056095469930606">
                <text:p>0.00056095469930606</text:p>
              </table:table-cell>
            </table:table-row>
            <table:table-row>
              <table:table-cell office:value-type="float" office:value="13.4094711773475">
                <text:p>13.4094711773475</text:p>
              </table:table-cell>
              <table:table-cell office:value-type="float" office:value="0.000530149077323627">
                <text:p>0.000530149077323627</text:p>
              </table:table-cell>
            </table:table-row>
            <table:table-row>
              <table:table-cell office:value-type="float" office:value="13.5422382187074">
                <text:p>13.5422382187074</text:p>
              </table:table-cell>
              <table:table-cell office:value-type="float" office:value="0.000500986550841964">
                <text:p>0.000500986550841964</text:p>
              </table:table-cell>
            </table:table-row>
            <table:table-row>
              <table:table-cell office:value-type="float" office:value="13.6750052600673">
                <text:p>13.6750052600673</text:p>
              </table:table-cell>
              <table:table-cell office:value-type="float" office:value="0.00047338313490819">
                <text:p>0.00047338313490819</text:p>
              </table:table-cell>
            </table:table-row>
            <table:table-row>
              <table:table-cell office:value-type="float" office:value="13.8077723014271">
                <text:p>13.8077723014271</text:p>
              </table:table-cell>
              <table:table-cell office:value-type="float" office:value="0.000447258854779031">
                <text:p>0.000447258854779031</text:p>
              </table:table-cell>
            </table:table-row>
            <table:table-row>
              <table:table-cell office:value-type="float" office:value="13.940539342787">
                <text:p>13.940539342787</text:p>
              </table:table-cell>
              <table:table-cell office:value-type="float" office:value="0.000422537577244642">
                <text:p>0.000422537577244642</text:p>
              </table:table-cell>
            </table:table-row>
            <table:table-row>
              <table:table-cell office:value-type="float" office:value="14.0733063841469">
                <text:p>14.0733063841469</text:p>
              </table:table-cell>
              <table:table-cell office:value-type="float" office:value="0.000399146847075094">
                <text:p>0.000399146847075094</text:p>
              </table:table-cell>
            </table:table-row>
            <table:table-row>
              <table:table-cell office:value-type="float" office:value="14.2060734255068">
                <text:p>14.2060734255068</text:p>
              </table:table-cell>
              <table:table-cell office:value-type="float" office:value="0.000377017728629192">
                <text:p>0.000377017728629192</text:p>
              </table:table-cell>
            </table:table-row>
            <table:table-row>
              <table:table-cell office:value-type="float" office:value="14.3388404668666">
                <text:p>14.3388404668666</text:p>
              </table:table-cell>
              <table:table-cell office:value-type="float" office:value="0.000356084652637589">
                <text:p>0.000356084652637589</text:p>
              </table:table-cell>
            </table:table-row>
            <table:table-row>
              <table:table-cell office:value-type="float" office:value="14.4716075082265">
                <text:p>14.4716075082265</text:p>
              </table:table-cell>
              <table:table-cell office:value-type="float" office:value="0.000336285268148329">
                <text:p>0.000336285268148329</text:p>
              </table:table-cell>
            </table:table-row>
            <table:table-row>
              <table:table-cell office:value-type="float" office:value="14.6043745495864">
                <text:p>14.6043745495864</text:p>
              </table:table-cell>
              <table:table-cell office:value-type="float" office:value="0.000317560299602837">
                <text:p>0.000317560299602837</text:p>
              </table:table-cell>
            </table:table-row>
            <table:table-row>
              <table:table-cell office:value-type="float" office:value="14.7371415909463">
                <text:p>14.7371415909463</text:p>
              </table:table-cell>
              <table:table-cell office:value-type="float" office:value="0.00029985340899652">
                <text:p>0.00029985340899652</text:p>
              </table:table-cell>
            </table:table-row>
            <table:table-row>
              <table:table-cell office:value-type="float" office:value="14.8699086323062">
                <text:p>14.8699086323062</text:p>
              </table:table-cell>
              <table:table-cell office:value-type="float" office:value="0.000283111063058006">
                <text:p>0.000283111063058006</text:p>
              </table:table-cell>
            </table:table-row>
            <table:table-row>
              <table:table-cell office:value-type="float" office:value="15.002675673666">
                <text:p>15.002675673666</text:p>
              </table:table-cell>
              <table:table-cell office:value-type="float" office:value="0.000267282405371327">
                <text:p>0.000267282405371327</text:p>
              </table:table-cell>
            </table:table-row>
            <table:table-row>
              <table:table-cell office:value-type="float" office:value="15.1354427150259">
                <text:p>15.1354427150259</text:p>
              </table:table-cell>
              <table:table-cell office:value-type="float" office:value="0.000252319133356549">
                <text:p>0.000252319133356549</text:p>
              </table:table-cell>
            </table:table-row>
            <table:table-row>
              <table:table-cell office:value-type="float" office:value="15.2682097563858">
                <text:p>15.2682097563858</text:p>
              </table:table-cell>
              <table:table-cell office:value-type="float" office:value="0.000238175380007588">
                <text:p>0.000238175380007588</text:p>
              </table:table-cell>
            </table:table-row>
            <table:table-row>
              <table:table-cell office:value-type="float" office:value="15.4009767977457">
                <text:p>15.4009767977457</text:p>
              </table:table-cell>
              <table:table-cell office:value-type="float" office:value="0.000224807600289534">
                <text:p>0.000224807600289534</text:p>
              </table:table-cell>
            </table:table-row>
            <table:table-row>
              <table:table-cell office:value-type="float" office:value="15.5337438391055">
                <text:p>15.5337438391055</text:p>
              </table:table-cell>
              <table:table-cell office:value-type="float" office:value="0.000212174462078107">
                <text:p>0.000212174462078107</text:p>
              </table:table-cell>
            </table:table-row>
            <table:table-row>
              <table:table-cell office:value-type="float" office:value="15.6665108804654">
                <text:p>15.6665108804654</text:p>
              </table:table-cell>
              <table:table-cell office:value-type="float" office:value="0.000200236741532689">
                <text:p>0.000200236741532689</text:p>
              </table:table-cell>
            </table:table-row>
            <table:table-row>
              <table:table-cell office:value-type="float" office:value="15.7992779218253">
                <text:p>15.7992779218253</text:p>
              </table:table-cell>
              <table:table-cell office:value-type="float" office:value="0.000188957222779451">
                <text:p>0.000188957222779451</text:p>
              </table:table-cell>
            </table:table-row>
            <table:table-row>
              <table:table-cell office:value-type="float" office:value="15.9320449631852">
                <text:p>15.9320449631852</text:p>
              </table:table-cell>
              <table:table-cell office:value-type="float" office:value="0.000178300601783588">
                <text:p>0.000178300601783588</text:p>
              </table:table-cell>
            </table:table-row>
            <table:table-row>
              <table:table-cell office:value-type="float" office:value="16.064812004545">
                <text:p>16.064812004545</text:p>
              </table:table-cell>
              <table:table-cell office:value-type="float" office:value="0.000168233394285955">
                <text:p>0.000168233394285955</text:p>
              </table:table-cell>
            </table:table-row>
            <table:table-row>
              <table:table-cell office:value-type="float" office:value="16.1975790459049">
                <text:p>16.1975790459049</text:p>
              </table:table-cell>
              <table:table-cell office:value-type="float" office:value="0.000158723847680231">
                <text:p>0.000158723847680231</text:p>
              </table:table-cell>
            </table:table-row>
            <table:table-row>
              <table:table-cell office:value-type="float" office:value="16.3303460872648">
                <text:p>16.3303460872648</text:p>
              </table:table-cell>
              <table:table-cell office:value-type="float" office:value="0.000149741856701913">
                <text:p>0.000149741856701913</text:p>
              </table:table-cell>
            </table:table-row>
            <table:table-row>
              <table:table-cell office:value-type="float" office:value="16.4631131286247">
                <text:p>16.4631131286247</text:p>
              </table:table-cell>
              <table:table-cell office:value-type="float" office:value="0.000141258882804696">
                <text:p>0.000141258882804696</text:p>
              </table:table-cell>
            </table:table-row>
            <table:table-row>
              <table:table-cell office:value-type="float" office:value="16.5958801699845">
                <text:p>16.5958801699845</text:p>
              </table:table-cell>
              <table:table-cell office:value-type="float" office:value="0.00013324787709712">
                <text:p>0.00013324787709712</text:p>
              </table:table-cell>
            </table:table-row>
            <table:table-row>
              <table:table-cell office:value-type="float" office:value="16.7286472113444">
                <text:p>16.7286472113444</text:p>
              </table:table-cell>
              <table:table-cell office:value-type="float" office:value="0.000125683206716132">
                <text:p>0.000125683206716132</text:p>
              </table:table-cell>
            </table:table-row>
            <table:table-row>
              <table:table-cell office:value-type="float" office:value="16.8614142527043">
                <text:p>16.8614142527043</text:p>
              </table:table-cell>
              <table:table-cell office:value-type="float" office:value="0.000118540584512439">
                <text:p>0.000118540584512439</text:p>
              </table:table-cell>
            </table:table-row>
            <table:table-row>
              <table:table-cell office:value-type="float" office:value="16.9941812940642">
                <text:p>16.9941812940642</text:p>
              </table:table-cell>
              <table:table-cell office:value-type="float" office:value="0.00011179700192776">
                <text:p>0.00011179700192776</text:p>
              </table:table-cell>
            </table:table-row>
            <table:table-row>
              <table:table-cell office:value-type="float" office:value="17.1269483354241">
                <text:p>17.1269483354241</text:p>
              </table:table-cell>
              <table:table-cell office:value-type="float" office:value="0.000105430664942063">
                <text:p>0.000105430664942063</text:p>
              </table:table-cell>
            </table:table-row>
            <table:table-row>
              <table:table-cell office:value-type="float" office:value="17.2597153767839">
                <text:p>17.2597153767839</text:p>
              </table:table-cell>
              <table:table-cell office:value-type="float" office:value="0.0000994209329744367">
                <text:p>0.0000994209329744367</text:p>
              </table:table-cell>
            </table:table-row>
            <table:table-row>
              <table:table-cell office:value-type="float" office:value="17.3924824181438">
                <text:p>17.3924824181438</text:p>
              </table:table-cell>
              <table:table-cell office:value-type="float" office:value="0.0000937482606226947">
                <text:p>0.0000937482606226947</text:p>
              </table:table-cell>
            </table:table-row>
            <table:table-row>
              <table:table-cell office:value-type="float" office:value="17.5252494595037">
                <text:p>17.5252494595037</text:p>
              </table:table-cell>
              <table:table-cell office:value-type="float" office:value="0.0000883941421286893">
                <text:p>0.0000883941421286893</text:p>
              </table:table-cell>
            </table:table-row>
            <table:table-row>
              <table:table-cell office:value-type="float" office:value="17.6580165008636">
                <text:p>17.6580165008636</text:p>
              </table:table-cell>
              <table:table-cell office:value-type="float" office:value="0.0000833410584584193">
                <text:p>0.0000833410584584193</text:p>
              </table:table-cell>
            </table:table-row>
            <table:table-row>
              <table:table-cell office:value-type="float" office:value="17.7907835422234">
                <text:p>17.7907835422234</text:p>
              </table:table-cell>
              <table:table-cell office:value-type="float" office:value="0.0000785724268926868">
                <text:p>0.0000785724268926868</text:p>
              </table:table-cell>
            </table:table-row>
            <table:table-row>
              <table:table-cell office:value-type="float" office:value="17.9235505835833">
                <text:p>17.9235505835833</text:p>
              </table:table-cell>
              <table:table-cell office:value-type="float" office:value="0.0000740725530222752">
                <text:p>0.0000740725530222752</text:p>
              </table:table-cell>
            </table:table-row>
            <table:table-row>
              <table:table-cell office:value-type="float" office:value="18.0563176249432">
                <text:p>18.0563176249432</text:p>
              </table:table-cell>
              <table:table-cell office:value-type="float" office:value="0.0000698265850458402">
                <text:p>0.0000698265850458402</text:p>
              </table:table-cell>
            </table:table-row>
            <table:table-row>
              <table:table-cell office:value-type="float" office:value="18.1890846663031">
                <text:p>18.1890846663031</text:p>
              </table:table-cell>
              <table:table-cell office:value-type="float" office:value="0.0000658204702761456">
                <text:p>0.0000658204702761456</text:p>
              </table:table-cell>
            </table:table-row>
            <table:table-row>
              <table:table-cell office:value-type="float" office:value="18.3218517076629">
                <text:p>18.3218517076629</text:p>
              </table:table-cell>
              <table:table-cell office:value-type="float" office:value="0.0000620409137555011">
                <text:p>0.0000620409137555011</text:p>
              </table:table-cell>
            </table:table-row>
            <table:table-row>
              <table:table-cell office:value-type="float" office:value="18.4546187490228">
                <text:p>18.4546187490228</text:p>
              </table:table-cell>
              <table:table-cell office:value-type="float" office:value="0.0000584753388920278">
                <text:p>0.0000584753388920278</text:p>
              </table:table-cell>
            </table:table-row>
            <table:table-row>
              <table:table-cell office:value-type="float" office:value="18.5873857903827">
                <text:p>18.5873857903827</text:p>
              </table:table-cell>
              <table:table-cell office:value-type="float" office:value="0.0000551118500258241">
                <text:p>0.0000551118500258241</text:p>
              </table:table-cell>
            </table:table-row>
            <table:table-row>
              <table:table-cell office:value-type="float" office:value="18.7201528317426">
                <text:p>18.7201528317426</text:p>
              </table:table-cell>
              <table:table-cell office:value-type="float" office:value="0.0000519391968407668">
                <text:p>0.0000519391968407668</text:p>
              </table:table-cell>
            </table:table-row>
            <table:table-row>
              <table:table-cell office:value-type="float" office:value="18.8529198731025">
                <text:p>18.8529198731025</text:p>
              </table:table-cell>
              <table:table-cell office:value-type="float" office:value="0.0000489467405385691">
                <text:p>0.0000489467405385691</text:p>
              </table:table-cell>
            </table:table-row>
            <table:table-row>
              <table:table-cell office:value-type="float" office:value="18.9856869144623">
                <text:p>18.9856869144623</text:p>
              </table:table-cell>
              <table:table-cell office:value-type="float" office:value="0.0000461244216957146">
                <text:p>0.0000461244216957146</text:p>
              </table:table-cell>
            </table:table-row>
            <table:table-row>
              <table:table-cell office:value-type="float" office:value="19.1184539558222">
                <text:p>19.1184539558222</text:p>
              </table:table-cell>
              <table:table-cell office:value-type="float" office:value="0.0000434627297274393">
                <text:p>0.0000434627297274393</text:p>
              </table:table-cell>
            </table:table-row>
            <table:table-row>
              <table:table-cell office:value-type="float" office:value="19.2512209971821">
                <text:p>19.2512209971821</text:p>
              </table:table-cell>
              <table:table-cell office:value-type="float" office:value="0.0000409526738829324">
                <text:p>0.0000409526738829324</text:p>
              </table:table-cell>
            </table:table-row>
            <table:table-row>
              <table:table-cell office:value-type="float" office:value="19.383988038542">
                <text:p>19.383988038542</text:p>
              </table:table-cell>
              <table:table-cell office:value-type="float" office:value="0.0000385857557032576">
                <text:p>0.0000385857557032576</text:p>
              </table:table-cell>
            </table:table-row>
            <table:table-row>
              <table:table-cell office:value-type="float" office:value="19.5167550799018">
                <text:p>19.5167550799018</text:p>
              </table:table-cell>
              <table:table-cell office:value-type="float" office:value="0.0000363539428728243">
                <text:p>0.0000363539428728243</text:p>
              </table:table-cell>
            </table:table-row>
            <table:table-row>
              <table:table-cell office:value-type="float" office:value="19.6495221212617">
                <text:p>19.6495221212617</text:p>
              </table:table-cell>
              <table:table-cell office:value-type="float" office:value="0.0000342496443976881">
                <text:p>0.0000342496443976881</text:p>
              </table:table-cell>
            </table:table-row>
            <table:table-row>
              <table:table-cell office:value-type="float" office:value="19.7822891626216">
                <text:p>19.7822891626216</text:p>
              </table:table-cell>
              <table:table-cell office:value-type="float" office:value="0.0000322656870516136">
                <text:p>0.0000322656870516136</text:p>
              </table:table-cell>
            </table:table-row>
            <table:table-row>
              <table:table-cell office:value-type="float" office:value="19.9150562039815">
                <text:p>19.9150562039815</text:p>
              </table:table-cell>
              <table:table-cell office:value-type="float" office:value="0.000030395293025065">
                <text:p>0.000030395293025065</text:p>
              </table:table-cell>
            </table:table-row>
            <table:table-row>
              <table:table-cell office:value-type="float" office:value="20.0478232453413">
                <text:p>20.0478232453413</text:p>
              </table:table-cell>
              <table:table-cell office:value-type="float" office:value="0.0000286320587228328">
                <text:p>0.0000286320587228328</text:p>
              </table:table-cell>
            </table:table-row>
            <table:table-row>
              <table:table-cell office:value-type="float" office:value="20.1805902867012">
                <text:p>20.1805902867012</text:p>
              </table:table-cell>
              <table:table-cell office:value-type="float" office:value="0.0000269699346547858">
                <text:p>0.0000269699346547858</text:p>
              </table:table-cell>
            </table:table-row>
            <table:table-row>
              <table:table-cell office:value-type="float" office:value="20.3133573280611">
                <text:p>20.3133573280611</text:p>
              </table:table-cell>
              <table:table-cell office:value-type="float" office:value="0.0000254032063643494">
                <text:p>0.0000254032063643494</text:p>
              </table:table-cell>
            </table:table-row>
            <table:table-row>
              <table:table-cell office:value-type="float" office:value="20.446124369421">
                <text:p>20.446124369421</text:p>
              </table:table-cell>
              <table:table-cell office:value-type="float" office:value="0.0000239264763476354">
                <text:p>0.0000239264763476354</text:p>
              </table:table-cell>
            </table:table-row>
            <table:table-row>
              <table:table-cell office:value-type="float" office:value="20.5788914107808">
                <text:p>20.5788914107808</text:p>
              </table:table-cell>
              <table:table-cell office:value-type="float" office:value="0.0000225346469123755">
                <text:p>0.0000225346469123755</text:p>
              </table:table-cell>
            </table:table-row>
            <table:table-row>
              <table:table-cell office:value-type="float" office:value="20.7116584521407">
                <text:p>20.7116584521407</text:p>
              </table:table-cell>
              <table:table-cell office:value-type="float" office:value="0.0000212229039311396">
                <text:p>0.0000212229039311396</text:p>
              </table:table-cell>
            </table:table-row>
            <table:table-row>
              <table:table-cell office:value-type="float" office:value="20.8444254935006">
                <text:p>20.8444254935006</text:p>
              </table:table-cell>
              <table:table-cell office:value-type="float" office:value="0.000019986701444763">
                <text:p>0.000019986701444763</text:p>
              </table:table-cell>
            </table:table-row>
            <table:table-row>
              <table:table-cell office:value-type="float" office:value="20.9771925348605">
                <text:p>20.9771925348605</text:p>
              </table:table-cell>
              <table:table-cell office:value-type="float" office:value="0.0000188217470745711">
                <text:p>0.0000188217470745711</text:p>
              </table:table-cell>
            </table:table-row>
            <table:table-row>
              <table:table-cell office:value-type="float" office:value="21.1099595762204">
                <text:p>21.1099595762204</text:p>
              </table:table-cell>
              <table:table-cell office:value-type="float" office:value="0.0000177239882011015">
                <text:p>0.0000177239882011015</text:p>
              </table:table-cell>
            </table:table-row>
            <table:table-row>
              <table:table-cell office:value-type="float" office:value="21.2427266175802">
                <text:p>21.2427266175802</text:p>
              </table:table-cell>
              <table:table-cell office:value-type="float" office:value="0.0000166895988724658">
                <text:p>0.0000166895988724658</text:p>
              </table:table-cell>
            </table:table-row>
            <table:table-row>
              <table:table-cell office:value-type="float" office:value="21.3754936589401">
                <text:p>21.3754936589401</text:p>
              </table:table-cell>
              <table:table-cell office:value-type="float" office:value="0.0000157149674064883">
                <text:p>0.0000157149674064883</text:p>
              </table:table-cell>
            </table:table-row>
            <table:table-row>
              <table:table-cell office:value-type="float" office:value="21.5082607003">
                <text:p>21.5082607003</text:p>
              </table:table-cell>
              <table:table-cell office:value-type="float" office:value="0.0000147966846482106">
                <text:p>0.0000147966846482106</text:p>
              </table:table-cell>
            </table:table-row>
            <table:table-row>
              <table:table-cell office:value-type="float" office:value="21.6410277416599">
                <text:p>21.6410277416599</text:p>
              </table:table-cell>
              <table:table-cell office:value-type="float" office:value="0.0000139315328540057">
                <text:p>0.0000139315328540057</text:p>
              </table:table-cell>
            </table:table-row>
            <table:table-row>
              <table:table-cell office:value-type="float" office:value="21.7737947830197">
                <text:p>21.7737947830197</text:p>
              </table:table-cell>
              <table:table-cell office:value-type="float" office:value="0.0000131164751669965">
                <text:p>0.0000131164751669965</text:p>
              </table:table-cell>
            </table:table-row>
            <table:table-row>
              <table:table-cell office:value-type="float" office:value="21.9065618243796">
                <text:p>21.9065618243796</text:p>
              </table:table-cell>
              <table:table-cell office:value-type="float" office:value="0.0000123486456549138">
                <text:p>0.0000123486456549138</text:p>
              </table:table-cell>
            </table:table-row>
            <table:table-row>
              <table:table-cell office:value-type="float" office:value="22.0393288657395">
                <text:p>22.0393288657395</text:p>
              </table:table-cell>
              <table:table-cell office:value-type="float" office:value="0.0000116253398815269">
                <text:p>0.0000116253398815269</text:p>
              </table:table-cell>
            </table:table-row>
            <table:table-row>
              <table:table-cell office:value-type="float" office:value="22.1720959070994">
                <text:p>22.1720959070994</text:p>
              </table:table-cell>
              <table:table-cell office:value-type="float" office:value="0.0000109440059841148">
                <text:p>0.0000109440059841148</text:p>
              </table:table-cell>
            </table:table-row>
            <table:table-row>
              <table:table-cell office:value-type="float" office:value="22.3048629484592">
                <text:p>22.3048629484592</text:p>
              </table:table-cell>
              <table:table-cell office:value-type="float" office:value="0.0000103022362314409">
                <text:p>0.0000103022362314409</text:p>
              </table:table-cell>
            </table:table-row>
            <table:table-row>
              <table:table-cell office:value-type="float" office:value="22.4376299898191">
                <text:p>22.4376299898191</text:p>
              </table:table-cell>
              <table:table-cell office:value-type="float" office:value="0.00000969775903547632">
                <text:p>0.00000969775903547632</text:p>
              </table:table-cell>
            </table:table-row>
            <table:table-row>
              <table:table-cell office:value-type="float" office:value="22.570397031179">
                <text:p>22.570397031179</text:p>
              </table:table-cell>
              <table:table-cell office:value-type="float" office:value="0.00000912843139611041">
                <text:p>0.00000912843139611041</text:p>
              </table:table-cell>
            </table:table-row>
            <table:table-row>
              <table:table-cell office:value-type="float" office:value="22.7031640725389">
                <text:p>22.7031640725389</text:p>
              </table:table-cell>
              <table:table-cell office:value-type="float" office:value="0.00000859223175342372">
                <text:p>0.00000859223175342372</text:p>
              </table:table-cell>
            </table:table-row>
            <table:table-row>
              <table:table-cell office:value-type="float" office:value="22.8359311138988">
                <text:p>22.8359311138988</text:p>
              </table:table-cell>
              <table:table-cell office:value-type="float" office:value="0.00000808725322909432">
                <text:p>0.00000808725322909432</text:p>
              </table:table-cell>
            </table:table-row>
            <table:table-row>
              <table:table-cell office:value-type="float" office:value="22.9686981552586">
                <text:p>22.9686981552586</text:p>
              </table:table-cell>
              <table:table-cell office:value-type="float" office:value="0.00000761169723395572">
                <text:p>0.00000761169723395572</text:p>
              </table:table-cell>
            </table:table-row>
            <table:table-row>
              <table:table-cell office:value-type="float" office:value="23.1014651966185">
                <text:p>23.1014651966185</text:p>
              </table:table-cell>
              <table:table-cell office:value-type="float" office:value="0.00000716386742338759">
                <text:p>0.00000716386742338759</text:p>
              </table:table-cell>
            </table:table-row>
            <table:table-row>
              <table:table-cell office:value-type="float" office:value="23.2342322379784">
                <text:p>23.2342322379784</text:p>
              </table:table-cell>
              <table:table-cell office:value-type="float" office:value="0.00000674216398421912">
                <text:p>0.00000674216398421912</text:p>
              </table:table-cell>
            </table:table-row>
            <table:table-row>
              <table:table-cell office:value-type="float" office:value="23.3669992793383">
                <text:p>23.3669992793383</text:p>
              </table:table-cell>
              <table:table-cell office:value-type="float" office:value="0.0000063450782312735">
                <text:p>0.0000063450782312735</text:p>
              </table:table-cell>
            </table:table-row>
            <table:table-row>
              <table:table-cell office:value-type="float" office:value="23.4997663206981">
                <text:p>23.4997663206981</text:p>
              </table:table-cell>
              <table:table-cell office:value-type="float" office:value="0.00000597118750156334">
                <text:p>0.00000597118750156334</text:p>
              </table:table-cell>
            </table:table-row>
            <table:table-row>
              <table:table-cell office:value-type="float" office:value="23.632533362058">
                <text:p>23.632533362058</text:p>
              </table:table-cell>
              <table:table-cell office:value-type="float" office:value="0.00000561915032815108">
                <text:p>0.00000561915032815108</text:p>
              </table:table-cell>
            </table:table-row>
            <table:table-row>
              <table:table-cell office:value-type="float" office:value="23.7653004034179">
                <text:p>23.7653004034179</text:p>
              </table:table-cell>
              <table:table-cell office:value-type="float" office:value="0.00000528770187857575">
                <text:p>0.00000528770187857575</text:p>
              </table:table-cell>
            </table:table-row>
            <table:table-row>
              <table:table-cell office:value-type="float" office:value="23.8980674447778">
                <text:p>23.8980674447778</text:p>
              </table:table-cell>
              <table:table-cell office:value-type="float" office:value="0.00000497564964452302">
                <text:p>0.00000497564964452302</text:p>
              </table:table-cell>
            </table:table-row>
            <table:table-row>
              <table:table-cell office:value-type="float" office:value="24.0308344861376">
                <text:p>24.0308344861376</text:p>
              </table:table-cell>
              <table:table-cell office:value-type="float" office:value="0.0000046818693690831">
                <text:p>0.0000046818693690831</text:p>
              </table:table-cell>
            </table:table-row>
            <table:table-row>
              <table:table-cell office:value-type="float" office:value="24.1636015274975">
                <text:p>24.1636015274975</text:p>
              </table:table-cell>
              <table:table-cell office:value-type="float" office:value="0.00000440530119882876">
                <text:p>0.00000440530119882876</text:p>
              </table:table-cell>
            </table:table-row>
            <table:table-row>
              <table:table-cell office:value-type="float" office:value="24.2963685688574">
                <text:p>24.2963685688574</text:p>
              </table:table-cell>
              <table:table-cell office:value-type="float" office:value="0.00000414494604916715">
                <text:p>0.00000414494604916715</text:p>
              </table:table-cell>
            </table:table-row>
            <table:table-row>
              <table:table-cell office:value-type="float" office:value="24.4291356102173">
                <text:p>24.4291356102173</text:p>
              </table:table-cell>
              <table:table-cell office:value-type="float" office:value="0.00000389986216930982">
                <text:p>0.00000389986216930982</text:p>
              </table:table-cell>
            </table:table-row>
            <table:table-row>
              <table:table-cell office:value-type="float" office:value="24.5619026515771">
                <text:p>24.5619026515771</text:p>
              </table:table-cell>
              <table:table-cell office:value-type="float" office:value="0.00000366916189986632">
                <text:p>0.00000366916189986632</text:p>
              </table:table-cell>
            </table:table-row>
            <table:table-row>
              <table:table-cell office:value-type="float" office:value="24.694669692937">
                <text:p>24.694669692937</text:p>
              </table:table-cell>
              <table:table-cell office:value-type="float" office:value="0.00000345200860873973">
                <text:p>0.00000345200860873973</text:p>
              </table:table-cell>
            </table:table-row>
            <table:table-row>
              <table:table-cell office:value-type="float" office:value="24.8274367342969">
                <text:p>24.8274367342969</text:p>
              </table:table-cell>
              <table:table-cell office:value-type="float" office:value="0.00000324761379877359">
                <text:p>0.00000324761379877359</text:p>
              </table:table-cell>
            </table:table-row>
            <table:table-row>
              <table:table-cell office:value-type="float" office:value="24.9602037756568">
                <text:p>24.9602037756568</text:p>
              </table:table-cell>
              <table:table-cell office:value-type="float" office:value="0.00000305523437515998">
                <text:p>0.00000305523437515998</text:p>
              </table:table-cell>
            </table:table-row>
            <table:table-row>
              <table:table-cell office:value-type="float" office:value="25.0929708170167">
                <text:p>25.0929708170167</text:p>
              </table:table-cell>
              <table:table-cell office:value-type="float" office:value="0.00000287417006650248">
                <text:p>0.00000287417006650248</text:p>
              </table:table-cell>
            </table:table-row>
            <table:table-row>
              <table:table-cell office:value-type="float" office:value="25.2257378583765">
                <text:p>25.2257378583765</text:p>
              </table:table-cell>
              <table:table-cell office:value-type="float" office:value="0.00000270376098898684">
                <text:p>0.00000270376098898684</text:p>
              </table:table-cell>
            </table:table-row>
            <table:table-row>
              <table:table-cell office:value-type="float" office:value="25.3585048997364">
                <text:p>25.3585048997364</text:p>
              </table:table-cell>
              <table:table-cell office:value-type="float" office:value="0.00000254338534766418">
                <text:p>0.00000254338534766418</text:p>
              </table:table-cell>
            </table:table-row>
            <table:table-row>
              <table:table-cell office:value-type="float" office:value="25.4912719410963">
                <text:p>25.4912719410963</text:p>
              </table:table-cell>
              <table:table-cell office:value-type="float" office:value="0.00000239245726496584">
                <text:p>0.00000239245726496584</text:p>
              </table:table-cell>
            </table:table-row>
            <table:table-row>
              <table:table-cell office:value-type="float" office:value="25.6240389824562">
                <text:p>25.6240389824562</text:p>
              </table:table-cell>
              <table:table-cell office:value-type="float" office:value="0.00000225042473323001">
                <text:p>0.00000225042473323001</text:p>
              </table:table-cell>
            </table:table-row>
            <table:table-row>
              <table:table-cell office:value-type="float" office:value="25.756806023816">
                <text:p>25.756806023816</text:p>
              </table:table-cell>
              <table:table-cell office:value-type="float" office:value="0.00000211676767924995">
                <text:p>0.00000211676767924995</text:p>
              </table:table-cell>
            </table:table-row>
            <table:table-row>
              <table:table-cell office:value-type="float" office:value="25.8895730651759">
                <text:p>25.8895730651759</text:p>
              </table:table-cell>
              <table:table-cell office:value-type="float" office:value="0.00000199099614073273">
                <text:p>0.00000199099614073273</text:p>
              </table:table-cell>
            </table:table-row>
            <table:table-row>
              <table:table-cell office:value-type="float" office:value="26.0223401065358">
                <text:p>26.0223401065358</text:p>
              </table:table-cell>
              <table:table-cell office:value-type="float" office:value="0.00000187264854301095">
                <text:p>0.00000187264854301095</text:p>
              </table:table-cell>
            </table:table-row>
            <table:table-row>
              <table:table-cell office:value-type="float" office:value="26.1551071478957">
                <text:p>26.1551071478957</text:p>
              </table:table-cell>
              <table:table-cell office:value-type="float" office:value="0.00000176129007345427">
                <text:p>0.00000176129007345427</text:p>
              </table:table-cell>
            </table:table-row>
            <table:table-row>
              <table:table-cell office:value-type="float" office:value="26.2878741892555">
                <text:p>26.2878741892555</text:p>
              </table:table-cell>
              <table:table-cell office:value-type="float" office:value="0.00000165651114880649">
                <text:p>0.00000165651114880649</text:p>
              </table:table-cell>
            </table:table-row>
            <table:table-row>
              <table:table-cell office:value-type="float" office:value="26.4206412306154">
                <text:p>26.4206412306154</text:p>
              </table:table-cell>
              <table:table-cell office:value-type="float" office:value="0.00000155792596689963">
                <text:p>0.00000155792596689963</text:p>
              </table:table-cell>
            </table:table-row>
            <table:table-row>
              <table:table-cell office:value-type="float" office:value="26.5534082719753">
                <text:p>26.5534082719753</text:p>
              </table:table-cell>
              <table:table-cell office:value-type="float" office:value="0.0000014651711421898">
                <text:p>0.00000146517114218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6">
      <number:number number:decimal-places="5" loext:min-decimal-places="5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text-properties fo:color="#000000" fo:font-family="'Times New Roman'" fo:font-size="10pt" style:font-size-asian="10pt" style:font-family-complex="'Times New Roman'" style:font-size-complex="10pt"/>
    </style:style>
    <style:style style:name="ch4" style:family="chart">
      <style:chart-properties style:rotation-angle="0"/>
      <style:text-properties fo:color="#000000" fo:font-family="'Times New Roman'" fo:font-size="12pt" fo:font-style="italic" fo:font-weight="bold" style:font-size-asian="12pt" style:font-style-asian="italic" style:font-weight-asian="bold" style:font-family-complex="'Times New Roman'" style:font-size-complex="12pt" style:font-style-complex="italic" style:font-weight-complex="bold"/>
    </style:style>
    <style:style style:name="ch5" style:family="chart" style:data-style-name="N136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1" chart:tick-mark-position="at-axis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family="'Times New Roman'" fo:font-size="12pt" fo:font-weight="bold" style:font-size-asian="12pt" style:font-weight-asian="bold" style:font-family-complex="'Times New Roman'" style:font-size-complex="12pt" style:font-weight-complex="bold"/>
    </style:style>
    <style:style style:name="ch7" style:family="chart" style:data-style-name="N136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796cm" svg:height="7.329cm" xlink:href=".." xlink:type="simple" chart:class="chart:line" chart:style-name="ch1">
        <chart:plot-area chart:style-name="ch2" table:cell-range-address="Lognormal.M2:Lognormal.M202 Lognormal.O2:Lognormal.O202" chart:data-source-has-labels="column" svg:x="0.537cm" svg:y="0.395cm" svg:width="14.928cm" svg:height="6.038cm">
          <chartooo:coordinate-region svg:x="1.128cm" svg:y="0.395cm" svg:width="14.196cm" svg:height="4.928cm"/>
          <chart:axis chart:dimension="x" chart:name="primary-x" chart:style-name="ch3" chartooo:axis-type="auto">
            <chartooo:date-scale/>
            <chart:title svg:x="15.757cm" svg:y="5.325cm" chart:style-name="ch4">
              <text:p>x</text:p>
            </chart:title>
            <chart:categories table:cell-range-address="Lognormal.M2:Lognormal.M202"/>
          </chart:axis>
          <chart:axis chart:dimension="y" chart:name="primary-y" chart:style-name="ch5">
            <chart:title svg:x="0.31cm" svg:y="0.132cm" chart:style-name="ch6">
              <text:p>PDF</text:p>
            </chart:title>
          </chart:axis>
          <chart:series chart:style-name="ch7" chart:values-cell-range-address="Lognormal.O2:Lognormal.O202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normal.M2:Lognormal.M202</svg:desc>
                </draw:g>
              </table:table-cell>
              <table:table-cell office:value-type="float" office:value="NaN">
                <text:p>NaN</text:p>
                <draw:g>
                  <svg:desc>Lognormal.O2:Lognormal.O202</svg:desc>
                </draw:g>
              </table:table-cell>
            </table:table-row>
            <table:table-row>
              <table:table-cell office:value-type="float" office:value="0.0698068591492368">
                <text:p>0.0698068591492368</text:p>
              </table:table-cell>
              <table:table-cell office:value-type="float" office:value="0.000000000000120302066046271">
                <text:p>0.000000000000120302066046271</text:p>
              </table:table-cell>
            </table:table-row>
            <table:table-row>
              <table:table-cell office:value-type="float" office:value="0.139613718298474">
                <text:p>0.139613718298474</text:p>
              </table:table-cell>
              <table:table-cell office:value-type="float" office:value="0.00000000144466625079563">
                <text:p>0.00000000144466625079563</text:p>
              </table:table-cell>
            </table:table-row>
            <table:table-row>
              <table:table-cell office:value-type="float" office:value="0.20942057744771">
                <text:p>0.20942057744771</text:p>
              </table:table-cell>
              <table:table-cell office:value-type="float" office:value="0.000000145892592111221">
                <text:p>0.000000145892592111221</text:p>
              </table:table-cell>
            </table:table-row>
            <table:table-row>
              <table:table-cell office:value-type="float" office:value="0.279227436596947">
                <text:p>0.279227436596947</text:p>
              </table:table-cell>
              <table:table-cell office:value-type="float" office:value="0.00000251644331664793">
                <text:p>0.00000251644331664793</text:p>
              </table:table-cell>
            </table:table-row>
            <table:table-row>
              <table:table-cell office:value-type="float" office:value="0.349034295746184">
                <text:p>0.349034295746184</text:p>
              </table:table-cell>
              <table:table-cell office:value-type="float" office:value="0.0000175370858689725">
                <text:p>0.0000175370858689725</text:p>
              </table:table-cell>
            </table:table-row>
            <table:table-row>
              <table:table-cell office:value-type="float" office:value="0.418841154895421">
                <text:p>0.418841154895421</text:p>
              </table:table-cell>
              <table:table-cell office:value-type="float" office:value="0.0000716165157006723">
                <text:p>0.0000716165157006723</text:p>
              </table:table-cell>
            </table:table-row>
            <table:table-row>
              <table:table-cell office:value-type="float" office:value="0.488648014044658">
                <text:p>0.488648014044658</text:p>
              </table:table-cell>
              <table:table-cell office:value-type="float" office:value="0.0002075071657795">
                <text:p>0.0002075071657795</text:p>
              </table:table-cell>
            </table:table-row>
            <table:table-row>
              <table:table-cell office:value-type="float" office:value="0.558454873193895">
                <text:p>0.558454873193895</text:p>
              </table:table-cell>
              <table:table-cell office:value-type="float" office:value="0.000475656117627195">
                <text:p>0.000475656117627195</text:p>
              </table:table-cell>
            </table:table-row>
            <table:table-row>
              <table:table-cell office:value-type="float" office:value="0.628261732343131">
                <text:p>0.628261732343131</text:p>
              </table:table-cell>
              <table:table-cell office:value-type="float" office:value="0.000922029437438946">
                <text:p>0.000922029437438946</text:p>
              </table:table-cell>
            </table:table-row>
            <table:table-row>
              <table:table-cell office:value-type="float" office:value="0.698068591492368">
                <text:p>0.698068591492368</text:p>
              </table:table-cell>
              <table:table-cell office:value-type="float" office:value="0.00157819959917878">
                <text:p>0.00157819959917878</text:p>
              </table:table-cell>
            </table:table-row>
            <table:table-row>
              <table:table-cell office:value-type="float" office:value="0.767875450641605">
                <text:p>0.767875450641605</text:p>
              </table:table-cell>
              <table:table-cell office:value-type="float" office:value="0.00245633573996885">
                <text:p>0.00245633573996885</text:p>
              </table:table-cell>
            </table:table-row>
            <table:table-row>
              <table:table-cell office:value-type="float" office:value="0.837682309790842">
                <text:p>0.837682309790842</text:p>
              </table:table-cell>
              <table:table-cell office:value-type="float" office:value="0.00354894808094549">
                <text:p>0.00354894808094549</text:p>
              </table:table-cell>
            </table:table-row>
            <table:table-row>
              <table:table-cell office:value-type="float" office:value="0.907489168940078">
                <text:p>0.907489168940078</text:p>
              </table:table-cell>
              <table:table-cell office:value-type="float" office:value="0.00483191750978784">
                <text:p>0.00483191750978784</text:p>
              </table:table-cell>
            </table:table-row>
            <table:table-row>
              <table:table-cell office:value-type="float" office:value="0.977296028089315">
                <text:p>0.977296028089315</text:p>
              </table:table-cell>
              <table:table-cell office:value-type="float" office:value="0.00626915158581291">
                <text:p>0.00626915158581291</text:p>
              </table:table-cell>
            </table:table-row>
            <table:table-row>
              <table:table-cell office:value-type="float" office:value="1.04710288723855">
                <text:p>1.04710288723855</text:p>
              </table:table-cell>
              <table:table-cell office:value-type="float" office:value="0.00781756068462721">
                <text:p>0.00781756068462721</text:p>
              </table:table-cell>
            </table:table-row>
            <table:table-row>
              <table:table-cell office:value-type="float" office:value="1.11690974638779">
                <text:p>1.11690974638779</text:p>
              </table:table-cell>
              <table:table-cell office:value-type="float" office:value="0.00943153301354148">
                <text:p>0.00943153301354148</text:p>
              </table:table-cell>
            </table:table-row>
            <table:table-row>
              <table:table-cell office:value-type="float" office:value="1.18671660553703">
                <text:p>1.18671660553703</text:p>
              </table:table-cell>
              <table:table-cell office:value-type="float" office:value="0.0110665071975626">
                <text:p>0.0110665071975626</text:p>
              </table:table-cell>
            </table:table-row>
            <table:table-row>
              <table:table-cell office:value-type="float" office:value="1.25652346468626">
                <text:p>1.25652346468626</text:p>
              </table:table-cell>
              <table:table-cell office:value-type="float" office:value="0.0126815357544077">
                <text:p>0.0126815357544077</text:p>
              </table:table-cell>
            </table:table-row>
            <table:table-row>
              <table:table-cell office:value-type="float" office:value="1.3263303238355">
                <text:p>1.3263303238355</text:p>
              </table:table-cell>
              <table:table-cell office:value-type="float" office:value="0.0142409082309984">
                <text:p>0.0142409082309984</text:p>
              </table:table-cell>
            </table:table-row>
            <table:table-row>
              <table:table-cell office:value-type="float" office:value="1.39613718298474">
                <text:p>1.39613718298474</text:p>
              </table:table-cell>
              <table:table-cell office:value-type="float" office:value="0.0157149882325362">
                <text:p>0.0157149882325362</text:p>
              </table:table-cell>
            </table:table-row>
            <table:table-row>
              <table:table-cell office:value-type="float" office:value="1.46594404213397">
                <text:p>1.46594404213397</text:p>
              </table:table-cell>
              <table:table-cell office:value-type="float" office:value="0.0170804450546621">
                <text:p>0.0170804450546621</text:p>
              </table:table-cell>
            </table:table-row>
            <table:table-row>
              <table:table-cell office:value-type="float" office:value="1.53575090128321">
                <text:p>1.53575090128321</text:p>
              </table:table-cell>
              <table:table-cell office:value-type="float" office:value="0.0183200530756999">
                <text:p>0.0183200530756999</text:p>
              </table:table-cell>
            </table:table-row>
            <table:table-row>
              <table:table-cell office:value-type="float" office:value="1.60555776043245">
                <text:p>1.60555776043245</text:p>
              </table:table-cell>
              <table:table-cell office:value-type="float" office:value="0.0194222078816076">
                <text:p>0.0194222078816076</text:p>
              </table:table-cell>
            </table:table-row>
            <table:table-row>
              <table:table-cell office:value-type="float" office:value="1.67536461958168">
                <text:p>1.67536461958168</text:p>
              </table:table-cell>
              <table:table-cell office:value-type="float" office:value="0.0203802782158169">
                <text:p>0.0203802782158169</text:p>
              </table:table-cell>
            </table:table-row>
            <table:table-row>
              <table:table-cell office:value-type="float" office:value="1.74517147873092">
                <text:p>1.74517147873092</text:p>
              </table:table-cell>
              <table:table-cell office:value-type="float" office:value="0.0211918834647879">
                <text:p>0.0211918834647879</text:p>
              </table:table-cell>
            </table:table-row>
            <table:table-row>
              <table:table-cell office:value-type="float" office:value="1.81497833788016">
                <text:p>1.81497833788016</text:p>
              </table:table-cell>
              <table:table-cell office:value-type="float" office:value="0.0218581605566791">
                <text:p>0.0218581605566791</text:p>
              </table:table-cell>
            </table:table-row>
            <table:table-row>
              <table:table-cell office:value-type="float" office:value="1.8847851970294">
                <text:p>1.8847851970294</text:p>
              </table:table-cell>
              <table:table-cell office:value-type="float" office:value="0.0223830629892625">
                <text:p>0.0223830629892625</text:p>
              </table:table-cell>
            </table:table-row>
            <table:table-row>
              <table:table-cell office:value-type="float" office:value="1.95459205617863">
                <text:p>1.95459205617863</text:p>
              </table:table-cell>
              <table:table-cell office:value-type="float" office:value="0.0227727182590827">
                <text:p>0.0227727182590827</text:p>
              </table:table-cell>
            </table:table-row>
            <table:table-row>
              <table:table-cell office:value-type="float" office:value="2.02439891532787">
                <text:p>2.02439891532787</text:p>
              </table:table-cell>
              <table:table-cell office:value-type="float" office:value="0.0230348577458462">
                <text:p>0.0230348577458462</text:p>
              </table:table-cell>
            </table:table-row>
            <table:table-row>
              <table:table-cell office:value-type="float" office:value="2.09420577447711">
                <text:p>2.09420577447711</text:p>
              </table:table-cell>
              <table:table-cell office:value-type="float" office:value="0.0231783244136629">
                <text:p>0.0231783244136629</text:p>
              </table:table-cell>
            </table:table-row>
            <table:table-row>
              <table:table-cell office:value-type="float" office:value="2.16401263362634">
                <text:p>2.16401263362634</text:p>
              </table:table-cell>
              <table:table-cell office:value-type="float" office:value="0.0232126577962742">
                <text:p>0.0232126577962742</text:p>
              </table:table-cell>
            </table:table-row>
            <table:table-row>
              <table:table-cell office:value-type="float" office:value="2.23381949277558">
                <text:p>2.23381949277558</text:p>
              </table:table-cell>
              <table:table-cell office:value-type="float" office:value="0.0231477519730833">
                <text:p>0.0231477519730833</text:p>
              </table:table-cell>
            </table:table-row>
            <table:table-row>
              <table:table-cell office:value-type="float" office:value="2.30362635192482">
                <text:p>2.30362635192482</text:p>
              </table:table-cell>
              <table:table-cell office:value-type="float" office:value="0.0229935800545086">
                <text:p>0.0229935800545086</text:p>
              </table:table-cell>
            </table:table-row>
            <table:table-row>
              <table:table-cell office:value-type="float" office:value="2.37343321107405">
                <text:p>2.37343321107405</text:p>
              </table:table-cell>
              <table:table-cell office:value-type="float" office:value="0.0227599776257011">
                <text:p>0.0227599776257011</text:p>
              </table:table-cell>
            </table:table-row>
            <table:table-row>
              <table:table-cell office:value-type="float" office:value="2.44324007022329">
                <text:p>2.44324007022329</text:p>
              </table:table-cell>
              <table:table-cell office:value-type="float" office:value="0.0224564772949389">
                <text:p>0.0224564772949389</text:p>
              </table:table-cell>
            </table:table-row>
            <table:table-row>
              <table:table-cell office:value-type="float" office:value="2.51304692937253">
                <text:p>2.51304692937253</text:p>
              </table:table-cell>
              <table:table-cell office:value-type="float" office:value="0.0220921866918359">
                <text:p>0.0220921866918359</text:p>
              </table:table-cell>
            </table:table-row>
            <table:table-row>
              <table:table-cell office:value-type="float" office:value="2.58285378852176">
                <text:p>2.58285378852176</text:p>
              </table:table-cell>
              <table:table-cell office:value-type="float" office:value="0.021675702766595">
                <text:p>0.021675702766595</text:p>
              </table:table-cell>
            </table:table-row>
            <table:table-row>
              <table:table-cell office:value-type="float" office:value="2.652660647671">
                <text:p>2.652660647671</text:p>
              </table:table-cell>
              <table:table-cell office:value-type="float" office:value="0.0212150559164757">
                <text:p>0.0212150559164757</text:p>
              </table:table-cell>
            </table:table-row>
            <table:table-row>
              <table:table-cell office:value-type="float" office:value="2.72246750682024">
                <text:p>2.72246750682024</text:p>
              </table:table-cell>
              <table:table-cell office:value-type="float" office:value="0.0207176782137712">
                <text:p>0.0207176782137712</text:p>
              </table:table-cell>
            </table:table-row>
            <table:table-row>
              <table:table-cell office:value-type="float" office:value="2.79227436596947">
                <text:p>2.79227436596947</text:p>
              </table:table-cell>
              <table:table-cell office:value-type="float" office:value="0.0201903907671377">
                <text:p>0.0201903907671377</text:p>
              </table:table-cell>
            </table:table-row>
            <table:table-row>
              <table:table-cell office:value-type="float" office:value="2.86208122511871">
                <text:p>2.86208122511871</text:p>
              </table:table-cell>
              <table:table-cell office:value-type="float" office:value="0.0196394059746987">
                <text:p>0.0196394059746987</text:p>
              </table:table-cell>
            </table:table-row>
            <table:table-row>
              <table:table-cell office:value-type="float" office:value="2.93188808426795">
                <text:p>2.93188808426795</text:p>
              </table:table-cell>
              <table:table-cell office:value-type="float" office:value="0.0190703410991161">
                <text:p>0.0190703410991161</text:p>
              </table:table-cell>
            </table:table-row>
            <table:table-row>
              <table:table-cell office:value-type="float" office:value="3.00169494341719">
                <text:p>3.00169494341719</text:p>
              </table:table-cell>
              <table:table-cell office:value-type="float" office:value="0.0184882401996106">
                <text:p>0.0184882401996106</text:p>
              </table:table-cell>
            </table:table-row>
            <table:table-row>
              <table:table-cell office:value-type="float" office:value="3.07150180256642">
                <text:p>3.07150180256642</text:p>
              </table:table-cell>
              <table:table-cell office:value-type="float" office:value="0.0178976019892809">
                <text:p>0.0178976019892809</text:p>
              </table:table-cell>
            </table:table-row>
            <table:table-row>
              <table:table-cell office:value-type="float" office:value="3.14130866171566">
                <text:p>3.14130866171566</text:p>
              </table:table-cell>
              <table:table-cell office:value-type="float" office:value="0.0173024116487299">
                <text:p>0.0173024116487299</text:p>
              </table:table-cell>
            </table:table-row>
            <table:table-row>
              <table:table-cell office:value-type="float" office:value="3.2111155208649">
                <text:p>3.2111155208649</text:p>
              </table:table-cell>
              <table:table-cell office:value-type="float" office:value="0.0167061750227979">
                <text:p>0.0167061750227979</text:p>
              </table:table-cell>
            </table:table-row>
            <table:table-row>
              <table:table-cell office:value-type="float" office:value="3.28092238001413">
                <text:p>3.28092238001413</text:p>
              </table:table-cell>
              <table:table-cell office:value-type="float" office:value="0.0161119539616571">
                <text:p>0.0161119539616571</text:p>
              </table:table-cell>
            </table:table-row>
            <table:table-row>
              <table:table-cell office:value-type="float" office:value="3.35072923916337">
                <text:p>3.35072923916337</text:p>
              </table:table-cell>
              <table:table-cell office:value-type="float" office:value="0.0155224018471244">
                <text:p>0.0155224018471244</text:p>
              </table:table-cell>
            </table:table-row>
            <table:table-row>
              <table:table-cell office:value-type="float" office:value="3.42053609831261">
                <text:p>3.42053609831261</text:p>
              </table:table-cell>
              <table:table-cell office:value-type="float" office:value="0.0149397985763715">
                <text:p>0.0149397985763715</text:p>
              </table:table-cell>
            </table:table-row>
            <table:table-row>
              <table:table-cell office:value-type="float" office:value="3.49034295746184">
                <text:p>3.49034295746184</text:p>
              </table:table-cell>
              <table:table-cell office:value-type="float" office:value="0.014366084464719">
                <text:p>0.014366084464719</text:p>
              </table:table-cell>
            </table:table-row>
            <table:table-row>
              <table:table-cell office:value-type="float" office:value="3.56014981661108">
                <text:p>3.56014981661108</text:p>
              </table:table-cell>
              <table:table-cell office:value-type="float" office:value="0.013802892682911">
                <text:p>0.013802892682911</text:p>
              </table:table-cell>
            </table:table-row>
            <table:table-row>
              <table:table-cell office:value-type="float" office:value="3.62995667576032">
                <text:p>3.62995667576032</text:p>
              </table:table-cell>
              <table:table-cell office:value-type="float" office:value="0.0132515799676486">
                <text:p>0.0132515799676486</text:p>
              </table:table-cell>
            </table:table-row>
            <table:table-row>
              <table:table-cell office:value-type="float" office:value="3.69976353490955">
                <text:p>3.69976353490955</text:p>
              </table:table-cell>
              <table:table-cell office:value-type="float" office:value="0.0127132554420878">
                <text:p>0.0127132554420878</text:p>
              </table:table-cell>
            </table:table-row>
            <table:table-row>
              <table:table-cell office:value-type="float" office:value="3.76957039405879">
                <text:p>3.76957039405879</text:p>
              </table:table-cell>
              <table:table-cell office:value-type="float" office:value="0.0121888074597687">
                <text:p>0.0121888074597687</text:p>
              </table:table-cell>
            </table:table-row>
            <table:table-row>
              <table:table-cell office:value-type="float" office:value="3.83937725320803">
                <text:p>3.83937725320803</text:p>
              </table:table-cell>
              <table:table-cell office:value-type="float" office:value="0.0116789284447267">
                <text:p>0.0116789284447267</text:p>
              </table:table-cell>
            </table:table-row>
            <table:table-row>
              <table:table-cell office:value-type="float" office:value="3.90918411235726">
                <text:p>3.90918411235726</text:p>
              </table:table-cell>
              <table:table-cell office:value-type="float" office:value="0.0111841377455031">
                <text:p>0.0111841377455031</text:p>
              </table:table-cell>
            </table:table-row>
            <table:table-row>
              <table:table-cell office:value-type="float" office:value="3.9789909715065">
                <text:p>3.9789909715065</text:p>
              </table:table-cell>
              <table:table-cell office:value-type="float" office:value="0.0107048025541313">
                <text:p>0.0107048025541313</text:p>
              </table:table-cell>
            </table:table-row>
            <table:table-row>
              <table:table-cell office:value-type="float" office:value="4.04879783065574">
                <text:p>4.04879783065574</text:p>
              </table:table-cell>
              <table:table-cell office:value-type="float" office:value="0.0102411569651681">
                <text:p>0.0102411569651681</text:p>
              </table:table-cell>
            </table:table-row>
            <table:table-row>
              <table:table-cell office:value-type="float" office:value="4.11860468980498">
                <text:p>4.11860468980498</text:p>
              </table:table-cell>
              <table:table-cell office:value-type="float" office:value="0.00979331926634219">
                <text:p>0.00979331926634219</text:p>
              </table:table-cell>
            </table:table-row>
            <table:table-row>
              <table:table-cell office:value-type="float" office:value="4.18841154895421">
                <text:p>4.18841154895421</text:p>
              </table:table-cell>
              <table:table-cell office:value-type="float" office:value="0.00936130756301257">
                <text:p>0.00936130756301257</text:p>
              </table:table-cell>
            </table:table-row>
            <table:table-row>
              <table:table-cell office:value-type="float" office:value="4.25821840810345">
                <text:p>4.25821840810345</text:p>
              </table:table-cell>
              <table:table-cell office:value-type="float" office:value="0.00894505384460076">
                <text:p>0.00894505384460076</text:p>
              </table:table-cell>
            </table:table-row>
            <table:table-row>
              <table:table-cell office:value-type="float" office:value="4.32802526725269">
                <text:p>4.32802526725269</text:p>
              </table:table-cell>
              <table:table-cell office:value-type="float" office:value="0.0085444166035924">
                <text:p>0.0085444166035924</text:p>
              </table:table-cell>
            </table:table-row>
            <table:table-row>
              <table:table-cell office:value-type="float" office:value="4.39783212640192">
                <text:p>4.39783212640192</text:p>
              </table:table-cell>
              <table:table-cell office:value-type="float" office:value="0.00815919211739868">
                <text:p>0.00815919211739868</text:p>
              </table:table-cell>
            </table:table-row>
            <table:table-row>
              <table:table-cell office:value-type="float" office:value="4.46763898555116">
                <text:p>4.46763898555116</text:p>
              </table:table-cell>
              <table:table-cell office:value-type="float" office:value="0.00778912450108427">
                <text:p>0.00778912450108427</text:p>
              </table:table-cell>
            </table:table-row>
            <table:table-row>
              <table:table-cell office:value-type="float" office:value="4.5374458447004">
                <text:p>4.5374458447004</text:p>
              </table:table-cell>
              <table:table-cell office:value-type="float" office:value="0.00743391463519683">
                <text:p>0.00743391463519683</text:p>
              </table:table-cell>
            </table:table-row>
            <table:table-row>
              <table:table-cell office:value-type="float" office:value="4.60725270384963">
                <text:p>4.60725270384963</text:p>
              </table:table-cell>
              <table:table-cell office:value-type="float" office:value="0.00709322806816548">
                <text:p>0.00709322806816548</text:p>
              </table:table-cell>
            </table:table-row>
            <table:table-row>
              <table:table-cell office:value-type="float" office:value="4.67705956299887">
                <text:p>4.67705956299887</text:p>
              </table:table-cell>
              <table:table-cell office:value-type="float" office:value="0.00676670198729323">
                <text:p>0.00676670198729323</text:p>
              </table:table-cell>
            </table:table-row>
            <table:table-row>
              <table:table-cell office:value-type="float" office:value="4.74686642214811">
                <text:p>4.74686642214811</text:p>
              </table:table-cell>
              <table:table-cell office:value-type="float" office:value="0.00645395134654203">
                <text:p>0.00645395134654203</text:p>
              </table:table-cell>
            </table:table-row>
            <table:table-row>
              <table:table-cell office:value-type="float" office:value="4.81667328129734">
                <text:p>4.81667328129734</text:p>
              </table:table-cell>
              <table:table-cell office:value-type="float" office:value="0.00615457423328791">
                <text:p>0.00615457423328791</text:p>
              </table:table-cell>
            </table:table-row>
            <table:table-row>
              <table:table-cell office:value-type="float" office:value="4.88648014044658">
                <text:p>4.88648014044658</text:p>
              </table:table-cell>
              <table:table-cell office:value-type="float" office:value="0.00586815655019801">
                <text:p>0.00586815655019801</text:p>
              </table:table-cell>
            </table:table-row>
            <table:table-row>
              <table:table-cell office:value-type="float" office:value="4.95628699959582">
                <text:p>4.95628699959582</text:p>
              </table:table-cell>
              <table:table-cell office:value-type="float" office:value="0.00559427608243113">
                <text:p>0.00559427608243113</text:p>
              </table:table-cell>
            </table:table-row>
            <table:table-row>
              <table:table-cell office:value-type="float" office:value="5.02609385874506">
                <text:p>5.02609385874506</text:p>
              </table:table-cell>
              <table:table-cell office:value-type="float" office:value="0.00533250601462387">
                <text:p>0.00533250601462387</text:p>
              </table:table-cell>
            </table:table-row>
            <table:table-row>
              <table:table-cell office:value-type="float" office:value="5.09590071789429">
                <text:p>5.09590071789429</text:p>
              </table:table-cell>
              <table:table-cell office:value-type="float" office:value="0.00508241795659647">
                <text:p>0.00508241795659647</text:p>
              </table:table-cell>
            </table:table-row>
            <table:table-row>
              <table:table-cell office:value-type="float" office:value="5.16570757704353">
                <text:p>5.16570757704353</text:p>
              </table:table-cell>
              <table:table-cell office:value-type="float" office:value="0.00484358453151434">
                <text:p>0.00484358453151434</text:p>
              </table:table-cell>
            </table:table-row>
            <table:table-row>
              <table:table-cell office:value-type="float" office:value="5.23551443619277">
                <text:p>5.23551443619277</text:p>
              </table:table-cell>
              <table:table-cell office:value-type="float" office:value="0.0046155815753024">
                <text:p>0.0046155815753024</text:p>
              </table:table-cell>
            </table:table-row>
            <table:table-row>
              <table:table-cell office:value-type="float" office:value="5.305321295342">
                <text:p>5.305321295342</text:p>
              </table:table-cell>
              <table:table-cell office:value-type="float" office:value="0.00439798999154428">
                <text:p>0.00439798999154428</text:p>
              </table:table-cell>
            </table:table-row>
            <table:table-row>
              <table:table-cell office:value-type="float" office:value="5.37512815449124">
                <text:p>5.37512815449124</text:p>
              </table:table-cell>
              <table:table-cell office:value-type="float" office:value="0.00419039730182269">
                <text:p>0.00419039730182269</text:p>
              </table:table-cell>
            </table:table-row>
            <table:table-row>
              <table:table-cell office:value-type="float" office:value="5.44493501364048">
                <text:p>5.44493501364048</text:p>
              </table:table-cell>
              <table:table-cell office:value-type="float" office:value="0.00399239892752479">
                <text:p>0.00399239892752479</text:p>
              </table:table-cell>
            </table:table-row>
            <table:table-row>
              <table:table-cell office:value-type="float" office:value="5.51474187278971">
                <text:p>5.51474187278971</text:p>
              </table:table-cell>
              <table:table-cell office:value-type="float" office:value="0.00380359923550899">
                <text:p>0.00380359923550899</text:p>
              </table:table-cell>
            </table:table-row>
            <table:table-row>
              <table:table-cell office:value-type="float" office:value="5.58454873193895">
                <text:p>5.58454873193895</text:p>
              </table:table-cell>
              <table:table-cell office:value-type="float" office:value="0.00362361237671593">
                <text:p>0.00362361237671593</text:p>
              </table:table-cell>
            </table:table-row>
            <table:table-row>
              <table:table-cell office:value-type="float" office:value="5.65435559108819">
                <text:p>5.65435559108819</text:p>
              </table:table-cell>
              <table:table-cell office:value-type="float" office:value="0.00345206294375455">
                <text:p>0.00345206294375455</text:p>
              </table:table-cell>
            </table:table-row>
            <table:table-row>
              <table:table-cell office:value-type="float" office:value="5.72416245023742">
                <text:p>5.72416245023742</text:p>
              </table:table-cell>
              <table:table-cell office:value-type="float" office:value="0.00328858647075159">
                <text:p>0.00328858647075159</text:p>
              </table:table-cell>
            </table:table-row>
            <table:table-row>
              <table:table-cell office:value-type="float" office:value="5.79396930938666">
                <text:p>5.79396930938666</text:p>
              </table:table-cell>
              <table:table-cell office:value-type="float" office:value="0.00313282979622065">
                <text:p>0.00313282979622065</text:p>
              </table:table-cell>
            </table:table-row>
            <table:table-row>
              <table:table-cell office:value-type="float" office:value="5.8637761685359">
                <text:p>5.8637761685359</text:p>
              </table:table-cell>
              <table:table-cell office:value-type="float" office:value="0.00298445130744518">
                <text:p>0.00298445130744518</text:p>
              </table:table-cell>
            </table:table-row>
            <table:table-row>
              <table:table-cell office:value-type="float" office:value="5.93358302768514">
                <text:p>5.93358302768514</text:p>
              </table:table-cell>
              <table:table-cell office:value-type="float" office:value="0.0028431210828086">
                <text:p>0.0028431210828086</text:p>
              </table:table-cell>
            </table:table-row>
            <table:table-row>
              <table:table-cell office:value-type="float" office:value="6.00338988683437">
                <text:p>6.00338988683437</text:p>
              </table:table-cell>
              <table:table-cell office:value-type="float" office:value="0.00270852094664298">
                <text:p>0.00270852094664298</text:p>
              </table:table-cell>
            </table:table-row>
            <table:table-row>
              <table:table-cell office:value-type="float" office:value="6.07319674598361">
                <text:p>6.07319674598361</text:p>
              </table:table-cell>
              <table:table-cell office:value-type="float" office:value="0.00258034444950617">
                <text:p>0.00258034444950617</text:p>
              </table:table-cell>
            </table:table-row>
            <table:table-row>
              <table:table-cell office:value-type="float" office:value="6.14300360513285">
                <text:p>6.14300360513285</text:p>
              </table:table-cell>
              <table:table-cell office:value-type="float" office:value="0.00245829678528742">
                <text:p>0.00245829678528742</text:p>
              </table:table-cell>
            </table:table-row>
            <table:table-row>
              <table:table-cell office:value-type="float" office:value="6.21281046428208">
                <text:p>6.21281046428208</text:p>
              </table:table-cell>
              <table:table-cell office:value-type="float" office:value="0.00234209465519597">
                <text:p>0.00234209465519597</text:p>
              </table:table-cell>
            </table:table-row>
            <table:table-row>
              <table:table-cell office:value-type="float" office:value="6.28261732343132">
                <text:p>6.28261732343132</text:p>
              </table:table-cell>
              <table:table-cell office:value-type="float" office:value="0.00223146608748148">
                <text:p>0.00223146608748148</text:p>
              </table:table-cell>
            </table:table-row>
            <table:table-row>
              <table:table-cell office:value-type="float" office:value="6.35242418258056">
                <text:p>6.35242418258056</text:p>
              </table:table-cell>
              <table:table-cell office:value-type="float" office:value="0.00212615022065266">
                <text:p>0.00212615022065266</text:p>
              </table:table-cell>
            </table:table-row>
            <table:table-row>
              <table:table-cell office:value-type="float" office:value="6.42223104172979">
                <text:p>6.42223104172979</text:p>
              </table:table-cell>
              <table:table-cell office:value-type="float" office:value="0.00202589705699552">
                <text:p>0.00202589705699552</text:p>
              </table:table-cell>
            </table:table-row>
            <table:table-row>
              <table:table-cell office:value-type="float" office:value="6.49203790087903">
                <text:p>6.49203790087903</text:p>
              </table:table-cell>
              <table:table-cell office:value-type="float" office:value="0.0019304671923388">
                <text:p>0.0019304671923388</text:p>
              </table:table-cell>
            </table:table-row>
            <table:table-row>
              <table:table-cell office:value-type="float" office:value="6.56184476002827">
                <text:p>6.56184476002827</text:p>
              </table:table-cell>
              <table:table-cell office:value-type="float" office:value="0.00183963152724287">
                <text:p>0.00183963152724287</text:p>
              </table:table-cell>
            </table:table-row>
            <table:table-row>
              <table:table-cell office:value-type="float" office:value="6.6316516191775">
                <text:p>6.6316516191775</text:p>
              </table:table-cell>
              <table:table-cell office:value-type="float" office:value="0.00175317096410321">
                <text:p>0.00175317096410321</text:p>
              </table:table-cell>
            </table:table-row>
            <table:table-row>
              <table:table-cell office:value-type="float" office:value="6.70145847832674">
                <text:p>6.70145847832674</text:p>
              </table:table-cell>
              <table:table-cell office:value-type="float" office:value="0.00167087609407446">
                <text:p>0.00167087609407446</text:p>
              </table:table-cell>
            </table:table-row>
            <table:table-row>
              <table:table-cell office:value-type="float" office:value="6.77126533747598">
                <text:p>6.77126533747598</text:p>
              </table:table-cell>
              <table:table-cell office:value-type="float" office:value="0.00159254687716071">
                <text:p>0.00159254687716071</text:p>
              </table:table-cell>
            </table:table-row>
            <table:table-row>
              <table:table-cell office:value-type="float" office:value="6.84107219662521">
                <text:p>6.84107219662521</text:p>
              </table:table-cell>
              <table:table-cell office:value-type="float" office:value="0.00151799231836236">
                <text:p>0.00151799231836236</text:p>
              </table:table-cell>
            </table:table-row>
            <table:table-row>
              <table:table-cell office:value-type="float" office:value="6.91087905577445">
                <text:p>6.91087905577445</text:p>
              </table:table-cell>
              <table:table-cell office:value-type="float" office:value="0.0014470301423436">
                <text:p>0.0014470301423436</text:p>
              </table:table-cell>
            </table:table-row>
            <table:table-row>
              <table:table-cell office:value-type="float" office:value="6.98068591492369">
                <text:p>6.98068591492369</text:p>
              </table:table-cell>
              <table:table-cell office:value-type="float" office:value="0.00137948646871588">
                <text:p>0.00137948646871588</text:p>
              </table:table-cell>
            </table:table-row>
            <table:table-row>
              <table:table-cell office:value-type="float" office:value="7.05049277407293">
                <text:p>7.05049277407293</text:p>
              </table:table-cell>
              <table:table-cell office:value-type="float" office:value="0.00131519548970838">
                <text:p>0.00131519548970838</text:p>
              </table:table-cell>
            </table:table-row>
            <table:table-row>
              <table:table-cell office:value-type="float" office:value="7.12029963322216">
                <text:p>7.12029963322216</text:p>
              </table:table-cell>
              <table:table-cell office:value-type="float" office:value="0.00125399915171065">
                <text:p>0.00125399915171065</text:p>
              </table:table-cell>
            </table:table-row>
            <table:table-row>
              <table:table-cell office:value-type="float" office:value="7.1901064923714">
                <text:p>7.1901064923714</text:p>
              </table:table-cell>
              <table:table-cell office:value-type="float" office:value="0.00119574684191914">
                <text:p>0.00119574684191914</text:p>
              </table:table-cell>
            </table:table-row>
            <table:table-row>
              <table:table-cell office:value-type="float" office:value="7.25991335152064">
                <text:p>7.25991335152064</text:p>
              </table:table-cell>
              <table:table-cell office:value-type="float" office:value="0.00114029508110514">
                <text:p>0.00114029508110514</text:p>
              </table:table-cell>
            </table:table-row>
            <table:table-row>
              <table:table-cell office:value-type="float" office:value="7.32972021066987">
                <text:p>7.32972021066987</text:p>
              </table:table-cell>
              <table:table-cell office:value-type="float" office:value="0.00108750722332585">
                <text:p>0.00108750722332585</text:p>
              </table:table-cell>
            </table:table-row>
            <table:table-row>
              <table:table-cell office:value-type="float" office:value="7.39952706981911">
                <text:p>7.39952706981911</text:p>
              </table:table-cell>
              <table:table-cell office:value-type="float" office:value="0.00103725316322945">
                <text:p>0.00103725316322945</text:p>
              </table:table-cell>
            </table:table-row>
            <table:table-row>
              <table:table-cell office:value-type="float" office:value="7.46933392896835">
                <text:p>7.46933392896835</text:p>
              </table:table-cell>
              <table:table-cell office:value-type="float" office:value="0.000989409051471601">
                <text:p>0.000989409051471601</text:p>
              </table:table-cell>
            </table:table-row>
            <table:table-row>
              <table:table-cell office:value-type="float" office:value="7.53914078811758">
                <text:p>7.53914078811758</text:p>
              </table:table-cell>
              <table:table-cell office:value-type="float" office:value="0.000943857018619654">
                <text:p>0.000943857018619654</text:p>
              </table:table-cell>
            </table:table-row>
            <table:table-row>
              <table:table-cell office:value-type="float" office:value="7.60894764726682">
                <text:p>7.60894764726682</text:p>
              </table:table-cell>
              <table:table-cell office:value-type="float" office:value="0.000900484907827015">
                <text:p>0.000900484907827015</text:p>
              </table:table-cell>
            </table:table-row>
            <table:table-row>
              <table:table-cell office:value-type="float" office:value="7.67875450641606">
                <text:p>7.67875450641606</text:p>
              </table:table-cell>
              <table:table-cell office:value-type="float" office:value="0.000859186016454294">
                <text:p>0.000859186016454294</text:p>
              </table:table-cell>
            </table:table-row>
            <table:table-row>
              <table:table-cell office:value-type="float" office:value="7.74856136556529">
                <text:p>7.74856136556529</text:p>
              </table:table-cell>
              <table:table-cell office:value-type="float" office:value="0.000819858846739185">
                <text:p>0.000819858846739185</text:p>
              </table:table-cell>
            </table:table-row>
            <table:table-row>
              <table:table-cell office:value-type="float" office:value="7.81836822471453">
                <text:p>7.81836822471453</text:p>
              </table:table-cell>
              <table:table-cell office:value-type="float" office:value="0.000782406865552421">
                <text:p>0.000782406865552421</text:p>
              </table:table-cell>
            </table:table-row>
            <table:table-row>
              <table:table-cell office:value-type="float" office:value="7.88817508386377">
                <text:p>7.88817508386377</text:p>
              </table:table-cell>
              <table:table-cell office:value-type="float" office:value="0.000746738273209147">
                <text:p>0.000746738273209147</text:p>
              </table:table-cell>
            </table:table-row>
            <table:table-row>
              <table:table-cell office:value-type="float" office:value="7.95798194301301">
                <text:p>7.95798194301301</text:p>
              </table:table-cell>
              <table:table-cell office:value-type="float" office:value="0.000712765781267111">
                <text:p>0.000712765781267111</text:p>
              </table:table-cell>
            </table:table-row>
            <table:table-row>
              <table:table-cell office:value-type="float" office:value="8.02778880216224">
                <text:p>8.02778880216224</text:p>
              </table:table-cell>
              <table:table-cell office:value-type="float" office:value="0.000680406399192535">
                <text:p>0.000680406399192535</text:p>
              </table:table-cell>
            </table:table-row>
            <table:table-row>
              <table:table-cell office:value-type="float" office:value="8.09759566131148">
                <text:p>8.09759566131148</text:p>
              </table:table-cell>
              <table:table-cell office:value-type="float" office:value="0.000649581229749785">
                <text:p>0.000649581229749785</text:p>
              </table:table-cell>
            </table:table-row>
            <table:table-row>
              <table:table-cell office:value-type="float" office:value="8.16740252046072">
                <text:p>8.16740252046072</text:p>
              </table:table-cell>
              <table:table-cell office:value-type="float" office:value="0.000620215272933988">
                <text:p>0.000620215272933988</text:p>
              </table:table-cell>
            </table:table-row>
            <table:table-row>
              <table:table-cell office:value-type="float" office:value="8.23720937960995">
                <text:p>8.23720937960995</text:p>
              </table:table-cell>
              <table:table-cell office:value-type="float" office:value="0.000592237238251858">
                <text:p>0.000592237238251858</text:p>
              </table:table-cell>
            </table:table-row>
            <table:table-row>
              <table:table-cell office:value-type="float" office:value="8.30701623875919">
                <text:p>8.30701623875919</text:p>
              </table:table-cell>
              <table:table-cell office:value-type="float" office:value="0.000565579365132352">
                <text:p>0.000565579365132352</text:p>
              </table:table-cell>
            </table:table-row>
            <table:table-row>
              <table:table-cell office:value-type="float" office:value="8.37682309790843">
                <text:p>8.37682309790843</text:p>
              </table:table-cell>
              <table:table-cell office:value-type="float" office:value="0.000540177251237339">
                <text:p>0.000540177251237339</text:p>
              </table:table-cell>
            </table:table-row>
            <table:table-row>
              <table:table-cell office:value-type="float" office:value="8.44662995705766">
                <text:p>8.44662995705766</text:p>
              </table:table-cell>
              <table:table-cell office:value-type="float" office:value="0.000515969688432039">
                <text:p>0.000515969688432039</text:p>
              </table:table-cell>
            </table:table-row>
            <table:table-row>
              <table:table-cell office:value-type="float" office:value="8.5164368162069">
                <text:p>8.5164368162069</text:p>
              </table:table-cell>
              <table:table-cell office:value-type="float" office:value="0.000492898506168404">
                <text:p>0.000492898506168404</text:p>
              </table:table-cell>
            </table:table-row>
            <table:table-row>
              <table:table-cell office:value-type="float" office:value="8.58624367535614">
                <text:p>8.58624367535614</text:p>
              </table:table-cell>
              <table:table-cell office:value-type="float" office:value="0.000470908422028016">
                <text:p>0.000470908422028016</text:p>
              </table:table-cell>
            </table:table-row>
            <table:table-row>
              <table:table-cell office:value-type="float" office:value="8.65605053450537">
                <text:p>8.65605053450537</text:p>
              </table:table-cell>
              <table:table-cell office:value-type="float" office:value="0.00044994689917055">
                <text:p>0.00044994689917055</text:p>
              </table:table-cell>
            </table:table-row>
            <table:table-row>
              <table:table-cell office:value-type="float" office:value="8.72585739365461">
                <text:p>8.72585739365461</text:p>
              </table:table-cell>
              <table:table-cell office:value-type="float" office:value="0.000429964010433159">
                <text:p>0.000429964010433159</text:p>
              </table:table-cell>
            </table:table-row>
            <table:table-row>
              <table:table-cell office:value-type="float" office:value="8.79566425280385">
                <text:p>8.79566425280385</text:p>
              </table:table-cell>
              <table:table-cell office:value-type="float" office:value="0.000410912308824618">
                <text:p>0.000410912308824618</text:p>
              </table:table-cell>
            </table:table-row>
            <table:table-row>
              <table:table-cell office:value-type="float" office:value="8.86547111195308">
                <text:p>8.86547111195308</text:p>
              </table:table-cell>
              <table:table-cell office:value-type="float" office:value="0.000392746704165892">
                <text:p>0.000392746704165892</text:p>
              </table:table-cell>
            </table:table-row>
            <table:table-row>
              <table:table-cell office:value-type="float" office:value="8.93527797110232">
                <text:p>8.93527797110232</text:p>
              </table:table-cell>
              <table:table-cell office:value-type="float" office:value="0.000375424345623765">
                <text:p>0.000375424345623765</text:p>
              </table:table-cell>
            </table:table-row>
            <table:table-row>
              <table:table-cell office:value-type="float" office:value="9.00508483025156">
                <text:p>9.00508483025156</text:p>
              </table:table-cell>
              <table:table-cell office:value-type="float" office:value="0.000358904509898506">
                <text:p>0.000358904509898506</text:p>
              </table:table-cell>
            </table:table-row>
            <table:table-row>
              <table:table-cell office:value-type="float" office:value="9.0748916894008">
                <text:p>9.0748916894008</text:p>
              </table:table-cell>
              <table:table-cell office:value-type="float" office:value="0.00034314849482453">
                <text:p>0.00034314849482453</text:p>
              </table:table-cell>
            </table:table-row>
            <table:table-row>
              <table:table-cell office:value-type="float" office:value="9.14469854855003">
                <text:p>9.14469854855003</text:p>
              </table:table-cell>
              <table:table-cell office:value-type="float" office:value="0.000328119518149372">
                <text:p>0.000328119518149372</text:p>
              </table:table-cell>
            </table:table-row>
            <table:table-row>
              <table:table-cell office:value-type="float" office:value="9.21450540769927">
                <text:p>9.21450540769927</text:p>
              </table:table-cell>
              <table:table-cell office:value-type="float" office:value="0.000313782621267911">
                <text:p>0.000313782621267911</text:p>
              </table:table-cell>
            </table:table-row>
            <table:table-row>
              <table:table-cell office:value-type="float" office:value="9.28431226684851">
                <text:p>9.28431226684851</text:p>
              </table:table-cell>
              <table:table-cell office:value-type="float" office:value="0.000300104577687477">
                <text:p>0.000300104577687477</text:p>
              </table:table-cell>
            </table:table-row>
            <table:table-row>
              <table:table-cell office:value-type="float" office:value="9.35411912599774">
                <text:p>9.35411912599774</text:p>
              </table:table-cell>
              <table:table-cell office:value-type="float" office:value="0.000287053806014348">
                <text:p>0.000287053806014348</text:p>
              </table:table-cell>
            </table:table-row>
            <table:table-row>
              <table:table-cell office:value-type="float" office:value="9.42392598514698">
                <text:p>9.42392598514698</text:p>
              </table:table-cell>
              <table:table-cell office:value-type="float" office:value="0.000274600287251237">
                <text:p>0.000274600287251237</text:p>
              </table:table-cell>
            </table:table-row>
            <table:table-row>
              <table:table-cell office:value-type="float" office:value="9.49373284429622">
                <text:p>9.49373284429622</text:p>
              </table:table-cell>
              <table:table-cell office:value-type="float" office:value="0.000262715486209486">
                <text:p>0.000262715486209486</text:p>
              </table:table-cell>
            </table:table-row>
            <table:table-row>
              <table:table-cell office:value-type="float" office:value="9.56353970344545">
                <text:p>9.56353970344545</text:p>
              </table:table-cell>
              <table:table-cell office:value-type="float" office:value="0.000251372276843798">
                <text:p>0.000251372276843798</text:p>
              </table:table-cell>
            </table:table-row>
            <table:table-row>
              <table:table-cell office:value-type="float" office:value="9.63334656259469">
                <text:p>9.63334656259469</text:p>
              </table:table-cell>
              <table:table-cell office:value-type="float" office:value="0.000240544871320969">
                <text:p>0.000240544871320969</text:p>
              </table:table-cell>
            </table:table-row>
            <table:table-row>
              <table:table-cell office:value-type="float" office:value="9.70315342174393">
                <text:p>9.70315342174393</text:p>
              </table:table-cell>
              <table:table-cell office:value-type="float" office:value="0.000230208752652228">
                <text:p>0.000230208752652228</text:p>
              </table:table-cell>
            </table:table-row>
            <table:table-row>
              <table:table-cell office:value-type="float" office:value="9.77296028089316">
                <text:p>9.77296028089316</text:p>
              </table:table-cell>
              <table:table-cell office:value-type="float" office:value="0.000220340610708636">
                <text:p>0.000220340610708636</text:p>
              </table:table-cell>
            </table:table-row>
            <table:table-row>
              <table:table-cell office:value-type="float" office:value="9.8427671400424">
                <text:p>9.8427671400424</text:p>
              </table:table-cell>
              <table:table-cell office:value-type="float" office:value="0.00021091828146691">
                <text:p>0.00021091828146691</text:p>
              </table:table-cell>
            </table:table-row>
            <table:table-row>
              <table:table-cell office:value-type="float" office:value="9.91257399919164">
                <text:p>9.91257399919164</text:p>
              </table:table-cell>
              <table:table-cell office:value-type="float" office:value="0.000201920689319013">
                <text:p>0.000201920689319013</text:p>
              </table:table-cell>
            </table:table-row>
            <table:table-row>
              <table:table-cell office:value-type="float" office:value="9.98238085834088">
                <text:p>9.98238085834088</text:p>
              </table:table-cell>
              <table:table-cell office:value-type="float" office:value="0.000193327792302966">
                <text:p>0.000193327792302966</text:p>
              </table:table-cell>
            </table:table-row>
            <table:table-row>
              <table:table-cell office:value-type="float" office:value="10.0521877174901">
                <text:p>10.0521877174901</text:p>
              </table:table-cell>
              <table:table-cell office:value-type="float" office:value="0.000185120530106442">
                <text:p>0.000185120530106442</text:p>
              </table:table-cell>
            </table:table-row>
            <table:table-row>
              <table:table-cell office:value-type="float" office:value="10.1219945766393">
                <text:p>10.1219945766393</text:p>
              </table:table-cell>
              <table:table-cell office:value-type="float" office:value="0.00017728077470891">
                <text:p>0.00017728077470891</text:p>
              </table:table-cell>
            </table:table-row>
            <table:table-row>
              <table:table-cell office:value-type="float" office:value="10.1918014357886">
                <text:p>10.1918014357886</text:p>
              </table:table-cell>
              <table:table-cell office:value-type="float" office:value="0.000169791283529674">
                <text:p>0.000169791283529674</text:p>
              </table:table-cell>
            </table:table-row>
            <table:table-row>
              <table:table-cell office:value-type="float" office:value="10.2616082949378">
                <text:p>10.2616082949378</text:p>
              </table:table-cell>
              <table:table-cell office:value-type="float" office:value="0.00016263565495811">
                <text:p>0.00016263565495811</text:p>
              </table:table-cell>
            </table:table-row>
            <table:table-row>
              <table:table-cell office:value-type="float" office:value="10.3314151540871">
                <text:p>10.3314151540871</text:p>
              </table:table-cell>
              <table:table-cell office:value-type="float" office:value="0.000155798286144981">
                <text:p>0.000155798286144981</text:p>
              </table:table-cell>
            </table:table-row>
            <table:table-row>
              <table:table-cell office:value-type="float" office:value="10.4012220132363">
                <text:p>10.4012220132363</text:p>
              </table:table-cell>
              <table:table-cell office:value-type="float" office:value="0.000149264332944155">
                <text:p>0.000149264332944155</text:p>
              </table:table-cell>
            </table:table-row>
            <table:table-row>
              <table:table-cell office:value-type="float" office:value="10.4710288723855">
                <text:p>10.4710288723855</text:p>
              </table:table-cell>
              <table:table-cell office:value-type="float" office:value="0.000143019671892231">
                <text:p>0.000143019671892231</text:p>
              </table:table-cell>
            </table:table-row>
            <table:table-row>
              <table:table-cell office:value-type="float" office:value="10.5408357315348">
                <text:p>10.5408357315348</text:p>
              </table:table-cell>
              <table:table-cell office:value-type="float" office:value="0.000137050864127519">
                <text:p>0.000137050864127519</text:p>
              </table:table-cell>
            </table:table-row>
            <table:table-row>
              <table:table-cell office:value-type="float" office:value="10.610642590684">
                <text:p>10.610642590684</text:p>
              </table:table-cell>
              <table:table-cell office:value-type="float" office:value="0.000131345121146542">
                <text:p>0.000131345121146542</text:p>
              </table:table-cell>
            </table:table-row>
            <table:table-row>
              <table:table-cell office:value-type="float" office:value="10.6804494498332">
                <text:p>10.6804494498332</text:p>
              </table:table-cell>
              <table:table-cell office:value-type="float" office:value="0.000125890272306028">
                <text:p>0.000125890272306028</text:p>
              </table:table-cell>
            </table:table-row>
            <table:table-row>
              <table:table-cell office:value-type="float" office:value="10.7502563089825">
                <text:p>10.7502563089825</text:p>
              </table:table-cell>
              <table:table-cell office:value-type="float" office:value="0.000120674733982362">
                <text:p>0.000120674733982362</text:p>
              </table:table-cell>
            </table:table-row>
            <table:table-row>
              <table:table-cell office:value-type="float" office:value="10.8200631681317">
                <text:p>10.8200631681317</text:p>
              </table:table-cell>
              <table:table-cell office:value-type="float" office:value="0.000115687480301885">
                <text:p>0.000115687480301885</text:p>
              </table:table-cell>
            </table:table-row>
            <table:table-row>
              <table:table-cell office:value-type="float" office:value="10.889870027281">
                <text:p>10.889870027281</text:p>
              </table:table-cell>
              <table:table-cell office:value-type="float" office:value="0.000110918015363559">
                <text:p>0.000110918015363559</text:p>
              </table:table-cell>
            </table:table-row>
            <table:table-row>
              <table:table-cell office:value-type="float" office:value="10.9596768864302">
                <text:p>10.9596768864302</text:p>
              </table:table-cell>
              <table:table-cell office:value-type="float" office:value="0.000106356346875947">
                <text:p>0.000106356346875947</text:p>
              </table:table-cell>
            </table:table-row>
            <table:table-row>
              <table:table-cell office:value-type="float" office:value="11.0294837455794">
                <text:p>11.0294837455794</text:p>
              </table:table-cell>
              <table:table-cell office:value-type="float" office:value="0.000101992961139219">
                <text:p>0.000101992961139219</text:p>
              </table:table-cell>
            </table:table-row>
            <table:table-row>
              <table:table-cell office:value-type="float" office:value="11.0992906047287">
                <text:p>11.0992906047287</text:p>
              </table:table-cell>
              <table:table-cell office:value-type="float" office:value="0.0000978187992973778">
                <text:p>0.0000978187992973778</text:p>
              </table:table-cell>
            </table:table-row>
            <table:table-row>
              <table:table-cell office:value-type="float" office:value="11.1690974638779">
                <text:p>11.1690974638779</text:p>
              </table:table-cell>
              <table:table-cell office:value-type="float" office:value="0.0000938252348018365">
                <text:p>0.0000938252348018365</text:p>
              </table:table-cell>
            </table:table-row>
            <table:table-row>
              <table:table-cell office:value-type="float" office:value="11.2389043230271">
                <text:p>11.2389043230271</text:p>
              </table:table-cell>
              <table:table-cell office:value-type="float" office:value="0.0000900040520195322">
                <text:p>0.0000900040520195322</text:p>
              </table:table-cell>
            </table:table-row>
            <table:table-row>
              <table:table-cell office:value-type="float" office:value="11.3087111821764">
                <text:p>11.3087111821764</text:p>
              </table:table-cell>
              <table:table-cell office:value-type="float" office:value="0.0000863474259289454">
                <text:p>0.0000863474259289454</text:p>
              </table:table-cell>
            </table:table-row>
            <table:table-row>
              <table:table-cell office:value-type="float" office:value="11.3785180413256">
                <text:p>11.3785180413256</text:p>
              </table:table-cell>
              <table:table-cell office:value-type="float" office:value="0.0000828479028470719">
                <text:p>0.0000828479028470719</text:p>
              </table:table-cell>
            </table:table-row>
            <table:table-row>
              <table:table-cell office:value-type="float" office:value="11.4483249004748">
                <text:p>11.4483249004748</text:p>
              </table:table-cell>
              <table:table-cell office:value-type="float" office:value="0.0000794983821340578">
                <text:p>0.0000794983821340578</text:p>
              </table:table-cell>
            </table:table-row>
            <table:table-row>
              <table:table-cell office:value-type="float" office:value="11.5181317596241">
                <text:p>11.5181317596241</text:p>
              </table:table-cell>
              <table:table-cell office:value-type="float" office:value="0.0000762920988259808">
                <text:p>0.0000762920988259808</text:p>
              </table:table-cell>
            </table:table-row>
            <table:table-row>
              <table:table-cell office:value-type="float" office:value="11.5879386187733">
                <text:p>11.5879386187733</text:p>
              </table:table-cell>
              <table:table-cell office:value-type="float" office:value="0.0000732226071475939">
                <text:p>0.0000732226071475939</text:p>
              </table:table-cell>
            </table:table-row>
            <table:table-row>
              <table:table-cell office:value-type="float" office:value="11.6577454779226">
                <text:p>11.6577454779226</text:p>
              </table:table-cell>
              <table:table-cell office:value-type="float" office:value="0.0000702837648591803">
                <text:p>0.0000702837648591803</text:p>
              </table:table-cell>
            </table:table-row>
            <table:table-row>
              <table:table-cell office:value-type="float" office:value="11.7275523370718">
                <text:p>11.7275523370718</text:p>
              </table:table-cell>
              <table:table-cell office:value-type="float" office:value="0.0000674697183939976">
                <text:p>0.0000674697183939976</text:p>
              </table:table-cell>
            </table:table-row>
            <table:table-row>
              <table:table-cell office:value-type="float" office:value="11.797359196221">
                <text:p>11.797359196221</text:p>
              </table:table-cell>
              <table:table-cell office:value-type="float" office:value="0.0000647748887485644">
                <text:p>0.0000647748887485644</text:p>
              </table:table-cell>
            </table:table-row>
            <table:table-row>
              <table:table-cell office:value-type="float" office:value="11.8671660553703">
                <text:p>11.8671660553703</text:p>
              </table:table-cell>
              <table:table-cell office:value-type="float" office:value="0.0000621939580826014">
                <text:p>0.0000621939580826014</text:p>
              </table:table-cell>
            </table:table-row>
            <table:table-row>
              <table:table-cell office:value-type="float" office:value="11.9369729145195">
                <text:p>11.9369729145195</text:p>
              </table:table-cell>
              <table:table-cell office:value-type="float" office:value="0.0000597218569954316">
                <text:p>0.0000597218569954316</text:p>
              </table:table-cell>
            </table:table-row>
            <table:table-row>
              <table:table-cell office:value-type="float" office:value="12.0067797736687">
                <text:p>12.0067797736687</text:p>
              </table:table-cell>
              <table:table-cell office:value-type="float" office:value="0.0000573537524426459">
                <text:p>0.0000573537524426459</text:p>
              </table:table-cell>
            </table:table-row>
            <table:table-row>
              <table:table-cell office:value-type="float" office:value="12.076586632818">
                <text:p>12.076586632818</text:p>
              </table:table-cell>
              <table:table-cell office:value-type="float" office:value="0.0000550850362595057">
                <text:p>0.0000550850362595057</text:p>
              </table:table-cell>
            </table:table-row>
            <table:table-row>
              <table:table-cell office:value-type="float" office:value="12.1463934919672">
                <text:p>12.1463934919672</text:p>
              </table:table-cell>
              <table:table-cell office:value-type="float" office:value="0.0000529113142618831">
                <text:p>0.0000529113142618831</text:p>
              </table:table-cell>
            </table:table-row>
            <table:table-row>
              <table:table-cell office:value-type="float" office:value="12.2162003511165">
                <text:p>12.2162003511165</text:p>
              </table:table-cell>
              <table:table-cell office:value-type="float" office:value="0.0000508283958927658">
                <text:p>0.0000508283958927658</text:p>
              </table:table-cell>
            </table:table-row>
            <table:table-row>
              <table:table-cell office:value-type="float" office:value="12.2860072102657">
                <text:p>12.2860072102657</text:p>
              </table:table-cell>
              <table:table-cell office:value-type="float" office:value="0.0000488322843873457">
                <text:p>0.0000488322843873457</text:p>
              </table:table-cell>
            </table:table-row>
            <table:table-row>
              <table:table-cell office:value-type="float" office:value="12.3558140694149">
                <text:p>12.3558140694149</text:p>
              </table:table-cell>
              <table:table-cell office:value-type="float" office:value="0.0000469191674293823">
                <text:p>0.0000469191674293823</text:p>
              </table:table-cell>
            </table:table-row>
            <table:table-row>
              <table:table-cell office:value-type="float" office:value="12.4256209285642">
                <text:p>12.4256209285642</text:p>
              </table:table-cell>
              <table:table-cell office:value-type="float" office:value="0.0000450854082764129">
                <text:p>0.0000450854082764129</text:p>
              </table:table-cell>
            </table:table-row>
            <table:table-row>
              <table:table-cell office:value-type="float" office:value="12.4954277877134">
                <text:p>12.4954277877134</text:p>
              </table:table-cell>
              <table:table-cell office:value-type="float" office:value="0.000043327537323945">
                <text:p>0.000043327537323945</text:p>
              </table:table-cell>
            </table:table-row>
            <table:table-row>
              <table:table-cell office:value-type="float" office:value="12.5652346468626">
                <text:p>12.5652346468626</text:p>
              </table:table-cell>
              <table:table-cell office:value-type="float" office:value="0.0000416422440930875">
                <text:p>0.0000416422440930875</text:p>
              </table:table-cell>
            </table:table-row>
            <table:table-row>
              <table:table-cell office:value-type="float" office:value="12.6350415060119">
                <text:p>12.6350415060119</text:p>
              </table:table-cell>
              <table:table-cell office:value-type="float" office:value="0.0000400263696143099">
                <text:p>0.0000400263696143099</text:p>
              </table:table-cell>
            </table:table-row>
            <table:table-row>
              <table:table-cell office:value-type="float" office:value="12.7048483651611">
                <text:p>12.7048483651611</text:p>
              </table:table-cell>
              <table:table-cell office:value-type="float" office:value="0.0000384768991902318">
                <text:p>0.0000384768991902318</text:p>
              </table:table-cell>
            </table:table-row>
            <table:table-row>
              <table:table-cell office:value-type="float" office:value="12.7746552243104">
                <text:p>12.7746552243104</text:p>
              </table:table-cell>
              <table:table-cell office:value-type="float" office:value="0.0000369909555165693">
                <text:p>0.0000369909555165693</text:p>
              </table:table-cell>
            </table:table-row>
            <table:table-row>
              <table:table-cell office:value-type="float" office:value="12.8444620834596">
                <text:p>12.8444620834596</text:p>
              </table:table-cell>
              <table:table-cell office:value-type="float" office:value="0.0000355657921445873">
                <text:p>0.0000355657921445873</text:p>
              </table:table-cell>
            </table:table-row>
            <table:table-row>
              <table:table-cell office:value-type="float" office:value="12.9142689426088">
                <text:p>12.9142689426088</text:p>
              </table:table-cell>
              <table:table-cell office:value-type="float" office:value="0.0000341987872652938">
                <text:p>0.0000341987872652938</text:p>
              </table:table-cell>
            </table:table-row>
            <table:table-row>
              <table:table-cell office:value-type="float" office:value="12.9840758017581">
                <text:p>12.9840758017581</text:p>
              </table:table-cell>
              <table:table-cell office:value-type="float" office:value="0.0000328874378008326">
                <text:p>0.0000328874378008326</text:p>
              </table:table-cell>
            </table:table-row>
            <table:table-row>
              <table:table-cell office:value-type="float" office:value="13.0538826609073">
                <text:p>13.0538826609073</text:p>
              </table:table-cell>
              <table:table-cell office:value-type="float" office:value="0.0000316293537868661">
                <text:p>0.0000316293537868661</text:p>
              </table:table-cell>
            </table:table-row>
            <table:table-row>
              <table:table-cell office:value-type="float" office:value="13.1236895200565">
                <text:p>13.1236895200565</text:p>
              </table:table-cell>
              <table:table-cell office:value-type="float" office:value="0.0000304222530308484">
                <text:p>0.0000304222530308484</text:p>
              </table:table-cell>
            </table:table-row>
            <table:table-row>
              <table:table-cell office:value-type="float" office:value="13.1934963792058">
                <text:p>13.1934963792058</text:p>
              </table:table-cell>
              <table:table-cell office:value-type="float" office:value="0.0000292639560335317">
                <text:p>0.0000292639560335317</text:p>
              </table:table-cell>
            </table:table-row>
            <table:table-row>
              <table:table-cell office:value-type="float" office:value="13.263303238355">
                <text:p>13.263303238355</text:p>
              </table:table-cell>
              <table:table-cell office:value-type="float" office:value="0.0000281523811572759">
                <text:p>0.0000281523811572759</text:p>
              </table:table-cell>
            </table:table-row>
            <table:table-row>
              <table:table-cell office:value-type="float" office:value="13.3331100975042">
                <text:p>13.3331100975042</text:p>
              </table:table-cell>
              <table:table-cell office:value-type="float" office:value="0.0000270855400333891">
                <text:p>0.0000270855400333891</text:p>
              </table:table-cell>
            </table:table-row>
            <table:table-row>
              <table:table-cell office:value-type="float" office:value="13.4029169566535">
                <text:p>13.4029169566535</text:p>
              </table:table-cell>
              <table:table-cell office:value-type="float" office:value="0.0000260615331908465">
                <text:p>0.0000260615331908465</text:p>
              </table:table-cell>
            </table:table-row>
            <table:table-row>
              <table:table-cell office:value-type="float" office:value="13.4727238158027">
                <text:p>13.4727238158027</text:p>
              </table:table-cell>
              <table:table-cell office:value-type="float" office:value="0.0000250785459007252">
                <text:p>0.0000250785459007252</text:p>
              </table:table-cell>
            </table:table-row>
            <table:table-row>
              <table:table-cell office:value-type="float" office:value="13.542530674952">
                <text:p>13.542530674952</text:p>
              </table:table-cell>
              <table:table-cell office:value-type="float" office:value="0.0000241348442208134">
                <text:p>0.0000241348442208134</text:p>
              </table:table-cell>
            </table:table-row>
            <table:table-row>
              <table:table-cell office:value-type="float" office:value="13.6123375341012">
                <text:p>13.6123375341012</text:p>
              </table:table-cell>
              <table:table-cell office:value-type="float" office:value="0.0000232287712338408">
                <text:p>0.0000232287712338408</text:p>
              </table:table-cell>
            </table:table-row>
            <table:table-row>
              <table:table-cell office:value-type="float" office:value="13.6821443932504">
                <text:p>13.6821443932504</text:p>
              </table:table-cell>
              <table:table-cell office:value-type="float" office:value="0.0000223587434673433">
                <text:p>0.0000223587434673433</text:p>
              </table:table-cell>
            </table:table-row>
            <table:table-row>
              <table:table-cell office:value-type="float" office:value="13.7519512523997">
                <text:p>13.7519512523997</text:p>
              </table:table-cell>
              <table:table-cell office:value-type="float" office:value="0.000021523247486277">
                <text:p>0.000021523247486277</text:p>
              </table:table-cell>
            </table:table-row>
            <table:table-row>
              <table:table-cell office:value-type="float" office:value="13.8217581115489">
                <text:p>13.8217581115489</text:p>
              </table:table-cell>
              <table:table-cell office:value-type="float" office:value="0.000020720836651833">
                <text:p>0.000020720836651833</text:p>
              </table:table-cell>
            </table:table-row>
            <table:table-row>
              <table:table-cell office:value-type="float" office:value="13.8915649706981">
                <text:p>13.8915649706981</text:p>
              </table:table-cell>
              <table:table-cell office:value-type="float" office:value="0.0000199501280351289">
                <text:p>0.0000199501280351289</text:p>
              </table:table-cell>
            </table:table-row>
            <table:table-row>
              <table:table-cell office:value-type="float" office:value="13.9613718298474">
                <text:p>13.9613718298474</text:p>
              </table:table-cell>
              <table:table-cell office:value-type="float" office:value="0.0000192097994802243">
                <text:p>0.00001920979948022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6">
      <number:number number:decimal-places="5" loext:min-decimal-places="5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text-properties fo:color="#000000" fo:font-family="'Times New Roman'" fo:font-size="10pt" style:font-size-asian="10pt" style:font-family-complex="'Times New Roman'" style:font-size-complex="10pt"/>
    </style:style>
    <style:style style:name="ch4" style:family="chart">
      <style:chart-properties style:rotation-angle="0"/>
      <style:text-properties fo:color="#000000" fo:font-family="'Times New Roman'" fo:font-size="12pt" fo:font-style="italic" fo:font-weight="bold" style:font-size-asian="12pt" style:font-style-asian="italic" style:font-weight-asian="bold" style:font-family-complex="'Times New Roman'" style:font-size-complex="12pt" style:font-style-complex="italic" style:font-weight-complex="bold"/>
    </style:style>
    <style:style style:name="ch5" style:family="chart" style:data-style-name="N136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1" chart:tick-mark-position="at-axis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family="'Times New Roman'" fo:font-size="12pt" fo:font-weight="bold" style:font-size-asian="12pt" style:font-weight-asian="bold" style:font-family-complex="'Times New Roman'" style:font-size-complex="12pt" style:font-weight-complex="bold"/>
    </style:style>
    <style:style style:name="ch7" style:family="chart" style:data-style-name="N136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9.436cm" svg:height="7.277cm" xlink:href=".." xlink:type="simple" chart:class="chart:line" chart:style-name="ch1">
        <chart:plot-area chart:style-name="ch2" table:cell-range-address="Exponential.M2:Exponential.M103 Exponential.O3:Exponential.O103" chart:data-source-has-labels="column" svg:x="0.861cm" svg:y="0.395cm" svg:width="17.484cm" svg:height="5.986cm">
          <chartooo:coordinate-region svg:x="1.452cm" svg:y="0.395cm" svg:width="16.752cm" svg:height="5.006cm"/>
          <chart:axis chart:dimension="x" chart:name="primary-x" chart:style-name="ch3" chartooo:axis-type="auto">
            <chartooo:date-scale/>
            <chart:title svg:x="18.453cm" svg:y="5.273cm" chart:style-name="ch4">
              <text:p>x</text:p>
            </chart:title>
            <chart:categories table:cell-range-address="Exponential.M2:Exponential.M103"/>
          </chart:axis>
          <chart:axis chart:dimension="y" chart:name="primary-y" chart:style-name="ch5">
            <chart:title svg:x="0.338cm" svg:y="0.132cm" chart:style-name="ch6">
              <text:p>PDF</text:p>
            </chart:title>
          </chart:axis>
          <chart:series chart:style-name="ch7" chart:values-cell-range-address="Exponential.O3:Exponential.O103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ponential.M2:Exponential.M103</svg:desc>
                </draw:g>
              </table:table-cell>
              <table:table-cell office:value-type="float" office:value="0.0227627790441893">
                <text:p>0.0227627790441893</text:p>
                <draw:g>
                  <svg:desc>Exponential.O3:Exponential.O103</svg:desc>
                </draw:g>
              </table:table-cell>
            </table:table-row>
            <table:table-row>
              <table:table-cell office:value-type="float" office:value="0.0230258509299404">
                <text:p>0.0230258509299404</text:p>
              </table:table-cell>
              <table:table-cell office:value-type="float" office:value="0.0222446349343747">
                <text:p>0.0222446349343747</text:p>
              </table:table-cell>
            </table:table-row>
            <table:table-row>
              <table:table-cell office:value-type="float" office:value="0.0460517018598809">
                <text:p>0.0460517018598809</text:p>
              </table:table-cell>
              <table:table-cell office:value-type="float" office:value="0.0217382852244449">
                <text:p>0.0217382852244449</text:p>
              </table:table-cell>
            </table:table-row>
            <table:table-row>
              <table:table-cell office:value-type="float" office:value="0.0690775527898213">
                <text:p>0.0690775527898213</text:p>
              </table:table-cell>
              <table:table-cell office:value-type="float" office:value="0.0212434614410814">
                <text:p>0.0212434614410814</text:p>
              </table:table-cell>
            </table:table-row>
            <table:table-row>
              <table:table-cell office:value-type="float" office:value="0.0921034037197618">
                <text:p>0.0921034037197618</text:p>
              </table:table-cell>
              <table:table-cell office:value-type="float" office:value="0.0207599012221642">
                <text:p>0.0207599012221642</text:p>
              </table:table-cell>
            </table:table-row>
            <table:table-row>
              <table:table-cell office:value-type="float" office:value="0.115129254649702">
                <text:p>0.115129254649702</text:p>
              </table:table-cell>
              <table:table-cell office:value-type="float" office:value="0.0202873481776649">
                <text:p>0.0202873481776649</text:p>
              </table:table-cell>
            </table:table-row>
            <table:table-row>
              <table:table-cell office:value-type="float" office:value="0.138155105579643">
                <text:p>0.138155105579643</text:p>
              </table:table-cell>
              <table:table-cell office:value-type="float" office:value="0.0198255517537042">
                <text:p>0.0198255517537042</text:p>
              </table:table-cell>
            </table:table-row>
            <table:table-row>
              <table:table-cell office:value-type="float" office:value="0.161180956509583">
                <text:p>0.161180956509583</text:p>
              </table:table-cell>
              <table:table-cell office:value-type="float" office:value="0.0193742670997055">
                <text:p>0.0193742670997055</text:p>
              </table:table-cell>
            </table:table-row>
            <table:table-row>
              <table:table-cell office:value-type="float" office:value="0.184206807439524">
                <text:p>0.184206807439524</text:p>
              </table:table-cell>
              <table:table-cell office:value-type="float" office:value="0.0189332549385717">
                <text:p>0.0189332549385717</text:p>
              </table:table-cell>
            </table:table-row>
            <table:table-row>
              <table:table-cell office:value-type="float" office:value="0.207232658369464">
                <text:p>0.207232658369464</text:p>
              </table:table-cell>
              <table:table-cell office:value-type="float" office:value="0.0185022814398178">
                <text:p>0.0185022814398178</text:p>
              </table:table-cell>
            </table:table-row>
            <table:table-row>
              <table:table-cell office:value-type="float" office:value="0.230258509299404">
                <text:p>0.230258509299404</text:p>
              </table:table-cell>
              <table:table-cell office:value-type="float" office:value="0.0180811180955898">
                <text:p>0.0180811180955898</text:p>
              </table:table-cell>
            </table:table-row>
            <table:table-row>
              <table:table-cell office:value-type="float" office:value="0.253284360229345">
                <text:p>0.253284360229345</text:p>
              </table:table-cell>
              <table:table-cell office:value-type="float" office:value="0.017669541599508">
                <text:p>0.017669541599508</text:p>
              </table:table-cell>
            </table:table-row>
            <table:table-row>
              <table:table-cell office:value-type="float" office:value="0.276310211159285">
                <text:p>0.276310211159285</text:p>
              </table:table-cell>
              <table:table-cell office:value-type="float" office:value="0.0172673337282662">
                <text:p>0.0172673337282662</text:p>
              </table:table-cell>
            </table:table-row>
            <table:table-row>
              <table:table-cell office:value-type="float" office:value="0.299336062089226">
                <text:p>0.299336062089226</text:p>
              </table:table-cell>
              <table:table-cell office:value-type="float" office:value="0.0168742812259275">
                <text:p>0.0168742812259275</text:p>
              </table:table-cell>
            </table:table-row>
            <table:table-row>
              <table:table-cell office:value-type="float" office:value="0.322361913019166">
                <text:p>0.322361913019166</text:p>
              </table:table-cell>
              <table:table-cell office:value-type="float" office:value="0.0164901756908521">
                <text:p>0.0164901756908521</text:p>
              </table:table-cell>
            </table:table-row>
            <table:table-row>
              <table:table-cell office:value-type="float" office:value="0.345387763949107">
                <text:p>0.345387763949107</text:p>
              </table:table-cell>
              <table:table-cell office:value-type="float" office:value="0.0161148134652014">
                <text:p>0.0161148134652014</text:p>
              </table:table-cell>
            </table:table-row>
            <table:table-row>
              <table:table-cell office:value-type="float" office:value="0.368413614879047">
                <text:p>0.368413614879047</text:p>
              </table:table-cell>
              <table:table-cell office:value-type="float" office:value="0.0157479955269547">
                <text:p>0.0157479955269547</text:p>
              </table:table-cell>
            </table:table-row>
            <table:table-row>
              <table:table-cell office:value-type="float" office:value="0.391439465808987">
                <text:p>0.391439465808987</text:p>
              </table:table-cell>
              <table:table-cell office:value-type="float" office:value="0.0153895273843857">
                <text:p>0.0153895273843857</text:p>
              </table:table-cell>
            </table:table-row>
            <table:table-row>
              <table:table-cell office:value-type="float" office:value="0.414465316738928">
                <text:p>0.414465316738928</text:p>
              </table:table-cell>
              <table:table-cell office:value-type="float" office:value="0.0150392189729405">
                <text:p>0.0150392189729405</text:p>
              </table:table-cell>
            </table:table-row>
            <table:table-row>
              <table:table-cell office:value-type="float" office:value="0.437491167668868">
                <text:p>0.437491167668868</text:p>
              </table:table-cell>
              <table:table-cell office:value-type="float" office:value="0.0146968845544623">
                <text:p>0.0146968845544623</text:p>
              </table:table-cell>
            </table:table-row>
            <table:table-row>
              <table:table-cell office:value-type="float" office:value="0.460517018598809">
                <text:p>0.460517018598809</text:p>
              </table:table-cell>
              <table:table-cell office:value-type="float" office:value="0.0143623426187111">
                <text:p>0.0143623426187111</text:p>
              </table:table-cell>
            </table:table-row>
            <table:table-row>
              <table:table-cell office:value-type="float" office:value="0.483542869528749">
                <text:p>0.483542869528749</text:p>
              </table:table-cell>
              <table:table-cell office:value-type="float" office:value="0.0140354157871244">
                <text:p>0.0140354157871244</text:p>
              </table:table-cell>
            </table:table-row>
            <table:table-row>
              <table:table-cell office:value-type="float" office:value="0.506568720458689">
                <text:p>0.506568720458689</text:p>
              </table:table-cell>
              <table:table-cell office:value-type="float" office:value="0.0137159307187689">
                <text:p>0.0137159307187689</text:p>
              </table:table-cell>
            </table:table-row>
            <table:table-row>
              <table:table-cell office:value-type="float" office:value="0.52959457138863">
                <text:p>0.52959457138863</text:p>
              </table:table-cell>
              <table:table-cell office:value-type="float" office:value="0.013403718018432">
                <text:p>0.013403718018432</text:p>
              </table:table-cell>
            </table:table-row>
            <table:table-row>
              <table:table-cell office:value-type="float" office:value="0.55262042231857">
                <text:p>0.55262042231857</text:p>
              </table:table-cell>
              <table:table-cell office:value-type="float" office:value="0.0130986121468079">
                <text:p>0.0130986121468079</text:p>
              </table:table-cell>
            </table:table-row>
            <table:table-row>
              <table:table-cell office:value-type="float" office:value="0.575646273248511">
                <text:p>0.575646273248511</text:p>
              </table:table-cell>
              <table:table-cell office:value-type="float" office:value="0.0128004513327246">
                <text:p>0.0128004513327246</text:p>
              </table:table-cell>
            </table:table-row>
            <table:table-row>
              <table:table-cell office:value-type="float" office:value="0.598672124178451">
                <text:p>0.598672124178451</text:p>
              </table:table-cell>
              <table:table-cell office:value-type="float" office:value="0.0125090774873718">
                <text:p>0.0125090774873718</text:p>
              </table:table-cell>
            </table:table-row>
            <table:table-row>
              <table:table-cell office:value-type="float" office:value="0.621697975108392">
                <text:p>0.621697975108392</text:p>
              </table:table-cell>
              <table:table-cell office:value-type="float" office:value="0.0122243361204801">
                <text:p>0.0122243361204801</text:p>
              </table:table-cell>
            </table:table-row>
            <table:table-row>
              <table:table-cell office:value-type="float" office:value="0.644723826038332">
                <text:p>0.644723826038332</text:p>
              </table:table-cell>
              <table:table-cell office:value-type="float" office:value="0.0119460762584078">
                <text:p>0.0119460762584078</text:p>
              </table:table-cell>
            </table:table-row>
            <table:table-row>
              <table:table-cell office:value-type="float" office:value="0.667749676968273">
                <text:p>0.667749676968273</text:p>
              </table:table-cell>
              <table:table-cell office:value-type="float" office:value="0.0116741503640926">
                <text:p>0.0116741503640926</text:p>
              </table:table-cell>
            </table:table-row>
            <table:table-row>
              <table:table-cell office:value-type="float" office:value="0.690775527898213">
                <text:p>0.690775527898213</text:p>
              </table:table-cell>
              <table:table-cell office:value-type="float" office:value="0.011408414258826">
                <text:p>0.011408414258826</text:p>
              </table:table-cell>
            </table:table-row>
            <table:table-row>
              <table:table-cell office:value-type="float" office:value="0.713801378828154">
                <text:p>0.713801378828154</text:p>
              </table:table-cell>
              <table:table-cell office:value-type="float" office:value="0.0111487270458079">
                <text:p>0.0111487270458079</text:p>
              </table:table-cell>
            </table:table-row>
            <table:table-row>
              <table:table-cell office:value-type="float" office:value="0.736827229758094">
                <text:p>0.736827229758094</text:p>
              </table:table-cell>
              <table:table-cell office:value-type="float" office:value="0.0108949510354401">
                <text:p>0.0108949510354401</text:p>
              </table:table-cell>
            </table:table-row>
            <table:table-row>
              <table:table-cell office:value-type="float" office:value="0.759853080688035">
                <text:p>0.759853080688035</text:p>
              </table:table-cell>
              <table:table-cell office:value-type="float" office:value="0.0106469516723232">
                <text:p>0.0106469516723232</text:p>
              </table:table-cell>
            </table:table-row>
            <table:table-row>
              <table:table-cell office:value-type="float" office:value="0.782878931617975">
                <text:p>0.782878931617975</text:p>
              </table:table-cell>
              <table:table-cell office:value-type="float" office:value="0.0104045974639119">
                <text:p>0.0104045974639119</text:p>
              </table:table-cell>
            </table:table-row>
            <table:table-row>
              <table:table-cell office:value-type="float" office:value="0.805904782547916">
                <text:p>0.805904782547916</text:p>
              </table:table-cell>
              <table:table-cell office:value-type="float" office:value="0.0101677599107972">
                <text:p>0.0101677599107972</text:p>
              </table:table-cell>
            </table:table-row>
            <table:table-row>
              <table:table-cell office:value-type="float" office:value="0.828930633477856">
                <text:p>0.828930633477856</text:p>
              </table:table-cell>
              <table:table-cell office:value-type="float" office:value="0.00993631343857326">
                <text:p>0.00993631343857326</text:p>
              </table:table-cell>
            </table:table-row>
            <table:table-row>
              <table:table-cell office:value-type="float" office:value="0.851956484407797">
                <text:p>0.851956484407797</text:p>
              </table:table-cell>
              <table:table-cell office:value-type="float" office:value="0.00971013533125731">
                <text:p>0.00971013533125731</text:p>
              </table:table-cell>
            </table:table-row>
            <table:table-row>
              <table:table-cell office:value-type="float" office:value="0.874982335337737">
                <text:p>0.874982335337737</text:p>
              </table:table-cell>
              <table:table-cell office:value-type="float" office:value="0.00948910566622263">
                <text:p>0.00948910566622263</text:p>
              </table:table-cell>
            </table:table-row>
            <table:table-row>
              <table:table-cell office:value-type="float" office:value="0.898008186267677">
                <text:p>0.898008186267677</text:p>
              </table:table-cell>
              <table:table-cell office:value-type="float" office:value="0.00927310725061559">
                <text:p>0.00927310725061559</text:p>
              </table:table-cell>
            </table:table-row>
            <table:table-row>
              <table:table-cell office:value-type="float" office:value="0.921034037197618">
                <text:p>0.921034037197618</text:p>
              </table:table-cell>
              <table:table-cell office:value-type="float" office:value="0.00906202555921665">
                <text:p>0.00906202555921665</text:p>
              </table:table-cell>
            </table:table-row>
            <table:table-row>
              <table:table-cell office:value-type="float" office:value="0.944059888127558">
                <text:p>0.944059888127558</text:p>
              </table:table-cell>
              <table:table-cell office:value-type="float" office:value="0.0088557486737193">
                <text:p>0.0088557486737193</text:p>
              </table:table-cell>
            </table:table-row>
            <table:table-row>
              <table:table-cell office:value-type="float" office:value="0.967085739057499">
                <text:p>0.967085739057499</text:p>
              </table:table-cell>
              <table:table-cell office:value-type="float" office:value="0.00865416722338874">
                <text:p>0.00865416722338874</text:p>
              </table:table-cell>
            </table:table-row>
            <table:table-row>
              <table:table-cell office:value-type="float" office:value="0.990111589987439">
                <text:p>0.990111589987439</text:p>
              </table:table-cell>
              <table:table-cell office:value-type="float" office:value="0.00845717432707127">
                <text:p>0.00845717432707127</text:p>
              </table:table-cell>
            </table:table-row>
            <table:table-row>
              <table:table-cell office:value-type="float" office:value="1.01313744091738">
                <text:p>1.01313744091738</text:p>
              </table:table-cell>
              <table:table-cell office:value-type="float" office:value="0.00826466553652572">
                <text:p>0.00826466553652572</text:p>
              </table:table-cell>
            </table:table-row>
            <table:table-row>
              <table:table-cell office:value-type="float" office:value="1.03616329184732">
                <text:p>1.03616329184732</text:p>
              </table:table-cell>
              <table:table-cell office:value-type="float" office:value="0.00807653878104386">
                <text:p>0.00807653878104386</text:p>
              </table:table-cell>
            </table:table-row>
            <table:table-row>
              <table:table-cell office:value-type="float" office:value="1.05918914277726">
                <text:p>1.05918914277726</text:p>
              </table:table-cell>
              <table:table-cell office:value-type="float" office:value="0.00789269431332906">
                <text:p>0.00789269431332906</text:p>
              </table:table-cell>
            </table:table-row>
            <table:table-row>
              <table:table-cell office:value-type="float" office:value="1.0822149937072">
                <text:p>1.0822149937072</text:p>
              </table:table-cell>
              <table:table-cell office:value-type="float" office:value="0.00771303465661144">
                <text:p>0.00771303465661144</text:p>
              </table:table-cell>
            </table:table-row>
            <table:table-row>
              <table:table-cell office:value-type="float" office:value="1.10524084463714">
                <text:p>1.10524084463714</text:p>
              </table:table-cell>
              <table:table-cell office:value-type="float" office:value="0.00753746455296278">
                <text:p>0.00753746455296278</text:p>
              </table:table-cell>
            </table:table-row>
            <table:table-row>
              <table:table-cell office:value-type="float" office:value="1.12826669556708">
                <text:p>1.12826669556708</text:p>
              </table:table-cell>
              <table:table-cell office:value-type="float" office:value="0.00736589091279027">
                <text:p>0.00736589091279027</text:p>
              </table:table-cell>
            </table:table-row>
            <table:table-row>
              <table:table-cell office:value-type="float" office:value="1.15129254649702">
                <text:p>1.15129254649702</text:p>
              </table:table-cell>
              <table:table-cell office:value-type="float" office:value="0.00719822276547888">
                <text:p>0.00719822276547888</text:p>
              </table:table-cell>
            </table:table-row>
            <table:table-row>
              <table:table-cell office:value-type="float" office:value="1.17431839742696">
                <text:p>1.17431839742696</text:p>
              </table:table-cell>
              <table:table-cell office:value-type="float" office:value="0.00703437121115746">
                <text:p>0.00703437121115746</text:p>
              </table:table-cell>
            </table:table-row>
            <table:table-row>
              <table:table-cell office:value-type="float" office:value="1.1973442483569">
                <text:p>1.1973442483569</text:p>
              </table:table-cell>
              <table:table-cell office:value-type="float" office:value="0.00687424937356296">
                <text:p>0.00687424937356296</text:p>
              </table:table-cell>
            </table:table-row>
            <table:table-row>
              <table:table-cell office:value-type="float" office:value="1.22037009928684">
                <text:p>1.22037009928684</text:p>
              </table:table-cell>
              <table:table-cell office:value-type="float" office:value="0.00671777235397797">
                <text:p>0.00671777235397797</text:p>
              </table:table-cell>
            </table:table-row>
            <table:table-row>
              <table:table-cell office:value-type="float" office:value="1.24339595021678">
                <text:p>1.24339595021678</text:p>
              </table:table-cell>
              <table:table-cell office:value-type="float" office:value="0.00656485718621513">
                <text:p>0.00656485718621513</text:p>
              </table:table-cell>
            </table:table-row>
            <table:table-row>
              <table:table-cell office:value-type="float" office:value="1.26642180114672">
                <text:p>1.26642180114672</text:p>
              </table:table-cell>
              <table:table-cell office:value-type="float" office:value="0.00641542279262874">
                <text:p>0.00641542279262874</text:p>
              </table:table-cell>
            </table:table-row>
            <table:table-row>
              <table:table-cell office:value-type="float" office:value="1.28944765207666">
                <text:p>1.28944765207666</text:p>
              </table:table-cell>
              <table:table-cell office:value-type="float" office:value="0.00626938994112514">
                <text:p>0.00626938994112514</text:p>
              </table:table-cell>
            </table:table-row>
            <table:table-row>
              <table:table-cell office:value-type="float" office:value="1.3124735030066">
                <text:p>1.3124735030066</text:p>
              </table:table-cell>
              <table:table-cell office:value-type="float" office:value="0.00612668120315341">
                <text:p>0.00612668120315341</text:p>
              </table:table-cell>
            </table:table-row>
            <table:table-row>
              <table:table-cell office:value-type="float" office:value="1.33549935393655">
                <text:p>1.33549935393655</text:p>
              </table:table-cell>
              <table:table-cell office:value-type="float" office:value="0.00598722091265169">
                <text:p>0.00598722091265169</text:p>
              </table:table-cell>
            </table:table-row>
            <table:table-row>
              <table:table-cell office:value-type="float" office:value="1.35852520486649">
                <text:p>1.35852520486649</text:p>
              </table:table-cell>
              <table:table-cell office:value-type="float" office:value="0.00585093512592838">
                <text:p>0.00585093512592838</text:p>
              </table:table-cell>
            </table:table-row>
            <table:table-row>
              <table:table-cell office:value-type="float" office:value="1.38155105579643">
                <text:p>1.38155105579643</text:p>
              </table:table-cell>
              <table:table-cell office:value-type="float" office:value="0.00571775158245491">
                <text:p>0.00571775158245491</text:p>
              </table:table-cell>
            </table:table-row>
            <table:table-row>
              <table:table-cell office:value-type="float" office:value="1.40457690672637">
                <text:p>1.40457690672637</text:p>
              </table:table-cell>
              <table:table-cell office:value-type="float" office:value="0.00558759966655398">
                <text:p>0.00558759966655398</text:p>
              </table:table-cell>
            </table:table-row>
            <table:table-row>
              <table:table-cell office:value-type="float" office:value="1.42760275765631">
                <text:p>1.42760275765631</text:p>
              </table:table-cell>
              <table:table-cell office:value-type="float" office:value="0.00546041036995693">
                <text:p>0.00546041036995693</text:p>
              </table:table-cell>
            </table:table-row>
            <table:table-row>
              <table:table-cell office:value-type="float" office:value="1.45062860858625">
                <text:p>1.45062860858625</text:p>
              </table:table-cell>
              <table:table-cell office:value-type="float" office:value="0.0053361162552148">
                <text:p>0.0053361162552148</text:p>
              </table:table-cell>
            </table:table-row>
            <table:table-row>
              <table:table-cell office:value-type="float" office:value="1.47365445951619">
                <text:p>1.47365445951619</text:p>
              </table:table-cell>
              <table:table-cell office:value-type="float" office:value="0.00521465141994337">
                <text:p>0.00521465141994337</text:p>
              </table:table-cell>
            </table:table-row>
            <table:table-row>
              <table:table-cell office:value-type="float" office:value="1.49668031044613">
                <text:p>1.49668031044613</text:p>
              </table:table-cell>
              <table:table-cell office:value-type="float" office:value="0.00509595146187869">
                <text:p>0.00509595146187869</text:p>
              </table:table-cell>
            </table:table-row>
            <table:table-row>
              <table:table-cell office:value-type="float" office:value="1.51970616137607">
                <text:p>1.51970616137607</text:p>
              </table:table-cell>
              <table:table-cell office:value-type="float" office:value="0.00497995344473212">
                <text:p>0.00497995344473212</text:p>
              </table:table-cell>
            </table:table-row>
            <table:table-row>
              <table:table-cell office:value-type="float" office:value="1.54273201230601">
                <text:p>1.54273201230601</text:p>
              </table:table-cell>
              <table:table-cell office:value-type="float" office:value="0.00486659586481919">
                <text:p>0.00486659586481919</text:p>
              </table:table-cell>
            </table:table-row>
            <table:table-row>
              <table:table-cell office:value-type="float" office:value="1.56575786323595">
                <text:p>1.56575786323595</text:p>
              </table:table-cell>
              <table:table-cell office:value-type="float" office:value="0.00475581861845098">
                <text:p>0.00475581861845098</text:p>
              </table:table-cell>
            </table:table-row>
            <table:table-row>
              <table:table-cell office:value-type="float" office:value="1.58878371416589">
                <text:p>1.58878371416589</text:p>
              </table:table-cell>
              <table:table-cell office:value-type="float" office:value="0.00464756297006497">
                <text:p>0.00464756297006497</text:p>
              </table:table-cell>
            </table:table-row>
            <table:table-row>
              <table:table-cell office:value-type="float" office:value="1.61180956509583">
                <text:p>1.61180956509583</text:p>
              </table:table-cell>
              <table:table-cell office:value-type="float" office:value="0.00454177152108348">
                <text:p>0.00454177152108348</text:p>
              </table:table-cell>
            </table:table-row>
            <table:table-row>
              <table:table-cell office:value-type="float" office:value="1.63483541602577">
                <text:p>1.63483541602577</text:p>
              </table:table-cell>
              <table:table-cell office:value-type="float" office:value="0.00443838817947984">
                <text:p>0.00443838817947984</text:p>
              </table:table-cell>
            </table:table-row>
            <table:table-row>
              <table:table-cell office:value-type="float" office:value="1.65786126695571">
                <text:p>1.65786126695571</text:p>
              </table:table-cell>
              <table:table-cell office:value-type="float" office:value="0.00433735813003788">
                <text:p>0.00433735813003788</text:p>
              </table:table-cell>
            </table:table-row>
            <table:table-row>
              <table:table-cell office:value-type="float" office:value="1.68088711788565">
                <text:p>1.68088711788565</text:p>
              </table:table-cell>
              <table:table-cell office:value-type="float" office:value="0.00423862780528839">
                <text:p>0.00423862780528839</text:p>
              </table:table-cell>
            </table:table-row>
            <table:table-row>
              <table:table-cell office:value-type="float" office:value="1.70391296881559">
                <text:p>1.70391296881559</text:p>
              </table:table-cell>
              <table:table-cell office:value-type="float" office:value="0.00414214485710607">
                <text:p>0.00414214485710607</text:p>
              </table:table-cell>
            </table:table-row>
            <table:table-row>
              <table:table-cell office:value-type="float" office:value="1.72693881974553">
                <text:p>1.72693881974553</text:p>
              </table:table-cell>
              <table:table-cell office:value-type="float" office:value="0.00404785812895481">
                <text:p>0.00404785812895481</text:p>
              </table:table-cell>
            </table:table-row>
            <table:table-row>
              <table:table-cell office:value-type="float" office:value="1.74996467067547">
                <text:p>1.74996467067547</text:p>
              </table:table-cell>
              <table:table-cell office:value-type="float" office:value="0.00395571762876301">
                <text:p>0.00395571762876301</text:p>
              </table:table-cell>
            </table:table-row>
            <table:table-row>
              <table:table-cell office:value-type="float" office:value="1.77299052160541">
                <text:p>1.77299052160541</text:p>
              </table:table-cell>
              <table:table-cell office:value-type="float" office:value="0.00386567450241837">
                <text:p>0.00386567450241837</text:p>
              </table:table-cell>
            </table:table-row>
            <table:table-row>
              <table:table-cell office:value-type="float" office:value="1.79601637253535">
                <text:p>1.79601637253535</text:p>
              </table:table-cell>
              <table:table-cell office:value-type="float" office:value="0.00377768100786313">
                <text:p>0.00377768100786313</text:p>
              </table:table-cell>
            </table:table-row>
            <table:table-row>
              <table:table-cell office:value-type="float" office:value="1.81904222346529">
                <text:p>1.81904222346529</text:p>
              </table:table-cell>
              <table:table-cell office:value-type="float" office:value="0.00369169048978168">
                <text:p>0.00369169048978168</text:p>
              </table:table-cell>
            </table:table-row>
            <table:table-row>
              <table:table-cell office:value-type="float" office:value="1.84206807439523">
                <text:p>1.84206807439523</text:p>
              </table:table-cell>
              <table:table-cell office:value-type="float" office:value="0.00360765735486313">
                <text:p>0.00360765735486313</text:p>
              </table:table-cell>
            </table:table-row>
            <table:table-row>
              <table:table-cell office:value-type="float" office:value="1.86509392532517">
                <text:p>1.86509392532517</text:p>
              </table:table-cell>
              <table:table-cell office:value-type="float" office:value="0.00352553704762737">
                <text:p>0.00352553704762737</text:p>
              </table:table-cell>
            </table:table-row>
            <table:table-row>
              <table:table-cell office:value-type="float" office:value="1.88811977625511">
                <text:p>1.88811977625511</text:p>
              </table:table-cell>
              <table:table-cell office:value-type="float" office:value="0.00344528602680005">
                <text:p>0.00344528602680005</text:p>
              </table:table-cell>
            </table:table-row>
            <table:table-row>
              <table:table-cell office:value-type="float" office:value="1.91114562718505">
                <text:p>1.91114562718505</text:p>
              </table:table-cell>
              <table:table-cell office:value-type="float" office:value="0.003366861742228">
                <text:p>0.003366861742228</text:p>
              </table:table-cell>
            </table:table-row>
            <table:table-row>
              <table:table-cell office:value-type="float" office:value="1.93417147811499">
                <text:p>1.93417147811499</text:p>
              </table:table-cell>
              <table:table-cell office:value-type="float" office:value="0.00329022261231726">
                <text:p>0.00329022261231726</text:p>
              </table:table-cell>
            </table:table-row>
            <table:table-row>
              <table:table-cell office:value-type="float" office:value="1.95719732904493">
                <text:p>1.95719732904493</text:p>
              </table:table-cell>
              <table:table-cell office:value-type="float" office:value="0.00321532800198698">
                <text:p>0.00321532800198698</text:p>
              </table:table-cell>
            </table:table-row>
            <table:table-row>
              <table:table-cell office:value-type="float" office:value="1.98022317997488">
                <text:p>1.98022317997488</text:p>
              </table:table-cell>
              <table:table-cell office:value-type="float" office:value="0.00314213820112308">
                <text:p>0.00314213820112308</text:p>
              </table:table-cell>
            </table:table-row>
            <table:table-row>
              <table:table-cell office:value-type="float" office:value="2.00324903090482">
                <text:p>2.00324903090482</text:p>
              </table:table-cell>
              <table:table-cell office:value-type="float" office:value="0.00307061440352474">
                <text:p>0.00307061440352474</text:p>
              </table:table-cell>
            </table:table-row>
            <table:table-row>
              <table:table-cell office:value-type="float" office:value="2.02627488183476">
                <text:p>2.02627488183476</text:p>
              </table:table-cell>
              <table:table-cell office:value-type="float" office:value="0.00300071868632734">
                <text:p>0.00300071868632734</text:p>
              </table:table-cell>
            </table:table-row>
            <table:table-row>
              <table:table-cell office:value-type="float" office:value="2.0493007327647">
                <text:p>2.0493007327647</text:p>
              </table:table-cell>
              <table:table-cell office:value-type="float" office:value="0.00293241398989663">
                <text:p>0.00293241398989663</text:p>
              </table:table-cell>
            </table:table-row>
            <table:table-row>
              <table:table-cell office:value-type="float" office:value="2.07232658369464">
                <text:p>2.07232658369464</text:p>
              </table:table-cell>
              <table:table-cell office:value-type="float" office:value="0.00286566409817857">
                <text:p>0.00286566409817857</text:p>
              </table:table-cell>
            </table:table-row>
            <table:table-row>
              <table:table-cell office:value-type="float" office:value="2.09535243462458">
                <text:p>2.09535243462458</text:p>
              </table:table-cell>
              <table:table-cell office:value-type="float" office:value="0.00280043361949689">
                <text:p>0.00280043361949689</text:p>
              </table:table-cell>
            </table:table-row>
            <table:table-row>
              <table:table-cell office:value-type="float" office:value="2.11837828555452">
                <text:p>2.11837828555452</text:p>
              </table:table-cell>
              <table:table-cell office:value-type="float" office:value="0.00273668796778825">
                <text:p>0.00273668796778825</text:p>
              </table:table-cell>
            </table:table-row>
            <table:table-row>
              <table:table-cell office:value-type="float" office:value="2.14140413648446">
                <text:p>2.14140413648446</text:p>
              </table:table-cell>
              <table:table-cell office:value-type="float" office:value="0.00267439334426478">
                <text:p>0.00267439334426478</text:p>
              </table:table-cell>
            </table:table-row>
            <table:table-row>
              <table:table-cell office:value-type="float" office:value="2.1644299874144">
                <text:p>2.1644299874144</text:p>
              </table:table-cell>
              <table:table-cell office:value-type="float" office:value="0.00261351671949184">
                <text:p>0.00261351671949184</text:p>
              </table:table-cell>
            </table:table-row>
            <table:table-row>
              <table:table-cell office:value-type="float" office:value="2.18745583834434">
                <text:p>2.18745583834434</text:p>
              </table:table-cell>
              <table:table-cell office:value-type="float" office:value="0.00255402581587782">
                <text:p>0.00255402581587782</text:p>
              </table:table-cell>
            </table:table-row>
            <table:table-row>
              <table:table-cell office:value-type="float" office:value="2.21048168927428">
                <text:p>2.21048168927428</text:p>
              </table:table-cell>
              <table:table-cell office:value-type="float" office:value="0.00249588909055798">
                <text:p>0.00249588909055798</text:p>
              </table:table-cell>
            </table:table-row>
            <table:table-row>
              <table:table-cell office:value-type="float" office:value="2.23350754020422">
                <text:p>2.23350754020422</text:p>
              </table:table-cell>
              <table:table-cell office:value-type="float" office:value="0.00243907571867064">
                <text:p>0.00243907571867064</text:p>
              </table:table-cell>
            </table:table-row>
            <table:table-row>
              <table:table-cell office:value-type="float" office:value="2.25653339113416">
                <text:p>2.25653339113416</text:p>
              </table:table-cell>
              <table:table-cell office:value-type="float" office:value="0.00238355557701453">
                <text:p>0.00238355557701453</text:p>
              </table:table-cell>
            </table:table-row>
            <table:table-row>
              <table:table-cell office:value-type="float" office:value="2.2795592420641">
                <text:p>2.2795592420641</text:p>
              </table:table-cell>
              <table:table-cell office:value-type="float" office:value="0.00232929922807545">
                <text:p>0.00232929922807545</text:p>
              </table:table-cell>
            </table:table-row>
            <table:table-row>
              <table:table-cell office:value-type="float" office:value="2.30258509299404">
                <text:p>2.30258509299404</text:p>
              </table:table-cell>
              <table:table-cell office:value-type="float" office:value="0.00227627790441887">
                <text:p>0.002276277904418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6">
      <number:number number:decimal-places="5" loext:min-decimal-places="5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axis-label-position="outside-start" chart:tick-mark-position="at-axis"/>
      <style:text-properties fo:color="#000000" fo:font-family="'Times New Roman'" fo:font-size="8.25pt" style:font-size-asian="8.25pt" style:font-family-complex="'Times New Roman'" style:font-size-complex="8.25pt"/>
    </style:style>
    <style:style style:name="ch4" style:family="chart">
      <style:chart-properties style:rotation-angle="0"/>
      <style:text-properties fo:color="#000000" fo:font-family="'Times New Roman'" fo:font-size="12pt" fo:font-style="italic" fo:font-weight="bold" style:font-size-asian="12pt" style:font-style-asian="italic" style:font-weight-asian="bold" style:font-family-complex="'Times New Roman'" style:font-size-complex="12pt" style:font-style-complex="italic" style:font-weight-complex="bold"/>
    </style:style>
    <style:style style:name="ch5" style:family="chart" style:data-style-name="N136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1" chart:tick-mark-position="at-axis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family="'Times New Roman'" fo:font-size="12pt" fo:font-weight="bold" style:font-size-asian="12pt" style:font-weight-asian="bold" style:font-family-complex="'Times New Roman'" style:font-size-complex="12pt" style:font-weight-complex="bold"/>
    </style:style>
    <style:style style:name="ch7" style:family="chart" style:data-style-name="N136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8.234cm" svg:height="8.6cm" xlink:href=".." xlink:type="simple" chart:class="chart:line" chart:style-name="ch1">
        <chart:plot-area chart:style-name="ch2" table:cell-range-address="Normal.M2:Normal.M202 Normal.O2:Normal.O202" chart:data-source-has-labels="column" svg:x="1.125cm" svg:y="0.397cm" svg:width="16.229cm" svg:height="7.305cm">
          <chartooo:coordinate-region svg:x="1.819cm" svg:y="0.397cm" svg:width="15.535cm" svg:height="6.25cm"/>
          <chart:axis chart:dimension="x" chart:name="primary-x" chart:style-name="ch3" chartooo:axis-type="auto">
            <chartooo:date-scale/>
            <chart:title svg:x="16.99cm" svg:y="6.622cm" chart:style-name="ch4">
              <text:p>x</text:p>
            </chart:title>
            <chart:categories table:cell-range-address="Normal.M2:Normal.M202"/>
          </chart:axis>
          <chart:axis chart:dimension="y" chart:name="primary-y" chart:style-name="ch5">
            <chart:title svg:x="0.249cm" svg:y="0.159cm" chart:style-name="ch6">
              <text:p>PDF</text:p>
            </chart:title>
          </chart:axis>
          <chart:series chart:style-name="ch7" chart:values-cell-range-address="Normal.O2:Normal.O202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Normal.M2:Normal.M202</svg:desc>
                </draw:g>
              </table:table-cell>
              <table:table-cell office:value-type="float" office:value="0.000000286651571879195">
                <text:p>0.000000286651571879195</text:p>
                <draw:g>
                  <svg:desc>Normal.O2:Normal.O202</svg:desc>
                </draw:g>
              </table:table-cell>
            </table:table-row>
            <table:table-row>
              <table:table-cell office:value-type="float" office:value="-19.8">
                <text:p>-19.8</text:p>
              </table:table-cell>
              <table:table-cell office:value-type="float" office:value="0.0000000844158360841391">
                <text:p>0.0000000844158360841391</text:p>
              </table:table-cell>
            </table:table-row>
            <table:table-row>
              <table:table-cell office:value-type="float" office:value="-19.6">
                <text:p>-19.6</text:p>
              </table:table-cell>
              <table:table-cell office:value-type="float" office:value="0.000000108115868626987">
                <text:p>0.000000108115868626987</text:p>
              </table:table-cell>
            </table:table-row>
            <table:table-row>
              <table:table-cell office:value-type="float" office:value="-19.4">
                <text:p>-19.4</text:p>
              </table:table-cell>
              <table:table-cell office:value-type="float" office:value="0.000000138124095418877">
                <text:p>0.000000138124095418877</text:p>
              </table:table-cell>
            </table:table-row>
            <table:table-row>
              <table:table-cell office:value-type="float" office:value="-19.2">
                <text:p>-19.2</text:p>
              </table:table-cell>
              <table:table-cell office:value-type="float" office:value="0.000000176020779966396">
                <text:p>0.000000176020779966396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00000223755090593107">
                <text:p>0.000000223755090593107</text:p>
              </table:table-cell>
            </table:table-row>
            <table:table-row>
              <table:table-cell office:value-type="float" office:value="-18.8">
                <text:p>-18.8</text:p>
              </table:table-cell>
              <table:table-cell office:value-type="float" office:value="0.000000283724211348577">
                <text:p>0.000000283724211348577</text:p>
              </table:table-cell>
            </table:table-row>
            <table:table-row>
              <table:table-cell office:value-type="float" office:value="-18.6">
                <text:p>-18.6</text:p>
              </table:table-cell>
              <table:table-cell office:value-type="float" office:value="0.00000035886769045418">
                <text:p>0.00000035886769045418</text:p>
              </table:table-cell>
            </table:table-row>
            <table:table-row>
              <table:table-cell office:value-type="float" office:value="-18.4">
                <text:p>-18.4</text:p>
              </table:table-cell>
              <table:table-cell office:value-type="float" office:value="0.000000452779558131383">
                <text:p>0.000000452779558131383</text:p>
              </table:table-cell>
            </table:table-row>
            <table:table-row>
              <table:table-cell office:value-type="float" office:value="-18.2">
                <text:p>-18.2</text:p>
              </table:table-cell>
              <table:table-cell office:value-type="float" office:value="0.000000569841077135999">
                <text:p>0.000000569841077135999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00000715377345091202">
                <text:p>0.000000715377345091202</text:p>
              </table:table-cell>
            </table:table-row>
            <table:table-row>
              <table:table-cell office:value-type="float" office:value="-17.8">
                <text:p>-17.8</text:p>
              </table:table-cell>
              <table:table-cell office:value-type="float" office:value="0.000000895841345241805">
                <text:p>0.000000895841345241805</text:p>
              </table:table-cell>
            </table:table-row>
            <table:table-row>
              <table:table-cell office:value-type="float" office:value="-17.6">
                <text:p>-17.6</text:p>
              </table:table-cell>
              <table:table-cell office:value-type="float" office:value="0.00000111902943773196">
                <text:p>0.00000111902943773196</text:p>
              </table:table-cell>
            </table:table-row>
            <table:table-row>
              <table:table-cell office:value-type="float" office:value="-17.4">
                <text:p>-17.4</text:p>
              </table:table-cell>
              <table:table-cell office:value-type="float" office:value="0.00000139433269163018">
                <text:p>0.00000139433269163018</text:p>
              </table:table-cell>
            </table:table-row>
            <table:table-row>
              <table:table-cell office:value-type="float" office:value="-17.2">
                <text:p>-17.2</text:p>
              </table:table-cell>
              <table:table-cell office:value-type="float" office:value="0.00000173302887165773">
                <text:p>0.00000173302887165773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0000214862030394259">
                <text:p>0.00000214862030394259</text:p>
              </table:table-cell>
            </table:table-row>
            <table:table-row>
              <table:table-cell office:value-type="float" office:value="-16.8">
                <text:p>-16.8</text:p>
              </table:table-cell>
              <table:table-cell office:value-type="float" office:value="0.00000265722324097189">
                <text:p>0.00000265722324097189</text:p>
              </table:table-cell>
            </table:table-row>
            <table:table-row>
              <table:table-cell office:value-type="float" office:value="-16.6">
                <text:p>-16.6</text:p>
              </table:table-cell>
              <table:table-cell office:value-type="float" office:value="0.00000327801471374587">
                <text:p>0.00000327801471374587</text:p>
              </table:table-cell>
            </table:table-row>
            <table:table-row>
              <table:table-cell office:value-type="float" office:value="-16.4">
                <text:p>-16.4</text:p>
              </table:table-cell>
              <table:table-cell office:value-type="float" office:value="0.00000403374318289444">
                <text:p>0.00000403374318289444</text:p>
              </table:table-cell>
            </table:table-row>
            <table:table-row>
              <table:table-cell office:value-type="float" office:value="-16.2">
                <text:p>-16.2</text:p>
              </table:table-cell>
              <table:table-cell office:value-type="float" office:value="0.00000495130956149462">
                <text:p>0.00000495130956149462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0000606242535907833">
                <text:p>0.00000606242535907833</text:p>
              </table:table-cell>
            </table:table-row>
            <table:table-row>
              <table:table-cell office:value-type="float" office:value="-15.8">
                <text:p>-15.8</text:p>
              </table:table-cell>
              <table:table-cell office:value-type="float" office:value="0.00000740435476466748">
                <text:p>0.00000740435476466748</text:p>
              </table:table-cell>
            </table:table-row>
            <table:table-row>
              <table:table-cell office:value-type="float" office:value="-15.6">
                <text:p>-15.6</text:p>
              </table:table-cell>
              <table:table-cell office:value-type="float" office:value="0.00000902074741981506">
                <text:p>0.00000902074741981506</text:p>
              </table:table-cell>
            </table:table-row>
            <table:table-row>
              <table:table-cell office:value-type="float" office:value="-15.4">
                <text:p>-15.4</text:p>
              </table:table-cell>
              <table:table-cell office:value-type="float" office:value="0.0000109625684013197">
                <text:p>0.0000109625684013197</text:p>
              </table:table-cell>
            </table:table-row>
            <table:table-row>
              <table:table-cell office:value-type="float" office:value="-15.2">
                <text:p>-15.2</text:p>
              </table:table-cell>
              <table:table-cell office:value-type="float" office:value="0.0000132891315061972">
                <text:p>0.000013289131506197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000160692412756836">
                <text:p>0.0000160692412756836</text:p>
              </table:table-cell>
            </table:table-row>
            <table:table-row>
              <table:table-cell office:value-type="float" office:value="-14.8">
                <text:p>-14.8</text:p>
              </table:table-cell>
              <table:table-cell office:value-type="float" office:value="0.0000193824482765841">
                <text:p>0.0000193824482765841</text:p>
              </table:table-cell>
            </table:table-row>
            <table:table-row>
              <table:table-cell office:value-type="float" office:value="-14.6">
                <text:p>-14.6</text:p>
              </table:table-cell>
              <table:table-cell office:value-type="float" office:value="0.0000233204209430955">
                <text:p>0.0000233204209430955</text:p>
              </table:table-cell>
            </table:table-row>
            <table:table-row>
              <table:table-cell office:value-type="float" office:value="-14.4">
                <text:p>-14.4</text:p>
              </table:table-cell>
              <table:table-cell office:value-type="float" office:value="0.0000279884357370488">
                <text:p>0.0000279884357370488</text:p>
              </table:table-cell>
            </table:table-row>
            <table:table-row>
              <table:table-cell office:value-type="float" office:value="-14.2">
                <text:p>-14.2</text:p>
              </table:table-cell>
              <table:table-cell office:value-type="float" office:value="0.0000335069854780987">
                <text:p>0.0000335069854780987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00040013503399891">
                <text:p>0.000040013503399891</text:p>
              </table:table-cell>
            </table:table-row>
            <table:table-row>
              <table:table-cell office:value-type="float" office:value="-13.8">
                <text:p>-13.8</text:p>
              </table:table-cell>
              <table:table-cell office:value-type="float" office:value="0.0000476641977806514">
                <text:p>0.0000476641977806514</text:p>
              </table:table-cell>
            </table:table-row>
            <table:table-row>
              <table:table-cell office:value-type="float" office:value="-13.6">
                <text:p>-13.6</text:p>
              </table:table-cell>
              <table:table-cell office:value-type="float" office:value="0.0000566359888607024">
                <text:p>0.0000566359888607024</text:p>
              </table:table-cell>
            </table:table-row>
            <table:table-row>
              <table:table-cell office:value-type="float" office:value="-13.4">
                <text:p>-13.4</text:p>
              </table:table-cell>
              <table:table-cell office:value-type="float" office:value="0.0000671285361871389">
                <text:p>0.0000671285361871389</text:p>
              </table:table-cell>
            </table:table-row>
            <table:table-row>
              <table:table-cell office:value-type="float" office:value="-13.2">
                <text:p>-13.2</text:p>
              </table:table-cell>
              <table:table-cell office:value-type="float" office:value="0.0000793663405197533">
                <text:p>0.000079366340519753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0936009000069878">
                <text:p>0.0000936009000069878</text:p>
              </table:table-cell>
            </table:table-row>
            <table:table-row>
              <table:table-cell office:value-type="float" office:value="-12.8">
                <text:p>-12.8</text:p>
              </table:table-cell>
              <table:table-cell office:value-type="float" office:value="0.000110112895525079">
                <text:p>0.000110112895525079</text:p>
              </table:table-cell>
            </table:table-row>
            <table:table-row>
              <table:table-cell office:value-type="float" office:value="-12.6">
                <text:p>-12.6</text:p>
              </table:table-cell>
              <table:table-cell office:value-type="float" office:value="0.000129214374912711">
                <text:p>0.000129214374912711</text:p>
              </table:table-cell>
            </table:table-row>
            <table:table-row>
              <table:table-cell office:value-type="float" office:value="-12.4">
                <text:p>-12.4</text:p>
              </table:table-cell>
              <table:table-cell office:value-type="float" office:value="0.000151250900389791">
                <text:p>0.000151250900389791</text:p>
              </table:table-cell>
            </table:table-row>
            <table:table-row>
              <table:table-cell office:value-type="float" office:value="-12.2">
                <text:p>-12.2</text:p>
              </table:table-cell>
              <table:table-cell office:value-type="float" office:value="0.000176603617804338">
                <text:p>0.00017660361780433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05691200607391">
                <text:p>0.000205691200607391</text:p>
              </table:table-cell>
            </table:table-row>
            <table:table-row>
              <table:table-cell office:value-type="float" office:value="-11.8">
                <text:p>-11.8</text:p>
              </table:table-cell>
              <table:table-cell office:value-type="float" office:value="0.000238971615734769">
                <text:p>0.000238971615734769</text:p>
              </table:table-cell>
            </table:table-row>
            <table:table-row>
              <table:table-cell office:value-type="float" office:value="-11.6">
                <text:p>-11.6</text:p>
              </table:table-cell>
              <table:table-cell office:value-type="float" office:value="0.00027694365301916">
                <text:p>0.00027694365301916</text:p>
              </table:table-cell>
            </table:table-row>
            <table:table-row>
              <table:table-cell office:value-type="float" office:value="-11.4">
                <text:p>-11.4</text:p>
              </table:table-cell>
              <table:table-cell office:value-type="float" office:value="0.000320148154529195">
                <text:p>0.000320148154529195</text:p>
              </table:table-cell>
            </table:table-row>
            <table:table-row>
              <table:table-cell office:value-type="float" office:value="-11.2">
                <text:p>-11.2</text:p>
              </table:table-cell>
              <table:table-cell office:value-type="float" office:value="0.000369168875514683">
                <text:p>0.000369168875514683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424632904626614">
                <text:p>0.000424632904626614</text:p>
              </table:table-cell>
            </table:table-row>
            <table:table-row>
              <table:table-cell office:value-type="float" office:value="-10.8">
                <text:p>-10.8</text:p>
              </table:table-cell>
              <table:table-cell office:value-type="float" office:value="0.000487210567986101">
                <text:p>0.000487210567986101</text:p>
              </table:table-cell>
            </table:table-row>
            <table:table-row>
              <table:table-cell office:value-type="float" office:value="-10.6">
                <text:p>-10.6</text:p>
              </table:table-cell>
              <table:table-cell office:value-type="float" office:value="0.000557614739717626">
                <text:p>0.000557614739717626</text:p>
              </table:table-cell>
            </table:table-row>
            <table:table-row>
              <table:table-cell office:value-type="float" office:value="-10.4">
                <text:p>-10.4</text:p>
              </table:table-cell>
              <table:table-cell office:value-type="float" office:value="0.000636599480960422">
                <text:p>0.000636599480960422</text:p>
              </table:table-cell>
            </table:table-row>
            <table:table-row>
              <table:table-cell office:value-type="float" office:value="-10.2">
                <text:p>-10.2</text:p>
              </table:table-cell>
              <table:table-cell office:value-type="float" office:value="0.000724957930347921">
                <text:p>0.00072495793034792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823519371709428">
                <text:p>0.000823519371709428</text:p>
              </table:table-cell>
            </table:table-row>
            <table:table-row>
              <table:table-cell office:value-type="float" office:value="-9.80000000000004">
                <text:p>-9.80000000000004</text:p>
              </table:table-cell>
              <table:table-cell office:value-type="float" office:value="0.000933145409495257">
                <text:p>0.000933145409495257</text:p>
              </table:table-cell>
            </table:table-row>
            <table:table-row>
              <table:table-cell office:value-type="float" office:value="-9.60000000000004">
                <text:p>-9.60000000000004</text:p>
              </table:table-cell>
              <table:table-cell office:value-type="float" office:value="0.00105472518932468">
                <text:p>0.00105472518932468</text:p>
              </table:table-cell>
            </table:table-row>
            <table:table-row>
              <table:table-cell office:value-type="float" office:value="-9.40000000000004">
                <text:p>-9.40000000000004</text:p>
              </table:table-cell>
              <table:table-cell office:value-type="float" office:value="0.00118916961024242">
                <text:p>0.00118916961024242</text:p>
              </table:table-cell>
            </table:table-row>
            <table:table-row>
              <table:table-cell office:value-type="float" office:value="-9.20000000000004">
                <text:p>-9.20000000000004</text:p>
              </table:table-cell>
              <table:table-cell office:value-type="float" office:value="0.0013374044868372">
                <text:p>0.0013374044868372</text:p>
              </table:table-cell>
            </table:table-row>
            <table:table-row>
              <table:table-cell office:value-type="float" office:value="-9.00000000000004">
                <text:p>-9.00000000000004</text:p>
              </table:table-cell>
              <table:table-cell office:value-type="float" office:value="0.00150036263336885">
                <text:p>0.00150036263336885</text:p>
              </table:table-cell>
            </table:table-row>
            <table:table-row>
              <table:table-cell office:value-type="float" office:value="-8.80000000000004">
                <text:p>-8.80000000000004</text:p>
              </table:table-cell>
              <table:table-cell office:value-type="float" office:value="0.00167897485845387">
                <text:p>0.00167897485845387</text:p>
              </table:table-cell>
            </table:table-row>
            <table:table-row>
              <table:table-cell office:value-type="float" office:value="-8.60000000000004">
                <text:p>-8.60000000000004</text:p>
              </table:table-cell>
              <table:table-cell office:value-type="float" office:value="0.00187415987759185">
                <text:p>0.00187415987759185</text:p>
              </table:table-cell>
            </table:table-row>
            <table:table-row>
              <table:table-cell office:value-type="float" office:value="-8.40000000000004">
                <text:p>-8.40000000000004</text:p>
              </table:table-cell>
              <table:table-cell office:value-type="float" office:value="0.002086813171726">
                <text:p>0.002086813171726</text:p>
              </table:table-cell>
            </table:table-row>
            <table:table-row>
              <table:table-cell office:value-type="float" office:value="-8.20000000000004">
                <text:p>-8.20000000000004</text:p>
              </table:table-cell>
              <table:table-cell office:value-type="float" office:value="0.00231779484288777">
                <text:p>0.00231779484288777</text:p>
              </table:table-cell>
            </table:table-row>
            <table:table-row>
              <table:table-cell office:value-type="float" office:value="-8.00000000000004">
                <text:p>-8.00000000000004</text:p>
              </table:table-cell>
              <table:table-cell office:value-type="float" office:value="0.00256791654247475">
                <text:p>0.00256791654247475</text:p>
              </table:table-cell>
            </table:table-row>
            <table:table-row>
              <table:table-cell office:value-type="float" office:value="-7.80000000000004">
                <text:p>-7.80000000000004</text:p>
              </table:table-cell>
              <table:table-cell office:value-type="float" office:value="0.00283792757345938">
                <text:p>0.00283792757345938</text:p>
              </table:table-cell>
            </table:table-row>
            <table:table-row>
              <table:table-cell office:value-type="float" office:value="-7.60000000000004">
                <text:p>-7.60000000000004</text:p>
              </table:table-cell>
              <table:table-cell office:value-type="float" office:value="0.0031285002943631">
                <text:p>0.0031285002943631</text:p>
              </table:table-cell>
            </table:table-row>
            <table:table-row>
              <table:table-cell office:value-type="float" office:value="-7.40000000000004">
                <text:p>-7.40000000000004</text:p>
              </table:table-cell>
              <table:table-cell office:value-type="float" office:value="0.00344021497961184">
                <text:p>0.00344021497961184</text:p>
              </table:table-cell>
            </table:table-row>
            <table:table-row>
              <table:table-cell office:value-type="float" office:value="-7.20000000000004">
                <text:p>-7.20000000000004</text:p>
              </table:table-cell>
              <table:table-cell office:value-type="float" office:value="0.00377354431731203">
                <text:p>0.00377354431731203</text:p>
              </table:table-cell>
            </table:table-row>
            <table:table-row>
              <table:table-cell office:value-type="float" office:value="-7.00000000000004">
                <text:p>-7.00000000000004</text:p>
              </table:table-cell>
              <table:table-cell office:value-type="float" office:value="0.0041288377508912">
                <text:p>0.0041288377508912</text:p>
              </table:table-cell>
            </table:table-row>
            <table:table-row>
              <table:table-cell office:value-type="float" office:value="-6.80000000000004">
                <text:p>-6.80000000000004</text:p>
              </table:table-cell>
              <table:table-cell office:value-type="float" office:value="0.00450630589472589">
                <text:p>0.00450630589472589</text:p>
              </table:table-cell>
            </table:table-row>
            <table:table-row>
              <table:table-cell office:value-type="float" office:value="-6.60000000000004">
                <text:p>-6.60000000000004</text:p>
              </table:table-cell>
              <table:table-cell office:value-type="float" office:value="0.00490600527510496">
                <text:p>0.00490600527510496</text:p>
              </table:table-cell>
            </table:table-row>
            <table:table-row>
              <table:table-cell office:value-type="float" office:value="-6.40000000000004">
                <text:p>-6.40000000000004</text:p>
              </table:table-cell>
              <table:table-cell office:value-type="float" office:value="0.00532782366590983">
                <text:p>0.00532782366590983</text:p>
              </table:table-cell>
            </table:table-row>
            <table:table-row>
              <table:table-cell office:value-type="float" office:value="-6.20000000000004">
                <text:p>-6.20000000000004</text:p>
              </table:table-cell>
              <table:table-cell office:value-type="float" office:value="0.00577146630250092">
                <text:p>0.00577146630250092</text:p>
              </table:table-cell>
            </table:table-row>
            <table:table-row>
              <table:table-cell office:value-type="float" office:value="-6.00000000000004">
                <text:p>-6.00000000000004</text:p>
              </table:table-cell>
              <table:table-cell office:value-type="float" office:value="0.00623644326679895">
                <text:p>0.00623644326679895</text:p>
              </table:table-cell>
            </table:table-row>
            <table:table-row>
              <table:table-cell office:value-type="float" office:value="-5.80000000000004">
                <text:p>-5.80000000000004</text:p>
              </table:table-cell>
              <table:table-cell office:value-type="float" office:value="0.00672205834079022">
                <text:p>0.00672205834079022</text:p>
              </table:table-cell>
            </table:table-row>
            <table:table-row>
              <table:table-cell office:value-type="float" office:value="-5.60000000000004">
                <text:p>-5.60000000000004</text:p>
              </table:table-cell>
              <table:table-cell office:value-type="float" office:value="0.0072273996241226">
                <text:p>0.0072273996241226</text:p>
              </table:table-cell>
            </table:table-row>
            <table:table-row>
              <table:table-cell office:value-type="float" office:value="-5.40000000000004">
                <text:p>-5.40000000000004</text:p>
              </table:table-cell>
              <table:table-cell office:value-type="float" office:value="0.00775133220363089">
                <text:p>0.00775133220363089</text:p>
              </table:table-cell>
            </table:table-row>
            <table:table-row>
              <table:table-cell office:value-type="float" office:value="-5.20000000000004">
                <text:p>-5.20000000000004</text:p>
              </table:table-cell>
              <table:table-cell office:value-type="float" office:value="0.00829249314820818">
                <text:p>0.00829249314820818</text:p>
              </table:table-cell>
            </table:table-row>
            <table:table-row>
              <table:table-cell office:value-type="float" office:value="-5.00000000000004">
                <text:p>-5.00000000000004</text:p>
              </table:table-cell>
              <table:table-cell office:value-type="float" office:value="0.00884928908124483">
                <text:p>0.00884928908124483</text:p>
              </table:table-cell>
            </table:table-row>
            <table:table-row>
              <table:table-cell office:value-type="float" office:value="-4.80000000000004">
                <text:p>-4.80000000000004</text:p>
              </table:table-cell>
              <table:table-cell office:value-type="float" office:value="0.00941989655485291">
                <text:p>0.00941989655485291</text:p>
              </table:table-cell>
            </table:table-row>
            <table:table-row>
              <table:table-cell office:value-type="float" office:value="-4.60000000000004">
                <text:p>-4.60000000000004</text:p>
              </table:table-cell>
              <table:table-cell office:value-type="float" office:value="0.0100022654154419">
                <text:p>0.0100022654154419</text:p>
              </table:table-cell>
            </table:table-row>
            <table:table-row>
              <table:table-cell office:value-type="float" office:value="-4.40000000000004">
                <text:p>-4.40000000000004</text:p>
              </table:table-cell>
              <table:table-cell office:value-type="float" office:value="0.0105941253092323">
                <text:p>0.0105941253092323</text:p>
              </table:table-cell>
            </table:table-row>
            <table:table-row>
              <table:table-cell office:value-type="float" office:value="-4.20000000000004">
                <text:p>-4.20000000000004</text:p>
              </table:table-cell>
              <table:table-cell office:value-type="float" office:value="0.0111929954295132">
                <text:p>0.0111929954295132</text:p>
              </table:table-cell>
            </table:table-row>
            <table:table-row>
              <table:table-cell office:value-type="float" office:value="-4.00000000000004">
                <text:p>-4.00000000000004</text:p>
              </table:table-cell>
              <table:table-cell office:value-type="float" office:value="0.011796197555561">
                <text:p>0.011796197555561</text:p>
              </table:table-cell>
            </table:table-row>
            <table:table-row>
              <table:table-cell office:value-type="float" office:value="-3.80000000000004">
                <text:p>-3.80000000000004</text:p>
              </table:table-cell>
              <table:table-cell office:value-type="float" office:value="0.0124008723770246">
                <text:p>0.0124008723770246</text:p>
              </table:table-cell>
            </table:table-row>
            <table:table-row>
              <table:table-cell office:value-type="float" office:value="-3.60000000000004">
                <text:p>-3.60000000000004</text:p>
              </table:table-cell>
              <table:table-cell office:value-type="float" office:value="0.0130039990382776">
                <text:p>0.0130039990382776</text:p>
              </table:table-cell>
            </table:table-row>
            <table:table-row>
              <table:table-cell office:value-type="float" office:value="-3.40000000000004">
                <text:p>-3.40000000000004</text:p>
              </table:table-cell>
              <table:table-cell office:value-type="float" office:value="0.0136024177759327">
                <text:p>0.0136024177759327</text:p>
              </table:table-cell>
            </table:table-row>
            <table:table-row>
              <table:table-cell office:value-type="float" office:value="-3.20000000000004">
                <text:p>-3.20000000000004</text:p>
              </table:table-cell>
              <table:table-cell office:value-type="float" office:value="0.0141928554607042">
                <text:p>0.0141928554607042</text:p>
              </table:table-cell>
            </table:table-row>
            <table:table-row>
              <table:table-cell office:value-type="float" office:value="-3.00000000000004">
                <text:p>-3.00000000000004</text:p>
              </table:table-cell>
              <table:table-cell office:value-type="float" office:value="0.0147719537934715">
                <text:p>0.0147719537934715</text:p>
              </table:table-cell>
            </table:table-row>
            <table:table-row>
              <table:table-cell office:value-type="float" office:value="-2.80000000000004">
                <text:p>-2.80000000000004</text:p>
              </table:table-cell>
              <table:table-cell office:value-type="float" office:value="0.0153362998462047">
                <text:p>0.0153362998462047</text:p>
              </table:table-cell>
            </table:table-row>
            <table:table-row>
              <table:table-cell office:value-type="float" office:value="-2.60000000000004">
                <text:p>-2.60000000000004</text:p>
              </table:table-cell>
              <table:table-cell office:value-type="float" office:value="0.0158824585827916">
                <text:p>0.0158824585827916</text:p>
              </table:table-cell>
            </table:table-row>
            <table:table-row>
              <table:table-cell office:value-type="float" office:value="-2.40000000000004">
                <text:p>-2.40000000000004</text:p>
              </table:table-cell>
              <table:table-cell office:value-type="float" office:value="0.0164070069442088">
                <text:p>0.0164070069442088</text:p>
              </table:table-cell>
            </table:table-row>
            <table:table-row>
              <table:table-cell office:value-type="float" office:value="-2.20000000000004">
                <text:p>-2.20000000000004</text:p>
              </table:table-cell>
              <table:table-cell office:value-type="float" office:value="0.0169065690382726">
                <text:p>0.0169065690382726</text:p>
              </table:table-cell>
            </table:table-row>
            <table:table-row>
              <table:table-cell office:value-type="float" office:value="-2.00000000000004">
                <text:p>-2.00000000000004</text:p>
              </table:table-cell>
              <table:table-cell office:value-type="float" office:value="0.0173778519376404">
                <text:p>0.0173778519376404</text:p>
              </table:table-cell>
            </table:table-row>
            <table:table-row>
              <table:table-cell office:value-type="float" office:value="-1.80000000000004">
                <text:p>-1.80000000000004</text:p>
              </table:table-cell>
              <table:table-cell office:value-type="float" office:value="0.0178176815619331">
                <text:p>0.0178176815619331</text:p>
              </table:table-cell>
            </table:table-row>
            <table:table-row>
              <table:table-cell office:value-type="float" office:value="-1.60000000000004">
                <text:p>-1.60000000000004</text:p>
              </table:table-cell>
              <table:table-cell office:value-type="float" office:value="0.0182230381017557">
                <text:p>0.0182230381017557</text:p>
              </table:table-cell>
            </table:table-row>
            <table:table-row>
              <table:table-cell office:value-type="float" office:value="-1.40000000000004">
                <text:p>-1.40000000000004</text:p>
              </table:table-cell>
              <table:table-cell office:value-type="float" office:value="0.0185910904347051">
                <text:p>0.0185910904347051</text:p>
              </table:table-cell>
            </table:table-row>
            <table:table-row>
              <table:table-cell office:value-type="float" office:value="-1.20000000000004">
                <text:p>-1.20000000000004</text:p>
              </table:table-cell>
              <table:table-cell office:value-type="float" office:value="0.0189192289866664">
                <text:p>0.0189192289866664</text:p>
              </table:table-cell>
            </table:table-row>
            <table:table-row>
              <table:table-cell office:value-type="float" office:value="-1.00000000000004">
                <text:p>-1.00000000000004</text:p>
              </table:table-cell>
              <table:table-cell office:value-type="float" office:value="0.0192050965060288">
                <text:p>0.0192050965060288</text:p>
              </table:table-cell>
            </table:table-row>
            <table:table-row>
              <table:table-cell office:value-type="float" office:value="-0.800000000000038">
                <text:p>-0.800000000000038</text:p>
              </table:table-cell>
              <table:table-cell office:value-type="float" office:value="0.0194466162438207">
                <text:p>0.0194466162438207</text:p>
              </table:table-cell>
            </table:table-row>
            <table:table-row>
              <table:table-cell office:value-type="float" office:value="-0.600000000000038">
                <text:p>-0.600000000000038</text:p>
              </table:table-cell>
              <table:table-cell office:value-type="float" office:value="0.0196420170688604">
                <text:p>0.0196420170688604</text:p>
              </table:table-cell>
            </table:table-row>
            <table:table-row>
              <table:table-cell office:value-type="float" office:value="-0.400000000000038">
                <text:p>-0.400000000000038</text:p>
              </table:table-cell>
              <table:table-cell office:value-type="float" office:value="0.0197898550932135">
                <text:p>0.0197898550932135</text:p>
              </table:table-cell>
            </table:table-row>
            <table:table-row>
              <table:table-cell office:value-type="float" office:value="-0.200000000000038">
                <text:p>-0.200000000000038</text:p>
              </table:table-cell>
              <table:table-cell office:value-type="float" office:value="0.0198890314386565">
                <text:p>0.0198890314386565</text:p>
              </table:table-cell>
            </table:table-row>
            <table:table-row>
              <table:table-cell office:value-type="float" office:value="-0.0000000000000375810493835615">
                <text:p>-0.0000000000000375810493835615</text:p>
              </table:table-cell>
              <table:table-cell office:value-type="float" office:value="0.0199388058383724">
                <text:p>0.0199388058383724</text:p>
              </table:table-cell>
            </table:table-row>
            <table:table-row>
              <table:table-cell office:value-type="float" office:value="0.199999999999962">
                <text:p>0.199999999999962</text:p>
              </table:table-cell>
              <table:table-cell office:value-type="float" office:value="0.0199388058383725">
                <text:p>0.0199388058383725</text:p>
              </table:table-cell>
            </table:table-row>
            <table:table-row>
              <table:table-cell office:value-type="float" office:value="0.399999999999962">
                <text:p>0.399999999999962</text:p>
              </table:table-cell>
              <table:table-cell office:value-type="float" office:value="0.0198890314386565">
                <text:p>0.0198890314386565</text:p>
              </table:table-cell>
            </table:table-row>
            <table:table-row>
              <table:table-cell office:value-type="float" office:value="0.599999999999962">
                <text:p>0.599999999999962</text:p>
              </table:table-cell>
              <table:table-cell office:value-type="float" office:value="0.0197898550932136">
                <text:p>0.0197898550932136</text:p>
              </table:table-cell>
            </table:table-row>
            <table:table-row>
              <table:table-cell office:value-type="float" office:value="0.799999999999963">
                <text:p>0.799999999999963</text:p>
              </table:table-cell>
              <table:table-cell office:value-type="float" office:value="0.0196420170688605">
                <text:p>0.0196420170688605</text:p>
              </table:table-cell>
            </table:table-row>
            <table:table-row>
              <table:table-cell office:value-type="float" office:value="0.999999999999962">
                <text:p>0.999999999999962</text:p>
              </table:table-cell>
              <table:table-cell office:value-type="float" office:value="0.0194466162438208">
                <text:p>0.0194466162438208</text:p>
              </table:table-cell>
            </table:table-row>
            <table:table-row>
              <table:table-cell office:value-type="float" office:value="1.19999999999996">
                <text:p>1.19999999999996</text:p>
              </table:table-cell>
              <table:table-cell office:value-type="float" office:value="0.0192050965060289">
                <text:p>0.0192050965060289</text:p>
              </table:table-cell>
            </table:table-row>
            <table:table-row>
              <table:table-cell office:value-type="float" office:value="1.39999999999996">
                <text:p>1.39999999999996</text:p>
              </table:table-cell>
              <table:table-cell office:value-type="float" office:value="0.0189192289866665">
                <text:p>0.0189192289866665</text:p>
              </table:table-cell>
            </table:table-row>
            <table:table-row>
              <table:table-cell office:value-type="float" office:value="1.59999999999996">
                <text:p>1.59999999999996</text:p>
              </table:table-cell>
              <table:table-cell office:value-type="float" office:value="0.0185910904347052">
                <text:p>0.0185910904347052</text:p>
              </table:table-cell>
            </table:table-row>
            <table:table-row>
              <table:table-cell office:value-type="float" office:value="1.79999999999996">
                <text:p>1.79999999999996</text:p>
              </table:table-cell>
              <table:table-cell office:value-type="float" office:value="0.0182230381017559">
                <text:p>0.0182230381017559</text:p>
              </table:table-cell>
            </table:table-row>
            <table:table-row>
              <table:table-cell office:value-type="float" office:value="1.99999999999996">
                <text:p>1.99999999999996</text:p>
              </table:table-cell>
              <table:table-cell office:value-type="float" office:value="0.0178176815619332">
                <text:p>0.0178176815619332</text:p>
              </table:table-cell>
            </table:table-row>
            <table:table-row>
              <table:table-cell office:value-type="float" office:value="2.19999999999996">
                <text:p>2.19999999999996</text:p>
              </table:table-cell>
              <table:table-cell office:value-type="float" office:value="0.0173778519376405">
                <text:p>0.0173778519376405</text:p>
              </table:table-cell>
            </table:table-row>
            <table:table-row>
              <table:table-cell office:value-type="float" office:value="2.39999999999996">
                <text:p>2.39999999999996</text:p>
              </table:table-cell>
              <table:table-cell office:value-type="float" office:value="0.016906569038273">
                <text:p>0.016906569038273</text:p>
              </table:table-cell>
            </table:table-row>
            <table:table-row>
              <table:table-cell office:value-type="float" office:value="2.59999999999996">
                <text:p>2.59999999999996</text:p>
              </table:table-cell>
              <table:table-cell office:value-type="float" office:value="0.0164070069442089">
                <text:p>0.0164070069442089</text:p>
              </table:table-cell>
            </table:table-row>
            <table:table-row>
              <table:table-cell office:value-type="float" office:value="2.79999999999996">
                <text:p>2.79999999999996</text:p>
              </table:table-cell>
              <table:table-cell office:value-type="float" office:value="0.0158824585827918">
                <text:p>0.0158824585827918</text:p>
              </table:table-cell>
            </table:table-row>
            <table:table-row>
              <table:table-cell office:value-type="float" office:value="2.99999999999996">
                <text:p>2.99999999999996</text:p>
              </table:table-cell>
              <table:table-cell office:value-type="float" office:value="0.0153362998462049">
                <text:p>0.0153362998462049</text:p>
              </table:table-cell>
            </table:table-row>
            <table:table-row>
              <table:table-cell office:value-type="float" office:value="3.19999999999996">
                <text:p>3.19999999999996</text:p>
              </table:table-cell>
              <table:table-cell office:value-type="float" office:value="0.0147719537934717">
                <text:p>0.0147719537934717</text:p>
              </table:table-cell>
            </table:table-row>
            <table:table-row>
              <table:table-cell office:value-type="float" office:value="3.39999999999996">
                <text:p>3.39999999999996</text:p>
              </table:table-cell>
              <table:table-cell office:value-type="float" office:value="0.0141928554607045">
                <text:p>0.0141928554607045</text:p>
              </table:table-cell>
            </table:table-row>
            <table:table-row>
              <table:table-cell office:value-type="float" office:value="3.59999999999996">
                <text:p>3.59999999999996</text:p>
              </table:table-cell>
              <table:table-cell office:value-type="float" office:value="0.0136024177759329">
                <text:p>0.0136024177759329</text:p>
              </table:table-cell>
            </table:table-row>
            <table:table-row>
              <table:table-cell office:value-type="float" office:value="3.79999999999996">
                <text:p>3.79999999999996</text:p>
              </table:table-cell>
              <table:table-cell office:value-type="float" office:value="0.0130039990382779">
                <text:p>0.0130039990382779</text:p>
              </table:table-cell>
            </table:table-row>
            <table:table-row>
              <table:table-cell office:value-type="float" office:value="3.99999999999996">
                <text:p>3.99999999999996</text:p>
              </table:table-cell>
              <table:table-cell office:value-type="float" office:value="0.0124008723770249">
                <text:p>0.0124008723770249</text:p>
              </table:table-cell>
            </table:table-row>
            <table:table-row>
              <table:table-cell office:value-type="float" office:value="4.19999999999996">
                <text:p>4.19999999999996</text:p>
              </table:table-cell>
              <table:table-cell office:value-type="float" office:value="0.0117961975555612">
                <text:p>0.0117961975555612</text:p>
              </table:table-cell>
            </table:table-row>
            <table:table-row>
              <table:table-cell office:value-type="float" office:value="4.39999999999996">
                <text:p>4.39999999999996</text:p>
              </table:table-cell>
              <table:table-cell office:value-type="float" office:value="0.0111929954295134">
                <text:p>0.0111929954295134</text:p>
              </table:table-cell>
            </table:table-row>
            <table:table-row>
              <table:table-cell office:value-type="float" office:value="4.59999999999996">
                <text:p>4.59999999999996</text:p>
              </table:table-cell>
              <table:table-cell office:value-type="float" office:value="0.0105941253092325">
                <text:p>0.0105941253092325</text:p>
              </table:table-cell>
            </table:table-row>
            <table:table-row>
              <table:table-cell office:value-type="float" office:value="4.79999999999996">
                <text:p>4.79999999999996</text:p>
              </table:table-cell>
              <table:table-cell office:value-type="float" office:value="0.0100022654154421">
                <text:p>0.0100022654154421</text:p>
              </table:table-cell>
            </table:table-row>
            <table:table-row>
              <table:table-cell office:value-type="float" office:value="4.99999999999996">
                <text:p>4.99999999999996</text:p>
              </table:table-cell>
              <table:table-cell office:value-type="float" office:value="0.00941989655485309">
                <text:p>0.00941989655485309</text:p>
              </table:table-cell>
            </table:table-row>
            <table:table-row>
              <table:table-cell office:value-type="float" office:value="5.19999999999996">
                <text:p>5.19999999999996</text:p>
              </table:table-cell>
              <table:table-cell office:value-type="float" office:value="0.00884928908124505">
                <text:p>0.00884928908124505</text:p>
              </table:table-cell>
            </table:table-row>
            <table:table-row>
              <table:table-cell office:value-type="float" office:value="5.39999999999997">
                <text:p>5.39999999999997</text:p>
              </table:table-cell>
              <table:table-cell office:value-type="float" office:value="0.00829249314820835">
                <text:p>0.00829249314820835</text:p>
              </table:table-cell>
            </table:table-row>
            <table:table-row>
              <table:table-cell office:value-type="float" office:value="5.59999999999997">
                <text:p>5.59999999999997</text:p>
              </table:table-cell>
              <table:table-cell office:value-type="float" office:value="0.00775133220363111">
                <text:p>0.00775133220363111</text:p>
              </table:table-cell>
            </table:table-row>
            <table:table-row>
              <table:table-cell office:value-type="float" office:value="5.79999999999997">
                <text:p>5.79999999999997</text:p>
              </table:table-cell>
              <table:table-cell office:value-type="float" office:value="0.00722739962412289">
                <text:p>0.00722739962412289</text:p>
              </table:table-cell>
            </table:table-row>
            <table:table-row>
              <table:table-cell office:value-type="float" office:value="5.99999999999997">
                <text:p>5.99999999999997</text:p>
              </table:table-cell>
              <table:table-cell office:value-type="float" office:value="0.00672205834079032">
                <text:p>0.00672205834079032</text:p>
              </table:table-cell>
            </table:table-row>
            <table:table-row>
              <table:table-cell office:value-type="float" office:value="6.19999999999997">
                <text:p>6.19999999999997</text:p>
              </table:table-cell>
              <table:table-cell office:value-type="float" office:value="0.00623644326679917">
                <text:p>0.00623644326679917</text:p>
              </table:table-cell>
            </table:table-row>
            <table:table-row>
              <table:table-cell office:value-type="float" office:value="6.39999999999997">
                <text:p>6.39999999999997</text:p>
              </table:table-cell>
              <table:table-cell office:value-type="float" office:value="0.00577146630250103">
                <text:p>0.00577146630250103</text:p>
              </table:table-cell>
            </table:table-row>
            <table:table-row>
              <table:table-cell office:value-type="float" office:value="6.59999999999997">
                <text:p>6.59999999999997</text:p>
              </table:table-cell>
              <table:table-cell office:value-type="float" office:value="0.00532782366591">
                <text:p>0.00532782366591</text:p>
              </table:table-cell>
            </table:table-row>
            <table:table-row>
              <table:table-cell office:value-type="float" office:value="6.79999999999997">
                <text:p>6.79999999999997</text:p>
              </table:table-cell>
              <table:table-cell office:value-type="float" office:value="0.00490600527510521">
                <text:p>0.00490600527510521</text:p>
              </table:table-cell>
            </table:table-row>
            <table:table-row>
              <table:table-cell office:value-type="float" office:value="6.99999999999997">
                <text:p>6.99999999999997</text:p>
              </table:table-cell>
              <table:table-cell office:value-type="float" office:value="0.004506305894726">
                <text:p>0.004506305894726</text:p>
              </table:table-cell>
            </table:table-row>
            <table:table-row>
              <table:table-cell office:value-type="float" office:value="7.19999999999997">
                <text:p>7.19999999999997</text:p>
              </table:table-cell>
              <table:table-cell office:value-type="float" office:value="0.00412883775089146">
                <text:p>0.00412883775089146</text:p>
              </table:table-cell>
            </table:table-row>
            <table:table-row>
              <table:table-cell office:value-type="float" office:value="7.39999999999997">
                <text:p>7.39999999999997</text:p>
              </table:table-cell>
              <table:table-cell office:value-type="float" office:value="0.00377354431731214">
                <text:p>0.00377354431731214</text:p>
              </table:table-cell>
            </table:table-row>
            <table:table-row>
              <table:table-cell office:value-type="float" office:value="7.59999999999997">
                <text:p>7.59999999999997</text:p>
              </table:table-cell>
              <table:table-cell office:value-type="float" office:value="0.00344021497961189">
                <text:p>0.00344021497961189</text:p>
              </table:table-cell>
            </table:table-row>
            <table:table-row>
              <table:table-cell office:value-type="float" office:value="7.79999999999997">
                <text:p>7.79999999999997</text:p>
              </table:table-cell>
              <table:table-cell office:value-type="float" office:value="0.00312850029436318">
                <text:p>0.00312850029436318</text:p>
              </table:table-cell>
            </table:table-row>
            <table:table-row>
              <table:table-cell office:value-type="float" office:value="7.99999999999997">
                <text:p>7.99999999999997</text:p>
              </table:table-cell>
              <table:table-cell office:value-type="float" office:value="0.00283792757345935">
                <text:p>0.00283792757345935</text:p>
              </table:table-cell>
            </table:table-row>
            <table:table-row>
              <table:table-cell office:value-type="float" office:value="8.19999999999997">
                <text:p>8.19999999999997</text:p>
              </table:table-cell>
              <table:table-cell office:value-type="float" office:value="0.00256791654247501">
                <text:p>0.00256791654247501</text:p>
              </table:table-cell>
            </table:table-row>
            <table:table-row>
              <table:table-cell office:value-type="float" office:value="8.39999999999997">
                <text:p>8.39999999999997</text:p>
              </table:table-cell>
              <table:table-cell office:value-type="float" office:value="0.00231779484288785">
                <text:p>0.00231779484288785</text:p>
              </table:table-cell>
            </table:table-row>
            <table:table-row>
              <table:table-cell office:value-type="float" office:value="8.59999999999997">
                <text:p>8.59999999999997</text:p>
              </table:table-cell>
              <table:table-cell office:value-type="float" office:value="0.00208681317172599">
                <text:p>0.00208681317172599</text:p>
              </table:table-cell>
            </table:table-row>
            <table:table-row>
              <table:table-cell office:value-type="float" office:value="8.79999999999997">
                <text:p>8.79999999999997</text:p>
              </table:table-cell>
              <table:table-cell office:value-type="float" office:value="0.00187415987759199">
                <text:p>0.00187415987759199</text:p>
              </table:table-cell>
            </table:table-row>
            <table:table-row>
              <table:table-cell office:value-type="float" office:value="8.99999999999996">
                <text:p>8.99999999999996</text:p>
              </table:table-cell>
              <table:table-cell office:value-type="float" office:value="0.00167897485845392">
                <text:p>0.00167897485845392</text:p>
              </table:table-cell>
            </table:table-row>
            <table:table-row>
              <table:table-cell office:value-type="float" office:value="9.19999999999996">
                <text:p>9.19999999999996</text:p>
              </table:table-cell>
              <table:table-cell office:value-type="float" office:value="0.00150036263336895">
                <text:p>0.00150036263336895</text:p>
              </table:table-cell>
            </table:table-row>
            <table:table-row>
              <table:table-cell office:value-type="float" office:value="9.39999999999996">
                <text:p>9.39999999999996</text:p>
              </table:table-cell>
              <table:table-cell office:value-type="float" office:value="0.00133740448683728">
                <text:p>0.00133740448683728</text:p>
              </table:table-cell>
            </table:table-row>
            <table:table-row>
              <table:table-cell office:value-type="float" office:value="9.59999999999996">
                <text:p>9.59999999999996</text:p>
              </table:table-cell>
              <table:table-cell office:value-type="float" office:value="0.00118916961024251">
                <text:p>0.00118916961024251</text:p>
              </table:table-cell>
            </table:table-row>
            <table:table-row>
              <table:table-cell office:value-type="float" office:value="9.79999999999996">
                <text:p>9.79999999999996</text:p>
              </table:table-cell>
              <table:table-cell office:value-type="float" office:value="0.0010547251893247">
                <text:p>0.0010547251893247</text:p>
              </table:table-cell>
            </table:table-row>
            <table:table-row>
              <table:table-cell office:value-type="float" office:value="9.99999999999996">
                <text:p>9.99999999999996</text:p>
              </table:table-cell>
              <table:table-cell office:value-type="float" office:value="0.000933145409495184">
                <text:p>0.000933145409495184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00823519371709547">
                <text:p>0.000823519371709547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.000724957930347991">
                <text:p>0.000724957930347991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.000636599480960398">
                <text:p>0.00063659948096039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00557614739717605">
                <text:p>0.0005576147397176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487210567986174">
                <text:p>0.00048721056798617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.000424632904626576">
                <text:p>0.000424632904626576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00369168875514747">
                <text:p>0.000369168875514747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.000320148154529187">
                <text:p>0.000320148154529187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.000276943653019224">
                <text:p>0.0002769436530192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238971615734718">
                <text:p>0.000238971615734718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.000205691200607427">
                <text:p>0.000205691200607427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.000176603617804361">
                <text:p>0.00017660361780436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00015125090038981">
                <text:p>0.0001512509003898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.000129214374912756">
                <text:p>0.0001292143749127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110112895525094">
                <text:p>0.000110112895525094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0000936009000069848">
                <text:p>0.000093600900006984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.0000793663405197487">
                <text:p>0.0000793663405197487</text:p>
              </table:table-cell>
            </table:table-row>
            <table:table-row>
              <table:table-cell office:value-type="float" office:value="13.5999999999999">
                <text:p>13.5999999999999</text:p>
              </table:table-cell>
              <table:table-cell office:value-type="float" office:value="0.0000671285361870666">
                <text:p>0.0000671285361870666</text:p>
              </table:table-cell>
            </table:table-row>
            <table:table-row>
              <table:table-cell office:value-type="float" office:value="13.7999999999999">
                <text:p>13.7999999999999</text:p>
              </table:table-cell>
              <table:table-cell office:value-type="float" office:value="0.0000566359888607426">
                <text:p>0.0000566359888607426</text:p>
              </table:table-cell>
            </table:table-row>
            <table:table-row>
              <table:table-cell office:value-type="float" office:value="13.9999999999999">
                <text:p>13.9999999999999</text:p>
              </table:table-cell>
              <table:table-cell office:value-type="float" office:value="0.0000476641977806835">
                <text:p>0.0000476641977806835</text:p>
              </table:table-cell>
            </table:table-row>
            <table:table-row>
              <table:table-cell office:value-type="float" office:value="14.1999999999999">
                <text:p>14.1999999999999</text:p>
              </table:table-cell>
              <table:table-cell office:value-type="float" office:value="0.0000400135033998827">
                <text:p>0.0000400135033998827</text:p>
              </table:table-cell>
            </table:table-row>
            <table:table-row>
              <table:table-cell office:value-type="float" office:value="14.3999999999999">
                <text:p>14.3999999999999</text:p>
              </table:table-cell>
              <table:table-cell office:value-type="float" office:value="0.0000335069854781045">
                <text:p>0.0000335069854781045</text:p>
              </table:table-cell>
            </table:table-row>
            <table:table-row>
              <table:table-cell office:value-type="float" office:value="14.5999999999999">
                <text:p>14.5999999999999</text:p>
              </table:table-cell>
              <table:table-cell office:value-type="float" office:value="0.0000279884357370363">
                <text:p>0.0000279884357370363</text:p>
              </table:table-cell>
            </table:table-row>
            <table:table-row>
              <table:table-cell office:value-type="float" office:value="14.7999999999999">
                <text:p>14.7999999999999</text:p>
              </table:table-cell>
              <table:table-cell office:value-type="float" office:value="0.000023320420943107">
                <text:p>0.000023320420943107</text:p>
              </table:table-cell>
            </table:table-row>
            <table:table-row>
              <table:table-cell office:value-type="float" office:value="14.9999999999999">
                <text:p>14.9999999999999</text:p>
              </table:table-cell>
              <table:table-cell office:value-type="float" office:value="0.0000193824482765947">
                <text:p>0.0000193824482765947</text:p>
              </table:table-cell>
            </table:table-row>
            <table:table-row>
              <table:table-cell office:value-type="float" office:value="15.1999999999999">
                <text:p>15.1999999999999</text:p>
              </table:table-cell>
              <table:table-cell office:value-type="float" office:value="0.0000160692412757291">
                <text:p>0.0000160692412757291</text:p>
              </table:table-cell>
            </table:table-row>
            <table:table-row>
              <table:table-cell office:value-type="float" office:value="15.3999999999999">
                <text:p>15.3999999999999</text:p>
              </table:table-cell>
              <table:table-cell office:value-type="float" office:value="0.0000132891315061112">
                <text:p>0.0000132891315061112</text:p>
              </table:table-cell>
            </table:table-row>
            <table:table-row>
              <table:table-cell office:value-type="float" office:value="15.5999999999999">
                <text:p>15.5999999999999</text:p>
              </table:table-cell>
              <table:table-cell office:value-type="float" office:value="0.0000109625684013848">
                <text:p>0.0000109625684013848</text:p>
              </table:table-cell>
            </table:table-row>
            <table:table-row>
              <table:table-cell office:value-type="float" office:value="15.7999999999999">
                <text:p>15.7999999999999</text:p>
              </table:table-cell>
              <table:table-cell office:value-type="float" office:value="0.00000902074741981895">
                <text:p>0.00000902074741981895</text:p>
              </table:table-cell>
            </table:table-row>
            <table:table-row>
              <table:table-cell office:value-type="float" office:value="15.9999999999999">
                <text:p>15.9999999999999</text:p>
              </table:table-cell>
              <table:table-cell office:value-type="float" office:value="0.00000740435476465073">
                <text:p>0.00000740435476465073</text:p>
              </table:table-cell>
            </table:table-row>
            <table:table-row>
              <table:table-cell office:value-type="float" office:value="16.1999999999999">
                <text:p>16.1999999999999</text:p>
              </table:table-cell>
              <table:table-cell office:value-type="float" office:value="0.00000606242535905466">
                <text:p>0.00000606242535905466</text:p>
              </table:table-cell>
            </table:table-row>
            <table:table-row>
              <table:table-cell office:value-type="float" office:value="16.3999999999999">
                <text:p>16.3999999999999</text:p>
              </table:table-cell>
              <table:table-cell office:value-type="float" office:value="0.00000495130956146284">
                <text:p>0.00000495130956146284</text:p>
              </table:table-cell>
            </table:table-row>
            <table:table-row>
              <table:table-cell office:value-type="float" office:value="16.5999999999999">
                <text:p>16.5999999999999</text:p>
              </table:table-cell>
              <table:table-cell office:value-type="float" office:value="0.00000403374318302951">
                <text:p>0.00000403374318302951</text:p>
              </table:table-cell>
            </table:table-row>
            <table:table-row>
              <table:table-cell office:value-type="float" office:value="16.7999999999999">
                <text:p>16.7999999999999</text:p>
              </table:table-cell>
              <table:table-cell office:value-type="float" office:value="0.00000327801471367017">
                <text:p>0.00000327801471367017</text:p>
              </table:table-cell>
            </table:table-row>
            <table:table-row>
              <table:table-cell office:value-type="float" office:value="16.9999999999999">
                <text:p>16.9999999999999</text:p>
              </table:table-cell>
              <table:table-cell office:value-type="float" office:value="0.00000265722324099826">
                <text:p>0.00000265722324099826</text:p>
              </table:table-cell>
            </table:table-row>
            <table:table-row>
              <table:table-cell office:value-type="float" office:value="17.1999999999999">
                <text:p>17.1999999999999</text:p>
              </table:table-cell>
              <table:table-cell office:value-type="float" office:value="0.00000214862030389895">
                <text:p>0.00000214862030389895</text:p>
              </table:table-cell>
            </table:table-row>
            <table:table-row>
              <table:table-cell office:value-type="float" office:value="17.3999999999999">
                <text:p>17.3999999999999</text:p>
              </table:table-cell>
              <table:table-cell office:value-type="float" office:value="0.00000173302887174209">
                <text:p>0.00000173302887174209</text:p>
              </table:table-cell>
            </table:table-row>
            <table:table-row>
              <table:table-cell office:value-type="float" office:value="17.5999999999999">
                <text:p>17.5999999999999</text:p>
              </table:table-cell>
              <table:table-cell office:value-type="float" office:value="0.00000139433269152889">
                <text:p>0.00000139433269152889</text:p>
              </table:table-cell>
            </table:table-row>
            <table:table-row>
              <table:table-cell office:value-type="float" office:value="17.7999999999999">
                <text:p>17.7999999999999</text:p>
              </table:table-cell>
              <table:table-cell office:value-type="float" office:value="0.00000111902943777942">
                <text:p>0.00000111902943777942</text:p>
              </table:table-cell>
            </table:table-row>
            <table:table-row>
              <table:table-cell office:value-type="float" office:value="17.9999999999999">
                <text:p>17.9999999999999</text:p>
              </table:table-cell>
              <table:table-cell office:value-type="float" office:value="0.000000895841345216475">
                <text:p>0.000000895841345216475</text:p>
              </table:table-cell>
            </table:table-row>
            <table:table-row>
              <table:table-cell office:value-type="float" office:value="18.1999999999999">
                <text:p>18.1999999999999</text:p>
              </table:table-cell>
              <table:table-cell office:value-type="float" office:value="0.000000715377345028578">
                <text:p>0.000000715377345028578</text:p>
              </table:table-cell>
            </table:table-row>
            <table:table-row>
              <table:table-cell office:value-type="float" office:value="18.3999999999999">
                <text:p>18.3999999999999</text:p>
              </table:table-cell>
              <table:table-cell office:value-type="float" office:value="0.000000569841077213695">
                <text:p>0.000000569841077213695</text:p>
              </table:table-cell>
            </table:table-row>
            <table:table-row>
              <table:table-cell office:value-type="float" office:value="18.5999999999999">
                <text:p>18.5999999999999</text:p>
              </table:table-cell>
              <table:table-cell office:value-type="float" office:value="0.000000452779558068883">
                <text:p>0.000000452779558068883</text:p>
              </table:table-cell>
            </table:table-row>
            <table:table-row>
              <table:table-cell office:value-type="float" office:value="18.7999999999999">
                <text:p>18.7999999999999</text:p>
              </table:table-cell>
              <table:table-cell office:value-type="float" office:value="0.000000358867690453124">
                <text:p>0.000000358867690453124</text:p>
              </table:table-cell>
            </table:table-row>
            <table:table-row>
              <table:table-cell office:value-type="float" office:value="18.9999999999999">
                <text:p>18.9999999999999</text:p>
              </table:table-cell>
              <table:table-cell office:value-type="float" office:value="0.000000283724211458392">
                <text:p>0.000000283724211458392</text:p>
              </table:table-cell>
            </table:table-row>
            <table:table-row>
              <table:table-cell office:value-type="float" office:value="19.1999999999999">
                <text:p>19.1999999999999</text:p>
              </table:table-cell>
              <table:table-cell office:value-type="float" office:value="0.000000223755090567046">
                <text:p>0.000000223755090567046</text:p>
              </table:table-cell>
            </table:table-row>
            <table:table-row>
              <table:table-cell office:value-type="float" office:value="19.3999999999999">
                <text:p>19.3999999999999</text:p>
              </table:table-cell>
              <table:table-cell office:value-type="float" office:value="0.000000176020779951713">
                <text:p>0.000000176020779951713</text:p>
              </table:table-cell>
            </table:table-row>
            <table:table-row>
              <table:table-cell office:value-type="float" office:value="19.5999999999999">
                <text:p>19.5999999999999</text:p>
              </table:table-cell>
              <table:table-cell office:value-type="float" office:value="0.000000138124095383496">
                <text:p>0.000000138124095383496</text:p>
              </table:table-cell>
            </table:table-row>
            <table:table-row>
              <table:table-cell office:value-type="float" office:value="19.7999999999999">
                <text:p>19.7999999999999</text:p>
              </table:table-cell>
              <table:table-cell office:value-type="float" office:value="0.000000108115868702185">
                <text:p>0.000000108115868702185</text:p>
              </table:table-cell>
            </table:table-row>
            <table:table-row>
              <table:table-cell office:value-type="float" office:value="19.9999999999999">
                <text:p>19.9999999999999</text:p>
              </table:table-cell>
              <table:table-cell office:value-type="float" office:value="0.0000000844158360990832">
                <text:p>0.00000008441583609908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6">
      <number:number number:decimal-places="5" loext:min-decimal-places="5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terpolation="cubic-spline" chart:include-hidden-cells="false" chart:treat-empty-cells="leave-gap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text-properties fo:color="#000000" fo:font-family="'Times New Roman'" fo:font-size="10pt" style:font-size-asian="10pt" style:font-family-complex="'Times New Roman'" style:font-size-complex="10pt"/>
    </style:style>
    <style:style style:name="ch4" style:family="chart">
      <style:chart-properties style:rotation-angle="0"/>
      <style:text-properties fo:color="#000000" fo:font-family="'Times New Roman'" fo:font-size="12pt" fo:font-style="italic" fo:font-weight="bold" style:font-size-asian="12pt" style:font-style-asian="italic" style:font-weight-asian="bold" style:font-family-complex="'Times New Roman'" style:font-size-complex="12pt" style:font-style-complex="italic" style:font-weight-complex="bold"/>
    </style:style>
    <style:style style:name="ch5" style:family="chart" style:data-style-name="N136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1" chart:tick-mark-position="at-axis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family="'Times New Roman'" fo:font-size="12pt" fo:font-weight="bold" style:font-size-asian="12pt" style:font-weight-asian="bold" style:font-family-complex="'Times New Roman'" style:font-size-complex="12pt" style:font-weight-complex="bold"/>
    </style:style>
    <style:style style:name="ch7" style:family="chart" style:data-style-name="N136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7.557cm" svg:height="10.293cm" xlink:href=".." xlink:type="simple" chart:class="chart:line" chart:style-name="ch1">
        <chart:plot-area chart:style-name="ch2" table:cell-range-address="Weibull.M2:Weibull.M103 Weibull.O3:Weibull.O103" chart:data-source-has-labels="column" svg:x="1.057cm" svg:y="0.395cm" svg:width="15.462cm" svg:height="8.782cm">
          <chartooo:coordinate-region svg:x="1.648cm" svg:y="0.395cm" svg:width="14.73cm" svg:height="7.802cm"/>
          <chart:axis chart:dimension="x" chart:name="primary-x" chart:style-name="ch3" chartooo:axis-type="auto">
            <chartooo:date-scale/>
            <chart:title svg:x="16.575cm" svg:y="7.601cm" chart:style-name="ch4">
              <text:p>x</text:p>
            </chart:title>
            <chart:categories table:cell-range-address="Weibull.M2:Weibull.M103"/>
          </chart:axis>
          <chart:axis chart:dimension="y" chart:name="primary-y" chart:style-name="ch5">
            <chart:title svg:x="0.512cm" svg:y="0.212cm" chart:style-name="ch6">
              <text:p>PDF</text:p>
            </chart:title>
          </chart:axis>
          <chart:series chart:style-name="ch7" chart:values-cell-range-address="Weibull.O3:Weibull.O103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Weibull.M2:Weibull.M103</svg:desc>
                </draw:g>
              </table:table-cell>
              <table:table-cell office:value-type="float" office:value="0.00159872068239364">
                <text:p>0.00159872068239364</text:p>
                <draw:g>
                  <svg:desc>Weibull.O3:Weibull.O103</svg:desc>
                </draw:g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0478084293845738">
                <text:p>0.0047808429384573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0791725225670603">
                <text:p>0.0079172522567060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10978282520649">
                <text:p>0.010978282520649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0139354624494707">
                <text:p>0.013935462449470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167619562344875">
                <text:p>0.016761956234487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19432968157625">
                <text:p>0.01943296815762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0219261026792686">
                <text:p>0.0219261026792686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0242216727310107">
                <text:p>0.0242216727310107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02630295038372">
                <text:p>0.0263029503837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281563556345081">
                <text:p>0.028156355634508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0297715807151565">
                <text:p>0.029771580715156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0311416490152105">
                <text:p>0.031141649015210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0322629093813322">
                <text:p>0.032262909381332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0331349681489729">
                <text:p>0.033134968148972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337605627355575">
                <text:p>0.033760562735557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0341453819344705">
                <text:p>0.034145381934470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0342978391617333">
                <text:p>0.034297839161733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0342288057960349">
                <text:p>0.034228805796034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0339513124001863">
                <text:p>0.033951312400186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334802260097025">
                <text:p>0.033480226009702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0328319118225125">
                <text:p>0.032831911822512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0320238875317607">
                <text:p>0.032023887531760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0310744782278682">
                <text:p>0.031074478227868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0300024792797624">
                <text:p>0.030002479279762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88268339170001">
                <text:p>0.0288268339170001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.027566331407035">
                <text:p>0.02756633140703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026239330790102">
                <text:p>0.02623933079010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0248635141342761">
                <text:p>0.0248635141342761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0.0234556722409074">
                <text:p>0.023455672240907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220315246999163">
                <text:p>0.0220315246999163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0.0206055751967172">
                <text:p>0.0206055751967172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0.0191910020353747">
                <text:p>0.0191910020353747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0.0177995829893097">
                <text:p>0.0177995829893097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0.0164416528397586">
                <text:p>0.016441652839758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0151260913266171">
                <text:p>0.0151260913266171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0.0138603387243997">
                <text:p>0.0138603387243997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0.012650435871165">
                <text:p>0.01265043587116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0.0115010852190708">
                <text:p>0.0115010852190708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0.0104157293364926">
                <text:p>0.010415729336492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00939664326459033">
                <text:p>0.00939664326459033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0.00844503720440626">
                <text:p>0.00844503720440626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0.00756116617049774">
                <text:p>0.00756116617049774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0.00674444347894454">
                <text:p>0.00674444347894454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0.00599355522587375">
                <text:p>0.0059935552258737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530657324196404">
                <text:p>0.00530657324196404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0.00468106436380611">
                <text:p>0.00468106436380611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0.00411419423065818">
                <text:p>0.00411419423065818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0.00360282418247837">
                <text:p>0.00360282418247837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0.00314360019134619">
                <text:p>0.003143600191346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73303309439965">
                <text:p>0.00273303309439965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0.00236756970509966">
                <text:p>0.00236756970509966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0.002043654655704">
                <text:p>0.002043654655704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00175778306382923">
                <text:p>0.00175778306382923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00150654431810815">
                <text:p>0.0015065443181081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128665744191336">
                <text:p>0.0012866574419133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0.00109499862087614">
                <text:p>0.00109499862087614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0.000928621571526067">
                <text:p>0.000928621571526067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0.000784771487633673">
                <text:p>0.000784771487633673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0.000660893331199786">
                <text:p>0.00066089333119978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0554635240300416">
                <text:p>0.000554635240300416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0.000463847810158513">
                <text:p>0.000463847810158513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0.00038657997085767">
                <text:p>0.00038657997085767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0.000321072138935286">
                <text:p>0.000321072138935286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0.000265747264287963">
                <text:p>0.00026574726428796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00219200331723846">
                <text:p>0.000219200331723846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0.000180186811001515">
                <text:p>0.000180186811001515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0.000147610482810867">
                <text:p>0.000147610482810867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0.000120511002969281">
                <text:p>0.000120511002969281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0.0000980515047439567">
                <text:p>0.000098051504743956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0079506480964886">
                <text:p>0.000079506480964886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0.00006425013432243">
                <text:p>0.00006425013432243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0.0000517453365062037">
                <text:p>0.0000517453365062037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0.0000415332949434966">
                <text:p>0.0000415332949434966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0.0000332239898314102">
                <text:p>0.00003322398983141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264874138146132">
                <text:p>0.0000264874138146132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0.0000210456217125676">
                <text:p>0.0000210456217125676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0.0000166655777502633">
                <text:p>0.0000166655777502633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0.0000131527723179481">
                <text:p>0.0000131527723179481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0.0000103455688496013">
                <text:p>0.000010345568849601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000811023344504669">
                <text:p>0.00000811023344504669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0.00000633659482984772">
                <text:p>0.00000633659482984772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0.00000493427966330451">
                <text:p>0.00000493427966330451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0.00000382946757593317">
                <text:p>0.00000382946757593317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0.00000296211125438983">
                <text:p>0.00000296211125438983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0000228356898046567">
                <text:p>0.00000228356898046567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0.00000175459996987204">
                <text:p>0.00000175459996987204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0.0000013436763702801">
                <text:p>0.0000013436763702801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0.00000102556960479561">
                <text:p>0.00000102556960479561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0.000000780172747738561">
                <text:p>0.00000078017274773856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0000591524608406502">
                <text:p>0.000000591524608406502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0.000000447005076620322">
                <text:p>0.000000447005076620322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0.000000336674981005203">
                <text:p>0.000000336674981005203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0.000000252737159200933">
                <text:p>0.000000252737159200933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0.00000018909859444971">
                <text:p>0.0000001890985944497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000000141016358035095">
                <text:p>0.00000014101635803509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0.000000104812647894192">
                <text:p>0.000000104812647894192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0.0000000776464988971881">
                <text:p>0.0000000776464988971881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0.0000000573317241459037">
                <text:p>0.0000000573317241459037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0.0000000421923765925314">
                <text:p>0.00000004219237659253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309485090888018">
                <text:p>0.00000003094850908880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number number:decimal-places="5" loext:min-decimal-places="5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'Times New Roman'" fo:font-size="10pt" style:font-size-asian="10pt" style:font-family-complex="'Times New Roman'" style:font-size-complex="10pt"/>
    </style:style>
    <style:style style:name="ch4" style:family="chart">
      <style:chart-properties style:rotation-angle="0"/>
      <style:text-properties fo:color="#000000" fo:font-family="'Times New Roman'" fo:font-size="12pt" fo:font-style="italic" fo:font-weight="bold" style:font-size-asian="12pt" style:font-style-asian="italic" style:font-weight-asian="bold" style:font-family-complex="'Times New Roman'" style:font-size-complex="12pt" style:font-style-complex="italic" style:font-weight-complex="bold"/>
    </style:style>
    <style:style style:name="ch5" style:family="chart" style:data-style-name="N136">
      <style:chart-properties chart:display-label="false" chart:tick-marks-major-inner="false" chart:tick-marks-major-outer="false" chart:logarithmic="false" chart:gap-width="150" chart:reverse-direction="false" text:line-break="false" loext:try-staggering-first="false" chart:link-data-style-to-source="true" chart:axis-position="1" chart:tick-mark-position="at-axis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family="'Times New Roman'" fo:font-size="12pt" fo:font-weight="bold" style:font-size-asian="12pt" style:font-weight-asian="bold" style:font-family-complex="'Times New Roman'" style:font-size-complex="12pt" style:font-weight-complex="bold"/>
    </style:style>
    <style:style style:name="ch7" style:family="chart" style:data-style-name="N136">
      <style:chart-properties chart:link-data-style-to-source="true"/>
      <style:graphic-properties svg:stroke-width="0.035cm" draw:fill-color="#c0c0c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0.436cm" svg:height="7.728cm" xlink:href=".." xlink:type="simple" chart:class="chart:bar" chart:style-name="ch1">
        <chart:plot-area chart:style-name="ch2" table:cell-range-address="Binomial.M2:Binomial.N33" chart:data-source-has-labels="column" svg:x="1.04cm" svg:y="0.395cm" svg:width="18.811cm" svg:height="6.482cm">
          <chartooo:coordinate-region svg:x="1.04cm" svg:y="0.395cm" svg:width="18.811cm" svg:height="5.835cm"/>
          <chart:axis chart:dimension="x" chart:name="primary-x" chart:style-name="ch3" chartooo:axis-type="auto">
            <chartooo:date-scale/>
            <chart:title svg:x="19.867cm" svg:y="5.54cm" chart:style-name="ch4">
              <text:p>x</text:p>
            </chart:title>
            <chart:categories table:cell-range-address="Binomial.M2:Binomial.M33"/>
          </chart:axis>
          <chart:axis chart:dimension="y" chart:name="primary-y" chart:style-name="ch5">
            <chart:title svg:x="0.132cm" svg:y="0.132cm" chart:style-name="ch6">
              <text:p>Prob.</text:p>
            </chart:title>
          </chart:axis>
          <chart:series chart:style-name="ch7" chart:values-cell-range-address="Binomial.N2:Binomial.N3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Binomial.M2:Binomial.M33</svg:desc>
                </draw:g>
              </table:table-cell>
              <table:table-cell office:value-type="float" office:value="NaN">
                <text:p>NaN</text:p>
                <draw:g>
                  <svg:desc>Binomial.N2:Binomial.N3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486784401">
                <text:p>0.34867844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87420489">
                <text:p>0.3874204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937102445">
                <text:p>0.19371024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7395628">
                <text:p>0.0573956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160261">
                <text:p>0.0111602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4880348">
                <text:p>0.00148803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137781">
                <text:p>0.0001377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8748">
                <text:p>0.0000087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3645">
                <text:p>0.00000036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009">
                <text:p>0.0000000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01">
                <text:p>0.00000000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number number:decimal-places="5" loext:min-decimal-places="5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'Times New Roman'" fo:font-size="10pt" style:font-size-asian="10pt" style:font-family-complex="'Times New Roman'" style:font-size-complex="10pt"/>
    </style:style>
    <style:style style:name="ch4" style:family="chart">
      <style:chart-properties style:rotation-angle="0"/>
      <style:text-properties fo:color="#000000" fo:font-family="'Times New Roman'" fo:font-size="12pt" fo:font-style="italic" fo:font-weight="bold" style:font-size-asian="12pt" style:font-style-asian="italic" style:font-weight-asian="bold" style:font-family-complex="'Times New Roman'" style:font-size-complex="12pt" style:font-style-complex="italic" style:font-weight-complex="bold"/>
    </style:style>
    <style:style style:name="ch5" style:family="chart" style:data-style-name="N136">
      <style:chart-properties chart:display-label="false" chart:tick-marks-major-inner="false" chart:tick-marks-major-outer="false" chart:logarithmic="false" chart:gap-width="150" chart:reverse-direction="false" text:line-break="false" loext:try-staggering-first="false" chart:link-data-style-to-source="true" chart:axis-position="1" chart:tick-mark-position="at-axis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family="'Times New Roman'" fo:font-size="12pt" fo:font-weight="bold" style:font-size-asian="12pt" style:font-weight-asian="bold" style:font-family-complex="'Times New Roman'" style:font-size-complex="12pt" style:font-weight-complex="bold"/>
    </style:style>
    <style:style style:name="ch7" style:family="chart" style:data-style-name="N136">
      <style:chart-properties chart:link-data-style-to-source="true"/>
      <style:graphic-properties svg:stroke-width="0.035cm" draw:fill-color="#c0c0c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9.056cm" svg:height="7.753cm" xlink:href=".." xlink:type="simple" chart:class="chart:bar" chart:style-name="ch1">
        <chart:plot-area chart:style-name="ch2" table:cell-range-address="Poisson.M2:Poisson.N33" chart:data-source-has-labels="column" svg:x="1.654cm" svg:y="0.396cm" svg:width="16.838cm" svg:height="6.513cm">
          <chartooo:coordinate-region svg:x="1.654cm" svg:y="0.396cm" svg:width="16.838cm" svg:height="5.866cm"/>
          <chart:axis chart:dimension="x" chart:name="primary-x" chart:style-name="ch3" chartooo:axis-type="auto">
            <chartooo:date-scale/>
            <chart:title svg:x="18.456cm" svg:y="5.563cm" chart:style-name="ch4">
              <text:p>x</text:p>
            </chart:title>
            <chart:categories table:cell-range-address="Poisson.M2:Poisson.M33"/>
          </chart:axis>
          <chart:axis chart:dimension="y" chart:name="primary-y" chart:style-name="ch5">
            <chart:title svg:x="0.545cm" svg:y="0.211cm" chart:style-name="ch6">
              <text:p>Prob.</text:p>
            </chart:title>
          </chart:axis>
          <chart:series chart:style-name="ch7" chart:values-cell-range-address="Poisson.N2:Poisson.N33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Poisson.M2:Poisson.M33</svg:desc>
                </draw:g>
              </table:table-cell>
              <table:table-cell office:value-type="float" office:value="NaN">
                <text:p>NaN</text:p>
                <draw:g>
                  <svg:desc>Poisson.N2:Poisson.N3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70670566473225">
                <text:p>0.2706705664732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70670566473225">
                <text:p>0.2706705664732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0447044315484">
                <text:p>0.1804470443154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02235221577418">
                <text:p>0.09022352215774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60894088630967">
                <text:p>0.03608940886309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20298029543656">
                <text:p>0.01202980295436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43708655839016">
                <text:p>0.003437086558390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859271639597541">
                <text:p>0.0008592716395975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190949253243898">
                <text:p>0.0001909492532438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381898506487796">
                <text:p>0.00003818985064877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694360920886902">
                <text:p>0.000006943609208869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115726820147817">
                <text:p>0.000001157268201478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178041261765872">
                <text:p>0.0000001780412617658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0254344659665532">
                <text:p>0.00000002543446596655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00339126212887376">
                <text:p>0.000000003391262128873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00042390776610922">
                <text:p>0.000000000423907766109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0000498715018952023">
                <text:p>0.00000000004987150189520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00000554127798835581">
                <text:p>0.000000000005541277988355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000000583292419826927">
                <text:p>0.0000000000005832924198269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0000000583292419826927">
                <text:p>0.000000000000058329241982692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5516590311359E-015">
                <text:p>5.55516590311359E-0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05015082101236E-016">
                <text:p>5.05015082101236E-0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.39143549653249E-017">
                <text:p>4.39143549653249E-01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65952958044374E-018">
                <text:p>3.65952958044374E-0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92762366435499E-019">
                <text:p>2.92762366435499E-0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25201820334999E-020">
                <text:p>2.25201820334999E-02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66816163211111E-021">
                <text:p>1.66816163211111E-0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1915440229365E-022">
                <text:p>1.1915440229365E-0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17544985769E-024">
                <text:p>8.217544985769E-0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478363323846E-025">
                <text:p>5.478363323846E-0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